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tkinson Hyperlegible Next" style:font-name-complex="Atkinson Hyperlegible Next"/>
    </style:style>
    <style:style style:name="P2" style:family="paragraph" style:parent-style-name="Horizontal_20_Line">
      <style:text-properties style:font-name="Atkinson Hyperlegible Next" style:font-name-complex="Atkinson Hyperlegible Next"/>
    </style:style>
    <style:style style:name="P3" style:family="paragraph" style:parent-style-name="Standard">
      <style:paragraph-properties fo:margin-top="0in" fo:margin-bottom="0.1965in"/>
      <style:text-properties style:font-name="Atkinson Hyperlegible Next" style:font-name-complex="Atkinson Hyperlegible Next"/>
    </style:style>
    <style:style style:name="P4" style:family="paragraph" style:parent-style-name="Text_20_body" style:list-style-name="L12"/>
    <style:style style:name="P5" style:family="paragraph" style:parent-style-name="Text_20_body" style:list-style-name="L13"/>
    <style:style style:name="P6" style:family="paragraph" style:parent-style-name="Text_20_body" style:list-style-name="L14"/>
    <style:style style:name="P7" style:family="paragraph" style:parent-style-name="Text_20_body" style:list-style-name="L15"/>
    <style:style style:name="P8" style:family="paragraph" style:parent-style-name="Text_20_body" style:list-style-name="L16"/>
    <style:style style:name="P9" style:family="paragraph" style:parent-style-name="Text_20_body" style:list-style-name="L17"/>
    <style:style style:name="P10" style:family="paragraph" style:parent-style-name="Text_20_body" style:list-style-name="L18"/>
    <style:style style:name="P11" style:family="paragraph" style:parent-style-name="Text_20_body" style:list-style-name="L19"/>
    <style:style style:name="P12" style:family="paragraph" style:parent-style-name="Text_20_body" style:list-style-name="L20"/>
    <style:style style:name="P13" style:family="paragraph" style:parent-style-name="Text_20_body" style:list-style-name="L21"/>
    <style:style style:name="P14" style:family="paragraph" style:parent-style-name="Text_20_body" style:list-style-name="L22"/>
    <style:style style:name="P15" style:family="paragraph" style:parent-style-name="Text_20_body" style:list-style-name="L23"/>
    <style:style style:name="P16" style:family="paragraph" style:parent-style-name="Text_20_body" style:list-style-name="L24"/>
    <style:style style:name="P17" style:family="paragraph" style:parent-style-name="Text_20_body" style:list-style-name="L25"/>
    <style:style style:name="P18" style:family="paragraph" style:parent-style-name="Text_20_body" style:list-style-name="L26"/>
    <style:style style:name="P19" style:family="paragraph" style:parent-style-name="Text_20_body" style:list-style-name="L27"/>
    <style:style style:name="P20" style:family="paragraph" style:parent-style-name="Text_20_body" style:list-style-name="L28"/>
    <style:style style:name="P21" style:family="paragraph" style:parent-style-name="Text_20_body" style:list-style-name="L29"/>
    <style:style style:name="P22" style:family="paragraph" style:parent-style-name="Text_20_body" style:list-style-name="L30"/>
    <style:style style:name="P23" style:family="paragraph" style:parent-style-name="Text_20_body" style:list-style-name="L31"/>
    <style:style style:name="P24" style:family="paragraph" style:parent-style-name="Text_20_body" style:list-style-name="L32"/>
    <style:style style:name="P25" style:family="paragraph" style:parent-style-name="Text_20_body" style:list-style-name="L33"/>
    <style:style style:name="P26" style:family="paragraph" style:parent-style-name="Text_20_body" style:list-style-name="L34"/>
    <style:style style:name="P27" style:family="paragraph" style:parent-style-name="Text_20_body" style:list-style-name="L35"/>
    <style:style style:name="P28" style:family="paragraph" style:parent-style-name="Text_20_body" style:list-style-name="L36"/>
    <style:style style:name="P29" style:family="paragraph" style:parent-style-name="Text_20_body" style:list-style-name="L37"/>
    <style:style style:name="P30" style:family="paragraph" style:parent-style-name="Text_20_body" style:list-style-name="L38"/>
    <style:style style:name="P31" style:family="paragraph" style:parent-style-name="Text_20_body" style:list-style-name="L39"/>
    <style:style style:name="P32" style:family="paragraph" style:parent-style-name="Text_20_body" style:list-style-name="L40"/>
    <style:style style:name="P33" style:family="paragraph" style:parent-style-name="Text_20_body" style:list-style-name="L41"/>
    <style:style style:name="P34" style:family="paragraph" style:parent-style-name="Text_20_body" style:list-style-name="L42"/>
    <style:style style:name="P35" style:family="paragraph" style:parent-style-name="Text_20_body" style:list-style-name="L43"/>
    <style:style style:name="P36" style:family="paragraph" style:parent-style-name="Text_20_body" style:list-style-name="L44"/>
    <style:style style:name="P37" style:family="paragraph" style:parent-style-name="Text_20_body" style:list-style-name="L45"/>
    <style:style style:name="P38" style:family="paragraph" style:parent-style-name="Text_20_body" style:list-style-name="L46"/>
    <style:style style:name="P39" style:family="paragraph" style:parent-style-name="Text_20_body" style:list-style-name="L47"/>
    <style:style style:name="P40" style:family="paragraph" style:parent-style-name="Text_20_body" style:list-style-name="L48"/>
    <style:style style:name="P41" style:family="paragraph" style:parent-style-name="Text_20_body" style:list-style-name="L49"/>
    <style:style style:name="P42" style:family="paragraph" style:parent-style-name="Text_20_body" style:list-style-name="L50"/>
    <style:style style:name="P43" style:family="paragraph" style:parent-style-name="Text_20_body" style:list-style-name="L51"/>
    <style:style style:name="P44" style:family="paragraph" style:parent-style-name="Text_20_body" style:list-style-name="L53"/>
    <style:style style:name="P45" style:family="paragraph" style:parent-style-name="Text_20_body" style:list-style-name="L54"/>
    <style:style style:name="P46" style:family="paragraph" style:parent-style-name="Text_20_body" style:list-style-name="L55"/>
    <style:style style:name="P47" style:family="paragraph" style:parent-style-name="Text_20_body" style:list-style-name="L57"/>
    <style:style style:name="P48" style:family="paragraph" style:parent-style-name="Text_20_body" style:list-style-name="L59"/>
    <style:style style:name="P49" style:family="paragraph" style:parent-style-name="Text_20_body" style:list-style-name="L60"/>
    <style:style style:name="P50" style:family="paragraph" style:parent-style-name="Text_20_body" style:list-style-name="L61"/>
    <style:style style:name="P51" style:family="paragraph" style:parent-style-name="Text_20_body" style:list-style-name="L62"/>
    <style:style style:name="P52" style:family="paragraph" style:parent-style-name="Text_20_body" style:list-style-name="L63"/>
    <style:style style:name="P53" style:family="paragraph" style:parent-style-name="Text_20_body" style:list-style-name="L64"/>
    <style:style style:name="P54" style:family="paragraph" style:parent-style-name="Text_20_body" style:list-style-name="L65"/>
    <style:style style:name="P55" style:family="paragraph" style:parent-style-name="Text_20_body" style:list-style-name="L66"/>
    <style:style style:name="P56" style:family="paragraph" style:parent-style-name="Text_20_body" style:list-style-name="L67"/>
    <style:style style:name="P57" style:family="paragraph" style:parent-style-name="Text_20_body" style:list-style-name="L68"/>
    <style:style style:name="P58" style:family="paragraph" style:parent-style-name="Text_20_body" style:list-style-name="L69"/>
    <style:style style:name="P59" style:family="paragraph" style:parent-style-name="Text_20_body" style:list-style-name="L70"/>
    <style:style style:name="P60" style:family="paragraph" style:parent-style-name="Text_20_body" style:list-style-name="L71"/>
    <style:style style:name="P61" style:family="paragraph" style:parent-style-name="Text_20_body" style:list-style-name="L73"/>
    <style:style style:name="P62" style:family="paragraph" style:parent-style-name="Text_20_body" style:list-style-name="L74"/>
    <style:style style:name="P63" style:family="paragraph" style:parent-style-name="Text_20_body" style:list-style-name="L75"/>
    <style:style style:name="P64" style:family="paragraph" style:parent-style-name="Text_20_body" style:list-style-name="L76"/>
    <style:style style:name="P65" style:family="paragraph" style:parent-style-name="Text_20_body" style:list-style-name="L77"/>
    <style:style style:name="P66" style:family="paragraph" style:parent-style-name="Text_20_body" style:list-style-name="L78"/>
    <style:style style:name="P67" style:family="paragraph" style:parent-style-name="Text_20_body" style:list-style-name="L79"/>
    <style:style style:name="P68" style:family="paragraph" style:parent-style-name="Text_20_body" style:list-style-name="L80"/>
    <style:style style:name="P69" style:family="paragraph" style:parent-style-name="Text_20_body" style:list-style-name="L81"/>
    <style:style style:name="P70" style:family="paragraph" style:parent-style-name="Text_20_body" style:list-style-name="L82"/>
    <style:style style:name="P71" style:family="paragraph" style:parent-style-name="Text_20_body" style:list-style-name="L83"/>
    <style:style style:name="P72" style:family="paragraph" style:parent-style-name="Text_20_body" style:list-style-name="L84"/>
    <style:style style:name="P73" style:family="paragraph" style:parent-style-name="Text_20_body" style:list-style-name="L86"/>
    <style:style style:name="P74" style:family="paragraph" style:parent-style-name="Text_20_body" style:list-style-name="L87"/>
    <style:style style:name="P75" style:family="paragraph" style:parent-style-name="Text_20_body" style:list-style-name="L88"/>
    <style:style style:name="P76" style:family="paragraph" style:parent-style-name="Text_20_body" style:list-style-name="L89"/>
    <style:style style:name="P77" style:family="paragraph" style:parent-style-name="Text_20_body" style:list-style-name="L90"/>
    <style:style style:name="P78" style:family="paragraph" style:parent-style-name="Text_20_body" style:list-style-name="L91"/>
    <style:style style:name="P79" style:family="paragraph" style:parent-style-name="Text_20_body" style:list-style-name="L92"/>
    <style:style style:name="P80" style:family="paragraph" style:parent-style-name="Text_20_body" style:list-style-name="L93"/>
    <style:style style:name="P81" style:family="paragraph" style:parent-style-name="Text_20_body" style:list-style-name="L94"/>
    <style:style style:name="P82" style:family="paragraph" style:parent-style-name="Text_20_body" style:list-style-name="L95"/>
    <style:style style:name="P83" style:family="paragraph" style:parent-style-name="Text_20_body" style:list-style-name="L97"/>
    <style:style style:name="P84" style:family="paragraph" style:parent-style-name="Text_20_body" style:list-style-name="L98"/>
    <style:style style:name="P85" style:family="paragraph" style:parent-style-name="Text_20_body" style:list-style-name="L99"/>
    <style:style style:name="P86" style:family="paragraph" style:parent-style-name="Text_20_body" style:list-style-name="L100"/>
    <style:style style:name="P87" style:family="paragraph" style:parent-style-name="Text_20_body" style:list-style-name="L101"/>
    <style:style style:name="P88" style:family="paragraph" style:parent-style-name="Text_20_body" style:list-style-name="L102"/>
    <style:style style:name="P89" style:family="paragraph" style:parent-style-name="Text_20_body" style:list-style-name="L103"/>
    <style:style style:name="P90" style:family="paragraph" style:parent-style-name="Text_20_body" style:list-style-name="L104"/>
    <style:style style:name="P91" style:family="paragraph" style:parent-style-name="Text_20_body" style:list-style-name="L105"/>
    <style:style style:name="P92" style:family="paragraph" style:parent-style-name="Text_20_body" style:list-style-name="L106"/>
    <style:style style:name="P93" style:family="paragraph" style:parent-style-name="Text_20_body" style:list-style-name="L109"/>
    <style:style style:name="P94" style:family="paragraph" style:parent-style-name="Text_20_body" style:list-style-name="L110"/>
    <style:style style:name="P95" style:family="paragraph" style:parent-style-name="Text_20_body" style:list-style-name="L111"/>
    <style:style style:name="P96" style:family="paragraph" style:parent-style-name="Text_20_body" style:list-style-name="L112"/>
    <style:style style:name="P97" style:family="paragraph" style:parent-style-name="Text_20_body" style:list-style-name="L113"/>
    <style:style style:name="P98" style:family="paragraph" style:parent-style-name="Text_20_body" style:list-style-name="L114"/>
    <style:style style:name="P99" style:family="paragraph" style:parent-style-name="Text_20_body" style:list-style-name="L115"/>
    <style:style style:name="P100" style:family="paragraph" style:parent-style-name="Text_20_body" style:list-style-name="L116"/>
    <style:style style:name="P101" style:family="paragraph" style:parent-style-name="Text_20_body" style:list-style-name="L117"/>
    <style:style style:name="P102" style:family="paragraph" style:parent-style-name="Text_20_body" style:list-style-name="L118"/>
    <style:style style:name="P103" style:family="paragraph" style:parent-style-name="Text_20_body" style:list-style-name="L119"/>
    <style:style style:name="P104" style:family="paragraph" style:parent-style-name="Text_20_body" style:list-style-name="L120"/>
    <style:style style:name="P105" style:family="paragraph" style:parent-style-name="Text_20_body" style:list-style-name="L122"/>
    <style:style style:name="P106" style:family="paragraph" style:parent-style-name="Text_20_body" style:list-style-name="L123"/>
    <style:style style:name="P107" style:family="paragraph" style:parent-style-name="Text_20_body" style:list-style-name="L124"/>
    <style:style style:name="P108" style:family="paragraph" style:parent-style-name="Text_20_body" style:list-style-name="L125"/>
    <style:style style:name="P109" style:family="paragraph" style:parent-style-name="Text_20_body" style:list-style-name="L126"/>
    <style:style style:name="P110" style:family="paragraph" style:parent-style-name="Text_20_body" style:list-style-name="L127"/>
    <style:style style:name="P111" style:family="paragraph" style:parent-style-name="Text_20_body" style:list-style-name="L128"/>
    <style:style style:name="P112" style:family="paragraph" style:parent-style-name="Text_20_body" style:list-style-name="L129"/>
    <style:style style:name="P113" style:family="paragraph" style:parent-style-name="Text_20_body" style:list-style-name="L134"/>
    <style:style style:name="P114" style:family="paragraph" style:parent-style-name="Text_20_body" style:list-style-name="L135"/>
    <style:style style:name="P115" style:family="paragraph" style:parent-style-name="Text_20_body" style:list-style-name="L137"/>
    <style:style style:name="P116" style:family="paragraph" style:parent-style-name="Text_20_body">
      <style:text-properties style:font-name="Atkinson Hyperlegible Next" style:font-name-complex="Atkinson Hyperlegible Next"/>
    </style:style>
    <style:style style:name="P117" style:family="paragraph" style:parent-style-name="Text_20_body" style:list-style-name="L1">
      <style:text-properties style:font-name="Atkinson Hyperlegible Next" style:font-name-complex="Atkinson Hyperlegible Next"/>
    </style:style>
    <style:style style:name="P118" style:family="paragraph" style:parent-style-name="Text_20_body" style:list-style-name="L2">
      <style:text-properties style:font-name="Atkinson Hyperlegible Next" style:font-name-complex="Atkinson Hyperlegible Next"/>
    </style:style>
    <style:style style:name="P119" style:family="paragraph" style:parent-style-name="Text_20_body" style:list-style-name="L3">
      <style:text-properties style:font-name="Atkinson Hyperlegible Next" style:font-name-complex="Atkinson Hyperlegible Next"/>
    </style:style>
    <style:style style:name="P120" style:family="paragraph" style:parent-style-name="Text_20_body" style:list-style-name="L4">
      <style:text-properties style:font-name="Atkinson Hyperlegible Next" style:font-name-complex="Atkinson Hyperlegible Next"/>
    </style:style>
    <style:style style:name="P121" style:family="paragraph" style:parent-style-name="Text_20_body" style:list-style-name="L5">
      <style:text-properties style:font-name="Atkinson Hyperlegible Next" style:font-name-complex="Atkinson Hyperlegible Next"/>
    </style:style>
    <style:style style:name="P122" style:family="paragraph" style:parent-style-name="Text_20_body" style:list-style-name="L6">
      <style:text-properties style:font-name="Atkinson Hyperlegible Next" style:font-name-complex="Atkinson Hyperlegible Next"/>
    </style:style>
    <style:style style:name="P123" style:family="paragraph" style:parent-style-name="Text_20_body" style:list-style-name="L7">
      <style:text-properties style:font-name="Atkinson Hyperlegible Next" style:font-name-complex="Atkinson Hyperlegible Next"/>
    </style:style>
    <style:style style:name="P124" style:family="paragraph" style:parent-style-name="Text_20_body" style:list-style-name="L8">
      <style:text-properties style:font-name="Atkinson Hyperlegible Next" style:font-name-complex="Atkinson Hyperlegible Next"/>
    </style:style>
    <style:style style:name="P125" style:family="paragraph" style:parent-style-name="Text_20_body" style:list-style-name="L9">
      <style:text-properties style:font-name="Atkinson Hyperlegible Next" style:font-name-complex="Atkinson Hyperlegible Next"/>
    </style:style>
    <style:style style:name="P126" style:family="paragraph" style:parent-style-name="Text_20_body" style:list-style-name="L10">
      <style:text-properties style:font-name="Atkinson Hyperlegible Next" style:font-name-complex="Atkinson Hyperlegible Next"/>
    </style:style>
    <style:style style:name="P127" style:family="paragraph" style:parent-style-name="Text_20_body" style:list-style-name="L11">
      <style:text-properties style:font-name="Atkinson Hyperlegible Next" style:font-name-complex="Atkinson Hyperlegible Next"/>
    </style:style>
    <style:style style:name="P128" style:family="paragraph" style:parent-style-name="Text_20_body" style:list-style-name="L52">
      <style:text-properties style:font-name="Atkinson Hyperlegible Next" style:font-name-complex="Atkinson Hyperlegible Next"/>
    </style:style>
    <style:style style:name="P129" style:family="paragraph" style:parent-style-name="Text_20_body" style:list-style-name="L56">
      <style:text-properties style:font-name="Atkinson Hyperlegible Next" style:font-name-complex="Atkinson Hyperlegible Next"/>
    </style:style>
    <style:style style:name="P130" style:family="paragraph" style:parent-style-name="Text_20_body" style:list-style-name="L58">
      <style:text-properties style:font-name="Atkinson Hyperlegible Next" style:font-name-complex="Atkinson Hyperlegible Next"/>
    </style:style>
    <style:style style:name="P131" style:family="paragraph" style:parent-style-name="Text_20_body" style:list-style-name="L72">
      <style:text-properties style:font-name="Atkinson Hyperlegible Next" style:font-name-complex="Atkinson Hyperlegible Next"/>
    </style:style>
    <style:style style:name="P132" style:family="paragraph" style:parent-style-name="Text_20_body" style:list-style-name="L85">
      <style:text-properties style:font-name="Atkinson Hyperlegible Next" style:font-name-complex="Atkinson Hyperlegible Next"/>
    </style:style>
    <style:style style:name="P133" style:family="paragraph" style:parent-style-name="Text_20_body" style:list-style-name="L96">
      <style:text-properties style:font-name="Atkinson Hyperlegible Next" style:font-name-complex="Atkinson Hyperlegible Next"/>
    </style:style>
    <style:style style:name="P134" style:family="paragraph" style:parent-style-name="Text_20_body" style:list-style-name="L107">
      <style:text-properties style:font-name="Atkinson Hyperlegible Next" style:font-name-complex="Atkinson Hyperlegible Next"/>
    </style:style>
    <style:style style:name="P135" style:family="paragraph" style:parent-style-name="Text_20_body" style:list-style-name="L108">
      <style:text-properties style:font-name="Atkinson Hyperlegible Next" style:font-name-complex="Atkinson Hyperlegible Next"/>
    </style:style>
    <style:style style:name="P136" style:family="paragraph" style:parent-style-name="Text_20_body" style:list-style-name="L121">
      <style:text-properties style:font-name="Atkinson Hyperlegible Next" style:font-name-complex="Atkinson Hyperlegible Next"/>
    </style:style>
    <style:style style:name="P137" style:family="paragraph" style:parent-style-name="Text_20_body" style:list-style-name="L130">
      <style:text-properties style:font-name="Atkinson Hyperlegible Next" style:font-name-complex="Atkinson Hyperlegible Next"/>
    </style:style>
    <style:style style:name="P138" style:family="paragraph" style:parent-style-name="Text_20_body" style:list-style-name="L131">
      <style:text-properties style:font-name="Atkinson Hyperlegible Next" style:font-name-complex="Atkinson Hyperlegible Next"/>
    </style:style>
    <style:style style:name="P139" style:family="paragraph" style:parent-style-name="Text_20_body" style:list-style-name="L132">
      <style:text-properties style:font-name="Atkinson Hyperlegible Next" style:font-name-complex="Atkinson Hyperlegible Next"/>
    </style:style>
    <style:style style:name="P140" style:family="paragraph" style:parent-style-name="Text_20_body" style:list-style-name="L133">
      <style:text-properties style:font-name="Atkinson Hyperlegible Next" style:font-name-complex="Atkinson Hyperlegible Next"/>
    </style:style>
    <style:style style:name="P141" style:family="paragraph" style:parent-style-name="Text_20_body" style:list-style-name="L136">
      <style:text-properties style:font-name="Atkinson Hyperlegible Next" style:font-name-complex="Atkinson Hyperlegible Next"/>
    </style:style>
    <style:style style:name="P142" style:family="paragraph" style:parent-style-name="Text_20_body" style:list-style-name="L138">
      <style:text-properties style:font-name="Atkinson Hyperlegible Next" style:font-name-complex="Atkinson Hyperlegible Next"/>
    </style:style>
    <style:style style:name="P143" style:family="paragraph" style:parent-style-name="Text_20_body" style:list-style-name="L139">
      <style:text-properties style:font-name="Atkinson Hyperlegible Next" style:font-name-complex="Atkinson Hyperlegible Next"/>
    </style:style>
    <style:style style:name="P144" style:family="paragraph" style:parent-style-name="Text_20_body" style:list-style-name="L140">
      <style:text-properties style:font-name="Atkinson Hyperlegible Next" style:font-name-complex="Atkinson Hyperlegible Next"/>
    </style:style>
    <style:style style:name="P145" style:family="paragraph" style:parent-style-name="Text_20_body">
      <style:paragraph-properties fo:margin-top="0in" fo:margin-bottom="0in"/>
    </style:style>
    <style:style style:name="P146" style:family="paragraph" style:parent-style-name="Text_20_body" style:list-style-name="L12">
      <style:paragraph-properties fo:margin-top="0in" fo:margin-bottom="0in"/>
    </style:style>
    <style:style style:name="P147" style:family="paragraph" style:parent-style-name="Text_20_body" style:list-style-name="L13">
      <style:paragraph-properties fo:margin-top="0in" fo:margin-bottom="0in"/>
    </style:style>
    <style:style style:name="P148" style:family="paragraph" style:parent-style-name="Text_20_body" style:list-style-name="L14">
      <style:paragraph-properties fo:margin-top="0in" fo:margin-bottom="0in"/>
    </style:style>
    <style:style style:name="P149" style:family="paragraph" style:parent-style-name="Text_20_body" style:list-style-name="L15">
      <style:paragraph-properties fo:margin-top="0in" fo:margin-bottom="0in"/>
    </style:style>
    <style:style style:name="P150" style:family="paragraph" style:parent-style-name="Text_20_body" style:list-style-name="L16">
      <style:paragraph-properties fo:margin-top="0in" fo:margin-bottom="0in"/>
    </style:style>
    <style:style style:name="P151" style:family="paragraph" style:parent-style-name="Text_20_body" style:list-style-name="L22">
      <style:paragraph-properties fo:margin-top="0in" fo:margin-bottom="0in"/>
    </style:style>
    <style:style style:name="P152" style:family="paragraph" style:parent-style-name="Text_20_body" style:list-style-name="L24">
      <style:paragraph-properties fo:margin-top="0in" fo:margin-bottom="0in"/>
    </style:style>
    <style:style style:name="P153" style:family="paragraph" style:parent-style-name="Text_20_body" style:list-style-name="L26">
      <style:paragraph-properties fo:margin-top="0in" fo:margin-bottom="0in"/>
    </style:style>
    <style:style style:name="P154" style:family="paragraph" style:parent-style-name="Text_20_body" style:list-style-name="L28">
      <style:paragraph-properties fo:margin-top="0in" fo:margin-bottom="0in"/>
    </style:style>
    <style:style style:name="P155" style:family="paragraph" style:parent-style-name="Text_20_body" style:list-style-name="L30">
      <style:paragraph-properties fo:margin-top="0in" fo:margin-bottom="0in"/>
    </style:style>
    <style:style style:name="P156" style:family="paragraph" style:parent-style-name="Text_20_body" style:list-style-name="L32">
      <style:paragraph-properties fo:margin-top="0in" fo:margin-bottom="0in"/>
    </style:style>
    <style:style style:name="P157" style:family="paragraph" style:parent-style-name="Text_20_body" style:list-style-name="L34">
      <style:paragraph-properties fo:margin-top="0in" fo:margin-bottom="0in"/>
    </style:style>
    <style:style style:name="P158" style:family="paragraph" style:parent-style-name="Text_20_body" style:list-style-name="L35">
      <style:paragraph-properties fo:margin-top="0in" fo:margin-bottom="0in"/>
    </style:style>
    <style:style style:name="P159" style:family="paragraph" style:parent-style-name="Text_20_body" style:list-style-name="L36">
      <style:paragraph-properties fo:margin-top="0in" fo:margin-bottom="0in"/>
    </style:style>
    <style:style style:name="P160" style:family="paragraph" style:parent-style-name="Text_20_body" style:list-style-name="L37">
      <style:paragraph-properties fo:margin-top="0in" fo:margin-bottom="0in"/>
    </style:style>
    <style:style style:name="P161" style:family="paragraph" style:parent-style-name="Text_20_body" style:list-style-name="L38">
      <style:paragraph-properties fo:margin-top="0in" fo:margin-bottom="0in"/>
    </style:style>
    <style:style style:name="P162" style:family="paragraph" style:parent-style-name="Text_20_body" style:list-style-name="L39">
      <style:paragraph-properties fo:margin-top="0in" fo:margin-bottom="0in"/>
    </style:style>
    <style:style style:name="P163" style:family="paragraph" style:parent-style-name="Text_20_body" style:list-style-name="L40">
      <style:paragraph-properties fo:margin-top="0in" fo:margin-bottom="0in"/>
    </style:style>
    <style:style style:name="P164" style:family="paragraph" style:parent-style-name="Text_20_body" style:list-style-name="L41">
      <style:paragraph-properties fo:margin-top="0in" fo:margin-bottom="0in"/>
    </style:style>
    <style:style style:name="P165" style:family="paragraph" style:parent-style-name="Text_20_body" style:list-style-name="L42">
      <style:paragraph-properties fo:margin-top="0in" fo:margin-bottom="0in"/>
    </style:style>
    <style:style style:name="P166" style:family="paragraph" style:parent-style-name="Text_20_body" style:list-style-name="L43">
      <style:paragraph-properties fo:margin-top="0in" fo:margin-bottom="0in"/>
    </style:style>
    <style:style style:name="P167" style:family="paragraph" style:parent-style-name="Text_20_body" style:list-style-name="L45">
      <style:paragraph-properties fo:margin-top="0in" fo:margin-bottom="0in"/>
    </style:style>
    <style:style style:name="P168" style:family="paragraph" style:parent-style-name="Text_20_body" style:list-style-name="L46">
      <style:paragraph-properties fo:margin-top="0in" fo:margin-bottom="0in"/>
    </style:style>
    <style:style style:name="P169" style:family="paragraph" style:parent-style-name="Text_20_body" style:list-style-name="L47">
      <style:paragraph-properties fo:margin-top="0in" fo:margin-bottom="0in"/>
    </style:style>
    <style:style style:name="P170" style:family="paragraph" style:parent-style-name="Text_20_body" style:list-style-name="L48">
      <style:paragraph-properties fo:margin-top="0in" fo:margin-bottom="0in"/>
    </style:style>
    <style:style style:name="P171" style:family="paragraph" style:parent-style-name="Text_20_body" style:list-style-name="L50">
      <style:paragraph-properties fo:margin-top="0in" fo:margin-bottom="0in"/>
    </style:style>
    <style:style style:name="P172" style:family="paragraph" style:parent-style-name="Text_20_body" style:list-style-name="L51">
      <style:paragraph-properties fo:margin-top="0in" fo:margin-bottom="0in"/>
    </style:style>
    <style:style style:name="P173" style:family="paragraph" style:parent-style-name="Text_20_body" style:list-style-name="L53">
      <style:paragraph-properties fo:margin-top="0in" fo:margin-bottom="0in"/>
    </style:style>
    <style:style style:name="P174" style:family="paragraph" style:parent-style-name="Text_20_body" style:list-style-name="L54">
      <style:paragraph-properties fo:margin-top="0in" fo:margin-bottom="0in"/>
    </style:style>
    <style:style style:name="P175" style:family="paragraph" style:parent-style-name="Text_20_body" style:list-style-name="L55">
      <style:paragraph-properties fo:margin-top="0in" fo:margin-bottom="0in"/>
    </style:style>
    <style:style style:name="P176" style:family="paragraph" style:parent-style-name="Text_20_body" style:list-style-name="L56">
      <style:paragraph-properties fo:margin-top="0in" fo:margin-bottom="0in"/>
    </style:style>
    <style:style style:name="P177" style:family="paragraph" style:parent-style-name="Text_20_body" style:list-style-name="L57">
      <style:paragraph-properties fo:margin-top="0in" fo:margin-bottom="0in"/>
    </style:style>
    <style:style style:name="P178" style:family="paragraph" style:parent-style-name="Text_20_body" style:list-style-name="L58">
      <style:paragraph-properties fo:margin-top="0in" fo:margin-bottom="0in"/>
    </style:style>
    <style:style style:name="P179" style:family="paragraph" style:parent-style-name="Text_20_body" style:list-style-name="L59">
      <style:paragraph-properties fo:margin-top="0in" fo:margin-bottom="0in"/>
    </style:style>
    <style:style style:name="P180" style:family="paragraph" style:parent-style-name="Text_20_body" style:list-style-name="L60">
      <style:paragraph-properties fo:margin-top="0in" fo:margin-bottom="0in"/>
    </style:style>
    <style:style style:name="P181" style:family="paragraph" style:parent-style-name="Text_20_body" style:list-style-name="L61">
      <style:paragraph-properties fo:margin-top="0in" fo:margin-bottom="0in"/>
    </style:style>
    <style:style style:name="P182" style:family="paragraph" style:parent-style-name="Text_20_body" style:list-style-name="L62">
      <style:paragraph-properties fo:margin-top="0in" fo:margin-bottom="0in"/>
    </style:style>
    <style:style style:name="P183" style:family="paragraph" style:parent-style-name="Text_20_body" style:list-style-name="L63">
      <style:paragraph-properties fo:margin-top="0in" fo:margin-bottom="0in"/>
    </style:style>
    <style:style style:name="P184" style:family="paragraph" style:parent-style-name="Text_20_body" style:list-style-name="L64">
      <style:paragraph-properties fo:margin-top="0in" fo:margin-bottom="0in"/>
    </style:style>
    <style:style style:name="P185" style:family="paragraph" style:parent-style-name="Text_20_body" style:list-style-name="L65">
      <style:paragraph-properties fo:margin-top="0in" fo:margin-bottom="0in"/>
    </style:style>
    <style:style style:name="P186" style:family="paragraph" style:parent-style-name="Text_20_body" style:list-style-name="L66">
      <style:paragraph-properties fo:margin-top="0in" fo:margin-bottom="0in"/>
    </style:style>
    <style:style style:name="P187" style:family="paragraph" style:parent-style-name="Text_20_body" style:list-style-name="L67">
      <style:paragraph-properties fo:margin-top="0in" fo:margin-bottom="0in"/>
    </style:style>
    <style:style style:name="P188" style:family="paragraph" style:parent-style-name="Text_20_body" style:list-style-name="L68">
      <style:paragraph-properties fo:margin-top="0in" fo:margin-bottom="0in"/>
    </style:style>
    <style:style style:name="P189" style:family="paragraph" style:parent-style-name="Text_20_body" style:list-style-name="L69">
      <style:paragraph-properties fo:margin-top="0in" fo:margin-bottom="0in"/>
    </style:style>
    <style:style style:name="P190" style:family="paragraph" style:parent-style-name="Text_20_body" style:list-style-name="L70">
      <style:paragraph-properties fo:margin-top="0in" fo:margin-bottom="0in"/>
    </style:style>
    <style:style style:name="P191" style:family="paragraph" style:parent-style-name="Text_20_body" style:list-style-name="L71">
      <style:paragraph-properties fo:margin-top="0in" fo:margin-bottom="0in"/>
    </style:style>
    <style:style style:name="P192" style:family="paragraph" style:parent-style-name="Text_20_body" style:list-style-name="L72">
      <style:paragraph-properties fo:margin-top="0in" fo:margin-bottom="0in"/>
    </style:style>
    <style:style style:name="P193" style:family="paragraph" style:parent-style-name="Text_20_body" style:list-style-name="L73">
      <style:paragraph-properties fo:margin-top="0in" fo:margin-bottom="0in"/>
    </style:style>
    <style:style style:name="P194" style:family="paragraph" style:parent-style-name="Text_20_body" style:list-style-name="L74">
      <style:paragraph-properties fo:margin-top="0in" fo:margin-bottom="0in"/>
    </style:style>
    <style:style style:name="P195" style:family="paragraph" style:parent-style-name="Text_20_body" style:list-style-name="L75">
      <style:paragraph-properties fo:margin-top="0in" fo:margin-bottom="0in"/>
    </style:style>
    <style:style style:name="P196" style:family="paragraph" style:parent-style-name="Text_20_body" style:list-style-name="L76">
      <style:paragraph-properties fo:margin-top="0in" fo:margin-bottom="0in"/>
    </style:style>
    <style:style style:name="P197" style:family="paragraph" style:parent-style-name="Text_20_body" style:list-style-name="L77">
      <style:paragraph-properties fo:margin-top="0in" fo:margin-bottom="0in"/>
    </style:style>
    <style:style style:name="P198" style:family="paragraph" style:parent-style-name="Text_20_body" style:list-style-name="L78">
      <style:paragraph-properties fo:margin-top="0in" fo:margin-bottom="0in"/>
    </style:style>
    <style:style style:name="P199" style:family="paragraph" style:parent-style-name="Text_20_body" style:list-style-name="L79">
      <style:paragraph-properties fo:margin-top="0in" fo:margin-bottom="0in"/>
    </style:style>
    <style:style style:name="P200" style:family="paragraph" style:parent-style-name="Text_20_body" style:list-style-name="L80">
      <style:paragraph-properties fo:margin-top="0in" fo:margin-bottom="0in"/>
    </style:style>
    <style:style style:name="P201" style:family="paragraph" style:parent-style-name="Text_20_body" style:list-style-name="L81">
      <style:paragraph-properties fo:margin-top="0in" fo:margin-bottom="0in"/>
    </style:style>
    <style:style style:name="P202" style:family="paragraph" style:parent-style-name="Text_20_body" style:list-style-name="L82">
      <style:paragraph-properties fo:margin-top="0in" fo:margin-bottom="0in"/>
    </style:style>
    <style:style style:name="P203" style:family="paragraph" style:parent-style-name="Text_20_body" style:list-style-name="L83">
      <style:paragraph-properties fo:margin-top="0in" fo:margin-bottom="0in"/>
    </style:style>
    <style:style style:name="P204" style:family="paragraph" style:parent-style-name="Text_20_body" style:list-style-name="L84">
      <style:paragraph-properties fo:margin-top="0in" fo:margin-bottom="0in"/>
    </style:style>
    <style:style style:name="P205" style:family="paragraph" style:parent-style-name="Text_20_body" style:list-style-name="L86">
      <style:paragraph-properties fo:margin-top="0in" fo:margin-bottom="0in"/>
    </style:style>
    <style:style style:name="P206" style:family="paragraph" style:parent-style-name="Text_20_body" style:list-style-name="L87">
      <style:paragraph-properties fo:margin-top="0in" fo:margin-bottom="0in"/>
    </style:style>
    <style:style style:name="P207" style:family="paragraph" style:parent-style-name="Text_20_body" style:list-style-name="L88">
      <style:paragraph-properties fo:margin-top="0in" fo:margin-bottom="0in"/>
    </style:style>
    <style:style style:name="P208" style:family="paragraph" style:parent-style-name="Text_20_body" style:list-style-name="L90">
      <style:paragraph-properties fo:margin-top="0in" fo:margin-bottom="0in"/>
    </style:style>
    <style:style style:name="P209" style:family="paragraph" style:parent-style-name="Text_20_body" style:list-style-name="L91">
      <style:paragraph-properties fo:margin-top="0in" fo:margin-bottom="0in"/>
    </style:style>
    <style:style style:name="P210" style:family="paragraph" style:parent-style-name="Text_20_body" style:list-style-name="L92">
      <style:paragraph-properties fo:margin-top="0in" fo:margin-bottom="0in"/>
    </style:style>
    <style:style style:name="P211" style:family="paragraph" style:parent-style-name="Text_20_body" style:list-style-name="L93">
      <style:paragraph-properties fo:margin-top="0in" fo:margin-bottom="0in"/>
    </style:style>
    <style:style style:name="P212" style:family="paragraph" style:parent-style-name="Text_20_body" style:list-style-name="L94">
      <style:paragraph-properties fo:margin-top="0in" fo:margin-bottom="0in"/>
    </style:style>
    <style:style style:name="P213" style:family="paragraph" style:parent-style-name="Text_20_body" style:list-style-name="L95">
      <style:paragraph-properties fo:margin-top="0in" fo:margin-bottom="0in"/>
    </style:style>
    <style:style style:name="P214" style:family="paragraph" style:parent-style-name="Text_20_body" style:list-style-name="L97">
      <style:paragraph-properties fo:margin-top="0in" fo:margin-bottom="0in"/>
    </style:style>
    <style:style style:name="P215" style:family="paragraph" style:parent-style-name="Text_20_body" style:list-style-name="L98">
      <style:paragraph-properties fo:margin-top="0in" fo:margin-bottom="0in"/>
    </style:style>
    <style:style style:name="P216" style:family="paragraph" style:parent-style-name="Text_20_body" style:list-style-name="L99">
      <style:paragraph-properties fo:margin-top="0in" fo:margin-bottom="0in"/>
    </style:style>
    <style:style style:name="P217" style:family="paragraph" style:parent-style-name="Text_20_body" style:list-style-name="L100">
      <style:paragraph-properties fo:margin-top="0in" fo:margin-bottom="0in"/>
    </style:style>
    <style:style style:name="P218" style:family="paragraph" style:parent-style-name="Text_20_body" style:list-style-name="L101">
      <style:paragraph-properties fo:margin-top="0in" fo:margin-bottom="0in"/>
    </style:style>
    <style:style style:name="P219" style:family="paragraph" style:parent-style-name="Text_20_body" style:list-style-name="L102">
      <style:paragraph-properties fo:margin-top="0in" fo:margin-bottom="0in"/>
    </style:style>
    <style:style style:name="P220" style:family="paragraph" style:parent-style-name="Text_20_body" style:list-style-name="L103">
      <style:paragraph-properties fo:margin-top="0in" fo:margin-bottom="0in"/>
    </style:style>
    <style:style style:name="P221" style:family="paragraph" style:parent-style-name="Text_20_body" style:list-style-name="L104">
      <style:paragraph-properties fo:margin-top="0in" fo:margin-bottom="0in"/>
    </style:style>
    <style:style style:name="P222" style:family="paragraph" style:parent-style-name="Text_20_body" style:list-style-name="L105">
      <style:paragraph-properties fo:margin-top="0in" fo:margin-bottom="0in"/>
    </style:style>
    <style:style style:name="P223" style:family="paragraph" style:parent-style-name="Text_20_body" style:list-style-name="L106">
      <style:paragraph-properties fo:margin-top="0in" fo:margin-bottom="0in"/>
    </style:style>
    <style:style style:name="P224" style:family="paragraph" style:parent-style-name="Text_20_body" style:list-style-name="L108">
      <style:paragraph-properties fo:margin-top="0in" fo:margin-bottom="0in"/>
    </style:style>
    <style:style style:name="P225" style:family="paragraph" style:parent-style-name="Text_20_body" style:list-style-name="L109">
      <style:paragraph-properties fo:margin-top="0in" fo:margin-bottom="0in"/>
    </style:style>
    <style:style style:name="P226" style:family="paragraph" style:parent-style-name="Text_20_body" style:list-style-name="L110">
      <style:paragraph-properties fo:margin-top="0in" fo:margin-bottom="0in"/>
    </style:style>
    <style:style style:name="P227" style:family="paragraph" style:parent-style-name="Text_20_body" style:list-style-name="L111">
      <style:paragraph-properties fo:margin-top="0in" fo:margin-bottom="0in"/>
    </style:style>
    <style:style style:name="P228" style:family="paragraph" style:parent-style-name="Text_20_body" style:list-style-name="L112">
      <style:paragraph-properties fo:margin-top="0in" fo:margin-bottom="0in"/>
    </style:style>
    <style:style style:name="P229" style:family="paragraph" style:parent-style-name="Text_20_body" style:list-style-name="L113">
      <style:paragraph-properties fo:margin-top="0in" fo:margin-bottom="0in"/>
    </style:style>
    <style:style style:name="P230" style:family="paragraph" style:parent-style-name="Text_20_body" style:list-style-name="L114">
      <style:paragraph-properties fo:margin-top="0in" fo:margin-bottom="0in"/>
    </style:style>
    <style:style style:name="P231" style:family="paragraph" style:parent-style-name="Text_20_body" style:list-style-name="L115">
      <style:paragraph-properties fo:margin-top="0in" fo:margin-bottom="0in"/>
    </style:style>
    <style:style style:name="P232" style:family="paragraph" style:parent-style-name="Text_20_body" style:list-style-name="L116">
      <style:paragraph-properties fo:margin-top="0in" fo:margin-bottom="0in"/>
    </style:style>
    <style:style style:name="P233" style:family="paragraph" style:parent-style-name="Text_20_body" style:list-style-name="L117">
      <style:paragraph-properties fo:margin-top="0in" fo:margin-bottom="0in"/>
    </style:style>
    <style:style style:name="P234" style:family="paragraph" style:parent-style-name="Text_20_body" style:list-style-name="L118">
      <style:paragraph-properties fo:margin-top="0in" fo:margin-bottom="0in"/>
    </style:style>
    <style:style style:name="P235" style:family="paragraph" style:parent-style-name="Text_20_body" style:list-style-name="L119">
      <style:paragraph-properties fo:margin-top="0in" fo:margin-bottom="0in"/>
    </style:style>
    <style:style style:name="P236" style:family="paragraph" style:parent-style-name="Text_20_body" style:list-style-name="L120">
      <style:paragraph-properties fo:margin-top="0in" fo:margin-bottom="0in"/>
    </style:style>
    <style:style style:name="P237" style:family="paragraph" style:parent-style-name="Text_20_body" style:list-style-name="L122">
      <style:paragraph-properties fo:margin-top="0in" fo:margin-bottom="0in"/>
    </style:style>
    <style:style style:name="P238" style:family="paragraph" style:parent-style-name="Text_20_body" style:list-style-name="L123">
      <style:paragraph-properties fo:margin-top="0in" fo:margin-bottom="0in"/>
    </style:style>
    <style:style style:name="P239" style:family="paragraph" style:parent-style-name="Text_20_body" style:list-style-name="L124">
      <style:paragraph-properties fo:margin-top="0in" fo:margin-bottom="0in"/>
    </style:style>
    <style:style style:name="P240" style:family="paragraph" style:parent-style-name="Text_20_body" style:list-style-name="L125">
      <style:paragraph-properties fo:margin-top="0in" fo:margin-bottom="0in"/>
    </style:style>
    <style:style style:name="P241" style:family="paragraph" style:parent-style-name="Text_20_body" style:list-style-name="L126">
      <style:paragraph-properties fo:margin-top="0in" fo:margin-bottom="0in"/>
    </style:style>
    <style:style style:name="P242" style:family="paragraph" style:parent-style-name="Text_20_body" style:list-style-name="L127">
      <style:paragraph-properties fo:margin-top="0in" fo:margin-bottom="0in"/>
    </style:style>
    <style:style style:name="P243" style:family="paragraph" style:parent-style-name="Text_20_body" style:list-style-name="L128">
      <style:paragraph-properties fo:margin-top="0in" fo:margin-bottom="0in"/>
    </style:style>
    <style:style style:name="P244" style:family="paragraph" style:parent-style-name="Text_20_body" style:list-style-name="L129">
      <style:paragraph-properties fo:margin-top="0in" fo:margin-bottom="0in"/>
    </style:style>
    <style:style style:name="P245" style:family="paragraph" style:parent-style-name="Text_20_body" style:list-style-name="L130">
      <style:paragraph-properties fo:margin-top="0in" fo:margin-bottom="0in"/>
    </style:style>
    <style:style style:name="P246" style:family="paragraph" style:parent-style-name="Text_20_body" style:list-style-name="L131">
      <style:paragraph-properties fo:margin-top="0in" fo:margin-bottom="0in"/>
    </style:style>
    <style:style style:name="P247" style:family="paragraph" style:parent-style-name="Text_20_body" style:list-style-name="L134">
      <style:paragraph-properties fo:margin-top="0in" fo:margin-bottom="0in"/>
    </style:style>
    <style:style style:name="P248" style:family="paragraph" style:parent-style-name="Text_20_body" style:list-style-name="L135">
      <style:paragraph-properties fo:margin-top="0in" fo:margin-bottom="0in"/>
    </style:style>
    <style:style style:name="P249" style:family="paragraph" style:parent-style-name="Text_20_body" style:list-style-name="L136">
      <style:paragraph-properties fo:margin-top="0in" fo:margin-bottom="0in"/>
    </style:style>
    <style:style style:name="P250" style:family="paragraph" style:parent-style-name="Text_20_body" style:list-style-name="L137">
      <style:paragraph-properties fo:margin-top="0in" fo:margin-bottom="0in"/>
    </style:style>
    <style:style style:name="P251" style:family="paragraph" style:parent-style-name="Text_20_body" style:list-style-name="L138">
      <style:paragraph-properties fo:margin-top="0in" fo:margin-bottom="0in"/>
    </style:style>
    <style:style style:name="P252" style:family="paragraph" style:parent-style-name="Text_20_body" style:list-style-name="L139">
      <style:paragraph-properties fo:margin-top="0in" fo:margin-bottom="0in"/>
    </style:style>
    <style:style style:name="P253" style:family="paragraph" style:parent-style-name="Text_20_body">
      <style:paragraph-properties fo:margin-top="0in" fo:margin-bottom="0in"/>
      <style:text-properties style:font-name="Atkinson Hyperlegible Next" style:font-name-complex="Atkinson Hyperlegible Next"/>
    </style:style>
    <style:style style:name="P254" style:family="paragraph" style:parent-style-name="Text_20_body" style:list-style-name="L1">
      <style:paragraph-properties fo:margin-top="0in" fo:margin-bottom="0in"/>
      <style:text-properties style:font-name="Atkinson Hyperlegible Next" style:font-name-complex="Atkinson Hyperlegible Next"/>
    </style:style>
    <style:style style:name="P255" style:family="paragraph" style:parent-style-name="Text_20_body" style:list-style-name="L2">
      <style:paragraph-properties fo:margin-top="0in" fo:margin-bottom="0in"/>
      <style:text-properties style:font-name="Atkinson Hyperlegible Next" style:font-name-complex="Atkinson Hyperlegible Next"/>
    </style:style>
    <style:style style:name="P256" style:family="paragraph" style:parent-style-name="Text_20_body" style:list-style-name="L3">
      <style:paragraph-properties fo:margin-top="0in" fo:margin-bottom="0in"/>
      <style:text-properties style:font-name="Atkinson Hyperlegible Next" style:font-name-complex="Atkinson Hyperlegible Next"/>
    </style:style>
    <style:style style:name="P257" style:family="paragraph" style:parent-style-name="Text_20_body" style:list-style-name="L4">
      <style:paragraph-properties fo:margin-top="0in" fo:margin-bottom="0in"/>
      <style:text-properties style:font-name="Atkinson Hyperlegible Next" style:font-name-complex="Atkinson Hyperlegible Next"/>
    </style:style>
    <style:style style:name="P258" style:family="paragraph" style:parent-style-name="Text_20_body" style:list-style-name="L5">
      <style:paragraph-properties fo:margin-top="0in" fo:margin-bottom="0in"/>
      <style:text-properties style:font-name="Atkinson Hyperlegible Next" style:font-name-complex="Atkinson Hyperlegible Next"/>
    </style:style>
    <style:style style:name="P259" style:family="paragraph" style:parent-style-name="Text_20_body" style:list-style-name="L6">
      <style:paragraph-properties fo:margin-top="0in" fo:margin-bottom="0in"/>
      <style:text-properties style:font-name="Atkinson Hyperlegible Next" style:font-name-complex="Atkinson Hyperlegible Next"/>
    </style:style>
    <style:style style:name="P260" style:family="paragraph" style:parent-style-name="Text_20_body" style:list-style-name="L7">
      <style:paragraph-properties fo:margin-top="0in" fo:margin-bottom="0in"/>
      <style:text-properties style:font-name="Atkinson Hyperlegible Next" style:font-name-complex="Atkinson Hyperlegible Next"/>
    </style:style>
    <style:style style:name="P261" style:family="paragraph" style:parent-style-name="Text_20_body" style:list-style-name="L8">
      <style:paragraph-properties fo:margin-top="0in" fo:margin-bottom="0in"/>
      <style:text-properties style:font-name="Atkinson Hyperlegible Next" style:font-name-complex="Atkinson Hyperlegible Next"/>
    </style:style>
    <style:style style:name="P262" style:family="paragraph" style:parent-style-name="Text_20_body" style:list-style-name="L9">
      <style:paragraph-properties fo:margin-top="0in" fo:margin-bottom="0in"/>
      <style:text-properties style:font-name="Atkinson Hyperlegible Next" style:font-name-complex="Atkinson Hyperlegible Next"/>
    </style:style>
    <style:style style:name="P263" style:family="paragraph" style:parent-style-name="Text_20_body" style:list-style-name="L13">
      <style:paragraph-properties fo:margin-top="0in" fo:margin-bottom="0in"/>
      <style:text-properties style:font-name="Atkinson Hyperlegible Next" style:font-name-complex="Atkinson Hyperlegible Next"/>
    </style:style>
    <style:style style:name="P264" style:family="paragraph" style:parent-style-name="Text_20_body" style:list-style-name="L28">
      <style:paragraph-properties fo:margin-top="0in" fo:margin-bottom="0in"/>
      <style:text-properties style:font-name="Atkinson Hyperlegible Next" style:font-name-complex="Atkinson Hyperlegible Next"/>
    </style:style>
    <style:style style:name="P265" style:family="paragraph" style:parent-style-name="Text_20_body" style:list-style-name="L44">
      <style:paragraph-properties fo:margin-top="0in" fo:margin-bottom="0in"/>
      <style:text-properties style:font-name="Atkinson Hyperlegible Next" style:font-name-complex="Atkinson Hyperlegible Next"/>
    </style:style>
    <style:style style:name="P266" style:family="paragraph" style:parent-style-name="Text_20_body" style:list-style-name="L52">
      <style:paragraph-properties fo:margin-top="0in" fo:margin-bottom="0in"/>
      <style:text-properties style:font-name="Atkinson Hyperlegible Next" style:font-name-complex="Atkinson Hyperlegible Next"/>
    </style:style>
    <style:style style:name="P267" style:family="paragraph" style:parent-style-name="Text_20_body" style:list-style-name="L85">
      <style:paragraph-properties fo:margin-top="0in" fo:margin-bottom="0in"/>
      <style:text-properties style:font-name="Atkinson Hyperlegible Next" style:font-name-complex="Atkinson Hyperlegible Next"/>
    </style:style>
    <style:style style:name="P268" style:family="paragraph" style:parent-style-name="Text_20_body" style:list-style-name="L96">
      <style:paragraph-properties fo:margin-top="0in" fo:margin-bottom="0in"/>
      <style:text-properties style:font-name="Atkinson Hyperlegible Next" style:font-name-complex="Atkinson Hyperlegible Next"/>
    </style:style>
    <style:style style:name="P269" style:family="paragraph" style:parent-style-name="Text_20_body" style:list-style-name="L107">
      <style:paragraph-properties fo:margin-top="0in" fo:margin-bottom="0in"/>
      <style:text-properties style:font-name="Atkinson Hyperlegible Next" style:font-name-complex="Atkinson Hyperlegible Next"/>
    </style:style>
    <style:style style:name="P270" style:family="paragraph" style:parent-style-name="Text_20_body" style:list-style-name="L121">
      <style:paragraph-properties fo:margin-top="0in" fo:margin-bottom="0in"/>
      <style:text-properties style:font-name="Atkinson Hyperlegible Next" style:font-name-complex="Atkinson Hyperlegible Next"/>
    </style:style>
    <style:style style:name="P271" style:family="paragraph" style:parent-style-name="Text_20_body" style:list-style-name="L132">
      <style:paragraph-properties fo:margin-top="0in" fo:margin-bottom="0in"/>
      <style:text-properties style:font-name="Atkinson Hyperlegible Next" style:font-name-complex="Atkinson Hyperlegible Next"/>
    </style:style>
    <style:style style:name="P272" style:family="paragraph" style:parent-style-name="Text_20_body" style:list-style-name="L140">
      <style:paragraph-properties fo:margin-top="0in" fo:margin-bottom="0in"/>
      <style:text-properties style:font-name="Atkinson Hyperlegible Next" style:font-name-complex="Atkinson Hyperlegible Next"/>
    </style:style>
    <style:style style:name="P273" style:family="paragraph" style:parent-style-name="Text_20_body">
      <style:paragraph-properties style:writing-mode="lr-tb"/>
      <style:text-properties style:font-name="Atkinson Hyperlegible Next" style:font-name-complex="Atkinson Hyperlegible Next"/>
    </style:style>
    <style:style style:name="T1" style:family="text">
      <style:text-properties style:font-name="Atkinson Hyperlegible Next" style:font-name-complex="Atkinson Hyperlegible Nex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cakapan baru</text:p>
      <text:h text:style-name="P1" text:outline-level="1">Terbaru </text:h>
      <text:section text:style-name="Sect1" text:name="conversations-list-0">
        <text:p text:style-name="P253">[+4] PASC - Desktop Lazarus </text:p>
        <text:p text:style-name="P253">[+4] Buku Meta/Facebook: Outline </text:p>
        <text:p text:style-name="P253">Outline Buku Aplikasi Perkantoran </text:p>
        <text:p text:style-name="P253">Outline Buku Evolusi Game Komputer </text:p>
        <text:p text:style-name="P253">#[@2] Buku Microsoft Nonfiksi </text:p>
        <text:p text:style-name="P253">Lebih sedikit</text:p>
        <text:p text:style-name="P253">[+2] ITPEMULA-Dekode Dunia Kuantum </text:p>
        <text:p text:style-name="P253">[@3] Buku Google: Panduan Lengkap </text:p>
        <text:p text:style-name="P253">[ @3] PASC - ADVANCED </text:p>
        <text:p text:style-name="P253">[+1 ] GEM-Gemini untuk Riset </text:p>
        <text:p text:style-name="P253">[@1] Buku Apple: Sejarah &amp; Inovasi </text:p>
        <text:p text:style-name="P253">#[@1] ITPEMULA-Gerbang Menuju Kuantum </text:p>
        <text:p text:style-name="P253">Tutorial Gemini: Gambar Konsisten Kartun </text:p>
        <text:p text:style-name="P253">#[ @2 ] PASC - INTERMEDIATE </text:p>
        <text:p text:style-name="P253">[+2] RMTA - Beneran Gak Sih? </text:p>
        <text:p text:style-name="P253">Outline Buku Pas2JS Lazarus Tutorial </text:p>
        <text:p text:style-name="P253">Muat lainnya</text:p>
      </text:section>
      <text:h text:style-name="P1" text:outline-level="1">Gem</text:h>
      <text:p text:style-name="P253">Pencari ide</text:p>
      <text:p text:style-name="P253">Konsultan karier</text:p>
      <text:p text:style-name="P253">Partner coding</text:p>
      <text:p text:style-name="P253">Lainnya</text:p>
      <text:p text:style-name="P253">Pengelola Gem</text:p>
      <text:p text:style-name="P253">Bantuan</text:p>
      <text:p text:style-name="P253">Aktivitas</text:p>
      <text:p text:style-name="P253">Setelan</text:p>
      <text:p text:style-name="P116">Aceh, Indonesia <text:line-break/>Dari alamat IP Anda • Perbarui lokasi</text:p>
      <text:h text:style-name="P1" text:outline-level="1"><text:soft-page-break/>Percakapan dengan Gemini</text:h>
      <text:section text:style-name="Sect1" text:name="chat-history">
        <text:p text:style-name="P116"/>
        <text:section text:style-name="Sect1" text:name="64f254cdfdbdf507">
          <text:p text:style-name="P116"/>
          <text:section text:style-name="Sect1" text:name="user-query-content-0">
            <text:p text:style-name="P273">buatkan saya outline bab dan subbab sebuah buku nonfiksi yang membahas [googrl ] dari sejarah awal,perkembangan,teknologi unggulan,teknologi dihentikan/gagal dan inovasi masa depan dari [ google ] . buku ini ditujukan untuk masyarakat umum, tambahkan saran gaya bahasa penulisan dan tips tambahan untuk memperkaya bobot buku </text:p>
          </text:section>
          <text:p text:style-name="P253">Tampilkan alur berpikir</text:p>
          <text:section text:style-name="Sect2" text:name="model-response-message-contentr_64f254cdfdbdf507">
            <text:p text:style-name="P116">Tentu, ini adalah draf kerangka (outline) bab dan subbab untuk buku nonfiksi tentang Google, ditujukan untuk masyarakat umum, beserta saran gaya penulisan dan tips tambahan:</text:p>
            <text:p text:style-name="Text_20_body"><text:span text:style-name="Strong_20_Emphasis"><text:span text:style-name="T1">Judul Buku (Saran):</text:span></text:span><text:span text:style-name="T1"> Google: Mesin yang Mengubah Dunia (atau variasinya seperti "Di Balik Layar Google", "Jejak Raksasa Digital: Kisah Google")</text:span></text:p>
            <text:p text:style-name="Text_20_body"><text:span text:style-name="Strong_20_Emphasis"><text:span text:style-name="T1">Target Pembaca:</text:span></text:span><text:span text:style-name="T1"> Masyarakat umum, pelajar, mahasiswa, profesional non-teknis yang tertarik dengan teknologi dan bisnis.</text:span></text:p>
            <text:p text:style-name="Text_20_body"><text:span text:style-name="Strong_20_Emphasis"><text:span text:style-name="T1">Tujuan Buku:</text:span></text:span><text:span text:style-name="T1"> Memberikan pemahaman komprehensif namun mudah dicerna mengenai sejarah, evolusi, teknologi kunci, tantangan, dan masa depan Google sebagai salah satu perusahaan paling berpengaruh di dunia.</text:span></text:p>
            <text:p text:style-name="P2"/>
            <text:p text:style-name="Text_20_body"><text:span text:style-name="Strong_20_Emphasis"><text:span text:style-name="T1">Outline Buku</text:span></text:span></text:p>
            <text:p text:style-name="Text_20_body"><text:span text:style-name="Strong_20_Emphasis"><text:span text:style-name="T1">Kata Pengantar</text:span></text:span></text:p>
            <text:list xml:id="list5748742056979868673" text:style-name="L1">
              <text:list-item>
                <text:p text:style-name="P254">Mengapa Google Penting? (Hook pembaca dengan dampak Google sehari-hari) </text:p>
              </text:list-item>
              <text:list-item>
                <text:p text:style-name="P254">Apa yang Akan Dibahas dalam Buku Ini? (Roadmap singkat isi buku) </text:p>
              </text:list-item>
              <text:list-item>
                <text:p text:style-name="P117">Untuk Siapa Buku Ini Ditulis? </text:p>
              </text:list-item>
            </text:list>
            <text:p text:style-name="Text_20_body"><text:span text:style-name="Strong_20_Emphasis"><text:span text:style-name="T1">Bab 1: Kelahiran Raksasa - Dari Proyek Riset ke Garasi Legendaris</text:span></text:span></text:p>
            <text:list xml:id="list5759202532394980494" text:style-name="L2">
              <text:list-item>
                <text:p text:style-name="P255">1.1. Pertemuan Dua Pikiran Brilian: Larry Page &amp; Sergey Brin di Stanford </text:p>
              </text:list-item>
              <text:list-item>
                <text:p text:style-name="P255">1.2. BackRub: Cikal Bakal Mesin Pencari Revolusioner </text:p>
              </text:list-item>
              <text:list-item>
                <text:p text:style-name="P255">1.3. Konsep PageRank: Memetakan Relevansi Web </text:p>
              </text:list-item>
              <text:list-item>
                <text:p text:style-name="P255">1.4. Mendapatkan Pendanaan Awal: Dari Garasi ke Silicon Valley </text:p>
              </text:list-item>
              <text:list-item>
                <text:p text:style-name="P255"><text:soft-page-break/>1.5. Pendirian Google Inc. (1998) </text:p>
              </text:list-item>
              <text:list-item>
                <text:p text:style-name="P118">1.6. Filosofi Awal: "Don't Be Evil" dan Budaya Perusahaan yang Unik </text:p>
              </text:list-item>
            </text:list>
            <text:p text:style-name="Text_20_body"><text:span text:style-name="Strong_20_Emphasis"><text:span text:style-name="T1">Bab 2: Pertumbuhan Eksponensial - Menjadi Kata Kerja dan Lebih dari Sekadar Pencarian</text:span></text:span></text:p>
            <text:list xml:id="list8580388935186918439" text:style-name="L3">
              <text:list-item>
                <text:p text:style-name="P256">2.1. Ledakan Dot-com dan Bertahannya Google </text:p>
              </text:list-item>
              <text:list-item>
                <text:p text:style-name="P256">2.2. IPO (Initial Public Offering) yang Fenomenal (2004) </text:p>
              </text:list-item>
              <text:list-item>
                <text:p text:style-name="P256">2.3. AdWords dan AdSense: Model Bisnis yang Mengubah Periklanan Digital </text:p>
              </text:list-item>
              <text:list-item>
                <text:p text:style-name="P256">2.4. Ekspansi Produk Awal: Gmail, Google Maps, Google Earth </text:p>
              </text:list-item>
              <text:list-item>
                <text:p text:style-name="P256">2.5. Akuisisi Strategis: YouTube, Android, dan Lainnya </text:p>
              </text:list-item>
              <text:list-item>
                <text:p text:style-name="P119">2.6. Menjadi Raksasa Global: Ekspansi Internasional </text:p>
              </text:list-item>
            </text:list>
            <text:p text:style-name="Text_20_body"><text:span text:style-name="Strong_20_Emphasis"><text:span text:style-name="T1">Bab 3: Teknologi Unggulan - Pilar-Pilar Kekuatan Google</text:span></text:span></text:p>
            <text:list xml:id="list6525163279420730560" text:style-name="L4">
              <text:list-item>
                <text:p text:style-name="P257">3.1. Google Search: Evolusi Algoritma dan Kecerdasan Buatan (AI) di Balik Pencarian </text:p>
                <text:list>
                  <text:list-item>
                    <text:p text:style-name="P257">3.1.1. Cara Kerja Pencarian (Disederhanakan) </text:p>
                  </text:list-item>
                  <text:list-item>
                    <text:p text:style-name="P257">3.1.2. RankBrain, BERT, MUM, dan AI lainnya </text:p>
                  </text:list-item>
                </text:list>
              </text:list-item>
              <text:list-item>
                <text:p text:style-name="P257">3.2. Android: Sistem Operasi Ponsel Paling Populer di Dunia </text:p>
                <text:list>
                  <text:list-item>
                    <text:p text:style-name="P257">3.2.1. Akuisisi dan Pengembangan </text:p>
                  </text:list-item>
                  <text:list-item>
                    <text:p text:style-name="P257">3.2.2. Ekosistem Aplikasi (Google Play Store) </text:p>
                  </text:list-item>
                </text:list>
              </text:list-item>
              <text:list-item>
                <text:p text:style-name="P257">3.3. Google Chrome: Merebut Dominasi Peramban Web </text:p>
              </text:list-item>
              <text:list-item>
                <text:p text:style-name="P257">3.4. YouTube: Platform Video Raksasa dan Ekonomi Kreator </text:p>
              </text:list-item>
              <text:list-item>
                <text:p text:style-name="P257">3.5. Google Cloud: Bersaing di Pasar Komputasi Awan </text:p>
              </text:list-item>
              <text:list-item>
                <text:p text:style-name="P257">3.6. Google Workspace (d/h G Suite): Produktivitas di Era Digital </text:p>
              </text:list-item>
              <text:list-item>
                <text:p text:style-name="P120">3.7. Google Maps &amp; Waze: Memetakan Dunia Nyata dan Navigasi </text:p>
              </text:list-item>
            </text:list>
            <text:p text:style-name="Text_20_body"><text:span text:style-name="Strong_20_Emphasis"><text:span text:style-name="T1">Bab 4: Kuburan Inovasi? - Proyek yang Dihentikan dan Pelajaran dari Kegagalan</text:span></text:span></text:p>
            <text:list xml:id="list3311082664727515623" text:style-name="L5">
              <text:list-item>
                <text:p text:style-name="P258">4.1. Mengapa Perusahaan Inovatif Juga Mengalami Kegagalan? </text:p>
              </text:list-item>
              <text:list-item>
                <text:p text:style-name="P258">4.2. Studi Kasus 1: Google+ (Upaya Menantang Media Sosial) </text:p>
              </text:list-item>
              <text:list-item>
                <text:p text:style-name="P258">4.3. Studi Kasus 2: Google Glass (Kontroversi Privasi dan Adopsi Pasar) </text:p>
              </text:list-item>
              <text:list-item>
                <text:p text:style-name="P258">4.4. Studi Kasus 3: Google Wave (Komunikasi Ambisius yang Terlalu Kompleks?) </text:p>
              </text:list-item>
              <text:list-item>
                <text:p text:style-name="P258">4.5. Proyek Lain yang Dihentikan (Contoh: Google Reader, Project Ara, dsb.) </text:p>
              </text:list-item>
              <text:list-item>
                <text:p text:style-name="P121">4.6. Pelajaran yang Dipetik: Budaya Eksperimen dan Berani Gagal </text:p>
              </text:list-item>
            </text:list>
            <text:p text:style-name="Text_20_body"><text:soft-page-break/><text:span text:style-name="Strong_20_Emphasis"><text:span text:style-name="T1">Bab 5: Alphabet Inc. - Struktur Baru untuk Ambisi yang Lebih Besar</text:span></text:span></text:p>
            <text:list xml:id="list8256190143629997099" text:style-name="L6">
              <text:list-item>
                <text:p text:style-name="P259">5.1. Latar Belakang Restrukturisasi Menjadi Alphabet (2015) </text:p>
              </text:list-item>
              <text:list-item>
                <text:p text:style-name="P259">5.2. Google sebagai Anak Perusahaan Utama </text:p>
              </text:list-item>
              <text:list-item>
                <text:p text:style-name="P259">5.3. "Other Bets": Menjelajahi Batas Teknologi </text:p>
                <text:list>
                  <text:list-item>
                    <text:p text:style-name="P259">5.3.1. Waymo (Mobil Otonom) </text:p>
                  </text:list-item>
                  <text:list-item>
                    <text:p text:style-name="P259">5.3.2. Verily (Ilmu Hayati dan Kesehatan) </text:p>
                  </text:list-item>
                  <text:list-item>
                    <text:p text:style-name="P259">5.3.3. DeepMind (Penelitian Kecerdasan Buatan Tingkat Lanjut) </text:p>
                  </text:list-item>
                  <text:list-item>
                    <text:p text:style-name="P259">5.3.4. Proyek Lainnya (Wing, Loon - meskipun beberapa dihentikan) </text:p>
                  </text:list-item>
                </text:list>
              </text:list-item>
              <text:list-item>
                <text:p text:style-name="P122">5.4. Tujuan dan Tantangan Struktur Alphabet </text:p>
              </text:list-item>
            </text:list>
            <text:p text:style-name="Text_20_body"><text:span text:style-name="Strong_20_Emphasis"><text:span text:style-name="T1">Bab 6: Era Kecerdasan Buatan (AI) dan Inovasi Masa Depan</text:span></text:span></text:p>
            <text:list xml:id="list8380823718700445033" text:style-name="L7">
              <text:list-item>
                <text:p text:style-name="P260">6.1. Google sebagai Perusahaan "AI-First" </text:p>
              </text:list-item>
              <text:list-item>
                <text:p text:style-name="P260">6.2. Perkembangan AI di Google: Dari Riset ke Produk (Google Assistant, Google Photos, Terjemahan) </text:p>
              </text:list-item>
              <text:list-item>
                <text:p text:style-name="P260">6.3. Kemajuan Terbaru: Model Bahasa Besar (seperti Gemini) dan AI Generatif </text:p>
              </text:list-item>
              <text:list-item>
                <text:p text:style-name="P260">6.4. Potensi Komputasi Kuantum </text:p>
              </text:list-item>
              <text:list-item>
                <text:p text:style-name="P260">6.5. Visi Jangka Panjang: Menjawab Tantangan Besar Dunia dengan Teknologi </text:p>
              </text:list-item>
              <text:list-item>
                <text:p text:style-name="P123">6.6. Prediksi dan Spekulasi Tren Masa Depan Google </text:p>
              </text:list-item>
            </text:list>
            <text:p text:style-name="Text_20_body"><text:span text:style-name="Strong_20_Emphasis"><text:span text:style-name="T1">Bab 7: Dampak, Tantangan, dan Kontroversi</text:span></text:span></text:p>
            <text:list xml:id="list6714909820807433470" text:style-name="L8">
              <text:list-item>
                <text:p text:style-name="P261">7.1. Dampak Positif Google: Akses Informasi, Demokratisasi Pengetahuan, Pertumbuhan Ekonomi </text:p>
              </text:list-item>
              <text:list-item>
                <text:p text:style-name="P261">7.2. Isu Dominasi Pasar dan Antitrust: Penyelidikan Global </text:p>
              </text:list-item>
              <text:list-item>
                <text:p text:style-name="P261">7.3. Privasi Data Pengguna: Bisnis Inti vs Kekhawatiran Publik </text:p>
              </text:list-item>
              <text:list-item>
                <text:p text:style-name="P261">7.4. Penyebaran Misinformasi dan Kontrol Konten </text:p>
              </text:list-item>
              <text:list-item>
                <text:p text:style-name="P261">7.5. Etika Kecerdasan Buatan: Bias Algoritma dan Pengambilan Keputusan </text:p>
              </text:list-item>
              <text:list-item>
                <text:p text:style-name="P124">7.6. Pengaruh terhadap Budaya dan Masyarakat </text:p>
              </text:list-item>
            </text:list>
            <text:p text:style-name="Text_20_body"><text:span text:style-name="Strong_20_Emphasis"><text:span text:style-name="T1">Penutup: Google di Persimpangan Jalan</text:span></text:span></text:p>
            <text:list xml:id="list590224287197396103" text:style-name="L9">
              <text:list-item>
                <text:p text:style-name="P262">Rangkuman Perjalanan Google </text:p>
              </text:list-item>
              <text:list-item>
                <text:p text:style-name="P262">Warisan dan Pengaruh yang Tak Terhindarkan </text:p>
              </text:list-item>
              <text:list-item>
                <text:p text:style-name="P125">Pertanyaan Kunci untuk Masa Depan Google dan Teknologi </text:p>
              </text:list-item>
            </text:list>
            <text:p text:style-name="Text_20_body"><text:span text:style-name="Strong_20_Emphasis"><text:span text:style-name="T1">Glosarium</text:span></text:span></text:p>
            <text:list xml:id="list6523704725295076478" text:style-name="L10">
              <text:list-item>
                <text:p text:style-name="P126"><text:soft-page-break/>Daftar istilah teknis atau bisnis yang dijelaskan secara sederhana. </text:p>
              </text:list-item>
            </text:list>
            <text:p text:style-name="Text_20_body"><text:span text:style-name="Strong_20_Emphasis"><text:span text:style-name="T1">Daftar Pustaka / Sumber Bacaan Lanjutan</text:span></text:span></text:p>
            <text:list xml:id="list3886784185066590414" text:style-name="L11">
              <text:list-item>
                <text:p text:style-name="P127">Referensi buku, artikel, atau dokumenter bagi pembaca yang ingin mendalami lebih lanjut. </text:p>
              </text:list-item>
            </text:list>
            <text:p text:style-name="P2"/>
            <text:p text:style-name="Text_20_body"><text:span text:style-name="Strong_20_Emphasis"><text:span text:style-name="T1">Saran Gaya Bahasa Penulisan:</text:span></text:span></text:p>
            <text:list xml:id="list6437424934418639913" text:style-name="L12">
              <text:list-item>
                <text:p text:style-name="P146"><text:span text:style-name="Strong_20_Emphasis"><text:span text:style-name="T1">Aksesibel dan Menarik:</text:span></text:span><text:span text:style-name="T1"> Gunakan Bahasa Indonesia yang lugas, jelas, dan mengalir. Hindari jargon teknis yang berlebihan. Jika harus menggunakan istilah teknis, jelaskan dengan bahasa sederhana atau analogi. </text:span></text:p>
              </text:list-item>
              <text:list-item>
                <text:p text:style-name="P146"><text:span text:style-name="Strong_20_Emphasis"><text:span text:style-name="T1">Naratif (Storytelling):</text:span></text:span><text:span text:style-name="T1"> Ceritakan sejarah dan perkembangan Google seperti sebuah kisah. Fokus pada orang-orang di baliknya (pendiri, insinyur kunci), momen-momen penting, dan tantangan yang dihadapi. </text:span></text:p>
              </text:list-item>
              <text:list-item>
                <text:p text:style-name="P146"><text:span text:style-name="Strong_20_Emphasis"><text:span text:style-name="T1">Objektif namun Kritis:</text:span></text:span><text:span text:style-name="T1"> Sajikan fakta secara akurat. Akui kesuksesan dan kontribusi Google, tetapi jangan ragu untuk membahas kegagalan, kontroversi, dan kritik secara seimbang. </text:span></text:p>
              </text:list-item>
              <text:list-item>
                <text:p text:style-name="P146"><text:span text:style-name="Strong_20_Emphasis"><text:span text:style-name="T1">Gunakan Analogi:</text:span></text:span><text:span text:style-name="T1"> Untuk menjelaskan konsep kompleks (seperti cara kerja PageRank atau model bisnis iklan), gunakan perumpamaan yang mudah dipahami oleh pembaca awam. </text:span></text:p>
              </text:list-item>
              <text:list-item>
                <text:p text:style-name="P4"><text:span text:style-name="Strong_20_Emphasis"><text:span text:style-name="T1">Fokus pada "Mengapa":</text:span></text:span><text:span text:style-name="T1"> Selain menjelaskan "apa" yang Google lakukan, jelaskan juga "mengapa" itu penting, "mengapa" sebuah produk berhasil atau gagal, dan "mengapa" Google mengambil langkah strategis tertentu. </text:span></text:p>
              </text:list-item>
            </text:list>
            <text:p text:style-name="P2"/>
            <text:p text:style-name="Text_20_body"><text:span text:style-name="Strong_20_Emphasis"><text:span text:style-name="T1">Tips Tambahan untuk Memperkaya Bobot Buku:</text:span></text:span></text:p>
            <text:list xml:id="list6246681205849729748" text:style-name="L13">
              <text:list-item>
                <text:p text:style-name="P147"><text:span text:style-name="Strong_20_Emphasis"><text:span text:style-name="T1">Visualisasi:</text:span></text:span><text:span text:style-name="T1"> Sertakan gambar, diagram, atau infografis. Contoh: </text:span></text:p>
                <text:list>
                  <text:list-item>
                    <text:p text:style-name="P263">Timeline sejarah Google. </text:p>
                  </text:list-item>
                  <text:list-item>
                    <text:p text:style-name="P263">Diagram sederhana cara kerja Google Search. </text:p>
                  </text:list-item>
                  <text:list-item>
                    <text:p text:style-name="P263">Peta ekosistem produk Google/Alphabet. </text:p>
                  </text:list-item>
                  <text:list-item>
                    <text:p text:style-name="P263">Foto-foto bersejarah (jika memungkinkan dan diizinkan). </text:p>
                  </text:list-item>
                </text:list>
              </text:list-item>
              <text:list-item>
                <text:p text:style-name="P147"><text:span text:style-name="Strong_20_Emphasis"><text:span text:style-name="T1">Studi Kasus Mendalam:</text:span></text:span><text:span text:style-name="T1"> Pilih beberapa produk atau peristiwa kunci (misalnya, peluncuran Gmail, akuisisi YouTube, kasus antitrust) dan bahas lebih detail dalam sub-bab atau kotak teks khusus. </text:span></text:p>
              </text:list-item>
              <text:list-item>
                <text:p text:style-name="P147"><text:span text:style-name="Strong_20_Emphasis"><text:span text:style-name="T1">Kutipan:</text:span></text:span><text:span text:style-name="T1"> Sisipkan kutipan relevan dari pendiri, CEO, pakar industri, atau kritikus untuk memberikan perspektif yang beragam. </text:span></text:p>
              </text:list-item>
              <text:list-item>
                <text:p text:style-name="P147"><text:soft-page-break/><text:span text:style-name="Strong_20_Emphasis"><text:span text:style-name="T1">Kotak "Tahukah Anda?":</text:span></text:span><text:span text:style-name="T1"> Tambahkan fakta-fakta menarik atau trivia unik tentang Google di sela-sela narasi utama untuk menjaga keterlibatan pembaca. </text:span></text:p>
              </text:list-item>
              <text:list-item>
                <text:p text:style-name="P147"><text:span text:style-name="Strong_20_Emphasis"><text:span text:style-name="T1">Tinjauan Dampak Lokal:</text:span></text:span><text:span text:style-name="T1"> Jika memungkinkan, sentuh sedikit bagaimana kehadiran dan produk Google secara spesifik memengaruhi kehidupan masyarakat di Indonesia (misalnya, penggunaan Google Maps untuk navigasi, dampak YouTube bagi kreator lokal, adopsi Android). </text:span></text:p>
              </text:list-item>
              <text:list-item>
                <text:p text:style-name="P147"><text:span text:style-name="Strong_20_Emphasis"><text:span text:style-name="T1">Glosarium:</text:span></text:span><text:span text:style-name="T1"> Pastikan ada glosarium di bagian akhir untuk menjelaskan istilah-istilah kunci yang mungkin baru bagi pembaca. </text:span></text:p>
              </text:list-item>
              <text:list-item>
                <text:p text:style-name="P5"><text:span text:style-name="Strong_20_Emphasis"><text:span text:style-name="T1">Sumber Kredibel:</text:span></text:span><text:span text:style-name="T1"> Pastikan semua informasi didasarkan pada sumber yang dapat dipercaya dan cantumkan dalam daftar pustaka. </text:span></text:p>
              </text:list-item>
            </text:list>
            <text:p text:style-name="P116">Semoga kerangka dan saran ini bermanfaat untuk memulai penulisan buku Anda!</text:p>
          </text:section>
          <text:section text:style-name="Sect1" text:name="feedback-form-0">
            <text:p text:style-name="P253"/>
          </text:section>
        </text:section>
        <text:section text:style-name="Sect1" text:name="93fd368b35f39fb9">
          <text:p text:style-name="P116"/>
          <text:section text:style-name="Sect1" text:name="user-query-content-1">
            <text:p text:style-name="P273">pada kata pengantar buatkan prompt pada tiap subabba untuk mendapatkan isi </text:p>
          </text:section>
          <text:p text:style-name="P253">Tampilkan alur berpikir</text:p>
          <text:section text:style-name="Sect2" text:name="model-response-message-contentr_93fd368b35f39fb9">
            <text:p text:style-name="Text_20_body"><text:span text:style-name="T1">Tentu, berikut adalah contoh prompt yang bisa Anda gunakan untuk menghasilkan isi pada setiap subbab di bagian </text:span><text:span text:style-name="Strong_20_Emphasis"><text:span text:style-name="T1">Kata Pengantar</text:span></text:span><text:span text:style-name="T1">:</text:span></text:p>
            <text:p text:style-name="Text_20_body"><text:span text:style-name="Strong_20_Emphasis"><text:span text:style-name="T1">1. Subbab: Mengapa Google Penting?</text:span></text:span></text:p>
            <text:list xml:id="list5516697389632979087" text:style-name="L14">
              <text:list-item>
                <text:p text:style-name="P148"><text:span text:style-name="Strong_20_Emphasis"><text:span text:style-name="T1">Tujuan Subbab:</text:span></text:span><text:span text:style-name="T1"> Menarik perhatian pembaca dan menetapkan relevansi Google dalam kehidupan modern. </text:span></text:p>
              </text:list-item>
              <text:list-item>
                <text:p text:style-name="P6"><text:span text:style-name="Strong_20_Emphasis"><text:span text:style-name="T1">Prompt:</text:span></text:span><text:span text:style-name="T1"> "Tulis paragraf pembuka yang menarik untuk buku nonfiksi tentang Google yang ditujukan bagi masyarakat umum. Mulai dengan menyoroti bagaimana Google (atau produk-produknya seperti Search, Maps, Gmail, YouTube, Android) telah menjadi bagian tak terpisahkan dari kehidupan sehari-hari miliaran orang di seluruh dunia. Gambarkan secara singkat transformasinya dari sebuah proyek riset di universitas menjadi salah satu perusahaan teknologi paling kuat dan berpengaruh yang membentuk cara kita mencari informasi, berkomunikasi, berbisnis, dan memahami dunia. Gunakan bahasa yang menggugah rasa ingin tahu dan tunjukkan skala dampaknya untuk menegaskan </text:span><text:span text:style-name="Emphasis"><text:span text:style-name="T1">mengapa</text:span></text:span><text:span text:style-name="T1"> kisah Google layak untuk dibaca dan dipahami." </text:span></text:p>
              </text:list-item>
            </text:list>
            <text:p text:style-name="Text_20_body"><text:span text:style-name="Strong_20_Emphasis"><text:span text:style-name="T1">2. Subbab: Apa yang Akan Dibahas dalam Buku Ini?</text:span></text:span></text:p>
            <text:list xml:id="list5064373951208447528" text:style-name="L15">
              <text:list-item>
                <text:p text:style-name="P149"><text:soft-page-break/><text:span text:style-name="Strong_20_Emphasis"><text:span text:style-name="T1">Tujuan Subbab:</text:span></text:span><text:span text:style-name="T1"> Memberikan gambaran singkat mengenai isi dan struktur buku kepada pembaca. </text:span></text:p>
              </text:list-item>
              <text:list-item>
                <text:p text:style-name="P7"><text:span text:style-name="Strong_20_Emphasis"><text:span text:style-name="T1">Prompt:</text:span></text:span><text:span text:style-name="T1"> "Tulis ringkasan singkat yang berfungsi sebagai peta jalan (roadmap) untuk pembaca buku tentang Google ini. Sebutkan secara garis besar topik-topik utama yang akan dijelajahi, mulai dari [1] Kisah awal pendiriannya yang sederhana, [2] Pertumbuhan pesatnya menjadi raksasa global, [3] Teknologi-teknologi inti yang menjadi andalannya (seperti Search, Android, YouTube, Cloud), [4] Eksperimen dan proyek-proyek yang mungkin kurang berhasil atau dihentikan, [5] Evolusinya menjadi Alphabet Inc. dan ambisinya di luar bisnis inti, [6] Fokusnya pada Kecerdasan Buatan (AI) dan inovasi masa depan, hingga [7] Dampak luas serta tantangan dan kontroversi yang dihadapinya. Sampaikan bahwa buku ini akan membawa pembaca dalam perjalanan mengungkap berbagai sisi Google secara komprehensif namun mudah diikuti." </text:span></text:p>
              </text:list-item>
            </text:list>
            <text:p text:style-name="Text_20_body"><text:span text:style-name="Strong_20_Emphasis"><text:span text:style-name="T1">3. Subbab: Untuk Siapa Buku Ini Ditulis?</text:span></text:span></text:p>
            <text:list xml:id="list6124665592737879599" text:style-name="L16">
              <text:list-item>
                <text:p text:style-name="P150"><text:span text:style-name="Strong_20_Emphasis"><text:span text:style-name="T1">Tujuan Subbab:</text:span></text:span><text:span text:style-name="T1"> Mendefinisikan target pembaca dan meyakinkan mereka tentang aksesibilitas buku. </text:span></text:p>
              </text:list-item>
              <text:list-item>
                <text:p text:style-name="P8"><text:span text:style-name="Strong_20_Emphasis"><text:span text:style-name="T1">Prompt:</text:span></text:span><text:span text:style-name="T1"> "Tulis bagian singkat yang menjelaskan siapa target pembaca utama buku tentang Google ini. Nyatakan dengan jelas bahwa buku ini dirancang untuk [sebutkan target spesifik, misal: masyarakat umum, pelajar, mahasiswa, pengusaha, profesional non-teknis, siapa saja yang penasaran dengan teknologi dan bisnis]. Tekankan bahwa pemahaman teknis yang mendalam </text:span><text:span text:style-name="Emphasis"><text:span text:style-name="T1">tidak</text:span></text:span><text:span text:style-name="T1"> diperlukan untuk menikmati buku ini, karena konsep-konsep kompleks akan disajikan dengan bahasa yang sederhana dan analogi yang mudah dipahami. Yakinkan pembaca bahwa tujuannya adalah memberikan wawasan yang informatif dan menarik mengenai salah satu perusahaan paling penting di abad ke-21 bagi siapa saja yang tertarik." </text:span></text:p>
              </text:list-item>
            </text:list>
            <text:p text:style-name="P116">Dengan menggunakan prompt ini untuk setiap subbab, Anda dapat mulai menghasilkan draf awal untuk bagian Kata Pengantar buku Anda. Anda bisa menyesuaikan prompt ini lebih lanjut sesuai dengan gaya dan fokus spesifik yang Anda inginkan.</text:p>
          </text:section>
          <text:section text:style-name="Sect1" text:name="feedback-form-1">
            <text:p text:style-name="P253"/>
          </text:section>
        </text:section>
        <text:section text:style-name="Sect1" text:name="04176b9d11e6b621">
          <text:p text:style-name="P116"/>
          <text:section text:style-name="Sect1" text:name="user-query-content-2">
            <text:p text:style-name="P273"><text:soft-page-break/>Pada Bab 1 Tambahkan prompt pada awal bab untuk mendapatkan pengantar , pada tiap subbab/sub-subab untuk mendapatkan isi dengan pembahasan mendalam </text:p>
          </text:section>
          <text:p text:style-name="P253">Tampilkan alur berpikir</text:p>
          <text:section text:style-name="Sect2" text:name="model-response-message-contentr_04176b9d11e6b621">
            <text:p text:style-name="P116">Oke, mari kita tambahkan prompt untuk pengantar Bab 1 dan detailkan prompt untuk setiap subbab agar menghasilkan pembahasan yang mendalam:</text:p>
            <text:p text:style-name="Text_20_body"><text:span text:style-name="Strong_20_Emphasis"><text:span text:style-name="T1">Bab 1: Kelahiran Raksasa - Dari Proyek Riset ke Garasi Legendaris</text:span></text:span></text:p>
            <text:list xml:id="list5531047528147948063" text:style-name="L17">
              <text:list-item>
                <text:p text:style-name="P9"><text:span text:style-name="Strong_20_Emphasis"><text:span text:style-name="T1">Prompt untuk Pengantar Bab 1:</text:span></text:span><text:span text:style-name="T1"> "Tulis bagian pengantar untuk Bab 1 yang berjudul 'Kelahiran Raksasa - Dari Proyek Riset ke Garasi Legendaris'. Mulai dengan membawa pembaca kembali ke era pertengahan hingga akhir 1990-an, gambarkan suasana 'Wild West' internet pada masa itu dan jelaskan secara singkat bagaimana mesin pencari yang ada (seperti AltaVista, Lycos, Excite) bekerja serta keterbatasannya dalam menyajikan hasil yang relevan. Kemudian, perkenalkan Universitas Stanford sebagai pusat inovasi teknologi dan tempat bertemunya dua mahasiswa PhD yang akan mengubah lanskap digital selamanya. Ciptakan narasi yang membangun rasa ingin tahu tentang bagaimana sebuah ide akademis yang ambisius bisa bertransformasi menjadi fondasi perusahaan triliunan dolar, dimulai dari ruang asrama dan garasi sederhana. Tekankan tema inovasi, kebetulan, dan visi yang melampaui zamannya." </text:span></text:p>
              </text:list-item>
            </text:list>
            <text:p text:style-name="P2"/>
            <text:list xml:id="list6263622194841744166" text:style-name="L18">
              <text:list-item>
                <text:p text:style-name="P10"><text:span text:style-name="Strong_20_Emphasis"><text:span text:style-name="T1">Prompt untuk Subbab 1.1: Pertemuan Dua Pikiran Brilian: Larry Page &amp; Sergey Brin di Stanford</text:span></text:span><text:span text:style-name="T1"> "Tulis pembahasan mendalam tentang pertemuan antara Larry Page dan Sergey Brin. Gali latar belakang singkat masing-masing: Larry Page, anak seorang profesor ilmu komputer, dengan ketertarikan pada efisiensi dan sistem berskala besar; Sergey Brin, imigran dari Rusia dengan latar belakang matematika yang kuat dan kepribadian yang lebih ekstrovert. Deskripsikan secara detail bagaimana mereka bertemu di Stanford University pada tahun 1995 (misalnya, saat orientasi mahasiswa baru atau program PhD). Jelaskan dinamika awal hubungan mereka yang konon diwarnai perdebatan namun disatukan oleh ketertarikan intelektual pada tantangan 'data mining' di World Wide Web yang sedang berkembang pesat. Gambarkan bagaimana lingkungan akademis Stanford yang kompetitif namun </text:span><text:soft-page-break/><text:span text:style-name="T1">kolaboratif mendorong lahirnya ide-ide besar."</text:span></text:p>
              </text:list-item>
              <text:list-item>
                <text:p text:style-name="P10"><text:span text:style-name="Strong_20_Emphasis"><text:span text:style-name="T1">Prompt untuk Subbab 1.2: BackRub: Cikal Bakal Mesin Pencari Revolusioner</text:span></text:span><text:span text:style-name="T1"> "Tulis pembahasan mendalam mengenai proyek riset awal Larry Page dan Sergey Brin yang bernama 'BackRub'. Jelaskan secara detail masalah fundamental yang ingin mereka pecahkan: bagaimana menentukan halaman web mana yang paling penting atau otoritatif di antara miliaran halaman yang ada? Kontraskan pendekatan mesin pencari saat itu (yang seringkali hanya menghitung frekuensi kata kunci) dengan ide inovatif BackRub yang menganalisis struktur tautan (links) antar halaman web. Jelaskan konsep dasar bahwa sebuah tautan dari halaman A ke halaman B dapat dianggap sebagai 'suara' atau 'dukungan' dari A untuk B. Ceritakan bagaimana proyek ini berjalan di infrastruktur komputer Stanford, tantangan teknis awal yang dihadapi (misalnya, skala data), dan bagaimana hasilnya mulai menunjukkan potensi yang signifikan dalam meningkatkan relevansi pencarian."</text:span></text:p>
              </text:list-item>
              <text:list-item>
                <text:p text:style-name="P10"><text:span text:style-name="Strong_20_Emphasis"><text:span text:style-name="T1">Prompt untuk Subbab 1.3: Konsep PageRank: Memetakan Relevansi Web</text:span></text:span><text:span text:style-name="T1"> "Tulis penjelasan mendalam dan terperinci mengenai algoritma PageRank, yang menjadi jantung teknologi Google awal. Hindari formula matematis yang rumit, tetapi jelaskan logikanya secara intuitif dan mendalam. Gunakan analogi sitasi ilmiah: sebuah makalah yang banyak dikutip oleh makalah penting lainnya cenderung lebih penting. Jelaskan bagaimana PageRank tidak hanya menghitung </text:span><text:span text:style-name="Emphasis"><text:span text:style-name="T1">jumlah</text:span></text:span><text:span text:style-name="T1"> tautan masuk (inbound links), tetapi juga </text:span><text:span text:style-name="Emphasis"><text:span text:style-name="T1">kualitas</text:span></text:span><text:span text:style-name="T1"> dari tautan tersebut (tautan dari halaman dengan PageRank tinggi memberi bobot lebih besar). Terangkan mengapa pendekatan rekursif ini (nilai sebuah halaman bergantung pada nilai halaman lain yang menautkannya) sangat efektif dalam memodelkan otoritas dan relevansi di web. Diskusikan bagaimana PageRank menjadi diferensiator utama yang membuat hasil pencarian Google terasa jauh lebih baik dibandingkan kompetitornya saat itu."</text:span></text:p>
              </text:list-item>
              <text:list-item>
                <text:p text:style-name="P10"><text:span text:style-name="Strong_20_Emphasis"><text:span text:style-name="T1">Prompt untuk Subbab 1.4: Mendapatkan Pendanaan Awal: Dari Garasi ke Silicon Valley</text:span></text:span><text:span text:style-name="T1"> "Tulis pembahasan mendalam mengenai perjalanan transisi Google dari proyek akademis menjadi sebuah startup yang didanai. Rinci upaya Page dan Brin dalam mencari investor, termasuk penolakan-penolakan awal yang mungkin mereka alami dan tantangan meyakinkan orang tentang potensi bisnis dari sebuah mesin pencari (yang saat itu banyak dianggap tidak menghasilkan uang). </text:span><text:soft-page-break/><text:span text:style-name="T1">Ceritakan secara detail momen krusial ketika mereka bertemu Andy Bechtolsheim (salah satu pendiri Sun Microsystems) dan mendapatkan cek pendanaan pertama sebesar $100.000 atas nama 'Google Inc.' (bahkan sebelum perusahaan resmi didirikan). Lanjutkan dengan proses mendapatkan pendanaan Seri A sebesar $25 juta dari firma modal ventura terkemuka, Kleiner Perkins Caufield &amp; Byers dan Sequoia Capital, pada tahun 1999. Gambarkan juga secara hidup suasana kerja di garasi Susan Wojcicki di Menlo Park, yang menjadi 'markas' pertama Google, lengkap dengan tantangan dan semangat khas startup."</text:span></text:p>
              </text:list-item>
              <text:list-item>
                <text:p text:style-name="P10"><text:span text:style-name="Strong_20_Emphasis"><text:span text:style-name="T1">Prompt untuk Subbab 1.5: Pendirian Google Inc. (1998)</text:span></text:span><text:span text:style-name="T1"> "Tulis pembahasan mendalam tentang proses formal pendirian Google Inc. pada tanggal 4 September 1998. Jelaskan mengapa langkah ini menjadi penting setelah mendapatkan pendanaan awal dari Andy Bechtolsheim. Gali lebih dalam cerita di balik pemilihan nama 'Google' – jelaskan istilah matematika 'googol' (angka 1 diikuti 100 nol) dan bagaimana nama ini merefleksikan misi ambisius perusahaan untuk mengelola jumlah informasi yang sangat besar di internet. Sebutkan para pendiri resmi (Page dan Brin) dan karyawan awal yang krusial (seperti Craig Silverstein sebagai karyawan pertama). Jelaskan signifikansi legal dan operasional dari menjadi sebuah perusahaan korporasi yang terdaftar."</text:span></text:p>
              </text:list-item>
              <text:list-item>
                <text:p text:style-name="P10"><text:span text:style-name="Strong_20_Emphasis"><text:span text:style-name="T1">Prompt untuk Subbab 1.6: Filosofi Awal: "Don't Be Evil" dan Budaya Perusahaan yang Unik</text:span></text:span><text:span text:style-name="T1"> "Tulis pembahasan mendalam mengenai fondasi budaya dan etos kerja Google di masa-masa awal. Gali asal-usul slogan tidak resmi yang terkenal, 'Don't Be Evil' – siapa yang mencetuskannya (sering dikaitkan dengan Paul Buchheit atau Amit Patel) dan apa makna serta implikasinya bagi pengambilan keputusan perusahaan saat itu. Jelaskan bagaimana filosofi ini bertujuan membedakan Google dari perusahaan lain dan membangun kepercayaan pengguna. Deskripsikan secara detail elemen-elemen budaya kerja yang tidak konvensional yang mulai diterapkan: lingkungan kerja yang santai namun intens, fasilitas karyawan (makanan gratis, area bermain, '20% time' untuk proyek pribadi), struktur organisasi yang datar, dan fokus pada perekrutan talenta teknik terbaik ('Googlers'). Jelaskan bagaimana budaya ini dirancang untuk mendorong inovasi, kolaborasi, dan pemecahan masalah skala besar, serta kaitannya dengan misi utama perusahaan untuk 'mengatur informasi dunia dan membuatnya dapat diakses serta </text:span><text:soft-page-break/><text:span text:style-name="T1">berguna secara universal'."</text:span></text:p>
              </text:list-item>
            </text:list>
          </text:section>
          <text:section text:style-name="Sect1" text:name="feedback-form-2">
            <text:p text:style-name="P253"/>
          </text:section>
        </text:section>
        <text:section text:style-name="Sect1" text:name="65a818227406dd4a">
          <text:p text:style-name="P116"/>
          <text:section text:style-name="Sect1" text:name="user-query-content-3">
            <text:p text:style-name="P273">Pada Bab 2 Tambahkan prompt pada tiap bab untuk mendapatkan pengantar , pada tiap subbab/sub-subab untuk mendapatkan isi dengan pembahasan mendalam </text:p>
          </text:section>
          <text:p text:style-name="P253">Tampilkan alur berpikir</text:p>
          <text:section text:style-name="Sect2" text:name="model-response-message-contentr_65a818227406dd4a">
            <text:p text:style-name="P116">Tentu, mari kita buatkan prompt untuk pengantar Bab 2 dan prompt mendalam untuk setiap subbabnya:</text:p>
            <text:p text:style-name="Text_20_body"><text:span text:style-name="Strong_20_Emphasis"><text:span text:style-name="T1">Bab 2: Pertumbuhan Eksponensial - Menjadi Kata Kerja dan Lebih dari Sekadar Pencarian</text:span></text:span></text:p>
            <text:list xml:id="list3134361816304500389" text:style-name="L19">
              <text:list-item>
                <text:p text:style-name="P11"><text:span text:style-name="Strong_20_Emphasis"><text:span text:style-name="T1">Prompt untuk Pengantar Bab 2:</text:span></text:span><text:span text:style-name="T1"> "Tulis bagian pengantar untuk Bab 2 yang berjudul 'Pertumbuhan Eksponensial - Menjadi Kata Kerja dan Lebih dari Sekadar Pencarian'. Mulai dengan menggambarkan bagaimana Google, setelah berhasil membuktikan keunggulan teknologinya (seperti dibahas di Bab 1), memasuki fase pertumbuhan yang eksplosif di awal milenium baru. Tetapkan panggung dengan menyinggung iklim ekonomi pasca-ledakan dot-com, di mana Google tidak hanya bertahan tetapi justru melesat. Bangun narasi tentang periode transformasi krusial ini: bagaimana Google mengukuhkan dominasinya hingga namanya menjadi kata kerja ('googling'), bagaimana mereka menemukan 'mesin uang' melalui model iklan revolusioner, dan bagaimana ambisinya mulai meluas jauh melampaui sekadar kotak pencarian di halaman web. Janjikan kepada pembaca bahwa bab ini akan mengupas tuntas strategi, inovasi produk, langkah bisnis kunci (termasuk IPO), dan akuisisi strategis yang mengubah Google dari startup Silicon Valley menjadi fenomena global." </text:span></text:p>
              </text:list-item>
            </text:list>
            <text:p text:style-name="P2"/>
            <text:list xml:id="list1415129911865344987" text:style-name="L20">
              <text:list-item>
                <text:p text:style-name="P12"><text:span text:style-name="Strong_20_Emphasis"><text:span text:style-name="T1">Prompt untuk Subbab 2.1: Ledakan Dot-com dan Bertahannya Google</text:span></text:span><text:span text:style-name="T1"> "Tulis pembahasan mendalam yang menganalisis bagaimana Google, sebagai perusahaan yang relatif masih muda, berhasil melewati krisis pecahnya gelembung dot-com pada periode 2000-2001. Deskripsikan secara detail euforia investasi teknologi di akhir 1990-an dan kejatuhan pasar yang drastis sesudahnya, yang menyebabkan </text:span><text:soft-page-break/><text:span text:style-name="T1">banyak perusahaan internet bangkrut. Identifikasi dan elaborasi faktor-faktor spesifik yang berkontribusi pada ketahanan (resilience) Google: [1] fokus pada teknologi inti (pencarian yang superior), [2] pertumbuhan basis pengguna organik yang kuat, [3] budaya perusahaan yang hemat dan efisien pada masa itu, [4] kepemimpinan yang visioner, dan [5] langkah awal menuju model bisnis yang berkelanjutan (bahkan sebelum AdWords matang). Bandingkan kondisi Google dengan startup lain yang gagal bertahan, dan jelaskan bagaimana krisis ini justru memperkuat posisi kompetitif Google dalam jangka panjang."</text:span></text:p>
              </text:list-item>
              <text:list-item>
                <text:p text:style-name="P12"><text:span text:style-name="Strong_20_Emphasis"><text:span text:style-name="T1">Prompt untuk Subbab 2.2: IPO (Initial Public Offering) yang Fenomenal (2004)</text:span></text:span><text:span text:style-name="T1"> "Tulis pembahasan mendalam dan komprehensif mengenai proses Initial Public Offering (IPO) Google pada Agustus 2004. Jelaskan secara detail alasan di balik keputusan Google untuk go public dan mengapa mereka memilih metode lelang Belanda (Dutch auction) yang tidak biasa, termasuk filosofi di baliknya untuk memberdayakan investor individu dan menetapkan harga yang 'adil'. Deskripsikan antisipasi dan sorotan media yang luar biasa menjelang IPO. Rinci proses pelaksanaan lelang, penetapan harga saham perdana ($85), dan kinerja saham pada hari pertama perdagangan. Analisis dampak signifikan IPO ini: perolehan modal masif ($1.67 miliar), valuasi perusahaan yang tinggi (sekitar $23 miliar saat itu), status baru sebagai perusahaan publik, dan bagaimana hal itu mengubah nasib para pendiri dan karyawan awal (efek 'kekayaan'). Jangan lupa sertakan pembahasan tentang 'Surat Pendiri' (Founders' Letter) dalam prospektus S-1 yang menggarisbawahi visi jangka panjang dan prinsip-prinsip 'Don't Be Evil'."</text:span></text:p>
              </text:list-item>
              <text:list-item>
                <text:p text:style-name="P12"><text:span text:style-name="Strong_20_Emphasis"><text:span text:style-name="T1">Prompt untuk Subbab 2.3: AdWords dan AdSense: Model Bisnis yang Mengubah Periklanan Digital</text:span></text:span><text:span text:style-name="T1"> "Tulis pembahasan mendalam yang mengupas tuntas arsitektur dan dampak dari model bisnis periklanan Google: AdWords (sekarang Google Ads) dan AdSense. Jelaskan secara rinci cara kerja sistem lelang iklan AdWords: bagaimana pengiklan menawar kata kunci (keywords), konsep Pay-Per-Click (PPC), dan peran vital 'Quality Score' (yang mempertimbangkan relevansi iklan, laman landas, dan rasio klik-tayang/CTR) dalam menentukan peringkat dan biaya iklan. Tekankan bagaimana model ini mendemokratisasi periklanan, memungkinkan bisnis kecil bersaing dengan anggaran terbatas. Selanjutnya, jelaskan mekanisme AdSense: bagaimana pemilik </text:span><text:soft-page-break/><text:span text:style-name="T1">situs web dapat mendaftar, menampilkan iklan kontekstual Google di situs mereka, dan memperoleh pendapatan. Analisis bagaimana sinergi antara AdWords (jaringan pengiklan) dan AdSense (jaringan penayang) menciptakan ekosistem periklanan digital yang sangat efektif dan menguntungkan, menjadi mesin pendapatan utama yang mendanai hampir semua ekspansi dan inovasi Google selanjutnya."</text:span></text:p>
              </text:list-item>
              <text:list-item>
                <text:p text:style-name="P12"><text:span text:style-name="Strong_20_Emphasis"><text:span text:style-name="T1">Prompt untuk Subbab 2.4: Ekspansi Produk Awal: Gmail, Google Maps, Google Earth</text:span></text:span><text:span text:style-name="T1"> "Tulis pembahasan mendalam mengenai strategi diversifikasi produk Google di luar pencarian pada pertengahan 2000-an, fokus pada tiga produk kunci yang diluncurkan dalam periode ini. Untuk masing-masing produk, jelaskan: * </text:span><text:span text:style-name="Strong_20_Emphasis"><text:span text:style-name="T1">Gmail (diluncurkan April 2004):</text:span></text:span><text:span text:style-name="T1"> Cerita di balik peluncurannya yang fenomenal saat Hari April Mop, sistem undangan eksklusif yang viral, fitur revolusioner seperti penyimpanan 1GB (jauh melampaui pesaing), kemampuan pencarian internal yang kuat, pengelompokan percakapan (conversation view), dan penggunaan teknologi web baru (AJAX) untuk pengalaman pengguna yang lebih baik. * </text:span><text:span text:style-name="Strong_20_Emphasis"><text:span text:style-name="T1">Google Maps (diluncurkan Februari 2005):</text:span></text:span><text:span text:style-name="T1"> Proses akuisisi teknologi dari Where 2 Technologies dan Keyhole Inc. Fitur-fitur inovatif saat peluncuran seperti peta yang dapat digeser dan diperbesar secara mulus (slippy map), pencarian bisnis terintegrasi, petunjuk arah mengemudi, dan tampilan satelit. Dampaknya dalam mendisrupsi industri pemetaan dan navigasi. * </text:span><text:span text:style-name="Strong_20_Emphasis"><text:span text:style-name="T1">Google Earth (diluncurkan Juni 2005):</text:span></text:span><text:span text:style-name="T1"> Pengalaman pengguna yang memukau dalam menjelajahi bola dunia virtual 3D dengan citra satelit. Teknologi yang berasal dari akuisisi Keyhole. Potensinya sebagai alat visualisasi data geografis dan pendidikan. Analisis bagaimana ketiga produk ini menunjukkan ambisi Google yang lebih luas untuk 'mengorganisir informasi dunia' dalam berbagai format dan memperkuat ekosistem layanannya."</text:span></text:p>
              </text:list-item>
              <text:list-item>
                <text:p text:style-name="P12"><text:span text:style-name="Strong_20_Emphasis"><text:span text:style-name="T1">Prompt untuk Subbab 2.5: Akuisisi Strategis: YouTube, Android, dan Lainnya</text:span></text:span><text:span text:style-name="T1"> "Tulis pembahasan mendalam yang menganalisis penggunaan akuisisi sebagai pilar strategi pertumbuhan Google pada periode ini. Fokus pada dua akuisisi paling transformasional: * </text:span><text:span text:style-name="Strong_20_Emphasis"><text:span text:style-name="T1">YouTube (diakuisisi Oktober 2006):</text:span></text:span><text:span text:style-name="T1"> Gali alasan strategis mengapa Google bersedia membayar $1.65 miliar untuk platform video yang masih muda dan menghadapi tantangan hak cipta. Jelaskan potensi pertumbuhan eksponensial pasar video online yang dilihat Google. Analisis bagaimana </text:span><text:soft-page-break/><text:span text:style-name="T1">akuisisi ini secara instan menjadikan Google pemimpin pasar video, meskipun tantangan monetisasi dan moderasi konten baru dimulai. * </text:span><text:span text:style-name="Strong_20_Emphasis"><text:span text:style-name="T1">Android (diakuisisi Agustus 2005):</text:span></text:span><text:span text:style-name="T1"> Ungkap kisah akuisisi startup Android Inc. yang relatif senyap namun memiliki dampak jangka panjang luar biasa. Jelaskan visi Andy Rubin dan mengapa Google tertarik pada pengembangan sistem operasi mobile open-source. Analisis langkah ini sebagai taruhan strategis Google untuk memastikan relevansinya di era komputasi mobile yang akan datang, melawan dominasi platform tertutup, dan menciptakan saluran distribusi baru untuk layanan dan iklannya. Jika relevan, sebutkan dan jelaskan secara singkat akuisisi penting lainnya dari periode ini (misalnya, DoubleClick untuk memperkuat teknologi iklan, atau Picasa untuk manajemen foto) dan bagaimana mereka cocok dalam strategi ekspansi Google."</text:span></text:p>
              </text:list-item>
              <text:list-item>
                <text:p text:style-name="P12"><text:span text:style-name="Strong_20_Emphasis"><text:span text:style-name="T1">Prompt untuk Subbab 2.6: Menjadi Raksasa Global: Ekspansi Internasional</text:span></text:span><text:span text:style-name="T1"> "Tulis pembahasan mendalam mengenai strategi dan pelaksanaan ekspansi internasional Google pada fase pertumbuhan pesatnya (awal hingga akhir 2000-an). Jelaskan upaya pelokalan produk inti (terutama Google Search) ke berbagai bahasa dan negara, termasuk tantangan teknis dan linguistiknya. Deskripsikan pembukaan kantor-kantor internasional pertama di lokasi strategis seperti Eropa (Dublin, Zurich) dan Asia (Tokyo, Beijing). Analisis tantangan unik yang dihadapi di pasar internasional: persaingan dengan pemain lokal (misalnya Baidu di Tiongkok, Yandex di Rusia), adaptasi terhadap perbedaan budaya dan perilaku pengguna, serta navigasi lanskap hukum dan regulasi yang kompleks di berbagai yurisdiksi. Gambarkan bagaimana ekspansi global ini secara signifikan meningkatkan basis pengguna, jangkauan operasional, dan pendapatan Google, menjadikannya perusahaan yang benar-benar mendunia."</text:span></text:p>
              </text:list-item>
            </text:list>
          </text:section>
          <text:section text:style-name="Sect1" text:name="feedback-form-3">
            <text:p text:style-name="P253"/>
          </text:section>
        </text:section>
        <text:section text:style-name="Sect1" text:name="3c6d9479183ddfd2">
          <text:p text:style-name="P116"/>
          <text:section text:style-name="Sect1" text:name="user-query-content-4">
            <text:p text:style-name="P273">Pada Bab 3 Tambahkan prompt pada awal bab untuk mendapatkan pengantar , pada tiap subbab/sub-subab untuk mendapatkan isi dengan pembahasan mendalam </text:p>
          </text:section>
          <text:p text:style-name="P253">Tampilkan alur berpikir</text:p>
          <text:section text:style-name="Sect2" text:name="model-response-message-contentr_3c6d9479183ddfd2">
            <text:p text:style-name="P116">Tentu, berikut adalah prompt untuk pengantar Bab 3 dan prompt mendalam untuk setiap subbab/sub-subbabnya, dengan mempertimbangkan konteks <text:soft-page-break/>hingga April 2025:</text:p>
            <text:p text:style-name="Text_20_body"><text:span text:style-name="Strong_20_Emphasis"><text:span text:style-name="T1">Bab 3: Teknologi Unggulan - Pilar-Pilar Kekuatan Google</text:span></text:span></text:p>
            <text:list xml:id="list7755787529674389858" text:style-name="L21">
              <text:list-item>
                <text:p text:style-name="P13"><text:span text:style-name="Strong_20_Emphasis"><text:span text:style-name="T1">Prompt untuk Pengantar Bab 3:</text:span></text:span><text:span text:style-name="T1"> "Tulis bagian pengantar untuk Bab 3 yang berjudul 'Teknologi Unggulan - Pilar-Pilar Kekuatan Google'. Awali dengan menegaskan bahwa di balik valuasi pasar triliunan dolar dan jangkauan global Google, terletak fondasi kokoh yang dibangun di atas serangkaian produk dan platform teknologi yang tidak hanya inovatif tetapi juga dominan di kategorinya masing-masing. Jelaskan bahwa bab ini akan membongkar 'ruang mesin' Google, mengupas tuntas pilar-pilar teknologi yang menjadi tulang punggung operasinya dan menyentuh kehidupan miliaran orang setiap hari. Sebutkan secara singkat produk/layanan utama yang akan dibahas: Search yang terus berevolusi dengan AI, Android yang menguasai dunia mobile, Chrome yang merajai peramban web, YouTube sebagai raksasa media digital, Google Cloud yang bersaing di kancah komputasi awan, Workspace sebagai pusat produktivitas, serta Maps &amp; Waze yang memandu dunia. Janjikan kepada pembaca pemahaman mendalam mengenai cara kerja (secara konseptual), sejarah pengembangan, dampak, dan posisi terkini (hingga April 2025) dari setiap teknologi unggulan ini." </text:span></text:p>
              </text:list-item>
            </text:list>
            <text:p text:style-name="P2"/>
            <text:list xml:id="list3971503043654714968" text:style-name="L22">
              <text:list-item>
                <text:p text:style-name="P14"><text:span text:style-name="Strong_20_Emphasis"><text:span text:style-name="T1">Prompt untuk Subbab 3.1: Google Search: Evolusi Algoritma dan Kecerdasan Buatan (AI) di Balik Pencarian</text:span></text:span><text:span text:style-name="T1"> "Tulis pembahasan mendalam yang menjelaskan mengapa Google Search, meskipun merupakan produk tertua, tetap menjadi inti dari kerajaan Google dan terus berevolusi secara signifikan. Tekankan bahwa relevansi dan dominasinya (sebutkan perkiraan pangsa pasar pencarian global terbaru per April 2025) tidak lagi hanya bergantung pada PageRank, tetapi semakin didorong oleh kemajuan pesat dalam Kecerdasan Buatan (AI) dan Machine Learning (ML). Jelaskan bagaimana AI memungkinkan Search untuk memahami bahasa manusia secara lebih alami, menangani kueri yang kompleks, dan menyajikan informasi dalam format yang semakin kaya dan langsung, di tengah volume informasi web yang terus meledak."</text:span></text:p>
                <text:list>
                  <text:list-item>
                    <text:p text:style-name="P14"><text:span text:style-name="Strong_20_Emphasis"><text:span text:style-name="T1">Prompt untuk Sub-subbab 3.1.1: Cara Kerja Pencarian (Disederhanakan)</text:span></text:span><text:span text:style-name="T1"> "Jelaskan secara konseptual, dengan bahasa </text:span><text:soft-page-break/><text:span text:style-name="T1">yang mudah dipahami oleh pembaca awam dan menggunakan analogi yang relevan, tiga proses fundamental di balik Google Search:</text:span></text:p>
                    <text:list>
                      <text:list-item>
                        <text:p text:style-name="P151"><text:span text:style-name="Strong_20_Emphasis"><text:span text:style-name="T1">Crawling (Perayapan):</text:span></text:span><text:span text:style-name="T1"> Bagaimana 'laba-laba' Google (Googlebot) secara terus-menerus menjelajahi triliunan halaman di World Wide Web untuk menemukan konten baru dan yang diperbarui. </text:span></text:p>
                      </text:list-item>
                      <text:list-item>
                        <text:p text:style-name="P151"><text:span text:style-name="Strong_20_Emphasis"><text:span text:style-name="T1">Indexing (Pengindeksan):</text:span></text:span><text:span text:style-name="T1"> Bagaimana informasi dari halaman-halaman tersebut dianalisis, dipahami, dan diorganisir ke dalam sebuah indeks raksasa (seperti katalog perpustakaan super besar) agar dapat diambil dengan cepat. </text:span></text:p>
                      </text:list-item>
                      <text:list-item>
                        <text:p text:style-name="P151"><text:span text:style-name="Strong_20_Emphasis"><text:span text:style-name="T1">Ranking/Serving (Pemeringkatan/Penyajian):</text:span></text:span><text:span text:style-name="T1"> Bagaimana ketika pengguna mengetikkan kueri, algoritma Google secara instan menganalisis kueri tersebut dan menyeleksi halaman paling relevan dari indeks berdasarkan ratusan faktor sinyal (termasuk PageRank warisan, relevansi kata kunci, kualitas konten, pengalaman pengguna halaman, kesegaran informasi, lokasi pengguna, dll) untuk disajikan sebagai hasil pencarian. Tekankan skala dan kecepatan luar biasa dari keseluruhan proses ini." </text:span></text:p>
                      </text:list-item>
                    </text:list>
                  </text:list-item>
                  <text:list-item>
                    <text:p text:style-name="P14"><text:span text:style-name="Strong_20_Emphasis"><text:span text:style-name="T1">Prompt untuk Sub-subbab 3.1.2: RankBrain, BERT, MUM, dan AI lainnya</text:span></text:span><text:span text:style-name="T1"> "Jelaskan secara mendalam bagaimana penerapan AI, khususnya dalam pemrosesan bahasa alami (NLP) dan pemahaman semantik, telah secara radikal meningkatkan kemampuan Google Search. Jelaskan peran dari sistem-sistem AI kunci berikut (gunakan analogi jika perlu):</text:span></text:p>
                    <text:list>
                      <text:list-item>
                        <text:p text:style-name="P151"><text:span text:style-name="Strong_20_Emphasis"><text:span text:style-name="T1">RankBrain (sekitar 2015):</text:span></text:span><text:span text:style-name="T1"> Bagaimana ia membantu Google menafsirkan makna di balik kueri yang ambigu atau belum pernah dilihat sebelumnya (sekitar 15% kueri harian adalah baru). </text:span></text:p>
                      </text:list-item>
                      <text:list-item>
                        <text:p text:style-name="P151"><text:span text:style-name="Strong_20_Emphasis"><text:span text:style-name="T1">BERT (Bidirectional Encoder Representations from Transformers, sekitar 2019):</text:span></text:span><text:span text:style-name="T1"> Bagaimana model ini memungkinkan Google memahami konteks kata dalam suatu kalimat secara dua arah (melihat kata sebelum dan sesudahnya), menghasilkan pemahaman nuansa yang lebih </text:span><text:soft-page-break/><text:span text:style-name="T1">baik. </text:span></text:p>
                      </text:list-item>
                      <text:list-item>
                        <text:p text:style-name="P151"><text:span text:style-name="Strong_20_Emphasis"><text:span text:style-name="T1">MUM (Multitask Unified Model, sekitar 2021):</text:span></text:span><text:span text:style-name="T1"> Bagaimana model ini dirancang untuk memahami informasi secara lebih holistik, melintasi berbagai bahasa dan format (teks, gambar, video), untuk menjawab pertanyaan yang lebih kompleks. </text:span></text:p>
                      </text:list-item>
                      <text:list-item>
                        <text:p text:style-name="P151"><text:span text:style-name="Strong_20_Emphasis"><text:span text:style-name="T1">AI Generatif &amp; Integrasi Gemini (atau model terbaru per April 2025):</text:span></text:span><text:span text:style-name="T1"> Jelaskan tren terbaru (hingga April 2025) dalam mengintegrasikan kemampuan AI generatif ke dalam pengalaman pencarian (misalnya melalui Search Generative Experience/SGE atau fitur serupa), yang memungkinkan Google memberikan ringkasan jawaban yang disintesis dari berbagai sumber, menjawab pertanyaan lanjutan secara kontekstual, dan membuat pencarian menjadi lebih percakapan (conversational)." </text:span></text:p>
                      </text:list-item>
                    </text:list>
                  </text:list-item>
                </text:list>
              </text:list-item>
              <text:list-item>
                <text:p text:style-name="P14"><text:span text:style-name="Strong_20_Emphasis"><text:span text:style-name="T1">Prompt untuk Subbab 3.2: Android: Sistem Operasi Ponsel Paling Populer di Dunia</text:span></text:span><text:span text:style-name="T1"> "Tulis pembahasan mendalam tentang sistem operasi Android, menekankan statusnya sebagai platform mobile dominan secara global (sebutkan perkiraan pangsa pasar smartphone global terbaru per April 2025). Jelaskan signifikansi strategis Android bagi Google sebagai pintu gerbang utama ke layanan dan ekosistem iklannya di era mobile."</text:span></text:p>
                <text:list>
                  <text:list-item>
                    <text:p text:style-name="P14"><text:span text:style-name="Strong_20_Emphasis"><text:span text:style-name="T1">Prompt untuk Sub-subbab 3.2.1: Akuisisi dan Pengembangan</text:span></text:span><text:span text:style-name="T1"> "Rinci sejarah Android mulai dari akuisisi startup Android Inc. pada tahun 2005. Jelaskan strategi kunci Google: menjadikannya open-source (melalui Android Open Source Project - AOSP), membentuk Open Handset Alliance (OHA) untuk mendorong adopsi oleh berbagai produsen perangkat keras, dan fokus pada pengembangan berkelanjutan. Ceritakan peluncuran perangkat Android komersial pertama (T-Mobile G1/HTC Dream pada 2008). Gambarkan evolusi platform Android melalui rilis versi-versi utamanya (misalnya, dari Cupcake, Éclair, Froyo, Gingerbread, Honeycomb, Ice Cream Sandwich, Jelly Bean, KitKat, Lollipop, Marshmallow, Nougat, Oreo, Pie, Android 10, 11, 12, 13, 14, hingga versi terbaru yang relevan pada April 2025 seperti Android 15 atau 16), soroti pengenalan fitur-fitur ikonik, perubahan desain (Material Design, Material You), dan peningkatan </text:span><text:soft-page-break/><text:span text:style-name="T1">kinerja/keamanan di setiap generasi."   </text:span></text:p>
                  </text:list-item>
                  <text:list-item>
                    <text:p text:style-name="P14"><text:span text:style-name="Strong_20_Emphasis"><text:span text:style-name="T1">Prompt untuk Sub-subbab 3.2.2: Ekosistem Aplikasi (Google Play Store)</text:span></text:span><text:span text:style-name="T1"> "Jelaskan peran vital Google Play Store sebagai pusat distribusi aplikasi dan konten digital untuk ekosistem Android. Gambarkan skalanya yang masif (miliaran pengguna, jutaan aplikasi, triliunan unduhan). Analisis bagaimana Play Store menciptakan pasar yang dinamis bagi pengembang aplikasi di seluruh dunia dan menjadi kunci pengalaman pengguna Android. Namun, bahas juga tantangan dan kritik yang dihadapi Play Store: masalah fragmentasi perangkat/versi Android yang menyulitkan pengembang, tantangan dalam memerangi aplikasi berbahaya (malware) dan berkualitas rendah, serta kontroversi terkait kebijakan peninjauan aplikasi dan struktur komisi (misalnya, kasus Epic Games vs Google)."</text:span></text:p>
                  </text:list-item>
                </text:list>
              </text:list-item>
              <text:list-item>
                <text:p text:style-name="P14"><text:span text:style-name="Strong_20_Emphasis"><text:span text:style-name="T1">Prompt untuk Subbab 3.3: Google Chrome: Merebut Dominasi Peramban Web</text:span></text:span><text:span text:style-name="T1"> "Tulis pembahasan mendalam tentang Google Chrome, jelaskan bagaimana ia berevolusi dari penantang baru menjadi peramban web yang paling banyak digunakan di dunia (sebutkan pangsa pasar global desktop dan mobile terbaru per April 2025). Analisis alasan strategis Google meluncurkan Chrome pada tahun 2008, yaitu kebutuhan akan peramban yang lebih cepat, stabil, dan aman untuk mendukung aplikasi web yang semakin kompleks (termasuk layanan Google sendiri). Elaborasi keunggulan teknis dan desain awal yang mendorong adopsinya: [1] Kecepatan (mesin JavaScript V8, rendering cepat), [2] Stabilitas (arsitektur multi-proses, 'sandboxing'), [3] Keamanan (pembaruan otomatis, perlindungan terhadap phishing/malware), [4] Kesederhanaan antarmuka (desain minimalis, Omnibox). Jelaskan juga dampak dari proyek open-source Chromium dan mesin rendering Blink."</text:span></text:p>
              </text:list-item>
              <text:list-item>
                <text:p text:style-name="P14"><text:span text:style-name="Strong_20_Emphasis"><text:span text:style-name="T1">Prompt untuk Subbab 3.4: YouTube: Platform Video Raksasa dan Ekonomi Kreator</text:span></text:span><text:span text:style-name="T1"> "Tulis pembahasan mendalam tentang YouTube, posisinya sebagai platform video online de facto secara global. Gambarkan skala operasinya yang luar biasa per April 2025 (misalnya, jumlah pengguna aktif bulanan/harian, jumlah jam video yang ditonton per hari, jumlah konten yang diunggah per menit). Jelaskan evolusinya dari situs berbagi video sederhana menjadi ekosistem media yang kompleks dengan berbagai format (video panjang, Shorts, live streaming, </text:span><text:soft-page-break/><text:span text:style-name="T1">musik, podcast). Analisis peran sentral algoritma rekomendasi dalam personalisasi pengalaman pengguna dan mendorong waktu tonton (sekaligus diskusikan kritik terkait potensi penyebaran misinformasi atau konten bermasalah). Elaborasi model bisnisnya dan bagaimana YouTube memfasilitasi 'ekonomi kreator' (creator economy) melalui berbagai jalur monetisasi (iklan via AdSense, langganan berbayar/Channel Memberships, Super Chat/Stickers, Merchandise Shelf, YouTube Premium revenue sharing)."</text:span></text:p>
              </text:list-item>
              <text:list-item>
                <text:p text:style-name="P14"><text:span text:style-name="Strong_20_Emphasis"><text:span text:style-name="T1">Prompt untuk Subbab 3.5: Google Cloud: Bersaing di Pasar Komputasi Awan</text:span></text:span><text:span text:style-name="T1"> "Tulis pembahasan mendalam mengenai Google Cloud Platform (GCP) sebagai salah satu dari tiga pemain utama (bersama AWS dan Azure) di pasar komputasi awan global yang sangat kompetitif. Jelaskan secara sederhana konsep komputasi awan dan mengapa ia krusial bagi transformasi digital perusahaan. Posisikan GCP di pasar (sebutkan perkiraan pangsa pasar dan statusnya sebagai penantang yang tumbuh cepat per April 2025). Rinci portofolio layanan utamanya, dikelompokkan berdasarkan kategori: Komputasi (Compute Engine, GKE), Penyimpanan (Cloud Storage), Database (Cloud SQL, Spanner, Bigtable), Jaringan, Big Data &amp; Analisis (BigQuery, Dataflow, Dataproc), serta AI &amp; Machine Learning (Vertex AI, berbagai API). Soroti area di mana GCP dianggap memiliki keunggulan kompetitif, seperti analisis data skala besar, AI/ML, infrastruktur jaringan global, dan kontribusinya pada teknologi open-source (seperti Kubernetes). Bahas target pasar utamanya (enterprise, industri spesifik, startup) dan tantangan dalam mengejar ketertinggalan dari AWS dan Azure."</text:span></text:p>
              </text:list-item>
              <text:list-item>
                <text:p text:style-name="P14"><text:span text:style-name="Strong_20_Emphasis"><text:span text:style-name="T1">Prompt untuk Subbab 3.6: Google Workspace (d/h G Suite): Produktivitas di Era Digital</text:span></text:span><text:span text:style-name="T1"> "Tulis pembahasan mendalam tentang Google Workspace sebagai rangkaian aplikasi produktivitas dan kolaborasi berbasis cloud yang banyak digunakan. Jelaskan evolusinya dari aplikasi individual gratis menjadi suite terintegrasi berbayar untuk pasar bisnis dan pendidikan (sebelumnya dikenal sebagai Google Apps for Your Domain, lalu G Suite). Rinci komponen-komponen inti Workspace: Komunikasi (Gmail, Meet, Chat), Kreasi (Docs, Sheets, Slides, Forms, Sites, Keep), Penyimpanan (Drive), dan Manajemen (Admin Console, Vault). Tekankan proposisi nilai utamanya: kolaborasi real-time yang mulus, aksesibilitas dari perangkat apa pun, kemudahan </text:span><text:soft-page-break/><text:span text:style-name="T1">penggunaan, dan integrasi antar aplikasi. Analisis posisinya dalam persaingan ketat dengan Microsoft 365. Bahas model penetapan harganya (bertingkat berdasarkan fitur dan target pengguna) dan penetrasinya di berbagai sektor."</text:span></text:p>
              </text:list-item>
              <text:list-item>
                <text:p text:style-name="P14"><text:span text:style-name="Strong_20_Emphasis"><text:span text:style-name="T1">Prompt untuk Subbab 3.7: Google Maps &amp; Waze: Memetakan Dunia Nyata dan Navigasi</text:span></text:span><text:span text:style-name="T1"> "Tulis pembahasan mendalam mengenai dominasi Google dalam layanan pemetaan digital dan navigasi melalui Google Maps, yang diperkuat oleh akuisisi Waze. Jelaskan bagaimana Google Maps telah bertransformasi dari sekadar peta menjadi platform lokasi yang kaya fitur dan esensial bagi kehidupan sehari-hari. Elaborasi fitur-fitur utamanya: pencarian lokasi dan bisnis yang akurat, peta dasar yang detail, citra satelit resolusi tinggi, tampilan jalan interaktif (Street View), navigasi turn-by-turn untuk berbagai moda transportasi (mengemudi, berjalan kaki, bersepeda, transportasi publik) dengan informasi lalu lintas real-time yang akurat. Jelaskan bagaimana akuisisi Waze pada 2013 memperkaya data lalu lintas melalui mekanisme crowdsourcing. Bahas fitur tambahan seperti ulasan pengguna, rekomendasi tempat, informasi kepadatan (crowdedness), fitur AR (Live View), dan kemampuan peta offline. Analisis dampak Maps sebagai alat bantu navigasi personal dan sebagai platform penting bagi bisnis lokal untuk meningkatkan visibilitas mereka."</text:span></text:p>
              </text:list-item>
            </text:list>
          </text:section>
          <text:section text:style-name="Sect1" text:name="feedback-form-4">
            <text:p text:style-name="P253"/>
          </text:section>
        </text:section>
        <text:section text:style-name="Sect1" text:name="bda37ec729582297">
          <text:p text:style-name="P116"/>
          <text:section text:style-name="Sect1" text:name="user-query-content-5">
            <text:p text:style-name="P273">Pada Bab 4 Tambahkan prompt pada awal bab untuk mendapatkan pengantar , pada tiap subbab/sub-subab untuk mendapatkan isi dengan pembahasan mendalam </text:p>
          </text:section>
          <text:p text:style-name="P253">Tampilkan alur berpikir</text:p>
          <text:section text:style-name="Sect2" text:name="model-response-message-contentr_bda37ec729582297">
            <text:p text:style-name="P116">Baik, mari kita siapkan prompt untuk pengantar Bab 4 dan prompt mendalam untuk setiap subbabnya, yang fokus pada sisi lain dari inovasi Google:</text:p>
            <text:p text:style-name="Text_20_body"><text:span text:style-name="Strong_20_Emphasis"><text:span text:style-name="T1">Bab 4: Kuburan Inovasi? - Proyek yang Dihentikan dan Pelajaran dari Kegagalan</text:span></text:span></text:p>
            <text:list xml:id="list7846470058446088279" text:style-name="L23">
              <text:list-item>
                <text:p text:style-name="P15"><text:span text:style-name="Strong_20_Emphasis"><text:span text:style-name="T1">Prompt untuk Pengantar Bab 4:</text:span></text:span><text:span text:style-name="T1"> "Tulis bagian pengantar untuk Bab 4 yang berjudul 'Kuburan Inovasi? - Proyek yang Dihentikan dan Pelajaran dari Kegagalan'. Mulai dengan menciptakan kontras yang jelas dengan bab sebelumnya yang menyoroti kesuksesan besar Google. Perkenalkan </text:span><text:soft-page-break/><text:span text:style-name="T1">konsep 'Google Graveyard' – istilah populer untuk menyebut daftar panjang produk dan layanan Google yang pernah diluncurkan dengan harapan besar namun akhirnya dihentikan. Tegaskan bahwa keberadaan 'kuburan' ini bukanlah semata-mata tanda kelemahan, melainkan bukti nyata dari budaya eksperimen yang berani mengambil risiko, sebuah ciri khas perusahaan yang terus mencoba mendefinisikan masa depan. Sampaikan kepada pembaca bahwa bab ini akan mengajak mereka menjelajahi beberapa 'penghuni' paling terkenal dari kuburan inovasi ini, menganalisis mengapa proyek-proyek ambisius tersebut tidak berhasil, dan yang terpenting, menggali pelajaran berharga tentang inovasi, kegagalan, dan kemampuan beradaptasi yang dapat dipetik dari pengalaman tersebut." </text:span></text:p>
              </text:list-item>
            </text:list>
            <text:p text:style-name="P2"/>
            <text:list xml:id="list1896941370103413399" text:style-name="L24">
              <text:list-item>
                <text:p text:style-name="P16"><text:span text:style-name="Strong_20_Emphasis"><text:span text:style-name="T1">Prompt untuk Subbab 4.1: Mengapa Perusahaan Inovatif Juga Mengalami Kegagalan?</text:span></text:span><text:span text:style-name="T1"> "Tulis pembahasan mendalam yang menjelaskan fenomena mengapa perusahaan yang sangat inovatif dan kaya sumber daya seperti Google/Alphabet tidak luput dari kegagalan produk atau proyek. Jelaskan bahwa inovasi, terutama yang bersifat disruptif, secara inheren melibatkan ketidakpastian dan risiko tinggi. Elaborasi berbagai faktor penyebab umum kegagalan dalam konteks perusahaan teknologi besar, sertai dengan contoh hipotetis atau umum (tanpa terlalu detail pada kasus spesifik Google dulu):</text:span></text:p>
                <text:list>
                  <text:list-item>
                    <text:p text:style-name="P152"><text:span text:style-name="Strong_20_Emphasis"><text:span text:style-name="T1">Ketidaksesuaian Pasar (Poor Product-Market Fit):</text:span></text:span><text:span text:style-name="T1"> Teknologi hebat yang tidak menyelesaikan masalah nyata pengguna atau tidak ada permintaan pasar yang cukup. </text:span></text:p>
                  </text:list-item>
                  <text:list-item>
                    <text:p text:style-name="P152"><text:span text:style-name="Strong_20_Emphasis"><text:span text:style-name="T1">Waktu Peluncuran yang Salah (Bad Timing):</text:span></text:span><text:span text:style-name="T1"> Terlalu cepat (pasar/teknologi belum siap) atau terlalu lambat (pasar sudah dikuasai pesaing). </text:span></text:p>
                  </text:list-item>
                  <text:list-item>
                    <text:p text:style-name="P152"><text:span text:style-name="Strong_20_Emphasis"><text:span text:style-name="T1">Eksekusi yang Lemah:</text:span></text:span><text:span text:style-name="T1"> Masalah dalam desain produk, pengembangan, strategi pemasaran, atau distribusi. </text:span></text:p>
                  </text:list-item>
                  <text:list-item>
                    <text:p text:style-name="P152"><text:span text:style-name="Strong_20_Emphasis"><text:span text:style-name="T1">Kompleksitas Berlebih:</text:span></text:span><text:span text:style-name="T1"> Produk terlalu rumit untuk dipahami atau digunakan oleh target audiens. </text:span></text:p>
                  </text:list-item>
                  <text:list-item>
                    <text:p text:style-name="P152"><text:span text:style-name="Strong_20_Emphasis"><text:span text:style-name="T1">Persaingan:</text:span></text:span><text:span text:style-name="T1"> Munculnya solusi yang lebih baik atau lebih murah dari kompetitor. </text:span></text:p>
                  </text:list-item>
                  <text:list-item>
                    <text:p text:style-name="P152"><text:span text:style-name="Strong_20_Emphasis"><text:span text:style-name="T1">Perubahan Strategi Internal:</text:span></text:span><text:span text:style-name="T1"> Pergeseran prioritas perusahaan yang membuat proyek kehilangan dukungan atau sumber daya. </text:span></text:p>
                  </text:list-item>
                  <text:list-item>
                    <text:p text:style-name="P152"><text:soft-page-break/><text:span text:style-name="Strong_20_Emphasis"><text:span text:style-name="T1">Tantangan Adopsi:</text:span></text:span><text:span text:style-name="T1"> Kesulitan mengubah kebiasaan pengguna atau mengatasi hambatan perilaku. </text:span></text:p>
                  </text:list-item>
                  <text:list-item>
                    <text:p text:style-name="P152"><text:span text:style-name="Strong_20_Emphasis"><text:span text:style-name="T1">Masalah Regulasi atau Etika:</text:span></text:span><text:span text:style-name="T1"> Hambatan hukum atau penolakan publik (seperti isu privasi). Tekankan bahwa kemampuan untuk mengakui kegagalan dan menghentikan proyek ('knowing when to quit') juga merupakan bagian penting dari proses inovasi yang sehat." </text:span></text:p>
                  </text:list-item>
                </text:list>
              </text:list-item>
              <text:list-item>
                <text:p text:style-name="P16"><text:span text:style-name="Strong_20_Emphasis"><text:span text:style-name="T1">Prompt untuk Subbab 4.2: Studi Kasus 1: Google+ (Upaya Menantang Media Sosial)</text:span></text:span><text:span text:style-name="T1"> "Tulis analisis studi kasus mendalam dan kritis mengenai Google+, upaya paling signifikan Google untuk membangun jejaring sosial yang dapat menyaingi Facebook. Rinci latar belakang peluncurannya pada Juni 2011: ambisi Google untuk mengintegrasikan identitas dan hubungan sosial ke dalam seluruh layanannya. Jelaskan fitur-fitur utamanya saat diluncurkan (Circles untuk segmentasi teman, Hangouts untuk video chat grup, Sparks untuk penemuan konten). Analisis secara mendalam faktor-faktor utama yang menyebabkan kegagalannya meraih adopsi massal:</text:span></text:p>
                <text:list>
                  <text:list-item>
                    <text:p text:style-name="P152"><text:span text:style-name="Strong_20_Emphasis"><text:span text:style-name="T1">Konsep yang Membingungkan:</text:span></text:span><text:span text:style-name="T1"> Pengguna kesulitan memahami proposisi nilai unik Google+ dibandingkan Facebook atau Twitter. </text:span></text:p>
                  </text:list-item>
                  <text:list-item>
                    <text:p text:style-name="P152"><text:span text:style-name="Strong_20_Emphasis"><text:span text:style-name="T1">Integrasi Paksa:</text:span></text:span><text:span text:style-name="T1"> Kebijakan mengaitkan akun Google+ dengan layanan lain (seperti YouTube) menimbulkan resistensi pengguna. </text:span></text:p>
                  </text:list-item>
                  <text:list-item>
                    <text:p text:style-name="P152"><text:span text:style-name="Strong_20_Emphasis"><text:span text:style-name="T1">Efek Jaringan yang Lemah:</text:span></text:span><text:span text:style-name="T1"> Kesulitan menarik massa kritis pengguna karena dominasi Facebook. </text:span></text:p>
                  </text:list-item>
                  <text:list-item>
                    <text:p text:style-name="P152"><text:span text:style-name="Strong_20_Emphasis"><text:span text:style-name="T1">Persepsi sebagai 'Kota Hantu':</text:span></text:span><text:span text:style-name="T1"> Kurangnya aktivitas dan interaksi pengguna secara umum. Ceritakan langkah-langkah Google untuk 'membongkar' Google+ (memisahkan Photos, Hangouts) dan keputusan akhir untuk menutup versi konsumen pada April 2019 menyusul penemuan kerentanan data. Simpulkan pelajaran strategis yang bisa diambil dari pengalaman Google+." </text:span></text:p>
                  </text:list-item>
                </text:list>
              </text:list-item>
              <text:list-item>
                <text:p text:style-name="P16"><text:span text:style-name="Strong_20_Emphasis"><text:span text:style-name="T1">Prompt untuk Subbab 4.3: Studi Kasus 2: Google Glass (Kontroversi Privasi dan Adopsi Pasar)</text:span></text:span><text:span text:style-name="T1"> "Tulis analisis studi kasus mendalam mengenai Google Glass, proyek 'wearable computing' dari Google X yang menimbulkan kehebohan besar. Deskripsikan visi futuristik di balik Glass (diluncurkan terbatas via Explorer Program pada 2013): akses informasi hands-free melalui layar kecil di depan mata. Jelaskan potensi aplikasi yang dibayangkan (navigasi, notifikasi, fotografi/videografi cepat). Kemudian, lakukan analisis mendalam terhadap penyebab kegagalannya </text:span><text:soft-page-break/><text:span text:style-name="T1">menembus pasar konsumen:</text:span></text:p>
                <text:list>
                  <text:list-item>
                    <text:p text:style-name="P152"><text:span text:style-name="Strong_20_Emphasis"><text:span text:style-name="T1">Isu Privasi yang Dominan:</text:span></text:span><text:span text:style-name="T1"> Kekhawatiran meluas tentang kemampuan Glass merekam secara diam-diam, memicu penolakan sosial dan larangan di banyak tempat. Istilah 'Glasshole' menjadi viral. </text:span></text:p>
                  </text:list-item>
                  <text:list-item>
                    <text:p text:style-name="P152"><text:span text:style-name="Strong_20_Emphasis"><text:span text:style-name="T1">Harga yang Sangat Mahal:</text:span></text:span><text:span text:style-name="T1"> $1500 untuk Explorer Edition tidak terjangkau bagi sebagian besar konsumen. </text:span></text:p>
                  </text:list-item>
                  <text:list-item>
                    <text:p text:style-name="P152"><text:span text:style-name="Strong_20_Emphasis"><text:span text:style-name="T1">Desain dan Faktor Sosial:</text:span></text:span><text:span text:style-name="T1"> Tampilan kacamata yang dianggap aneh dan mencolok secara sosial. </text:span></text:p>
                  </text:list-item>
                  <text:list-item>
                    <text:p text:style-name="P152"><text:span text:style-name="Strong_20_Emphasis"><text:span text:style-name="T1">Masalah Teknis dan Fungsional:</text:span></text:span><text:span text:style-name="T1"> Daya tahan baterai yang pendek, antarmuka yang belum sempurna, dan kurangnya aplikasi pembunuh ('killer app'). Jelaskan keputusan Google untuk menghentikan penjualan Explorer Edition pada tahun 2015 dan memfokuskan kembali pengembangan Glass untuk pasar enterprise (Glass Enterprise Edition 1 dan 2), di mana kasus penggunaannya lebih jelas dan isu privasinya lebih terkontrol." </text:span></text:p>
                  </text:list-item>
                </text:list>
              </text:list-item>
              <text:list-item>
                <text:p text:style-name="P16"><text:span text:style-name="Strong_20_Emphasis"><text:span text:style-name="T1">Prompt untuk Subbab 4.4: Studi Kasus 3: Google Wave (Komunikasi Ambisius yang Terlalu Kompleks?)</text:span></text:span><text:span text:style-name="T1"> "Tulis analisis studi kasus mendalam mengenai Google Wave, sebuah platform komunikasi dan kolaborasi real-time yang diperkenalkan dengan penuh kemeriahan di Google I/O 2009. Jelaskan konsep radikalnya: sebuah 'wave' sebagai wadah tunggal untuk percakapan dan dokumen yang dapat diedit bersama secara live, menggabungkan elemen email, IM, dan wiki. Rinci fitur-fitur inovatifnya seperti pemutaran ulang (playback) riwayat, ekstensi (gadgets/robots), dan pengeditan karakter per karakter secara real-time. Analisis secara kritis mengapa teknologi yang canggih ini gagal diadopsi secara luas:</text:span></text:p>
                <text:list>
                  <text:list-item>
                    <text:p text:style-name="P152"><text:span text:style-name="Strong_20_Emphasis"><text:span text:style-name="T1">Konsep yang Terlalu Abstrak/Kompleks:</text:span></text:span><text:span text:style-name="T1"> Pengguna kesulitan memahami 'apa itu Wave' dan bagaimana menggunakannya dalam alur kerja sehari-hari. </text:span></text:p>
                  </text:list-item>
                  <text:list-item>
                    <text:p text:style-name="P152"><text:span text:style-name="Strong_20_Emphasis"><text:span text:style-name="T1">Overload Informasi:</text:span></text:span><text:span text:style-name="T1"> Sifat real-time dan kolaboratifnya bisa menyebabkan kebanjiran notifikasi dan kesulitan mengikuti percakapan. </text:span></text:p>
                  </text:list-item>
                  <text:list-item>
                    <text:p text:style-name="P152"><text:span text:style-name="Strong_20_Emphasis"><text:span text:style-name="T1">Kurangnya Kasus Penggunaan yang Jelas:</text:span></text:span><text:span text:style-name="T1"> Tidak jelas masalah spesifik apa yang ingin dipecahkan oleh Wave yang tidak bisa diselesaikan oleh alat lain. </text:span></text:p>
                  </text:list-item>
                  <text:list-item>
                    <text:p text:style-name="P152"><text:soft-page-break/><text:span text:style-name="Strong_20_Emphasis"><text:span text:style-name="T1">Masalah Kinerja dan Stabilitas Awal:</text:span></text:span><text:span text:style-name="T1"> Platform terasa lambat atau 'buggy' bagi sebagian pengguna awal. Jelaskan proses penutupan Wave yang relatif cepat (pengembangan dihentikan 2010, layanan ditutup 2012) dan upaya untuk menyelamatkan teknologinya melalui open source (Apache Wave)." </text:span></text:p>
                  </text:list-item>
                </text:list>
              </text:list-item>
              <text:list-item>
                <text:p text:style-name="P16"><text:span text:style-name="Strong_20_Emphasis"><text:span text:style-name="T1">Prompt untuk Subbab 4.5: Proyek Lain yang Dihentikan (Contoh: Google Reader, Project Ara, Stadia, dsb.)</text:span></text:span><text:span text:style-name="T1"> "Tulis ringkasan yang membahas beberapa contoh tambahan produk atau layanan Google/Alphabet yang dihentikan untuk melengkapi gambaran 'Google Graveyard'. Pilih 3-4 contoh representatif (selain Google+, Glass, Wave) dan untuk masing-masing, jelaskan secara singkat apa produk itu, mengapa ia populer atau ambisius, dan kemungkinan alasan utama di balik penghentiannya:</text:span></text:p>
                <text:list>
                  <text:list-item>
                    <text:p text:style-name="P152"><text:span text:style-name="Strong_20_Emphasis"><text:span text:style-name="T1">Google Reader (2005-2013):</text:span></text:span><text:span text:style-name="T1"> Jelaskan fungsinya sebagai agregator RSS feed, basis pengguna setianya yang vokal, dan kemungkinan alasan penutupannya (penurunan penggunaan RSS secara umum, fokus strategis pada Google+, upaya menyederhanakan portofolio produk). </text:span></text:p>
                  </text:list-item>
                  <text:list-item>
                    <text:p text:style-name="P152"><text:span text:style-name="Strong_20_Emphasis"><text:span text:style-name="T1">Project Ara (sekitar 2013-2016):</text:span></text:span><text:span text:style-name="T1"> Jelaskan konsep smartphone modular yang revolusioner, potensi kustomisasi dan keberlanjutannya, serta kemungkinan alasan pembatalannya (kompleksitas teknis yang ekstrem, tantangan manufaktur dan ekosistem, keraguan kelayakan pasar). </text:span></text:p>
                  </text:list-item>
                  <text:list-item>
                    <text:p text:style-name="P152"><text:span text:style-name="Strong_20_Emphasis"><text:span text:style-name="T1">Google Stadia (2019-2023):</text:span></text:span><text:span text:style-name="T1"> Jelaskan layanan game streaming berbasis cloud ini, teknologi impresifnya, tetapi juga tantangannya dalam model bisnis, akuisisi konten eksklusif, dan persaingan ketat, yang akhirnya menyebabkan penutupannya. </text:span></text:p>
                  </text:list-item>
                  <text:list-item>
                    <text:p text:style-name="P152"><text:span text:style-name="Strong_20_Emphasis"><text:span text:style-name="T1">Inbox by Gmail (2014-2019):</text:span></text:span><text:span text:style-name="T1"> Jelaskan pendekatannya yang inovatif terhadap manajemen email (bundling, snooze, smart replies), popularitasnya di kalangan pengguna tertentu, dan alasan penutupannya (banyak fiturnya diintegrasikan ke Gmail utama, upaya menyederhanakan produk email). Tujuan bagian ini adalah menunjukkan keragaman jenis proyek yang dihentikan dan pola pengambilan keputusan Google." </text:span></text:p>
                  </text:list-item>
                </text:list>
              </text:list-item>
              <text:list-item>
                <text:p text:style-name="P16"><text:span text:style-name="Strong_20_Emphasis"><text:span text:style-name="T1">Prompt untuk Subbab 4.6: Pelajaran yang Dipetik: Budaya Eksperimen dan Berani Gagal</text:span></text:span><text:span text:style-name="T1"> "Tulis bagian reflektif yang menyimpulkan Bab 4 dengan membahas pelajaran kunci dari kegagalan </text:span><text:soft-page-break/><text:span text:style-name="T1">dan penghentian proyek di Google. Analisis bagaimana pengalaman ini membentuk (atau seharusnya membentuk) budaya inovasi perusahaan:</text:span></text:p>
                <text:list>
                  <text:list-item>
                    <text:p text:style-name="P152"><text:span text:style-name="Strong_20_Emphasis"><text:span text:style-name="T1">Nilai Eksperimen:</text:span></text:span><text:span text:style-name="T1"> Pentingnya terus mencoba ide-ide baru, bahkan yang berisiko tinggi, untuk menemukan terobosan berikutnya. </text:span></text:p>
                  </text:list-item>
                  <text:list-item>
                    <text:p text:style-name="P152"><text:span text:style-name="Strong_20_Emphasis"><text:span text:style-name="T1">Belajar dari Kegagalan:</text:span></text:span><text:span text:style-name="T1"> Bagaimana data dan wawasan dari proyek yang gagal dapat memberikan pelajaran berharga untuk proyek masa depan (baik dari segi teknologi maupun strategi pasar). </text:span></text:p>
                  </text:list-item>
                  <text:list-item>
                    <text:p text:style-name="P152"><text:span text:style-name="Strong_20_Emphasis"><text:span text:style-name="T1">Seni 'Mematikan' Proyek (The Art of Sunsetting):</text:span></text:span><text:span text:style-name="T1"> Pentingnya memiliki disiplin untuk menghentikan investasi pada inisiatif yang tidak menunjukkan tanda-tanda keberhasilan atau tidak lagi sesuai dengan strategi, meskipun sulit secara emosional atau politis ('fail fast' atau 'strategic retreat'). </text:span></text:p>
                  </text:list-item>
                  <text:list-item>
                    <text:p text:style-name="P152"><text:span text:style-name="Strong_20_Emphasis"><text:span text:style-name="T1">Transfer Teknologi/Talenta:</text:span></text:span><text:span text:style-name="T1"> Bagaimana teknologi atau talenta dari proyek yang dihentikan seringkali dialihkan ke produk lain yang lebih sukses (misalnya, teknologi Wave di Docs, tim Stadia ke area lain). </text:span></text:p>
                  </text:list-item>
                  <text:list-item>
                    <text:p text:style-name="P16"><text:span text:style-name="Strong_20_Emphasis"><text:span text:style-name="T1">Tantangan Keseimbangan:</text:span></text:span><text:span text:style-name="T1"> Menemukan keseimbangan yang tepat antara mendorong ambisi besar ('moonshots') dan mengelola portofolio produk secara rasional. Simpulkan dengan pandangan tentang apakah Google benar-benar berhasil menanamkan budaya 'aman untuk gagal' ('psychological safety') dan bagaimana hal ini krusial untuk keberlanjutan inovasinya di masa depan (hingga April 2025 dan seterusnya)." </text:span></text:p>
                  </text:list-item>
                </text:list>
              </text:list-item>
            </text:list>
          </text:section>
          <text:section text:style-name="Sect1" text:name="feedback-form-5">
            <text:p text:style-name="P253"/>
          </text:section>
        </text:section>
        <text:section text:style-name="Sect1" text:name="78b406258232316c">
          <text:p text:style-name="P116"/>
          <text:section text:style-name="Sect1" text:name="user-query-content-6">
            <text:p text:style-name="P273">Pada Bab 5 Tambahkan prompt pada awal bab untuk mendapatkan pengantar , pada tiap subbab/sub-subab untuk mendapatkan isi dengan pembahasan mendalam </text:p>
          </text:section>
          <text:p text:style-name="P253">Tampilkan alur berpikir</text:p>
          <text:section text:style-name="Sect2" text:name="model-response-message-contentr_78b406258232316c">
            <text:p text:style-name="P116">Oke, mari kita siapkan prompt untuk pengantar Bab 5 dan prompt mendalam untuk setiap subbabnya, dengan fokus pada era Alphabet Inc. dan konteks hingga April 2025:</text:p>
            <text:p text:style-name="Text_20_body"><text:span text:style-name="Strong_20_Emphasis"><text:span text:style-name="T1">Bab 5: Alphabet Inc. - Struktur Baru untuk Ambisi yang Lebih Besar</text:span></text:span></text:p>
            <text:list xml:id="list5181753052799861071" text:style-name="L25">
              <text:list-item>
                <text:p text:style-name="P17"><text:soft-page-break/><text:span text:style-name="Strong_20_Emphasis"><text:span text:style-name="T1">Prompt untuk Pengantar Bab 5:</text:span></text:span><text:span text:style-name="T1"> "Tulis bagian pengantar untuk Bab 5 yang berjudul 'Alphabet Inc. - Struktur Baru untuk Ambisi yang Lebih Besar'. Mulai dengan menggambarkan peristiwa signifikan pada Agustus 2015: pengumuman mengejutkan dari Larry Page tentang pembentukan Alphabet Inc., sebuah perusahaan induk baru yang menaungi Google dan serangkaian perusahaan lainnya. Jelaskan bahwa langkah ini menandai evolusi besar dari sekadar 'perusahaan mesin pencari' menjadi sebuah konglomerat teknologi dengan ambisi yang merambah jauh ke berbagai sektor, dari kesehatan hingga mobil otonom. Sampaikan kepada pembaca bahwa bab ini akan mengupas tuntas alasan di balik restrukturisasi besar ini, menjelaskan bagaimana struktur Alphabet bekerja, memperkenalkan 'keluarga' perusahaan di bawahnya (terutama 'Other Bets' yang futuristik), dan mengevaluasi bagaimana model baru ini berfungsi dalam mendorong inovasi dan mengelola portofolio bisnis yang semakin kompleks, berdasarkan perkembangannya hingga April 2025." </text:span></text:p>
              </text:list-item>
            </text:list>
            <text:p text:style-name="P2"/>
            <text:list xml:id="list731482228081340901" text:style-name="L26">
              <text:list-item>
                <text:p text:style-name="P18"><text:span text:style-name="Strong_20_Emphasis"><text:span text:style-name="T1">Prompt untuk Subbab 5.1: Latar Belakang Restrukturisasi Menjadi Alphabet (2015)</text:span></text:span><text:span text:style-name="T1"> "Tulis pembahasan mendalam yang menggali motivasi strategis dan operasional di balik pembentukan Alphabet Inc. pada tahun 2015. Elaborasi mengapa struktur Google yang lama dianggap tidak lagi memadai untuk menampung diversifikasi bisnis yang semakin liar (mulai dari iklan digital hingga riset umur panjang). Jelaskan secara rinci tujuan utama restrukturisasi ini:</text:span></text:p>
                <text:list>
                  <text:list-item>
                    <text:p text:style-name="P153"><text:span text:style-name="Strong_20_Emphasis"><text:span text:style-name="T1">Meningkatkan Fokus Bisnis Inti:</text:span></text:span><text:span text:style-name="T1"> Memungkinkan Google (Search, Ads, YouTube, Android, dll.) beroperasi lebih lincah dan fokus di bawah kepemimpinan Sundar Pichai. </text:span></text:p>
                  </text:list-item>
                  <text:list-item>
                    <text:p text:style-name="P153"><text:span text:style-name="Strong_20_Emphasis"><text:span text:style-name="T1">Memberi Kejelasan dan Otonomi pada 'Moonshots':</text:span></text:span><text:span text:style-name="T1"> Menciptakan entitas terpisah untuk proyek-proyek jangka panjang dan berisiko tinggi ('Other Bets'), masing-masing dengan CEO dan tanggung jawab sendiri, memungkinkan mereka berkembang tanpa terbebani birokrasi Google inti. </text:span></text:p>
                  </text:list-item>
                  <text:list-item>
                    <text:p text:style-name="P153"><text:span text:style-name="Strong_20_Emphasis"><text:span text:style-name="T1">Transparansi bagi Investor:</text:span></text:span><text:span text:style-name="T1"> Menyajikan laporan keuangan yang lebih jelas dengan memisahkan kinerja finansial Google yang solid dari investasi besar (dan seringkali merugi) di Other Bets. </text:span></text:p>
                  </text:list-item>
                  <text:list-item>
                    <text:p text:style-name="P153"><text:span text:style-name="Strong_20_Emphasis"><text:span text:style-name="T1">Memfasilitasi Visi Pendiri:</text:span></text:span><text:span text:style-name="T1"> Memberikan ruang bagi Larry Page </text:span><text:soft-page-break/><text:span text:style-name="T1">(sebagai CEO Alphabet pertama) dan Sergey Brin (sebagai Presiden) untuk fokus pada gambaran besar, mengawasi portofolio Alphabet secara keseluruhan, dan mengejar 'hal besar berikutnya'. Ceritakan proses pengumuman dan transisi kepemimpinan yang terjadi saat itu." </text:span></text:p>
                  </text:list-item>
                </text:list>
              </text:list-item>
              <text:list-item>
                <text:p text:style-name="P18"><text:span text:style-name="Strong_20_Emphasis"><text:span text:style-name="T1">Prompt untuk Subbab 5.2: Google sebagai Anak Perusahaan Utama</text:span></text:span><text:span text:style-name="T1"> "Tulis pembahasan mendalam yang mengklarifikasi peran dan cakupan entitas 'Google' </text:span><text:span text:style-name="Emphasis"><text:span text:style-name="T1">setelah</text:span></text:span><text:span text:style-name="T1"> ia menjadi anak perusahaan terbesar di bawah Alphabet Inc. Identifikasi secara spesifik unit-unit bisnis utama yang tetap berada di bawah Google LLC: Mesin Pencari (Search), Periklanan (Ads), YouTube, Android, Chrome, Google Maps, Google Cloud, Google Workspace, serta divisi perangkat keras (Pixel, Nest, Fitbit). Tekankan bahwa Google tetap menjadi generator pendapatan dan laba utama bagi seluruh konglomerat Alphabet. Jelaskan peran Sundar Pichai sebagai CEO Google (dan kemudian juga menjadi CEO Alphabet setelah Page dan Brin mundur dari peran eksekutif). Analisis bagaimana struktur ini secara teori memungkinkan Google untuk lebih fokus pada persaingan di pasar teknologi inti dan inovasi produk yang terkait erat dengan bisnis utamanya."</text:span></text:p>
              </text:list-item>
              <text:list-item>
                <text:p text:style-name="P18"><text:span text:style-name="Strong_20_Emphasis"><text:span text:style-name="T1">Prompt untuk Subbab 5.3: "Other Bets": Menjelajahi Batas Teknologi</text:span></text:span><text:span text:style-name="T1"> "Tulis pembahasan mendalam yang memperkenalkan dan menjelaskan konsep 'Other Bets' dalam ekosistem Alphabet. Jelaskan filosofi di baliknya sebagai kumpulan perusahaan independen yang mengejar inovasi radikal, teknologi masa depan, dan solusi untuk tantangan besar dunia ('moonshot thinking'), seringkali dengan horizon waktu yang panjang dan risiko kegagalan yang tinggi. Tekankan bahwa mereka beroperasi terpisah dari Google inti, dengan tujuan untuk menumbuhkan bisnis besar berikutnya bagi Alphabet. Gambarkan keragaman sektor yang dijamah oleh Other Bets."</text:span></text:p>
                <text:list>
                  <text:list-item>
                    <text:p text:style-name="P18"><text:span text:style-name="Strong_20_Emphasis"><text:span text:style-name="T1">Prompt untuk Sub-subbab 5.3.1: Waymo (Mobil Otonom)</text:span></text:span><text:span text:style-name="T1"> "Fokus secara mendalam pada Waymo. Rinci perjalanannya dari proyek awal di Google X (dimulai 2009) hingga menjadi pemimpin global dalam teknologi mengemudi otonom (Level 4). Jelaskan pendekatan teknologinya (mengandalkan suite sensor canggih termasuk LiDAR, radar, kamera, serta AI 'Waymo Driver'). Deskripsikan model bisnisnya per April 2025: layanan taksi </text:span><text:soft-page-break/><text:span text:style-name="T1">otonom komersial Waymo One (sebutkan kota-kota operasinya), eksplorasi di bidang logistik/truk otonom (Waymo Via), dan potensi lisensi teknologi. Analisis keunggulan kompetitifnya (pengalaman/data jutaan mil), serta tantangan besar yang masih dihadapi: biaya teknologi, skala operasi, regulasi yang belum seragam, jaminan keselamatan absolut, dan penerimaan masyarakat luas."</text:span></text:p>
                  </text:list-item>
                  <text:list-item>
                    <text:p text:style-name="P18"><text:span text:style-name="Strong_20_Emphasis"><text:span text:style-name="T1">Prompt untuk Sub-subbab 5.3.2: Verily (Ilmu Hayati dan Kesehatan)</text:span></text:span><text:span text:style-name="T1"> "Fokus secara mendalam pada Verily Life Sciences. Jelaskan misinya yang ambisius untuk merevolusi pencegahan, deteksi, dan manajemen penyakit melalui integrasi teknologi, data science, dan ilmu hayati. Rinci beberapa area proyek utamanya: pengembangan perangkat medis miniatur (misalnya, sensor glukosa, lensa kontak pintar – meskipun mungkin sudah tidak aktif), platform data untuk uji klinis dan riset kesehatan populasi (misalnya, Project Baseline), alat bedah robotik (melalui kemitraan seperti Verb Surgical), dan solusi untuk penyakit kronis. Bahas model bisnisnya yang berfokus pada kemitraan strategis dengan perusahaan farmasi, penyedia layanan kesehatan, dan lembaga riset. Analisis tantangan unik beroperasi di industri kesehatan: regulasi ketat (FDA, HIPAA), siklus R&amp;D yang panjang dan mahal, isu etika data kesehatan, dan pembuktian efektivitas klinis."</text:span></text:p>
                  </text:list-item>
                  <text:list-item>
                    <text:p text:style-name="P18"><text:span text:style-name="Strong_20_Emphasis"><text:span text:style-name="T1">Prompt untuk Sub-subbab 5.3.3: DeepMind (Penelitian Kecerdasan Buatan Tingkat Lanjut)</text:span></text:span><text:span text:style-name="T1"> "Fokus secara mendalam pada Google DeepMind (hasil penggabungan DeepMind dan Google Brain). Jelaskan reputasinya sebagai salah satu laboratorium riset AI terdepan di dunia sejak diakuisisi Google pada 2014. Tekankan misinya yang fundamental: 'memecahkan kecerdasan' dan berkontribusi pada kemajuan menuju Artificial General Intelligence (AGI). Soroti pencapaian risetnya yang paling berdampak: AlphaGo yang mengalahkan Lee Sedol, dan khususnya AlphaFold yang secara dramatis mempercepat penemuan struktur protein dan dampaknya pada biologi/kedokteran. Jelaskan fokus risetnya pada area seperti reinforcement learning, large language models, dan AI untuk sains. Diskusikan hubungannya yang semakin erat dengan Google </text:span><text:soft-page-break/><text:span text:style-name="T1">dalam menerapkan penemuan AI ke produk dan infrastruktur Google, sambil tetap mempertahankan fokus pada riset jangka panjang."</text:span></text:p>
                  </text:list-item>
                  <text:list-item>
                    <text:p text:style-name="P18"><text:span text:style-name="Strong_20_Emphasis"><text:span text:style-name="T1">Prompt untuk Sub-subbab 5.3.4: Proyek Lainnya (Wing, Loon, dsb.)</text:span></text:span><text:span text:style-name="T1"> "Berikan tinjauan singkat namun informatif tentang beberapa Other Bets lain untuk melengkapi gambaran keragaman Alphabet per April 2025:</text:span></text:p>
                    <text:list>
                      <text:list-item>
                        <text:p text:style-name="P153"><text:span text:style-name="Strong_20_Emphasis"><text:span text:style-name="T1">Wing:</text:span></text:span><text:span text:style-name="T1"> Jelaskan layanan pengiriman barang menggunakan drone otonom, status operasinya di beberapa wilayah (AS, Australia, Eropa), jenis barang yang dikirim (makanan, obat-obatan), dan potensinya dalam mengubah logistik 'last-mile'. </text:span></text:p>
                      </text:list-item>
                      <text:list-item>
                        <text:p text:style-name="P153"><text:span text:style-name="Strong_20_Emphasis"><text:span text:style-name="T1">Loon (Contoh yang Dihentikan):</text:span></text:span><text:span text:style-name="T1"> Ingatkan kembali proyek ambisius balon internet stratosfer ini, jelaskan teknologinya secara singkat, dan mengapa proyek ini dihentikan pada 2021 (terutama karena tantangan menciptakan model bisnis yang layak secara komersial). Gunakan ini sebagai contoh bahwa tidak semua 'Bets' berhasil. </text:span></text:p>
                      </text:list-item>
                      <text:list-item>
                        <text:p text:style-name="P153"><text:span text:style-name="Strong_20_Emphasis"><text:span text:style-name="T1">Sebutkan secara sangat singkat (1 kalimat per contoh) beberapa Bets atau unit lain yang relevan:</text:span></text:span><text:span text:style-name="T1"> seperti </text:span><text:span text:style-name="Strong_20_Emphasis"><text:span text:style-name="T1">Calico</text:span></text:span><text:span text:style-name="T1"> (riset fundamental tentang biologi penuaan), </text:span><text:span text:style-name="Strong_20_Emphasis"><text:span text:style-name="T1">GV</text:span></text:span><text:span text:style-name="T1"> (investasi modal ventura tahap awal), </text:span><text:span text:style-name="Strong_20_Emphasis"><text:span text:style-name="T1">CapitalG</text:span></text:span><text:span text:style-name="T1"> (investasi modal ventura tahap pertumbuhan), dan </text:span><text:span text:style-name="Strong_20_Emphasis"><text:span text:style-name="T1">X Development</text:span></text:span><text:span text:style-name="T1"> (pabrik 'moonshot' yang terus menghasilkan ide-ide baru dan menginkubasinya)." </text:span></text:p>
                      </text:list-item>
                    </text:list>
                  </text:list-item>
                </text:list>
              </text:list-item>
              <text:list-item>
                <text:p text:style-name="P18"><text:span text:style-name="Strong_20_Emphasis"><text:span text:style-name="T1">Prompt untuk Subbab 5.4: Tujuan dan Tantangan Struktur Alphabet</text:span></text:span><text:span text:style-name="T1"> "Tulis bagian analisis mendalam yang mengevaluasi keberhasilan dan tantangan dari struktur Alphabet Inc. hampir satu dekade setelah implementasinya (hingga April 2025). Tinjau kembali tujuan awal restrukturisasi (fokus Google, otonomi Bets, transparansi) dan diskusikan sejauh mana tujuan tersebut tercapai. Kemudian, elaborasi tantangan-tantangan utama yang dihadapi oleh model konglomerat Alphabet:</text:span></text:p>
                <text:list>
                  <text:list-item>
                    <text:p text:style-name="P153"><text:span text:style-name="Strong_20_Emphasis"><text:span text:style-name="T1">Kinerja Finansial Other Bets:</text:span></text:span><text:span text:style-name="T1"> Tekanan berkelanjutan dari investor terkait kerugian operasional yang signifikan dari sebagian besar Other Bets dan tuntutan untuk menunjukkan jalur yang jelas menuju profitabilitas atau skala. </text:span></text:p>
                  </text:list-item>
                  <text:list-item>
                    <text:p text:style-name="P153"><text:soft-page-break/><text:span text:style-name="Strong_20_Emphasis"><text:span text:style-name="T1">Alokasi Modal dan Disiplin:</text:span></text:span><text:span text:style-name="T1"> Tantangan dalam memutuskan berapa banyak modal yang harus dialokasikan ke Bets versus diinvestasikan kembali ke Google inti, dan kapan harus 'menarik steker' pada proyek yang tidak menjanjikan. </text:span></text:p>
                  </text:list-item>
                  <text:list-item>
                    <text:p text:style-name="P153"><text:span text:style-name="Strong_20_Emphasis"><text:span text:style-name="T1">Sinergi vs. Silo:</text:span></text:span><text:span text:style-name="T1"> Menemukan keseimbangan antara memberikan otonomi kepada Bets dan mendorong kolaborasi serta transfer pengetahuan/teknologi yang saling menguntungkan dengan Google dan antar-Bets. </text:span></text:p>
                  </text:list-item>
                  <text:list-item>
                    <text:p text:style-name="P153"><text:span text:style-name="Strong_20_Emphasis"><text:span text:style-name="T1">Kompleksitas Manajemen:</text:span></text:span><text:span text:style-name="T1"> Kesulitan mengelola portofolio bisnis yang sangat beragam dengan kebutuhan, budaya, dan metrik kesuksesan yang berbeda-beda. </text:span></text:p>
                  </text:list-item>
                  <text:list-item>
                    <text:p text:style-name="P18"><text:span text:style-name="Strong_20_Emphasis"><text:span text:style-name="T1">Integrasi vs. Independensi:</text:span></text:span><text:span text:style-name="T1"> Tarik-menarik antara menjaga independensi Bets untuk inovasi radikal dan potensi keuntungan dari integrasi yang lebih erat dengan sumber daya Google. Simpulkan dengan refleksi tentang apakah struktur Alphabet terbukti menjadi model yang efektif dan berkelanjutan untuk mendorong inovasi jangka panjang di berbagai bidang teknologi." </text:span></text:p>
                  </text:list-item>
                </text:list>
              </text:list-item>
            </text:list>
          </text:section>
          <text:section text:style-name="Sect1" text:name="feedback-form-6">
            <text:p text:style-name="P253"/>
          </text:section>
        </text:section>
        <text:section text:style-name="Sect1" text:name="21ebdab17ff9b752">
          <text:p text:style-name="P116"/>
          <text:section text:style-name="Sect1" text:name="user-query-content-7">
            <text:p text:style-name="P273">Pada Bab 6 Tambahkan prompt pada awal bab untuk mendapatkan pengantar , pada tiap subbab/sub-subab untuk mendapatkan isi dengan pembahasan mendalam </text:p>
          </text:section>
          <text:p text:style-name="P253">Tampilkan alur berpikir</text:p>
          <text:section text:style-name="Sect2" text:name="model-response-message-contentr_21ebdab17ff9b752">
            <text:p text:style-name="P253"/>
          </text:section>
          <text:section text:style-name="Sect1" text:name="feedback-form-7">
            <text:p text:style-name="P253"/>
          </text:section>
        </text:section>
        <text:section text:style-name="Sect1" text:name="ed30338d6b903ba4">
          <text:p text:style-name="P116"/>
          <text:section text:style-name="Sect1" text:name="user-query-content-8">
            <text:p text:style-name="P273">present it </text:p>
          </text:section>
          <text:p text:style-name="P253">Tampilkan alur berpikir</text:p>
          <text:section text:style-name="Sect2" text:name="model-response-message-contentr_ed30338d6b903ba4">
            <text:p text:style-name="Text_20_body"><text:span text:style-name="T1">Tentu, berikut adalah prompt untuk pengantar Bab 6 dan prompt mendalam untuk setiap subbabnya, yang berfokus pada era AI dan masa depan Google/Alphabet, dengan mempertimbangkan konteks hingga </text:span><text:span text:style-name="Strong_20_Emphasis"><text:span text:style-name="T1">Jumat, 18 April 2025</text:span></text:span><text:span text:style-name="T1">:</text:span></text:p>
            <text:p text:style-name="Text_20_body"><text:span text:style-name="Strong_20_Emphasis"><text:span text:style-name="T1">Bab 6: Era Kecerdasan Buatan (AI) dan Inovasi Masa Depan</text:span></text:span></text:p>
            <text:list xml:id="list4995012520867894945" text:style-name="L27">
              <text:list-item>
                <text:p text:style-name="P19"><text:span text:style-name="Strong_20_Emphasis"><text:span text:style-name="T1">Prompt untuk Pengantar Bab 6:</text:span></text:span><text:span text:style-name="T1"> "Tulis bagian pengantar untuk Bab 6 yang berjudul 'Era Kecerdasan Buatan (AI) dan Inovasi Masa Depan'. </text:span><text:soft-page-break/><text:span text:style-name="T1">Mulai dengan mengarahkan fokus pembaca ke masa kini dan masa depan Google/Alphabet, menekankan bahwa Kecerdasan Buatan (AI) telah menjadi inti dari strategi dan ambisinya. Jelaskan bahwa AI bukan lagi sekadar salah satu proyek, melainkan sebuah lapisan fundamental yang meresap dan mentransformasi hampir semua produk dan layanan perusahaan. Sampaikan bahwa bab ini akan mengeksplorasi bagaimana Google mewujudkan visi 'AI-First'-nya, menyoroti kemajuan terbaru dalam AI generatif (seperti Gemini), serta melihat ke cakrawala teknologi lain seperti komputasi kuantum. Selain itu, bab ini akan membahas visi jangka panjang perusahaan dalam menggunakan teknologi untuk mengatasi tantangan global dan berspekulasi tentang arah masa depan raksasa teknologi ini berdasarkan tren terkini per April 2025." </text:span></text:p>
              </text:list-item>
            </text:list>
            <text:p text:style-name="P2"/>
            <text:list xml:id="list7809353875898532810" text:style-name="L28">
              <text:list-item>
                <text:p text:style-name="P20"><text:span text:style-name="Strong_20_Emphasis"><text:span text:style-name="T1">Prompt untuk Subbab 6.1: Google sebagai Perusahaan "AI-First"</text:span></text:span><text:span text:style-name="T1"> "Tulis pembahasan mendalam yang mengelaborasi makna dan implikasi dari deklarasi Google sebagai perusahaan 'AI-First' (dicanangkan oleh Sundar Pichai sekitar 2016-2017). Jelaskan bagaimana pergeseran strategis ini mengubah cara Google mengembangkan produk, mengalokasikan sumber daya, dan merekrut talenta. Berikan contoh-contoh konkret per April 2025 bagaimana AI secara fundamental telah diintegrasikan dan meningkatkan fungsi produk-produk inti Google:</text:span></text:p>
                <text:list>
                  <text:list-item>
                    <text:p text:style-name="P264">Search (pemahaman kueri, hasil yang lebih relevan, pengalaman generatif seperti SGE) </text:p>
                  </text:list-item>
                  <text:list-item>
                    <text:p text:style-name="P264">Ads (penargetan iklan, bidding otomatis, pembuatan materi iklan cerdas) </text:p>
                  </text:list-item>
                  <text:list-item>
                    <text:p text:style-name="P264">Google Workspace (Smart Compose/Reply, fitur Duet AI atau nama terkininya untuk meringkas, menulis, dll.) </text:p>
                  </text:list-item>
                  <text:list-item>
                    <text:p text:style-name="P264">Google Maps (prediksi lalu lintas ETA akurat, rekomendasi lokasi cerdas) </text:p>
                  </text:list-item>
                  <text:list-item>
                    <text:p text:style-name="P264">YouTube (algoritma rekomendasi yang dipersonalisasi, moderasi konten otomatis) </text:p>
                  </text:list-item>
                  <text:list-item>
                    <text:p text:style-name="P264">Google Pixel (fitur fotografi komputasional canggih, pemrosesan AI on-device via Tensor Processing Unit) </text:p>
                  </text:list-item>
                  <text:list-item>
                    <text:p text:style-name="P264">Google Cloud (penawaran layanan AI/ML terdepan untuk pelanggan enterprise) Tekankan pandangan Google bahwa AI adalah gelombang komputasi besar berikutnya setelah PC, <text:soft-page-break/>internet, dan mobile, yang kini sedang berlangsung." </text:p>
                  </text:list-item>
                </text:list>
              </text:list-item>
              <text:list-item>
                <text:p text:style-name="P20"><text:span text:style-name="Strong_20_Emphasis"><text:span text:style-name="T1">Prompt untuk Subbab 6.2: Perkembangan AI di Google: Dari Riset ke Produk (Google Assistant, Google Photos, Terjemahan)</text:span></text:span><text:span text:style-name="T1"> "Tulis pembahasan mendalam yang menelusuri sejarah dan evolusi kemampuan AI di Google, menunjukkan bagaimana investasi jangka panjang dalam riset fundamental telah berhasil diterjemahkan menjadi fitur produk yang bermanfaat bagi miliaran pengguna. Fokus pada beberapa contoh paling ikonik </text:span><text:span text:style-name="Emphasis"><text:span text:style-name="T1">sebelum</text:span></text:span><text:span text:style-name="T1"> ledakan AI generatif terbaru:</text:span></text:p>
                <text:list>
                  <text:list-item>
                    <text:p text:style-name="P154"><text:span text:style-name="Strong_20_Emphasis"><text:span text:style-name="T1">Google Translate:</text:span></text:span><text:span text:style-name="T1"> Jelaskan lompatan kualitas signifikan dari metode statistik ke Neural Machine Translation (NMT) sekitar tahun 2016, memungkinkan terjemahan yang jauh lebih alami dan akurat. </text:span></text:p>
                  </text:list-item>
                  <text:list-item>
                    <text:p text:style-name="P154"><text:span text:style-name="Strong_20_Emphasis"><text:span text:style-name="T1">Google Photos:</text:span></text:span><text:span text:style-name="T1"> Rinci kemampuan pengenalan objek, pemandangan, dan wajah yang memungkinkan pencarian gambar menggunakan bahasa alami, pengelompokan otomatis album, dan saran pengeditan cerdas. </text:span></text:p>
                  </text:list-item>
                  <text:list-item>
                    <text:p text:style-name="P154"><text:span text:style-name="Strong_20_Emphasis"><text:span text:style-name="T1">Google Assistant:</text:span></text:span><text:span text:style-name="T1"> Jelaskan evolusinya sebagai asisten virtual berbasis suara yang mampu memahami percakapan, menjawab pertanyaan kompleks, mengontrol perangkat rumah pintar, dan melakukan tugas atas nama pengguna. </text:span></text:p>
                  </text:list-item>
                  <text:list-item>
                    <text:p text:style-name="P154"><text:span text:style-name="Strong_20_Emphasis"><text:span text:style-name="T1">Sistem Rekomendasi:</text:span></text:span><text:span text:style-name="T1"> Jelaskan secara konseptual bagaimana teknik machine learning (seperti collaborative filtering, deep learning) digunakan untuk mempersonalisasi feed dan rekomendasi di YouTube, Google Play Store, Google News, dan Discover. </text:span></text:p>
                  </text:list-item>
                  <text:list-item>
                    <text:p text:style-name="P154"><text:span text:style-name="Strong_20_Emphasis"><text:span text:style-name="T1">Contoh Lain:</text:span></text:span><text:span text:style-name="T1"> Sebutkan penerapan AI yang lebih subtil namun berdampak luas seperti filter spam dan phishing di Gmail, fitur Smart Compose dan Smart Reply, serta transkripsi otomatis berkualitas tinggi di berbagai aplikasi (Recorder, Meet, YouTube). Tunjukkan bagaimana AI secara bertahap menjadikan produk Google lebih proaktif dan membantu." </text:span></text:p>
                  </text:list-item>
                </text:list>
              </text:list-item>
              <text:list-item>
                <text:p text:style-name="P20"><text:span text:style-name="Strong_20_Emphasis"><text:span text:style-name="T1">Prompt untuk Subbab 6.3: Kemajuan Terbaru: Model Bahasa Besar (seperti Gemini) dan AI Generatif</text:span></text:span><text:span text:style-name="T1"> "Tulis pembahasan mendalam yang fokus pada terobosan terkini yang mendefinisikan ulang lanskap AI per April 2025: Model Bahasa Besar (Large Language Models - LLM) dan kemampuan AI Generatif. Jelaskan secara konseptual bagaimana model-model ini (seperti Transformer, yang banyak dipelopori oleh riset </text:span><text:soft-page-break/><text:span text:style-name="T1">Google) dilatih pada data masif untuk memahami dan menghasilkan teks, gambar, audio, kode, dan data lainnya yang mirip buatan manusia. Fokus pada upaya terdepan Google di area ini:</text:span></text:p>
                <text:list>
                  <text:list-item>
                    <text:p text:style-name="P154"><text:span text:style-name="Strong_20_Emphasis"><text:span text:style-name="T1">Keluarga Model Gemini:</text:span></text:span><text:span text:style-name="T1"> Jelaskan arsitektur dan kemampuan model flagship Google ini (Gemini Ultra, Pro, Nano). Tekankan sifatnya yang multimodal secara native (dirancang dari awal untuk memahami dan bernalar lintas teks, gambar, video, audio, dan kode). </text:span></text:p>
                  </text:list-item>
                  <text:list-item>
                    <text:p text:style-name="P154"><text:span text:style-name="Strong_20_Emphasis"><text:span text:style-name="T1">Integrasi ke Produk:</text:span></text:span><text:span text:style-name="T1"> Rinci bagaimana teknologi Gemini dan AI generatif lainnya diintegrasikan secara luas per April 2025: </text:span></text:p>
                    <text:list>
                      <text:list-item>
                        <text:p text:style-name="P264">Di Google Search (misalnya, melalui Search Generative Experience/SGE yang mungkin sudah lebih matang atau berevolusi, memberikan jawaban ringkasan AI). </text:p>
                      </text:list-item>
                      <text:list-item>
                        <text:p text:style-name="P264">Di Google Workspace (fitur AI untuk membantu menulis email/dokumen, merangkum rapat, membuat presentasi, menganalisis data di Sheets). </text:p>
                      </text:list-item>
                      <text:list-item>
                        <text:p text:style-name="P264">Di Google Assistant / Bard / Antarmuka Chat Gemini (sebagai chatbot AI canggih untuk percakapan, kreativitas, dan pencarian informasi). </text:p>
                      </text:list-item>
                      <text:list-item>
                        <text:p text:style-name="P264">Di perangkat Pixel (fitur AI on-device eksklusif yang ditenagai Gemini Nano). </text:p>
                      </text:list-item>
                      <text:list-item>
                        <text:p text:style-name="P264">Untuk pengembang (melalui API di Google Cloud Vertex AI, alat bantu coding). Bahas posisi kompetitif Google dalam 'perlombaan senjata' AI generatif melawan pesaing utama (OpenAI/Microsoft, Anthropic, Meta, dll.) dan tantangan besar yang menyertainya (akurasi/halusinasi, bias, keamanan, isu hak cipta, konsumsi energi, dan biaya komputasi)." </text:p>
                      </text:list-item>
                    </text:list>
                  </text:list-item>
                </text:list>
              </text:list-item>
              <text:list-item>
                <text:p text:style-name="P20"><text:span text:style-name="Strong_20_Emphasis"><text:span text:style-name="T1">Prompt untuk Subbab 6.4: Potensi Komputasi Kuantum</text:span></text:span><text:span text:style-name="T1"> "Tulis pembahasan mendalam mengenai eksplorasi Google/Alphabet di bidang komputasi kuantum, sebuah paradigma komputasi masa depan yang fundamental berbeda dari komputer klasik dan AI saat ini. Jelaskan konsep dasarnya secara sederhana untuk audiens umum (qubit, superposisi, keterikatan) dan mengapa ia menjanjikan kekuatan komputasi eksponensial untuk jenis masalah tertentu. Rinci upaya dan pencapaian Google di bidang ini hingga April 2025:</text:span></text:p>
                <text:list>
                  <text:list-item>
                    <text:p text:style-name="P154"><text:soft-page-break/><text:span text:style-name="Strong_20_Emphasis"><text:span text:style-name="T1">Pengembangan Hardware:</text:span></text:span><text:span text:style-name="T1"> Sebutkan pembuatan prosesor kuantum seperti Sycamore dan Bristlecone, klaim pencapaian 'quantum advantage/supremacy' pada 2019, dan riset berkelanjutan pada arsitektur qubit (misalnya, superconducting transmons). </text:span></text:p>
                  </text:list-item>
                  <text:list-item>
                    <text:p text:style-name="P154"><text:span text:style-name="Strong_20_Emphasis"><text:span text:style-name="T1">Koreksi Kesalahan Kuantum (Quantum Error Correction):</text:span></text:span><text:span text:style-name="T1"> Jelaskan ini sebagai rintangan kritis terbesar untuk membangun komputer kuantum yang berguna dan fault-tolerant, serta progres riset Google dalam mendemonstrasikan prinsip-prinsipnya. </text:span></text:p>
                  </text:list-item>
                  <text:list-item>
                    <text:p text:style-name="P154"><text:span text:style-name="Strong_20_Emphasis"><text:span text:style-name="T1">Software dan Algoritma:</text:span></text:span><text:span text:style-name="T1"> Sebutkan pengembangan kerangka kerja seperti Cirq untuk memprogram komputer kuantum dan eksplorasi algoritma kuantum. Diskusikan potensi aplikasi jangka panjang yang bisa mengubah dunia (penemuan material baru, desain obat yang dipersonalisasi, pemecahan masalah optimisasi logistik/keuangan, pemecahan enkripsi modern – sekaligus pengembangan kriptografi pasca-kuantum). Namun, tekankan bahwa per April 2025, komputer kuantum yang praktis dan tahan kesalahan masih merupakan tujuan riset jangka panjang yang membutuhkan terobosan ilmiah dan rekayasa lebih lanjut." </text:span></text:p>
                  </text:list-item>
                </text:list>
              </text:list-item>
              <text:list-item>
                <text:p text:style-name="P20"><text:span text:style-name="Strong_20_Emphasis"><text:span text:style-name="T1">Prompt untuk Subbab 6.5: Visi Jangka Panjang: Menjawab Tantangan Besar Dunia dengan Teknologi</text:span></text:span><text:span text:style-name="T1"> "Tulis pembahasan mendalam yang melampaui produk dan teknologi spesifik untuk mengeksplorasi narasi visi jangka panjang dan misi Alphabet/Google. Kaitkan dengan etos 'moonshot' dan klaim untuk menggunakan teknologi demi kemajuan umat manusia. Elaborasi bagaimana perusahaan secara publik mengartikulasikan tujuannya (misalnya, 'mengatur informasi dunia dan membuatnya dapat diakses secara universal', 'membangun Google yang lebih membantu bagi semua orang', 'menggunakan AI untuk kebaikan'). Berikan contoh-contoh konkret bagaimana berbagai bagian dari Alphabet (Google, Waymo, Verily, DeepMind, Calico, X, dll.) diarahkan (atau diklaim diarahkan) untuk berkontribusi pada solusi tantangan global per April 2025:</text:span></text:p>
                <text:list>
                  <text:list-item>
                    <text:p text:style-name="P154"><text:span text:style-name="Strong_20_Emphasis"><text:span text:style-name="T1">Akses Informasi &amp; Pendidikan:</text:span></text:span><text:span text:style-name="T1"> Melalui Search, YouTube, Translate, Google Scholar, Google Arts &amp; Culture. </text:span></text:p>
                  </text:list-item>
                  <text:list-item>
                    <text:p text:style-name="P154"><text:span text:style-name="Strong_20_Emphasis"><text:span text:style-name="T1">Kesehatan &amp; Kesejahteraan:</text:span></text:span><text:span text:style-name="T1"> Melalui riset Verily, AI untuk diagnosis medis dari Google Health/DeepMind, riset penuaan Calico, fitur kesehatan di Fitbit/Pixel Watch. </text:span></text:p>
                  </text:list-item>
                  <text:list-item>
                    <text:p text:style-name="P154"><text:soft-page-break/><text:span text:style-name="Strong_20_Emphasis"><text:span text:style-name="T1">Keberlanjutan &amp; Lingkungan:</text:span></text:span><text:span text:style-name="T1"> Melalui AI untuk efisiensi energi (termasuk di pusat data sendiri), alat pemetaan data lingkungan, investasi energi terbarukan, produk yang lebih berkelanjutan. </text:span></text:p>
                  </text:list-item>
                  <text:list-item>
                    <text:p text:style-name="P154"><text:span text:style-name="Strong_20_Emphasis"><text:span text:style-name="T1">Transportasi &amp; Mobilitas:</text:span></text:span><text:span text:style-name="T1"> Melalui mobil otonom Waymo, optimisasi rute dan informasi lalu lintas di Google Maps. </text:span></text:p>
                  </text:list-item>
                  <text:list-item>
                    <text:p text:style-name="P154"><text:span text:style-name="Strong_20_Emphasis"><text:span text:style-name="T1">Kemajuan Ilmiah:</text:span></text:span><text:span text:style-name="T1"> Melalui terobosan riset fundamental DeepMind (seperti AlphaFold), penyediaan alat komputasi (Cloud) untuk peneliti. Sajikan visi ini sebagai bagian penting dari identitas dan ambisi perusahaan, sambil mempersiapkan pembaca untuk diskusi tentang tantangan dan kritik di bab berikutnya." </text:span></text:p>
                  </text:list-item>
                </text:list>
              </text:list-item>
              <text:list-item>
                <text:p text:style-name="P20"><text:span text:style-name="Strong_20_Emphasis"><text:span text:style-name="T1">Prompt untuk Subbab 6.6: Prediksi dan Spekulasi Tren Masa Depan Google</text:span></text:span><text:span text:style-name="T1"> "Tulis bagian penutup bab yang bersifat spekulatif namun didasarkan pada analisis tren terkini (per April 2025) mengenai arah kemungkinan Google/Alphabet dalam 5 hingga 10 tahun mendatang. Buatlah prediksi yang beralasan dan diskusikan potensi perkembangan di area berikut:</text:span></text:p>
                <text:list>
                  <text:list-item>
                    <text:p text:style-name="P154"><text:span text:style-name="Strong_20_Emphasis"><text:span text:style-name="T1">Dominasi AI yang Makin Dalam:</text:span></text:span><text:span text:style-name="T1"> Bagaimana AI (khususnya model generatif dan multimodal) akan semakin meresap ke dalam </text:span><text:span text:style-name="Emphasis"><text:span text:style-name="T1">semua</text:span></text:span><text:span text:style-name="T1"> produk, mungkin mengarah ke agen AI personal yang lebih proaktif? Evolusi Search menuju antarmuka percakapan/jawaban langsung? </text:span></text:p>
                  </text:list-item>
                  <text:list-item>
                    <text:p text:style-name="P154"><text:span text:style-name="Strong_20_Emphasis"><text:span text:style-name="T1">Masa Depan Perangkat Keras:</text:span></text:span><text:span text:style-name="T1"> Apakah lini Pixel akan terus berkembang? Bagaimana strategi wearables (jam tangan, earbuds, mungkin kacamata AR?) akan terbentuk? Sejauh mana hardware menjadi kunci untuk pengalaman AI Google? </text:span></text:p>
                  </text:list-item>
                  <text:list-item>
                    <text:p text:style-name="P154"><text:span text:style-name="Strong_20_Emphasis"><text:span text:style-name="T1">Komputasi Generasi Berikutnya:</text:span></text:span><text:span text:style-name="T1"> Selain AI, bagaimana Google akan bermain di ranah komputasi spasial (AR/VR)? Apakah ada platform komputasi besar berikutnya setelah mobile? </text:span></text:p>
                  </text:list-item>
                  <text:list-item>
                    <text:p text:style-name="P154"><text:span text:style-name="Strong_20_Emphasis"><text:span text:style-name="T1">Pertumbuhan Cloud dan Enterprise:</text:span></text:span><text:span text:style-name="T1"> Akankah Google Cloud terus mendapatkan pangsa pasar? Bagaimana AI akan mendorong adopsi layanan cloud-nya? </text:span></text:p>
                  </text:list-item>
                  <text:list-item>
                    <text:p text:style-name="P154"><text:span text:style-name="Strong_20_Emphasis"><text:span text:style-name="T1">Evolusi 'Other Bets':</text:span></text:span><text:span text:style-name="T1"> Bet mana yang paling mungkin 'lulus' menjadi bisnis signifikan (Waymo? Wing?)? Apakah akan ada penutupan Bets lain atau mungkin akuisisi besar baru untuk masuk ke area baru? </text:span></text:p>
                  </text:list-item>
                  <text:list-item>
                    <text:p text:style-name="P154"><text:span text:style-name="Strong_20_Emphasis"><text:span text:style-name="T1">Navigasi Regulasi dan Etika:</text:span></text:span><text:span text:style-name="T1"> Bagaimana Google akan </text:span><text:soft-page-break/><text:span text:style-name="T1">beradaptasi dengan tekanan regulasi global yang meningkat (antitrust, privasi, AI Act)? Bagaimana perusahaan akan mengatasi dilema etika AI yang semakin kompleks? </text:span></text:p>
                  </text:list-item>
                  <text:list-item>
                    <text:p text:style-name="P20"><text:span text:style-name="Strong_20_Emphasis"><text:span text:style-name="T1">Perubahan Struktural?:</text:span></text:span><text:span text:style-name="T1"> Apakah struktur Alphabet akan dimodifikasi lebih lanjut? Adakah potensi spin-off besar? Tekankan bahwa masa depan selalu tidak pasti dan Google/Alphabet harus terus beradaptasi dengan lanskap teknologi, persaingan, dan sosial yang berubah cepat." </text:span></text:p>
                  </text:list-item>
                </text:list>
              </text:list-item>
            </text:list>
          </text:section>
          <text:section text:style-name="Sect1" text:name="feedback-form-8">
            <text:p text:style-name="P253"/>
          </text:section>
        </text:section>
        <text:section text:style-name="Sect1" text:name="7401e6ee9cd02fc6">
          <text:p text:style-name="P116"/>
          <text:section text:style-name="Sect1" text:name="user-query-content-9">
            <text:p text:style-name="P273">Pada Bab 7 Tambahkan prompt pada awal bab untuk mendapatkan pengantar , pada tiap subbab/sub-subab untuk mendapatkan isi dengan pembahasan mendalam </text:p>
          </text:section>
          <text:p text:style-name="P253">Tampilkan alur berpikir</text:p>
          <text:section text:style-name="Sect2" text:name="model-response-message-contentr_7401e6ee9cd02fc6">
            <text:p text:style-name="Text_20_body"><text:span text:style-name="T1">Tentu, berikut adalah prompt untuk pengantar Bab 7 dan prompt mendalam untuk setiap subbabnya, yang akan membahas dampak luas, tantangan signifikan, dan kontroversi seputar Google/Alphabet hingga </text:span><text:span text:style-name="Strong_20_Emphasis"><text:span text:style-name="T1">Jumat, 18 April 2025</text:span></text:span><text:span text:style-name="T1">:</text:span></text:p>
            <text:p text:style-name="Text_20_body"><text:span text:style-name="Strong_20_Emphasis"><text:span text:style-name="T1">Bab 7: Dampak, Tantangan, dan Kontroversi</text:span></text:span></text:p>
            <text:list xml:id="list256389162176031683" text:style-name="L29">
              <text:list-item>
                <text:p text:style-name="P21"><text:span text:style-name="Strong_20_Emphasis"><text:span text:style-name="T1">Prompt untuk Pengantar Bab 7:</text:span></text:span><text:span text:style-name="T1"> "Tulis bagian pengantar untuk Bab 7 yang berjudul 'Dampak, Tantangan, dan Kontroversi'. Mulai dengan menegaskan bahwa kekuatan dan jangkauan global Google/Alphabet yang telah dipaparkan dalam bab-bab sebelumnya membawa serta konsekuensi yang mendalam dan kompleks bagi masyarakat dunia. Sampaikan bahwa bab terakhir ini akan melakukan peninjauan kritis terhadap jejak sosial, ekonomi, dan budaya perusahaan. Setelah mengakui kontribusi positifnya, fokus utama bab ini adalah pada perdebatan sengit, tantangan etis, dan kontroversi signifikan yang terus membayangi raksasa teknologi ini. Janjikan kepada pembaca analisis yang seimbang mengenai isu-isu krusial seperti dominasi pasar, privasi data, penyebaran misinformasi, etika AI, dan pengaruhnya yang meresap dalam kehidupan modern per April 2025, sebagai penutup yang reflektif terhadap kisah Google." </text:span></text:p>
              </text:list-item>
            </text:list>
            <text:p text:style-name="P2"/>
            <text:list xml:id="list8722807970283693823" text:style-name="L30">
              <text:list-item>
                <text:p text:style-name="P22"><text:soft-page-break/><text:span text:style-name="Strong_20_Emphasis"><text:span text:style-name="T1">Prompt untuk Subbab 7.1: Dampak Positif Google</text:span></text:span><text:span text:style-name="T1"> "Tulis pembahasan mendalam yang merangkum secara ringkas namun kuat berbagai dampak positif utama Google/Alphabet yang telah disinggung sepanjang buku, sebagai landasan sebelum membahas kritik. Elaborasi kontribusi signifikan berikut dengan contoh spesifik:</text:span></text:p>
                <text:list>
                  <text:list-item>
                    <text:p text:style-name="P155"><text:span text:style-name="Strong_20_Emphasis"><text:span text:style-name="T1">Demokratisasi Akses Informasi dan Pengetahuan:</text:span></text:span><text:span text:style-name="T1"> Peran transformatif Google Search, Google Scholar, Google Books, dan Google Translate dalam menyediakan akses instan ke informasi global bagi miliaran orang, melintasi batas geografis dan bahasa. </text:span></text:p>
                  </text:list-item>
                  <text:list-item>
                    <text:p text:style-name="P155"><text:span text:style-name="Strong_20_Emphasis"><text:span text:style-name="T1">Pendorong Pertumbuhan Ekonomi dan Kewirausahaan:</text:span></text:span><text:span text:style-name="T1"> Bagaimana platform seperti Google Ads, Google Maps (profil bisnis), Google Play Store, dan YouTube memberdayakan jutaan bisnis kecil, pengusaha rintisan (startup), kreator konten, dan pengembang aplikasi di seluruh dunia untuk menjangkau audiens, memasarkan produk/jasa, dan menciptakan lapangan kerja. </text:span></text:p>
                  </text:list-item>
                  <text:list-item>
                    <text:p text:style-name="P155"><text:span text:style-name="Strong_20_Emphasis"><text:span text:style-name="T1">Peningkatan Produktivitas dan Kolaborasi:</text:span></text:span><text:span text:style-name="T1"> Kontribusi Google Workspace (Gmail, Docs, Sheets, Meet) dalam memfasilitasi komunikasi, kerja tim, dan efisiensi baik di lingkungan profesional maupun personal, terutama dalam mendukung kerja jarak jauh (remote work). </text:span></text:p>
                  </text:list-item>
                  <text:list-item>
                    <text:p text:style-name="P155"><text:span text:style-name="Strong_20_Emphasis"><text:span text:style-name="T1">Inovasi dan Kemajuan Teknologi:</text:span></text:span><text:span text:style-name="T1"> Dampak dari investasi Google dalam riset &amp; pengembangan (termasuk AI dan komputasi kuantum), serta kontribusinya pada ekosistem teknologi melalui proyek open-source (Android, Chromium, TensorFlow, Kubernetes) yang diadopsi secara luas. </text:span></text:p>
                  </text:list-item>
                  <text:list-item>
                    <text:p text:style-name="P155"><text:span text:style-name="Strong_20_Emphasis"><text:span text:style-name="T1">Utilitas Sehari-hari:</text:span></text:span><text:span text:style-name="T1"> Bagaimana layanan seperti Google Maps telah menjadi alat navigasi yang esensial, atau Google Photos memudahkan pengelolaan kenangan digital. Tujuan bagian ini adalah mengakui sisi positif secara adil sebelum masuk ke isu-isu problematik." </text:span></text:p>
                  </text:list-item>
                </text:list>
              </text:list-item>
              <text:list-item>
                <text:p text:style-name="P22"><text:span text:style-name="Strong_20_Emphasis"><text:span text:style-name="T1">Prompt untuk Subbab 7.2: Isu Dominasi Pasar dan Antitrust: Penyelidikan Global</text:span></text:span><text:span text:style-name="T1"> "Tulis pembahasan mendalam yang menganalisis secara kritis isu paling persisten yang dihadapi Google: tuduhan penyalahgunaan posisi dominan di pasar dan pengawasan ketat dari regulator persaingan usaha (antitrust) di seluruh dunia hingga April 2025. Jelaskan konsep hukum persaingan usaha dan mengapa kekuatan pasar Google menjadi perhatian. Rinci tuduhan utama dan </text:span><text:soft-page-break/><text:span text:style-name="T1">penyelidikan/kasus hukum yang sedang berlangsung atau telah diputuskan di yurisdiksi utama (AS, Uni Eropa, Inggris, dll.) terkait:</text:span></text:p>
                <text:list>
                  <text:list-item>
                    <text:p text:style-name="P155"><text:span text:style-name="Strong_20_Emphasis"><text:span text:style-name="T1">Dominasi di Pasar Pencarian:</text:span></text:span><text:span text:style-name="T1"> Tuduhan praktik 'self-preferencing' (mengutamakan layanan Google sendiri seperti Shopping, Flights, Maps di hasil pencarian) dan kontrak eksklusif (misalnya, dengan Apple untuk menjadi mesin pencari default). Sebutkan status kasus DOJ AS vs Google Search. </text:span></text:p>
                  </text:list-item>
                  <text:list-item>
                    <text:p text:style-name="P155"><text:span text:style-name="Strong_20_Emphasis"><text:span text:style-name="T1">Dominasi di Teknologi Periklanan (Ad Tech):</text:span></text:span><text:span text:style-name="T1"> Tuduhan menguasai berbagai sisi pasar iklan digital (sisi pembeli, sisi penjual, bursa iklan), menciptakan konflik kepentingan, dan mempersulit persaingan. Sebutkan status kasus DOJ AS vs Google Ad Tech dan penyelidikan serupa di UE/Inggris. </text:span></text:p>
                  </text:list-item>
                  <text:list-item>
                    <text:p text:style-name="P155"><text:span text:style-name="Strong_20_Emphasis"><text:span text:style-name="T1">Dominasi Ekosistem Mobile (Android &amp; Play Store):</text:span></text:span><text:span text:style-name="T1"> Tuduhan terkait bundling aplikasi Google, pembatasan pada toko aplikasi alternatif, aturan sistem pembayaran Google Play, dan dampaknya pada persaingan serta pilihan konsumen. Sebutkan denda besar dari Komisi Eropa dan kasus-kasus terkait (misalnya, Epic Games). Jelaskan argumen pembelaan Google (misalnya, produk yang superior, persaingan yang ketat, manfaat bagi konsumen) dan diskusikan potensi dampak dari regulasi atau putusan hukum ini terhadap model bisnis dan masa depan Google." </text:span></text:p>
                  </text:list-item>
                </text:list>
              </text:list-item>
              <text:list-item>
                <text:p text:style-name="P22"><text:span text:style-name="Strong_20_Emphasis"><text:span text:style-name="T1">Prompt untuk Subbab 7.3: Privasi Data Pengguna: Bisnis Inti vs Kekhawatiran Publik</text:span></text:span><text:span text:style-name="T1"> "Tulis pembahasan mendalam yang mengupas tuntas isu fundamental privasi data pengguna dalam konteks model bisnis Google yang berbasis data. Jelaskan secara detail bagaimana Google mengumpulkan data pengguna dalam skala besar dari berbagai titik sentuh (pencarian, lokasi, email, video yang ditonton, aktivitas web/aplikasi, perangkat yang digunakan). Analisis kekhawatiran privasi utama yang muncul darinya:</text:span></text:p>
                <text:list>
                  <text:list-item>
                    <text:p text:style-name="P155"><text:span text:style-name="Strong_20_Emphasis"><text:span text:style-name="T1">Seberapa 'invasif' pengumpulan data ini?</text:span></text:span><text:span text:style-name="T1"> Apa saja jenis data yang dikumpulkan dan bagaimana data tersebut dihubungkan? </text:span></text:p>
                  </text:list-item>
                  <text:list-item>
                    <text:p text:style-name="P155"><text:span text:style-name="Strong_20_Emphasis"><text:span text:style-name="T1">Kurangnya transparansi dan kontrol pengguna yang sebenarnya.</text:span></text:span><text:span text:style-name="T1"> Meskipun ada dasbor privasi, apakah pengguna benar-benar paham dan bisa mengontrol data mereka? </text:span></text:p>
                  </text:list-item>
                  <text:list-item>
                    <text:p text:style-name="P155"><text:span text:style-name="Strong_20_Emphasis"><text:span text:style-name="T1">Risiko profil pengguna yang terlalu detail.</text:span></text:span><text:span text:style-name="T1"> Potensi penyalahgunaan data untuk diskriminasi atau manipulasi. </text:span></text:p>
                  </text:list-item>
                  <text:list-item>
                    <text:p text:style-name="P155"><text:soft-page-break/><text:span text:style-name="Strong_20_Emphasis"><text:span text:style-name="T1">Keamanan data dari peretasan atau akses tidak sah.</text:span></text:span><text:span text:style-name="T1"> Diskusikan dampak signifikan dari regulasi privasi seperti GDPR dan CCPA/CPRA terhadap praktik Google. Analisis inisiatif Google seperti Privacy Sandbox (upaya menggantikan cookie pihak ketiga dengan teknologi yang diklaim lebih menjaga privasi) dan komunikasi publiknya tentang privasi. Apakah langkah-langkah ini cukup untuk mengatasi kekhawatiran publik dan regulator? Bahas ketegangan abadi antara personalisasi layanan/iklan dan hak privasi individu per April 2025." </text:span></text:p>
                  </text:list-item>
                </text:list>
              </text:list-item>
              <text:list-item>
                <text:p text:style-name="P22"><text:span text:style-name="Strong_20_Emphasis"><text:span text:style-name="T1">Prompt untuk Subbab 7.4: Penyebaran Misinformasi dan Kontrol Konten</text:span></text:span><text:span text:style-name="T1"> "Tulis pembahasan mendalam mengenai peran krusial namun kontroversial Google (terutama melalui YouTube dan Search) dalam ekosistem informasi digital, khususnya terkait penyebaran misinformasi, disinformasi, ujaran kebencian, teori konspirasi, dan konten berbahaya lainnya. Jelaskan bagaimana skala masif platform ini, ditambah dengan cara kerja algoritma rekomendasi (yang seringkali mengoptimalkan engagement), dapat secara tidak sengaja mempercepat penyebaran konten bermasalah. Berikan contoh dampak sosialnya (polarisasi politik, keraguan vaksin, ekstremisme). Rinci pendekatan berlapis Google dalam melakukan moderasi konten per April 2025:</text:span></text:p>
                <text:list>
                  <text:list-item>
                    <text:p text:style-name="P155"><text:span text:style-name="Strong_20_Emphasis"><text:span text:style-name="T1">Kebijakan dan Pedoman Komunitas:</text:span></text:span><text:span text:style-name="T1"> Aturan main yang terus diperbarui. </text:span></text:p>
                  </text:list-item>
                  <text:list-item>
                    <text:p text:style-name="P155"><text:span text:style-name="Strong_20_Emphasis"><text:span text:style-name="T1">Kombinasi Teknologi AI dan Moderator Manusia:</text:span></text:span><text:span text:style-name="T1"> Skala vs. nuansa. </text:span></text:p>
                  </text:list-item>
                  <text:list-item>
                    <text:p text:style-name="P155"><text:span text:style-name="Strong_20_Emphasis"><text:span text:style-name="T1">Strategi 'Remove, Reduce, Raise, Reward':</text:span></text:span><text:span text:style-name="T1"> Menghapus yang melanggar, mengurangi jangkauan konten batas, menaikkan sumber otoritatif, memberi insentif pada kreator berkualitas. </text:span></text:p>
                  </text:list-item>
                  <text:list-item>
                    <text:p text:style-name="P155"><text:span text:style-name="Strong_20_Emphasis"><text:span text:style-name="T1">Kemitraan dengan Pemeriksa Fakta dan Pelabelan Konten.</text:span></text:span><text:span text:style-name="T1"> Analisis secara kritis tantangan inheren dalam moderasi konten di skala global: kesulitan mendefinisikan 'kebenaran' atau 'bahaya', tuduhan bias atau sensor, tekanan politik dari berbagai pihak, dan perdebatan sengit mengenai batas kebebasan berekspresi versus tanggung jawab platform. Diskusikan apakah upaya Google saat ini sudah memadai." </text:span></text:p>
                  </text:list-item>
                </text:list>
              </text:list-item>
              <text:list-item>
                <text:p text:style-name="P22"><text:span text:style-name="Strong_20_Emphasis"><text:span text:style-name="T1">Prompt untuk Subbab 7.5: Etika Kecerdasan Buatan: Bias Algoritma dan Pengambilan Keputusan</text:span></text:span><text:span text:style-name="T1"> "Tulis pembahasan mendalam yang khusus menyoroti tantangan etika yang muncul dari posisi Google </text:span><text:soft-page-break/><text:span text:style-name="T1">sebagai pemimpin global dalam pengembangan dan penerapan AI. Elaborasi isu-isu etis kunci yang relevan per April 2025, terutama dengan kemajuan pesat AI generatif:</text:span></text:p>
                <text:list>
                  <text:list-item>
                    <text:p text:style-name="P155"><text:span text:style-name="Strong_20_Emphasis"><text:span text:style-name="T1">Bias dan Keadilan (Bias and Fairness):</text:span></text:span><text:span text:style-name="T1"> Bagaimana bias dalam data pelatihan (yang mencerminkan bias masyarakat) atau dalam desain algoritma dapat menyebabkan sistem AI menghasilkan output yang diskriminatif atau tidak adil terhadap kelompok tertentu (berdasarkan ras, gender, usia, dll.)? Berikan contoh potensial di berbagai aplikasi (pengenalan wajah, pemrosesan bahasa, rekrutmen, periklanan). </text:span></text:p>
                  </text:list-item>
                  <text:list-item>
                    <text:p text:style-name="P155"><text:span text:style-name="Strong_20_Emphasis"><text:span text:style-name="T1">Transparansi dan Eksplikabilitas (Transparency and Explainability):</text:span></text:span><text:span text:style-name="T1"> Tantangan untuk memahami dan menjelaskan bagaimana model AI yang kompleks (seperti LLM) sampai pada kesimpulan atau output tertentu ('black box problem'), yang krusial untuk akuntabilitas. </text:span></text:p>
                  </text:list-item>
                  <text:list-item>
                    <text:p text:style-name="P155"><text:span text:style-name="Strong_20_Emphasis"><text:span text:style-name="T1">Akuntabilitas (Accountability):</text:span></text:span><text:span text:style-name="T1"> Siapa yang bertanggung jawab jika sistem AI (misalnya, mobil otonom, sistem diagnosis medis AI) membuat kesalahan fatal atau merugikan? Bagaimana mekanisme ganti ruginya? </text:span></text:p>
                  </text:list-item>
                  <text:list-item>
                    <text:p text:style-name="P155"><text:span text:style-name="Strong_20_Emphasis"><text:span text:style-name="T1">Dampak Sosial Ekonomi:</text:span></text:span><text:span text:style-name="T1"> Diskusi tentang potensi AI mengotomatisasi pekerjaan, memperdalam kesenjangan keterampilan, dan mengubah pasar tenaga kerja. </text:span></text:p>
                  </text:list-item>
                  <text:list-item>
                    <text:p text:style-name="P155"><text:span text:style-name="Strong_20_Emphasis"><text:span text:style-name="T1">Keamanan dan Pengendalian (AI Safety):</text:span></text:span><text:span text:style-name="T1"> Risiko jangka pendek (penyalahgunaan AI untuk tujuan jahat) dan jangka panjang (kekhawatiran tentang kontrol atas AI super cerdas). </text:span></text:p>
                  </text:list-item>
                  <text:list-item>
                    <text:p text:style-name="P155"><text:span text:style-name="Strong_20_Emphasis"><text:span text:style-name="T1">Isu Kekayaan Intelektual:</text:span></text:span><text:span text:style-name="T1"> Perdebatan tentang kepemilikan konten yang dihasilkan AI dan penggunaan materi berhak cipta untuk melatih model. Sebutkan 'Prinsip-prinsip AI' Google dan upaya internalnya dalam membangun AI yang bertanggung jawab (tim etika, proses peninjauan). Diskusikan juga kritik dan kontroversi seputar penanganan isu etika AI oleh Google (misalnya, kasus pemecatan peneliti etika AI)." </text:span></text:p>
                  </text:list-item>
                </text:list>
              </text:list-item>
              <text:list-item>
                <text:p text:style-name="P22"><text:span text:style-name="Strong_20_Emphasis"><text:span text:style-name="T1">Prompt untuk Subbab 7.6: Pengaruh terhadap Budaya dan Masyarakat</text:span></text:span><text:span text:style-name="T1"> "Tulis pembahasan mendalam yang mengeksplorasi pengaruh Google/Alphabet yang lebih luas, meresap, dan terkadang tidak kentara pada struktur sosial dan budaya kontemporer. Analisis beberapa dimensi pengaruh ini per April 2025:</text:span></text:p>
                <text:list>
                  <text:list-item>
                    <text:p text:style-name="P155"><text:soft-page-break/><text:span text:style-name="Strong_20_Emphasis"><text:span text:style-name="T1">Cara Kita Mengakses dan Memproses Informasi:</text:span></text:span><text:span text:style-name="T1"> Bagaimana ketergantungan pada Google Search mengubah cara kita belajar, mengingat, dan memverifikasi informasi? Dampak 'filter gelembung' dan 'ruang gema' yang diciptakan oleh algoritma personalisasi terhadap pemahaman kita tentang dunia dan polarisasi masyarakat. </text:span></text:p>
                  </text:list-item>
                  <text:list-item>
                    <text:p text:style-name="P155"><text:span text:style-name="Strong_20_Emphasis"><text:span text:style-name="T1">Transformasi Industri Kreatif dan Media:</text:span></text:span><text:span text:style-name="T1"> Bagaimana YouTube mengubah lanskap hiburan, musik, dan jurnalisme? Bagaimana dominasi Google di pasar iklan digital memengaruhi model bisnis media berita? </text:span></text:p>
                  </text:list-item>
                  <text:list-item>
                    <text:p text:style-name="P155"><text:span text:style-name="Strong_20_Emphasis"><text:span text:style-name="T1">Norma Komunikasi dan Interaksi Sosial:</text:span></text:span><text:span text:style-name="T1"> Pengaruh Gmail, Google Meet, Google Chat, dan bahkan Google Assistant pada cara kita berkomunikasi dan berinteraksi satu sama lain. </text:span></text:p>
                  </text:list-item>
                  <text:list-item>
                    <text:p text:style-name="P155"><text:span text:style-name="Strong_20_Emphasis"><text:span text:style-name="T1">Persepsi tentang Privasi:</text:span></text:span><text:span text:style-name="T1"> Apakah kenyamanan yang ditawarkan layanan Google membuat masyarakat lebih permisif terhadap pengumpulan data pribadi? Pergeseran norma privasi di era digital. </text:span></text:p>
                  </text:list-item>
                  <text:list-item>
                    <text:p text:style-name="P155"><text:span text:style-name="Strong_20_Emphasis"><text:span text:style-name="T1">Ketergantungan Infrastruktur Digital:</text:span></text:span><text:span text:style-name="T1"> Sejauh mana infrastruktur fisik dan digital Google (pusat data, kabel bawah laut, Android, Chrome, Cloud) menjadi tulang punggung penting bagi ekonomi dan kehidupan modern? Apa risikonya? </text:span></text:p>
                  </text:list-item>
                  <text:list-item>
                    <text:p text:style-name="P22"><text:span text:style-name="Strong_20_Emphasis"><text:span text:style-name="T1">Pengaruh Global vs. Identitas Lokal:</text:span></text:span><text:span text:style-name="T1"> Bagaimana platform global seperti Google dan YouTube memengaruhi keragaman budaya, bahasa, dan nilai-nilai lokal di berbagai belahan dunia, termasuk di Indonesia? Gunakan bagian ini untuk merefleksikan secara luas bagaimana Google tidak hanya menyediakan alat, tetapi juga secara aktif membentuk cara kita hidup, berpikir, dan berinteraksi sebagai masyarakat global." </text:span></text:p>
                  </text:list-item>
                </text:list>
              </text:list-item>
            </text:list>
          </text:section>
          <text:section text:style-name="Sect1" text:name="feedback-form-9">
            <text:p text:style-name="P253"/>
          </text:section>
        </text:section>
        <text:section text:style-name="Sect1" text:name="c5c25b60dca2c11f">
          <text:p text:style-name="P116"/>
          <text:section text:style-name="Sect1" text:name="user-query-content-10">
            <text:p text:style-name="P273">Pada Bab 8 Tambahkan prompt pada awal bab untuk mendapatkan pengantar , pada tiap subbab/sub-subab untuk mendapatkan isi dengan pembahasan mendalam </text:p>
          </text:section>
          <text:p text:style-name="P253">Tampilkan alur berpikir</text:p>
          <text:section text:style-name="Sect2" text:name="model-response-message-contentr_c5c25b60dca2c11f">
            <text:p text:style-name="Text_20_body"><text:span text:style-name="T1">Oke, karena kerangka awal tidak secara eksplisit menyertakan Bab 8, kita akan anggap ini sebagai </text:span><text:span text:style-name="Strong_20_Emphasis"><text:span text:style-name="T1">Bab Penutup</text:span></text:span><text:span text:style-name="T1"> yang merangkum dan memberikan </text:span><text:soft-page-break/><text:span text:style-name="T1">pandangan akhir. Mari kita buat prompt untuk pengantar dan subbab-subbab potensial di bab penutup ini, dengan mempertimbangkan konteks hingga </text:span><text:span text:style-name="Strong_20_Emphasis"><text:span text:style-name="T1">Jumat, 18 April 2025</text:span></text:span><text:span text:style-name="T1">:</text:span></text:p>
            <text:p text:style-name="Text_20_body"><text:span text:style-name="Strong_20_Emphasis"><text:span text:style-name="T1">Bab 8 (Penutup): Google di Persimpangan Jalan</text:span></text:span></text:p>
            <text:list xml:id="list1127846248239806515" text:style-name="L31">
              <text:list-item>
                <text:p text:style-name="P23"><text:span text:style-name="Strong_20_Emphasis"><text:span text:style-name="T1">Prompt untuk Pengantar Bab 8 (Penutup):</text:span></text:span><text:span text:style-name="T1"> "Tulis bagian pengantar untuk Bab 8 (Penutup) yang berjudul 'Penutup: Google di Persimpangan Jalan'. Mulai dengan menandakan bahwa pembaca telah sampai di akhir penjelajahan mendalam mengenai Google/Alphabet – sebuah perjalanan dari garasi sederhana hingga menjadi salah satu entitas paling kuat dan kompleks di planet ini. Ciptakan suasana reflektif, menyatakan bahwa bab penutup ini tidak akan memperkenalkan informasi baru secara ekstensif, melainkan bertujuan untuk [1] Merangkum benang merah evolusi Google yang luar biasa, [2] Menegaskan kembali warisan dan dampaknya yang mendalam pada peradaban digital, [3] Mensintesis posisi Google saat ini (April 2025) yang penuh dengan tantangan sekaligus peluang monumental, dan [4] Mengajukan pertanyaan-pertanyaan kunci tentang masa depan yang masih penuh ketidakpastian. Janjikan sebuah kesimpulan yang ringkas namun menggugah pemikiran tentang signifikansi Google dan jalan yang terbentang di hadapannya." </text:span></text:p>
              </text:list-item>
            </text:list>
            <text:p text:style-name="P2"/>
            <text:list xml:id="list4464346646866348475" text:style-name="L32">
              <text:list-item>
                <text:p text:style-name="P24"><text:span text:style-name="Strong_20_Emphasis"><text:span text:style-name="T1">Prompt untuk Subbab 8.1: Rangkuman Perjalanan: Dari Garasi ke Konglomerat AI</text:span></text:span><text:span text:style-name="T1"> "Tulis ringkasan naratif yang padat namun mengalir, menyatukan kembali titik-titik penting dalam evolusi Google/Alphabet yang telah dibahas sepanjang buku. Ingatkan pembaca secara singkat tentang fase-fase transformatif utama:</text:span></text:p>
                <text:list>
                  <text:list-item>
                    <text:p text:style-name="P156"><text:span text:style-name="Strong_20_Emphasis"><text:span text:style-name="T1">Akar Akademis &amp; Ledakan Awal:</text:span></text:span><text:span text:style-name="T1"> Inovasi PageRank, pendirian di era dot-com, IPO fenomenal, dan pembangunan mesin iklan digital. </text:span></text:p>
                  </text:list-item>
                  <text:list-item>
                    <text:p text:style-name="P156"><text:span text:style-name="Strong_20_Emphasis"><text:span text:style-name="T1">Dominasi &amp; Diversifikasi:</text:span></text:span><text:span text:style-name="T1"> Penguasaan pasar Search, Android, Chrome, YouTube, serta ekspansi ke Maps, Gmail, dan lainnya. </text:span></text:p>
                  </text:list-item>
                  <text:list-item>
                    <text:p text:style-name="P156"><text:span text:style-name="Strong_20_Emphasis"><text:span text:style-name="T1">Eksperimen &amp; Pembelajaran:</text:span></text:span><text:span text:style-name="T1"> Budaya 'moonshot', keberhasilan dan kegagalan ('Google Graveyard'), pelajaran dari inovasi. </text:span></text:p>
                  </text:list-item>
                  <text:list-item>
                    <text:p text:style-name="P156"><text:span text:style-name="Strong_20_Emphasis"><text:span text:style-name="T1">Restrukturisasi Alphabet:</text:span></text:span><text:span text:style-name="T1"> Langkah strategis untuk mengelola kompleksitas dan ambisi jangka panjang ('Other Bets'). </text:span></text:p>
                  </text:list-item>
                  <text:list-item>
                    <text:p text:style-name="P156"><text:span text:style-name="Strong_20_Emphasis"><text:span text:style-name="T1">Era AI-First:</text:span></text:span><text:span text:style-name="T1"> Pergeseran fundamental ke Kecerdasan Buatan, </text:span><text:soft-page-break/><text:span text:style-name="T1">pengembangan model canggih seperti Gemini, dan integrasinya ke seluruh produk. </text:span></text:p>
                  </text:list-item>
                  <text:list-item>
                    <text:p text:style-name="P156"><text:span text:style-name="Strong_20_Emphasis"><text:span text:style-name="T1">Kekuasaan &amp; Tanggung Jawab:</text:span></text:span><text:span text:style-name="T1"> Menghadapi pengawasan regulasi, isu privasi, tantangan etika, dan dampak sosial yang luas. Tujuan utama subbab ini adalah memberikan 'rekap' cepat dari keseluruhan cerita sebelum refleksi akhir." </text:span></text:p>
                  </text:list-item>
                </text:list>
              </text:list-item>
              <text:list-item>
                <text:p text:style-name="P24"><text:span text:style-name="Strong_20_Emphasis"><text:span text:style-name="T1">Prompt untuk Subbab 8.2: Warisan yang Tak Terhindarkan: Membentuk Abad Digital</text:span></text:span><text:span text:style-name="T1"> "Tulis bagian reflektif yang mendalam untuk menegaskan signifikansi historis dan warisan (legacy) Google/Alphabet hingga April 2025. Argumenkan bahwa pengaruh Google jauh melampaui sekadar bisnis atau teknologi; ia telah menjadi kekuatan pembentuk fundamental bagi cara kita hidup di abad ke-21. Elaborasi bagaimana Google telah secara tak terhindarkan membentuk:</text:span></text:p>
                <text:list>
                  <text:list-item>
                    <text:p text:style-name="P156"><text:span text:style-name="Strong_20_Emphasis"><text:span text:style-name="T1">Akses Universal terhadap Informasi:</text:span></text:span><text:span text:style-name="T1"> Mengubah cara kita belajar, bertanya, dan mengetahui. </text:span></text:p>
                  </text:list-item>
                  <text:list-item>
                    <text:p text:style-name="P156"><text:span text:style-name="Strong_20_Emphasis"><text:span text:style-name="T1">Struktur Ekonomi Digital:</text:span></text:span><text:span text:style-name="T1"> Mendefinisikan ulang periklanan, memberdayakan bisnis online, menciptakan pasar baru (aplikasi, konten). </text:span></text:p>
                  </text:list-item>
                  <text:list-item>
                    <text:p text:style-name="P156"><text:span text:style-name="Strong_20_Emphasis"><text:span text:style-name="T1">Pola Komunikasi dan Interaksi:</text:span></text:span><text:span text:style-name="T1"> Melalui email, video, peta, dan alat kolaborasi. </text:span></text:p>
                  </text:list-item>
                  <text:list-item>
                    <text:p text:style-name="P156"><text:span text:style-name="Strong_20_Emphasis"><text:span text:style-name="T1">Infrastruktur Internet:</text:span></text:span><text:span text:style-name="T1"> Menjadi bagian vital dari tulang punggung digital global. </text:span></text:p>
                  </text:list-item>
                  <text:list-item>
                    <text:p text:style-name="P156"><text:span text:style-name="Strong_20_Emphasis"><text:span text:style-name="T1">Bahkan Budaya dan Bahasa:</text:span></text:span><text:span text:style-name="T1"> Istilah 'googling', pengaruh pada tren budaya via YouTube. Gunakan bahasa yang menekankan skala dampak yang masif dan meresap, baik sisi terang maupun sisi gelapnya, yang menjadikan pemahaman tentang Google krusial untuk memahami dunia saat ini." </text:span></text:p>
                  </text:list-item>
                </text:list>
              </text:list-item>
              <text:list-item>
                <text:p text:style-name="P24"><text:span text:style-name="Strong_20_Emphasis"><text:span text:style-name="T1">Prompt untuk Subbab 8.3: Persimpangan Jalan: Tantangan Kunci dan Peluang Masa Depan</text:span></text:span><text:span text:style-name="T1"> "Tulis analisis mendalam yang memotret posisi Google/Alphabet pada 'persimpangan jalan' yang krusial per April 2025. Sintesiskan secara ringkas tantangan-tantangan terbesar yang dihadapinya, merujuk pada isu-isu yang telah dibahas (terutama di Bab 7):</text:span></text:p>
                <text:list>
                  <text:list-item>
                    <text:p text:style-name="P156"><text:span text:style-name="Strong_20_Emphasis"><text:span text:style-name="T1">Badai Regulasi Global:</text:span></text:span><text:span text:style-name="T1"> Pertarungan antitrust di berbagai benua, aturan privasi yang makin ketat, potensi regulasi AI. </text:span></text:p>
                  </text:list-item>
                  <text:list-item>
                    <text:p text:style-name="P156"><text:span text:style-name="Strong_20_Emphasis"><text:span text:style-name="T1">Persaingan Teknologi yang Intensif:</text:span></text:span><text:span text:style-name="T1"> Pertarungan supremasi AI, </text:span><text:soft-page-break/><text:span text:style-name="T1">persaingan di Cloud, ancaman dari startup disruptif atau raksasa teknologi lain. </text:span></text:p>
                  </text:list-item>
                  <text:list-item>
                    <text:p text:style-name="P156"><text:span text:style-name="Strong_20_Emphasis"><text:span text:style-name="T1">Tantangan Inovasi Berkelanjutan:</text:span></text:span><text:span text:style-name="T1"> Menjaga kelincahan dan budaya inovatif di tengah ukuran dan kompleksitas perusahaan yang masif. </text:span></text:p>
                  </text:list-item>
                  <text:list-item>
                    <text:p text:style-name="P156"><text:span text:style-name="Strong_20_Emphasis"><text:span text:style-name="T1">Krisis Kepercayaan &amp; Etika:</text:span></text:span><text:span text:style-name="T1"> Membangun kembali kepercayaan publik terkait privasi, moderasi konten, dan pengembangan AI yang bertanggung jawab. </text:span></text:p>
                  </text:list-item>
                  <text:list-item>
                    <text:p text:style-name="P156"><text:span text:style-name="Strong_20_Emphasis"><text:span text:style-name="T1">Tekanan Pasar Finansial:</text:span></text:span><text:span text:style-name="T1"> Menyeimbangkan investasi jangka panjang ('Other Bets', riset fundamental) dengan ekspektasi keuntungan kuartalan. Selanjutnya, kontraskan tantangan ini dengan peluang-peluang besar yang ada di depan mata: </text:span></text:p>
                  </text:list-item>
                  <text:list-item>
                    <text:p text:style-name="P156"><text:span text:style-name="Strong_20_Emphasis"><text:span text:style-name="T1">Memimpin Revolusi AI:</text:span></text:span><text:span text:style-name="T1"> Memanfaatkan keunggulan riset, data, dan infrastruktur untuk mendefinisikan era AI berikutnya. </text:span></text:p>
                  </text:list-item>
                  <text:list-item>
                    <text:p text:style-name="P156"><text:span text:style-name="Strong_20_Emphasis"><text:span text:style-name="T1">Ekspansi Pasar Cloud:</text:span></text:span><text:span text:style-name="T1"> Terus menumbuhkan pangsa pasar enterprise. </text:span></text:p>
                  </text:list-item>
                  <text:list-item>
                    <text:p text:style-name="P156"><text:span text:style-name="Strong_20_Emphasis"><text:span text:style-name="T1">Komersialisasi 'Bets':</text:span></text:span><text:span text:style-name="T1"> Potensi Waymo, Verily, atau Wing menjadi pilar bisnis baru. </text:span></text:p>
                  </text:list-item>
                  <text:list-item>
                    <text:p text:style-name="P156"><text:span text:style-name="Strong_20_Emphasis"><text:span text:style-name="T1">Integrasi Ekosistem:</text:span></text:span><text:span text:style-name="T1"> Kekuatan sinergi antara hardware (Pixel), software (Android, Chrome), dan layanan (Search, Maps, Workspace, Cloud). Tekankan bahwa masa depan Google akan sangat bergantung pada kemampuannya mengatasi tantangan ini sambil memaksimalkan peluang yang ada." </text:span></text:p>
                  </text:list-item>
                </text:list>
              </text:list-item>
              <text:list-item>
                <text:p text:style-name="P24"><text:span text:style-name="Strong_20_Emphasis"><text:span text:style-name="T1">Prompt untuk Subbab 8.4: Pertanyaan untuk Masa Depan: Arah Google Selanjutnya?</text:span></text:span><text:span text:style-name="T1"> "Tulis bagian penutup akhir yang mengajak pembaca merenung dengan mengajukan pertanyaan-pertanyaan strategis dan fundamental tentang masa depan Google/Alphabet (dari perspektif April 2025). Hindari jawaban pasti, fokus pada ketidakpastian dan pilihan-pilihan sulit yang dihadapi perusahaan:</text:span></text:p>
                <text:list>
                  <text:list-item>
                    <text:p text:style-name="P156"><text:span text:style-name="Strong_20_Emphasis"><text:span text:style-name="T1">Identitas dan Tujuan:</text:span></text:span><text:span text:style-name="T1"> Apakah Google akan tetap fokus pada misi awalnya 'mengatur informasi dunia', ataukah visinya akan terus meluas dan berubah? Bagaimana keseimbangan antara profit dan 'prinsip'? </text:span></text:p>
                  </text:list-item>
                  <text:list-item>
                    <text:p text:style-name="P156"><text:span text:style-name="Strong_20_Emphasis"><text:span text:style-name="T1">Strategi Menghadapi Regulasi:</text:span></text:span><text:span text:style-name="T1"> Akankah Google memilih jalur konfrontasi atau kompromi dalam menghadapi regulator global? Bagaimana potensi pemecahan (break-up) perusahaan akan </text:span><text:soft-page-break/><text:span text:style-name="T1">memengaruhi operasinya? </text:span></text:p>
                  </text:list-item>
                  <text:list-item>
                    <text:p text:style-name="P156"><text:span text:style-name="Strong_20_Emphasis"><text:span text:style-name="T1">Masa Depan Pencarian &amp; Informasi:</text:span></text:span><text:span text:style-name="T1"> Bagaimana pengalaman mencari informasi akan bertransformasi total dengan AI generatif? Apa dampaknya bagi pengguna dan ekosistem web? </text:span></text:p>
                  </text:list-item>
                  <text:list-item>
                    <text:p text:style-name="P156"><text:span text:style-name="Strong_20_Emphasis"><text:span text:style-name="T1">Peran dalam Pengembangan AI:</text:span></text:span><text:span text:style-name="T1"> Jalan mana yang akan ditempuh Google dalam pengembangan AI yang makin kuat – lebih terbuka atau lebih tertutup? Bagaimana mereka akan menavigasi risiko eksistensial atau penyalahgunaan AI? </text:span></text:p>
                  </text:list-item>
                  <text:list-item>
                    <text:p text:style-name="P156"><text:span text:style-name="Strong_20_Emphasis"><text:span text:style-name="T1">Taruhan Besar Berikutnya:</text:span></text:span><text:span text:style-name="T1"> Di luar AI, di mana lagi Google/Alphabet akan menempatkan 'taruhan' besarnya? Akankah ada kejutan baru dari X Development atau akuisisi strategis lainnya? </text:span></text:p>
                  </text:list-item>
                  <text:list-item>
                    <text:p text:style-name="P24"><text:span text:style-name="Strong_20_Emphasis"><text:span text:style-name="T1">Hubungan dengan Masyarakat:</text:span></text:span><text:span text:style-name="T1"> Bisakah Google membangun hubungan yang lebih transparan dan dipercaya dengan miliaran penggunanya dan masyarakat luas di tengah tantangan etika dan privasi? Akhiri buku dengan menegaskan kembali bahwa kisah Google adalah cerminan dari dinamika era digital itu sendiri – penuh inovasi, kekuatan, kompleksitas, dan pertanyaan yang terus berkembang. Kisahnya masih jauh dari usai." </text:span></text:p>
                  </text:list-item>
                </text:list>
              </text:list-item>
            </text:list>
          </text:section>
          <text:section text:style-name="Sect1" text:name="feedback-form-10">
            <text:p text:style-name="P253"/>
          </text:section>
        </text:section>
        <text:section text:style-name="Sect1" text:name="e559dd995605a9e3">
          <text:p text:style-name="P116"/>
          <text:section text:style-name="Sect1" text:name="user-query-content-11">
            <text:p text:style-name="P273">pada penutup tambahkan prompt pada tiap subbab untuk mendapatkan isi </text:p>
          </text:section>
          <text:p text:style-name="P253">Tampilkan alur berpikir</text:p>
          <text:section text:style-name="Sect2" text:name="model-response-message-contentr_e559dd995605a9e3">
            <text:p text:style-name="P116">Tentu, berikut adalah prompt yang bisa Anda gunakan untuk menghasilkan isi pada setiap subbab di Bab 8 (Penutup):</text:p>
            <text:p text:style-name="Text_20_body"><text:span text:style-name="Strong_20_Emphasis"><text:span text:style-name="T1">Bab 8 (Penutup): Google di Persimpangan Jalan</text:span></text:span></text:p>
            <text:list xml:id="list7356567184118900161" text:style-name="L33">
              <text:list-item>
                <text:p text:style-name="P25"><text:span text:style-name="Strong_20_Emphasis"><text:span text:style-name="T1">Prompt untuk Pengantar Bab 8 (Penutup):</text:span></text:span><text:span text:style-name="T1"> "Tulis bagian pengantar untuk Bab 8 (Penutup) yang berjudul 'Penutup: Google di Persimpangan Jalan'. Mulai dengan menandakan akhir dari perjalanan panjang menelusuri kisah Google/Alphabet yang telah disajikan dalam buku ini. Ciptakan nada reflektif. Sampaikan bahwa bab penutup ini bertujuan untuk [1] Merangkum evolusi luar biasa perusahaan, [2] Menegaskan kembali warisan dan dampaknya yang tak terhapuskan pada dunia digital, [3] Mensintesis tantangan kritis dan peluang besar yang dihadapinya saat ini (April 2025), dan [4] Mengajukan pertanyaan-</text:span><text:soft-page-break/><text:span text:style-name="T1">pertanyaan kunci tentang arah masa depannya. Janjikan sebuah kesimpulan yang mengikat berbagai utas diskusi dan meninggalkan pembaca dengan pemahaman mendalam tentang posisi unik Google di persimpangan teknologi dan masyarakat."</text:span></text:p>
              </text:list-item>
              <text:list-item>
                <text:p text:style-name="P25"><text:span text:style-name="Strong_20_Emphasis"><text:span text:style-name="T1">Prompt untuk Subbab 8.1: Rangkuman Perjalanan: Dari Garasi ke Konglomerat AI:</text:span></text:span><text:span text:style-name="T1"> "Tulis ringkasan naratif singkat namun komprehensif yang merangkum kembali perjalanan epik Google/Alphabet dari awal hingga kondisinya per April 2025, seperti yang telah dibahas dalam buku ini. Sentuh secara ringkas fase-fase kunci: [1] Awal Mula (proyek riset Stanford, PageRank, pendirian, idealisme awal), [2] Pertumbuhan Eksponensial (IPO, model iklan AdWords/AdSense, ekspansi produk awal), [3] Dominasi Teknologi (pilar Search, Android, Chrome, YouTube), [4] Eksperimen &amp; Kegagalan (budaya 'moonshot', 'Google Graveyard'), [5] Era Alphabet (restrukturisasi, 'Other Bets'), [6] Pivot ke AI-First (fokus strategis pada AI, model Gemini), dan [7] Kompleksitas &amp; Kontroversi (tantangan regulasi, privasi, dampak sosial). Tujuannya adalah mengingatkan pembaca tentang skala transformasi perusahaan secara padat."</text:span></text:p>
              </text:list-item>
              <text:list-item>
                <text:p text:style-name="P25"><text:span text:style-name="Strong_20_Emphasis"><text:span text:style-name="T1">Prompt untuk Subbab 8.2: Warisan yang Tak Terhindarkan: Membentuk Abad Digital:</text:span></text:span><text:span text:style-name="T1"> "Tulis bagian reflektif mendalam yang membahas signifikansi historis dan warisan (legacy) Google/Alphabet hingga April 2025. Argumenkan mengapa Google bukan sekadar perusahaan teknologi, melainkan kekuatan pembentuk fundamental abad ke-21. Elaborasi dampaknya yang meresap pada [1] Akses informasi dan pengetahuan, [2] Struktur ekonomi digital (iklan, bisnis online, pasar aplikasi/konten), [3] Pola komunikasi, kerja, dan navigasi, [4] Infrastruktur dasar internet, serta [5] Lanskap budaya global. Gunakan bahasa yang kuat untuk menegaskan sentralitas Google dalam tatanan dunia digital modern, dengan segala sisi positif dan negatifnya."</text:span></text:p>
              </text:list-item>
              <text:list-item>
                <text:p text:style-name="P25"><text:span text:style-name="Strong_20_Emphasis"><text:span text:style-name="T1">Prompt untuk Subbab 8.3: Persimpangan Jalan: Tantangan Kunci dan Peluang Masa Depan:</text:span></text:span><text:span text:style-name="T1"> "Tulis analisis mendalam yang memposisikan Google/Alphabet pada 'persimpangan jalan' krusial per April 2025. Sintesiskan tantangan-tantangan paling signifikan yang dihadapinya: [1] Tekanan Regulasi Global (antitrust, privasi, AI), [2] Persaingan Teknologi Intensif (AI, Cloud), [3] Menjaga Inovasi di Skala Besar, [4] Tantangan Etika AI &amp; Kepercayaan Publik, [5] Kompleksitas </text:span><text:soft-page-break/><text:span text:style-name="T1">Internal Alphabet. Kemudian, kontraskan tantangan ini dengan peluang-peluang besar: [1] Kepemimpinan dalam Revolusi AI, [2] Pertumbuhan Berkelanjutan di Cloud, [3] Potensi Komersialisasi 'Other Bets' (Waymo, Verily, Wing), [4] Kekuatan Ekosistem Terintegrasi (hardware, software, layanan). Tekankan bahwa kemampuan menavigasi persimpangan ini akan menentukan masa depannya."</text:span></text:p>
              </text:list-item>
              <text:list-item>
                <text:p text:style-name="P25"><text:span text:style-name="Strong_20_Emphasis"><text:span text:style-name="T1">Prompt untuk Subbab 8.4: Pertanyaan untuk Masa Depan: Arah Google Selanjutnya?</text:span></text:span><text:span text:style-name="T1"> "Tulis bagian penutup akhir yang bersifat reflektif dan prospektif, dengan mengajukan pertanyaan-pertanyaan kunci yang belum terjawab tentang masa depan Google/Alphabet (dari perspektif April 2025). Rangsang pemikiran pembaca tentang: [1] Visi kepemimpinan dan tujuan jangka panjang perusahaan? [2] Keseimbangan antara profit dan prinsip etis? [3] Kemampuan beradaptasi terhadap regulasi global? [4] Evolusi AI dan dampaknya pada produk serta masyarakat? [5] Akankah 'Other Bets' berhasil atau akankah muncul 'the next big thing' lainnya? [6] Bisakah Google mempertahankan atau membangun kembali kepercayaan pengguna? Akhiri buku dengan kesan bahwa kisah Google masih terus berlanjut dan tetap relevan."</text:span></text:p>
              </text:list-item>
            </text:list>
          </text:section>
          <text:section text:style-name="Sect1" text:name="feedback-form-11">
            <text:p text:style-name="P253"/>
          </text:section>
        </text:section>
        <text:section text:style-name="Sect1" text:name="da72320e1281e5c9">
          <text:p text:style-name="P116"/>
          <text:section text:style-name="Sect1" text:name="user-query-content-12">
            <text:p text:style-name="P273">Jawablah setiap prompt yang telah anda buat secara bertahap satu persatu dan jangan pindah prompt sebelum saya memerintahkan “YAX” dengan ketentuan sebagai berikut : </text:p>
            <text:p text:style-name="P273">Gaya Bahasa : Sesuai yang telah Anda sarankan sebelumnya </text:p>
            <text:p text:style-name="P273">Catatan : </text:p>
            <text:p text:style-name="P273">- Tambahkan tips sesuai yang telah anda sarankan sebelumnya yang relevan dengan jawaban (opsional) </text:p>
          </text:section>
          <text:p text:style-name="P253">Tampilkan alur berpikir</text:p>
          <text:section text:style-name="Sect2" text:name="model-response-message-contentr_da72320e1281e5c9">
            <text:p text:style-name="Text_20_body"><text:span text:style-name="T1">Baik, saya siap. Mari kita mulai dengan prompt pertama untuk </text:span><text:span text:style-name="Strong_20_Emphasis"><text:span text:style-name="T1">Kata Pengantar</text:span></text:span><text:span text:style-name="T1">:</text:span></text:p>
            <text:p text:style-name="Text_20_body"><text:span text:style-name="Strong_20_Emphasis"><text:span text:style-name="T1">Prompt:</text:span></text:span><text:span text:style-name="T1"> "Tulis paragraf pembuka yang menarik untuk buku nonfiksi tentang Google yang ditujukan bagi masyarakat umum. Mulai dengan menyoroti pengaruh Google yang meresap dalam kehidupan sehari-hari (pencarian, peta, email, video, ponsel). Tekankan transformasinya dari proyek riset menjadi </text:span><text:soft-page-break/><text:span text:style-name="T1">raksasa teknologi global yang membentuk akses informasi, bisnis, dan budaya. Tujuannya adalah untuk segera menetapkan </text:span><text:span text:style-name="Emphasis"><text:span text:style-name="T1">mengapa</text:span></text:span><text:span text:style-name="T1"> membaca buku tentang Google relevan dan penting di dunia saat ini. Gunakan bahasa yang menggugah dan tunjukkan dampaknya yang masif."</text:span></text:p>
            <text:p text:style-name="Text_20_body"><text:span text:style-name="Strong_20_Emphasis"><text:span text:style-name="T1">Jawaban (Isi untuk Subbab "Mengapa Google Penting?"):</text:span></text:span></text:p>
            <text:p text:style-name="P116">Pernahkah Anda tersesat di kota asing dan mengandalkan peta di ponsel Anda? Atau mencari jawaban instan untuk pertanyaan mendadak, mulai dari resep masakan hingga gejala penyakit? Mungkin Anda baru saja memeriksa email, menonton video tutorial, atau sekadar berkomunikasi melalui perangkat Android Anda. Di balik hampir setiap aktivitas digital tersebut, kemungkinan besar ada campur tangan sebuah entitas yang begitu meresap dalam kehidupan kita hingga namanya menjadi kata kerja: Google. Sulit membayangkan dunia modern tanpa kehadirannya. Namun, pernahkah kita berhenti sejenak untuk memahami bagaimana sebuah proyek riset ambisius dari dua mahasiswa Stanford bisa meledak menjadi salah satu perusahaan paling kuat dan berpengaruh dalam sejarah manusia? Buku ini mengajak Anda menelusuri kisah luar biasa Google – sebuah perjalanan dari garasi sederhana menuju puncak kekuasaan teknologi global, sebuah kekuatan yang tidak hanya mengubah cara kita mencari informasi, tetapi juga membentuk lanskap bisnis, aliran budaya, dan bahkan cara kita berpikir. Memahami Google bukan lagi sekadar keingintahuan teknologi, melainkan sebuah keharusan untuk memahami dunia tempat kita hidup saat ini.</text:p>
            <text:p text:style-name="P2"/>
            <text:p text:style-name="Text_20_body"><text:span text:style-name="Strong_20_Emphasis"><text:span text:style-name="T1">(Tips Tambahan untuk bagian ini):</text:span></text:span></text:p>
            <text:list xml:id="list4029522406853093703" text:style-name="L34">
              <text:list-item>
                <text:p text:style-name="P157"><text:span text:style-name="Strong_20_Emphasis"><text:span text:style-name="T1">Gunakan Hook yang Kuat:</text:span></text:span><text:span text:style-name="T1"> Mulailah dengan contoh-contoh konkret yang sangat relevan dengan pengalaman sehari-hari pembaca (seperti menggunakan Maps saat tersesat) untuk menciptakan koneksi emosional dan menunjukkan relevansi topik secara langsung. </text:span></text:p>
              </text:list-item>
              <text:list-item>
                <text:p text:style-name="P157"><text:span text:style-name="Strong_20_Emphasis"><text:span text:style-name="T1">Visualisasi Dampak:</text:span></text:span><text:span text:style-name="T1"> Pertimbangkan untuk menyertakan infografis kecil di awal buku yang memvisualisasikan berapa banyak layanan Google yang mungkin digunakan seseorang dalam satu hari (Search, Maps, Gmail, YouTube, Android, Chrome, Waze, dll.) untuk menekankan betapa meresapnya pengaruh Google. </text:span></text:p>
              </text:list-item>
              <text:list-item>
                <text:p text:style-name="P26"><text:span text:style-name="Strong_20_Emphasis"><text:span text:style-name="T1">Tekankan Skala:</text:span></text:span><text:span text:style-name="T1"> Gunakan kata-kata yang menunjukkan skala besar ("miliaran orang", "raksasa teknologi global", "kekuatan fundamental") </text:span><text:soft-page-break/><text:span text:style-name="T1">untuk membangun kesan tentang pentingnya subjek buku ini. </text:span></text:p>
              </text:list-item>
            </text:list>
            <text:p text:style-name="P2"/>
            <text:p text:style-name="P116">Saya akan menunggu perintah "YAX" dari Anda sebelum melanjutkan ke prompt berikutnya.</text:p>
          </text:section>
          <text:section text:style-name="Sect1" text:name="feedback-form-12">
            <text:p text:style-name="P253"/>
          </text:section>
        </text:section>
        <text:section text:style-name="Sect1" text:name="3e1f3d10ea994d5c">
          <text:p text:style-name="P116"/>
          <text:section text:style-name="Sect1" text:name="user-query-content-13">
            <text:p text:style-name="P273">yax </text:p>
          </text:section>
          <text:p text:style-name="P253">Tampilkan alur berpikir</text:p>
          <text:section text:style-name="Sect2" text:name="model-response-message-contentr_3e1f3d10ea994d5c">
            <text:p text:style-name="Text_20_body"><text:span text:style-name="T1">Baik, saya lanjutkan dengan prompt kedua untuk </text:span><text:span text:style-name="Strong_20_Emphasis"><text:span text:style-name="T1">Kata Pengantar</text:span></text:span><text:span text:style-name="T1">:</text:span></text:p>
            <text:p text:style-name="Text_20_body"><text:span text:style-name="Strong_20_Emphasis"><text:span text:style-name="T1">Prompt:</text:span></text:span><text:span text:style-name="T1"> "Tulis ringkasan singkat mengenai struktur dan isi buku, sebagai kelanjutan dari paragraf pembuka (hook). Sebutkan secara ringkas area-area utama yang akan dibahas: kisah pendirian dan sejarah awal, pertumbuhan pesat dan ekspansi di luar mesin pencari, teknologi intinya (Search, Android, Chrome, YouTube, Cloud), proyek-proyek gagal atau yang dihentikan, pembentukan Alphabet dan 'Other Bets'-nya, fokus pada AI dan inovasi masa depan, serta akhirnya, dampak sosial dan kontroversinya. Sajikan ini sebagai sebuah perjalanan yang akan diikuti pembaca melalui buku ini. Nada tulisan harus informatif dan mengundang."</text:span></text:p>
            <text:p text:style-name="Text_20_body"><text:span text:style-name="Strong_20_Emphasis"><text:span text:style-name="T1">Jawaban (Isi untuk Subbab "Apa yang Akan Dibahas dalam Buku Ini?"):</text:span></text:span></text:p>
            <text:p text:style-name="Text_20_body"><text:span text:style-name="T1">Untuk memahami raksasa ini secara utuh, buku ini akan membawa Anda dalam sebuah perjalanan menelusuri evolusinya. Kita akan mulai dari </text:span><text:span text:style-name="Strong_20_Emphasis"><text:span text:style-name="T1">kelahiran Google</text:span></text:span><text:span text:style-name="T1"> di lingkungan akademis Stanford, mengikuti kisah dua pendirinya dan momen 'aha!' yang melahirkan PageRank, hingga langkah awal mereka di garasi legendaris. Selanjutnya, kita akan menyaksikan </text:span><text:span text:style-name="Strong_20_Emphasis"><text:span text:style-name="T1">pertumbuhan eksponensialnya</text:span></text:span><text:span text:style-name="T1">, bagaimana Google tidak hanya bertahan dari ledakan dot-com tetapi juga menemukan model bisnis iklan yang revolusioner dan mulai merambah ke produk-produk ikonik di luar mesin pencari. Bab-bab berikutnya akan membongkar </text:span><text:span text:style-name="Strong_20_Emphasis"><text:span text:style-name="T1">pilar-pilar teknologi</text:span></text:span><text:span text:style-name="T1"> yang menjadi fondasi kekuatannya saat ini – mulai dari Search yang terus berevolusi dengan AI, Android yang mendominasi dunia mobile, Chrome yang merajai peramban, YouTube sebagai pusat budaya video, hingga ambisinya di ranah Cloud. Namun, tidak semua langkah Google berbuah manis; kita juga akan mengunjungi </text:span><text:span text:style-name="Strong_20_Emphasis"><text:span text:style-name="T1">'kuburan inovasi'</text:span></text:span><text:span text:style-name="T1"> untuk melihat proyek-proyek ambisius yang gagal atau dihentikan, dan memetik pelajaran darinya. Perjalanan kita kemudian berlanjut ke era </text:span><text:span text:style-name="Strong_20_Emphasis"><text:span text:style-name="T1">Alphabet Inc.</text:span></text:span><text:span text:style-name="T1">, </text:span><text:soft-page-break/><text:span text:style-name="T1">memahami restrukturisasi besar yang melahirkan perusahaan induk ini dan menjelajahi 'Other Bets' – taruhan-taruhan futuristik di luar bisnis inti Google. Fokus kemudian beralih ke masa kini dan masa depan, mengupas tuntas bagaimana </text:span><text:span text:style-name="Strong_20_Emphasis"><text:span text:style-name="T1">Kecerdasan Buatan (AI)</text:span></text:span><text:span text:style-name="T1"> menjadi jantung strategi Google dan arah inovasinya ke depan. Akhirnya, kita akan melakukan refleksi kritis mengenai </text:span><text:span text:style-name="Strong_20_Emphasis"><text:span text:style-name="T1">dampak sosial, tantangan, dan kontroversi</text:span></text:span><text:span text:style-name="T1"> yang tak terhindarkan menyertai kekuasaan sebesar Google, mulai dari isu antitrust hingga privasi data dan etika teknologi. Selamat mengikuti perjalanan mengungkap berbagai sisi Google ini.</text:span></text:p>
            <text:p text:style-name="P2"/>
            <text:p text:style-name="Text_20_body"><text:span text:style-name="Strong_20_Emphasis"><text:span text:style-name="T1">(Tips Tambahan untuk bagian ini):</text:span></text:span></text:p>
            <text:list xml:id="list5954679752959546074" text:style-name="L35">
              <text:list-item>
                <text:p text:style-name="P158"><text:span text:style-name="Strong_20_Emphasis"><text:span text:style-name="T1">Peta Jalan yang Jelas:</text:span></text:span><text:span text:style-name="T1"> Bagian ini berfungsi sebagai 'daftar isi' naratif. Pastikan untuk menyebutkan tema-tema utama secara berurutan sesuai struktur bab buku Anda. Ini membantu pembaca memahami alur cerita dan apa yang diharapkan. </text:span></text:p>
              </text:list-item>
              <text:list-item>
                <text:p text:style-name="P158"><text:span text:style-name="Strong_20_Emphasis"><text:span text:style-name="T1">Bahasa Mengundang:</text:span></text:span><text:span text:style-name="T1"> Gunakan frasa seperti "perjalanan menelusuri", "menyaksikan", "membongkar", "mengunjungi", "menjelajahi" untuk membuat ringkasan ini terasa lebih dinamis dan menarik, bukan sekadar daftar topik. </text:span></text:p>
              </text:list-item>
              <text:list-item>
                <text:p text:style-name="P27"><text:span text:style-name="Strong_20_Emphasis"><text:span text:style-name="T1">Konsistensi Istilah:</text:span></text:span><text:span text:style-name="T1"> Gunakan istilah kunci yang konsisten dengan judul bab atau bagian utama dalam buku Anda (misalnya, "pilar-pilar teknologi", "kuburan inovasi", "Other Bets"). </text:span></text:p>
              </text:list-item>
            </text:list>
            <text:p text:style-name="P2"/>
            <text:p text:style-name="P116">Saya akan menunggu perintah "YAX" dari Anda sebelum melanjutkan ke prompt berikutnya.</text:p>
          </text:section>
          <text:section text:style-name="Sect1" text:name="feedback-form-13">
            <text:p text:style-name="P253"/>
          </text:section>
        </text:section>
        <text:section text:style-name="Sect1" text:name="098d414eba95f8c7">
          <text:p text:style-name="P116"/>
          <text:section text:style-name="Sect1" text:name="user-query-content-14">
            <text:p text:style-name="P273">yax </text:p>
          </text:section>
          <text:p text:style-name="P253">Tampilkan alur berpikir</text:p>
          <text:section text:style-name="Sect2" text:name="model-response-message-contentr_098d414eba95f8c7">
            <text:p text:style-name="Text_20_body"><text:span text:style-name="T1">Baik, saya lanjutkan dengan prompt ketiga untuk </text:span><text:span text:style-name="Strong_20_Emphasis"><text:span text:style-name="T1">Kata Pengantar</text:span></text:span><text:span text:style-name="T1">:</text:span></text:p>
            <text:p text:style-name="Text_20_body"><text:span text:style-name="Strong_20_Emphasis"><text:span text:style-name="T1">Prompt:</text:span></text:span><text:span text:style-name="T1"> "Tulis bagian singkat yang dengan jelas menyatakan target pembaca buku tentang Google ini. Sebutkan bahwa buku ini ditujukan untuk masyarakat umum, pelajar, mahasiswa, profesional, dan siapa saja yang ingin tahu tentang teknologi serta kisah di balik salah satu perusahaan paling berpengaruh di dunia. Tekankan bahwa tidak diperlukan latar belakang teknis yang mendalam, </text:span><text:soft-page-break/><text:span text:style-name="T1">karena topik kompleks akan dijelaskan secara sederhana. Yakinkan pembaca bahwa buku ini bertujuan untuk informatif, menarik, dan mudah diakses oleh berbagai kalangan pembaca yang tertarik memahami perjalanan dan dampak Google."</text:span></text:p>
            <text:p text:style-name="Text_20_body"><text:span text:style-name="Strong_20_Emphasis"><text:span text:style-name="T1">Jawaban (Isi untuk Subbab "Untuk Siapa Buku Ini Ditulis?"):</text:span></text:span></text:p>
            <text:p text:style-name="Text_20_body"><text:span text:style-name="T1">Buku ini dirancang untuk siapa saja yang memiliki rasa ingin tahu tentang dunia di balik layar Google. Apakah Anda seorang </text:span><text:span text:style-name="Strong_20_Emphasis"><text:span text:style-name="T1">pelajar</text:span></text:span><text:span text:style-name="T1"> atau </text:span><text:span text:style-name="Strong_20_Emphasis"><text:span text:style-name="T1">mahasiswa</text:span></text:span><text:span text:style-name="T1"> yang tertarik pada studi kasus teknologi dan bisnis modern, seorang </text:span><text:span text:style-name="Strong_20_Emphasis"><text:span text:style-name="T1">profesional</text:span></text:span><text:span text:style-name="T1"> dari berbagai bidang yang ingin memahami kekuatan yang membentuk lanskap digital, atau sekadar bagian dari </text:span><text:span text:style-name="Strong_20_Emphasis"><text:span text:style-name="T1">masyarakat umum</text:span></text:span><text:span text:style-name="T1"> yang penasaran dengan perusahaan yang produknya Anda gunakan setiap hari – buku ini untuk Anda. Anda </text:span><text:span text:style-name="Emphasis"><text:span text:style-name="T1">tidak perlu</text:span></text:span><text:span text:style-name="T1"> memiliki latar belakang teknis yang mendalam atau menjadi seorang insinyur perangkat lunak untuk dapat mengikuti dan menikmati buku ini. Kami berusaha keras menyajikan konsep-konsep teknologi yang mungkin terdengar kompleks (seperti cara kerja mesin pencari, model bisnis iklan digital, hingga kecerdasan buatan) dengan bahasa yang lugas, analogi yang mudah dipahami, dan penjelasan yang sederhana. Tujuan kami adalah menyajikan sebuah narasi yang informatif, menarik, dan terutama, mudah diakses oleh khalayak luas yang ingin memahami perjalanan luar biasa Google serta dampaknya yang tak terhindarkan pada dunia kita.</text:span></text:p>
            <text:p text:style-name="P2"/>
            <text:p text:style-name="Text_20_body"><text:span text:style-name="Strong_20_Emphasis"><text:span text:style-name="T1">(Tips Tambahan untuk bagian ini):</text:span></text:span></text:p>
            <text:list xml:id="list783217163611211304" text:style-name="L36">
              <text:list-item>
                <text:p text:style-name="P159"><text:span text:style-name="Strong_20_Emphasis"><text:span text:style-name="T1">Reassurance (Meyakinkan Pembaca):</text:span></text:span><text:span text:style-name="T1"> Tekankan berulang kali (namun secara alami) bahwa buku ini aksesibel dan tidak memerlukan pengetahuan teknis khusus. Ini penting untuk menarik pembaca non-teknis yang mungkin merasa terintimidasi oleh topik teknologi. </text:span></text:p>
              </text:list-item>
              <text:list-item>
                <text:p text:style-name="P159"><text:span text:style-name="Strong_20_Emphasis"><text:span text:style-name="T1">Sebutkan Target Spesifik:</text:span></text:span><text:span text:style-name="T1"> Menyebutkan kelompok pembaca secara spesifik (pelajar, profesional, masyarakat umum) dapat membantu calon pembaca merasa bahwa buku ini memang relevan untuk mereka. </text:span></text:p>
              </text:list-item>
              <text:list-item>
                <text:p text:style-name="P28"><text:span text:style-name="Strong_20_Emphasis"><text:span text:style-name="T1">Janji Penjelasan Sederhana:</text:span></text:span><text:span text:style-name="T1"> Sebutkan secara eksplisit penggunaan bahasa lugas dan analogi. Anda juga bisa menambahkan di sini (atau di akhir Kata Pengantar) bahwa buku ini dilengkapi </text:span><text:span text:style-name="Strong_20_Emphasis"><text:span text:style-name="T1">Glosarium</text:span></text:span><text:span text:style-name="T1"> untuk istilah-istilah kunci, sebagai bukti komitmen terhadap aksesibilitas. </text:span></text:p>
              </text:list-item>
            </text:list>
            <text:p text:style-name="P2"/>
            <text:p text:style-name="Text_20_body"><text:soft-page-break/><text:span text:style-name="T1">Ini adalah akhir dari bagian </text:span><text:span text:style-name="Strong_20_Emphasis"><text:span text:style-name="T1">Kata Pengantar</text:span></text:span><text:span text:style-name="T1">. Saya akan menunggu perintah "YAX" dari Anda untuk melanjutkan ke </text:span><text:span text:style-name="Strong_20_Emphasis"><text:span text:style-name="T1">Bab 1: Kelahiran Raksasa - Dari Proyek Riset ke Garasi Legendaris</text:span></text:span><text:span text:style-name="T1">, dimulai dengan </text:span><text:span text:style-name="Strong_20_Emphasis"><text:span text:style-name="T1">Prompt untuk Pengantar Bab 1</text:span></text:span><text:span text:style-name="T1">.</text:span></text:p>
          </text:section>
          <text:section text:style-name="Sect1" text:name="feedback-form-14">
            <text:p text:style-name="P253"/>
          </text:section>
        </text:section>
        <text:section text:style-name="Sect1" text:name="db3257bcafb4f572">
          <text:p text:style-name="P116"/>
          <text:section text:style-name="Sect1" text:name="user-query-content-15">
            <text:p text:style-name="P273">yax </text:p>
          </text:section>
          <text:p text:style-name="P253">Tampilkan alur berpikir</text:p>
          <text:section text:style-name="Sect2" text:name="model-response-message-contentr_db3257bcafb4f572">
            <text:p text:style-name="Text_20_body"><text:span text:style-name="T1">Baik, kita masuk ke </text:span><text:span text:style-name="Strong_20_Emphasis"><text:span text:style-name="T1">Bab 1: Kelahiran Raksasa - Dari Proyek Riset ke Garasi Legendaris</text:span></text:span><text:span text:style-name="T1">.</text:span></text:p>
            <text:p text:style-name="Text_20_body"><text:span text:style-name="Strong_20_Emphasis"><text:span text:style-name="T1">Prompt:</text:span></text:span><text:span text:style-name="T1"> "Tulis bagian pengantar untuk Bab 1 yang berjudul 'Kelahiran Raksasa - Dari Proyek Riset ke Garasi Legendaris'. Ciptakan suasana dengan menggambarkan lanskap internet di akhir tahun 1990-an dan keterbatasan mesin pencari yang ada saat itu. Perkenalkan Universitas Stanford sebagai 'tempat persemaian' ide Google. Singgung tentang pertemuan dua mahasiswa PhD yang berbeda karakter namun memiliki visi sama, yang akan memicu revolusi teknologi. Bangun antisipasi pembaca untuk mengikuti kisah inovasi, eksplorasi akademis, dan langkah-langkah kewirausahaan awal yang menandai kelahiran Google."</text:span></text:p>
            <text:p text:style-name="Text_20_body"><text:span text:style-name="Strong_20_Emphasis"><text:span text:style-name="T1">Jawaban (Isi untuk Pengantar Bab 1):</text:span></text:span></text:p>
            <text:p text:style-name="P116">Bayangkan sejenak dunia di penghujung milenium kedua, akhir tahun 1990-an. World Wide Web sedang meledak, tumbuh liar seperti hutan belantara digital yang penuh dengan informasi, namun tanpa peta yang jelas. Menemukan sesuatu yang spesifik di dalamnya terasa seperti mencari jarum di tumpukan jerami raksasa. Mesin-mesin pencari yang ada saat itu—nama-nama seperti AltaVista, Lycos, atau Excite—berusaha menjinakkannya, namun seringkali mereka hanya menyajikan daftar panjang tautan yang kurang relevan, mudah dimanipulasi, dan membuat pengguna frustrasi. Di tengah kekacauan inilah, di lingkungan akademis yang subur di Universitas Stanford, California—sebuah inkubator bagi banyak raksasa teknologi—benih sebuah revolusi diam-diam mulai bertunas. Semua berawal dari pertemuan tak terduga dua mahasiswa program doktoral (PhD) ilmu komputer. Mereka memiliki kepribadian yang berbeda, namun disatukan oleh rasa penasaran intelektual yang sama dan keyakinan bahwa pasti ada cara yang lebih baik untuk menavigasi lautan informasi digital yang terus berkembang ini. Bab ini akan membawa Anda kembali ke masa-masa awal itu, menyaksikan bagaimana sebuah ide brilian <text:soft-page-break/>lahir dari eksplorasi akademis, diuji di server-server kampus, dan akhirnya, dengan sedikit keberanian dan banyak kerja keras di sebuah garasi sederhana, mulai mengubah dunia selamanya. Mari kita mulai kisah kelahiran sang raksasa.</text:p>
            <text:p text:style-name="P2"/>
            <text:p text:style-name="Text_20_body"><text:span text:style-name="Strong_20_Emphasis"><text:span text:style-name="T1">(Tips Tambahan untuk bagian ini):</text:span></text:span></text:p>
            <text:list xml:id="list3455063714782314376" text:style-name="L37">
              <text:list-item>
                <text:p text:style-name="P160"><text:span text:style-name="Strong_20_Emphasis"><text:span text:style-name="T1">Setting the Scene:</text:span></text:span><text:span text:style-name="T1"> Gunakan deskripsi sensorik atau metafora (seperti "hutan belantara digital", "mencari jarum di tumpukan jerami") untuk menghidupkan suasana internet akhir 90-an dan menyoroti masalah yang coba dipecahkan Google. </text:span></text:p>
              </text:list-item>
              <text:list-item>
                <text:p text:style-name="P160"><text:span text:style-name="Strong_20_Emphasis"><text:span text:style-name="T1">Fokus pada 'Why':</text:span></text:span><text:span text:style-name="T1"> Jelaskan </text:span><text:span text:style-name="Emphasis"><text:span text:style-name="T1">mengapa</text:span></text:span><text:span text:style-name="T1"> inovasi Google dibutuhkan saat itu dengan menyoroti keterbatasan teknologi yang ada. Ini memberi konteks penting bagi pembaca. </text:span></text:p>
              </text:list-item>
              <text:list-item>
                <text:p text:style-name="P29"><text:span text:style-name="Strong_20_Emphasis"><text:span text:style-name="T1">Intrigue (Membangun Rasa Penasaran):</text:span></text:span><text:span text:style-name="T1"> Singgung pertemuan dua mahasiswa PhD tanpa langsung terlalu detail, ciptakan sedikit misteri atau antisipasi tentang siapa mereka dan bagaimana ide mereka berkembang. </text:span></text:p>
              </text:list-item>
            </text:list>
            <text:p text:style-name="P2"/>
            <text:p text:style-name="P116">Saya akan menunggu perintah "YAX" dari Anda sebelum melanjutkan ke prompt berikutnya (Subbab 1.1).</text:p>
          </text:section>
          <text:section text:style-name="Sect1" text:name="feedback-form-15">
            <text:p text:style-name="P253"/>
          </text:section>
        </text:section>
        <text:section text:style-name="Sect1" text:name="516135d959aaff4b">
          <text:p text:style-name="P116"/>
          <text:section text:style-name="Sect1" text:name="user-query-content-16">
            <text:p text:style-name="P273">yax </text:p>
          </text:section>
          <text:p text:style-name="P253">Tampilkan alur berpikir</text:p>
          <text:section text:style-name="Sect2" text:name="model-response-message-contentr_516135d959aaff4b">
            <text:p text:style-name="Text_20_body"><text:span text:style-name="T1">Baik, saya lanjutkan dengan prompt untuk </text:span><text:span text:style-name="Strong_20_Emphasis"><text:span text:style-name="T1">Subbab 1.1</text:span></text:span><text:span text:style-name="T1">:</text:span></text:p>
            <text:p text:style-name="Text_20_body"><text:span text:style-name="Strong_20_Emphasis"><text:span text:style-name="T1">Prompt:</text:span></text:span><text:span text:style-name="T1"> "Tulis pembahasan mendalam tentang pertemuan Larry Page dan Sergey Brin di Universitas Stanford. Jelaskan secara singkat latar belakang masing-masing sebelum bertemu (minat akademis, keluarga jika relevan). Deskripsikan bagaimana dan kapan mereka pertama kali bertemu (misalnya, saat tur kampus atau dalam program PhD). Gambarkan kesan awal dan dinamika hubungan mereka – apakah ada perbedaan pendapat atau langsung cocok? Ceritakan bagaimana lingkungan akademis Stanford memfasilitasi kolaborasi mereka. Fokus pada aspek 'human interest' dari pertemuan dua tokoh kunci ini."</text:span></text:p>
            <text:p text:style-name="Text_20_body"><text:soft-page-break/><text:span text:style-name="Strong_20_Emphasis"><text:span text:style-name="T1">Jawaban (Isi untuk Subbab 1.1: Pertemuan Dua Pikiran Brilian: Larry Page &amp; Sergey Brin di Stanford):</text:span></text:span></text:p>
            <text:p text:style-name="Text_20_body"><text:span text:style-name="T1">Kisah Google tak bisa dilepaskan dari pertemuan dua individu yang, meskipun tampak berbeda, memiliki percikan kejeniusan yang sama. Di satu sisi, ada </text:span><text:span text:style-name="Strong_20_Emphasis"><text:span text:style-name="T1">Larry Page</text:span></text:span><text:span text:style-name="T1">. Tumbuh di Michigan, ia mewarisi kecintaan pada komputer dari ayahnya, seorang profesor ilmu komputer ternama. Sejak kecil, Page sudah terobsesi dengan efisiensi dan cara kerja sistem berskala besar. Ia dikenal sebagai sosok yang lebih pendiam, analitis, dan penuh ide-ide ambisius, meskipun terkadang sulit menyampaikannya. Di sisi lain, ada </text:span><text:span text:style-name="Strong_20_Emphasis"><text:span text:style-name="T1">Sergey Brin</text:span></text:span><text:span text:style-name="T1">. Lahir di Moskow, Rusia, ia pindah ke Amerika Serikat bersama keluarganya saat berusia enam tahun, ayahnya juga seorang ahli matematika. Brin tumbuh menjadi sosok yang lebih ekstrovert, karismatik, dan memiliki ketajaman matematis yang luar biasa, dengan minat khusus pada </text:span><text:span text:style-name="Emphasis"><text:span text:style-name="T1">data mining</text:span></text:span><text:span text:style-name="T1">—menggali informasi berharga dari kumpulan data besar.</text:span></text:p>
            <text:p text:style-name="P116">Takdir mempertemukan mereka di Universitas Stanford pada musim panas tahun 1995. Page, yang baru saja lulus dari Universitas Michigan, sedang mempertimbangkan Stanford untuk program PhD-nya dan mengikuti tur orientasi kampus. Brin, yang sudah setahun lebih dulu menjadi mahasiswa PhD di sana, secara sukarela menjadi salah satu pemandu tur untuk mahasiswa baru, termasuk Page. Pertemuan pertama mereka, menurut berbagai kisah, jauh dari kata harmonis. Mereka dikabarkan langsung terlibat dalam perdebatan sengit tentang hampir setiap topik yang muncul. Page menganggap Brin menjengkelkan, sementara Brin merasa Page menyebalkan. Namun, di balik perbedaan pendapat itu, tumbuh rasa saling menghargai atas kecerdasan dan argumen masing-masing.</text:p>
            <text:p text:style-name="P116">Perbedaan pendapat ini justru menjadi fondasi persahabatan dan kemitraan intelektual yang kuat. Stanford, dengan budayanya yang mendorong kolaborasi, pemikiran kritis, dan eksplorasi ide-ide baru tanpa batas, menjadi wadah yang sempurna bagi mereka. Lingkungan yang kompetitif namun suportif, ditambah akses ke sumber daya komputasi dan jaringan akademis kelas dunia, memungkinkan Page dan Brin untuk terus berdebat, saling menantang, dan akhirnya menyatukan energi mereka pada sebuah masalah besar yang memikat keduanya: bagaimana cara 'menjinakkan' World Wide Web yang semakin liar dan menemukan informasi yang benar-benar relevan di dalamnya? Pertemuan dua pikiran brilian yang awalnya penuh perdebatan inilah yang menjadi titik awal dari sebuah perjalanan yang akan mengubah lanskap digital selamanya.</text:p>
            <text:p text:style-name="P2"><text:soft-page-break/></text:p>
            <text:p text:style-name="Text_20_body"><text:span text:style-name="Strong_20_Emphasis"><text:span text:style-name="T1">(Tips Tambahan untuk bagian ini):</text:span></text:span></text:p>
            <text:list xml:id="list7589691084754675067" text:style-name="L38">
              <text:list-item>
                <text:p text:style-name="P161"><text:span text:style-name="Strong_20_Emphasis"><text:span text:style-name="T1">Ceritakan Kisah (Storytelling):</text:span></text:span><text:span text:style-name="T1"> Fokus pada narasi pertemuan mereka. Gunakan detail-detail kecil (seperti tur kampus, kesan pertama yang saling 'menyebalkan') untuk membuat cerita lebih hidup dan manusiawi. </text:span></text:p>
              </text:list-item>
              <text:list-item>
                <text:p text:style-name="P161"><text:span text:style-name="Strong_20_Emphasis"><text:span text:style-name="T1">Kutipan (Jika Ada):</text:span></text:span><text:span text:style-name="T1"> Jika Anda menemukan kutipan terpercaya dari Page atau Brin yang menggambarkan pertemuan pertama atau dinamika awal mereka, menyisipkannya dapat menambah keotentikan dan daya tarik. </text:span></text:p>
              </text:list-item>
              <text:list-item>
                <text:p text:style-name="P30"><text:span text:style-name="Strong_20_Emphasis"><text:span text:style-name="T1">Kontras Karakter:</text:span></text:span><text:span text:style-name="T1"> Tonjolkan perbedaan latar belakang dan kepribadian Page dan Brin. Ini membuat kemitraan mereka terasa lebih menarik dan menunjukkan bagaimana perbedaan justru bisa saling melengkapi. </text:span></text:p>
              </text:list-item>
            </text:list>
            <text:p text:style-name="P2"/>
            <text:p text:style-name="P116">Saya akan menunggu perintah "YAX" dari Anda sebelum melanjutkan ke prompt berikutnya (Subbab 1.2).</text:p>
          </text:section>
          <text:section text:style-name="Sect1" text:name="feedback-form-16">
            <text:p text:style-name="P253"/>
          </text:section>
        </text:section>
        <text:section text:style-name="Sect1" text:name="90bba300cc791d92">
          <text:p text:style-name="P116"/>
          <text:section text:style-name="Sect1" text:name="user-query-content-17">
            <text:p text:style-name="P273">untuk selanjutnya gunakan tip yanh anda sarankan dalam memperkaya jawaban </text:p>
          </text:section>
          <text:p text:style-name="P253">Tampilkan alur berpikir</text:p>
          <text:section text:style-name="Sect2" text:name="model-response-message-contentr_90bba300cc791d92">
            <text:p text:style-name="P116">Baik, saya mengerti. Mulai sekarang, saya akan berusaha mengintegrasikan tips yang relevan langsung ke dalam jawaban untuk memperkaya pembahasannya.</text:p>
            <text:p text:style-name="Text_20_body"><text:span text:style-name="T1">Mari kita lanjutkan dengan prompt untuk </text:span><text:span text:style-name="Strong_20_Emphasis"><text:span text:style-name="T1">Subbab 1.2</text:span></text:span><text:span text:style-name="T1">:</text:span></text:p>
            <text:p text:style-name="Text_20_body"><text:span text:style-name="Strong_20_Emphasis"><text:span text:style-name="T1">Prompt:</text:span></text:span><text:span text:style-name="T1"> "Tulis pembahasan mendalam mengenai proyek 'BackRub'. Jelaskan konteksnya: apa masalah utama dengan mesin pencari web yang ada sebelum BackRub (misalnya, kurangnya relevansi, mudah dimanipulasi)? Apa ide dasar atau hipotesis yang diajukan Larry Page dan Sergey Brin melalui BackRub? Jelaskan secara konseptual bagaimana BackRub bekerja, terutama fokus pada analisis </text:span><text:span text:style-name="Emphasis"><text:span text:style-name="T1">backlinks</text:span></text:span><text:span text:style-name="T1"> (tautan masuk) sebagai indikator pentingnya sebuah halaman web. Gambarkan statusnya sebagai proyek riset di Stanford dan bagaimana ia mulai menunjukkan potensi yang berbeda dari pendekatan lain."</text:span></text:p>
            <text:p text:style-name="Text_20_body"><text:span text:style-name="Strong_20_Emphasis"><text:span text:style-name="T1">Jawaban (Isi untuk Subbab 1.2: BackRub: Cikal Bakal Mesin Pencari Revolusioner):</text:span></text:span></text:p>
            <text:p text:style-name="Text_20_body"><text:span text:style-name="T1">Di tengah hiruk-pikuk debat intelektual mereka di Stanford, Larry Page dan Sergey Brin mulai mengerucutkan perhatian pada satu masalah fundamental </text:span><text:soft-page-break/><text:span text:style-name="T1">yang mengganggu pengguna internet era 90-an: mesin pencari yang ada saat itu terasa... bodoh. Mencari informasi seringkali seperti berjudi. Anda mengetikkan kata kunci, dan mesin pencari seperti AltaVista atau Lycos akan memuntahkan ribuan hasil, namun seringkali halaman yang paling relevan terkubur di bawah tumpukan sampah digital. Mengapa? Karena sebagian besar mesin pencari saat itu bekerja dengan cara yang relatif sederhana, utamanya menghitung berapa kali kata kunci Anda muncul di sebuah halaman. Akibatnya, halaman web bisa dengan mudah memanipulasi peringkat mereka hanya dengan menjejali halaman dengan kata kunci yang sama berulang kali (praktik yang dikenal sebagai </text:span><text:span text:style-name="Emphasis"><text:span text:style-name="T1">keyword stuffing</text:span></text:span><text:span text:style-name="T1">), tanpa benar-benar menawarkan konten yang berharga. Hasilnya adalah pengalaman pencarian yang membuat frustrasi dan tidak efisien.</text:span></text:p>
            <text:p text:style-name="Text_20_body"><text:span text:style-name="T1">Page dan Brin merasa </text:span><text:span text:style-name="Emphasis"><text:span text:style-name="T1">harus</text:span></text:span><text:span text:style-name="T1"> ada cara yang lebih baik. Mereka mulai berhipotesis: bagaimana jika relevansi sebuah halaman web tidak hanya ditentukan oleh kata-kata di dalamnya, tetapi juga oleh </text:span><text:span text:style-name="Emphasis"><text:span text:style-name="T1">reputasi</text:span></text:span><text:span text:style-name="T1"> halaman tersebut di seluruh jaringan web? Bagaimana mengukur reputasi itu? Ide brilian mereka datang dari pengamatan struktur web itu sendiri: </text:span><text:span text:style-name="Strong_20_Emphasis"><text:span text:style-name="T1">tautan (links)</text:span></text:span><text:span text:style-name="T1">. Mereka berpikir, sebuah tautan dari Halaman A ke Halaman B bisa dianggap sebagai sebuah 'dukungan' atau 'suara' dari A untuk B. Semakin banyak 'suara' berkualitas yang diterima sebuah halaman, semakin penting atau otoritatif halaman tersebut seharusnya.</text:span></text:p>
            <text:p text:style-name="Text_20_body"><text:span text:style-name="T1">Inilah inti dari proyek riset yang mereka mulai kerjakan bersama, yang pada awalnya mereka beri nama </text:span><text:span text:style-name="Strong_20_Emphasis"><text:span text:style-name="T1">BackRub</text:span></text:span><text:span text:style-name="T1">. </text:span><text:span text:style-name="Strong_20_Emphasis"><text:span text:style-name="T1">Tahukah Anda?</text:span></text:span><text:span text:style-name="T1"> Nama "BackRub" (Pijatan Punggung) dipilih bukan tanpa alasan; nama ini secara cerdas merujuk pada fokus utama proyek tersebut, yaitu menganalisis </text:span><text:span text:style-name="Emphasis"><text:span text:style-name="T1">backlinks</text:span></text:span><text:span text:style-name="T1">—tautan-tautan yang mengarah </text:span><text:span text:style-name="Emphasis"><text:span text:style-name="T1">kembali</text:span></text:span><text:span text:style-name="T1"> ke suatu halaman dari halaman lain. Analogi sederhananya seperti dalam dunia akademis: sebuah makalah penelitian yang sering dikutip (diberi tautan) oleh makalah-makalah penting lainnya kemungkinan besar merupakan makalah yang sangat berpengaruh dan kredibel. BackRub mencoba menerapkan logika serupa ke skala masif World Wide Web.</text:span></text:p>
            <text:p text:style-name="P116">Beroperasi menggunakan infrastruktur komputer di Stanford—awalnya bahkan hanya beberapa PC di kamar asrama Page—BackRub mulai merayapi web, mengunduh halaman-halaman, dan yang terpenting, memetakan struktur tautan kompleks antar halaman tersebut. Meskipun masih dalam tahap proyek riset akademis, hasilnya mulai menunjukkan potensi yang luar biasa. Halaman-halaman yang diurutkan berdasarkan analisis tautan ala BackRub ini terasa jauh <text:soft-page-break/>lebih relevan dan berkualitas dibandingkan hasil dari mesin pencari komersial yang ada. Pendekatan baru yang fokus pada 'reputasi' melalui tautan ini mulai terlihat sebagai kunci untuk membuka potensi sesungguhnya dari World Wide Web sebagai sumber informasi yang terpercaya.</text:p>
            <text:p text:style-name="P2"/>
            <text:p text:style-name="P116">Saya akan menunggu perintah "YAX" dari Anda sebelum melanjutkan ke prompt berikutnya (Subbab 1.3).</text:p>
          </text:section>
          <text:section text:style-name="Sect1" text:name="feedback-form-17">
            <text:p text:style-name="P253"/>
          </text:section>
        </text:section>
        <text:section text:style-name="Sect1" text:name="408531ecf475b95c">
          <text:p text:style-name="P116"/>
          <text:section text:style-name="Sect1" text:name="user-query-content-18">
            <text:p text:style-name="P273">yax </text:p>
          </text:section>
          <text:p text:style-name="P253">Tampilkan alur berpikir</text:p>
          <text:section text:style-name="Sect2" text:name="model-response-message-contentr_408531ecf475b95c">
            <text:p text:style-name="Text_20_body"><text:span text:style-name="T1">Baik, saya lanjutkan dengan prompt untuk </text:span><text:span text:style-name="Strong_20_Emphasis"><text:span text:style-name="T1">Subbab 1.3</text:span></text:span><text:span text:style-name="T1">:</text:span></text:p>
            <text:p text:style-name="Text_20_body"><text:span text:style-name="Strong_20_Emphasis"><text:span text:style-name="T1">Prompt:</text:span></text:span><text:span text:style-name="T1"> "Tulis penjelasan mendalam mengenai algoritma PageRank, inti dari inovasi awal Google. Jelaskan konsepnya menggunakan analogi yang mudah dipahami oleh audiens umum (misalnya, sistem voting, sitasi akademis, popularitas berdasarkan rujukan). Hindari formula matematis yang rumit, fokus pada </text:span><text:span text:style-name="Emphasis"><text:span text:style-name="T1">logika</text:span></text:span><text:span text:style-name="T1"> di baliknya: bahwa tautan dari halaman 'penting' memiliki bobot lebih besar. Tekankan mengapa pendekatan ini revolusioner dibandingkan dengan metode penghitungan relevansi sebelumnya yang hanya berbasis kata kunci. Jelaskan bagaimana PageRank menjadi fondasi utama keunggulan Google Search di masa awal."</text:span></text:p>
            <text:p text:style-name="Text_20_body"><text:span text:style-name="Strong_20_Emphasis"><text:span text:style-name="T1">Jawaban (Isi untuk Subbab 1.3: Konsep PageRank: Memetakan Relevansi Web):</text:span></text:span></text:p>
            <text:p text:style-name="Text_20_body"><text:span text:style-name="T1">Ide brilian di balik BackRub, yaitu mengukur pentingnya halaman web berdasarkan tautan yang mengarah padanya, akhirnya dikristalkan menjadi sebuah algoritma matematis yang menjadi 'senjata rahasia' Google: </text:span><text:span text:style-name="Strong_20_Emphasis"><text:span text:style-name="T1">PageRank</text:span></text:span><text:span text:style-name="T1">. Nama ini sendiri merupakan permainan kata yang cerdas, merujuk pada nama belakang Larry Page sekaligus konsep pemeringkatan halaman (</text:span><text:span text:style-name="Emphasis"><text:span text:style-name="T1">page ranking</text:span></text:span><text:span text:style-name="T1">). Meskipun rumus matematikanya cukup kompleks (melibatkan perhitungan berulang dan konsep seperti </text:span><text:span text:style-name="Emphasis"><text:span text:style-name="T1">damping factor</text:span></text:span><text:span text:style-name="T1"> yang tidak perlu kita selami di sini), logika inti di balik PageRank sebenarnya sangat elegan dan intuitif jika kita menggunakan perumpamaan.</text:span></text:p>
            <text:p text:style-name="Text_20_body"><text:span text:style-name="T1">Bayangkan World Wide Web sebagai sebuah dunia akademis raksasa. Setiap halaman web adalah sebuah makalah ilmiah. Ketika makalah A menyertakan </text:span><text:soft-page-break/><text:span text:style-name="T1">kutipan (tautan) ke makalah B, itu bisa dianggap sebagai pengakuan dari A terhadap pentingnya B. Mesin pencari lama mungkin hanya menghitung </text:span><text:span text:style-name="Emphasis"><text:span text:style-name="T1">berapa banyak</text:span></text:span><text:span text:style-name="T1"> kutipan yang diterima sebuah makalah. Namun, PageRank—seperti halnya reputasi di dunia nyata—memiliki pemahaman yang lebih dalam: </text:span><text:span text:style-name="Strong_20_Emphasis"><text:span text:style-name="T1">tidak semua kutipan diciptakan sama.</text:span></text:span></text:p>
            <text:p text:style-name="Text_20_body"><text:span text:style-name="T1">Di sinilah letak kejeniusan PageRank. Ia tidak hanya menghitung jumlah tautan masuk, tetapi juga </text:span><text:span text:style-name="Strong_20_Emphasis"><text:span text:style-name="T1">kualitas</text:span></text:span><text:span text:style-name="T1"> dari tautan tersebut. Sebuah kutipan (tautan) dari makalah yang sangat terkenal dan dihormati (halaman web dengan PageRank tinggi) akan memberikan 'bobot' yang jauh lebih besar pada reputasi makalah yang dikutipnya, dibandingkan kutipan dari makalah yang kurang dikenal (halaman web dengan PageRank rendah). Analogi lainnya adalah sistem voting: anggap setiap tautan sebagai suara. PageRank memastikan bahwa suara dari 'pemilih' yang lebih penting (halaman web otoritatif) memiliki pengaruh yang lebih besar daripada suara dari pemilih biasa. Perhitungan ini dilakukan secara berulang di seluruh jaringan web, di mana nilai PageRank sebuah halaman bergantung pada nilai PageRank halaman-halaman yang menautkannya, dan begitu seterusnya, menciptakan sebuah sistem peringkat reputasi yang dinamis dan saling terkait.</text:span></text:p>
            <text:p text:style-name="Text_20_body"><text:span text:style-name="T1">Pendekatan ini sungguh </text:span><text:span text:style-name="Strong_20_Emphasis"><text:span text:style-name="T1">revolusioner</text:span></text:span><text:span text:style-name="T1"> pada masanya. Mesin pencari lain terjebak dalam perangkap menghitung kata kunci, yang mudah dimanipulasi. PageRank, sebaliknya, mencoba mengukur </text:span><text:span text:style-name="Strong_20_Emphasis"><text:span text:style-name="T1">otoritas</text:span></text:span><text:span text:style-name="T1"> dan </text:span><text:span text:style-name="Strong_20_Emphasis"><text:span text:style-name="T1">kepercayaan</text:span></text:span><text:span text:style-name="T1"> yang inheren dalam struktur tautan web itu sendiri, sebuah sinyal kualitas yang jauh lebih sulit dipalsukan. Hasilnya? Ketika pengguna mengetikkan kueri, halaman-halaman dengan PageRank tinggi—yang dianggap paling otoritatif dan terpercaya oleh 'komunitas' web—cenderung muncul di peringkat atas. Inilah yang membuat hasil pencarian Google di masa awal terasa begitu ajaib dan jauh lebih relevan dibandingkan pesaingnya. PageRank menjadi fondasi kokoh yang tidak hanya melambungkan nama Google tetapi juga menetapkan standar baru tentang bagaimana seharusnya informasi diatur dan ditemukan di era digital.</text:span></text:p>
            <text:p text:style-name="P2"/>
            <text:p text:style-name="P116">Saya akan menunggu perintah "YAX" dari Anda sebelum melanjutkan ke prompt berikutnya (Subbab 1.4).</text:p>
          </text:section>
          <text:section text:style-name="Sect1" text:name="feedback-form-18">
            <text:p text:style-name="P253"/>
          </text:section>
        </text:section>
        <text:section text:style-name="Sect1" text:name="fc11b10bddf9f31a">
          <text:p text:style-name="P116"/>
          <text:section text:style-name="Sect1" text:name="user-query-content-19">
            <text:p text:style-name="P273"><text:soft-page-break/>yax </text:p>
          </text:section>
          <text:p text:style-name="P253">Tampilkan alur berpikir</text:p>
          <text:section text:style-name="Sect2" text:name="model-response-message-contentr_fc11b10bddf9f31a">
            <text:p text:style-name="Text_20_body"><text:span text:style-name="T1">Baik, saya lanjutkan dengan prompt untuk </text:span><text:span text:style-name="Strong_20_Emphasis"><text:span text:style-name="T1">Subbab 1.4</text:span></text:span><text:span text:style-name="T1">:</text:span></text:p>
            <text:p text:style-name="Text_20_body"><text:span text:style-name="Strong_20_Emphasis"><text:span text:style-name="T1">Prompt:</text:span></text:span><text:span text:style-name="T1"> "Tulis pembahasan mendalam tentang proses Larry Page dan Sergey Brin mencari dan mendapatkan pendanaan awal untuk Google. Ceritakan tantangan yang mereka hadapi saat mencoba mengubah proyek akademis menjadi bisnis (keraguan investor, model bisnis yang belum jelas). Deskripsikan momen kunci perolehan pendanaan pertama dari Andy Bechtolsheim (cek $100.000). Jelaskan peran investor ventura besar seperti Kleiner Perkins dan Sequoia Capital dalam pendanaan Seri A. Gambarkan suasana kerja di 'kantor' pertama mereka di garasi Susan Wojcicki di Menlo Park, sebagai simbol klasik startup Silicon Valley. Fokus pada aspek perjuangan dan keyakinan dalam mewujudkan visi mereka."</text:span></text:p>
            <text:p text:style-name="Text_20_body"><text:span text:style-name="Strong_20_Emphasis"><text:span text:style-name="T1">Jawaban (Isi untuk Subbab 1.4: Mendapatkan Pendanaan Awal: Dari Garasi ke Silicon Valley):</text:span></text:span></text:p>
            <text:p text:style-name="P116">Teknologi PageRank memang revolusioner, dan BackRub mulai menarik perhatian di lingkungan Stanford. Namun, Page dan Brin sadar, untuk benar-benar mewujudkan potensi visi mereka—mengindeks seluruh web dan melayani jutaan pengguna—mereka membutuhkan sumber daya yang jauh melampaui apa yang bisa disediakan oleh universitas. Mereka perlu mengubah proyek riset ini menjadi sebuah bisnis. Di sinilah mereka membentur tembok realitas dunia modal ventura Silicon Valley.</text:p>
            <text:p text:style-name="Text_20_body"><text:span text:style-name="T1">Tantangan terbesar mereka? Meyakinkan para investor. Pada akhir 1990-an, banyak investor masih skeptis terhadap model bisnis mesin pencari. Pertanyaan utamanya adalah: </text:span><text:span text:style-name="Emphasis"><text:span text:style-name="T1">bagaimana cara menghasilkan uang dari layanan pencarian gratis?</text:span></text:span><text:span text:style-name="T1"> Banyak portal web populer saat itu mencoba menjadi 'gerbang' utama ke internet dengan berbagai layanan, sementara Page dan Brin bersikeras pada kesederhanaan dan fokus pada kualitas pencarian saja. Model bisnis mereka belum jelas, dan status mereka sebagai mahasiswa PhD tanpa pengalaman bisnis nyata menambah keraguan para pemodal. Mereka berkeliling melakukan presentasi, bertemu dengan berbagai calon investor, namun belum ada yang benar-benar 'menggigit' umpan mereka.</text:span></text:p>
            <text:p text:style-name="Text_20_body"><text:span text:style-name="T1">Titik balik datang pada suatu pagi di bulan Agustus 1998. Melalui seorang teman dosen, mereka berhasil mendapatkan kesempatan presentasi singkat—hanya sekitar 30 menit—di teras rumah salah satu pendiri Sun Microsystems, </text:span><text:soft-page-break/><text:span text:style-name="Strong_20_Emphasis"><text:span text:style-name="T1">Andy Bechtolsheim</text:span></text:span><text:span text:style-name="T1">. Page dan Brin dengan cepat mendemokan teknologi mereka. Bechtolsheim, seorang insinyur dan investor berpengalaman, dilaporkan langsung terpukau oleh potensi teknologi tersebut. Begitu terkesannya, ia bahkan tidak menunggu proposal bisnis formal. Setelah demo singkat itu, ia berkata, "Daripada kita berdebat lebih lanjut, kenapa tidak saya tuliskan saja cek untuk kalian?" Ia kemudian mengambil pulpennya dan menulis cek senilai </text:span><text:span text:style-name="Strong_20_Emphasis"><text:span text:style-name="T1">$100.000</text:span></text:span><text:span text:style-name="T1">. Uniknya, cek itu ditujukan kepada </text:span><text:span text:style-name="Strong_20_Emphasis"><text:span text:style-name="T1">"Google Inc."</text:span></text:span><text:span text:style-name="T1">—sebuah perusahaan yang pada saat itu bahkan belum secara resmi didirikan! Cek inilah yang menjadi katalisator, memaksa Page dan Brin untuk segera melegalkan perusahaan mereka agar bisa mencairkan dana krusial tersebut. Ini adalah contoh klasik investasi tahap awal: sebuah pertaruhan besar pada visi dan kualitas pendiri, bahkan sebelum model bisnis terbukti.</text:span></text:p>
            <text:p text:style-name="Text_20_body"><text:span text:style-name="T1">Investasi awal dari Bechtolsheim membuka pintu penting. Tak lama kemudian, kepercayaan dari investor sekaliber Bechtolsheim membantu menarik perhatian firma modal ventura papan atas. Pada awal 1999, Google berhasil mengamankan pendanaan Seri A sebesar </text:span><text:span text:style-name="Strong_20_Emphasis"><text:span text:style-name="T1">$25 juta</text:span></text:span><text:span text:style-name="T1">, sebuah jumlah yang sangat besar saat itu, dari dua nama paling disegani di Silicon Valley: </text:span><text:span text:style-name="Strong_20_Emphasis"><text:span text:style-name="T1">Kleiner Perkins Caufield &amp; Byers</text:span></text:span><text:span text:style-name="T1"> dan </text:span><text:span text:style-name="Strong_20_Emphasis"><text:span text:style-name="T1">Sequoia Capital</text:span></text:span><text:span text:style-name="T1">. Masuknya dua raksasa modal ventura ini tidak hanya memberikan suntikan dana masif tetapi juga validasi luar biasa terhadap potensi Google.</text:span></text:p>
            <text:p text:style-name="Text_20_body"><text:span text:style-name="T1">Dengan pendanaan di tangan, mereka membutuhkan tempat kerja. Kantor pertama Google bukanlah gedung berkilauan, melainkan sebuah </text:span><text:span text:style-name="Strong_20_Emphasis"><text:span text:style-name="T1">garasi</text:span></text:span><text:span text:style-name="T1"> di Menlo Park, California, yang mereka sewa dari Susan Wojcicki (yang kelak menjadi CEO YouTube dan merupakan salah satu karyawan awal Google). Garasi ini menjadi simbol ikonik kultur startup Silicon Valley: ruang sempit yang penuh sesak dengan komputer, meja pingpong untuk istirahat (dan rapat!), jam kerja yang panjang hingga larut malam, didorong oleh semangat muda, keyakinan pada misi besar, dan tentu saja, mimpi untuk mengubah dunia. Di garasi inilah, di tengah keterbatasan, fondasi perusahaan yang kini bernilai triliunan dolar itu mulai dibangun dengan kerja keras, kode program, dan keyakinan teguh pada kekuatan sebuah ide.</text:span></text:p>
            <text:p text:style-name="P2"/>
            <text:p text:style-name="P116">Saya akan menunggu perintah "YAX" dari Anda sebelum melanjutkan ke prompt berikutnya (Subbab 1.5).</text:p>
          </text:section>
          <text:section text:style-name="Sect1" text:name="feedback-form-19">
            <text:p text:style-name="P253"/>
          </text:section>
        </text:section>
        <text:section text:style-name="Sect1" text:name="c4d73bcf22c15738">
          <text:p text:style-name="P116"><text:soft-page-break/></text:p>
          <text:section text:style-name="Sect1" text:name="user-query-content-20">
            <text:p text:style-name="P273">yax </text:p>
          </text:section>
          <text:p text:style-name="P253">Tampilkan alur berpikir</text:p>
          <text:section text:style-name="Sect2" text:name="model-response-message-contentr_c4d73bcf22c15738">
            <text:p text:style-name="Text_20_body"><text:span text:style-name="T1">Baik, saya lanjutkan dengan prompt untuk </text:span><text:span text:style-name="Strong_20_Emphasis"><text:span text:style-name="T1">Subbab 1.5</text:span></text:span><text:span text:style-name="T1">:</text:span></text:p>
            <text:p text:style-name="Text_20_body"><text:span text:style-name="Strong_20_Emphasis"><text:span text:style-name="T1">Prompt:</text:span></text:span><text:span text:style-name="T1"> "Tulis pembahasan mendalam mengenai momen pendirian resmi Google Inc. pada September 1998. Jelaskan asal-usul pemilihan nama 'Google' (plesetan dari 'googol') dan maknanya. Sebutkan tanggal resmi pendirian dan mengapa langkah formal ini penting. Singgung siapa saja yang terlibat di tim awal selain Page dan Brin (misalnya, Craig Silverstein sebagai karyawan pertama). Jelaskan secara singkat status hukum dan tujuan awal perusahaan yang baru didirikan ini."</text:span></text:p>
            <text:p text:style-name="Text_20_body"><text:span text:style-name="Strong_20_Emphasis"><text:span text:style-name="T1">Jawaban (Isi untuk Subbab 1.5: Pendirian Google Inc. (1998)):</text:span></text:span></text:p>
            <text:p text:style-name="Text_20_body"><text:span text:style-name="T1">Cek senilai $100.000 dari Andy Bechtolsheim memang menjadi berkah, namun juga menghadirkan 'masalah' baru yang mendesak: cek itu ditujukan kepada "Google Inc.", sebuah entitas yang belum ada di mata hukum! Hal ini memaksa Larry Page dan Sergey Brin untuk segera bergerak dari dunia akademis dan proyek riset ke langkah formal pendirian perusahaan. Tepat pada tanggal </text:span><text:span text:style-name="Strong_20_Emphasis"><text:span text:style-name="T1">4 September 1998</text:span></text:span><text:span text:style-name="T1">, di California, Google Inc. resmi didirikan sebagai sebuah perusahaan swasta. Langkah ini krusial; menjadi badan hukum yang sah memungkinkan mereka untuk akhirnya mencairkan cek Bechtolsheim, membuka rekening bank perusahaan, menyewa tempat (garasi Wojcicki), dan yang terpenting, mulai merekrut karyawan secara legal serta melindungi aset pribadi para pendiri dari liabilitas bisnis.</text:span></text:p>
            <text:p text:style-name="Text_20_body"><text:span text:style-name="T1">Lalu, dari mana nama </text:span><text:span text:style-name="Strong_20_Emphasis"><text:span text:style-name="T1">"Google"</text:span></text:span><text:span text:style-name="T1"> berasal? </text:span><text:span text:style-name="Strong_20_Emphasis"><text:span text:style-name="T1">Tahukah Anda?</text:span></text:span><text:span text:style-name="T1"> Nama ini lahir dari sesi </text:span><text:span text:style-name="Emphasis"><text:span text:style-name="T1">brainstorming</text:span></text:span><text:span text:style-name="T1"> antara Page, Brin, dan beberapa teman mahasiswa lainnya di Stanford. Mereka mencari nama yang bisa menggambarkan kemampuan untuk mengelola dan mengindeks jumlah informasi yang sangat besar di internet. Salah satu saran yang muncul adalah "googol"—istilah matematika untuk angka 1 yang diikuti oleh seratus angka nol (10100). Nama ini sempurna menangkap skala ambisi mereka yang luar biasa: mengatur informasi dunia yang nyaris tak terbatas. Menurut legenda Silicon Valley (meskipun kebenarannya terkadang diperdebatkan), nama "Google" sendiri muncul karena salah eja dari "googol" saat salah satu mahasiswa, Sean Anderson, mengecek ketersediaan nama domain, dan Page menyukai nama yang salah eja itu. Terlepas dari kebenaran cerita salah eja tersebut, nama "Google" dengan cepat </text:span><text:soft-page-break/><text:span text:style-name="T1">melekat, terdengar unik, sedikit main-main, namun tetap mencerminkan misi inti perusahaan.</text:span></text:p>
            <text:p text:style-name="Text_20_body"><text:span text:style-name="T1">Di masa-masa awal yang krusial ini, Page dan Brin tidak sendirian. Mereka segera merekrut karyawan pertama mereka, </text:span><text:span text:style-name="Strong_20_Emphasis"><text:span text:style-name="T1">Craig Silverstein</text:span></text:span><text:span text:style-name="T1">, seorang teman sesama mahasiswa PhD ilmu komputer di Stanford yang telah banyak membantu dalam pengembangan awal mesin pencari mereka. Silverstein menjadi bagian integral dari tim inti yang membangun fondasi teknis Google. Secara hukum, Google Inc. didirikan sebagai perusahaan swasta (corporation) di negara bagian California, dengan tujuan awal yang secara luas didefinisikan dalam dokumen pendiriannya, kemungkinan besar berpusat pada pengembangan teknologi pencarian internet dan pengorganisasian informasi global. Pendirian resmi ini menandai transisi definitif dari sebuah ide akademis menjadi sebuah entitas bisnis yang siap menaklukkan dunia digital.</text:span></text:p>
            <text:p text:style-name="P2"/>
            <text:p text:style-name="P116">Saya akan menunggu perintah "YAX" dari Anda sebelum melanjutkan ke prompt berikutnya (Subbab 1.6).</text:p>
          </text:section>
          <text:section text:style-name="Sect1" text:name="feedback-form-20">
            <text:p text:style-name="P253"/>
          </text:section>
        </text:section>
        <text:section text:style-name="Sect1" text:name="7b11bf1a00cbdb67">
          <text:p text:style-name="P116"/>
          <text:section text:style-name="Sect1" text:name="user-query-content-21">
            <text:p text:style-name="P273">yax </text:p>
          </text:section>
          <text:p text:style-name="P253">Tampilkan alur berpikir</text:p>
          <text:section text:style-name="Sect2" text:name="model-response-message-contentr_7b11bf1a00cbdb67">
            <text:p text:style-name="Text_20_body"><text:span text:style-name="T1">Baik, saya lanjutkan dengan prompt untuk </text:span><text:span text:style-name="Strong_20_Emphasis"><text:span text:style-name="T1">Subbab 1.6</text:span></text:span><text:span text:style-name="T1">:</text:span></text:p>
            <text:p text:style-name="Text_20_body"><text:span text:style-name="Strong_20_Emphasis"><text:span text:style-name="T1">Prompt:</text:span></text:span><text:span text:style-name="T1"> "Tulis pembahasan mendalam tentang filosofi dan budaya awal Google. Jelaskan asal-usul dan makna slogan tidak resmi 'Don't Be Evil'. Bagaimana slogan ini mencerminkan cita-cita pendiri? Deskripsikan elemen-elemen budaya perusahaan unik yang mulai dibangun (misalnya, suasana kerja informal, fasilitas untuk karyawan seperti makanan gratis, penekanan pada inovasi dan pemecahan masalah besar). Kaitkan budaya ini dengan upaya menarik talenta terbaik dan mendorong kreativitas di masa-masa awal perusahaan. Jelaskan misi awal Google untuk 'mengatur informasi dunia'."</text:span></text:p>
            <text:p text:style-name="Text_20_body"><text:span text:style-name="Strong_20_Emphasis"><text:span text:style-name="T1">Jawaban (Isi untuk Subbab 1.6: Filosofi Awal: "Don't Be Evil" dan Budaya Perusahaan yang Unik):</text:span></text:span></text:p>
            <text:p text:style-name="Text_20_body"><text:span text:style-name="T1">Sejak awal, Larry Page dan Sergey Brin tidak hanya ingin membangun mesin pencari terbaik; mereka ingin membangun sebuah perusahaan yang </text:span><text:span text:style-name="Emphasis"><text:span text:style-name="T1">berbeda</text:span></text:span><text:span text:style-name="T1">. Mereka membawa serta idealisme dari dunia akademis dan keinginan untuk </text:span><text:soft-page-break/><text:span text:style-name="T1">menciptakan lingkungan kerja yang mencerminkan nilai-nilai tersebut. Inti dari filosofi awal ini terangkum dalam sebuah slogan tidak resmi namun sangat terkenal: </text:span><text:span text:style-name="Strong_20_Emphasis"><text:span text:style-name="T1">"Don't Be Evil"</text:span></text:span><text:span text:style-name="T1"> (Jangan Menjadi Jahat). Asal-usul persisnya sering diperdebatkan—ada yang menyebut insinyur awal Paul Buchheit (pencipta Gmail) atau Amit Patel yang pertama kali mencetuskannya dalam sebuah rapat—namun maknanya jelas. Slogan ini dimaksudkan sebagai kompas moral internal, sebuah pengingat bahwa Google harus selalu mengutamakan kepentingan pengguna dan integritas jangka panjang di atas keuntungan finansial jangka pendek. Di era ledakan dot-com yang seringkali diwarnai keserakahan, "Don't Be Evil" menjadi pernyataan sikap yang kuat, mencerminkan cita-cita pendiri untuk membangun perusahaan yang bisa dipercaya dan melakukan hal yang benar, sekaligus menjadi daya tarik bagi talenta-talenta idealis yang mungkin enggan bekerja di korporasi tradisional.</text:span></text:p>
            <text:p text:style-name="Text_20_body"><text:span text:style-name="T1">Filosofi ini diterjemahkan ke dalam budaya kerja yang sangat unik untuk masanya, bahkan dimulai dari garasi Wojcicki. Suasananya sangat </text:span><text:span text:style-name="Strong_20_Emphasis"><text:span text:style-name="T1">informal</text:span></text:span><text:span text:style-name="T1">; tidak ada aturan berpakaian kaku, para insinyur bisa datang dengan jeans dan kaus oblong. Hierarki terasa datar, mendorong ide-ide untuk mengalir bebas dari siapa saja. Untuk menarik dan mempertahankan talenta-talenta teknik terbaik—yang menjadi kunci absolut bagi Google untuk bisa memecahkan tantangan teknis berskala masif—mereka mulai menawarkan berbagai </text:span><text:span text:style-name="Strong_20_Emphasis"><text:span text:style-name="T1">fasilitas</text:span></text:span><text:span text:style-name="T1"> yang kelak menjadi legenda Silicon Valley. </text:span><text:span text:style-name="Strong_20_Emphasis"><text:span text:style-name="T1">Tahukah Anda?</text:span></text:span><text:span text:style-name="T1"> Tradisi menyediakan makanan dan camilan gratis bagi karyawan sudah dimulai sejak masa garasi, berawal dari keinginan sederhana untuk membuat para insinyur tetap fokus bekerja tanpa perlu keluar mencari makan. Fasilitas lain seperti meja pingpong, permainan video, bahkan anjing yang bebas berkeliaran di kantor, semuanya dirancang untuk menciptakan suasana kerja yang menyenangkan, kolaboratif, dan merangsang kreativitas. Ini bukan sekadar kemewahan, melainkan strategi untuk membuat para 'Googlers' (sebutan untuk karyawan Google) merasa nyaman, dihargai, dan termotivasi untuk mencurahkan energi terbaik mereka.</text:span></text:p>
            <text:p text:style-name="Text_20_body"><text:span text:style-name="T1">Budaya yang berfokus pada </text:span><text:span text:style-name="Strong_20_Emphasis"><text:span text:style-name="T1">inovasi</text:span></text:span><text:span text:style-name="T1"> dan pemecahan </text:span><text:span text:style-name="Strong_20_Emphasis"><text:span text:style-name="T1">masalah-masalah besar</text:span></text:span><text:span text:style-name="T1"> ini sangat terkait erat dengan misi resmi Google yang luar biasa ambisius: </text:span><text:span text:style-name="Strong_20_Emphasis"><text:span text:style-name="T1">"to organize the world's information and make it universally accessible and useful"</text:span></text:span><text:span text:style-name="T1"> (mengatur informasi dunia dan membuatnya dapat diakses serta berguna secara universal). Untuk mencapai tujuan sebesar itu—mengelola ledakan informasi di internet yang tampaknya tak terbatas—Google tahu </text:span><text:soft-page-break/><text:span text:style-name="T1">mereka membutuhkan orang-orang paling cerdas, paling kreatif, dan paling berdedikasi. Budaya kerja yang unik, informal, penuh fasilitas, dan berlandaskan etos "Don't Be Evil" ini adalah cara Google untuk menarik, mempertahankan, dan melepaskan potensi penuh dari para talenta tersebut di masa-masa pembentukan perusahaan yang paling krusial.</text:span></text:p>
            <text:p text:style-name="P2"/>
            <text:p text:style-name="Text_20_body"><text:span text:style-name="T1">Ini adalah akhir dari </text:span><text:span text:style-name="Strong_20_Emphasis"><text:span text:style-name="T1">Bab 1</text:span></text:span><text:span text:style-name="T1">. Saya akan menunggu perintah "YAX" dari Anda untuk melanjutkan ke </text:span><text:span text:style-name="Strong_20_Emphasis"><text:span text:style-name="T1">Bab 2: Pertumbuhan Eksponensial - Menjadi Kata Kerja dan Lebih dari Sekadar Pencarian</text:span></text:span><text:span text:style-name="T1">, dimulai dengan </text:span><text:span text:style-name="Strong_20_Emphasis"><text:span text:style-name="T1">Prompt untuk Pengantar Bab 2</text:span></text:span><text:span text:style-name="T1">.</text:span></text:p>
          </text:section>
          <text:section text:style-name="Sect1" text:name="feedback-form-21">
            <text:p text:style-name="P253"/>
          </text:section>
        </text:section>
        <text:section text:style-name="Sect1" text:name="699666230d8b8ef0">
          <text:p text:style-name="P116"/>
          <text:section text:style-name="Sect1" text:name="user-query-content-22">
            <text:p text:style-name="P273">yax </text:p>
          </text:section>
          <text:p text:style-name="P253">Tampilkan alur berpikir</text:p>
          <text:section text:style-name="Sect2" text:name="model-response-message-contentr_699666230d8b8ef0">
            <text:p text:style-name="Text_20_body"><text:span text:style-name="T1">Baik, kita masuk ke </text:span><text:span text:style-name="Strong_20_Emphasis"><text:span text:style-name="T1">Bab 2: Pertumbuhan Eksponensial - Menjadi Kata Kerja dan Lebih dari Sekadar Pencarian</text:span></text:span><text:span text:style-name="T1">.</text:span></text:p>
            <text:p text:style-name="Text_20_body"><text:span text:style-name="Strong_20_Emphasis"><text:span text:style-name="T1">Prompt:</text:span></text:span><text:span text:style-name="T1"> "Tulis bagian pengantar untuk Bab 2 yang berjudul 'Pertumbuhan Eksponensial - Menjadi Kata Kerja dan Lebih dari Sekadar Pencarian'. Awali dengan menggambarkan transisi Google dari sebuah startup menjanjikan yang baru lahir (akhir Bab 1) memasuki periode pertumbuhan yang luar biasa cepat di awal tahun 2000-an. Tetapkan konteks era dot-com yang bergejolak, di mana banyak perusahaan internet berguguran, namun Google justru berhasil menguat. Bangun narasi tentang bagaimana Google tidak hanya bertahan tetapi berkembang pesat, mengukuhkan dominasinya di pencarian, menemukan model bisnis yang sangat menguntungkan, dan mulai melebarkan sayapnya ke produk-produk baru yang inovatif serta pasar global. Berikan gambaran bahwa bab ini akan mengupas tuntas transformasi Google menjadi sebuah fenomena budaya ('googling' sebagai kata kerja) dan kekuatan bisnis yang disegani."</text:span></text:p>
            <text:p text:style-name="Text_20_body"><text:span text:style-name="Strong_20_Emphasis"><text:span text:style-name="T1">Jawaban (Isi untuk Pengantar Bab 2):</text:span></text:span></text:p>
            <text:p text:style-name="Text_20_body"><text:span text:style-name="T1">Setelah berhasil menyalakan percikan api di garasi Menlo Park, Google kini memasuki fase remajanya—sebuah periode pertumbuhan yang eksplosif dan penuh gejolak di awal milenium baru. Panggungnya adalah lanskap Silicon Valley yang sedang mengalami 'mabuk kepayang' era dot-com, diikuti oleh kejatuhan pasar yang brutal di mana banyak bintang internet yang bersinar </text:span><text:soft-page-break/><text:span text:style-name="T1">terang seketika padam. Namun, di tengah puing-puing kegagalan itu, Google melakukan sesuatu yang luar biasa: ia tidak hanya </text:span><text:span text:style-name="Strong_20_Emphasis"><text:span text:style-name="T1">bertahan</text:span></text:span><text:span text:style-name="T1">, tetapi justru </text:span><text:span text:style-name="Strong_20_Emphasis"><text:span text:style-name="T1">berkembang pesat</text:span></text:span><text:span text:style-name="T1">. Bagaimana mungkin perusahaan yang relatif muda ini bisa melawan arus kehancuran dan justru mengukuhkan posisinya?</text:span></text:p>
            <text:p text:style-name="Text_20_body"><text:span text:style-name="T1">Bab ini akan mengupas tuntas babak kedua yang krusial dalam kisah Google. Kita akan menyaksikan bagaimana perusahaan ini secara sistematis memperkokoh dominasinya di dunia pencarian, hingga namanya identik dengan aktivitas mencari informasi di web—</text:span><text:span text:style-name="Strong_20_Emphasis"><text:span text:style-name="T1">"googling"</text:span></text:span><text:span text:style-name="T1"> telah resmi masuk dalam kamus bahasa sehari-hari, sebuah bukti penetrasi budaya yang fenomenal. Lebih dari itu, kita akan membongkar bagaimana Google akhirnya menemukan 'mesin uang' yang sangat efektif melalui model periklanan digital revolusioner (AdWords dan AdSense), yang memberinya kekuatan finansial untuk bermimpi lebih besar. Dengan sumber daya baru ini, Google mulai melebarkan sayapnya, meluncurkan produk-produk ambisius di luar kotak pencarian seperti Gmail dan Google Maps, melakukan akuisisi strategis yang mengubah permainan seperti YouTube dan Android, serta memulai ekspansi globalnya. Ini adalah kisah transformasi Google dari sebuah mesin pencari superior menjadi sebuah kekuatan bisnis multi-produk yang disegani dan ikon budaya digital yang tak terhindarkan. Mari kita selami era pertumbuhan eksponensial ini.</text:span></text:p>
            <text:p text:style-name="P2"/>
            <text:p text:style-name="Text_20_body"><text:span text:style-name="Strong_20_Emphasis"><text:span text:style-name="T1">(Tips Tambahan untuk bagian ini):</text:span></text:span></text:p>
            <text:list xml:id="list6690905341074295566" text:style-name="L39">
              <text:list-item>
                <text:p text:style-name="P162"><text:span text:style-name="Strong_20_Emphasis"><text:span text:style-name="T1">Metafora Pertumbuhan:</text:span></text:span><text:span text:style-name="T1"> Menggunakan analogi fase kehidupan (misalnya, 'remaja' setelah 'kelahiran') bisa membantu pembaca membayangkan tahap perkembangan perusahaan. </text:span></text:p>
              </text:list-item>
              <text:list-item>
                <text:p text:style-name="P162"><text:span text:style-name="Strong_20_Emphasis"><text:span text:style-name="T1">Dramatisasi Konteks:</text:span></text:span><text:span text:style-name="T1"> Gambarkan era dot-com dan kejatuhannya secara dramatis untuk menyoroti betapa luar biasanya keberhasilan Google bertahan dan berkembang pada masa itu. </text:span></text:p>
              </text:list-item>
              <text:list-item>
                <text:p text:style-name="P31"><text:span text:style-name="Strong_20_Emphasis"><text:span text:style-name="T1">Fokus pada Transformasi:</text:span></text:span><text:span text:style-name="T1"> Tekankan perubahan dari 'hanya mesin pencari' menjadi 'lebih dari itu' (multi-produk, model bisnis kuat, fenomena budaya) sebagai tema utama bab ini. </text:span></text:p>
              </text:list-item>
            </text:list>
            <text:p text:style-name="P2"/>
            <text:p text:style-name="P116">Saya akan menunggu perintah "YAX" dari Anda sebelum melanjutkan ke prompt berikutnya (Subbab 2.1).</text:p>
          </text:section>
          <text:section text:style-name="Sect1" text:name="feedback-form-22">
            <text:p text:style-name="P253"/>
          </text:section>
        </text:section>
        <text:section text:style-name="Sect1" text:name="0ac9e1a25e1bc870">
          <text:p text:style-name="P116"><text:soft-page-break/></text:p>
          <text:section text:style-name="Sect1" text:name="user-query-content-23">
            <text:p text:style-name="P273">yax </text:p>
          </text:section>
          <text:p text:style-name="P253">Tampilkan alur berpikir</text:p>
          <text:section text:style-name="Sect2" text:name="model-response-message-contentr_0ac9e1a25e1bc870">
            <text:p text:style-name="Text_20_body"><text:span text:style-name="T1">Baik, saya lanjutkan dengan prompt untuk </text:span><text:span text:style-name="Strong_20_Emphasis"><text:span text:style-name="T1">Subbab 2.1</text:span></text:span><text:span text:style-name="T1">:</text:span></text:p>
            <text:p text:style-name="Text_20_body"><text:span text:style-name="Strong_20_Emphasis"><text:span text:style-name="T1">Prompt:</text:span></text:span><text:span text:style-name="T1"> "Tulis pembahasan mendalam tentang bagaimana Google menghadapi dan bertahan dari pecahnya gelembung dot-com sekitar tahun 2000-2001. Jelaskan secara rinci iklim bisnis yang penuh euforia sebelum ledakan dan kepanikan yang terjadi sesudahnya di Silicon Valley. Analisis faktor-faktor kunci yang memungkinkan Google (yang saat itu masih relatif muda dan belum IPO) untuk selamat dan bahkan terus tumbuh ketika banyak startup internet lain bangkrut. Fokus pada keunggulan teknologi pencariannya yang superior, basis pengguna yang terus berkembang, fokus pada pengalaman pengguna, dan langkah awal menuju monetisasi (sebelum AdWords diluncurkan secara luas) yang membedakannya dari pesaing yang mungkin lebih fokus pada 'eyeballs' tanpa model bisnis yang jelas."</text:span></text:p>
            <text:p text:style-name="Text_20_body"><text:span text:style-name="Strong_20_Emphasis"><text:span text:style-name="T1">Jawaban (Isi untuk Subbab 2.1: Ledakan Dot-com dan Bertahannya Google):</text:span></text:span></text:p>
            <text:p text:style-name="Text_20_body"><text:span text:style-name="T1">Akhir dekade 1990-an adalah masa 'pesta pora' di Silicon Valley. Uang mengalir deras ke startup-startup internet, bahkan yang hanya bermodal ide separuh matang dan presentasi PowerPoint yang muluk. Valuasi perusahaan meroket gila-gilaan, pesta peluncuran digelar mewah, dan banyak yang percaya bahwa hukum ekonomi lama tak lagi berlaku di 'Ekonomi Baru' internet. Fokus utama banyak perusahaan dot-com saat itu adalah metrik semu seperti jumlah pengunjung unik atau </text:span><text:span text:style-name="Emphasis"><text:span text:style-name="T1">page views</text:span></text:span><text:span text:style-name="T1">—sering disebut sebagai </text:span><text:span text:style-name="Emphasis"><text:span text:style-name="T1">"eyeballs"</text:span></text:span><text:span text:style-name="T1"> (bola mata)—dengan keyakinan bahwa keuntungan akan datang entah bagaimana nanti. Mereka membakar uang investor untuk iklan mahal dan pemasaran jor-joran demi menarik sebanyak mungkin 'bola mata', seringkali tanpa model bisnis yang jelas atau produk yang benar-benar memberikan nilai jangka panjang.</text:span></text:p>
            <text:p text:style-name="P116">Lalu, pesta itu berakhir mendadak. Mulai tahun 2000 dan memuncak pada 2001, gelembung dot-com pecah dengan keras. Keran pendanaan tiba-tiba macet. Investor yang tadinya royal kini menuntut profitabilitas. Perusahaan-perusahaan yang dibangun di atas fondasi rapuh mulai berguguran seperti kartu domino. Pets.com, Webvan, https://www.google.com/search?q=Boo.com—nama-nama yang pernah digadang-gadang sebagai masa depan—lenyap begitu <text:soft-page-break/>saja. Kepanikan melanda Silicon Valley. Angin dingin realitas menggantikan euforia.</text:p>
            <text:p text:style-name="P116">Di tengah badai kehancuran inilah, Google—yang saat itu masih perusahaan swasta, belum melakukan IPO—menunjukkan ketahanan yang luar biasa. Sementara banyak pesaingnya limbung atau tenggelam, Google justru terus berlayar tenang, bahkan menambah kecepatan. Apa rahasianya? Jawabannya terletak pada fondasi yang mereka bangun sejak awal, yang sangat kontras dengan banyak korban dot-com:</text:p>
            <text:list xml:id="list246749249749101062" text:style-name="L40">
              <text:list-item>
                <text:p text:style-name="P163"><text:span text:style-name="Strong_20_Emphasis"><text:span text:style-name="T1">Produk yang Benar-Benar Unggul:</text:span></text:span><text:span text:style-name="T1"> Di atas segalanya, Google memiliki mesin pencari yang </text:span><text:span text:style-name="Emphasis"><text:span text:style-name="T1">berfungsi jauh lebih baik</text:span></text:span><text:span text:style-name="T1"> daripada yang lain. Teknologi PageRank memberikan hasil yang lebih relevan, membuat pengguna kembali lagi dan lagi karena nilai nyata yang diberikannya. Ini bukan sekadar 'bola mata' yang datang karena promosi, tapi pengguna loyal yang datang karena kualitas. </text:span></text:p>
              </text:list-item>
              <text:list-item>
                <text:p text:style-name="P163"><text:span text:style-name="Strong_20_Emphasis"><text:span text:style-name="T1">Fokus Tanpa Henti pada Pengguna:</text:span></text:span><text:span text:style-name="T1"> Berpegang pada filosofi "Don't Be Evil" dan desain halaman utama yang minimalis, cepat, dan (saat itu) bebas dari iklan banner yang mengganggu, Google memprioritaskan pengalaman pengguna. Mereka membangun kepercayaan dan loyalitas, aset yang tak ternilai saat badai finansial menerpa. </text:span></text:p>
              </text:list-item>
              <text:list-item>
                <text:p text:style-name="P163"><text:span text:style-name="Strong_20_Emphasis"><text:span text:style-name="T1">Pertumbuhan Organik yang Kuat:</text:span></text:span><text:span text:style-name="T1"> Popularitas Google menyebar secara organik, dari mulut ke mulut di kalangan pengguna internet yang puas dengan hasilnya. Mereka tidak perlu membakar uang sebanyak perusahaan lain untuk pemasaran demi menarik pengguna. Pengguna datang sendiri karena produknya bagus. </text:span></text:p>
              </text:list-item>
              <text:list-item>
                <text:p text:style-name="P32"><text:span text:style-name="Strong_20_Emphasis"><text:span text:style-name="T1">Langkah Awal Monetisasi yang Hati-hati:</text:span></text:span><text:span text:style-name="T1"> Meskipun belum meluncurkan sistem lelang AdWords yang canggih, Google sudah mulai bereksperimen dengan cara menghasilkan pendapatan sejak awal. Mereka mencoba menjual teknologi pencarian ke portal lain dan mulai memperkenalkan iklan teks sederhana yang relevan dengan kata kunci pencarian (sering disebut </text:span><text:span text:style-name="Emphasis"><text:span text:style-name="T1">Premium Sponsorships</text:span></text:span><text:span text:style-name="T1">). Ini menunjukkan disiplin finansial dan pemikiran tentang keberlanjutan bisnis, berbeda dengan banyak dot-com yang mengabaikan jalur menuju profitabilitas. </text:span></text:p>
              </text:list-item>
            </text:list>
            <text:p text:style-name="Text_20_body"><text:span text:style-name="Strong_20_Emphasis"><text:span text:style-name="T1">Tahukah Anda?</text:span></text:span><text:span text:style-name="T1"> Fokus Google pada iklan teks yang tidak mengganggu dan relevan ini sangat kontras dengan portal web lain yang seringkali memenuhi halaman mereka dengan iklan banner mencolok yang memperlambat waktu muat dan mengganggu pengguna. Pendekatan Google yang 'sopan' ini justru </text:span><text:soft-page-break/><text:span text:style-name="T1">terbukti lebih efektif dalam jangka panjang.</text:span></text:p>
            <text:p text:style-name="P116">Akibatnya, ketika badai dot-com menerjang, Google sudah memiliki 'sekoci penyelamat' berupa produk hebat, pengguna setia, dan tanda-tanda awal model bisnis yang menjanjikan. Pecahnya gelembung dot-com, ironisnya, justru menjadi berkah terselubung bagi Google. Ia membersihkan lanskap persaingan dari pemain-pemain lemah dan memvalidasi pendekatan Google yang fokus pada teknologi superior dan nilai pengguna jangka panjang, bukan sekadar sensasi sesaat. Google tidak hanya selamat, tapi keluar dari krisis itu dengan posisi yang jauh lebih kuat.</text:p>
            <text:p text:style-name="P2"/>
            <text:p text:style-name="P116">Saya akan menunggu perintah "YAX" dari Anda sebelum melanjutkan ke prompt berikutnya (Subbab 2.2).</text:p>
          </text:section>
          <text:section text:style-name="Sect1" text:name="feedback-form-23">
            <text:p text:style-name="P253"/>
          </text:section>
        </text:section>
        <text:section text:style-name="Sect1" text:name="b762060e794ff735">
          <text:p text:style-name="P116"/>
          <text:section text:style-name="Sect1" text:name="user-query-content-24">
            <text:p text:style-name="P273">yax </text:p>
          </text:section>
          <text:p text:style-name="P253">Tampilkan alur berpikir</text:p>
          <text:section text:style-name="Sect2" text:name="model-response-message-contentr_b762060e794ff735">
            <text:p text:style-name="Text_20_body"><text:span text:style-name="T1">Baik, saya lanjutkan dengan prompt untuk </text:span><text:span text:style-name="Strong_20_Emphasis"><text:span text:style-name="T1">Subbab 2.2</text:span></text:span><text:span text:style-name="T1">:</text:span></text:p>
            <text:p text:style-name="Text_20_body"><text:span text:style-name="Strong_20_Emphasis"><text:span text:style-name="T1">Prompt:</text:span></text:span><text:span text:style-name="T1"> "Tulis pembahasan mendalam mengenai proses Initial Public Offering (IPO) Google pada Agustus 2004. Jelaskan alasan Google memilih metode lelang Belanda (Dutch auction) yang tidak konvensional untuk penawaran sahamnya, dan bagaimana hal ini bertujuan untuk 'mendemokratisasi' proses IPO serta menetapkan harga yang lebih adil. Deskripsikan antisipasi pasar yang tinggi, kontroversi yang sempat muncul (misalnya, wawancara Playboy oleh pendiri), dan hasil akhir IPO (harga saham, valuasi perusahaan). Jelaskan dampak signifikan IPO ini: suntikan dana besar untuk ekspansi, status Google sebagai perusahaan publik besar, serta terciptanya banyak miliarder dan jutawan dari kalangan pendiri dan karyawan awal. Singgung juga 'Surat Pendiri' (Founders' Letter) dalam prospektus IPO yang menguraikan visi jangka panjang dan prinsip-prinsip perusahaan."</text:span></text:p>
            <text:p text:style-name="Text_20_body"><text:span text:style-name="Strong_20_Emphasis"><text:span text:style-name="T1">Jawaban (Isi untuk Subbab 2.2: IPO (Initial Public Offering) yang Fenomenal (2004)):</text:span></text:span></text:p>
            <text:p text:style-name="Text_20_body"><text:span text:style-name="T1">Setelah berhasil melewati badai dot-com dan terus tumbuh pesat, tahun 2004 menjadi momen bagi Google untuk mengambil langkah monumental berikutnya: menjadi perusahaan publik melalui </text:span><text:span text:style-name="Emphasis"><text:span text:style-name="T1">Initial Public Offering</text:span></text:span><text:span text:style-name="T1"> (IPO). </text:span><text:soft-page-break/><text:span text:style-name="T1">Keputusan ini didorong oleh kebutuhan akan modal segar untuk mendanai ekspansi global yang agresif, akuisisi strategis, dan memberikan likuiditas bagi para investor awal serta karyawan yang telah memegang saham selama bertahun-tahun. Namun, seperti biasa, Google tidak melakukannya dengan cara biasa. Alih-alih mengikuti proses IPO tradisional Wall Street yang seringkali menguntungkan bank investasi dan klien institusional besar mereka, Google memilih metode yang sangat tidak konvensional: </text:span><text:span text:style-name="Strong_20_Emphasis"><text:span text:style-name="T1">lelang Belanda (Dutch auction)</text:span></text:span><text:span text:style-name="T1">.</text:span></text:p>
            <text:p text:style-name="Text_20_body"><text:span text:style-name="Strong_20_Emphasis"><text:span text:style-name="T1">Mengapa pilihan yang aneh ini?</text:span></text:span><text:span text:style-name="T1"> Sesuai dengan etos 'Don't Be Evil' dan keinginan untuk transparansi, Page dan Brin ingin 'mendemokratisasi' proses IPO. Dalam lelang Belanda, calon investor (termasuk investor individu, bukan hanya institusi besar) mengajukan penawaran (berapa banyak saham yang ingin dibeli dan pada harga berapa). Penawaran ini kemudian diurutkan dari harga tertinggi ke terendah. Harga IPO final ditentukan pada titik di mana seluruh saham yang ditawarkan habis terjual (harga penawaran terendah yang masih mendapatkan alokasi saham), dan </text:span><text:span text:style-name="Emphasis"><text:span text:style-name="T1">semua</text:span></text:span><text:span text:style-name="T1"> investor yang menawar di atas atau sama dengan harga tersebut membayar harga final yang sama. Tujuannya adalah menetapkan harga yang lebih mencerminkan permintaan pasar sebenarnya dan memberikan kesempatan yang lebih adil bagi semua pihak untuk berpartisipasi, menantang praktik Wall Street yang sering dianggap eksklusif.</text:span></text:p>
            <text:p text:style-name="Text_20_body"><text:span text:style-name="T1">Antisipasi pasar terhadap IPO Google sangatlah tinggi. Perusahaan ini sudah menjadi fenomena budaya dan bisnis, dan semua orang ingin memiliki 'sepotong' dari Google. Namun, prosesnya tidak berjalan mulus. Google, dengan gayanya yang terkadang naif atau anti-kemapanan, sempat menimbulkan kontroversi. </text:span><text:span text:style-name="Strong_20_Emphasis"><text:span text:style-name="T1">Tahukah Anda?</text:span></text:span><text:span text:style-name="T1"> Salah satu insiden paling terkenal adalah ketika Larry Page dan Sergey Brin memberikan wawancara kepada majalah </text:span><text:span text:style-name="Emphasis"><text:span text:style-name="T1">Playboy</text:span></text:span><text:span text:style-name="T1"> saat masih dalam 'periode tenang' (quiet period) sebelum IPO, sebuah pelanggaran potensial terhadap aturan Komisi Sekuritas dan Bursa AS (SEC) yang membatasi komunikasi publik perusahaan menjelang penawaran saham. Insiden ini sempat menimbulkan kekhawatiran dan kritik.</text:span></text:p>
            <text:p text:style-name="Text_20_body"><text:span text:style-name="T1">Meskipun demikian, IPO akhirnya berjalan pada </text:span><text:span text:style-name="Strong_20_Emphasis"><text:span text:style-name="T1">19 Agustus 2004</text:span></text:span><text:span text:style-name="T1">. Saham Google (dengan simbol ticker GOOG) mulai diperdagangkan di harga $85 per lembar, memberikan perusahaan valuasi awal sekitar $23 miliar. IPO ini berhasil mengumpulkan dana segar sebesar $1,67 miliar untuk Google. Dampaknya sungguh luar biasa. </text:span><text:span text:style-name="Emphasis"><text:span text:style-name="T1">Pertama</text:span></text:span><text:span text:style-name="T1">, Google mendapatkan suntikan dana </text:span><text:soft-page-break/><text:span text:style-name="T1">masif yang memungkinkannya mengakuisisi YouTube dua tahun kemudian dan mendanai pengembangan Android, Chrome, serta ekspansi global besar-besaran. </text:span><text:span text:style-name="Emphasis"><text:span text:style-name="T1">Kedua</text:span></text:span><text:span text:style-name="T1">, Google resmi menjadi perusahaan publik besar, yang berarti harus tunduk pada pengawasan ketat dari pemegang saham dan regulator, sebuah tantangan baru bagi budaya uniknya. </text:span><text:span text:style-name="Emphasis"><text:span text:style-name="T1">Ketiga</text:span></text:span><text:span text:style-name="T1">, IPO ini secara instan menciptakan ribuan jutawan (dan beberapa miliarder, termasuk Page dan Brin) di antara karyawan awal yang memiliki opsi saham—fenomena 'Google Millionaires' yang menjadi legenda Silicon Valley.</text:span></text:p>
            <text:p text:style-name="Text_20_body"><text:span text:style-name="T1">Yang juga sangat unik dan mencerminkan filosofi Google adalah penyertaan </text:span><text:span text:style-name="Strong_20_Emphasis"><text:span text:style-name="T1">"Surat Pendiri" (Founders' Letter)</text:span></text:span><text:span text:style-name="T1"> dalam dokumen resmi prospektus IPO (formulir S-1). Dalam surat berjudul "An Owner's Manual for Google's Shareholders" ini, Page dan Brin secara terbuka menguraikan visi jangka panjang mereka, komitmen pada inovasi radikal, fokus pada pengguna, struktur manajemen yang tidak biasa (termasuk struktur saham dua kelas yang memberi mereka kontrol suara mayoritas), dan penegasan kembali semangat "Don't Be Evil". Ini adalah pesan yang jelas kepada Wall Street: kami akan menjalankan perusahaan ini dengan cara kami sendiri, fokus pada jangka panjang, bukan hanya keuntungan kuartalan. IPO 2004, dengan segala keunikan dan dampaknya, menandai akhir dari era startup Google dan awal dari perjalanannya sebagai raksasa korporat global—sebuah perjalanan yang dampaknya masih sangat kita rasakan hingga hari ini, </text:span><text:span text:style-name="Strong_20_Emphasis"><text:span text:style-name="T1">Jumat, 18 April 2025</text:span></text:span><text:span text:style-name="T1">.</text:span></text:p>
            <text:p text:style-name="P2"/>
            <text:p text:style-name="P116">Saya akan menunggu perintah "YAX" dari Anda sebelum melanjutkan ke prompt berikutnya (Subbab 2.3).</text:p>
          </text:section>
          <text:section text:style-name="Sect1" text:name="feedback-form-24">
            <text:p text:style-name="P253"/>
          </text:section>
        </text:section>
        <text:section text:style-name="Sect1" text:name="e95d1c2635972cc6">
          <text:p text:style-name="P116"/>
          <text:section text:style-name="Sect1" text:name="user-query-content-25">
            <text:p text:style-name="P273">yax </text:p>
          </text:section>
          <text:p text:style-name="P253">Tampilkan alur berpikir</text:p>
          <text:section text:style-name="Sect2" text:name="model-response-message-contentr_e95d1c2635972cc6">
            <text:p text:style-name="Text_20_body"><text:span text:style-name="T1">Baik, saya lanjutkan dengan prompt untuk </text:span><text:span text:style-name="Strong_20_Emphasis"><text:span text:style-name="T1">Subbab 2.3</text:span></text:span><text:span text:style-name="T1">:</text:span></text:p>
            <text:p text:style-name="Text_20_body"><text:span text:style-name="Strong_20_Emphasis"><text:span text:style-name="T1">Prompt:</text:span></text:span><text:span text:style-name="T1"> "Tulis pembahasan mendalam dan terperinci mengenai pengembangan dan dampak revolusioner dari Google AdWords (sekarang Google Ads) dan Google AdSense. Jelaskan secara rinci bagaimana sistem AdWords bekerja: model lelang berbasis kata kunci (keyword bidding), konsep Pay-Per-Click (PPC), dan pentingnya 'Quality Score' (skor kualitas) yang mengaitkan relevansi iklan dengan biaya. Terangkan bagaimana AdWords </text:span><text:soft-page-break/><text:span text:style-name="T1">membuka peluang bagi bisnis skala kecil dan menengah untuk beriklan secara efektif di internet. Kemudian, jelaskan cara kerja AdSense, yang memungkinkan pemilik situs web (publisher) untuk menampilkan iklan Google yang relevan dengan konten mereka dan mendapatkan bagi hasil pendapatan. Tekankan bagaimana kombinasi AdWords dan AdSense menciptakan mesin penghasil pendapatan yang luar biasa kuat, memicu pertumbuhan eksponensial Google, dan secara fundamental mengubah lanskap periklanan online."</text:span></text:p>
            <text:p text:style-name="Text_20_body"><text:span text:style-name="Strong_20_Emphasis"><text:span text:style-name="T1">Jawaban (Isi untuk Subbab 2.3: AdWords dan AdSense: Model Bisnis yang Mengubah Periklanan Digital):</text:span></text:span></text:p>
            <text:p text:style-name="Text_20_body"><text:span text:style-name="T1">Memiliki mesin pencari terbaik di dunia adalah satu hal, tetapi mengubahnya menjadi bisnis miliaran dolar adalah tantangan lain. Setelah selamat dari badai dot-com dan mengamankan pendanaan melalui IPO, Google membutuhkan mesin pendapatan yang kuat dan berkelanjutan. Jawabannya datang dalam bentuk duo sistem periklanan yang tidak hanya akan mengisi pundi-pundi Google tetapi juga merevolusi industri periklanan secara fundamental: </text:span><text:span text:style-name="Strong_20_Emphasis"><text:span text:style-name="T1">Google AdWords</text:span></text:span><text:span text:style-name="T1"> (sekarang dikenal sebagai Google Ads) dan </text:span><text:span text:style-name="Strong_20_Emphasis"><text:span text:style-name="T1">Google AdSense</text:span></text:span><text:span text:style-name="T1">. Ini bukan iklan banner mencolok yang dibenci pengguna; ini adalah pendekatan yang lebih cerdas, terukur, dan relevan.</text:span></text:p>
            <text:p text:style-name="Text_20_body"><text:span text:style-name="T1">Mari kita bedah pilar pertama: </text:span><text:span text:style-name="Strong_20_Emphasis"><text:span text:style-name="T1">Google AdWords (Google Ads)</text:span></text:span><text:span text:style-name="T1">, yang diluncurkan pada tahun 2000 dan terus disempurnakan. Inti idenya sederhana namun brilian: menampilkan iklan teks singkat yang relevan di samping hasil pencarian organik. Cara kerjanya didasarkan pada sistem lelang </text:span><text:span text:style-name="Emphasis"><text:span text:style-name="T1">real-time</text:span></text:span><text:span text:style-name="T1"> untuk </text:span><text:span text:style-name="Strong_20_Emphasis"><text:span text:style-name="T1">kata kunci (keywords)</text:span></text:span><text:span text:style-name="T1">. Begini logikanya:</text:span></text:p>
            <text:list xml:id="list3773850650159311578" text:style-name="L41">
              <text:list-item>
                <text:p text:style-name="P164"><text:span text:style-name="Strong_20_Emphasis"><text:span text:style-name="T1">Penawaran Kata Kunci:</text:span></text:span><text:span text:style-name="T1"> Bisnis (pengiklan) memilih kata kunci yang relevan dengan produk atau jasa mereka, yaitu kata-kata yang kemungkinan diketik oleh calon pelanggan di Google Search. Mereka kemudian menentukan berapa harga maksimum yang bersedia mereka bayar setiap kali seseorang mengklik iklan mereka untuk kata kunci tersebut. </text:span></text:p>
              </text:list-item>
              <text:list-item>
                <text:p text:style-name="P164"><text:span text:style-name="Strong_20_Emphasis"><text:span text:style-name="T1">Pay-Per-Click (PPC):</text:span></text:span><text:span text:style-name="T1"> Inilah salah satu inovasi kuncinya. Pengiklan hanya membayar ketika seseorang </text:span><text:span text:style-name="Emphasis"><text:span text:style-name="T1">benar-benar mengklik</text:span></text:span><text:span text:style-name="T1"> iklan mereka, bukan hanya saat iklan itu ditampilkan. Ini memberikan tingkat keterukuran (measurability) yang belum pernah ada sebelumnya dalam periklanan; pengiklan bisa tahu persis berapa biaya untuk mendapatkan satu calon pelanggan. </text:span></text:p>
              </text:list-item>
              <text:list-item>
                <text:p text:style-name="P33"><text:span text:style-name="Strong_20_Emphasis"><text:span text:style-name="T1">Lelang Iklan &amp; Quality Score (Skor Kualitas):</text:span></text:span><text:span text:style-name="T1"> Saat pengguna </text:span><text:soft-page-break/><text:span text:style-name="T1">melakukan pencarian, Google secara instan menjalankan lelang di antara pengiklan yang menawar kata kunci tersebut. Namun, </text:span><text:span text:style-name="Strong_20_Emphasis"><text:span text:style-name="T1">Tahukah Anda?</text:span></text:span><text:span text:style-name="T1"> Pemenang lelang (yang iklannya tampil di posisi teratas) </text:span><text:span text:style-name="Emphasis"><text:span text:style-name="T1">bukan</text:span></text:span><text:span text:style-name="T1"> selalu penawar tertinggi. Google memperkenalkan konsep </text:span><text:span text:style-name="Strong_20_Emphasis"><text:span text:style-name="T1">Quality Score</text:span></text:span><text:span text:style-name="T1">. Ini adalah skor yang menilai seberapa relevan iklan Anda dengan kata kunci yang dicari, seberapa relevan dan berkualitas halaman tujuan (landing page) Anda, dan seberapa besar kemungkinan iklan Anda akan diklik (Click-Through Rate/CTR). Iklan dengan Quality Score tinggi bisa mendapatkan posisi yang lebih baik dengan biaya per klik yang lebih rendah. Analogi sederhananya, Google memberikan 'diskon' dalam lelang bagi iklan yang dianggapnya paling membantu dan relevan bagi pengguna. </text:span></text:p>
              </text:list-item>
            </text:list>
            <text:p text:style-name="Text_20_body"><text:span text:style-name="T1">Dampak AdWords sungguh luar biasa. Sistem ini </text:span><text:span text:style-name="Strong_20_Emphasis"><text:span text:style-name="T1">mendemokratisasi periklanan</text:span></text:span><text:span text:style-name="T1">. Sebelumnya, beriklan efektif seringkali mahal dan di luar jangkauan bisnis kecil. Dengan AdWords, sebuah toko bunga lokal, bengkel independen, atau penulis lepas tiba-tiba bisa bersaing dengan perusahaan besar untuk mendapatkan perhatian calon pelanggan secara online, hanya dengan beberapa dolar per hari dan iklan yang dibuat dengan baik. Mereka bisa menargetkan audiens yang spesifik dan mengukur hasil kampanye mereka secara akurat.</text:span></text:p>
            <text:p text:style-name="Text_20_body"><text:span text:style-name="T1">Pilar kedua adalah </text:span><text:span text:style-name="Strong_20_Emphasis"><text:span text:style-name="T1">Google AdSense</text:span></text:span><text:span text:style-name="T1">, diluncurkan pada tahun 2003. Jika AdWords adalah platform untuk </text:span><text:span text:style-name="Emphasis"><text:span text:style-name="T1">pengiklan</text:span></text:span><text:span text:style-name="T1">, AdSense adalah platform untuk </text:span><text:span text:style-name="Emphasis"><text:span text:style-name="T1">penayang</text:span></text:span><text:span text:style-name="T1"> (publisher) – yaitu pemilik situs web, blog, forum, atau portal berita. AdSense memungkinkan para penayang ini untuk dengan mudah menampilkan iklan teks atau gambar dari jaringan pengiklan AdWords di situs mereka. Google secara otomatis 'membaca' konten halaman penayang dan menampilkan iklan yang paling relevan secara kontekstual. Ketika pengunjung situs mengklik iklan tersebut, penayang mendapatkan sebagian (persentase yang signifikan) dari pendapatan klik tersebut dari Google. AdSense membuka sumber pendapatan baru bagi jutaan pembuat konten online dan secara drastis memperluas jangkauan iklan AdWords jauh melampaui halaman hasil pencarian Google itu sendiri, ke sudut-sudut web yang tak terhitung jumlahnya.</text:span></text:p>
            <text:p text:style-name="Text_20_body"><text:span text:style-name="T1">Kombinasi </text:span><text:span text:style-name="Strong_20_Emphasis"><text:span text:style-name="T1">AdWords dan AdSense</text:span></text:span><text:span text:style-name="T1"> menciptakan sebuah ekosistem periklanan dua sisi (two-sided market) yang sangat kuat dan efisien. Pengiklan mendapatkan jangkauan luas dan penargetan relevan, penayang mendapatkan cara mudah untuk memonetisasi konten mereka, dan Google mendapatkan </text:span><text:soft-page-break/><text:span text:style-name="T1">mesin penghasil pendapatan otomatis berskala global. Sistem inilah yang menjadi bahan bakar utama bagi pertumbuhan eksponensial Google, memungkinkannya berinvestasi besar-besaran dalam inovasi, akuisisi, dan infrastruktur. Lebih dari itu, model periklanan Google ini secara fundamental mengubah lanskap media dan periklanan, menggeser anggaran dari media tradisional ke digital, dan menetapkan standar baru untuk relevansi, keterukuran, dan aksesibilitas dalam dunia promosi—sebuah warisan yang pengaruhnya masih sangat dominan hingga hari ini, </text:span><text:span text:style-name="Strong_20_Emphasis"><text:span text:style-name="T1">Jumat, 18 April 2025</text:span></text:span><text:span text:style-name="T1">.</text:span></text:p>
            <text:p text:style-name="P2"/>
            <text:p text:style-name="P116">Saya akan menunggu perintah "YAX" dari Anda sebelum melanjutkan ke prompt berikutnya (Subbab 2.4).</text:p>
          </text:section>
          <text:section text:style-name="Sect1" text:name="feedback-form-25">
            <text:p text:style-name="P253"/>
          </text:section>
        </text:section>
        <text:section text:style-name="Sect1" text:name="69098a24e132b3b8">
          <text:p text:style-name="P116"/>
          <text:section text:style-name="Sect1" text:name="user-query-content-26">
            <text:p text:style-name="P273">yax </text:p>
          </text:section>
          <text:p text:style-name="P253">Tampilkan alur berpikir</text:p>
          <text:section text:style-name="Sect2" text:name="model-response-message-contentr_69098a24e132b3b8">
            <text:p text:style-name="Text_20_body"><text:span text:style-name="T1">Baik, saya lanjutkan dengan prompt untuk </text:span><text:span text:style-name="Strong_20_Emphasis"><text:span text:style-name="T1">Subbab 2.4</text:span></text:span><text:span text:style-name="T1">:</text:span></text:p>
            <text:p text:style-name="Text_20_body"><text:span text:style-name="Strong_20_Emphasis"><text:span text:style-name="T1">Prompt:</text:span></text:span><text:span text:style-name="T1"> "Tulis pembahasan mendalam mengenai langkah-langkah awal diversifikasi produk Google di luar mesin pencari utama. Fokus pada peluncuran dan dampak dari produk-produk kunci berikut:</text:span></text:p>
            <text:list xml:id="list5049276503037695192" text:style-name="L42">
              <text:list-item>
                <text:p text:style-name="P165"><text:span text:style-name="Strong_20_Emphasis"><text:span text:style-name="T1">Gmail (April 2004):</text:span></text:span><text:span text:style-name="T1"> Ceritakan peluncurannya yang eksklusif (hanya via undangan) dan sensasi yang ditimbulkannya. Jelaskan fitur-fitur inovatifnya saat itu: kapasitas penyimpanan 1GB yang masif (dibandingkan layanan email lain), search capabilities di dalam email, dan invite-only launch strategy. </text:span></text:p>
              </text:list-item>
              <text:list-item>
                <text:p text:style-name="P165"><text:span text:style-name="Strong_20_Emphasis"><text:span text:style-name="T1">Google Maps (Februari 2005):</text:span></text:span><text:span text:style-name="T1"> Jelaskan akuisisi teknologi di baliknya (Where 2 Tech, Keyhole). Deskripsikan fitur-fitur unggulannya saat diluncurkan (peta interaktif, pencarian lokasi, petunjuk arah, tampilan satelit) dan bagaimana ia secara cepat mendisrupsi pasar pemetaan online dan offline. </text:span></text:p>
              </text:list-item>
              <text:list-item>
                <text:p text:style-name="P34"><text:span text:style-name="Strong_20_Emphasis"><text:span text:style-name="T1">Google Earth (Juni 2005):</text:span></text:span><text:span text:style-name="T1"> Gambarkan pengalaman pengguna yang menakjubkan dalam menjelajahi 3D globe interaktif. Jelaskan akuisisi Keyhole Inc. dan bagaimana teknologi ini membuka cara baru memvisualisasikan data geografis." </text:span></text:p>
              </text:list-item>
            </text:list>
            <text:p text:style-name="Text_20_body"><text:span text:style-name="Strong_20_Emphasis"><text:span text:style-name="T1">Jawaban (Isi untuk Subbab 2.4: Ekspansi Produk Awal: Gmail, Google </text:span></text:span><text:soft-page-break/><text:span text:style-name="Strong_20_Emphasis"><text:span text:style-name="T1">Maps, Google Earth):</text:span></text:span></text:p>
            <text:p text:style-name="P116">Dengan mesin penghasil uang dari iklan yang mulai menderu kencang dan modal segar dari IPO, Google kini memiliki amunisi untuk membuktikan bahwa ambisinya jauh melampaui sekadar kotak pencarian. Mereka mulai mengarahkan kejeniusan teknis mereka untuk 'mengatur' jenis informasi lain yang krusial dalam kehidupan sehari-hari: komunikasi personal dan data geografis. Tiga produk ikonik lahir dari periode ekspansi awal ini, masing-masing membawa gebrakan tersendiri.</text:p>
            <text:p text:style-name="Text_20_body"><text:span text:style-name="T1">Pertama adalah </text:span><text:span text:style-name="Strong_20_Emphasis"><text:span text:style-name="T1">Gmail</text:span></text:span><text:span text:style-name="T1">, yang diluncurkan dengan cara yang sangat 'Google': pada tanggal </text:span><text:span text:style-name="Strong_20_Emphasis"><text:span text:style-name="T1">1 April 2004</text:span></text:span><text:span text:style-name="T1">, bertepatan dengan Hari April Mop! </text:span><text:span text:style-name="Strong_20_Emphasis"><text:span text:style-name="T1">Tahukah Anda?</text:span></text:span><text:span text:style-name="T1"> Banyak orang awalnya mengira pengumuman Gmail hanyalah lelucon April Mop, terutama karena fitur andalannya terdengar terlalu mustahil saat itu: </text:span><text:span text:style-name="Strong_20_Emphasis"><text:span text:style-name="T1">kapasitas penyimpanan 1 Gigabyte (1GB)</text:span></text:span><text:span text:style-name="T1"> per pengguna. Angka ini ratusan kali lipat lebih besar dibandingkan yang ditawarkan oleh layanan email populer seperti Hotmail atau Yahoo Mail, yang hanya memberikan beberapa megabyte saja, memaksa pengguna untuk terus-menerus menghapus email lama. Gmail membebaskan pengguna dari tirani kotak masuk penuh. Selain penyimpanan masif, Gmail membawa kekuatan pencarian Google </text:span><text:span text:style-name="Emphasis"><text:span text:style-name="T1">ke dalam</text:span></text:span><text:span text:style-name="T1"> email, memungkinkan pengguna menemukan pesan lama dengan mudah. Fitur inovatif lainnya adalah pengelompokan email berdasarkan percakapan (conversation view) dan peluncurannya yang eksklusif </text:span><text:span text:style-name="Strong_20_Emphasis"><text:span text:style-name="T1">hanya melalui undangan (invite-only)</text:span></text:span><text:span text:style-name="T1">. Strategi undangan ini menciptakan kelangkaan artifisial dan sensasi viral; undangan Gmail menjadi komoditas panas yang diperjualbelikan di eBay! Gmail tidak hanya mendisrupsi pasar webmail tetapi juga menetapkan standar baru untuk apa yang diharapkan pengguna dari layanan email gratis.</text:span></text:p>
            <text:p text:style-name="Text_20_body"><text:span text:style-name="T1">Setahun kemudian, Google mengalihkan perhatiannya ke dunia pemetaan. Layanan peta online yang ada saat itu, seperti MapQuest, terasa kaku dan lambat. Google melihat peluang besar. Melalui akuisisi dua perusahaan kunci—</text:span><text:span text:style-name="Strong_20_Emphasis"><text:span text:style-name="T1">Where 2 Technologies</text:span></text:span><text:span text:style-name="T1"> pada awal 2004 (untuk teknologi antarmuka peta berbasis web) dan </text:span><text:span text:style-name="Strong_20_Emphasis"><text:span text:style-name="T1">Keyhole, Inc.</text:span></text:span><text:span text:style-name="T1"> pada Oktober 2004 (sebuah startup yang didanai CIA untuk visualisasi data geospasial 3D berbasis satelit)—Google meluncurkan </text:span><text:span text:style-name="Strong_20_Emphasis"><text:span text:style-name="T1">Google Maps</text:span></text:span><text:span text:style-name="T1"> pada Februari 2005. Gebrakannya langsung terasa. Google Maps menawarkan pengalaman yang jauh lebih mulus dan interaktif: pengguna bisa menggeser (pan) dan memperbesar (zoom) peta dengan lancar tanpa perlu menunggu halaman memuat ulang (teknik yang dikenal sebagai </text:span><text:soft-page-break/><text:span text:style-name="Emphasis"><text:span text:style-name="T1">'slippy map'</text:span></text:span><text:span text:style-name="T1">). Ia mengintegrasikan pencarian lokasi bisnis dan tempat menarik langsung di peta, menyediakan petunjuk arah mengemudi yang detail, dan—memanfaatkan teknologi Keyhole—menampilkan </text:span><text:span text:style-name="Strong_20_Emphasis"><text:span text:style-name="T1">tampilan satelit</text:span></text:span><text:span text:style-name="T1"> yang menakjubkan. Google Maps dengan cepat menggusur pemain lama dan mengubah cara kita memahami dan menavigasi ruang fisik, baik di kota besar maupun daerah terpencil.</text:span></text:p>
            <text:p text:style-name="Text_20_body"><text:span text:style-name="T1">Teknologi dari akuisisi Keyhole tidak berhenti di Maps. Beberapa bulan setelah peluncuran Google Maps, pada Juni 2005, Google merilis </text:span><text:span text:style-name="Strong_20_Emphasis"><text:span text:style-name="T1">Google Earth</text:span></text:span><text:span text:style-name="T1">. Ini adalah aplikasi mandiri (awalnya perlu diunduh) yang menawarkan pengalaman yang benar-benar mencengangkan: sebuah </text:span><text:span text:style-name="Strong_20_Emphasis"><text:span text:style-name="T1">bola dunia virtual 3D interaktif</text:span></text:span><text:span text:style-name="T1"> yang dibangun dari mosaik citra satelit. Pengguna bisa 'terbang' melintasi benua, menukik turun untuk melihat gunung, lembah, kota, bahkan hingga ke detail lingkungan sekitar rumah mereka sendiri. Bayangkan sensasi menjelajahi Kawah Sibayak di dekat Medan atau melihat Danau Toba dari angkasa langsung dari layar komputer Anda! Google Earth terasa seperti fiksi ilmiah yang menjadi kenyataan. Lebih dari sekadar mainan visual yang keren, ia membuka kemungkinan tak terbatas untuk pendidikan, perencanaan kota, pemantauan lingkungan, dan eksplorasi geografis bagi siapa saja yang memiliki koneksi internet.</text:span></text:p>
            <text:p text:style-name="Text_20_body"><text:span text:style-name="T1">Peluncuran Gmail, Google Maps, dan Google Earth dalam kurun waktu yang berdekatan menunjukkan momentum inovasi Google yang luar biasa pasca-IPO. Mereka membuktikan bahwa misi 'mengatur informasi dunia' berlaku untuk berbagai jenis data, dan mereka memiliki kemampuan teknis serta keberanian untuk mendisrupsi pasar yang sudah mapan. Produk-produk ini tidak hanya sukses besar tetapi juga menjadi bagian tak terpisahkan dari kehidupan digital kita hingga hari ini, </text:span><text:span text:style-name="Strong_20_Emphasis"><text:span text:style-name="T1">Jumat, 18 April 2025</text:span></text:span><text:span text:style-name="T1">.</text:span></text:p>
            <text:p text:style-name="P2"/>
            <text:p text:style-name="P116">Saya akan menunggu perintah "YAX" dari Anda sebelum melanjutkan ke prompt berikutnya (Subbab 2.5).</text:p>
          </text:section>
          <text:section text:style-name="Sect1" text:name="feedback-form-26">
            <text:p text:style-name="P253"/>
          </text:section>
        </text:section>
        <text:section text:style-name="Sect1" text:name="798d7c94d77f347c">
          <text:p text:style-name="P116"/>
          <text:section text:style-name="Sect1" text:name="user-query-content-27">
            <text:p text:style-name="P273">yax </text:p>
          </text:section>
          <text:p text:style-name="P253">Tampilkan alur berpikir</text:p>
          <text:section text:style-name="Sect2" text:name="model-response-message-contentr_798d7c94d77f347c">
            <text:p text:style-name="Text_20_body"><text:span text:style-name="T1">Baik, saya lanjutkan dengan prompt untuk </text:span><text:span text:style-name="Strong_20_Emphasis"><text:span text:style-name="T1">Subbab 2.5</text:span></text:span><text:span text:style-name="T1">:</text:span></text:p>
            <text:p text:style-name="Text_20_body"><text:soft-page-break/><text:span text:style-name="Strong_20_Emphasis"><text:span text:style-name="T1">Prompt:</text:span></text:span><text:span text:style-name="T1"> "Tulis pembahasan mendalam mengenai strategi akuisisi Google pada periode pertumbuhan pesatnya sebagai cara untuk memasuki pasar baru, memperoleh teknologi kunci, dan mendapatkan talenta. Fokus pada akuisisi-akuisisi paling signifikan dan dampaknya:</text:span></text:p>
            <text:list xml:id="list6747436592854341715" text:style-name="L43">
              <text:list-item>
                <text:p text:style-name="P166"><text:span text:style-name="Strong_20_Emphasis"><text:span text:style-name="T1">YouTube (Oktober 2006):</text:span></text:span><text:span text:style-name="T1"> Analisis alasan di balik akuisisi senilai $1,65 miliar ini, meskipun YouTube saat itu masih muda dan menghadapi isu hak cipta. Jelaskan potensi besar pasar video online yang dilihat Google dan bagaimana akuisisi ini secara instan menjadikan Google pemain dominan di ranah tersebut. </text:span></text:p>
              </text:list-item>
              <text:list-item>
                <text:p text:style-name="P166"><text:span text:style-name="Strong_20_Emphasis"><text:span text:style-name="T1">Android (Agustus 2005):</text:span></text:span><text:span text:style-name="T1"> Ceritakan akuisisi startup Android Inc. yang relatif tidak banyak diketahui publik saat itu. Jelaskan visi strategis jangka panjang Google untuk memasuki pasar sistem operasi mobile, mengantisipasi pergeseran komputasi ke perangkat seluler, dan memastikan layanannya (terutama Search dan Ads) tetap relevan di era mobile. </text:span></text:p>
              </text:list-item>
              <text:list-item>
                <text:p text:style-name="P35"><text:span text:style-name="Strong_20_Emphasis"><text:span text:style-name="T1">Akuisisi lain yang relevan (opsional):</text:span></text:span><text:span text:style-name="T1"> Sebutkan secara singkat akuisisi penting lainnya dari era ini jika relevan dengan narasi, misalnya DoubleClick (teknologi iklan) atau Keyhole (teknologi untuk Maps/Earth)." </text:span></text:p>
              </text:list-item>
            </text:list>
            <text:p text:style-name="Text_20_body"><text:span text:style-name="Strong_20_Emphasis"><text:span text:style-name="T1">Jawaban (Isi untuk Subbab 2.5: Akuisisi Strategis: YouTube, Android, dan Lainnya):</text:span></text:span></text:p>
            <text:p text:style-name="Text_20_body"><text:span text:style-name="T1">Selain mengembangkan produk inovatif dari nol seperti Gmail dan Maps, Google juga menyadari kekuatan strategi lain untuk tumbuh cepat dan mendominasi lanskap digital: </text:span><text:span text:style-name="Strong_20_Emphasis"><text:span text:style-name="T1">akuisisi</text:span></text:span><text:span text:style-name="T1">. Di era pertumbuhan pesatnya, Google tidak ragu menggunakan pundi-pundi kasnya untuk 'membeli' teknologi mutakhir, talenta berbakat, atau—dalam beberapa kasus monumental—jalan pintas untuk menguasai pasar yang sedang berkembang pesat. Dua akuisisi dari periode ini terbukti menjadi langkah yang luar biasa visioner dan transformatif, membentuk pilar-pilar utama Google hingga hari ini.</text:span></text:p>
            <text:p text:style-name="Text_20_body"><text:span text:style-name="T1">Yang pertama, dan mungkin paling menghebohkan saat itu, adalah pembelian </text:span><text:span text:style-name="Strong_20_Emphasis"><text:span text:style-name="T1">YouTube</text:span></text:span><text:span text:style-name="T1"> pada Oktober 2006. Google sebenarnya sudah mencoba membangun platform video sendiri bernama Google Video, namun usahanya terseok-seok. Sementara itu, YouTube—sebuah startup yang baru berusia sekitar satu setengah tahun—meledak popularitasnya sebagai tempat berbagi video amatir yang mudah dan menyenangkan. Melihat momentum YouTube yang tak terbendung, Google mengambil langkah berani: mengakuisisinya senilai </text:span><text:span text:style-name="Strong_20_Emphasis"><text:span text:style-name="T1">$1,65 miliar</text:span></text:span><text:span text:style-name="T1"> dalam bentuk saham. Angka ini dianggap fantastis dan sangat berisiko </text:span><text:soft-page-break/><text:span text:style-name="T1">oleh banyak analis saat itu. Mengapa? YouTube belum menghasilkan pendapatan signifikan, model bisnisnya belum jelas, dan yang paling mengkhawatirkan, platform ini dipenuhi konten yang diunggah pengguna tanpa izin, menimbulkan potensi masalah hukum hak cipta yang masif.</text:span></text:p>
            <text:p text:style-name="Text_20_body"><text:span text:style-name="T1">Namun, para pemimpin Google melihat melampaui risiko jangka pendek. Mereka bertaruh pada </text:span><text:span text:style-name="Strong_20_Emphasis"><text:span text:style-name="T1">potensi jangka panjang video online</text:span></text:span><text:span text:style-name="T1"> sebagai medium komunikasi dan hiburan masa depan yang akan menyedot perhatian pengguna (dan anggaran iklan). Mereka menyadari bahwa efek jaringan YouTube—semakin banyak pengguna, semakin banyak konten, menarik lebih banyak pengguna lagi—sudah terlalu kuat untuk disaingi. Daripada terus mencoba mengejar, lebih strategis untuk membeli sang pemimpin pasar. Akuisisi ini, meskipun mahal dan penuh tantangan awal (terutama membersihkan isu hak cipta dan mencari cara monetisasi), secara instan menjadikan Google pemain dominan absolut di ranah video online, sebuah posisi yang terus dipegangnya dengan kokoh.</text:span></text:p>
            <text:p text:style-name="Text_20_body"><text:span text:style-name="T1">Akuisisi monumental kedua terjadi setahun sebelumnya, pada Agustus 2005, namun dilakukan dengan jauh lebih senyap: pembelian startup kecil bernama </text:span><text:span text:style-name="Strong_20_Emphasis"><text:span text:style-name="T1">Android Inc.</text:span></text:span><text:span text:style-name="T1"> yang dipimpin oleh Andy Rubin. Saat itu, dunia ponsel pintar masih didominasi oleh sistem operasi seperti Symbian, BlackBerry OS, dan Windows Mobile, yang umumnya bersifat tertutup (proprietary). Android Inc. sedang mengembangkan sistem operasi mobile berbasis Linux yang lebih terbuka. Bagi publik, akuisisi ini mungkin tidak terlihat signifikan. Namun, bagi Google, ini adalah </text:span><text:span text:style-name="Strong_20_Emphasis"><text:span text:style-name="T1">langkah strategis jangka panjang yang krusial</text:span></text:span><text:span text:style-name="T1">.</text:span></text:p>
            <text:p text:style-name="Text_20_body"><text:span text:style-name="T1">Para pemimpin Google, terutama Larry Page, Sergey Brin, dan Eric Schmidt, sudah melihat tanda-tanda bahwa </text:span><text:span text:style-name="Strong_20_Emphasis"><text:span text:style-name="T1">komputasi akan bergeser dari desktop ke perangkat mobile</text:span></text:span><text:span text:style-name="T1">. Mereka khawatir jika platform mobile utama dikuasai oleh pesaing (seperti Microsoft atau kelak Apple dengan iPhone-nya), akses ke layanan inti Google (Search, Maps, dan terutama </text:span><text:span text:style-name="Emphasis"><text:span text:style-name="T1">iklan</text:span></text:span><text:span text:style-name="T1">) bisa dibatasi atau bahkan diblokir di masa depan. Dengan mengakuisisi Android dan kemudian mengembangkannya sebagai platform </text:span><text:span text:style-name="Emphasis"><text:span text:style-name="T1">open-source</text:span></text:span><text:span text:style-name="T1">, Google bertujuan untuk: [1] Memastikan adanya ekosistem mobile yang terbuka di mana layanan Google bisa berkembang bebas. [2] Mencegah dominasi platform tertutup dari pesaing. [3] Memposisikan diri di jantung revolusi mobile yang akan datang. Ini adalah pertaruhan visioner pada masa depan komputasi, sebuah langkah defensif sekaligus ofensif yang hasilnya baru benar-benar terlihat beberapa tahun kemudian saat Android meledak menjadi sistem operasi paling populer di </text:span><text:soft-page-break/><text:span text:style-name="T1">dunia.</text:span></text:p>
            <text:p text:style-name="Text_20_body"><text:span text:style-name="T1">Selain dua raksasa ini, Google juga melakukan akuisisi penting lainnya di era ini, seperti </text:span><text:span text:style-name="Strong_20_Emphasis"><text:span text:style-name="T1">DoubleClick</text:span></text:span><text:span text:style-name="T1"> pada 2007-2008 (meskipun penyelesaiannya memakan waktu karena isu antitrust). DoubleClick adalah pemimpin dalam teknologi penayangan iklan bergambar (display advertising), dan akuisisinya memperkuat cengkeraman Google di seluruh spektrum periklanan digital, melampaui iklan teks di pencarian.</text:span></text:p>
            <text:p text:style-name="Text_20_body"><text:span text:style-name="T1">Akuisisi-akuisisi strategis ini—terutama YouTube yang memberikan dominasi konten video dan Android yang mengamankan masa depan di era mobile—menunjukkan keberanian Google untuk bertaruh besar dan berpikir jangka panjang. Langkah-langkah ini, yang diambil lebih dari satu setengah dekade lalu, terbukti menjadi fondasi penting bagi kekuatan dan relevansi Google yang kita saksikan hingga hari ini, </text:span><text:span text:style-name="Strong_20_Emphasis"><text:span text:style-name="T1">Jumat, 18 April 2025</text:span></text:span><text:span text:style-name="T1">.</text:span></text:p>
            <text:p text:style-name="P2"/>
            <text:p text:style-name="P116">Saya akan menunggu perintah "YAX" dari Anda sebelum melanjutkan ke prompt berikutnya (Subbab 2.6).</text:p>
          </text:section>
          <text:section text:style-name="Sect1" text:name="feedback-form-27">
            <text:p text:style-name="P253"/>
          </text:section>
        </text:section>
        <text:section text:style-name="Sect1" text:name="2cb878a5124b2e8a">
          <text:p text:style-name="P116"/>
          <text:section text:style-name="Sect1" text:name="user-query-content-28">
            <text:p text:style-name="P273">yax </text:p>
          </text:section>
          <text:p text:style-name="P253">Tampilkan alur berpikir</text:p>
          <text:section text:style-name="Sect2" text:name="model-response-message-contentr_2cb878a5124b2e8a">
            <text:p text:style-name="Text_20_body"><text:span text:style-name="T1">Baik, saya lanjutkan dengan prompt untuk </text:span><text:span text:style-name="Strong_20_Emphasis"><text:span text:style-name="T1">Subbab 2.6</text:span></text:span><text:span text:style-name="T1">:</text:span></text:p>
            <text:p text:style-name="Text_20_body"><text:span text:style-name="Strong_20_Emphasis"><text:span text:style-name="T1">Prompt:</text:span></text:span><text:span text:style-name="T1"> "Tulis pembahasan mendalam tentang upaya ekspansi internasional Google selama periode pertumbuhan awalnya (awal hingga pertengahan 2000-an). Jelaskan bagaimana Google mulai melokalkan mesin pencarinya untuk berbagai bahasa dan negara. Deskripsikan strategi memasuki pasar-pasar utama di luar Amerika Serikat, seperti Eropa dan Asia. Diskusikan tantangan yang dihadapi dalam ekspansi global, termasuk persaingan lokal, perbedaan budaya, isu regulasi di berbagai negara, dan kebutuhan untuk membangun infrastruktur (kantor, pusat data) di seluruh dunia. Gambarkan bagaimana basis pengguna Google tumbuh secara signifikan di luar AS dan bagaimana operasinya menjadi semakin bersifat global."</text:span></text:p>
            <text:p text:style-name="Text_20_body"><text:span text:style-name="Strong_20_Emphasis"><text:span text:style-name="T1">Jawaban (Isi untuk Subbab 2.6: Menjadi Raksasa Global: Ekspansi Internasional):</text:span></text:span></text:p>
            <text:p text:style-name="P116"><text:soft-page-break/>Setelah mengukuhkan posisinya di Amerika Serikat, Google menyadari bahwa potensi pertumbuhan terbesarnya terletak di luar negeri. Misi "mengatur informasi dunia" secara inheren bersifat global, dan pada awal hingga pertengahan tahun 2000-an, Google mulai secara agresif mengejar ambisi internasional ini. Ini bukan sekadar menerjemahkan situs web; ini adalah upaya kompleks untuk menaklukkan pasar demi pasar, bahasa demi bahasa.</text:p>
            <text:p text:style-name="Text_20_body"><text:span text:style-name="T1">Strategi inti Google adalah </text:span><text:span text:style-name="Strong_20_Emphasis"><text:span text:style-name="T1">lokalisasi</text:span></text:span><text:span text:style-name="T1">. Mereka sadar bahwa pengguna di Prancis tidak ingin mencari di https://www.google.com/search?q=Google.com dalam bahasa Inggris; mereka ingin pengalaman yang terasa lokal. Dimulai dengan bahasa-bahasa Eropa utama seperti Prancis, Jerman, Italia, Spanyol, lalu meluas ke Asia dengan Jepang, Korea, China, dan seterusnya, Google mulai meluncurkan versi mesin pencari yang spesifik untuk setiap negara (seperti google.fr, google.de, google.co.jp). Ini melibatkan lebih dari sekadar terjemahan antarmuka; tim insinyur bekerja keras untuk:</text:span></text:p>
            <text:list xml:id="list6630423102342619207" text:style-name="L44">
              <text:list-item>
                <text:p text:style-name="P265">Mengadaptasi algoritma agar lebih memahami nuansa linguistik dan relevansi lokal. </text:p>
              </text:list-item>
              <text:list-item>
                <text:p text:style-name="P265">Mengindeks konten web dalam berbagai bahasa dan aksara. </text:p>
              </text:list-item>
              <text:list-item>
                <text:p text:style-name="P265">Menyajikan hasil yang lebih relevan dengan konteks geografis pengguna. </text:p>
              </text:list-item>
              <text:list-item>
                <text:p text:style-name="P36"><text:span text:style-name="Strong_20_Emphasis"><text:span text:style-name="T1">Tahukah Anda?</text:span></text:span><text:span text:style-name="T1"> Upaya lokalisasi ini berkembang pesat hingga Google Search kini mendukung lebih dari 150 bahasa, sebuah pencapaian teknis dan linguistik yang luar biasa, memungkinkan pengguna dari berbagai penjuru dunia, termasuk di tempat seperti Medan, mengakses informasi dalam bahasa ibu mereka. </text:span></text:p>
              </text:list-item>
            </text:list>
            <text:p text:style-name="Text_20_body"><text:span text:style-name="T1">Memasuki pasar-pasar utama di </text:span><text:span text:style-name="Strong_20_Emphasis"><text:span text:style-name="T1">Eropa</text:span></text:span><text:span text:style-name="T1"> menjadi salah satu fokus awal, mengingat kedekatan budaya (relatif) dan tingkat penetrasi internet yang sudah cukup tinggi. Google dengan cepat meraih popularitas di banyak negara Eropa, seringkali mengalahkan mesin pencari lokal yang ada. Mereka juga mulai membangun infrastruktur penting di benua ini, seperti mendirikan kantor pusat operasional Eropa di Dublin, Irlandia (sebagian karena alasan pajak yang menguntungkan), dan pusat data regional. Namun, Eropa juga menjadi tempat di mana Google pertama kali menghadapi pengawasan regulasi yang ketat, terutama terkait isu privasi data yang kelak menjadi tema berulang.</text:span></text:p>
            <text:p text:style-name="Text_20_body"><text:span text:style-name="T1">Ekspansi ke </text:span><text:span text:style-name="Strong_20_Emphasis"><text:span text:style-name="T1">Asia</text:span></text:span><text:span text:style-name="T1"> menghadirkan tantangan yang berbeda dan lebih beragam. Pasar seperti Jepang dan Korea Selatan memiliki tingkat adopsi teknologi yang tinggi tetapi juga pemain lokal yang kuat (seperti Yahoo! Japan atau Naver di Korea). Memasuki </text:span><text:span text:style-name="Strong_20_Emphasis"><text:span text:style-name="T1">Tiongkok</text:span></text:span><text:span text:style-name="T1"> terbukti sangat kompleks karena isu sensor </text:span><text:soft-page-break/><text:span text:style-name="T1">pemerintah dan persaingan ketat dengan Baidu, yang akhirnya menyebabkan Google menarik sebagian besar layanan pencariannya dari daratan Tiongkok beberapa tahun kemudian. Pasar besar lainnya seperti </text:span><text:span text:style-name="Strong_20_Emphasis"><text:span text:style-name="T1">India</text:span></text:span><text:span text:style-name="T1">, dengan keragaman bahasa dan infrastruktur yang masih berkembang saat itu, membutuhkan pendekatan jangka panjang. Kawasan seperti </text:span><text:span text:style-name="Strong_20_Emphasis"><text:span text:style-name="T1">Asia Tenggara</text:span></text:span><text:span text:style-name="T1">, termasuk Indonesia, juga mulai masuk dalam radar Google, meskipun penetrasi yang lebih dalam mungkin terjadi sedikit lebih lambat dibandingkan pasar utama lainnya.</text:span></text:p>
            <text:p text:style-name="Text_20_body"><text:span text:style-name="T1">Ekspansi global ini penuh dengan </text:span><text:span text:style-name="Strong_20_Emphasis"><text:span text:style-name="T1">rintangan</text:span></text:span><text:span text:style-name="T1">:</text:span></text:p>
            <text:list xml:id="list1884846428936397108" text:style-name="L45">
              <text:list-item>
                <text:p text:style-name="P167"><text:span text:style-name="Strong_20_Emphasis"><text:span text:style-name="T1">Persaingan Lokal:</text:span></text:span><text:span text:style-name="T1"> Di banyak negara, Google harus berhadapan langsung dengan mesin pencari atau portal web lokal yang sudah memiliki basis pengguna setia dan pemahaman pasar yang mendalam. </text:span></text:p>
              </text:list-item>
              <text:list-item>
                <text:p text:style-name="P167"><text:span text:style-name="Strong_20_Emphasis"><text:span text:style-name="T1">Perbedaan Budaya:</text:span></text:span><text:span text:style-name="T1"> Perilaku pencarian, preferensi desain, dan ekspektasi pengguna bisa sangat bervariasi antar negara. </text:span></text:p>
              </text:list-item>
              <text:list-item>
                <text:p text:style-name="P167"><text:span text:style-name="Strong_20_Emphasis"><text:span text:style-name="T1">Hambatan Regulasi:</text:span></text:span><text:span text:style-name="T1"> Setiap negara memiliki hukumnya sendiri mengenai privasi data, kebebasan berbicara, sensor, dan persaingan usaha, yang harus dinavigasi oleh Google. </text:span></text:p>
              </text:list-item>
              <text:list-item>
                <text:p text:style-name="P37"><text:span text:style-name="Strong_20_Emphasis"><text:span text:style-name="T1">Kebutuhan Infrastruktur:</text:span></text:span><text:span text:style-name="T1"> Untuk memberikan layanan yang cepat dan andal secara global, Google harus berinvestasi besar-besaran dalam membangun jaringan pusat data (data center) di seluruh dunia dan mendirikan kantor-kantor lokal untuk mendukung operasi dan penjualan. </text:span></text:p>
              </text:list-item>
            </text:list>
            <text:p text:style-name="Text_20_body"><text:span text:style-name="T1">Meskipun menghadapi berbagai tantangan ini, strategi ekspansi internasional Google terbukti sangat sukses. Pada pertengahan dekade 2000-an, jumlah pengguna Google di luar Amerika Serikat telah melampaui jumlah pengguna di AS. Pendapatan internasional menjadi kontributor yang semakin signifikan bagi perusahaan. Operasi Google tidak lagi terpusat di California tetapi telah menjadi jaringan global yang kompleks, dengan ribuan karyawan di puluhan negara. Peletakan fondasi global pada periode inilah yang memungkinkan Google mencapai skala dan pengaruh yang dimilikinya saat ini, terasa hingga ke setiap sudut dunia pada </text:span><text:span text:style-name="Strong_20_Emphasis"><text:span text:style-name="T1">Jumat, 18 April 2025</text:span></text:span><text:span text:style-name="T1">.</text:span></text:p>
            <text:p text:style-name="P2"/>
            <text:p text:style-name="Text_20_body"><text:span text:style-name="T1">Ini adalah akhir dari </text:span><text:span text:style-name="Strong_20_Emphasis"><text:span text:style-name="T1">Bab 2</text:span></text:span><text:span text:style-name="T1">. Saya akan menunggu perintah "YAX" dari Anda untuk melanjutkan ke </text:span><text:span text:style-name="Strong_20_Emphasis"><text:span text:style-name="T1">Bab 3: Teknologi Unggulan - Pilar-Pilar Kekuatan Google</text:span></text:span><text:span text:style-name="T1">, dimulai dengan </text:span><text:span text:style-name="Strong_20_Emphasis"><text:span text:style-name="T1">Prompt untuk Pengantar Bab 3</text:span></text:span><text:span text:style-name="T1">.</text:span></text:p>
          </text:section>
          <text:section text:style-name="Sect1" text:name="feedback-form-28">
            <text:p text:style-name="P253"/>
          </text:section>
        </text:section>
        <text:section text:style-name="Sect1" text:name="4687a0c7b99c7527">
          <text:p text:style-name="P116"><text:soft-page-break/></text:p>
          <text:section text:style-name="Sect1" text:name="user-query-content-29">
            <text:p text:style-name="P273">yax </text:p>
          </text:section>
          <text:p text:style-name="P253">Tampilkan alur berpikir</text:p>
          <text:section text:style-name="Sect2" text:name="model-response-message-contentr_4687a0c7b99c7527">
            <text:p text:style-name="Text_20_body"><text:span text:style-name="T1">Baik, kita masuk ke </text:span><text:span text:style-name="Strong_20_Emphasis"><text:span text:style-name="T1">Bab 3: Teknologi Unggulan - Pilar-Pilar Kekuatan Google</text:span></text:span><text:span text:style-name="T1">.</text:span></text:p>
            <text:p text:style-name="Text_20_body"><text:span text:style-name="Strong_20_Emphasis"><text:span text:style-name="T1">Prompt:</text:span></text:span><text:span text:style-name="T1"> "Tulis bagian pengantar untuk Bab 3 yang berjudul 'Teknologi Unggulan - Pilar-Pilar Kekuatan Google'. Mulai dengan menyatakan bahwa di balik kesuksesan finansial dan pengaruh global Google (seperti dibahas di Bab 2), terdapat serangkaian produk dan platform teknologi yang sangat dominan dan digunakan oleh miliaran orang. Jelaskan bahwa bab ini akan menyelami 'mesin' penggerak Google, mengupas pilar-pilar utamanya satu per satu. Sebutkan secara singkat teknologi kunci yang akan dibahas (Search, Android, Chrome, YouTube, Cloud, Workspace, Maps). Janjikan kepada pembaca bahwa mereka akan mendapatkan pemahaman yang lebih dalam tentang bagaimana teknologi-teknologi ini bekerja (secara konseptual), bagaimana mereka berevolusi, dan mengapa mereka menjadi begitu fundamental dalam ekosistem digital modern hingga saat ini (April 2025)."</text:span></text:p>
            <text:p text:style-name="Text_20_body"><text:span text:style-name="Strong_20_Emphasis"><text:span text:style-name="T1">Jawaban (Isi untuk Pengantar Bab 3):</text:span></text:span></text:p>
            <text:p text:style-name="Text_20_body"><text:span text:style-name="T1">Kekuatan finansial dan jangkauan global Google yang telah kita lihat di Bab 2 bukanlah kebetulan. Di balik layar operasionalnya yang masif, berdiri kokoh </text:span><text:span text:style-name="Strong_20_Emphasis"><text:span text:style-name="T1">pilar-pilar teknologi</text:span></text:span><text:span text:style-name="T1">—serangkaian produk dan platform yang tidak hanya inovatif, tetapi juga berhasil meraih dominasi luar biasa di kategorinya masing-masing. Teknologi-teknologi inilah 'mesin penggerak' sesungguhnya dari kerajaan Google, layanan-layanan yang digunakan oleh miliaran orang setiap hari di seluruh penjuru dunia, termasuk mungkin Anda di Indonesia saat ini. Dari mencari informasi, menjelajahi peta, menonton video, berkomunikasi, hingga menjalankan bisnis, kemungkinan besar Anda berinteraksi dengan salah satu pilar ini.</text:span></text:p>
            <text:p text:style-name="P116">Bab ini akan membawa kita menyelam lebih dalam ke jantung teknis Google. Kita akan mengupas tuntas satu per satu teknologi-teknologi unggulan yang menjadi fondasi kekuatannya:</text:p>
            <text:list xml:id="list5249968387027889171" text:style-name="L46">
              <text:list-item>
                <text:p text:style-name="P168"><text:span text:style-name="Strong_20_Emphasis"><text:span text:style-name="T1">Google Search:</text:span></text:span><text:span text:style-name="T1"> Sang permata mahkota yang terus berevolusi dengan Kecerdasan Buatan. </text:span></text:p>
              </text:list-item>
              <text:list-item>
                <text:p text:style-name="P168"><text:span text:style-name="Strong_20_Emphasis"><text:span text:style-name="T1">Android:</text:span></text:span><text:span text:style-name="T1"> Sistem operasi yang menggerakkan sebagian besar ponsel di dunia. </text:span></text:p>
              </text:list-item>
              <text:list-item>
                <text:p text:style-name="P168"><text:soft-page-break/><text:span text:style-name="Strong_20_Emphasis"><text:span text:style-name="T1">Google Chrome:</text:span></text:span><text:span text:style-name="T1"> Peramban web pilihan jutaan pengguna internet. </text:span></text:p>
              </text:list-item>
              <text:list-item>
                <text:p text:style-name="P168"><text:span text:style-name="Strong_20_Emphasis"><text:span text:style-name="T1">YouTube:</text:span></text:span><text:span text:style-name="T1"> Platform video yang mendefinisikan ulang media dan budaya. </text:span></text:p>
              </text:list-item>
              <text:list-item>
                <text:p text:style-name="P168"><text:span text:style-name="Strong_20_Emphasis"><text:span text:style-name="T1">Google Cloud:</text:span></text:span><text:span text:style-name="T1"> Ambisi Google di pasar komputasi awan yang kompetitif. </text:span></text:p>
              </text:list-item>
              <text:list-item>
                <text:p text:style-name="P168"><text:span text:style-name="Strong_20_Emphasis"><text:span text:style-name="T1">Google Workspace:</text:span></text:span><text:span text:style-name="T1"> Rangkaian alat produktivitas untuk bekerja dan berkolaborasi. </text:span></text:p>
              </text:list-item>
              <text:list-item>
                <text:p text:style-name="P38"><text:span text:style-name="Strong_20_Emphasis"><text:span text:style-name="T1">Google Maps (&amp; Waze):</text:span></text:span><text:span text:style-name="T1"> Pemandu digital yang memetakan dunia nyata. </text:span></text:p>
              </text:list-item>
            </text:list>
            <text:p text:style-name="Text_20_body"><text:span text:style-name="T1">Kita tidak hanya akan melihat </text:span><text:span text:style-name="Emphasis"><text:span text:style-name="T1">apa</text:span></text:span><text:span text:style-name="T1"> saja produk ini, tetapi juga mencoba memahami </text:span><text:span text:style-name="Emphasis"><text:span text:style-name="T1">bagaimana</text:span></text:span><text:span text:style-name="T1"> mereka bekerja (secara konseptual, tanpa perlu menjadi insinyur!), bagaimana mereka telah </text:span><text:span text:style-name="Strong_20_Emphasis"><text:span text:style-name="T1">berevolusi</text:span></text:span><text:span text:style-name="T1"> dari waktu ke waktu, dan yang terpenting, </text:span><text:span text:style-name="Emphasis"><text:span text:style-name="T1">mengapa</text:span></text:span><text:span text:style-name="T1"> mereka menjadi begitu fundamental dan tak tergantikan dalam ekosistem digital kita hingga hari ini, </text:span><text:span text:style-name="Strong_20_Emphasis"><text:span text:style-name="T1">Jumat, 18 April 2025</text:span></text:span><text:span text:style-name="T1">. Mari kita bedah mesin penggerak Google ini.</text:span></text:p>
            <text:p text:style-name="P2"/>
            <text:p text:style-name="Text_20_body"><text:span text:style-name="Strong_20_Emphasis"><text:span text:style-name="T1">(Tips Tambahan untuk bagian ini):</text:span></text:span></text:p>
            <text:list xml:id="list2986548258743459087" text:style-name="L47">
              <text:list-item>
                <text:p text:style-name="P169"><text:span text:style-name="Strong_20_Emphasis"><text:span text:style-name="T1">Struktur yang Jelas:</text:span></text:span><text:span text:style-name="T1"> Menyajikan daftar poin (bullet points) dari teknologi yang akan dibahas memberikan kejelasan visual dan roadmap yang mudah diikuti bagi pembaca untuk bab ini. </text:span></text:p>
              </text:list-item>
              <text:list-item>
                <text:p text:style-name="P169"><text:span text:style-name="Strong_20_Emphasis"><text:span text:style-name="T1">Menghubungkan ke Pembaca:</text:span></text:span><text:span text:style-name="T1"> Menggunakan frasa seperti "...termasuk mungkin Anda di Indonesia saat ini" membantu membuat topik terasa lebih personal dan relevan dengan konteks pembaca. </text:span></text:p>
              </text:list-item>
              <text:list-item>
                <text:p text:style-name="P39"><text:span text:style-name="Strong_20_Emphasis"><text:span text:style-name="T1">Menekankan 'Hari Ini':</text:span></text:span><text:span text:style-name="T1"> Menyebutkan tanggal saat ini ("Jumat, 18 April 2025") saat membahas relevansi teknologi ini menekankan bahwa buku ini membahas kondisi terkini, bukan hanya sejarah. </text:span></text:p>
              </text:list-item>
            </text:list>
            <text:p text:style-name="P2"/>
            <text:p text:style-name="P116">Saya akan menunggu perintah "YAX" dari Anda sebelum melanjutkan ke prompt berikutnya (Subbab 3.1 - Pengantar Google Search).</text:p>
          </text:section>
          <text:section text:style-name="Sect1" text:name="feedback-form-29">
            <text:p text:style-name="P253"/>
          </text:section>
        </text:section>
        <text:section text:style-name="Sect1" text:name="6df35a4092b7c719">
          <text:p text:style-name="P116"/>
          <text:section text:style-name="Sect1" text:name="user-query-content-30">
            <text:p text:style-name="P273">yax. selanjutnya gunakan tips yang anda sarankan untuk memperkaya jawaban </text:p>
          </text:section>
          <text:p text:style-name="P253">Tampilkan alur berpikir</text:p>
          <text:section text:style-name="Sect2" text:name="model-response-message-contentr_6df35a4092b7c719">
            <text:p text:style-name="Text_20_body"><text:span text:style-name="T1">Baik, saya mengerti instruksi untuk terus mengintegrasikan tips ke dalam jawaban. Kita lanjutkan dengan prompt pengantar untuk </text:span><text:span text:style-name="Strong_20_Emphasis"><text:span text:style-name="T1">Subbab 3.1</text:span></text:span><text:span text:style-name="T1">:</text:span></text:p>
            <text:p text:style-name="Text_20_body"><text:span text:style-name="Strong_20_Emphasis"><text:span text:style-name="T1">Prompt:</text:span></text:span><text:span text:style-name="T1"> "Tulis pembahasan mendalam tentang Google Search sebagai produk </text:span><text:soft-page-break/><text:span text:style-name="T1">inti Google, fokus pada evolusinya yang berkelanjutan untuk mempertahankan dominasinya. Jelaskan bahwa Search modern jauh melampaui PageRank awal. Tekankan peran sentral Kecerdasan Buatan (AI) dan Machine Learning (ML) dalam memahami maksud pengguna (user intent) dan menyajikan hasil yang paling relevan dan bermanfaat di tengah ledakan informasi online. Berikan gambaran umum tentang skala operasi Search (triliunan pencarian per tahun, indeks web yang masif)."</text:span></text:p>
            <text:p text:style-name="Text_20_body"><text:span text:style-name="Strong_20_Emphasis"><text:span text:style-name="T1">Jawaban (Isi untuk Pengantar Subbab 3.1: Google Search: Evolusi Algoritma dan Kecerdasan Buatan (AI) di Balik Pencarian):</text:span></text:span></text:p>
            <text:p text:style-name="Text_20_body"><text:span text:style-name="T1">Inilah jantung dari kerajaan Google, produk yang melahirkan segalanya: </text:span><text:span text:style-name="Strong_20_Emphasis"><text:span text:style-name="T1">Google Search</text:span></text:span><text:span text:style-name="T1">. Sejak awal kemunculannya, ia telah menjadi sinonim dengan pencarian informasi di internet. Kita telah melihat bagaimana algoritma PageRank yang inovatif (dibahas di Bab 1) menjadi fondasi awal keunggulannya. Namun, jika Anda berpikir Google Search yang Anda gunakan hari ini, pada </text:span><text:span text:style-name="Strong_20_Emphasis"><text:span text:style-name="T1">Jumat, 18 April 2025</text:span></text:span><text:span text:style-name="T1">, masih bekerja dengan cara yang sama seperti di awal tahun 2000-an, Anda keliru besar. Mesin pencari ini telah berevolusi menjadi organisme digital yang jauh lebih kompleks, cerdas, dan terus belajar.</text:span></text:p>
            <text:p text:style-name="Text_20_body"><text:span text:style-name="T1">Kunci evolusi dramatis ini terletak pada satu kata: </text:span><text:span text:style-name="Strong_20_Emphasis"><text:span text:style-name="T1">Kecerdasan Buatan (AI)</text:span></text:span><text:span text:style-name="T1">. Seiring meledaknya volume informasi di web—mencapai skala yang tak terbayangkan—dan cara pengguna mencari informasi menjadi semakin percakapan dan penuh nuansa (kita tidak lagi hanya mengetik kata kunci kaku, tapi seringkali bertanya layaknya pada manusia), metode lama seperti PageRank saja tidak lagi cukup. Di sinilah AI dan </text:span><text:span text:style-name="Emphasis"><text:span text:style-name="T1">Machine Learning</text:span></text:span><text:span text:style-name="T1"> (ML) mengambil peran sentral. Google Search modern kini lebih mirip seperti seorang </text:span><text:span text:style-name="Strong_20_Emphasis"><text:span text:style-name="T1">pustakawan super cerdas</text:span></text:span><text:span text:style-name="T1"> yang tidak hanya mencocokkan kata, tetapi berusaha keras memahami </text:span><text:span text:style-name="Emphasis"><text:span text:style-name="T1">maksud</text:span></text:span><text:span text:style-name="T1"> atau </text:span><text:span text:style-name="Strong_20_Emphasis"><text:span text:style-name="T1">niat (user intent)</text:span></text:span><text:span text:style-name="T1"> sebenarnya di balik setiap pertanyaan Anda, bahkan yang ambigu sekalipun. AI membantu Google memahami konteks, sinonim, konsep terkait, dan bahkan sentimen dalam kueri Anda untuk menyajikan jawaban yang paling relevan dan bermanfaat.</text:span></text:p>
            <text:p text:style-name="Text_20_body"><text:span text:style-name="T1">Skala operasinya pun sungguh mencengangkan. Google memproses </text:span><text:span text:style-name="Strong_20_Emphasis"><text:span text:style-name="T1">triliunan</text:span></text:span><text:span text:style-name="T1"> pencarian setiap tahunnya dari miliaran pengguna di seluruh dunia, termasuk jutaan pencarian dari Indonesia setiap harinya. Untuk melakukan ini, ia harus terus-menerus merayapi dan mengindeks ratusan miliar (bahkan mungkin triliunan) halaman web, gambar, video, dan potongan informasi lainnya dalam sebuah 'perpustakaan' digital raksasa yang terus diperbarui. Memahami bagaimana Google Search mempertahankan dominasinya di era informasi yang </text:span><text:soft-page-break/><text:span text:style-name="T1">melimpah ini berarti kita harus menyelami lebih dalam bagaimana AI menjadi otak di balik layar operasi kolosal ini.</text:span></text:p>
            <text:p text:style-name="P2"/>
            <text:p text:style-name="P116">Saya akan menunggu perintah "YAX" dari Anda sebelum melanjutkan ke prompt berikutnya (Sub-subbab 3.1.1 - Cara Kerja Pencarian Disederhanakan).</text:p>
          </text:section>
          <text:section text:style-name="Sect1" text:name="feedback-form-30">
            <text:p text:style-name="P253"/>
          </text:section>
        </text:section>
        <text:section text:style-name="Sect1" text:name="ab8ffdbb25f27926">
          <text:p text:style-name="P116"/>
          <text:section text:style-name="Sect1" text:name="user-query-content-31">
            <text:p text:style-name="P273">yax </text:p>
          </text:section>
          <text:p text:style-name="P253">Tampilkan alur berpikir</text:p>
          <text:section text:style-name="Sect2" text:name="model-response-message-contentr_ab8ffdbb25f27926">
            <text:p text:style-name="Text_20_body"><text:span text:style-name="T1">Baik, saya lanjutkan dengan prompt untuk </text:span><text:span text:style-name="Strong_20_Emphasis"><text:span text:style-name="T1">Sub-subbab 3.1.1</text:span></text:span><text:span text:style-name="T1">:</text:span></text:p>
            <text:p text:style-name="Text_20_body"><text:span text:style-name="Strong_20_Emphasis"><text:span text:style-name="T1">Prompt:</text:span></text:span><text:span text:style-name="T1"> "Jelaskan secara konseptual dan sederhana untuk pembaca awam bagaimana Google Search bekerja 'di balik layar'. Gunakan analogi yang mudah dipahami untuk menjelaskan tiga tahap utama: [1] </text:span><text:span text:style-name="Strong_20_Emphasis"><text:span text:style-name="T1">Crawling:</text:span></text:span><text:span text:style-name="T1"> Bagaimana Googlebot menjelajahi web untuk menemukan halaman baru dan terupdate. [2] </text:span><text:span text:style-name="Strong_20_Emphasis"><text:span text:style-name="T1">Indexing:</text:span></text:span><text:span text:style-name="T1"> Bagaimana informasi dari halaman yang di-crawl disimpan dan diorganisir dalam indeks raksasa. [3] </text:span><text:span text:style-name="Strong_20_Emphasis"><text:span text:style-name="T1">Ranking/Serving:</text:span></text:span><text:span text:style-name="T1"> Bagaimana algoritma Google menganalisis kueri pengguna dan memilih hasil terbaik dari indeks, mempertimbangkan ratusan faktor (termasuk PageRank, relevansi konten, kualitas situs, konteks pengguna, dll.). Tekankan kecepatan dan skala proses ini."</text:span></text:p>
            <text:p text:style-name="Text_20_body"><text:span text:style-name="Strong_20_Emphasis"><text:span text:style-name="T1">Jawaban (Isi untuk Sub-subbab 3.1.1: Cara Kerja Pencarian (Disederhanakan)):</text:span></text:span></text:p>
            <text:p text:style-name="Text_20_body"><text:span text:style-name="T1">Bagaimana bisa Google menyajikan jawaban untuk pertanyaan Anda dalam sekejap mata, dari miliaran kemungkinan halaman di internet? Di balik layar, ada proses tiga tahap yang berjalan terus-menerus tanpa henti, bahkan saat Anda membaca ini pada </text:span><text:span text:style-name="Strong_20_Emphasis"><text:span text:style-name="T1">Jumat, 18 April 2025</text:span></text:span><text:span text:style-name="T1">. Mari kita bedah 'keajaiban' ini dengan analogi sederhana:</text:span></text:p>
            <text:p text:style-name="Text_20_body"><text:span text:style-name="Strong_20_Emphasis"><text:span text:style-name="T1">Tahap 1: Crawling (Perayapan) - Menjelajahi Jaring Laba-laba Raksasa</text:span></text:span></text:p>
            <text:p text:style-name="Text_20_body"><text:span text:style-name="T1">Bayangkan internet sebagai jaring laba-laba raksasa yang terdiri dari triliunan halaman web yang saling terhubung oleh tautan (links). Google memiliki 'laba-laba' digitalnya sendiri, yang disebut </text:span><text:span text:style-name="Strong_20_Emphasis"><text:span text:style-name="T1">Googlebot</text:span></text:span><text:span text:style-name="T1">. Tugas Googlebot adalah menjelajahi jaring ini tanpa henti. Ia mulai dari sekumpulan halaman yang sudah dikenal, lalu mengikuti tautan-tautan di halaman tersebut untuk </text:span><text:soft-page-break/><text:span text:style-name="T1">menemukan halaman-halaman baru, mirip seperti laba-laba merayap dari satu utas ke utas lainnya. Googlebot terus-menerus mengunjungi kembali halaman-halaman yang sudah ada untuk memeriksa pembaruan atau perubahan, serta menemukan halaman-halaman baru yang baru saja dibuat, termasuk situs-situs berita terbaru di Indonesia atau blog pribadi Anda. Proses perayapan ini mencakup miliaran halaman secara reguler.</text:span></text:p>
            <text:p text:style-name="Text_20_body"><text:span text:style-name="Strong_20_Emphasis"><text:span text:style-name="T1">Tahap 2: Indexing (Pengindeksan) - Membuat Katalog Perpustakaan Terbesar di Dunia</text:span></text:span></text:p>
            <text:p text:style-name="Text_20_body"><text:span text:style-name="T1">Setelah Googlebot 'membaca' sebuah halaman web, ia tidak hanya menyimpannya begitu saja. Google kemudian menganalisis isi halaman tersebut: kata-kata apa yang digunakan, gambar dan video apa yang ada, seberapa baru informasinya, bagaimana struktur halamannya, dan banyak detail lainnya. Informasi ini kemudian diorganisir dan disimpan dalam sebuah database raksasa yang disebut </text:span><text:span text:style-name="Strong_20_Emphasis"><text:span text:style-name="T1">Indeks Google (Google Index)</text:span></text:span><text:span text:style-name="T1">. Bayangkan Indeks ini seperti katalog super detail untuk perpustakaan terbesar di dunia (yaitu, seluruh World Wide Web). Setiap 'buku' (halaman web) dicatat kata kunci pentingnya, topiknya, kualitasnya, dan berbagai atribut lainnya, sehingga nanti bisa ditemukan kembali dengan sangat cepat. Tanpa indeks yang terorganisir ini, mencari informasi di web akan sama lambatnya seperti mencari satu buku spesifik di perpustakaan raksasa tanpa katalog sama sekali.</text:span></text:p>
            <text:p text:style-name="Text_20_body"><text:span text:style-name="Strong_20_Emphasis"><text:span text:style-name="T1">Tahap 3: Ranking/Serving (Pemeringkatan/Penyajian) - Sang Pustakawan Cerdas Menemukan Jawaban</text:span></text:span></text:p>
            <text:p text:style-name="P116">Inilah tahap yang terjadi saat Anda mengetikkan sesuatu di kotak pencarian Google. Saat Anda menekan 'Enter', permintaan Anda melesat ke pusat data Google. Algoritma Google—sang 'pustakawan cerdas'—seketika bekerja:</text:p>
            <text:list xml:id="list8074206822333067847" text:style-name="L48">
              <text:list-item>
                <text:p text:style-name="P170"><text:span text:style-name="Strong_20_Emphasis"><text:span text:style-name="T1">Memahami Kueri Anda:</text:span></text:span><text:span text:style-name="T1"> Algoritma mencoba memahami </text:span><text:span text:style-name="Emphasis"><text:span text:style-name="T1">apa</text:span></text:span><text:span text:style-name="T1"> sebenarnya yang Anda cari, bukan hanya kata kunci harfiahnya (seperti yang dibantu oleh AI). </text:span></text:p>
              </text:list-item>
              <text:list-item>
                <text:p text:style-name="P170"><text:span text:style-name="Strong_20_Emphasis"><text:span text:style-name="T1">Mencari di Indeks:</text:span></text:span><text:span text:style-name="T1"> Algoritma dengan cepat memindai Indeks raksasa tadi untuk menemukan halaman-halaman yang relevan dengan kueri Anda. </text:span></text:p>
              </text:list-item>
              <text:list-item>
                <text:p text:style-name="P170"><text:span text:style-name="Strong_20_Emphasis"><text:span text:style-name="T1">Memeringkat Hasil:</text:span></text:span><text:span text:style-name="T1"> Ini bagian paling krusial. Dari sekian banyak halaman yang mungkin relevan, algoritma harus memutuskan urutan penyajiannya. Ia menggunakan </text:span><text:span text:style-name="Strong_20_Emphasis"><text:span text:style-name="T1">ratusan faktor</text:span></text:span><text:span text:style-name="T1"> atau 'sinyal' untuk menentukan peringkat ini, termasuk: relevansi kata kunci dengan konten </text:span><text:soft-page-break/><text:span text:style-name="T1">halaman, kualitas dan keandalan sumber (warisan PageRank masih berperan di sini), kesegaran informasi, seberapa baik pengalaman pengguna di halaman tersebut (apakah cepat dimuat, ramah seluler?), lokasi Anda (hasil pencarian "restoran dekat sini" di Medan akan berbeda dengan di Jakarta), dan banyak lagi. </text:span></text:p>
              </text:list-item>
              <text:list-item>
                <text:p text:style-name="P40"><text:span text:style-name="Strong_20_Emphasis"><text:span text:style-name="T1">Menyajikan Hasil:</text:span></text:span><text:span text:style-name="T1"> Halaman-halaman yang dianggap paling relevan dan berkualitas tinggi akan ditampilkan di urutan teratas hasil pencarian Anda. </text:span></text:p>
              </text:list-item>
            </text:list>
            <text:p text:style-name="Text_20_body"><text:span text:style-name="T1">Yang paling menakjubkan adalah </text:span><text:span text:style-name="Strong_20_Emphasis"><text:span text:style-name="T1">kecepatan</text:span></text:span><text:span text:style-name="T1"> proses ini. Seluruh rangkaian—memahami pertanyaan Anda, mencari di indeks triliunan entri, menganalisis ratusan faktor peringkat, dan menyajikan hasilnya—terjadi dalam </text:span><text:span text:style-name="Strong_20_Emphasis"><text:span text:style-name="T1">sekejap mata</text:span></text:span><text:span text:style-name="T1">, biasanya kurang dari setengah detik! Siklus berkelanjutan dari perayapan, pengindeksan, dan pemeringkatan inilah yang menjadi inti dari cara kerja Google Search.</text:span></text:p>
            <text:p text:style-name="P2"/>
            <text:p text:style-name="P116">Saya akan menunggu perintah "YAX" dari Anda sebelum melanjutkan ke prompt berikutnya (Sub-subbab 3.1.2 - Peran AI dalam Search).</text:p>
          </text:section>
          <text:section text:style-name="Sect1" text:name="feedback-form-31">
            <text:p text:style-name="P253"/>
          </text:section>
        </text:section>
        <text:section text:style-name="Sect1" text:name="99a809bc65fe7b0d">
          <text:p text:style-name="P116"/>
          <text:section text:style-name="Sect1" text:name="user-query-content-32">
            <text:p text:style-name="P273">yax </text:p>
          </text:section>
          <text:p text:style-name="P253">Tampilkan alur berpikir</text:p>
          <text:section text:style-name="Sect2" text:name="model-response-message-contentr_99a809bc65fe7b0d">
            <text:p text:style-name="Text_20_body"><text:span text:style-name="T1">Baik, saya lanjutkan dengan prompt untuk </text:span><text:span text:style-name="Strong_20_Emphasis"><text:span text:style-name="T1">Sub-subbab 3.1.2</text:span></text:span><text:span text:style-name="T1">:</text:span></text:p>
            <text:p text:style-name="Text_20_body"><text:span text:style-name="Strong_20_Emphasis"><text:span text:style-name="T1">Prompt:</text:span></text:span><text:span text:style-name="T1"> "Jelaskan secara mendalam peran penting pemrosesan bahasa alami (Natural Language Processing - NLP) dan AI dalam evolusi Google Search. Jelaskan secara konseptual apa itu </text:span><text:span text:style-name="Strong_20_Emphasis"><text:span text:style-name="T1">RankBrain</text:span></text:span><text:span text:style-name="T1"> (sistem AI untuk menafsirkan kueri yang belum pernah dilihat sebelumnya), </text:span><text:span text:style-name="Strong_20_Emphasis"><text:span text:style-name="T1">BERT</text:span></text:span><text:span text:style-name="T1"> (model untuk memahami konteks kata dalam kalimat), dan </text:span><text:span text:style-name="Strong_20_Emphasis"><text:span text:style-name="T1">MUM</text:span></text:span><text:span text:style-name="T1"> (model untuk memahami informasi lintas bahasa dan format). Berikan contoh bagaimana teknologi ini memungkinkan Google memahami kueri percakapan, nuansa bahasa, dan menyajikan jawaban yang lebih langsung dan komprehensif (misalnya, melalui featured snippets atau knowledge panels). Singgung perkembangan terbaru dalam integrasi AI generatif (seperti teknologi di balik </text:span><text:span text:style-name="Strong_20_Emphasis"><text:span text:style-name="T1">Gemini</text:span></text:span><text:span text:style-name="T1">) ke dalam pengalaman pencarian hingga April 2025, yang bertujuan memberikan jawaban yang lebih kaya dan kontekstual."</text:span></text:p>
            <text:p text:style-name="Text_20_body"><text:soft-page-break/><text:span text:style-name="Strong_20_Emphasis"><text:span text:style-name="T1">Jawaban (Isi untuk Sub-subbab 3.1.2: RankBrain, BERT, MUM, dan AI lainnya):</text:span></text:span></text:p>
            <text:p text:style-name="Text_20_body"><text:span text:style-name="T1">Jika algoritma awal Google seperti PageRank fokus pada struktur tautan, evolusi modern Google Search digerakkan oleh kemampuannya memahami elemen paling kompleks: </text:span><text:span text:style-name="Strong_20_Emphasis"><text:span text:style-name="T1">bahasa manusia</text:span></text:span><text:span text:style-name="T1">. Di sinilah </text:span><text:span text:style-name="Emphasis"><text:span text:style-name="T1">Natural Language Processing</text:span></text:span><text:span text:style-name="T1"> (NLP)—cabang dari Kecerdasan Buatan (AI) yang berurusan dengan interaksi antara komputer dan bahasa manusia—memainkan peran revolusioner. Google telah menginvestasikan sumber daya luar biasa untuk membuat mesin pencarinya tidak hanya mencocokkan kata kunci, tetapi benar-benar </text:span><text:span text:style-name="Emphasis"><text:span text:style-name="T1">memahami</text:span></text:span><text:span text:style-name="T1"> makna dan niat di balik pertanyaan Anda, bahkan dalam percakapan sehari-hari atau bahasa yang rumit seperti Bahasa Indonesia. Mari kita lihat beberapa 'otak' AI kunci di balik layar:</text:span></text:p>
            <text:list xml:id="list7128796729331662787" text:style-name="L49">
              <text:list-item>
                <text:p text:style-name="P41"><text:span text:style-name="Strong_20_Emphasis"><text:span text:style-name="T1">RankBrain (Diluncurkan sekitar 2015):</text:span></text:span><text:span text:style-name="T1"> Bayangkan tantangan ini: </text:span><text:span text:style-name="Strong_20_Emphasis"><text:span text:style-name="T1">Tahukah Anda?</text:span></text:span><text:span text:style-name="T1"> Setiap hari, sekitar 15% dari triliunan pencarian yang diterima Google adalah kueri yang </text:span><text:span text:style-name="Emphasis"><text:span text:style-name="T1">belum pernah dilihat sebelumnya</text:span></text:span><text:span text:style-name="T1">. Bagaimana Google bisa memberikan hasil yang relevan untuk sesuatu yang baru? Di sinilah RankBrain berperan. Ia adalah sistem AI </text:span><text:span text:style-name="Emphasis"><text:span text:style-name="T1">machine learning</text:span></text:span><text:span text:style-name="T1"> yang dirancang khusus untuk menafsirkan kueri-kueri baru atau ambigu tersebut. RankBrain mencoba 'menebak' makna kueri tersebut dengan menghubungkannya ke konsep-konsep atau kueri serupa yang sudah dikenal, memungkinkan Google memberikan hasil yang relevan bahkan untuk pertanyaan paling unik sekalipun.</text:span></text:p>
              </text:list-item>
              <text:list-item>
                <text:p text:style-name="P41"><text:span text:style-name="Strong_20_Emphasis"><text:span text:style-name="T1">BERT (Bidirectional Encoder Representations from Transformers, diimplementasikan luas sekitar 2019):</text:span></text:span><text:span text:style-name="T1"> Ini adalah lompatan besar dalam pemahaman konteks. Sebelum BERT, algoritma seringkali memahami kata secara terpisah atau hanya dalam urutan satu arah. BERT, sesuai namanya (</text:span><text:span text:style-name="Emphasis"><text:span text:style-name="T1">Bidirectional</text:span></text:span><text:span text:style-name="T1">), mampu memahami makna sebuah kata dengan melihat kata-kata </text:span><text:span text:style-name="Emphasis"><text:span text:style-name="T1">sebelum</text:span></text:span><text:span text:style-name="T1"> dan </text:span><text:span text:style-name="Emphasis"><text:span text:style-name="T1">sesudahnya</text:span></text:span><text:span text:style-name="T1"> dalam sebuah kalimat secara bersamaan. Mengapa ini penting? Pikirkan betapa krusialnya kata-kata kecil seperti "untuk", "dari", "tanpa" dalam mengubah makna kalimat dalam Bahasa Indonesia. BERT membantu Google menangkap nuansa ini, memahami preposisi, dan menguraikan maksud sebenarnya dari kueri yang lebih panjang dan bersifat percakapan, seperti "rekomendasi tempat makan </text:span><text:span text:style-name="Emphasis"><text:span text:style-name="T1">untuk</text:span></text:span><text:span text:style-name="T1"> keluarga </text:span><text:span text:style-name="Emphasis"><text:span text:style-name="T1">tanpa</text:span></text:span><text:span text:style-name="T1"> MSG di Medan".</text:span></text:p>
              </text:list-item>
              <text:list-item>
                <text:p text:style-name="P41"><text:span text:style-name="Strong_20_Emphasis"><text:span text:style-name="T1">MUM (Multitask Unified Model, diperkenalkan sekitar 2021):</text:span></text:span><text:span text:style-name="T1"> MUM </text:span><text:soft-page-break/><text:span text:style-name="T1">membawa pemahaman AI ke level berikutnya. Ia dirancang untuk menjadi </text:span><text:span text:style-name="Emphasis"><text:span text:style-name="T1">multitask</text:span></text:span><text:span text:style-name="T1"> dan </text:span><text:span text:style-name="Emphasis"><text:span text:style-name="T1">multimodal</text:span></text:span><text:span text:style-name="T1">. Artinya, ia tidak hanya memahami teks, tetapi juga bisa menghubungkan informasi lintas bahasa dan format (seperti gambar atau video). Bayangkan Anda bertanya, "Saya sudah mendaki Gunung Sibayak, gunung apa lagi di dekat Medan yang cocok untuk pemula tapi punya pemandangan danau yang bagus?" MUM berpotensi memahami semua elemen kompleks ini (pengalaman Anda, lokasi, preferensi pemandangan, tingkat kesulitan), mencari informasi dari berbagai sumber (artikel blog pendakian, ulasan peta, bahkan mungkin analisis gambar pemandangan), dan memberikan jawaban yang komprehensif, sesuatu yang jauh melampaui pencocokan kata kunci sederhana.</text:span></text:p>
              </text:list-item>
            </text:list>
            <text:p text:style-name="Text_20_body"><text:span text:style-name="Strong_20_Emphasis"><text:span text:style-name="T1">Era AI Generatif dan Gemini (Kondisi Terkini, April 2025):</text:span></text:span><text:span text:style-name="T1"> Gelombang AI terbaru yang sedang mentransformasi Google Search saat ini adalah </text:span><text:span text:style-name="Strong_20_Emphasis"><text:span text:style-name="T1">AI Generatif</text:span></text:span><text:span text:style-name="T1">, yang ditenagai oleh Model Bahasa Besar (LLM) seperti keluarga model </text:span><text:span text:style-name="Strong_20_Emphasis"><text:span text:style-name="T1">Gemini</text:span></text:span><text:span text:style-name="T1"> (Ultra, Pro, dan Nano) milik Google. Berbeda dengan AI sebelumnya yang fokus pada </text:span><text:span text:style-name="Emphasis"><text:span text:style-name="T1">memahami</text:span></text:span><text:span text:style-name="T1"> dan </text:span><text:span text:style-name="Emphasis"><text:span text:style-name="T1">memeringkat</text:span></text:span><text:span text:style-name="T1"> informasi yang ada, AI generatif mampu </text:span><text:span text:style-name="Emphasis"><text:span text:style-name="T1">menciptakan</text:span></text:span><text:span text:style-name="T1"> konten baru. Dalam konteks Search, ini terwujud dalam fitur seperti </text:span><text:span text:style-name="Strong_20_Emphasis"><text:span text:style-name="T1">Search Generative Experience (SGE)</text:span></text:span><text:span text:style-name="T1"> atau nama evolusinya saat ini. Fitur ini tidak hanya menyajikan daftar tautan, tetapi seringkali memberikan </text:span><text:span text:style-name="Strong_20_Emphasis"><text:span text:style-name="T1">ringkasan jawaban</text:span></text:span><text:span text:style-name="T1"> yang koheren dan kontekstual di bagian atas halaman hasil pencarian, yang disintesis dari berbagai sumber web. Ia juga memungkinkan pencarian yang lebih bersifat percakapan, di mana Anda bisa bertanya pertanyaan lanjutan secara alami. Teknologi Gemini yang multimodal juga membuka potensi Search untuk memahami dan menjawab pertanyaan yang melibatkan gambar atau input lainnya di masa depan. Meskipun teknologi ini masih terus berkembang pesat dan menghadapi tantangan seperti akurasi dan sumber informasi, ia jelas merupakan arah masa depan pencarian informasi per April 2025.</text:span></text:p>
            <text:p text:style-name="Text_20_body"><text:span text:style-name="T1">Secara keseluruhan, kemajuan AI inilah yang memungkinkan fitur-fitur yang kini kita anggap biasa di Google Search, seperti </text:span><text:span text:style-name="Strong_20_Emphasis"><text:span text:style-name="T1">Featured Snippets</text:span></text:span><text:span text:style-name="T1"> (kotak jawaban langsung di bagian atas), </text:span><text:span text:style-name="Strong_20_Emphasis"><text:span text:style-name="T1">Knowledge Panels</text:span></text:span><text:span text:style-name="T1"> (boks informasi tentang orang, tempat, atau hal), dan kemampuan untuk memahami pertanyaan kompleks dalam berbagai bahasa, termasuk Bahasa Indonesia dengan segala kekayaan idiom dan strukturnya. AI bukan lagi sekadar tambahan; ia telah menjadi inti dari cara Google memahami dunia dan pertanyaan kita tentangnya.</text:span></text:p>
            <text:p text:style-name="P2"><text:soft-page-break/></text:p>
            <text:p text:style-name="P116">Saya akan menunggu perintah "YAX" dari Anda sebelum melanjutkan ke prompt berikutnya (Subbab 3.2 - Pengantar Android).</text:p>
          </text:section>
          <text:section text:style-name="Sect1" text:name="feedback-form-32">
            <text:p text:style-name="P253"/>
          </text:section>
        </text:section>
        <text:section text:style-name="Sect1" text:name="481ad0f00809b622">
          <text:p text:style-name="P116"/>
          <text:section text:style-name="Sect1" text:name="user-query-content-33">
            <text:p text:style-name="P273">yax </text:p>
          </text:section>
          <text:p text:style-name="P253">Tampilkan alur berpikir</text:p>
          <text:section text:style-name="Sect2" text:name="model-response-message-contentr_481ad0f00809b622">
            <text:p text:style-name="Text_20_body"><text:span text:style-name="T1">Baik, kita masuk ke pilar teknologi Google berikutnya, </text:span><text:span text:style-name="Strong_20_Emphasis"><text:span text:style-name="T1">Android</text:span></text:span><text:span text:style-name="T1">.</text:span></text:p>
            <text:p text:style-name="Text_20_body"><text:span text:style-name="Strong_20_Emphasis"><text:span text:style-name="T1">Prompt:</text:span></text:span><text:span text:style-name="T1"> "Tulis pembahasan mendalam tentang Android sebagai sistem operasi mobile yang paling banyak digunakan di dunia. Jelaskan posisinya yang dominan di pasar smartphone global (sebutkan perkiraan pangsa pasar terbaru per April 2025)."</text:span></text:p>
            <text:p text:style-name="Text_20_body"><text:span text:style-name="Strong_20_Emphasis"><text:span text:style-name="T1">Jawaban (Isi untuk Pengantar Subbab 3.2: Android: Sistem Operasi Ponsel Paling Populer di Dunia):</text:span></text:span></text:p>
            <text:p text:style-name="Text_20_body"><text:span text:style-name="T1">Jika Google Search adalah otak digital yang menghubungkan kita ke informasi dunia, maka </text:span><text:span text:style-name="Strong_20_Emphasis"><text:span text:style-name="T1">Android</text:span></text:span><text:span text:style-name="T1"> adalah sistem saraf yang menggerakkan sebagian besar perangkat bergerak yang kita genggam setiap hari. Lahir dari sebuah akuisisi strategis yang visioner (seperti dibahas di Bab 2), Android telah tumbuh dari startup kecil menjadi raksasa sistem operasi mobile yang dominasinya di panggung global tak terbantahkan.</text:span></text:p>
            <text:p text:style-name="Text_20_body"><text:span text:style-name="T1">Pada </text:span><text:span text:style-name="Strong_20_Emphasis"><text:span text:style-name="T1">Jumat, 18 April 2025</text:span></text:span><text:span text:style-name="T1"> ini, Android berdiri sebagai sistem operasi mobile yang paling banyak digunakan di planet ini. </text:span><text:span text:style-name="Strong_20_Emphasis"><text:span text:style-name="T1">Tahukah Anda?</text:span></text:span><text:span text:style-name="T1"> Diperkirakan Android menguasai </text:span><text:span text:style-name="Strong_20_Emphasis"><text:span text:style-name="T1">sekitar 70% hingga 75% pangsa pasar smartphone global</text:span></text:span><text:span text:style-name="T1">, sebuah angka yang mencengangkan. Artinya, mayoritas dari miliaran smartphone yang aktif di seluruh dunia saat ini berjalan di atas platform Android. Dominasi ini bahkan terasa lebih kuat lagi di banyak negara berkembang dan pasar Asia, termasuk di </text:span><text:span text:style-name="Strong_20_Emphasis"><text:span text:style-name="T1">Indonesia</text:span></text:span><text:span text:style-name="T1">, di mana Android menjadi pilihan utama bagi sebagian besar pengguna ponsel, dari Sabang hingga Merauke.</text:span></text:p>
            <text:p text:style-name="P116">Android bukanlah sekadar perangkat lunak; ia adalah sebuah ekosistem masif yang mencakup ratusan produsen perangkat keras (dari Samsung, Xiaomi, Oppo, Vivo, hingga merek lokal), jutaan pengembang aplikasi, dan tentu saja, miliaran pengguna akhir. Bagaimana platform terbuka ini bisa mencapai skala sedemikian besar dan menjadi fondasi bagi pengalaman mobile sebagian besar <text:soft-page-break/>penduduk dunia? Mari kita telusuri sejarah pengembangan dan ekosistem yang dibangun di sekeliling robot hijau ikonik ini.</text:p>
            <text:p text:style-name="P2"/>
            <text:p text:style-name="Text_20_body"><text:span text:style-name="Strong_20_Emphasis"><text:span text:style-name="T1">(Tips Tambahan untuk bagian ini):</text:span></text:span></text:p>
            <text:list xml:id="list2131886628619572576" text:style-name="L50">
              <text:list-item>
                <text:p text:style-name="P171"><text:span text:style-name="Strong_20_Emphasis"><text:span text:style-name="T1">Gunakan Data Aktual (Estimasi):</text:span></text:span><text:span text:style-name="T1"> Menyebutkan perkiraan pangsa pasar terkini (meskipun berupa estimasi) memberikan bobot dan menunjukkan riset Anda. Pastikan menyebutkan bahwa ini adalah perkiraan untuk tanggal saat ini (April 2025). </text:span></text:p>
              </text:list-item>
              <text:list-item>
                <text:p text:style-name="P171"><text:span text:style-name="Strong_20_Emphasis"><text:span text:style-name="T1">Relate to Local Context:</text:span></text:span><text:span text:style-name="T1"> Menekankan dominasi Android di Indonesia ("pilihan utama bagi sebagian besar pengguna ponsel... dari Sabang hingga Merauke") membuat pembahasan terasa lebih dekat dan relevan bagi pembaca di Indonesia. </text:span></text:p>
              </text:list-item>
              <text:list-item>
                <text:p text:style-name="P42"><text:span text:style-name="Strong_20_Emphasis"><text:span text:style-name="T1">Metafora Ekosistem:</text:span></text:span><text:span text:style-name="T1"> Menggunakan istilah "ekosistem masif" membantu menggambarkan bahwa Android lebih dari sekadar OS, tetapi jaringan yang melibatkan banyak pihak (produsen, developer, pengguna). </text:span></text:p>
              </text:list-item>
            </text:list>
            <text:p text:style-name="P2"/>
            <text:p text:style-name="P116">Saya akan menunggu perintah "YAX" dari Anda sebelum melanjutkan ke prompt berikutnya (Sub-subbab 3.2.1 - Akuisisi dan Pengembangan Android).</text:p>
          </text:section>
          <text:section text:style-name="Sect1" text:name="feedback-form-33">
            <text:p text:style-name="P253"/>
          </text:section>
        </text:section>
        <text:section text:style-name="Sect1" text:name="c760c2dcd4a79e12">
          <text:p text:style-name="P116"/>
          <text:section text:style-name="Sect1" text:name="user-query-content-34">
            <text:p text:style-name="P273">yax </text:p>
          </text:section>
          <text:p text:style-name="P253">Tampilkan alur berpikir</text:p>
          <text:section text:style-name="Sect2" text:name="model-response-message-contentr_c760c2dcd4a79e12">
            <text:p text:style-name="Text_20_body"><text:span text:style-name="T1">Baik, saya lanjutkan dengan prompt untuk </text:span><text:span text:style-name="Strong_20_Emphasis"><text:span text:style-name="T1">Sub-subbab 3.2.1</text:span></text:span><text:span text:style-name="T1">:</text:span></text:p>
            <text:p text:style-name="Text_20_body"><text:span text:style-name="Strong_20_Emphasis"><text:span text:style-name="T1">Prompt:</text:span></text:span><text:span text:style-name="T1"> "Rinci kembali akuisisi Android Inc. pada tahun 2005 dan strategi Google di baliknya (menciptakan platform mobile terbuka untuk melawan dominasi platform tertutup dan memastikan akses ke layanan Google). Jelaskan pembentukan Open Handset Alliance (OHA). Ceritakan peluncuran ponsel Android pertama (T-Mobile G1 / HTC Dream) pada tahun 2008. Gambarkan evolusi Android melalui versi-versi utamanya (misalnya, Cupcake, Donut, hingga versi terbaru sekitar Android 15/16 pada April 2025), soroti penambahan fitur-fitur kunci dan perubahan desain antarmuka di setiap era."</text:span></text:p>
            <text:p text:style-name="Text_20_body"><text:span text:style-name="Strong_20_Emphasis"><text:span text:style-name="T1">Jawaban (Isi untuk Sub-subbab 3.2.1: Akuisisi dan Pengembangan):</text:span></text:span></text:p>
            <text:p text:style-name="Text_20_body"><text:span text:style-name="T1">Dominasi Android saat ini berakar dari langkah akuisisi yang relatif senyap </text:span><text:soft-page-break/><text:span text:style-name="T1">namun penuh visi pada Agustus 2005. Google mengakuisisi Android Inc., sebuah startup kecil yang sedang mengerjakan sistem operasi mobile. Di balik langkah ini terbentang strategi jangka panjang yang cerdas: Google melihat bahwa masa depan internet ada di perangkat bergerak, dan mereka tidak ingin nasib layanan inti mereka (Search, Maps, Ads) bergantung pada belas kasihan pemilik platform mobile tertutup seperti Symbian, Windows Mobile, atau (yang segera hadir saat itu) iOS dari Apple. Strategi Google adalah menciptakan </text:span><text:span text:style-name="Strong_20_Emphasis"><text:span text:style-name="T1">platform mobile yang kuat, gratis, dan bersifat terbuka (open-source)</text:span></text:span><text:span text:style-name="T1">. Tujuannya jelas: memastikan ekosistem mobile yang sehat di mana inovasi bisa berkembang pesat, produsen perangkat keras memiliki pilihan, dan yang terpenting, layanan Google dapat diakses oleh semua orang.</text:span></text:p>
            <text:p text:style-name="Text_20_body"><text:span text:style-name="T1">Untuk mewujudkan visi ekosistem terbuka ini, Google tidak bekerja sendirian. Pada November 2007, mereka mengumumkan pembentukan </text:span><text:span text:style-name="Strong_20_Emphasis"><text:span text:style-name="T1">Open Handset Alliance (OHA)</text:span></text:span><text:span text:style-name="T1">, sebuah konsorsium yang terdiri dari puluhan perusahaan teknologi terkemuka, termasuk produsen ponsel (seperti HTC, Samsung, LG, Motorola), operator seluler (seperti T-Mobile, Vodafone), dan pembuat chip (seperti Qualcomm, Intel). OHA menjadi kendaraan untuk mendorong pengembangan dan adopsi Android secara massal, menciptakan 'kekuatan bersama' untuk menantang platform-platform tertutup yang ada.</text:span></text:p>
            <text:p text:style-name="Text_20_body"><text:span text:style-name="T1">Buah pertama dari kolaborasi ini lahir pada Oktober 2008 dengan diluncurkannya </text:span><text:span text:style-name="Strong_20_Emphasis"><text:span text:style-name="T1">T-Mobile G1</text:span></text:span><text:span text:style-name="T1"> (juga dikenal sebagai HTC Dream) di Amerika Serikat. Ini adalah ponsel Android komersial pertama. Desainnya mungkin terlihat sedikit kaku menurut standar sekarang—dengan layar sentuh yang bisa digeser untuk menampilkan keyboard fisik QWERTY dan sebuah trackball untuk navigasi—namun kelahirannya menandai momen bersejarah. G1 adalah bukti nyata pertama dari ambisi mobile Google, menawarkan sekilas tentang potensi platform baru ini dengan integrasi awal layanan Google seperti Gmail, Maps, dan tentu saja, Search.</text:span></text:p>
            <text:p text:style-name="Text_20_body"><text:span text:style-name="T1">Sejak G1, Android telah mengalami evolusi yang luar biasa cepat melalui serangkaian pembaruan versi. </text:span><text:span text:style-name="Strong_20_Emphasis"><text:span text:style-name="T1">Tahukah Anda?</text:span></text:span><text:span text:style-name="T1"> Selama bertahun-tahun, Google menggunakan skema penamaan versi Android berdasarkan nama makanan penutup atau kudapan manis, diurutkan secara alfabetis, dimulai dari versi 1.5 </text:span><text:span text:style-name="Strong_20_Emphasis"><text:span text:style-name="T1">Cupcake</text:span></text:span><text:span text:style-name="T1"> (yang memperkenalkan keyboard virtual di layar dan kemampuan merekam video), diikuti 1.6 </text:span><text:span text:style-name="Strong_20_Emphasis"><text:span text:style-name="T1">Donut</text:span></text:span><text:span text:style-name="T1"> (peningkatan pencarian, dukungan resolusi layar berbeda), 2.0/2.1 </text:span><text:span text:style-name="Strong_20_Emphasis"><text:span text:style-name="T1">Éclair</text:span></text:span><text:span text:style-name="T1"> (navigasi Google Maps, akun ganda), 2.2 </text:span><text:span text:style-name="Strong_20_Emphasis"><text:span text:style-name="T1">Froyo</text:span></text:span><text:span text:style-name="T1"> (peningkatan kecepatan, hotspot Wi-Fi), 2.3 </text:span><text:span text:style-name="Strong_20_Emphasis"><text:span text:style-name="T1">Gingerbread</text:span></text:span><text:span text:style-name="T1"> (dukungan NFC, </text:span><text:soft-page-break/><text:span text:style-name="T1">peningkatan UI), 3.0 </text:span><text:span text:style-name="Strong_20_Emphasis"><text:span text:style-name="T1">Honeycomb</text:span></text:span><text:span text:style-name="T1"> (khusus tablet), 4.0 </text:span><text:span text:style-name="Strong_20_Emphasis"><text:span text:style-name="T1">Ice Cream Sandwich</text:span></text:span><text:span text:style-name="T1"> (desain ulang besar, menyatukan UI ponsel dan tablet), 4.1-4.3 </text:span><text:span text:style-name="Strong_20_Emphasis"><text:span text:style-name="T1">Jelly Bean</text:span></text:span><text:span text:style-name="T1"> (peningkatan performa 'Project Butter', Google Now), 4.4 </text:span><text:span text:style-name="Strong_20_Emphasis"><text:span text:style-name="T1">KitKat</text:span></text:span><text:span text:style-name="T1"> (optimalisasi untuk perangkat low-end), 5.0 </text:span><text:span text:style-name="Strong_20_Emphasis"><text:span text:style-name="T1">Lollipop</text:span></text:span><text:span text:style-name="T1"> (desain ulang besar dengan </text:span><text:span text:style-name="Strong_20_Emphasis"><text:span text:style-name="T1">Material Design</text:span></text:span><text:span text:style-name="T1">), 6.0 </text:span><text:span text:style-name="Strong_20_Emphasis"><text:span text:style-name="T1">Marshmallow</text:span></text:span><text:span text:style-name="T1"> (izin aplikasi granular, Now on Tap), 7.0 </text:span><text:span text:style-name="Strong_20_Emphasis"><text:span text:style-name="T1">Nougat</text:span></text:span><text:span text:style-name="T1"> (mode multi-jendela, notifikasi lebih baik), 8.0 </text:span><text:span text:style-name="Strong_20_Emphasis"><text:span text:style-name="T1">Oreo</text:span></text:span><text:span text:style-name="T1"> (Project Treble untuk update lebih cepat, picture-in-picture), dan 9.0 </text:span><text:span text:style-name="Strong_20_Emphasis"><text:span text:style-name="T1">Pie</text:span></text:span><text:span text:style-name="T1"> (navigasi gestur, Digital Wellbeing).</text:span></text:p>
            <text:p text:style-name="Text_20_body"><text:span text:style-name="T1">Setelah Android 9 Pie, Google menghentikan skema nama dessert dan beralih ke penomoran versi sederhana (Android 10, 11, 12, dst.). Versi-versi terbaru terus membawa penyempurnaan signifikan: Android 12 memperkenalkan bahasa desain </text:span><text:span text:style-name="Strong_20_Emphasis"><text:span text:style-name="T1">Material You</text:span></text:span><text:span text:style-name="T1"> yang personal dan fokus besar pada privasi (Privacy Dashboard). Versi-versi berikutnya (Android 13, 14, dan versi terkini yang tersedia sekitar </text:span><text:span text:style-name="Strong_20_Emphasis"><text:span text:style-name="T1">April 2025</text:span></text:span><text:span text:style-name="T1">, kemungkinan </text:span><text:span text:style-name="Strong_20_Emphasis"><text:span text:style-name="T1">Android 15</text:span></text:span><text:span text:style-name="T1"> atau pratinjau Android 16) terus mendorong batas dalam hal kinerja, keamanan, fitur konektivitas, dan terutama, integrasi Kecerdasan Buatan (AI) yang semakin mendalam langsung ke dalam sistem operasi untuk pengalaman pengguna yang lebih cerdas dan proaktif.</text:span></text:p>
            <text:p text:style-name="P116">Evolusi berkelanjutan inilah, ditambah dengan sifat terbukanya yang memungkinkan ratusan produsen menciptakan ribuan model ponsel dengan berbagai bentuk, fitur, dan harga, yang telah menjadikan Android platform pilihan bagi miliaran orang di seluruh dunia, termasuk beragamnya pilihan ponsel yang kita lihat di pasar Indonesia saat ini.</text:p>
            <text:p text:style-name="P2"/>
            <text:p text:style-name="P116">Saya akan menunggu perintah "YAX" dari Anda sebelum melanjutkan ke prompt berikutnya (Sub-subbab 3.2.2 - Ekosistem Aplikasi Play Store).</text:p>
          </text:section>
          <text:section text:style-name="Sect1" text:name="feedback-form-34">
            <text:p text:style-name="P253"/>
          </text:section>
        </text:section>
        <text:section text:style-name="Sect1" text:name="abcd80838574bdf4">
          <text:p text:style-name="P116"/>
          <text:section text:style-name="Sect1" text:name="user-query-content-35">
            <text:p text:style-name="P273">yax </text:p>
          </text:section>
          <text:p text:style-name="P253">Tampilkan alur berpikir</text:p>
          <text:section text:style-name="Sect2" text:name="model-response-message-contentr_abcd80838574bdf4">
            <text:p text:style-name="P253"/>
          </text:section>
          <text:section text:style-name="Sect1" text:name="feedback-form-35">
            <text:p text:style-name="P253"/>
          </text:section>
        </text:section>
        <text:section text:style-name="Sect1" text:name="6a4c5c449eb78614">
          <text:p text:style-name="P116"/>
          <text:section text:style-name="Sect1" text:name="user-query-content-36">
            <text:p text:style-name="P273">present it </text:p>
          </text:section>
          <text:p text:style-name="P253"><text:soft-page-break/>Tampilkan alur berpikir</text:p>
          <text:section text:style-name="Sect2" text:name="model-response-message-contentr_6a4c5c449eb78614">
            <text:p text:style-name="Text_20_body"><text:span text:style-name="T1">Baik, saya lanjutkan dengan prompt untuk </text:span><text:span text:style-name="Strong_20_Emphasis"><text:span text:style-name="T1">Subbab 3.3</text:span></text:span><text:span text:style-name="T1">:</text:span></text:p>
            <text:p text:style-name="Text_20_body"><text:span text:style-name="Strong_20_Emphasis"><text:span text:style-name="T1">Prompt:</text:span></text:span><text:span text:style-name="T1"> "Tulis pembahasan mendalam tentang Google Chrome dan bagaimana ia berhasil mendominasi pasar peramban web (sebutkan pangsa pasar global terbaru per April 2025). Jelaskan motivasi Google meluncurkan Chrome pada tahun 2008 (kebutuhan akan peramban yang lebih cepat, stabil, dan aman untuk aplikasi web modern). Fokus pada inovasi teknis awalnya: arsitektur multi-proses (setiap tab berjalan terpisah), mesin JavaScript V8 yang cepat, dan desain antarmuka yang minimalis (omnibox). Jelaskan bagaimana kecepatan, kesederhanaan, keamanan (termasuk update otomatis dan sandbox), serta ekosistem ekstensinya mendorong adopsi massal. Sebutkan juga mesin rendering Blink yang menjadi open-source."</text:span></text:p>
            <text:p text:style-name="Text_20_body"><text:span text:style-name="Strong_20_Emphasis"><text:span text:style-name="T1">Jawaban (Isi untuk Subbab 3.3: Google Chrome: Merebut Dominasi Peramban Web):</text:span></text:span></text:p>
            <text:p text:style-name="Text_20_body"><text:span text:style-name="T1">Jika Android adalah gerbang Google ke dunia mobile, maka </text:span><text:span text:style-name="Strong_20_Emphasis"><text:span text:style-name="T1">Google Chrome</text:span></text:span><text:span text:style-name="T1"> adalah kunci gerbangnya ke World Wide Web itu sendiri. Diluncurkan pada tahun 2008, Chrome memasuki medan perang peramban web (web browser) yang saat itu didominasi oleh Internet Explorer dari Microsoft dan penantang kuat seperti Mozilla Firefox. Banyak yang bertanya, mengapa Google, yang sudah begitu dominan di pencarian, merasa perlu membangun perambannya sendiri? Jawabannya terletak pada visi Google tentang masa depan web.</text:span></text:p>
            <text:p text:style-name="Text_20_body"><text:span text:style-name="T1">Motivasi utama Google adalah bahwa peramban yang ada—terutama Internet Explorer yang lamban berinovasi—dianggap sebagai </text:span><text:span text:style-name="Strong_20_Emphasis"><text:span text:style-name="T1">penghambat</text:span></text:span><text:span text:style-name="T1"> bagi perkembangan aplikasi web modern yang semakin canggih, termasuk layanan Google sendiri seperti Gmail, Google Maps, dan Google Docs. Aplikasi-aplikasi ini membutuhkan peramban yang tidak hanya cepat, tetapi juga stabil dan aman. Google memutuskan, cara terbaik untuk memastikan adanya platform yang mumpuni bagi visinya tentang web adalah dengan membangunnya sendiri. </text:span><text:span text:style-name="Strong_20_Emphasis"><text:span text:style-name="T1">Tahukah Anda?</text:span></text:span><text:span text:style-name="T1"> Google bahkan meluncurkan Chrome dengan cara unik: melalui sebuah buku komik digital yang dikirim ke jurnalis dan blogger, menjelaskan secara gamblang berbagai inovasi teknis di dalamnya.</text:span></text:p>
            <text:p text:style-name="P116">Chrome dirancang dari awal dengan fokus pada tiga pilar utama yang langsung membedakannya:</text:p>
            <text:list xml:id="list2141419755590168808" text:style-name="L51">
              <text:list-item>
                <text:p text:style-name="P172"><text:span text:style-name="Strong_20_Emphasis"><text:span text:style-name="T1">Kecepatan:</text:span></text:span><text:span text:style-name="T1"> Chrome memperkenalkan mesin </text:span><text:span text:style-name="Strong_20_Emphasis"><text:span text:style-name="T1">V8 JavaScript</text:span></text:span><text:span text:style-name="T1"> yang baru dan sangat cepat, membuat aplikasi web terasa jauh lebih responsif. Ini </text:span><text:soft-page-break/><text:span text:style-name="T1">adalah keunggulan performa yang langsung dirasakan pengguna. </text:span></text:p>
              </text:list-item>
              <text:list-item>
                <text:p text:style-name="P172"><text:span text:style-name="Strong_20_Emphasis"><text:span text:style-name="T1">Stabilitas:</text:span></text:span><text:span text:style-name="T1"> Salah satu inovasi paling signifikan adalah </text:span><text:span text:style-name="Strong_20_Emphasis"><text:span text:style-name="T1">arsitektur multi-proses</text:span></text:span><text:span text:style-name="T1">. Analogi sederhananya: setiap tab atau plugin di Chrome berjalan dalam 'ruang'-nya sendiri yang terpisah. Jika satu tab mengalami masalah dan 'crash', ia tidak akan ikut meruntuhkan seluruh jendela peramban—masalah yang sangat umum dan menjengkelkan pada peramban lain saat itu. Cukup tutup tab yang bermasalah, dan Anda bisa melanjutkan pekerjaan di tab lain. </text:span></text:p>
              </text:list-item>
              <text:list-item>
                <text:p text:style-name="P43"><text:span text:style-name="Strong_20_Emphasis"><text:span text:style-name="T1">Kesederhanaan &amp; Keamanan:</text:span></text:span><text:span text:style-name="T1"> Chrome tampil dengan antarmuka pengguna yang sangat </text:span><text:span text:style-name="Strong_20_Emphasis"><text:span text:style-name="T1">minimalis</text:span></text:span><text:span text:style-name="T1">, menghilangkan toolbar dan tombol-tombol yang tidak perlu, fokus pada konten web itu sendiri. Ia juga memperkenalkan </text:span><text:span text:style-name="Strong_20_Emphasis"><text:span text:style-name="T1">Omnibox</text:span></text:span><text:span text:style-name="T1">—satu kotak cerdas yang berfungsi ganda sebagai bilah alamat (address bar) dan bilah pencarian (search bar). Dari sisi keamanan, Chrome menerapkan </text:span><text:span text:style-name="Strong_20_Emphasis"><text:span text:style-name="T1">sandboxing</text:span></text:span><text:span text:style-name="T1"> (mengisolasi proses tab untuk mencegah malware menyebar) dan sistem </text:span><text:span text:style-name="Strong_20_Emphasis"><text:span text:style-name="T1">pembaruan otomatis di latar belakang</text:span></text:span><text:span text:style-name="T1"> yang memastikan pengguna selalu terlindungi dengan versi terbaru tanpa perlu repot. </text:span></text:p>
              </text:list-item>
            </text:list>
            <text:p text:style-name="Text_20_body"><text:span text:style-name="T1">Kombinasi maut antara </text:span><text:span text:style-name="Emphasis"><text:span text:style-name="T1">kecepatan superior, stabilitas yang jauh lebih baik, desain yang simpel, dan keamanan proaktif</text:span></text:span><text:span text:style-name="T1"> inilah yang mendorong adopsi Chrome secara massal dan sangat cepat. Pengguna yang frustrasi dengan peramban lama berbondong-bondong beralih. Popularitasnya semakin meroket dengan tumbuhnya </text:span><text:span text:style-name="Strong_20_Emphasis"><text:span text:style-name="T1">ekosistem ekstensi (extensions)</text:span></text:span><text:span text:style-name="T1"> yang kaya di Chrome Web Store, memungkinkan pengguna menambahkan berbagai fitur dan fungsi sesuai kebutuhan mereka.</text:span></text:p>
            <text:p text:style-name="Text_20_body"><text:span text:style-name="T1">Secara teknis, Chrome awalnya menggunakan mesin rendering WebKit (sama seperti Safari), namun kemudian Google mengembangkan 'fork' atau cabang sendiri yang disebut </text:span><text:span text:style-name="Strong_20_Emphasis"><text:span text:style-name="T1">Blink</text:span></text:span><text:span text:style-name="T1">, yang juga bersifat </text:span><text:span text:style-name="Emphasis"><text:span text:style-name="T1">open-source</text:span></text:span><text:span text:style-name="T1"> di bawah payung proyek </text:span><text:span text:style-name="Strong_20_Emphasis"><text:span text:style-name="T1">Chromium</text:span></text:span><text:span text:style-name="T1">. Proyek Chromium ini menjadi basis tidak hanya untuk Chrome, tetapi juga banyak peramban modern lainnya (seperti Microsoft Edge, Opera, Brave), menunjukkan pengaruh besar Google dalam membentuk standar teknologi web.</text:span></text:p>
            <text:p text:style-name="Text_20_body"><text:span text:style-name="T1">Hasilnya? Hingga hari ini, </text:span><text:span text:style-name="Strong_20_Emphasis"><text:span text:style-name="T1">Jumat, 18 April 2025</text:span></text:span><text:span text:style-name="T1">, Google Chrome secara absolut mendominasi pasar peramban web global, dengan perkiraan pangsa pasar </text:span><text:span text:style-name="Strong_20_Emphasis"><text:span text:style-name="T1">di atas 65%</text:span></text:span><text:span text:style-name="T1"> baik di desktop maupun mobile. Dominasi ini juga sangat terasa di Indonesia, di mana Chrome menjadi pilihan utama bagi sebagian besar pengguna internet. Chrome tidak hanya menjadi jendela kita ke web, </text:span><text:soft-page-break/><text:span text:style-name="T1">tetapi juga alat strategis bagi Google untuk memastikan pengalaman pengguna yang optimal dengan layanannya dan memengaruhi arah pengembangan teknologi web di masa depan.</text:span></text:p>
            <text:p text:style-name="P2"/>
            <text:p text:style-name="P116">Saya akan menunggu perintah "YAX" dari Anda sebelum melanjutkan ke prompt berikutnya (Subbab 3.4 - YouTube).</text:p>
          </text:section>
          <text:section text:style-name="Sect1" text:name="feedback-form-36">
            <text:p text:style-name="P253"/>
          </text:section>
        </text:section>
        <text:section text:style-name="Sect1" text:name="afb9e6357755edbc">
          <text:p text:style-name="P116"/>
          <text:section text:style-name="Sect1" text:name="user-query-content-37">
            <text:p text:style-name="P273">yax </text:p>
          </text:section>
          <text:p text:style-name="P253">Tampilkan alur berpikir</text:p>
          <text:section text:style-name="Sect2" text:name="model-response-message-contentr_afb9e6357755edbc">
            <text:p text:style-name="Text_20_body"><text:span text:style-name="T1">Baik, saya lanjutkan dengan prompt untuk </text:span><text:span text:style-name="Strong_20_Emphasis"><text:span text:style-name="T1">Subbab 3.4</text:span></text:span><text:span text:style-name="T1">:</text:span></text:p>
            <text:p text:style-name="Text_20_body"><text:span text:style-name="Strong_20_Emphasis"><text:span text:style-name="T1">Prompt:</text:span></text:span><text:span text:style-name="T1"> "Tulis pembahasan mendalam tentang YouTube sebagai platform video online terbesar di dunia dan pusat budaya digital modern. Gambarkan skala operasinya (users, hours watched, content uploaded per April 2025). Jelaskan evolusi YouTube dari sekadar tempat berbagi video menjadi platform media yang kompleks dengan beragam konten (hiburan, pendidikan, berita, musik). Bahas peran penting algoritma rekomendasi dalam mendorong engagement (dan kontroversinya). Jelaskan model bisnisnya, termasuk berbagai cara kreator memonetisasi konten (AdSense, memberships, merch) dan dampaknya dalam menciptakan 'ekonomi kreator' (creator economy) global."</text:span></text:p>
            <text:p text:style-name="Text_20_body"><text:span text:style-name="Strong_20_Emphasis"><text:span text:style-name="T1">Jawaban (Isi untuk Subbab 3.4: YouTube: Platform Video Raksasa dan Ekonomi Kreator):</text:span></text:span></text:p>
            <text:p text:style-name="Text_20_body"><text:span text:style-name="T1">Jika ada satu platform yang mendefinisikan ulang cara kita mengonsumsi media, belajar keterampilan baru, menemukan musik, mengikuti berita, dan bahkan terhubung dengan idola di abad ke-21, itu adalah </text:span><text:span text:style-name="Strong_20_Emphasis"><text:span text:style-name="T1">YouTube</text:span></text:span><text:span text:style-name="T1">. Diakuisisi oleh Google pada tahun 2006 (seperti dibahas di Bab 2), YouTube telah bertransformasi dari sekadar situs berbagi video kucing lucu menjadi sebuah fenomena budaya global dan pilar bisnis Google yang sangat vital.</text:span></text:p>
            <text:p text:style-name="Text_20_body"><text:span text:style-name="T1">Skala operasi YouTube pada </text:span><text:span text:style-name="Strong_20_Emphasis"><text:span text:style-name="T1">Jumat, 18 April 2025</text:span></text:span><text:span text:style-name="T1"> ini sungguh sulit dibayangkan. Platform ini memiliki lebih dari </text:span><text:span text:style-name="Strong_20_Emphasis"><text:span text:style-name="T1">dua miliar pengguna yang login setiap bulannya</text:span></text:span><text:span text:style-name="T1"> secara global. Setiap hari, secara kolektif, kita menonton </text:span><text:span text:style-name="Strong_20_Emphasis"><text:span text:style-name="T1">lebih dari satu miliar jam video</text:span></text:span><text:span text:style-name="T1"> di YouTube. Dan laju pembuatan kontennya? Diperkirakan </text:span><text:span text:style-name="Strong_20_Emphasis"><text:span text:style-name="T1">lebih dari 500 jam video diunggah ke YouTube </text:span></text:span><text:span text:style-name="Strong_20_Emphasis"><text:span text:style-name="Emphasis"><text:span text:style-name="T1">setiap </text:span></text:span></text:span><text:soft-page-break/><text:span text:style-name="Strong_20_Emphasis"><text:span text:style-name="Emphasis"><text:span text:style-name="T1">menitnya</text:span></text:span></text:span><text:span text:style-name="T1">. Di Indonesia sendiri, YouTube telah menjadi bagian tak terpisahkan dari kehidupan digital, sumber hiburan dan informasi utama bagi jutaan orang.</text:span></text:p>
            <text:p text:style-name="P116">Evolusinya pun luar biasa. Berawal dari slogan "Broadcast Yourself", mendorong siapa saja untuk berbagi momen kehidupan mereka, YouTube kini menjadi rumah bagi spektrum konten yang sangat luas:</text:p>
            <text:list xml:id="list8526374331533744553" text:style-name="L52">
              <text:list-item>
                <text:p text:style-name="P266">Video musik resmi dari label rekaman global hingga musisi indie. </text:p>
              </text:list-item>
              <text:list-item>
                <text:p text:style-name="P266">Tutorial dan kursus pendidikan tentang hampir semua topik yang bisa dibayangkan, dari memasak rendang khas Medan hingga belajar coding. </text:p>
              </text:list-item>
              <text:list-item>
                <text:p text:style-name="P266">Liputan berita dari organisasi media internasional hingga jurnalis warga. </text:p>
              </text:list-item>
              <text:list-item>
                <text:p text:style-name="P266">Streaming langsung (live streaming) acara olahraga, konferensi, hingga sesi bermain game. </text:p>
              </text:list-item>
              <text:list-item>
                <text:p text:style-name="P266">Vlog (video blog) personal yang mendokumentasikan kehidupan sehari-hari para kreator. </text:p>
              </text:list-item>
              <text:list-item>
                <text:p text:style-name="P128">Ulasan produk, komedi sketsa, film pendek, dokumenter, dan masih banyak lagi. YouTube telah menjadi televisi, radio, sekolah, panggung musik, dan alun-alun publik digital, semuanya dalam satu platform. </text:p>
              </text:list-item>
            </text:list>
            <text:p text:style-name="Text_20_body"><text:span text:style-name="T1">Di jantung pengalaman YouTube terletak </text:span><text:span text:style-name="Strong_20_Emphasis"><text:span text:style-name="T1">algoritma rekomendasinya</text:span></text:span><text:span text:style-name="T1"> yang sangat kuat. Algoritma inilah 'sang kurator' yang terus-menerus menyarankan video berikutnya untuk Anda tonton, berdasarkan riwayat tontonan Anda, video yang Anda sukai, langganan channel Anda, dan banyak faktor lainnya. Tujuannya jelas: membuat Anda terus menonton selama mungkin (meningkatkan </text:span><text:span text:style-name="Emphasis"><text:span text:style-name="T1">engagement</text:span></text:span><text:span text:style-name="T1"> dan </text:span><text:span text:style-name="Emphasis"><text:span text:style-name="T1">watch time</text:span></text:span><text:span text:style-name="T1">), yang pada gilirannya meningkatkan peluang penayangan iklan. Algoritma ini terbukti sangat efektif dalam mempersonalisasi pengalaman dan membantu pengguna menemukan konten baru yang mungkin mereka sukai.</text:span></text:p>
            <text:p text:style-name="Text_20_body"><text:span text:style-name="T1">Namun, algoritma ini juga menjadi sumber </text:span><text:span text:style-name="Strong_20_Emphasis"><text:span text:style-name="T1">kontroversi</text:span></text:span><text:span text:style-name="T1"> yang signifikan. Para kritikus berpendapat bahwa fokus pada engagement dapat secara tidak sengaja:</text:span></text:p>
            <text:list xml:id="list6990939958307232979" text:style-name="L53">
              <text:list-item>
                <text:p text:style-name="P173"><text:span text:style-name="T1">Mendorong pengguna ke dalam </text:span><text:span text:style-name="Strong_20_Emphasis"><text:span text:style-name="T1">'lubang kelinci' (rabbit holes)</text:span></text:span><text:span text:style-name="T1"> konten yang semakin ekstrem atau spesifik. </text:span></text:p>
              </text:list-item>
              <text:list-item>
                <text:p text:style-name="P173"><text:span text:style-name="T1">Menciptakan </text:span><text:span text:style-name="Strong_20_Emphasis"><text:span text:style-name="T1">'gelembung filter' (filter bubbles)</text:span></text:span><text:span text:style-name="T1"> yang membatasi paparan pada sudut pandang berbeda. </text:span></text:p>
              </text:list-item>
              <text:list-item>
                <text:p text:style-name="P44"><text:span text:style-name="T1">Memperkuat penyebaran </text:span><text:span text:style-name="Strong_20_Emphasis"><text:span text:style-name="T1">misinformasi, teori konspirasi, dan konten berbahaya</text:span></text:span><text:span text:style-name="T1"> karena konten semacam itu seringkali dirancang untuk memicu reaksi emosional dan engagement tinggi. Google terus berupaya </text:span><text:soft-page-break/><text:span text:style-name="T1">menyempurnakan algoritma dan kebijakannya untuk mengatasi masalah ini, namun ini tetap menjadi tantangan besar yang berkelanjutan. </text:span></text:p>
              </text:list-item>
            </text:list>
            <text:p text:style-name="Text_20_body"><text:span text:style-name="T1">Dari sisi bisnis, YouTube menghasilkan pendapatan utamanya melalui </text:span><text:span text:style-name="Strong_20_Emphasis"><text:span text:style-name="T1">iklan</text:span></text:span><text:span text:style-name="T1"> (yang dikelola melalui sistem AdSense for Video). Namun, yang lebih menarik adalah bagaimana YouTube memfasilitasi lahirnya </text:span><text:span text:style-name="Strong_20_Emphasis"><text:span text:style-name="T1">"Ekonomi Kreator" (Creator Economy)</text:span></text:span><text:span text:style-name="T1"> global. Platform ini menyediakan berbagai alat bagi para pembuat konten (kreator), termasuk banyak bintang YouTube sukses dari Indonesia, untuk memonetisasi karya mereka secara langsung:</text:span></text:p>
            <text:list xml:id="list3329367898542536423" text:style-name="L54">
              <text:list-item>
                <text:p text:style-name="P174"><text:span text:style-name="Strong_20_Emphasis"><text:span text:style-name="T1">Bagi Hasil Iklan (AdSense):</text:span></text:span><text:span text:style-name="T1"> Model paling dasar, kreator mendapatkan sebagian pendapatan dari iklan yang tayang di video mereka. </text:span></text:p>
              </text:list-item>
              <text:list-item>
                <text:p text:style-name="P174"><text:span text:style-name="Strong_20_Emphasis"><text:span text:style-name="T1">Langganan Channel (Channel Memberships):</text:span></text:span><text:span text:style-name="T1"> Penggemar membayar biaya bulanan untuk mendapatkan akses ke konten eksklusif, badge, atau emoji khusus. </text:span></text:p>
              </text:list-item>
              <text:list-item>
                <text:p text:style-name="P174"><text:span text:style-name="Strong_20_Emphasis"><text:span text:style-name="T1">Super Chat &amp; Super Stickers:</text:span></text:span><text:span text:style-name="T1"> Penonton dapat membayar agar pesan mereka ditandai secara khusus saat sesi live stream. </text:span></text:p>
              </text:list-item>
              <text:list-item>
                <text:p text:style-name="P174"><text:span text:style-name="Strong_20_Emphasis"><text:span text:style-name="T1">Merchandise Shelf:</text:span></text:span><text:span text:style-name="T1"> Kreator dapat menjual merchandise resmi mereka langsung di bawah video mereka. </text:span></text:p>
              </text:list-item>
              <text:list-item>
                <text:p text:style-name="P45"><text:span text:style-name="Strong_20_Emphasis"><text:span text:style-name="T1">Bagi Hasil YouTube Premium:</text:span></text:span><text:span text:style-name="T1"> Kreator mendapatkan sebagian pendapatan dari biaya langganan pengguna Premium yang menonton konten mereka. </text:span></text:p>
              </text:list-item>
            </text:list>
            <text:p text:style-name="Text_20_body"><text:span text:style-name="T1">Model ini telah memungkinkan ribuan individu di seluruh dunia untuk membangun karier penuh waktu sebagai kreator konten, mendemokratisasi produksi media, namun juga menciptakan tekanan baru terkait konsistensi produksi, ketergantungan pada platform, dan kesehatan mental kreator (</text:span><text:span text:style-name="Emphasis"><text:span text:style-name="T1">creator burnout</text:span></text:span><text:span text:style-name="T1">). YouTube, pada intinya, adalah sebuah entitas dualistik: sumber daya informasi, hiburan, dan peluang ekonomi yang luar biasa, sekaligus arena pertarungan kompleks melawan konten bermasalah dan dampak algoritma yang perlu terus diawasi dan dikelola secara bertanggung jawab.</text:span></text:p>
            <text:p text:style-name="P2"/>
            <text:p text:style-name="P116">Saya akan menunggu perintah "YAX" dari Anda sebelum melanjutkan ke prompt berikutnya (Subbab 3.5 - Google Cloud).</text:p>
          </text:section>
          <text:section text:style-name="Sect1" text:name="feedback-form-37">
            <text:p text:style-name="P253"/>
          </text:section>
        </text:section>
        <text:section text:style-name="Sect1" text:name="78d23d1f94010fb5">
          <text:p text:style-name="P116"/>
          <text:section text:style-name="Sect1" text:name="user-query-content-38">
            <text:p text:style-name="P273">yax </text:p>
          </text:section>
          <text:p text:style-name="P253"><text:soft-page-break/>Tampilkan alur berpikir</text:p>
          <text:section text:style-name="Sect2" text:name="model-response-message-contentr_78d23d1f94010fb5">
            <text:p text:style-name="Text_20_body"><text:span text:style-name="T1">Baik, saya lanjutkan dengan prompt untuk </text:span><text:span text:style-name="Strong_20_Emphasis"><text:span text:style-name="T1">Subbab 3.5</text:span></text:span><text:span text:style-name="T1">:</text:span></text:p>
            <text:p text:style-name="Text_20_body"><text:span text:style-name="Strong_20_Emphasis"><text:span text:style-name="T1">Prompt:</text:span></text:span><text:span text:style-name="T1"> "Tulis pembahasan mendalam tentang Google Cloud Platform (GCP) sebagai pemain utama di pasar komputasi awan (cloud computing). Jelaskan apa itu komputasi awan secara sederhana dan mengapa ia penting bagi bisnis modern. Posisikan GCP dalam persaingan dengan AWS (Amazon Web Services) dan Microsoft Azure (sebutkan perkiraan posisi pasar ke-3 per April 2025). Rinci layanan-layanan inti yang ditawarkan GCP (misalnya, Google Compute Engine untuk VM, Google Kubernetes Engine/GKE untuk container, BigQuery untuk analisis data, AI Platform untuk machine learning). Soroti area kekuatan Google Cloud, seperti keunggulan dalam analisis data, AI/ML, dan teknologi open-source seperti Kubernetes. Bahas target pasarnya (enterprise besar, startup teknologi) dan strategi pertumbuhannya."</text:span></text:p>
            <text:p text:style-name="Text_20_body"><text:span text:style-name="Strong_20_Emphasis"><text:span text:style-name="T1">Jawaban (Isi untuk Subbab 3.5: Google Cloud: Bersaing di Pasar Komputasi Awan):</text:span></text:span></text:p>
            <text:p text:style-name="Text_20_body"><text:span text:style-name="T1">Di luar produk-produk yang menyentuh konsumen secara langsung, Google juga memiliki ambisi besar di pasar teknologi perusahaan (enterprise) melalui </text:span><text:span text:style-name="Strong_20_Emphasis"><text:span text:style-name="T1">Google Cloud Platform (GCP)</text:span></text:span><text:span text:style-name="T1">. Ini adalah 'pilar' kekuatan Google yang mungkin kurang terlihat oleh pengguna biasa, namun sangat krusial bagi strategi jangka panjang Alphabet. GCP adalah jawaban Google untuk pasar </text:span><text:span text:style-name="Emphasis"><text:span text:style-name="T1">cloud computing</text:span></text:span><text:span text:style-name="T1"> (komputasi awan) yang bernilai triliunan dolar.</text:span></text:p>
            <text:p text:style-name="Text_20_body"><text:span text:style-name="T1">Apa sebenarnya </text:span><text:span text:style-name="Emphasis"><text:span text:style-name="T1">cloud computing</text:span></text:span><text:span text:style-name="T1"> itu? Analogi sederhananya, bayangkan daripada setiap rumah harus membangun pembangkit listrik atau sumur air sendiri (yang mahal dan rumit), kita bisa 'menyewa' listrik atau air dari perusahaan utilitas sesuai kebutuhan. Cloud computing bekerja dengan prinsip serupa untuk kebutuhan komputasi. Daripada perusahaan harus membeli, mengelola, dan merawat server fisik, pusat data, serta perangkat lunak mereka sendiri, mereka bisa 'menyewa' sumber daya komputasi—seperti daya prosesor, penyimpanan data, database, jaringan, hingga perangkat lunak canggih seperti AI—dari penyedia cloud besar seperti Google, Amazon (AWS), atau Microsoft (Azure) melalui internet, dan hanya membayar sesuai pemakaian. Mengapa ini penting? Cloud computing memberikan </text:span><text:span text:style-name="Strong_20_Emphasis"><text:span text:style-name="T1">skalabilitas</text:span></text:span><text:span text:style-name="T1"> (mudah menambah/mengurangi kapasitas sesuai kebutuhan), </text:span><text:span text:style-name="Strong_20_Emphasis"><text:span text:style-name="T1">efisiensi biaya</text:span></text:span><text:span text:style-name="T1"> (tidak perlu investasi awal besar), </text:span><text:span text:style-name="Strong_20_Emphasis"><text:span text:style-name="T1">fleksibilitas</text:span></text:span><text:span text:style-name="T1">, dan akses ke </text:span><text:span text:style-name="Strong_20_Emphasis"><text:span text:style-name="T1">teknologi terbaru</text:span></text:span><text:span text:style-name="T1">, memungkinkan bisnis—dari startup teknologi yang baru lahir hingga korporasi multinasional, termasuk banyak perusahaan yang bertransformasi digital di </text:span><text:soft-page-break/><text:span text:style-name="T1">Indonesia saat ini—untuk berinovasi lebih cepat.</text:span></text:p>
            <text:p text:style-name="Text_20_body"><text:span text:style-name="T1">Di medan perang cloud computing yang sengit ini, GCP secara konsisten berada di posisi </text:span><text:span text:style-name="Strong_20_Emphasis"><text:span text:style-name="T1">penantang kuat di peringkat ketiga</text:span></text:span><text:span text:style-name="T1"> secara global per </text:span><text:span text:style-name="Strong_20_Emphasis"><text:span text:style-name="T1">Jumat, 18 April 2025</text:span></text:span><text:span text:style-name="T1">, di belakang pemimpin pasar Amazon Web Services (AWS) dan Microsoft Azure yang berada di posisi kedua. Meskipun demikian, GCP terus menunjukkan pertumbuhan yang signifikan dan berinvestasi besar-besaran untuk mengejar ketertinggalan.</text:span></text:p>
            <text:p text:style-name="P116">GCP menawarkan portofolio layanan yang sangat luas, mencakup hampir semua kebutuhan IT modern. Beberapa layanan intinya antara lain:</text:p>
            <text:list xml:id="list826723434965881639" text:style-name="L55">
              <text:list-item>
                <text:p text:style-name="P175"><text:span text:style-name="Strong_20_Emphasis"><text:span text:style-name="T1">Compute:</text:span></text:span><text:span text:style-name="T1"> Menyediakan mesin virtual (VM) sesuai permintaan melalui </text:span><text:span text:style-name="Strong_20_Emphasis"><text:span text:style-name="T1">Google Compute Engine (GCE)</text:span></text:span><text:span text:style-name="T1">, dan yang sangat populer, platform terkelola untuk menjalankan aplikasi dalam </text:span><text:span text:style-name="Emphasis"><text:span text:style-name="T1">container</text:span></text:span><text:span text:style-name="T1"> melalui </text:span><text:span text:style-name="Strong_20_Emphasis"><text:span text:style-name="T1">Google Kubernetes Engine (GKE)</text:span></text:span><text:span text:style-name="T1">. </text:span></text:p>
              </text:list-item>
              <text:list-item>
                <text:p text:style-name="P175"><text:span text:style-name="Strong_20_Emphasis"><text:span text:style-name="T1">Storage:</text:span></text:span><text:span text:style-name="T1"> Solusi penyimpanan objek yang skalabel dan tahan lama (Cloud Storage). </text:span></text:p>
              </text:list-item>
              <text:list-item>
                <text:p text:style-name="P175"><text:span text:style-name="Strong_20_Emphasis"><text:span text:style-name="T1">Databases:</text:span></text:span><text:span text:style-name="T1"> Berbagai pilihan database terkelola, dari SQL hingga NoSQL (Cloud SQL, Spanner, Bigtable). </text:span></text:p>
              </text:list-item>
              <text:list-item>
                <text:p text:style-name="P175"><text:span text:style-name="Strong_20_Emphasis"><text:span text:style-name="T1">Big Data &amp; Analytics:</text:span></text:span><text:span text:style-name="T1"> Ini adalah salah satu area </text:span><text:span text:style-name="Strong_20_Emphasis"><text:span text:style-name="T1">kekuatan utama GCP</text:span></text:span><text:span text:style-name="T1">. Layanan seperti </text:span><text:span text:style-name="Strong_20_Emphasis"><text:span text:style-name="T1">BigQuery</text:span></text:span><text:span text:style-name="T1"> (data warehouse tanpa server yang sangat cepat dan skalabel) dan Dataflow (untuk pemrosesan data streaming) sangat dihormati di industri. </text:span></text:p>
              </text:list-item>
              <text:list-item>
                <text:p text:style-name="P46"><text:span text:style-name="Strong_20_Emphasis"><text:span text:style-name="T1">AI &amp; Machine Learning:</text:span></text:span><text:span text:style-name="T1"> Memanfaatkan keunggulan riset AI Google, GCP menawarkan platform </text:span><text:span text:style-name="Strong_20_Emphasis"><text:span text:style-name="T1">Vertex AI</text:span></text:span><text:span text:style-name="T1"> yang komprehensif serta berbagai API siap pakai untuk visi komputer, pemrosesan bahasa alami, dan lainnya. </text:span></text:p>
              </text:list-item>
            </text:list>
            <text:p text:style-name="Text_20_body"><text:span text:style-name="Strong_20_Emphasis"><text:span text:style-name="T1">Kekuatan utama</text:span></text:span><text:span text:style-name="T1"> yang sering diasosiasikan dengan GCP meliputi: infrastruktur jaringan global Google yang superior, kepemimpinan dalam analisis data skala besar, kemampuan AI/ML yang canggih (termasuk akses ke model terbaru seperti Gemini melalui Vertex AI), dan komitmen kuat pada teknologi </text:span><text:span text:style-name="Emphasis"><text:span text:style-name="T1">open-source</text:span></text:span><text:span text:style-name="T1">—terutama </text:span><text:span text:style-name="Strong_20_Emphasis"><text:span text:style-name="T1">Kubernetes</text:span></text:span><text:span text:style-name="T1">, sistem orkestrasi container yang awalnya dikembangkan oleh Google dan kini menjadi standar industri (GKE dianggap sebagai salah satu implementasi Kubernetes terbaik).</text:span></text:p>
            <text:p text:style-name="Text_20_body"><text:span text:style-name="T1">Target pasar GCP cukup luas, mulai dari </text:span><text:span text:style-name="Strong_20_Emphasis"><text:span text:style-name="T1">startup teknologi</text:span></text:span><text:span text:style-name="T1"> yang membutuhkan infrastruktur fleksibel dan skalabel (termasuk banyak startup yang tumbuh di kota-kota seperti Medan dan Jakarta), hingga </text:span><text:span text:style-name="Strong_20_Emphasis"><text:span text:style-name="T1">perusahaan besar (enterprise)</text:span></text:span><text:span text:style-name="T1"> </text:span><text:soft-page-break/><text:span text:style-name="T1">di berbagai industri (ritel, keuangan, kesehatan, manufaktur, sektor publik) yang sedang menjalani transformasi digital dan ingin memanfaatkan keunggulan Google dalam data dan AI. Strategi pertumbuhan GCP berfokus pada penawaran solusi spesifik untuk industri tertentu, terus berinovasi di area kekuatannya (data, AI, open source), dan bersaing secara agresif baik dari sisi fitur maupun harga.</text:span></text:p>
            <text:p text:style-name="P116">Bagi Alphabet, Google Cloud bukan hanya sekadar sumber pendapatan baru yang potensial di luar iklan; ia adalah pertaruhan strategis untuk menjadi platform teknologi fundamental bagi bisnis di era digital dan AI, menjadikannya salah satu medan pertempuran paling penting dalam industri teknologi saat ini.</text:p>
            <text:p text:style-name="P2"/>
            <text:p text:style-name="P116">Saya akan menunggu perintah "YAX" dari Anda sebelum melanjutkan ke prompt berikutnya (Subbab 3.6 - Google Workspace).</text:p>
          </text:section>
          <text:section text:style-name="Sect1" text:name="feedback-form-38">
            <text:p text:style-name="P253"/>
          </text:section>
        </text:section>
        <text:section text:style-name="Sect1" text:name="e8e8afedcc3837f8">
          <text:p text:style-name="P116"/>
          <text:section text:style-name="Sect1" text:name="user-query-content-39">
            <text:p text:style-name="P273">yax </text:p>
          </text:section>
          <text:p text:style-name="P253">Tampilkan alur berpikir</text:p>
          <text:section text:style-name="Sect2" text:name="model-response-message-contentr_e8e8afedcc3837f8">
            <text:p text:style-name="Text_20_body"><text:span text:style-name="T1">Baik, saya lanjutkan dengan prompt untuk </text:span><text:span text:style-name="Strong_20_Emphasis"><text:span text:style-name="T1">Subbab 3.6</text:span></text:span><text:span text:style-name="T1">:</text:span></text:p>
            <text:p text:style-name="Text_20_body"><text:span text:style-name="Strong_20_Emphasis"><text:span text:style-name="T1">Prompt:</text:span></text:span><text:span text:style-name="T1"> "Tulis pembahasan mendalam tentang Google Workspace (d/h G Suite) sebagai rangkaian aplikasi produktivitas dan kolaborasi berbasis cloud. Jelaskan evolusinya dari aplikasi Google gratis (Gmail, Docs, Sheets) menjadi suite berbayar untuk bisnis dan pendidikan (sebelumnya G Suite). Rinci komponen utamanya (Gmail, Calendar, Drive, Docs, Sheets, Slides, Meet, Chat). Jelaskan proposisi nilainya bagi individu dan organisasi: kolaborasi real-time yang mulus, akses dari mana saja, penyimpanan terpusat, dan integrasi antar aplikasi. Posisikan Workspace dalam persaingannya dengan Microsoft 365/Office. Bahas model bisnisnya (berbasis langganan per pengguna) dan adopsinya di sektor pendidikan dan bisnis."</text:span></text:p>
            <text:p text:style-name="Text_20_body"><text:span text:style-name="Strong_20_Emphasis"><text:span text:style-name="T1">Jawaban (Isi untuk Subbab 3.6: Google Workspace (d/h G Suite): Produktivitas di Era Digital):</text:span></text:span></text:p>
            <text:p text:style-name="Text_20_body"><text:span text:style-name="T1">Selain mengelola informasi dunia dan menyediakan infrastruktur cloud, Google juga menjadi pemain utama dalam mendefinisikan ulang cara kita bekerja dan berkolaborasi di era digital melalui </text:span><text:span text:style-name="Strong_20_Emphasis"><text:span text:style-name="T1">Google Workspace</text:span></text:span><text:span text:style-name="T1">. Anda mungkin lebih mengenalnya dengan nama sebelumnya, </text:span><text:span text:style-name="Strong_20_Emphasis"><text:span text:style-name="T1">G Suite</text:span></text:span><text:span text:style-name="T1"> atau bahkan </text:span><text:span text:style-name="Strong_20_Emphasis"><text:span text:style-name="T1">Google Apps</text:span></text:span><text:span text:style-name="T1">. </text:span><text:soft-page-break/><text:span text:style-name="T1">Ini adalah rangkaian (suite) aplikasi produktivitas yang sepenuhnya berbasis cloud, menantang dominasi perangkat lunak desktop tradisional.</text:span></text:p>
            <text:p text:style-name="P116">Evolusi Workspace menarik. Ia tidak lahir sebagai satu paket utuh, melainkan tumbuh dari aplikasi-aplikasi web individual yang revolusioner pada masanya: Gmail yang menawarkan penyimpanan besar, Google Calendar untuk penjadwalan, Google Docs (berakar dari akuisisi startup Writely) yang mempopulerkan pengeditan dokumen kolaboratif secara online, diikuti oleh Sheets dan Slides. Awalnya, banyak dari layanan ini gratis untuk pengguna individu. Namun, Google melihat peluang besar untuk menawarkannya sebagai paket terintegrasi dengan fitur tambahan (seperti alamat email domain kustom, kontrol administratif, keamanan tingkat lanjut, dan dukungan) untuk organisasi—bisnis, sekolah, dan lembaga lainnya. Lahirlah "Google Apps for Your Domain", yang kemudian berganti nama menjadi "G Suite", dan kini dikenal sebagai "Google Workspace", mencerminkan fokusnya yang semakin erat pada kolaborasi tim.</text:p>
            <text:p text:style-name="Text_20_body"><text:span text:style-name="T1">Hingga </text:span><text:span text:style-name="Strong_20_Emphasis"><text:span text:style-name="T1">Jumat, 18 April 2025</text:span></text:span><text:span text:style-name="T1">, komponen inti Google Workspace yang banyak digunakan meliputi:</text:span></text:p>
            <text:list xml:id="list2484808370754440624" text:style-name="L56">
              <text:list-item>
                <text:p text:style-name="P176"><text:span text:style-name="Strong_20_Emphasis"><text:span text:style-name="T1">Komunikasi:</text:span></text:span><text:span text:style-name="T1"> </text:span><text:span text:style-name="Strong_20_Emphasis"><text:span text:style-name="T1">Gmail</text:span></text:span><text:span text:style-name="T1"> (email bisnis), </text:span><text:span text:style-name="Strong_20_Emphasis"><text:span text:style-name="T1">Google Calendar</text:span></text:span><text:span text:style-name="T1"> (penjadwalan rapat &amp; acara), </text:span><text:span text:style-name="Strong_20_Emphasis"><text:span text:style-name="T1">Google Meet</text:span></text:span><text:span text:style-name="T1"> (konferensi video), </text:span><text:span text:style-name="Strong_20_Emphasis"><text:span text:style-name="T1">Google Chat</text:span></text:span><text:span text:style-name="T1"> (pesan instan tim). </text:span></text:p>
              </text:list-item>
              <text:list-item>
                <text:p text:style-name="P176"><text:span text:style-name="Strong_20_Emphasis"><text:span text:style-name="T1">Kreasi Konten:</text:span></text:span><text:span text:style-name="T1"> </text:span><text:span text:style-name="Strong_20_Emphasis"><text:span text:style-name="T1">Google Docs</text:span></text:span><text:span text:style-name="T1"> (pengolah kata), </text:span><text:span text:style-name="Strong_20_Emphasis"><text:span text:style-name="T1">Google Sheets</text:span></text:span><text:span text:style-name="T1"> (spreadsheet), </text:span><text:span text:style-name="Strong_20_Emphasis"><text:span text:style-name="T1">Google Slides</text:span></text:span><text:span text:style-name="T1"> (presentasi). </text:span></text:p>
              </text:list-item>
              <text:list-item>
                <text:p text:style-name="P176"><text:span text:style-name="Strong_20_Emphasis"><text:span text:style-name="T1">Penyimpanan &amp; Manajemen File:</text:span></text:span><text:span text:style-name="T1"> </text:span><text:span text:style-name="Strong_20_Emphasis"><text:span text:style-name="T1">Google Drive</text:span></text:span><text:span text:style-name="T1"> (penyimpanan cloud terpusat, sinkronisasi file, berbagi). </text:span></text:p>
              </text:list-item>
              <text:list-item>
                <text:p text:style-name="P129">Serta alat pendukung lain seperti Google Forms (survei), Google Sites (pembuatan situs web tim), dan Google Keep (catatan). </text:p>
              </text:list-item>
            </text:list>
            <text:p text:style-name="Text_20_body"><text:span text:style-name="T1">Apa yang membuat Workspace begitu menarik, terutama di awal kemunculannya? Proposisi nilai utamanya terletak pada sifatnya yang </text:span><text:span text:style-name="Strong_20_Emphasis"><text:span text:style-name="T1">100% berbasis cloud</text:span></text:span><text:span text:style-name="T1">:</text:span></text:p>
            <text:list xml:id="list8240497252643931336" text:style-name="L57">
              <text:list-item>
                <text:p text:style-name="P177"><text:span text:style-name="Strong_20_Emphasis"><text:span text:style-name="T1">Kolaborasi Real-Time yang Mulus:</text:span></text:span><text:span text:style-name="T1"> Inilah 'sihir' awal Google Docs. Beberapa orang bisa membuka dan mengedit dokumen, spreadsheet, atau presentasi yang </text:span><text:span text:style-name="Emphasis"><text:span text:style-name="T1">sama</text:span></text:span><text:span text:style-name="T1"> secara </text:span><text:span text:style-name="Emphasis"><text:span text:style-name="T1">bersamaan</text:span></text:span><text:span text:style-name="T1"> dari lokasi berbeda, melihat perubahan satu sama lain secara langsung. Ini mengubah cara tim bekerja bersama. </text:span></text:p>
              </text:list-item>
              <text:list-item>
                <text:p text:style-name="P177"><text:span text:style-name="Strong_20_Emphasis"><text:span text:style-name="T1">Aksesibilitas Universal:</text:span></text:span><text:span text:style-name="T1"> Cukup dengan peramban web dan koneksi </text:span><text:soft-page-break/><text:span text:style-name="T1">internet, pengguna bisa mengakses email, dokumen, dan file mereka dari perangkat apa saja (komputer, tablet, ponsel), di mana saja. Tidak perlu lagi terikat pada satu komputer atau instalasi perangkat lunak yang rumit. </text:span></text:p>
              </text:list-item>
              <text:list-item>
                <text:p text:style-name="P177"><text:span text:style-name="Strong_20_Emphasis"><text:span text:style-name="T1">Penyimpanan Terpusat dan Mudah Dibagikan:</text:span></text:span><text:span text:style-name="T1"> Semua file tersimpan aman di Google Drive, memudahkan pencarian, berbagi dengan rekan kerja, dan menghilangkan masalah versi dokumen yang berbeda-beda. </text:span></text:p>
              </text:list-item>
              <text:list-item>
                <text:p text:style-name="P177"><text:span text:style-name="Strong_20_Emphasis"><text:span text:style-name="T1">Integrasi Antar Aplikasi:</text:span></text:span><text:span text:style-name="T1"> Bekerja antar aplikasi terasa lebih lancar (misalnya, melampirkan file Drive di Gmail, menyisipkan bagan Sheets ke Slides). </text:span></text:p>
              </text:list-item>
              <text:list-item>
                <text:p text:style-name="P47"><text:span text:style-name="Strong_20_Emphasis"><text:span text:style-name="T1">Inovasi Berkelanjutan (Termasuk AI):</text:span></text:span><text:span text:style-name="T1"> Google terus menambahkan fitur baru, termasuk integrasi Kecerdasan Buatan (sering disebut fitur 'Duet AI' atau nama terkininya) untuk membantu menulis, merangkum, menganalisis data, dan tugas produktivitas lainnya. </text:span></text:p>
              </text:list-item>
            </text:list>
            <text:p text:style-name="Text_20_body"><text:span text:style-name="T1">Di pasar perangkat lunak produktivitas, pesaing utama Google Workspace tak lain adalah raksasa </text:span><text:span text:style-name="Strong_20_Emphasis"><text:span text:style-name="T1">Microsoft 365 (sebelumnya Office 365)</text:span></text:span><text:span text:style-name="T1">. Jika Microsoft berevolusi dari dominasi software desktop (Word, Excel, PowerPoint) ke cloud, Google Workspace adalah penantang yang lahir </text:span><text:span text:style-name="Emphasis"><text:span text:style-name="T1">dari</text:span></text:span><text:span text:style-name="T1"> cloud. Persaingan ini mendorong inovasi di kedua belah pihak.</text:span></text:p>
            <text:p text:style-name="Text_20_body"><text:span text:style-name="T1">Model bisnis Workspace adalah </text:span><text:span text:style-name="Strong_20_Emphasis"><text:span text:style-name="T1">berbasis langganan (subscription)</text:span></text:span><text:span text:style-name="T1">, biasanya ditagih per pengguna per bulan, dengan beberapa tingkatan (tier) yang menawarkan kapasitas penyimpanan dan fitur yang berbeda untuk bisnis skala kecil hingga enterprise besar. Workspace juga memiliki </text:span><text:span text:style-name="Strong_20_Emphasis"><text:span text:style-name="T1">penetrasi yang sangat kuat di sektor pendidikan</text:span></text:span><text:span text:style-name="T1"> melalui Google Workspace for Education, yang digunakan secara luas oleh universitas dan sekolah di seluruh dunia, termasuk banyak institusi pendidikan di Sumatera Utara dan Indonesia pada umumnya. Banyak bisnis, terutama startup dan Usaha Kecil Menengah (UKM) yang menghargai fleksibilitas dan biaya awal yang lebih rendah, juga menjadi pengguna setia Workspace. Ini menjadikannya pilar pendapatan penting bagi Google di luar iklan dan bagian integral dari ekosistem cloud-nya.</text:span></text:p>
            <text:p text:style-name="P2"/>
            <text:p text:style-name="P116">Saya akan menunggu perintah "YAX" dari Anda sebelum melanjutkan ke prompt berikutnya (Subbab 3.7 - Google Maps &amp; Waze).</text:p>
          </text:section>
          <text:section text:style-name="Sect1" text:name="feedback-form-39">
            <text:p text:style-name="P253"/>
          </text:section>
        </text:section>
        <text:section text:style-name="Sect1" text:name="18a6ee39e7b74aef">
          <text:p text:style-name="P116"/>
          <text:section text:style-name="Sect1" text:name="user-query-content-40">
            <text:p text:style-name="P273"><text:soft-page-break/>yax </text:p>
          </text:section>
          <text:p text:style-name="P253">Tampilkan alur berpikir</text:p>
          <text:section text:style-name="Sect2" text:name="model-response-message-contentr_18a6ee39e7b74aef">
            <text:p text:style-name="P253"/>
          </text:section>
          <text:section text:style-name="Sect1" text:name="feedback-form-40">
            <text:p text:style-name="P253"/>
          </text:section>
        </text:section>
        <text:section text:style-name="Sect1" text:name="c690a95f6f102750">
          <text:p text:style-name="P116"/>
          <text:section text:style-name="Sect1" text:name="user-query-content-41">
            <text:p text:style-name="P273">present it </text:p>
          </text:section>
          <text:p text:style-name="P253">Tampilkan alur berpikir</text:p>
          <text:section text:style-name="Sect2" text:name="model-response-message-contentr_c690a95f6f102750">
            <text:p text:style-name="Text_20_body"><text:span text:style-name="T1">Baik, saya lanjutkan dengan prompt untuk </text:span><text:span text:style-name="Strong_20_Emphasis"><text:span text:style-name="T1">Subbab 3.7</text:span></text:span><text:span text:style-name="T1">:</text:span></text:p>
            <text:p text:style-name="Text_20_body"><text:span text:style-name="Strong_20_Emphasis"><text:span text:style-name="T1">Prompt:</text:span></text:span><text:span text:style-name="T1"> "Tulis pembahasan mendalam tentang dominasi Google di bidang pemetaan digital dan navigasi melalui Google Maps dan Waze. Jelaskan bagaimana Google Maps berevolusi dari sekadar peta online menjadi platform layanan lokasi yang komprehensif. Rinci fitur-fitur utamanya: pencarian lokasi yang akurat, citra satelit dan Street View, navigasi turn-by-turn dengan data lalu lintas real-time (diperkuat oleh akuisisi Waze pada 2013), informasi transportasi publik, ulasan tempat, dan kemampuan offline. Jelaskan bagaimana Waze melengkapi Maps dengan data lalu lintas crowdsourced. Analisis dampak Maps sebagai utilitas penting dalam kehidupan sehari-hari dan sebagai platform penting bagi bisnis lokal untuk ditemukan."</text:span></text:p>
            <text:p text:style-name="Text_20_body"><text:span text:style-name="Strong_20_Emphasis"><text:span text:style-name="T1">Jawaban (Isi untuk Subbab 3.7: Google Maps &amp; Waze: Memetakan Dunia Nyata dan Navigasi):</text:span></text:span></text:p>
            <text:p text:style-name="Text_20_body"><text:span text:style-name="T1">Di antara sekian banyak produk Google, mungkin </text:span><text:span text:style-name="Strong_20_Emphasis"><text:span text:style-name="T1">Google Maps</text:span></text:span><text:span text:style-name="T1"> adalah salah satu yang paling terasa dampaknya dalam kehidupan kita sehari-hari, sebuah utilitas digital yang nyaris tak tergantikan bagi miliaran orang di seluruh dunia, termasuk di jalanan ramai kota Medan atau saat menjelajahi pelosok Sumatera Utara. Diperkuat oleh akuisisi platform navigasi sosial </text:span><text:span text:style-name="Strong_20_Emphasis"><text:span text:style-name="T1">Waze</text:span></text:span><text:span text:style-name="T1"> pada tahun 2013, Google telah membangun dominasi yang nyaris absolut di ranah pemetaan digital dan navigasi.</text:span></text:p>
            <text:p text:style-name="Text_20_body"><text:span text:style-name="T1">Perjalanan Google Maps sendiri adalah sebuah evolusi luar biasa. Diluncurkan pada 2005 sebagai peta online interaktif (seperti dibahas di Bab 2), ia dengan cepat bertransformasi menjadi platform layanan lokasi yang kaya fitur, terutama setelah 'mendarat' di perangkat mobile. Hingga hari ini, </text:span><text:span text:style-name="Strong_20_Emphasis"><text:span text:style-name="T1">Jumat, 18 April 2025</text:span></text:span><text:span text:style-name="T1">, Google Maps menawarkan serangkaian kemampuan komprehensif:</text:span></text:p>
            <text:list xml:id="list8051501712529328598" text:style-name="L58">
              <text:list-item>
                <text:p text:style-name="P178"><text:span text:style-name="Strong_20_Emphasis"><text:span text:style-name="T1">Pencarian Lokasi Akurat:</text:span></text:span><text:span text:style-name="T1"> Menemukan alamat spesifik, nama gedung, atau jenis tempat usaha ("rumah makan Padang terdekat", "ATM BNI di </text:span><text:soft-page-break/><text:span text:style-name="T1">sekitar sini") dengan mudah. </text:span></text:p>
              </text:list-item>
              <text:list-item>
                <text:p text:style-name="P178"><text:span text:style-name="Strong_20_Emphasis"><text:span text:style-name="T1">Visualisasi Dunia Nyata:</text:span></text:span><text:span text:style-name="T1"> Menampilkan citra satelit resolusi tinggi dan, yang paling fenomenal, </text:span><text:span text:style-name="Strong_20_Emphasis"><text:span text:style-name="T1">Street View</text:span></text:span><text:span text:style-name="T1">. Fitur ini memungkinkan Anda 'berjalan-jalan' secara virtual di jalanan banyak kota dan daerah di seluruh dunia. </text:span><text:span text:style-name="Strong_20_Emphasis"><text:span text:style-name="T1">Tahukah Anda?</text:span></text:span><text:span text:style-name="T1"> Anda bahkan bisa menggunakan Street View untuk 'mengunjungi' kembali jalanan masa kecil Anda atau menjelajahi keindahan Danau Toba dari kejauhan sebelum benar-benar pergi ke sana. </text:span></text:p>
              </text:list-item>
              <text:list-item>
                <text:p text:style-name="P178"><text:span text:style-name="Strong_20_Emphasis"><text:span text:style-name="T1">Navigasi Belokan-demi-Belokan (Turn-by-Turn):</text:span></text:span><text:span text:style-name="T1"> Memberikan panduan arah yang jelas dan akurat untuk pengemudi mobil, pengendara motor, pejalan kaki, bahkan pengguna sepeda. </text:span></text:p>
              </text:list-item>
              <text:list-item>
                <text:p text:style-name="P178"><text:span text:style-name="Strong_20_Emphasis"><text:span text:style-name="T1">Informasi Lalu Lintas Real-Time:</text:span></text:span><text:span text:style-name="T1"> Ini adalah salah satu fitur paling berharga, terutama di kota-kota padat seperti Medan. Google Maps tidak hanya menunjukkan rute, tetapi juga memperkirakan waktu tempuh berdasarkan kondisi lalu lintas saat ini, menunjukkan area kemacetan dengan warna merah atau oranye. Keakuratan fitur ini semakin ditingkatkan setelah Google mengakuisisi </text:span><text:span text:style-name="Strong_20_Emphasis"><text:span text:style-name="T1">Waze</text:span></text:span><text:span text:style-name="T1">. Waze bekerja dengan model </text:span><text:span text:style-name="Emphasis"><text:span text:style-name="T1">crowdsourcing</text:span></text:span><text:span text:style-name="T1">: para penggunanya secara aktif melaporkan kejadian di jalan seperti kecelakaan, kemacetan, polisi, atau penutupan jalan. Data berharga dari komunitas Waze ini kemudian diintegrasikan ke dalam algoritma lalu lintas Google Maps, membuatnya semakin cerdas dan responsif (meskipun Waze sendiri masih tersedia sebagai aplikasi terpisah dengan komunitas yang aktif). </text:span></text:p>
              </text:list-item>
              <text:list-item>
                <text:p text:style-name="P178"><text:span text:style-name="Strong_20_Emphasis"><text:span text:style-name="T1">Informasi Transportasi Publik:</text:span></text:span><text:span text:style-name="T1"> Menyediakan rute, jadwal, dan perkiraan waktu kedatangan untuk bus, kereta api, angkot, dan moda transportasi umum lainnya di banyak kota. </text:span></text:p>
              </text:list-item>
              <text:list-item>
                <text:p text:style-name="P178"><text:span text:style-name="Strong_20_Emphasis"><text:span text:style-name="T1">Ulasan dan Informasi Tempat:</text:span></text:span><text:span text:style-name="T1"> Mengintegrasikan ulasan pengguna, foto, jam buka, nomor telepon, dan informasi penting lainnya tentang jutaan bisnis dan tempat menarik. </text:span></text:p>
              </text:list-item>
              <text:list-item>
                <text:p text:style-name="P178"><text:span text:style-name="Strong_20_Emphasis"><text:span text:style-name="T1">Peta Offline:</text:span></text:span><text:span text:style-name="T1"> Kemampuan mengunduh peta suatu area untuk digunakan tanpa koneksi internet, sangat berguna saat bepergian ke daerah dengan sinyal lemah. </text:span></text:p>
              </text:list-item>
              <text:list-item>
                <text:p text:style-name="P130">Fitur Lanjutan Lainnya: Seperti peta dalam ruangan (Indoor Maps) untuk mal atau bandara, navigasi berbasis Augmented Reality (Live View), informasi aksesibilitas, dan banyak lagi. </text:p>
              </text:list-item>
            </text:list>
            <text:p text:style-name="Text_20_body"><text:span text:style-name="T1">Dampak Google Maps terasa dalam dua aspek utama. </text:span><text:span text:style-name="Emphasis"><text:span text:style-name="T1">Pertama</text:span></text:span><text:span text:style-name="T1">, ia telah menjadi </text:span><text:span text:style-name="Strong_20_Emphasis"><text:span text:style-name="T1">utilitas sehari-hari yang esensial</text:span></text:span><text:span text:style-name="T1">. Ia mengurangi ketidakpastian </text:span><text:soft-page-break/><text:span text:style-name="T1">dalam perjalanan, membantu kita menemukan tempat baru, menghemat waktu dengan menghindari kemacetan, dan membuat eksplorasi dunia di sekitar kita menjadi jauh lebih mudah. </text:span><text:span text:style-name="Emphasis"><text:span text:style-name="T1">Kedua</text:span></text:span><text:span text:style-name="T1">, Google Maps adalah </text:span><text:span text:style-name="Strong_20_Emphasis"><text:span text:style-name="T1">platform yang sangat penting bagi bisnis lokal</text:span></text:span><text:span text:style-name="T1">. Muncul di Google Maps (melalui profil Google Business) memberikan visibilitas online yang krusial, memungkinkan calon pelanggan menemukan lokasi, jam buka, ulasan, dan akhirnya mengunjungi toko fisik, restoran, atau penyedia jasa tersebut. Google Maps, dengan dukungan data dari Waze, telah secara fundamental mengubah cara kita berinteraksi dengan dunia fisik di sekitar kita.</text:span></text:p>
            <text:p text:style-name="P2"/>
            <text:p text:style-name="Text_20_body"><text:span text:style-name="T1">Ini adalah akhir dari </text:span><text:span text:style-name="Strong_20_Emphasis"><text:span text:style-name="T1">Bab 3</text:span></text:span><text:span text:style-name="T1">. Saya akan menunggu perintah "YAX" dari Anda untuk melanjutkan ke </text:span><text:span text:style-name="Strong_20_Emphasis"><text:span text:style-name="T1">Bab 4: Kuburan Inovasi? - Proyek yang Dihentikan dan Pelajaran dari Kegagalan</text:span></text:span><text:span text:style-name="T1">, dimulai dengan </text:span><text:span text:style-name="Strong_20_Emphasis"><text:span text:style-name="T1">Prompt untuk Pengantar Bab 4</text:span></text:span><text:span text:style-name="T1">.</text:span></text:p>
          </text:section>
          <text:section text:style-name="Sect1" text:name="feedback-form-41">
            <text:p text:style-name="P253"/>
          </text:section>
        </text:section>
        <text:section text:style-name="Sect1" text:name="5d4a58bbe39f9321">
          <text:p text:style-name="P116"/>
          <text:section text:style-name="Sect1" text:name="user-query-content-42">
            <text:p text:style-name="P273">yax </text:p>
          </text:section>
          <text:p text:style-name="P253">Tampilkan alur berpikir</text:p>
          <text:section text:style-name="Sect2" text:name="model-response-message-contentr_5d4a58bbe39f9321">
            <text:p text:style-name="Text_20_body"><text:span text:style-name="T1">Baik, kita masuk ke </text:span><text:span text:style-name="Strong_20_Emphasis"><text:span text:style-name="T1">Bab 4: Kuburan Inovasi? - Proyek yang Dihentikan dan Pelajaran dari Kegagalan</text:span></text:span><text:span text:style-name="T1">.</text:span></text:p>
            <text:p text:style-name="Text_20_body"><text:span text:style-name="Strong_20_Emphasis"><text:span text:style-name="T1">Prompt:</text:span></text:span><text:span text:style-name="T1"> "Tulis bagian pengantar untuk Bab 4 yang berjudul 'Kuburan Inovasi? - Proyek yang Dihentikan dan Pelajaran dari Kegagalan'. Awali dengan kontras terhadap kesuksesan gemilang yang dibahas di bab sebelumnya. Sampaikan bahwa di balik portofolio produk unggulan Google, terdapat juga jejak panjang proyek-proyek ambisius yang tidak berhasil, dihentikan, atau gagal memenuhi ekspektasi – fenomena yang sering disebut sebagai 'Google Graveyard'. Tegaskan bahwa bab ini tidak bertujuan untuk merendahkan, melainkan untuk menyajikan gambaran yang seimbang dengan mengeksplorasi sisi lain dari inovasi: risiko kegagalan. Janjikan kepada pembaca bahwa bab ini akan menganalisis beberapa 'kegagalan' paling terkenal dari Google, menggali penyebabnya, dan yang terpenting, mencoba memahami pelajaran apa yang bisa dipetik dari eksperimen yang tidak selalu berjalan sesuai rencana ini, sebagai bagian tak terpisahkan dari DNA perusahaan yang terus mencoba hal baru."</text:span></text:p>
            <text:p text:style-name="Text_20_body"><text:span text:style-name="Strong_20_Emphasis"><text:span text:style-name="T1">Jawaban (Isi untuk Pengantar Bab 4):</text:span></text:span></text:p>
            <text:p text:style-name="Text_20_body"><text:soft-page-break/><text:span text:style-name="T1">Setelah kita mengagumi pilar-pilar teknologi raksasa yang menopang kesuksesan Google di Bab 3—Search, Android, Chrome, YouTube, dan lainnya—kini saatnya kita melihat sisi lain dari koin inovasi tersebut. Sebab, di balik setiap kesuksesan gemilang, seringkali terbentang jejak panjang dari eksperimen yang tidak berhasil, produk yang gagal diadopsi pasar, atau proyek ambisius yang terpaksa dihentikan di tengah jalan. Fenomena ini begitu sering terjadi di Google hingga melahirkan istilah populer di kalangan pengamat teknologi: </text:span><text:span text:style-name="Strong_20_Emphasis"><text:span text:style-name="T1">"Google Graveyard"</text:span></text:span><text:span text:style-name="T1"> (Kuburan Google).</text:span></text:p>
            <text:p text:style-name="Text_20_body"><text:span text:style-name="T1">Daftar 'penghuni' kuburan ini terus bertambah panjang seiring waktu, mencakup nama-nama yang pernah digadang-gadang sebagai masa depan. Namun, tujuan bab ini bukanlah untuk sekadar menyoroti atau merendahkan kegagalan Google. Sebaliknya, kita akan mencoba menyajikan gambaran yang lebih </text:span><text:span text:style-name="Strong_20_Emphasis"><text:span text:style-name="T1">seimbang</text:span></text:span><text:span text:style-name="T1"> mengenai realitas inovasi di perusahaan sebesar ini. Kegagalan, betapapun tidak diinginkannya, adalah bagian tak terpisahkan dari proses mencoba hal-hal baru, mengambil risiko besar, dan mendorong batas-batas teknologi—sesuatu yang menjadi DNA Google sejak awal.</text:span></text:p>
            <text:p text:style-name="Text_20_body"><text:span text:style-name="T1">Bab ini akan mengajak Anda berjalan-jalan di 'kuburan inovasi' tersebut. Kita akan menganalisis beberapa </text:span><text:span text:style-name="Strong_20_Emphasis"><text:span text:style-name="T1">studi kasus 'kegagalan' paling terkenal</text:span></text:span><text:span text:style-name="T1"> dari Google, seperti upaya mereka menantang dominasi media sosial atau mimpi mereka tentang kacamata pintar. Kita akan mencoba menggali lebih dalam: </text:span><text:span text:style-name="Emphasis"><text:span text:style-name="T1">Mengapa</text:span></text:span><text:span text:style-name="T1"> proyek-proyek yang didukung sumber daya dan talenta luar biasa ini akhirnya tidak berhasil? Apa faktor pasar, teknologi, atau strategi yang berperan? Dan yang terpenting, </text:span><text:span text:style-name="Strong_20_Emphasis"><text:span text:style-name="T1">pelajaran apa yang bisa dipetik</text:span></text:span><text:span text:style-name="T1">, baik oleh Google sendiri maupun oleh kita sebagai pengamat, dari eksperimen-eksperimen yang tidak selalu berjalan sesuai rencana ini? Memahami kegagalan sama pentingnya dengan memahami kesuksesan untuk mendapatkan potret utuh dari raksasa teknologi yang terus bergerak ini, bahkan hingga hari ini, </text:span><text:span text:style-name="Strong_20_Emphasis"><text:span text:style-name="T1">Jumat, 18 April 2025</text:span></text:span><text:span text:style-name="T1">.</text:span></text:p>
            <text:p text:style-name="P2"/>
            <text:p text:style-name="Text_20_body"><text:span text:style-name="Strong_20_Emphasis"><text:span text:style-name="T1">(Tips Tambahan untuk bagian ini):</text:span></text:span></text:p>
            <text:list xml:id="list5966467365847127788" text:style-name="L59">
              <text:list-item>
                <text:p text:style-name="P179"><text:span text:style-name="Strong_20_Emphasis"><text:span text:style-name="T1">Manajemen Ekspektasi:</text:span></text:span><text:span text:style-name="T1"> Menggunakan judul dengan tanda tanya ("Kuburan Inovasi?") dan langsung menyatakan tujuan bab ini bukan untuk merendahkan membantu mengelola ekspektasi pembaca dan menetapkan nada analitis, bukan sensasional. </text:span></text:p>
              </text:list-item>
              <text:list-item>
                <text:p text:style-name="P179"><text:span text:style-name="Strong_20_Emphasis"><text:span text:style-name="T1">Memanusiakan Perusahaan:</text:span></text:span><text:span text:style-name="T1"> Mengakui bahwa bahkan perusahaan </text:span><text:soft-page-break/><text:span text:style-name="T1">sebesar Google pun mengalami kegagalan membuat narasi terasa lebih realistis dan membumi. </text:span></text:p>
              </text:list-item>
              <text:list-item>
                <text:p text:style-name="P48"><text:span text:style-name="Strong_20_Emphasis"><text:span text:style-name="T1">Fokus pada Pembelajaran:</text:span></text:span><text:span text:style-name="T1"> Menekankan aspek "pelajaran yang dipetik" memberikan nilai tambah bagi pembaca, mengubah daftar kegagalan menjadi wawasan tentang proses inovasi. </text:span></text:p>
              </text:list-item>
            </text:list>
            <text:p text:style-name="P2"/>
            <text:p text:style-name="P116">Saya akan menunggu perintah "YAX" dari Anda sebelum melanjutkan ke prompt berikutnya (Subbab 4.1 - Mengapa Perusahaan Inovatif Gagal).</text:p>
          </text:section>
          <text:section text:style-name="Sect1" text:name="feedback-form-42">
            <text:p text:style-name="P253"/>
          </text:section>
        </text:section>
        <text:section text:style-name="Sect1" text:name="ad599afb85cc10ec">
          <text:p text:style-name="P116"/>
          <text:section text:style-name="Sect1" text:name="user-query-content-43">
            <text:p text:style-name="P273">yax </text:p>
          </text:section>
          <text:p text:style-name="P253">Tampilkan alur berpikir</text:p>
          <text:section text:style-name="Sect2" text:name="model-response-message-contentr_ad599afb85cc10ec">
            <text:p text:style-name="Text_20_body"><text:span text:style-name="T1">Baik, saya lanjutkan dengan prompt untuk </text:span><text:span text:style-name="Strong_20_Emphasis"><text:span text:style-name="T1">Subbab 4.1</text:span></text:span><text:span text:style-name="T1">:</text:span></text:p>
            <text:p text:style-name="Text_20_body"><text:span text:style-name="Strong_20_Emphasis"><text:span text:style-name="T1">Prompt:</text:span></text:span><text:span text:style-name="T1"> "Tulis pembahasan mendalam yang memberikan kerangka berpikir mengapa perusahaan sekelas Google, yang penuh dengan sumber daya dan talenta, juga sering mengalami kegagalan produk atau proyek. Jelaskan bahwa inovasi sejati selalu mengandung risiko. Elaborasi berbagai faktor umum yang dapat menyebabkan kegagalan dalam konteks perusahaan teknologi besar: [1] </text:span><text:span text:style-name="Strong_20_Emphasis"><text:span text:style-name="T1">Kesalahan Strategis:</text:span></text:span><text:span text:style-name="T1"> Produk tidak sejalan dengan visi jangka panjang atau prioritas perusahaan. [2] </text:span><text:span text:style-name="Strong_20_Emphasis"><text:span text:style-name="T1">Masalah Product-Market Fit:</text:span></text:span><text:span text:style-name="T1"> Produk tidak benar-benar memecahkan masalah pengguna atau tidak diminati pasar. [3] </text:span><text:span text:style-name="Strong_20_Emphasis"><text:span text:style-name="T1">Eksekusi yang Buruk:</text:span></text:span><text:span text:style-name="T1"> Masalah dalam pengembangan, pemasaran, atau peluncuran produk. [4] </text:span><text:span text:style-name="Strong_20_Emphasis"><text:span text:style-name="T1">Waktu yang Tidak Tepat (Timing):</text:span></text:span><text:span text:style-name="T1"> Meluncurkan produk terlalu dini (teknologi belum matang, pasar belum siap) atau terlalu lambat (sudah ada pesaing kuat). [5] </text:span><text:span text:style-name="Strong_20_Emphasis"><text:span text:style-name="T1">Persaingan:</text:span></text:span><text:span text:style-name="T1"> Respons kuat dari kompetitor atau pasar yang sudah jenuh. [6] </text:span><text:span text:style-name="Strong_20_Emphasis"><text:span text:style-name="T1">Kompleksitas Internal:</text:span></text:span><text:span text:style-name="T1"> Birokrasi, politik internal, atau kurangnya dukungan dari pimpinan. [7] </text:span><text:span text:style-name="Strong_20_Emphasis"><text:span text:style-name="T1">Perubahan Teknologi atau Tren Pasar:</text:span></text:span><text:span text:style-name="T1"> Produk menjadi usang atau tidak relevan. Tekankan bahwa kemampuan untuk menghentikan proyek yang gagal juga bisa dilihat sebagai tanda kedisiplinan strategis."</text:span></text:p>
            <text:p text:style-name="Text_20_body"><text:span text:style-name="Strong_20_Emphasis"><text:span text:style-name="T1">Jawaban (Isi untuk Subbab 4.1: Mengapa Perusahaan Inovatif Juga Mengalami Kegagalan?):</text:span></text:span></text:p>
            <text:p text:style-name="Text_20_body"><text:span text:style-name="T1">Mungkin terdengar paradoks: bagaimana mungkin perusahaan secerdas, sekaya, dan sehebat Google, yang dipenuhi oleh talenta-talenta terbaik dunia, </text:span><text:soft-page-break/><text:span text:style-name="T1">bisa begitu sering meluncurkan produk yang akhirnya 'mati' dan berakhir di 'Google Graveyard'? Jawabannya sederhana namun fundamental: </text:span><text:span text:style-name="Strong_20_Emphasis"><text:span text:style-name="T1">inovasi sejati selalu mengandung risiko</text:span></text:span><text:span text:style-name="T1">. Mendorong batas-batas kemungkinan, mencoba menciptakan sesuatu yang benar-benar baru, ibarat menjelajahi wilayah tak dikenal; tidak semua jalan akan menuju harta karun, banyak yang berakhir di jalan buntu. Analogi lainnya seperti dalam olahraga: bahkan pemukul </text:span><text:span text:style-name="Emphasis"><text:span text:style-name="T1">home run</text:span></text:span><text:span text:style-name="T1"> terhebat pun tidak selalu berhasil di setiap kesempatan. Semakin ambisius sebuah perusahaan dalam berinovasi, semakin besar pula kemungkinan beberapa usahanya tidak akan berhasil.</text:span></text:p>
            <text:p text:style-name="Text_20_body"><text:span text:style-name="T1">Kegagalan dalam konteks perusahaan teknologi besar seperti Google jarang disebabkan oleh satu faktor tunggal. Biasanya, ini adalah kombinasi dari berbagai tantangan. Berikut adalah beberapa alasan umum mengapa proyek-proyek menjanjikan bisa berakhir gagal, dinamika yang berlaku di industri teknologi global yang dampaknya kita rasakan hingga hari ini, </text:span><text:span text:style-name="Strong_20_Emphasis"><text:span text:style-name="T1">Jumat, 18 April 2025</text:span></text:span><text:span text:style-name="T1">, termasuk dalam ketersediaan produk teknologi di Indonesia:</text:span></text:p>
            <text:list xml:id="list2971127741002881106" text:style-name="L60">
              <text:list-item>
                <text:p text:style-name="P180"><text:span text:style-name="Strong_20_Emphasis"><text:span text:style-name="T1">Kesalahan Strategis:</text:span></text:span><text:span text:style-name="T1"> Terkadang, sebuah produk mungkin secara teknis menarik atau 'keren', tetapi tidak benar-benar sejalan dengan arah strategis jangka panjang perusahaan atau gagal mendapatkan dukungan sumber daya yang memadai karena prioritas perusahaan berubah. </text:span></text:p>
              </text:list-item>
              <text:list-item>
                <text:p text:style-name="P180"><text:span text:style-name="Strong_20_Emphasis"><text:span text:style-name="T1">Masalah </text:span></text:span><text:span text:style-name="Strong_20_Emphasis"><text:span text:style-name="Emphasis"><text:span text:style-name="T1">Product-Market Fit</text:span></text:span></text:span><text:span text:style-name="Strong_20_Emphasis"><text:span text:style-name="T1">:</text:span></text:span><text:span text:style-name="T1"> Ini adalah salah satu penyebab paling umum. Sebuah produk, secanggih apa pun teknologinya, akan gagal jika tidak benar-benar memecahkan masalah nyata bagi sekelompok pengguna yang cukup besar, atau jika pengguna tidak melihat nilai yang cukup untuk beralih dari solusi yang sudah ada. Intinya, produk hebat secara teknis belum tentu dibutuhkan pasar. </text:span></text:p>
              </text:list-item>
              <text:list-item>
                <text:p text:style-name="P180"><text:span text:style-name="Strong_20_Emphasis"><text:span text:style-name="T1">Eksekusi yang Buruk:</text:span></text:span><text:span text:style-name="T1"> Ide bagus bisa hancur karena pelaksanaan yang buruk. Ini bisa berupa masalah teknis yang mengganggu (bug), pengalaman pengguna (UX) yang membingungkan, strategi pemasaran yang gagal menjangkau audiens yang tepat, atau peluncuran yang terburu-buru sebelum produk benar-benar siap. </text:span></text:p>
              </text:list-item>
              <text:list-item>
                <text:p text:style-name="P180"><text:span text:style-name="Strong_20_Emphasis"><text:span text:style-name="T1">Waktu yang Tidak Tepat (</text:span></text:span><text:span text:style-name="Strong_20_Emphasis"><text:span text:style-name="Emphasis"><text:span text:style-name="T1">Timing</text:span></text:span></text:span><text:span text:style-name="Strong_20_Emphasis"><text:span text:style-name="T1">):</text:span></text:span><text:span text:style-name="T1"> Meluncurkan produk bisa seperti berselancar – momentum adalah segalanya. Produk bisa gagal karena diluncurkan </text:span><text:span text:style-name="Emphasis"><text:span text:style-name="T1">terlalu dini</text:span></text:span><text:span text:style-name="T1">, saat teknologinya belum cukup matang atau pasar (dan infrastruktur pendukungnya) belum siap menerimanya (bayangkan meluncurkan aplikasi video streaming canggih saat koneksi internet mayoritas pengguna masih lambat). Sebaliknya, produk juga </text:span><text:soft-page-break/><text:span text:style-name="T1">bisa gagal karena </text:span><text:span text:style-name="Emphasis"><text:span text:style-name="T1">terlalu lambat</text:span></text:span><text:span text:style-name="T1">, memasuki pasar yang sudah jenuh atau didominasi oleh pesaing yang geraknya lebih cepat. </text:span></text:p>
              </text:list-item>
              <text:list-item>
                <text:p text:style-name="P180"><text:span text:style-name="Strong_20_Emphasis"><text:span text:style-name="T1">Persaingan:</text:span></text:span><text:span text:style-name="T1"> Lanskap teknologi sangat kompetitif. Pesaing yang kuat dapat merespons dengan cepat, meniru fitur, atau menggunakan kekuatan pasar mereka untuk menghambat pendatang baru. Terkadang, pasar memang sudah terlalu ramai untuk pemain baru bisa mendapatkan pijakan yang kuat. </text:span></text:p>
              </text:list-item>
              <text:list-item>
                <text:p text:style-name="P180"><text:span text:style-name="Strong_20_Emphasis"><text:span text:style-name="T1">Kompleksitas Internal:</text:span></text:span><text:span text:style-name="T1"> Semakin besar perusahaan, semakin besar potensi munculnya birokrasi, politik kantor, perebutan sumber daya antar divisi, atau kurangnya 'sponsor' internal yang kuat di tingkat eksekutif untuk memperjuangkan sebuah proyek baru. Ide brilian bisa mati perlahan karena terperangkap dalam kerumitan internal. </text:span></text:p>
              </text:list-item>
              <text:list-item>
                <text:p text:style-name="P49"><text:span text:style-name="Strong_20_Emphasis"><text:span text:style-name="T1">Perubahan Teknologi atau Tren Pasar:</text:span></text:span><text:span text:style-name="T1"> Dunia teknologi bergerak sangat cepat. Sebuah produk yang relevan hari ini bisa menjadi usang besok karena munculnya teknologi baru atau pergeseran preferensi konsumen yang tidak diantisipasi. </text:span></text:p>
              </text:list-item>
            </text:list>
            <text:p text:style-name="Text_20_body"><text:span text:style-name="T1">Penting untuk dicatat, dalam budaya inovasi yang sehat, kemampuan untuk </text:span><text:span text:style-name="Strong_20_Emphasis"><text:span text:style-name="T1">mengakui kegagalan secara dini dan berani menghentikan proyek</text:span></text:span><text:span text:style-name="T1"> yang tidak menunjukkan harapan justru bisa dilihat sebagai tanda </text:span><text:span text:style-name="Strong_20_Emphasis"><text:span text:style-name="T1">kedisiplinan strategis</text:span></text:span><text:span text:style-name="T1">. Meskipun menyakitkan, 'menarik steker' pada proyek yang gagal memungkinkan perusahaan untuk mengalihkan sumber daya berharga (uang, waktu, talenta) ke inisiatif lain yang lebih menjanjikan. Memahami faktor-faktor umum penyebab kegagalan ini akan memberikan kita lensa yang lebih baik untuk menganalisis kasus-kasus spesifik dari 'Google Graveyard' yang akan kita bahas selanjutnya.</text:span></text:p>
            <text:p text:style-name="P2"/>
            <text:p text:style-name="P116">Saya akan menunggu perintah "YAX" dari Anda sebelum melanjutkan ke prompt berikutnya (Subbab 4.2 - Studi Kasus Google+).</text:p>
          </text:section>
          <text:section text:style-name="Sect1" text:name="feedback-form-43">
            <text:p text:style-name="P253"/>
          </text:section>
        </text:section>
        <text:section text:style-name="Sect1" text:name="5ebeac2e57f0e8a2">
          <text:p text:style-name="P116"/>
          <text:section text:style-name="Sect1" text:name="user-query-content-44">
            <text:p text:style-name="P273">yax </text:p>
          </text:section>
          <text:p text:style-name="P253">Tampilkan alur berpikir</text:p>
          <text:section text:style-name="Sect2" text:name="model-response-message-contentr_5ebeac2e57f0e8a2">
            <text:p text:style-name="Text_20_body"><text:span text:style-name="T1">Baik, saya lanjutkan dengan prompt untuk studi kasus pertama di </text:span><text:span text:style-name="Strong_20_Emphasis"><text:span text:style-name="T1">Bab 4</text:span></text:span><text:span text:style-name="T1">, yaitu </text:span><text:span text:style-name="Strong_20_Emphasis"><text:span text:style-name="T1">Subbab 4.2</text:span></text:span><text:span text:style-name="T1">:</text:span></text:p>
            <text:p text:style-name="Text_20_body"><text:span text:style-name="Strong_20_Emphasis"><text:span text:style-name="T1">Prompt:</text:span></text:span><text:span text:style-name="T1"> "Tulis analisis studi kasus mendalam mengenai Google+, upaya </text:span><text:soft-page-break/><text:span text:style-name="T1">ambisius Google untuk menantang dominasi Facebook di ranah media sosial. Jelaskan latar belakang peluncurannya pada tahun 2011 (era keemasan Facebook) dan tujuan strategis Google (menciptakan 'lapisan sosial' di seluruh produknya). Rinci fitur-fitur inovatif awalnya (seperti Circles untuk manajemen kontak, Hangouts untuk video chat grup). Analisis secara kritis mengapa Google+ gagal mendapatkan traksi pengguna yang signifikan di luar kalangan 'early adopters' dan penggemar Google: Apakah konsepnya terlalu membingungkan? Apakah strategi integrasi paksa dengan layanan Google lain (seperti YouTube) justru menjadi bumerang? Apakah ia gagal menawarkan nilai unik yang kuat dibandingkan Facebook? Jelaskan proses 'pivoting' (misalnya, memisahkan Photos dan Hangouts) dan akhirnya keputusan untuk menutup versi konsumen Google+ pada April 2019 setelah adanya celah keamanan data."</text:span></text:p>
            <text:p text:style-name="Text_20_body"><text:span text:style-name="Strong_20_Emphasis"><text:span text:style-name="T1">Jawaban (Isi untuk Subbab 4.2: Studi Kasus 1: Google+ (Upaya Menantang Media Sosial)):</text:span></text:span></text:p>
            <text:p text:style-name="Text_20_body"><text:span text:style-name="T1">Di antara semua penghuni 'Google Graveyard', mungkin </text:span><text:span text:style-name="Strong_20_Emphasis"><text:span text:style-name="T1">Google+</text:span></text:span><text:span text:style-name="T1"> adalah yang paling ambisius, paling disorot, dan kegagalannya paling banyak dianalisis. Diluncurkan dengan kemeriahan besar pada Juni 2011, Google+ adalah jawaban Google terhadap satu ancaman eksistensial yang dirasakan: dominasi </text:span><text:span text:style-name="Strong_20_Emphasis"><text:span text:style-name="T1">Facebook</text:span></text:span><text:span text:style-name="T1"> yang saat itu sedang berada di puncak kejayaannya. Facebook bukan hanya tempat berbagi foto liburan; ia dengan cepat menjadi pusat identitas online, grafik sosial (peta hubungan antar manusia), dan sumber sinyal berharga tentang minat pengguna—semua ini berpotensi menggerus relevansi Google Search dan bisnis iklannya jika Google tidak ikut bermain. Maka, lahirlah Google+, sebuah proyek raksasa dengan tujuan strategis untuk menciptakan </text:span><text:span text:style-name="Strong_20_Emphasis"><text:span text:style-name="T1">'lapisan sosial' (social layer)</text:span></text:span><text:span text:style-name="T1"> yang terintegrasi di seluruh ekosistem produk Google.</text:span></text:p>
            <text:p text:style-name="P116">Awalnya, Google+ memperkenalkan beberapa fitur yang terasa segar dan inovatif, mencoba mengatasi kelemahan yang dirasakan pada Facebook:</text:p>
            <text:list xml:id="list2394110366415562761" text:style-name="L61">
              <text:list-item>
                <text:p text:style-name="P181"><text:span text:style-name="Strong_20_Emphasis"><text:span text:style-name="T1">Circles (Lingkaran):</text:span></text:span><text:span text:style-name="T1"> Fitur andalan yang memungkinkan pengguna mengelompokkan kontak mereka (misalnya, 'Teman Dekat', 'Keluarga', 'Rekan Kerja') dan berbagi pembaruan status hanya dengan lingkaran tertentu. Ini menawarkan kontrol privasi yang lebih granular dibandingkan model 'teman semua orang' Facebook saat itu. </text:span></text:p>
              </text:list-item>
              <text:list-item>
                <text:p text:style-name="P181"><text:span text:style-name="Strong_20_Emphasis"><text:span text:style-name="T1">Hangouts:</text:span></text:span><text:span text:style-name="T1"> Layanan obrolan video grup berkualitas tinggi yang mulus dan mudah digunakan, jauh melampaui apa yang ditawarkan pesaing </text:span><text:soft-page-break/><text:span text:style-name="T1">pada masa awal peluncurannya. Fitur ini sangat dipuji. </text:span></text:p>
              </text:list-item>
              <text:list-item>
                <text:p text:style-name="P50"><text:span text:style-name="Strong_20_Emphasis"><text:span text:style-name="T1">Desain Bersih:</text:span></text:span><text:span text:style-name="T1"> Antarmuka Google+ terasa lebih rapi dan modern dibandingkan Facebook yang mulai terasa 'penuh'. </text:span></text:p>
              </text:list-item>
            </text:list>
            <text:p text:style-name="Text_20_body"><text:span text:style-name="T1">Namun, antusiasme awal dari para </text:span><text:span text:style-name="Emphasis"><text:span text:style-name="T1">early adopters</text:span></text:span><text:span text:style-name="T1"> dan penggemar teknologi tidak pernah berhasil diterjemahkan menjadi adopsi massal. Mengapa upaya habis-habisan dari raksasa teknologi ini gagal total menantang Facebook, termasuk di pasar sebesar Indonesia di mana penetrasi Facebook sangat tinggi? Analisis kritis menunjuk pada beberapa faktor kunci:</text:span></text:p>
            <text:list xml:id="list8003065230634701980" text:style-name="L62">
              <text:list-item>
                <text:p text:style-name="P182"><text:span text:style-name="Strong_20_Emphasis"><text:span text:style-name="T1">Konsep yang Membingungkan &amp; Kurang Menarik:</text:span></text:span><text:span text:style-name="T1"> Bagi pengguna biasa, proposisi nilai Google+ tidak pernah benar-benar jelas. Apakah ini pengganti Facebook? Tempat berbagi minat seperti Pinterest? Alat kolaborasi? Ketidakjelasan tujuan membuatnya sulit diadopsi. Orang sudah punya Facebook untuk teman dan keluarga, Twitter untuk berita singkat, LinkedIn untuk profesional; Google+ terasa seperti 'jejaring sosial untuk apa?' </text:span></text:p>
              </text:list-item>
              <text:list-item>
                <text:p text:style-name="P182"><text:span text:style-name="Strong_20_Emphasis"><text:span text:style-name="T1">Efek Jaringan yang Bekerja Melawan Google:</text:span></text:span><text:span text:style-name="T1"> Jejaring sosial sangat bergantung pada efek jaringan—nilai platform meningkat seiring banyaknya teman Anda yang menggunakannya. Google+ menghadapi masalah 'ayam dan telur': orang tidak mau aktif karena teman mereka tidak ada di sana, dan teman mereka tidak mau bergabung karena tidak ada yang aktif. Ia dengan cepat mendapatkan reputasi sebagai </text:span><text:span text:style-name="Strong_20_Emphasis"><text:span text:style-name="T1">'kota hantu' (ghost town)</text:span></text:span><text:span text:style-name="T1">. </text:span></text:p>
              </text:list-item>
              <text:list-item>
                <text:p text:style-name="P182"><text:span text:style-name="Strong_20_Emphasis"><text:span text:style-name="T1">Strategi Integrasi Paksa yang Menjadi Bumerang:</text:span></text:span><text:span text:style-name="T1"> Ini mungkin kesalahan strategis terbesar Google. Dalam upaya putus asa untuk mendongkrak jumlah pengguna aktif, Google mulai 'memaksa' pengguna layanan populernya untuk memiliki atau menggunakan akun Google+. Contoh paling mencolok adalah perubahan pada sistem komentar </text:span><text:span text:style-name="Strong_20_Emphasis"><text:span text:style-name="T1">YouTube</text:span></text:span><text:span text:style-name="T1"> yang mewajibkan pengguna login dengan akun Google+, sebuah langkah yang menimbulkan kemarahan dan protes luas dari komunitas kreator dan penonton. Alih-alih menarik pengguna, strategi ini justru menciptakan </text:span><text:span text:style-name="Strong_20_Emphasis"><text:span text:style-name="T1">sentimen negatif</text:span></text:span><text:span text:style-name="T1"> dan resistensi terhadap platform tersebut. </text:span></text:p>
              </text:list-item>
              <text:list-item>
                <text:p text:style-name="P51"><text:span text:style-name="Strong_20_Emphasis"><text:span text:style-name="T1">Gagal Menawarkan Nilai Unik yang Cukup Kuat:</text:span></text:span><text:span text:style-name="T1"> Meskipun Circles dan Hangouts inovatif, fitur-fitur ini (atau variasinya) dengan cepat ditiru atau dikembangkan oleh pesaing. Google+ gagal mempertahankan keunggulan fitur yang cukup signifikan untuk menarik pengguna keluar </text:span><text:soft-page-break/><text:span text:style-name="T1">dari ekosistem Facebook yang sudah mapan dan nyaman bagi mereka. </text:span></text:p>
              </text:list-item>
            </text:list>
            <text:p text:style-name="Text_20_body"><text:span text:style-name="T1">Menyadari visi awal lapisan sosialnya gagal, Google mulai melakukan </text:span><text:span text:style-name="Strong_20_Emphasis"><text:span text:style-name="T1">'pivoting'</text:span></text:span><text:span text:style-name="T1">. Mereka secara bertahap 'membongkar' Google+ dan memisahkan fitur-fitur terbaiknya menjadi produk mandiri. </text:span><text:span text:style-name="Strong_20_Emphasis"><text:span text:style-name="T1">Google Photos</text:span></text:span><text:span text:style-name="T1">, yang berawal dari fitur foto di Google+, menjadi layanan penyimpanan dan pengelolaan foto berbasis cloud yang sangat sukses. </text:span><text:span text:style-name="Strong_20_Emphasis"><text:span text:style-name="T1">Hangouts</text:span></text:span><text:span text:style-name="T1"> juga dipisahkan dan dikembangkan lebih lanjut sebagai platform komunikasi. Google+ sendiri mencoba mengubah fokus beberapa kali, terakhir lebih ke arah platform berbasis minat (interest-based network).</text:span></text:p>
            <text:p text:style-name="Text_20_body"><text:span text:style-name="T1">Pukulan terakhir datang pada tahun 2018 ketika Google mengungkapkan adanya </text:span><text:span text:style-name="Strong_20_Emphasis"><text:span text:style-name="T1">celah keamanan data</text:span></text:span><text:span text:style-name="T1"> pada API Google+ yang berpotensi mengekspos data pribadi ratusan ribu pengguna (meskipun Google menyatakan tidak ada bukti penyalahgunaan). Insiden ini menjadi alasan akhir bagi Google untuk mempercepat penutupan platform yang memang sudah lama sekarat itu. Versi konsumen Google+ resmi </text:span><text:span text:style-name="Strong_20_Emphasis"><text:span text:style-name="T1">ditutup pada 2 April 2019</text:span></text:span><text:span text:style-name="T1">.</text:span></text:p>
            <text:p text:style-name="Text_20_body"><text:span text:style-name="T1">Kisah Google+ menjadi pelajaran berharga tentang betapa sulitnya menggoyahkan dominasi jejaring sosial yang sudah mapan, bahaya memaksakan produk pada pengguna, dan pentingnya memiliki proposisi nilai yang jelas dan menarik sejak awal. Sementara Google+ telah lama tiada, Facebook (sekarang Meta), meskipun menghadapi tantangannya sendiri, masih bertahan sebagai pemain utama di lanskap sosial global hingga hari ini, </text:span><text:span text:style-name="Strong_20_Emphasis"><text:span text:style-name="T1">Jumat, 18 April 2025</text:span></text:span><text:span text:style-name="T1">.</text:span></text:p>
            <text:p text:style-name="P2"/>
            <text:p text:style-name="P116">Saya akan menunggu perintah "YAX" dari Anda sebelum melanjutkan ke prompt berikutnya (Subbab 4.3 - Studi Kasus Google Glass).</text:p>
          </text:section>
          <text:section text:style-name="Sect1" text:name="feedback-form-44">
            <text:p text:style-name="P253"/>
          </text:section>
        </text:section>
        <text:section text:style-name="Sect1" text:name="c9e1e99e3b35c810">
          <text:p text:style-name="P116"/>
          <text:section text:style-name="Sect1" text:name="user-query-content-45">
            <text:p text:style-name="P273">yax </text:p>
          </text:section>
          <text:p text:style-name="P253">Tampilkan alur berpikir</text:p>
          <text:section text:style-name="Sect2" text:name="model-response-message-contentr_c9e1e99e3b35c810">
            <text:p text:style-name="Text_20_body"><text:span text:style-name="T1">Baik, saya lanjutkan dengan prompt untuk studi kasus kedua di </text:span><text:span text:style-name="Strong_20_Emphasis"><text:span text:style-name="T1">Bab 4</text:span></text:span><text:span text:style-name="T1">, yaitu </text:span><text:span text:style-name="Strong_20_Emphasis"><text:span text:style-name="T1">Subbab 4.3</text:span></text:span><text:span text:style-name="T1">:</text:span></text:p>
            <text:p text:style-name="Text_20_body"><text:span text:style-name="Strong_20_Emphasis"><text:span text:style-name="T1">Prompt:</text:span></text:span><text:span text:style-name="T1"> "Tulis analisis studi kasus mendalam mengenai Google Glass, salah satu proyek perangkat keras paling ambisius dan kontroversial dari Google X (sekarang X Development). Deskripsikan visi awal di balik Project Glass </text:span><text:soft-page-break/><text:span text:style-name="T1">(diluncurkan untuk pengembang/Explorer Edition pada 2013): sebuah komputer 'wearable' berbentuk kacamata dengan layar 'heads-up display' untuk akses informasi instan dan augmented reality. Jelaskan antusiasme awal dan liputan media yang luas. Kemudian, analisis secara mendalam faktor-faktor kegagalannya di pasar konsumen: [1] </text:span><text:span text:style-name="Strong_20_Emphasis"><text:span text:style-name="T1">Isu Privasi:</text:span></text:span><text:span text:style-name="T1"> Kekhawatiran publik tentang potensi perekaman video/audio secara diam-diam, memunculkan istilah ejekan 'Glasshole'. [2] </text:span><text:span text:style-name="Strong_20_Emphasis"><text:span text:style-name="T1">Harga:</text:span></text:span><text:span text:style-name="T1"> Biaya $1500 untuk Explorer Edition terlalu mahal bagi konsumen umum. [3] </text:span><text:span text:style-name="Strong_20_Emphasis"><text:span text:style-name="T1">Desain &amp; Usabilitas:</text:span></text:span><text:span text:style-name="T1"> Tampilan yang dianggap aneh, daya tahan baterai yang terbatas, dan antarmuka yang belum matang. [4] </text:span><text:span text:style-name="Strong_20_Emphasis"><text:span text:style-name="T1">Kurangnya 'Killer App':</text:span></text:span><text:span text:style-name="T1"> Tidak ada kasus penggunaan yang benar-benar wajib dimiliki. Jelaskan bagaimana Google akhirnya menarik versi konsumen dan memfokuskan kembali teknologi Glass untuk pasar enterprise (Glass Enterprise Edition)."</text:span></text:p>
            <text:p text:style-name="Text_20_body"><text:span text:style-name="Strong_20_Emphasis"><text:span text:style-name="T1">Jawaban (Isi untuk Subbab 4.3: Studi Kasus 2: Google Glass (Kontroversi Privasi dan Adopsi Pasar)):</text:span></text:span></text:p>
            <text:p text:style-name="Text_20_body"><text:span text:style-name="T1">Jika Google+ adalah pertaruhan besar Google di ranah </text:span><text:span text:style-name="Emphasis"><text:span text:style-name="T1">perangkat lunak</text:span></text:span><text:span text:style-name="T1"> sosial, maka </text:span><text:span text:style-name="Strong_20_Emphasis"><text:span text:style-name="T1">Google Glass</text:span></text:span><text:span text:style-name="T1"> adalah lompatan ambisius mereka ke dunia </text:span><text:span text:style-name="Emphasis"><text:span text:style-name="T1">perangkat keras</text:span></text:span><text:span text:style-name="T1"> futuristik, lahir dari laboratorium 'proyek gila' mereka, Google X (sekarang X Development). Visi di balik Project Glass sungguh memukau, terasa seperti fiksi ilmiah yang menjadi kenyataan: sebuah komputer mini yang terintegrasi ke dalam bingkai kacamata, memproyeksikan informasi digital langsung ke bidang pandang pengguna melalui layar transparan kecil (</text:span><text:span text:style-name="Emphasis"><text:span text:style-name="T1">heads-up display</text:span></text:span><text:span text:style-name="T1"> atau HUD). Bayangkan mendapatkan notifikasi, petunjuk arah navigasi, terjemahan bahasa, atau bahkan mengambil foto dan video, semuanya tanpa perlu merogoh ponsel—cukup dengan perintah suara atau sentuhan ringan pada bingkai kacamata. Ini adalah salah satu upaya paling awal untuk membawa </text:span><text:span text:style-name="Emphasis"><text:span text:style-name="T1">augmented reality</text:span></text:span><text:span text:style-name="T1"> (AR) ke khalayak luas.</text:span></text:p>
            <text:p text:style-name="Text_20_body"><text:span text:style-name="T1">Antusiasme awal pada tahun 2012-2013 sungguh luar biasa. Demonstrasi publik yang dramatis (seperti penerjun payung yang mendarat di atap gedung konferensi Google I/O sambil menyiarkan pandangan mereka melalui Glass) memicu liputan media global yang masif. Google meluncurkan produk ini secara eksklusif melalui "Explorer Program" pada tahun 2013, menjualnya seharga </text:span><text:span text:style-name="Strong_20_Emphasis"><text:span text:style-name="T1">$1500</text:span></text:span><text:span text:style-name="T1"> kepada para pengembang dan </text:span><text:span text:style-name="Emphasis"><text:span text:style-name="T1">early adopter</text:span></text:span><text:span text:style-name="T1"> terpilih, menciptakan aura teknologi canggih yang sangat didambakan.</text:span></text:p>
            <text:p text:style-name="P116">Namun, seiring Glass mulai terlihat dipakai di ruang publik, antusiasme dengan cepat berubah menjadi skeptisisme, kecanggungan, dan bahkan penolakan <text:soft-page-break/>keras. Kegagalan Google Glass menembus pasar konsumen disebabkan oleh kombinasi beberapa faktor krusial:</text:p>
            <text:list xml:id="list5184884951012971628" text:style-name="L63">
              <text:list-item>
                <text:p text:style-name="P183"><text:span text:style-name="Strong_20_Emphasis"><text:span text:style-name="T1">Bom Waktu Privasi dan Penolakan Sosial:</text:span></text:span><text:span text:style-name="T1"> Ini adalah faktor pembunuh utama. Kemampuan Glass untuk merekam video dan audio dengan relatif mudah dan tidak terlalu mencolok menimbulkan kekhawatiran besar tentang privasi. Orang merasa tidak nyaman dan terancam diawasi atau direkam secara diam-diam oleh pemakai Glass. Kekhawatiran ini, yang relevan secara universal termasuk dalam konteks norma sosial di Indonesia, melahirkan istilah ejekan </text:span><text:span text:style-name="Strong_20_Emphasis"><text:span text:style-name="T1">"Glasshole"</text:span></text:span><text:span text:style-name="T1"> untuk menyebut pengguna Glass yang dianggap mengganggu atau tidak peka secara sosial. Banyak tempat umum seperti bar, restoran, dan bioskop mulai melarang penggunaan Glass, menciptakan stigma negatif yang kuat. </text:span></text:p>
              </text:list-item>
              <text:list-item>
                <text:p text:style-name="P183"><text:span text:style-name="Strong_20_Emphasis"><text:span text:style-name="T1">Harga Selangit:</text:span></text:span><text:span text:style-name="T1"> Dengan banderol $1500, Glass Explorer Edition jelas bukan produk untuk pasar massal. Harganya yang sangat mahal membuatnya lebih sebagai simbol status bagi penggemar teknologi kaya daripada alat praktis bagi konsumen rata-rata. </text:span></text:p>
              </text:list-item>
              <text:list-item>
                <text:p text:style-name="P183"><text:span text:style-name="Strong_20_Emphasis"><text:span text:style-name="T1">Desain yang Mencolok dan Masalah Usabilitas:</text:span></text:span><text:span text:style-name="T1"> Meskipun futuristik, desain Glass dianggap aneh, kikuk, dan terlalu mencolok oleh sebagian besar orang. Ia tidak terlihat seperti kacamata biasa. Selain itu, </text:span><text:span text:style-name="Strong_20_Emphasis"><text:span text:style-name="T1">daya tahan baterainya sangat terbatas</text:span></text:span><text:span text:style-name="T1">, seringkali hanya bertahan beberapa jam dengan penggunaan aktif. Antarmuka pengguna, yang mengandalkan touchpad kecil di samping dan perintah suara, juga masih terasa belum intuitif dan sempurna. </text:span></text:p>
              </text:list-item>
              <text:list-item>
                <text:p text:style-name="P52"><text:span text:style-name="Strong_20_Emphasis"><text:span text:style-name="T1">Tidak Ada 'Killer App' yang Jelas:</text:span></text:span><text:span text:style-name="T1"> Mungkin masalah paling mendasar adalah Glass gagal menjawab pertanyaan: "Untuk apa sebenarnya saya </text:span><text:span text:style-name="Emphasis"><text:span text:style-name="T1">membutuhkan</text:span></text:span><text:span text:style-name="T1"> alat ini setiap hari?" Tidak ada satu pun fungsi atau aplikasi yang benar-benar esensial atau 'wajib punya' yang membuat orang merasa sepadan dengan harga mahal dan potensi kecanggungan sosialnya. Kegunaannya terasa sporadis dan lebih sebagai 'nice-to-have' daripada 'must-have'. </text:span></text:p>
              </text:list-item>
            </text:list>
            <text:p text:style-name="Text_20_body"><text:span text:style-name="T1">Menghadapi realitas penolakan pasar konsumen dan kritik yang meluas, Google akhirnya menghentikan penjualan Explorer Edition pada Januari 2015. Namun, Google tidak sepenuhnya mematikan teknologi ini. Mereka menyadari bahwa meskipun gagal di pasar konsumen, teknologi hands-free dan akses informasi instan Glass memiliki potensi di </text:span><text:span text:style-name="Strong_20_Emphasis"><text:span text:style-name="T1">lingkungan kerja profesional atau industri (enterprise)</text:span></text:span><text:span text:style-name="T1">. Google kemudian meluncurkan </text:span><text:span text:style-name="Strong_20_Emphasis"><text:span text:style-name="T1">Glass Enterprise Edition</text:span></text:span><text:span text:style-name="T1"> (dan </text:span><text:soft-page-break/><text:span text:style-name="T1">versi-versi berikutnya), yang dirancang khusus untuk pekerja di bidang manufaktur, logistik, atau layanan lapangan, di mana akses informasi tanpa menggunakan tangan dapat meningkatkan efisiensi dan keselamatan. Di ceruk pasar inilah, jauh dari sorotan publik, teknologi Glass menemukan kehidupan keduanya dan mungkin masih digunakan di beberapa industri spesifik hingga hari ini, </text:span><text:span text:style-name="Strong_20_Emphasis"><text:span text:style-name="T1">Jumat, 18 April 2025</text:span></text:span><text:span text:style-name="T1">.</text:span></text:p>
            <text:p text:style-name="P116">Kisah Google Glass menjadi pelajaran penting bagi industri teknologi tentang krusialnya mempertimbangkan implikasi sosial dan etika—terutama privasi—sebelum meluncurkan teknologi baru yang berpotensi intrusif. Ia juga menyoroti pentingnya desain yang diterima secara sosial, usabilitas yang matang, harga yang wajar, dan proposisi nilai yang jelas bagi konsumen. Pelajaran dari Glass terus relevan dalam pengembangan kacamata pintar dan headset AR/VR generasi berikutnya.</text:p>
            <text:p text:style-name="P2"/>
            <text:p text:style-name="P116">Saya akan menunggu perintah "YAX" dari Anda sebelum melanjutkan ke prompt berikutnya (Subbab 4.4 - Studi Kasus Google Wave).</text:p>
          </text:section>
          <text:section text:style-name="Sect1" text:name="feedback-form-45">
            <text:p text:style-name="P253"/>
          </text:section>
        </text:section>
        <text:section text:style-name="Sect1" text:name="dad3186f07a25885">
          <text:p text:style-name="P116"/>
          <text:section text:style-name="Sect1" text:name="user-query-content-46">
            <text:p text:style-name="P273">yax </text:p>
          </text:section>
          <text:p text:style-name="P253">Tampilkan alur berpikir</text:p>
          <text:section text:style-name="Sect2" text:name="model-response-message-contentr_dad3186f07a25885">
            <text:p text:style-name="Text_20_body"><text:span text:style-name="T1">Baik, saya lanjutkan dengan prompt untuk studi kasus ketiga di </text:span><text:span text:style-name="Strong_20_Emphasis"><text:span text:style-name="T1">Bab 4</text:span></text:span><text:span text:style-name="T1">, yaitu </text:span><text:span text:style-name="Strong_20_Emphasis"><text:span text:style-name="T1">Subbab 4.4</text:span></text:span><text:span text:style-name="T1">:</text:span></text:p>
            <text:p text:style-name="Text_20_body"><text:span text:style-name="Strong_20_Emphasis"><text:span text:style-name="T1">Prompt:</text:span></text:span><text:span text:style-name="T1"> "Tulis analisis studi kasus mendalam mengenai Google Wave, sebuah platform komunikasi dan kolaborasi real-time yang sangat inovatif namun berumur pendek. Deskripsikan peluncurannya yang penuh sensasi (Google I/O 2009), visi ambisiusnya untuk menggabungkan email, instant messaging, dan wiki dalam satu wadah ('wave'). Rinci konsep-konsep intinya (waves, real-time collaborative editing, extensions). Analisis mengapa, meskipun teknologinya mengesankan, Google Wave gagal diadopsi secara luas: Apakah konsepnya terlalu radikal dan sulit dipahami oleh pengguna awam? Apakah ia mencoba memecahkan terlalu banyak masalah sekaligus? Apakah kurangnya integrasi dengan alur kerja yang ada menjadi penghalang? Jelaskan keputusan Google untuk menghentikan pengembangan aktif pada tahun 2010 dan akhirnya menutup layanan pada tahun 2012 (sebelum membuka sebagian kodenya sebagai proyek Apache Wave)."</text:span></text:p>
            <text:p text:style-name="Text_20_body"><text:soft-page-break/><text:span text:style-name="Strong_20_Emphasis"><text:span text:style-name="T1">Jawaban (Isi untuk Subbab 4.4: Studi Kasus 3: Google Wave (Komunikasi Ambisius yang Terlalu Kompleks?)):</text:span></text:span></text:p>
            <text:p text:style-name="Text_20_body"><text:span text:style-name="T1">Jika Google+ adalah upaya menaklukkan masa kini (jejaring sosial), dan Google Glass adalah lompatan ke masa depan (wearable AR), maka </text:span><text:span text:style-name="Strong_20_Emphasis"><text:span text:style-name="T1">Google Wave</text:span></text:span><text:span text:style-name="T1"> adalah eksperimen radikal untuk </text:span><text:span text:style-name="Emphasis"><text:span text:style-name="T1">menciptakan kembali</text:span></text:span><text:span text:style-name="T1"> cara kita berkomunikasi dan berkolaborasi secara online dari dasar. Diluncurkan dengan presentasi demo yang sangat panjang dan penuh 'wow factor' di konferensi Google I/O pada Mei 2009 oleh penciptanya (Lars dan Jens Rasmussen, duo bersaudara yang juga turut menciptakan Google Maps), Wave langsung memicu gelombang antusiasme (dan kebingungan) di dunia teknologi.</text:span></text:p>
            <text:p text:style-name="Text_20_body"><text:span text:style-name="T1">Visi di balik Wave sungguh ambisius: ia bertujuan untuk menggantikan email, instant messaging (IM), dan bahkan sebagian fungsi dokumen kolaboratif atau wiki, dengan sebuah platform tunggal yang terpadu. Unit dasarnya bukanlah 'pesan' atau 'dokumen', melainkan sebuah </text:span><text:span text:style-name="Strong_20_Emphasis"><text:span text:style-name="T1">"wave"</text:span></text:span><text:span text:style-name="T1">. Bayangkan 'wave' ini seperti sebuah ruang percakapan dan dokumen bersama yang hidup, di mana Anda bisa menambahkan orang lain, mengetik pesan, menyisipkan gambar atau gadget, dan bahkan mengedit teks secara bersama-sama.</text:span></text:p>
            <text:p text:style-name="P116">Konsep inti Wave meliputi:</text:p>
            <text:list xml:id="list3990814654851286529" text:style-name="L64">
              <text:list-item>
                <text:p text:style-name="P184"><text:span text:style-name="Strong_20_Emphasis"><text:span text:style-name="T1">Waves sebagai Wadah:</text:span></text:span><text:span text:style-name="T1"> Setiap wave adalah utas percakapan/dokumen unik yang bisa dibagikan dan dimodifikasi oleh para pesertanya. </text:span></text:p>
              </text:list-item>
              <text:list-item>
                <text:p text:style-name="P184"><text:span text:style-name="Strong_20_Emphasis"><text:span text:style-name="T1">Kolaborasi Real-Time Ekstrem:</text:span></text:span><text:span text:style-name="T1"> Fitur paling mencolok adalah kemampuan untuk melihat orang lain mengetik </text:span><text:span text:style-name="Emphasis"><text:span text:style-name="T1">karakter demi karakter</text:span></text:span><text:span text:style-name="T1"> secara langsung di dalam wave. Anda bisa melihat kalimat terbentuk (dan dihapus) secara real-time. </text:span></text:p>
              </text:list-item>
              <text:list-item>
                <text:p text:style-name="P184"><text:span text:style-name="Strong_20_Emphasis"><text:span text:style-name="T1">Playback (Pemutaran Ulang):</text:span></text:span><text:span text:style-name="T1"> Kemampuan untuk 'memutar ulang' sejarah sebuah wave dari awal, melihat bagaimana percakapan atau dokumen tersebut berkembang langkah demi langkah. </text:span></text:p>
              </text:list-item>
              <text:list-item>
                <text:p text:style-name="P53"><text:span text:style-name="Strong_20_Emphasis"><text:span text:style-name="T1">Ekstensi (Robots &amp; Gadgets):</text:span></text:span><text:span text:style-name="T1"> Kemampuan untuk menyematkan aplikasi mini (gadgets) atau bot otomatis (robots) langsung ke dalam wave untuk menambahkan fungsionalitas (misalnya, polling, peta, atau bahkan bot penerjemah). </text:span></text:p>
              </text:list-item>
            </text:list>
            <text:p text:style-name="P116">Secara teknis, Wave adalah sebuah pencapaian yang mengesankan. Namun, di sinilah letak ironinya: kecanggihan teknisnya justru menjadi salah satu sumber kegagalannya untuk diadopsi secara luas. Mengapa platform se-inovatif ini bernasib begitu singkat?</text:p>
            <text:list xml:id="list2505371941826030840" text:style-name="L65">
              <text:list-item>
                <text:p text:style-name="P185"><text:soft-page-break/><text:span text:style-name="Strong_20_Emphasis"><text:span text:style-name="T1">Konsep Terlalu Abstrak dan Membingungkan:</text:span></text:span><text:span text:style-name="T1"> Bagi pengguna awam (dan bahkan banyak pengguna teknis), metafora "wave" sulit dipahami. Pertanyaan mendasar seperti "Kapan saya harus menggunakan Wave alih-alih email atau IM?" atau "Bagaimana cara mengelola semua wave ini?" tidak pernah terjawab dengan jelas. Kurva belajarnya terlalu curam. </text:span></text:p>
              </text:list-item>
              <text:list-item>
                <text:p text:style-name="P185"><text:span text:style-name="Strong_20_Emphasis"><text:span text:style-name="T1">Kebisingan dan Beban Kognitif:</text:span></text:span><text:span text:style-name="T1"> Sifat real-time ekstrem (melihat setiap ketikan) bisa sangat mengganggu dan menciptakan </text:span><text:span text:style-name="Emphasis"><text:span text:style-name="T1">information overload</text:span></text:span><text:span text:style-name="T1">. Mengikuti percakapan dalam wave yang aktif dengan banyak peserta bisa terasa melelahkan dan kacau. </text:span></text:p>
              </text:list-item>
              <text:list-item>
                <text:p text:style-name="P185"><text:span text:style-name="Strong_20_Emphasis"><text:span text:style-name="T1">Tidak Jelas Memecahkan Masalah Spesifik Apa:</text:span></text:span><text:span text:style-name="T1"> Wave mencoba menjadi 'pisau Swiss Army' untuk komunikasi digital, tetapi akhirnya tidak benar-benar unggul secara signifikan dalam satu kasus penggunaan pun dibandingkan alat-alat yang sudah ada dan lebih fokus (Email untuk komunikasi asinkron, IM untuk obrolan cepat, Google Docs/Wiki untuk kolaborasi dokumen terstruktur). Ia terasa seperti solusi yang mencari-cari masalah. </text:span></text:p>
              </text:list-item>
              <text:list-item>
                <text:p text:style-name="P54"><text:span text:style-name="Strong_20_Emphasis"><text:span text:style-name="T1">Kesulitan Integrasi dengan Alur Kerja:</text:span></text:span><text:span text:style-name="T1"> Orang sudah memiliki kebiasaan dan alur kerja komunikasi yang mapan. Mengadopsi Wave berarti mengubah kebiasaan tersebut secara radikal, sesuatu yang sulit dilakukan tanpa manfaat yang sangat jelas dan mendesak. </text:span></text:p>
              </text:list-item>
            </text:list>
            <text:p text:style-name="Text_20_body"><text:span text:style-name="T1">Meskipun undangan awal untuk mencoba Wave sangat diburu, antusiasme dengan cepat memudar saat pengguna mulai bergulat dengan kompleksitasnya. Adopsi gagal lepas landas. Menyadari hal ini, Google membuat pengumuman yang mengejutkan pada Agustus 2010—hanya sekitar setahun setelah peluncuran—bahwa mereka akan </text:span><text:span text:style-name="Strong_20_Emphasis"><text:span text:style-name="T1">menghentikan pengembangan aktif</text:span></text:span><text:span text:style-name="T1"> Google Wave sebagai produk mandiri. Layanan itu sendiri akhirnya </text:span><text:span text:style-name="Strong_20_Emphasis"><text:span text:style-name="T1">ditutup sepenuhnya pada April 2012</text:span></text:span><text:span text:style-name="T1">. Sebagian teknologi intinya kemudian dilepas sebagai proyek </text:span><text:span text:style-name="Emphasis"><text:span text:style-name="T1">open-source</text:span></text:span><text:span text:style-name="T1"> di bawah naungan Apache Software Foundation (Apache Wave), namun proyek itu pun tidak banyak berkembang.</text:span></text:p>
            <text:p text:style-name="Text_20_body"><text:span text:style-name="T1">Kisah Google Wave menjadi pelajaran klasik dalam desain produk: inovasi teknis saja tidak cukup. Produk juga harus mudah dipahami, memecahkan masalah nyata pengguna dengan cara yang lebih baik dari alternatif yang ada, dan idealnya, terintegrasi dengan alur kerja pengguna. </text:span><text:span text:style-name="Strong_20_Emphasis"><text:span text:style-name="T1">Menariknya</text:span></text:span><text:span text:style-name="T1">, beberapa ide inti Wave, seperti kolaborasi dokumen real-time, kemudian berhasil diimplementasikan dan menjadi fitur kunci kesuksesan produk Google lainnya </text:span><text:soft-page-break/><text:span text:style-name="T1">seperti Google Docs dan Google Workspace—menunjukkan bahwa visinya mungkin tidak sepenuhnya salah, hanya saja eksekusi dan 'kemasannya' pada saat itu kurang tepat. Pelajaran ini tetap relevan bagi pengembang produk di mana pun, termasuk di Indonesia, hingga hari ini, </text:span><text:span text:style-name="Strong_20_Emphasis"><text:span text:style-name="T1">Jumat, 18 April 2025</text:span></text:span><text:span text:style-name="T1">.</text:span></text:p>
            <text:p text:style-name="P2"/>
            <text:p text:style-name="P116">Saya akan menunggu perintah "YAX" dari Anda sebelum melanjutkan ke prompt berikutnya (Subbab 4.5 - Proyek Lain yang Dihentikan).</text:p>
          </text:section>
          <text:section text:style-name="Sect1" text:name="feedback-form-46">
            <text:p text:style-name="P253"/>
          </text:section>
        </text:section>
        <text:section text:style-name="Sect1" text:name="ba9a0071f5bec0d1">
          <text:p text:style-name="P116"/>
          <text:section text:style-name="Sect1" text:name="user-query-content-47">
            <text:p text:style-name="P273">yax </text:p>
          </text:section>
          <text:p text:style-name="P253">Tampilkan alur berpikir</text:p>
          <text:section text:style-name="Sect2" text:name="model-response-message-contentr_ba9a0071f5bec0d1">
            <text:p text:style-name="Text_20_body"><text:span text:style-name="T1">Baik, saya lanjutkan dengan prompt untuk </text:span><text:span text:style-name="Strong_20_Emphasis"><text:span text:style-name="T1">Subbab 4.5</text:span></text:span><text:span text:style-name="T1">:</text:span></text:p>
            <text:p text:style-name="Text_20_body"><text:span text:style-name="Strong_20_Emphasis"><text:span text:style-name="T1">Prompt:</text:span></text:span><text:span text:style-name="T1"> "Tulis ringkasan yang membahas beberapa contoh lain dari produk atau proyek Google/Alphabet yang populer atau ambisius namun akhirnya dihentikan, untuk menunjukkan pola eksperimen dan penghentian. Pilih 2-3 contoh paling representatif dan jelaskan secara singkat:</text:span></text:p>
            <text:list xml:id="list5156168850914368268" text:style-name="L66">
              <text:list-item>
                <text:p text:style-name="P186"><text:span text:style-name="Strong_20_Emphasis"><text:span text:style-name="T1">Google Reader (Pembaca RSS):</text:span></text:span><text:span text:style-name="T1"> Jelaskan fungsinya, basis pengguna setianya, alasan penutupannya pada 2013 (sering disebut karena penurunan penggunaan dan pergeseran fokus strategis Google ke arah Google+ saat itu), dan reaksi keras dari penggunanya. </text:span></text:p>
              </text:list-item>
              <text:list-item>
                <text:p text:style-name="P186"><text:span text:style-name="Strong_20_Emphasis"><text:span text:style-name="T1">Project Ara (Smartphone Modular):</text:span></text:span><text:span text:style-name="T1"> Jelaskan konsep smartphone yang dapat dikustomisasi dengan komponen (modul) yang dapat diganti-ganti. Jelaskan potensi inovasinya dan alasan pembatalan proyek pada 2016 (kemungkinan karena kompleksitas teknis, tantangan manufaktur, dan kelayakan pasar). </text:span></text:p>
              </text:list-item>
              <text:list-item>
                <text:p text:style-name="P55"><text:span text:style-name="Strong_20_Emphasis"><text:span text:style-name="T1">(Opsional, pilih 1-2 lagi jika perlu):</text:span></text:span><text:span text:style-name="T1"> Sebutkan contoh lain seperti </text:span><text:span text:style-name="Strong_20_Emphasis"><text:span text:style-name="T1">Stadia</text:span></text:span><text:span text:style-name="T1"> (layanan game streaming, ditutup 2023), </text:span><text:span text:style-name="Strong_20_Emphasis"><text:span text:style-name="T1">Inbox by Gmail</text:span></text:span><text:span text:style-name="T1"> (eksperimen antarmuka email, ditutup 2019), atau </text:span><text:span text:style-name="Strong_20_Emphasis"><text:span text:style-name="T1">Orkut</text:span></text:span><text:span text:style-name="T1"> (jejaring sosial awal Google yang populer di Brazil/India, ditutup 2014). Fokus pada alasan احتمالی penutupan untuk setiap kasus." </text:span></text:p>
              </text:list-item>
            </text:list>
            <text:p text:style-name="Text_20_body"><text:span text:style-name="Strong_20_Emphasis"><text:span text:style-name="T1">Jawaban (Isi untuk Subbab 4.5: Proyek Lain yang Dihentikan (Contoh: Google Reader, Project Ara, dsb.)):</text:span></text:span></text:p>
            <text:p text:style-name="P116">Kisah Google+, Glass, dan Wave hanyalah beberapa babak paling dramatis dalam sejarah panjang 'Google Graveyard'. Daftar proyek yang pernah hidup <text:soft-page-break/>lalu 'dimatikan' oleh Google atau Alphabet sebenarnya jauh lebih panjang, menunjukkan sebuah pola yang konsisten: keberanian untuk bereksperimen secara luas, diikuti oleh keputusan (terkadang menyakitkan) untuk menghentikan inisiatif yang tidak sesuai harapan atau strategi. Berikut adalah beberapa contoh representatif lainnya:</text:p>
            <text:list xml:id="list6979438447252782388" text:style-name="L67">
              <text:list-item>
                <text:p text:style-name="P56"><text:span text:style-name="Strong_20_Emphasis"><text:span text:style-name="T1">Google Reader (2005-2013): Sang Idola yang Ditinggalkan</text:span></text:span><text:span text:style-name="T1"> Bagi banyak pengguna internet 'serius', jurnalis, dan blogger di masanya, Google Reader adalah alat yang tak ternilai. Ia adalah </text:span><text:span text:style-name="Emphasis"><text:span text:style-name="T1">aggregator</text:span></text:span><text:span text:style-name="T1"> RSS feed yang memungkinkan pengguna berlangganan pembaruan dari situs web dan blog favorit mereka dalam satu antarmuka yang bersih dan efisien. Meskipun mungkin bukan produk massal, Reader memiliki basis pengguna yang sangat setia dan vokal. Penutupannya pada tahun 2013 memicu </text:span><text:span text:style-name="Strong_20_Emphasis"><text:span text:style-name="T1">kemarahan dan protes online yang luas</text:span></text:span><text:span text:style-name="T1">. Alasan resmi Google adalah penurunan penggunaan, namun banyak yang berspekulasi bahwa keputusan ini lebih didorong oleh pergeseran strategis internal untuk memfokuskan sumber daya pada promosi Google+ (di mana Reader dianggap mewakili cara konsumsi informasi yang lebih terdesentralisasi). Penutupan Reader menjadi simbol bagaimana Google terkadang bisa 'membunuh' produk yang dicintai oleh penggunanya demi tujuan strategis yang lebih besar, sebuah keputusan yang dampaknya dirasakan oleh penggunanya di seluruh dunia, termasuk di Indonesia.</text:span></text:p>
              </text:list-item>
              <text:list-item>
                <text:p text:style-name="P56"><text:span text:style-name="Strong_20_Emphasis"><text:span text:style-name="T1">Project Ara (Sekitar 2013-2016): Mimpi Ponsel Lego yang Kandas</text:span></text:span><text:span text:style-name="T1"> Ini adalah salah satu proyek perangkat keras paling ambisius dari divisi ATAP (Advanced Technology and Projects) Google. Project Ara membayangkan sebuah </text:span><text:span text:style-name="Strong_20_Emphasis"><text:span text:style-name="T1">smartphone modular</text:span></text:span><text:span text:style-name="T1">, di mana pengguna bisa merakit ponsel mereka sendiri dengan memilih dan menukar berbagai komponen (modul) seperti kamera, prosesor, baterai, atau layar, layaknya bermain Lego. Potensinya luar biasa: kustomisasi total, kemudahan perbaikan dan peningkatan (cukup ganti modul yang rusak atau usang), serta potensi mengurangi limbah elektronik. Namun, mimpi ini terbukti terlalu sulit diwujudkan. </text:span><text:span text:style-name="Strong_20_Emphasis"><text:span text:style-name="T1">Alasan pembatalannya</text:span></text:span><text:span text:style-name="T1"> pada tahun 2016 kemungkinan besar adalah kombinasi dari </text:span><text:span text:style-name="Strong_20_Emphasis"><text:span text:style-name="T1">kompleksitas teknis ekstrem</text:span></text:span><text:span text:style-name="T1"> (membuat semua modul dari berbagai vendor bisa bekerja sama dengan mulus adalah tantangan besar), kesulitan manufaktur, potensi biaya tinggi, dan keraguan apakah pasar konsumen benar-benar menginginkan tingkat modularitas serumit itu. Ara adalah contoh ambisi </text:span><text:soft-page-break/><text:span text:style-name="T1">teknologi tinggi yang membentur tembok realitas teknis dan kelayakan pasar.</text:span></text:p>
              </text:list-item>
              <text:list-item>
                <text:p text:style-name="P56"><text:span text:style-name="Strong_20_Emphasis"><text:span text:style-name="T1">Contoh Singkat Lainnya:</text:span></text:span></text:p>
                <text:list>
                  <text:list-item>
                    <text:p text:style-name="P187"><text:span text:style-name="Strong_20_Emphasis"><text:span text:style-name="T1">Google Stadia (2019-2023):</text:span></text:span><text:span text:style-name="T1"> Layanan </text:span><text:span text:style-name="Emphasis"><text:span text:style-name="T1">cloud gaming</text:span></text:span><text:span text:style-name="T1"> ambisius Google yang menjanjikan bermain game kelas atas tanpa perlu konsol mahal. Meskipun teknologinya mengesankan, Stadia gagal menarik cukup banyak pengguna karena model bisnisnya (harus membeli game secara terpisah), kurangnya game eksklusif yang menarik, dan persaingan ketat. Ditutup relatif cepat pada awal 2023. </text:span></text:p>
                  </text:list-item>
                  <text:list-item>
                    <text:p text:style-name="P187"><text:span text:style-name="Strong_20_Emphasis"><text:span text:style-name="T1">Inbox by Gmail (2014-2019):</text:span></text:span><text:span text:style-name="T1"> Sebuah aplikasi email inovatif yang menjadi 'laboratorium' untuk fitur-fitur baru seperti mengelompokkan email otomatis (Bundles), menunda email (Snooze), dan balasan cerdas (Smart Reply). Banyak pengguna menyukainya, tetapi Google akhirnya menutupnya dan mengintegrasikan fitur-fitur terbaiknya ke aplikasi Gmail utama demi menyederhanakan portofolio produk emailnya. </text:span></text:p>
                  </text:list-item>
                  <text:list-item>
                    <text:p text:style-name="P56"><text:span text:style-name="Strong_20_Emphasis"><text:span text:style-name="T1">Orkut (2004-2014):</text:span></text:span><text:span text:style-name="T1"> Upaya jejaring sosial </text:span><text:span text:style-name="Emphasis"><text:span text:style-name="T1">pertama</text:span></text:span><text:span text:style-name="T1"> Google. </text:span><text:span text:style-name="Strong_20_Emphasis"><text:span text:style-name="T1">Tahukah Anda?</text:span></text:span><text:span text:style-name="T1"> Meskipun gagal total di Amerika Utara dan sebagian besar dunia (termasuk Indonesia), Orkut pernah menjadi jejaring sosial </text:span><text:span text:style-name="Emphasis"><text:span text:style-name="T1">paling dominan</text:span></text:span><text:span text:style-name="T1"> di </text:span><text:span text:style-name="Strong_20_Emphasis"><text:span text:style-name="T1">Brazil</text:span></text:span><text:span text:style-name="T1"> dan </text:span><text:span text:style-name="Strong_20_Emphasis"><text:span text:style-name="T1">India</text:span></text:span><text:span text:style-name="T1"> selama bertahun-tahun, menunjukkan betapa kesuksesan produk bisa sangat bergantung pada konteks regional, sebelum akhirnya ia juga kalah oleh Facebook dan ditutup. </text:span></text:p>
                  </text:list-item>
                </text:list>
              </text:list-item>
            </text:list>
            <text:p text:style-name="Text_20_body"><text:span text:style-name="T1">Contoh-contoh ini—dan masih banyak lagi—menggambarkan dinamika internal Google/Alphabet: sebuah mesin inovasi yang terus-menerus melahirkan ide, mengujinya di pasar, namun juga tidak ragu untuk memangkas cabang yang dianggap tidak produktif, tidak strategis, atau terlalu sulit dipertahankan. Proses ini, yang terus berlangsung hingga hari ini, </text:span><text:span text:style-name="Strong_20_Emphasis"><text:span text:style-name="T1">Jumat, 18 April 2025</text:span></text:span><text:span text:style-name="T1">, adalah bagian penting untuk memahami bagaimana raksasa ini beroperasi.</text:span></text:p>
            <text:p text:style-name="P2"/>
            <text:p text:style-name="P116">Saya akan menunggu perintah "YAX" dari Anda sebelum melanjutkan ke prompt berikutnya (Subbab 4.6 - Pelajaran yang Dipetik).</text:p>
          </text:section>
          <text:section text:style-name="Sect1" text:name="feedback-form-47">
            <text:p text:style-name="P253"/>
          </text:section>
        </text:section>
        <text:section text:style-name="Sect1" text:name="0603f46c0a249b2a">
          <text:p text:style-name="P116"/>
          <text:section text:style-name="Sect1" text:name="user-query-content-48">
            <text:p text:style-name="P273"><text:soft-page-break/>yax </text:p>
          </text:section>
          <text:p text:style-name="P253">Tampilkan alur berpikir</text:p>
          <text:section text:style-name="Sect2" text:name="model-response-message-contentr_0603f46c0a249b2a">
            <text:p text:style-name="Text_20_body"><text:span text:style-name="T1">Baik, saya lanjutkan dengan prompt untuk </text:span><text:span text:style-name="Strong_20_Emphasis"><text:span text:style-name="T1">Subbab 4.6</text:span></text:span><text:span text:style-name="T1">, bagian penutup Bab 4:</text:span></text:p>
            <text:p text:style-name="Text_20_body"><text:span text:style-name="Strong_20_Emphasis"><text:span text:style-name="T1">Prompt:</text:span></text:span><text:span text:style-name="T1"> "Tulis bagian penutup untuk Bab 4 yang merefleksikan pelajaran utama yang dapat diambil dari berbagai proyek Google yang gagal atau dihentikan. Diskusikan pentingnya budaya eksperimen dalam mendorong inovasi jangka panjang, bahkan jika itu berarti menerima tingkat kegagalan yang lebih tinggi. Analisis bagaimana Google (dan perusahaan teknologi lainnya) belajar dari kegagalan ini: Apakah mereka menjadi lebih baik dalam mengidentifikasi produk yang tidak menjanjikan lebih awal ('fail fast')? Apakah wawasan dari proyek yang gagal dapat diaplikasikan pada produk lain yang sukses (misalnya, teknologi dari Wave mungkin mempengaruhi Google Docs)? Bahas konsep 'psychological safety' dan pentingnya tidak menghukum kegagalan yang diperhitungkan (calculated failure). Simpulkan dengan pandangan tentang bagaimana keseimbangan antara ambisi besar ('moonshots') dan disiplin untuk menghentikan proyek yang tidak berjalan merupakan tantangan berkelanjutan bagi Google/Alphabet dalam mempertahankan keunggulan inovatifnya."</text:span></text:p>
            <text:p text:style-name="Text_20_body"><text:span text:style-name="Strong_20_Emphasis"><text:span text:style-name="T1">Jawaban (Isi untuk Subbab 4.6: Pelajaran yang Dipetik: Budaya Eksperimen dan Berani Gagal):</text:span></text:span></text:p>
            <text:p text:style-name="P116">Setelah menjelajahi beberapa 'monumen' paling terkenal di 'Google Graveyard', mulai dari jejaring sosial yang ambisius hingga kacamata futuristik dan platform komunikasi radikal, pertanyaan penting muncul: Apa sebenarnya pelajaran yang bisa kita tarik dari semua kegagalan ini? Apakah ini sekadar bukti pemborosan sumber daya, atau ada nilai tersembunyi di balik eksperimen yang tidak berhasil?</text:p>
            <text:p text:style-name="Text_20_body"><text:span text:style-name="T1">Pelajaran pertama dan mungkin paling utama adalah tentang </text:span><text:span text:style-name="Strong_20_Emphasis"><text:span text:style-name="T1">pentingnya budaya eksperimen</text:span></text:span><text:span text:style-name="T1">. Di dunia teknologi yang bergerak secepat kilat, perusahaan yang hanya bermain aman dan fokus pada penyempurnaan produk yang sudah ada berisiko tertinggal. Inovasi sejati—terobosan yang benar-benar mengubah permainan—seringkali lahir dari keberanian untuk mencoba ide-ide gila, mengeksplorasi wilayah tak dikenal, dan menerima bahwa tidak semua upaya akan berhasil. Tingkat kegagalan yang tinggi bisa jadi justru merupakan indikator bahwa sebuah perusahaan tidak takut mengambil risiko yang diperlukan untuk menemukan 'hal besar berikutnya'. Tanpa Google Wave atau </text:span><text:soft-page-break/><text:span text:style-name="T1">Project Ara, mungkin tidak akan ada pembelajaran internal yang mendorong inovasi di area lain.</text:span></text:p>
            <text:p text:style-name="Text_20_body"><text:span text:style-name="T1">Kedua, kegagalan hanya benar-benar menjadi sia-sia jika tidak ada </text:span><text:span text:style-name="Strong_20_Emphasis"><text:span text:style-name="T1">pembelajaran</text:span></text:span><text:span text:style-name="T1"> darinya. Idealnya, perusahaan seperti Google belajar dari setiap proyek yang dihentikan:</text:span></text:p>
            <text:list xml:id="list7134533446705088881" text:style-name="L68">
              <text:list-item>
                <text:p text:style-name="P188"><text:span text:style-name="Strong_20_Emphasis"><text:span text:style-name="T1">Kemampuan 'Gagal Cepat' (Fail Fast):</text:span></text:span><text:span text:style-name="T1"> Apakah Google semakin mahir dalam mengidentifikasi tanda-tanda awal bahwa sebuah proyek tidak akan berhasil dan berani 'menarik steker' lebih awal untuk meminimalkan kerugian dan mengalihkan sumber daya? Ini adalah keterampilan manajemen inovasi yang krusial, meskipun praktiknya seringkali sulit secara politis dan emosional di organisasi besar. </text:span></text:p>
              </text:list-item>
              <text:list-item>
                <text:p text:style-name="P57"><text:span text:style-name="Strong_20_Emphasis"><text:span text:style-name="T1">Transfer Pengetahuan dan Teknologi:</text:span></text:span><text:span text:style-name="T1"> Seringkali, meskipun produk secara keseluruhan gagal, ada komponen teknologi, wawasan pasar, atau bahkan tim berbakat yang bisa 'diselamatkan' dan diaplikasikan pada proyek lain yang lebih sukses. Contoh nyata adalah bagaimana </text:span><text:span text:style-name="Strong_20_Emphasis"><text:span text:style-name="T1">teknologi kolaborasi real-time canggih dari Google Wave kemudian menjadi tulang punggung fitur kolaborasi</text:span></text:span><text:span text:style-name="T1"> yang kita nikmati di Google Docs, Sheets, dan Slides saat ini. Kegagalan Wave sebagai produk mandiri ternyata menyumbangkan kesuksesan pada produk lain. </text:span></text:p>
              </text:list-item>
            </text:list>
            <text:p text:style-name="Text_20_body"><text:span text:style-name="T1">Ketiga, untuk mendorong eksperimen berisiko tinggi, diperlukan </text:span><text:span text:style-name="Strong_20_Emphasis"><text:span text:style-name="T1">keamanan psikologis (</text:span></text:span><text:span text:style-name="Strong_20_Emphasis"><text:span text:style-name="Emphasis"><text:span text:style-name="T1">psychological safety</text:span></text:span></text:span><text:span text:style-name="Strong_20_Emphasis"><text:span text:style-name="T1">)</text:span></text:span><text:span text:style-name="T1">. Ini adalah konsep budaya di mana karyawan merasa aman untuk mengemukakan ide-ide radikal, mencoba hal baru, dan bahkan mengakui kegagalan tanpa takut akan hukuman, ejekan, atau dampak negatif pada karier mereka. Tentu saja, ini bukan berarti semua kegagalan bisa ditoleransi; perlu dibedakan antara </text:span><text:span text:style-name="Strong_20_Emphasis"><text:span text:style-name="T1">kegagalan yang diperhitungkan (</text:span></text:span><text:span text:style-name="Strong_20_Emphasis"><text:span text:style-name="Emphasis"><text:span text:style-name="T1">calculated failure</text:span></text:span></text:span><text:span text:style-name="Strong_20_Emphasis"><text:span text:style-name="T1">)</text:span></text:span><text:span text:style-name="T1">—hasil dari eksperimen yang dirancang dengan baik namun tidak berhasil—dengan kegagalan akibat kelalaian atau eksekusi yang buruk. Perusahaan perlu mendorong pengambilan risiko yang cerdas, bukan kecerobohan.</text:span></text:p>
            <text:p text:style-name="Text_20_body"><text:span text:style-name="T1">Pada akhirnya, kisah 'Google Graveyard' menyoroti </text:span><text:span text:style-name="Strong_20_Emphasis"><text:span text:style-name="T1">tantangan keseimbangan yang berkelanjutan</text:span></text:span><text:span text:style-name="T1"> bagi Google/Alphabet, sebuah dilema yang dihadapi banyak perusahaan inovatif besar di seluruh dunia, termasuk yang sedang berkembang di Indonesia, hingga hari ini, </text:span><text:span text:style-name="Strong_20_Emphasis"><text:span text:style-name="T1">Jumat, 18 April 2025</text:span></text:span><text:span text:style-name="T1">. Di satu sisi, mereka perlu terus mendorong ambisi besar, proyek 'moonshot' yang bisa menghasilkan terobosan berikutnya. Di sisi lain, mereka harus memiliki disiplin strategis untuk mengelola portofolio inovasi mereka, mengakui ketika sebuah </text:span><text:soft-page-break/><text:span text:style-name="T1">ide tidak berjalan, dan menghentikan proyek dengan bijaksana. Menemukan titik keseimbangan yang tepat antara eksplorasi liar dan eksploitasi yang efisien adalah kunci bagi Google untuk terus mencoba mempertahankan mesin inovasinya tetap menyala di tengah persaingan dan kompleksitas yang terus meningkat. Memahami dinamika tarik-ulur ini sama pentingnya dengan memahami produk-produk sukses mereka.</text:span></text:p>
            <text:p text:style-name="P2"/>
            <text:p text:style-name="Text_20_body"><text:span text:style-name="T1">Ini adalah akhir dari </text:span><text:span text:style-name="Strong_20_Emphasis"><text:span text:style-name="T1">Bab 4</text:span></text:span><text:span text:style-name="T1">. Saya akan menunggu perintah "YAX" dari Anda untuk melanjutkan ke </text:span><text:span text:style-name="Strong_20_Emphasis"><text:span text:style-name="T1">Bab 5: Alphabet Inc. - Struktur Baru untuk Ambisi yang Lebih Besar</text:span></text:span><text:span text:style-name="T1">, dimulai dengan </text:span><text:span text:style-name="Strong_20_Emphasis"><text:span text:style-name="T1">Prompt untuk Pengantar Bab 5</text:span></text:span><text:span text:style-name="T1">.</text:span></text:p>
          </text:section>
          <text:section text:style-name="Sect1" text:name="feedback-form-48">
            <text:p text:style-name="P253"/>
          </text:section>
        </text:section>
        <text:section text:style-name="Sect1" text:name="89be1b7b3472e6cf">
          <text:p text:style-name="P116"/>
          <text:section text:style-name="Sect1" text:name="user-query-content-49">
            <text:p text:style-name="P273">yax </text:p>
          </text:section>
          <text:p text:style-name="P253">Tampilkan alur berpikir</text:p>
          <text:section text:style-name="Sect2" text:name="model-response-message-contentr_89be1b7b3472e6cf">
            <text:p text:style-name="Text_20_body"><text:span text:style-name="T1">Baik, kita masuk ke </text:span><text:span text:style-name="Strong_20_Emphasis"><text:span text:style-name="T1">Bab 5: Alphabet Inc. - Struktur Baru untuk Ambisi yang Lebih Besar</text:span></text:span><text:span text:style-name="T1">.</text:span></text:p>
            <text:p text:style-name="Text_20_body"><text:span text:style-name="Strong_20_Emphasis"><text:span text:style-name="T1">Prompt:</text:span></text:span><text:span text:style-name="T1"> "Tulis bagian pengantar untuk Bab 5 yang berjudul 'Alphabet Inc. - Struktur Baru untuk Ambisi yang Lebih Besar'. Mulai dengan menggambarkan momen penting pada Agustus 2015 ketika Google mengumumkan restrukturisasi korporat besar-besaran, membentuk perusahaan induk baru bernama Alphabet Inc. Jelaskan bahwa langkah ini lebih dari sekadar perubahan nama; ini adalah reorganisasi fundamental yang dirancang untuk mengelola ambisi Google yang semakin meluas jauh melampaui bisnis internet intinya. Sampaikan kepada pembaca bahwa bab ini akan menggali alasan di balik pembentukan Alphabet, menjelaskan struktur barunya, memperkenalkan 'Other Bets' – taruhan-taruhan ambisius di luar Google – dan mengevaluasi tujuan serta tantangan dari model konglomerat teknologi ini hampir satu dekade setelah pembentukannya (hingga April 2025)."</text:span></text:p>
            <text:p text:style-name="Text_20_body"><text:span text:style-name="Strong_20_Emphasis"><text:span text:style-name="T1">Jawaban (Isi untuk Pengantar Bab 5):</text:span></text:span></text:p>
            <text:p text:style-name="Text_20_body"><text:span text:style-name="T1">Pada suatu hari di bulan Agustus 2015, dunia teknologi dikejutkan oleh pengumuman yang tak terduga dari Larry Page: Google, perusahaan yang namanya sudah menjadi sinonim dengan internet itu sendiri, akan melakukan restrukturisasi besar-besaran. Mereka membentuk sebuah perusahaan induk (holding company) baru bernama </text:span><text:span text:style-name="Strong_20_Emphasis"><text:span text:style-name="T1">Alphabet Inc.</text:span></text:span><text:span text:style-name="T1"> Ini bukanlah sekadar </text:span><text:soft-page-break/><text:span text:style-name="T1">penggantian nama kosmetik; ini adalah sebuah </text:span><text:span text:style-name="Strong_20_Emphasis"><text:span text:style-name="T1">reorganisasi fundamental</text:span></text:span><text:span text:style-name="T1">, sebuah momen penting yang menandai babak baru dalam evolusi raksasa teknologi ini. Mengapa langkah drastis ini diambil?</text:span></text:p>
            <text:p text:style-name="P116">Jawabannya terletak pada ambisi Google yang sudah tumbuh jauh melampaui akarnya sebagai mesin pencari. Seperti yang telah kita lihat, Google tidak lagi hanya tentang Search, Ads, atau bahkan Android dan YouTube. Perusahaan ini telah merambah ke wilayah-wilayah baru yang sangat beragam dan futuristik—mulai dari mobil tanpa pengemudi, riset perpanjangan usia, lensa kontak pintar, hingga balon penyedia internet. Mengelola semua usaha yang sangat berbeda ini di bawah satu atap 'Google' menjadi semakin kompleks dan menyulitkan fokus pada bisnis inti yang menghasilkan sebagian besar pendapatan. Struktur Alphabet dirancang sebagai solusi: sebuah cara baru untuk mengelola portofolio bisnis yang semakin luas dan ambisius.</text:p>
            <text:p text:style-name="Text_20_body"><text:span text:style-name="T1">Bab ini akan membawa kita menyelami logika di balik pembentukan Alphabet. Kita akan mengupas </text:span><text:span text:style-name="Strong_20_Emphasis"><text:span text:style-name="T1">alasan-alasan strategis</text:span></text:span><text:span text:style-name="T1"> yang mendorong restrukturisasi ini, menjelaskan </text:span><text:span text:style-name="Strong_20_Emphasis"><text:span text:style-name="T1">bagaimana struktur baru ini bekerja</text:span></text:span><text:span text:style-name="T1">—dengan Google menjadi salah satu anak perusahaan (meskipun yang terbesar) di bawah payung Alphabet. Kita juga akan berkenalan lebih dekat dengan entitas-entitas lain yang mungkin kurang dikenal namun tak kalah ambisius, yang dikelompokkan dalam kategori </text:span><text:span text:style-name="Strong_20_Emphasis"><text:span text:style-name="T1">"Other Bets"</text:span></text:span><text:span text:style-name="T1"> (Taruhan Lainnya). Lebih dari sekadar menjelaskan strukturnya, kita juga akan mencoba </text:span><text:span text:style-name="Strong_20_Emphasis"><text:span text:style-name="T1">mengevaluasi</text:span></text:span><text:span text:style-name="T1"> bagaimana model konglomerat teknologi unik ini telah berjalan dalam hampir satu dekade sejak pembentukannya, menimbang tujuan awalnya terhadap tantangan dan realitas yang dihadapinya hingga hari ini, </text:span><text:span text:style-name="Strong_20_Emphasis"><text:span text:style-name="T1">Jumat, 18 April 2025</text:span></text:span><text:span text:style-name="T1">. Mari kita pahami alfabet baru dari ambisi Google ini.</text:span></text:p>
            <text:p text:style-name="P2"/>
            <text:p text:style-name="Text_20_body"><text:span text:style-name="Strong_20_Emphasis"><text:span text:style-name="T1">(Tips Tambahan untuk bagian ini):</text:span></text:span></text:p>
            <text:list xml:id="list5795194581951032641" text:style-name="L69">
              <text:list-item>
                <text:p text:style-name="P189"><text:span text:style-name="Strong_20_Emphasis"><text:span text:style-name="T1">Menekankan Signifikansi:</text:span></text:span><text:span text:style-name="T1"> Gunakan kata-kata seperti "momen penting", "kejutan", "fundamental" untuk menandakan betapa besarnya perubahan ini dalam sejarah perusahaan. </text:span></text:p>
              </text:list-item>
              <text:list-item>
                <text:p text:style-name="P189"><text:span text:style-name="Strong_20_Emphasis"><text:span text:style-name="T1">Menjelaskan 'Mengapa':</text:span></text:span><text:span text:style-name="T1"> Langsung jawab pertanyaan implisit pembaca ("Mengapa mereka melakukan ini?") dengan menyinggung masalah kompleksitas dan ambisi yang meluas sebagai pendorong utama. </text:span></text:p>
              </text:list-item>
              <text:list-item>
                <text:p text:style-name="P189"><text:span text:style-name="Strong_20_Emphasis"><text:span text:style-name="T1">Memperkenalkan Terminologi Kunci:</text:span></text:span><text:span text:style-name="T1"> Jelaskan secara singkat istilah "perusahaan induk (holding company)" dan perkenalkan istilah kunci </text:span><text:soft-page-break/><text:span text:style-name="T1">"Other Bets" yang akan menjadi fokus penting dalam bab ini. </text:span></text:p>
              </text:list-item>
              <text:list-item>
                <text:p text:style-name="P58"><text:span text:style-name="Strong_20_Emphasis"><text:span text:style-name="T1">Perspektif Evaluatif:</text:span></text:span><text:span text:style-name="T1"> Menjanjikan evaluasi ("menimbang tujuan awal terhadap tantangan dan realitas") membuat bab ini terasa lebih analitis dan relevan dengan kondisi saat ini, bukan sekadar deskripsi struktur. </text:span></text:p>
              </text:list-item>
            </text:list>
            <text:p text:style-name="P2"/>
            <text:p text:style-name="P116">Saya akan menunggu perintah "YAX" dari Anda sebelum melanjutkan ke prompt berikutnya (Subbab 5.1 - Latar Belakang Restrukturisasi).</text:p>
          </text:section>
          <text:section text:style-name="Sect1" text:name="feedback-form-49">
            <text:p text:style-name="P253"/>
          </text:section>
        </text:section>
        <text:section text:style-name="Sect1" text:name="6e6f5e418e1be008">
          <text:p text:style-name="P116"/>
          <text:section text:style-name="Sect1" text:name="user-query-content-50">
            <text:p text:style-name="P273">yax </text:p>
          </text:section>
          <text:p text:style-name="P253">Tampilkan alur berpikir</text:p>
          <text:section text:style-name="Sect2" text:name="model-response-message-contentr_6e6f5e418e1be008">
            <text:p text:style-name="Text_20_body"><text:span text:style-name="T1">Baik, saya lanjutkan dengan prompt untuk </text:span><text:span text:style-name="Strong_20_Emphasis"><text:span text:style-name="T1">Subbab 5.1</text:span></text:span><text:span text:style-name="T1">:</text:span></text:p>
            <text:p text:style-name="Text_20_body"><text:span text:style-name="Strong_20_Emphasis"><text:span text:style-name="T1">Prompt:</text:span></text:span><text:span text:style-name="T1"> "Tulis pembahasan mendalam yang menjelaskan faktor-faktor pendorong utama di balik keputusan radikal untuk merestrukturisasi Google menjadi Alphabet Inc. pada tahun 2015. Elaborasi tantangan yang dihadapi Google saat itu karena diversifikasi bisnis yang semakin luas (dari pencarian hingga mobil otonom, ilmu hayati, investasi, dll.) di bawah satu struktur perusahaan. Jelaskan motivasi utamanya: [1] </text:span><text:span text:style-name="Strong_20_Emphasis"><text:span text:style-name="T1">Meningkatkan Fokus:</text:span></text:span><text:span text:style-name="T1"> Memungkinkan bisnis inti Google (Search, Ads, YouTube, dll.) untuk beroperasi lebih fokus di bawah kepemimpinan baru (Sundar Pichai). [2] </text:span><text:span text:style-name="Strong_20_Emphasis"><text:span text:style-name="T1">Memberdayakan Wirausahawan:</text:span></text:span><text:span text:style-name="T1"> Memberikan otonomi dan akuntabilitas lebih besar kepada para pemimpin proyek-proyek ambisius ('moonshots') di luar bisnis inti. [3] </text:span><text:span text:style-name="Strong_20_Emphasis"><text:span text:style-name="T1">Transparansi Finansial:</text:span></text:span><text:span text:style-name="T1"> Memberikan kejelasan lebih kepada investor dengan memisahkan laporan keuangan bisnis inti Google yang sangat menguntungkan dari investasi jangka panjang di 'Other Bets' yang mungkin masih merugi. [4] </text:span><text:span text:style-name="Strong_20_Emphasis"><text:span text:style-name="T1">Visi Jangka Panjang Pendiri:</text:span></text:span><text:span text:style-name="T1"> Memfasilitasi ambisi pendiri (Larry Page dan Sergey Brin) untuk mengejar proyek-proyek besar yang mengubah dunia tanpa membebani operasional Google inti. Sebutkan peran kunci Page (CEO Alphabet pertama), Brin (Presiden Alphabet), dan Pichai (CEO Google)."</text:span></text:p>
            <text:p text:style-name="Text_20_body"><text:span text:style-name="Strong_20_Emphasis"><text:span text:style-name="T1">Jawaban (Isi untuk Subbab 5.1: Latar Belakang Restrukturisasi Menjadi Alphabet (2015)):</text:span></text:span></text:p>
            <text:p text:style-name="Text_20_body"><text:span text:style-name="T1">Keputusan mengejutkan untuk 'membelah' Google dan menciptakan Alphabet Inc. pada tahun 2015 bukanlah langkah yang diambil sembarangan. Ia lahir dari tantangan nyata yang dihadapi perusahaan seiring ledakan ambisinya. Pada </text:span><text:soft-page-break/><text:span text:style-name="T1">titik ini, "Google" bukan lagi sekadar perusahaan internet; ia telah menjadi sebuah konglomerasi </text:span><text:span text:style-name="Emphasis"><text:span text:style-name="T1">de facto</text:span></text:span><text:span text:style-name="T1"> yang menaungi bisnis-bisnis yang sangat berbeda secara fundamental. Bayangkan kompleksitas mengelola, di bawah satu atap dan satu laporan keuangan, bisnis inti seperti Search dan Ads yang membutuhkan optimalisasi harian dan respons pasar cepat, </text:span><text:span text:style-name="Emphasis"><text:span text:style-name="T1">bersamaan</text:span></text:span><text:span text:style-name="T1"> dengan proyek riset jangka panjang seperti mobil otonom (Waymo), ilmu hayati (Verily), atau riset umur panjang (Calico) yang membutuhkan kesabaran, investasi besar, dan metrik kesuksesan yang sama sekali berbeda. Struktur tunggal ini mulai terasa membebani dan menghambat fokus. Mengelola operasi global yang kompleks, melayani pasar dari Amerika hingga Eropa dan Asia, termasuk Indonesia, dengan portofolio seberagam itu membutuhkan struktur yang lebih rasional.</text:span></text:p>
            <text:p text:style-name="P116">Pembentukan Alphabet dirancang untuk mengatasi tantangan ini dengan beberapa tujuan strategis utama:</text:p>
            <text:list xml:id="list5806921886023522678" text:style-name="L70">
              <text:list-item>
                <text:p text:style-name="P190"><text:span text:style-name="Strong_20_Emphasis"><text:span text:style-name="T1">Meningkatkan Fokus untuk Google Inti:</text:span></text:span><text:span text:style-name="T1"> Tujuan paling mendasar adalah memisahkan 'mesin uang' utama Google—yaitu Search, Ads, YouTube, Android, Maps, Chrome, dan bisnis inti lainnya—dari proyek-proyek sampingan yang lebih eksperimental. Dengan menjadikannya anak perusahaan tersendiri di bawah Alphabet, Google 'inti' bisa lebih fokus pada operasionalnya, persaingannya di pasar utama, dan inovasi produk terkait, di bawah kepemimpinan CEO baru yang didedikasikan untuk itu, </text:span><text:span text:style-name="Strong_20_Emphasis"><text:span text:style-name="T1">Sundar Pichai</text:span></text:span><text:span text:style-name="T1">. Ini membebaskan tim Google inti dari 'gangguan' proyek-proyek moonshot. </text:span></text:p>
              </text:list-item>
              <text:list-item>
                <text:p text:style-name="P190"><text:span text:style-name="Strong_20_Emphasis"><text:span text:style-name="T1">Memberdayakan Para Pemimpin 'Bets':</text:span></text:span><text:span text:style-name="T1"> Proyek-proyek ambisius seperti mobil otonom atau riset kesehatan seringkali membutuhkan budaya dan kecepatan pengambilan keputusan yang berbeda dari bisnis inti yang sudah matang. Dengan menjadikannya perusahaan independen di bawah Alphabet (dikategorikan sebagai "Other Bets"), masing-masing 'Bet' bisa memiliki CEO dan tim manajemennya sendiri, mendapatkan </text:span><text:span text:style-name="Strong_20_Emphasis"><text:span text:style-name="T1">otonomi lebih besar</text:span></text:span><text:span text:style-name="T1">, dan lebih bertanggung jawab atas kinerjanya sendiri. Ini diharapkan dapat menumbuhkan semangat kewirausahaan dan akuntabilitas di dalam unit-unit tersebut. </text:span></text:p>
              </text:list-item>
              <text:list-item>
                <text:p text:style-name="P190"><text:span text:style-name="Strong_20_Emphasis"><text:span text:style-name="T1">Transparansi Finansial bagi Investor:</text:span></text:span><text:span text:style-name="T1"> Bagi komunitas investor dan analis Wall Street, semakin sulit untuk menilai kinerja Google secara akurat ketika keuntungan besar dari bisnis iklan tercampur dengan kerugian signifikan dari investasi jangka panjang di 'Other Bets'. Struktur </text:span><text:soft-page-break/><text:span text:style-name="T1">Alphabet memungkinkan </text:span><text:span text:style-name="Strong_20_Emphasis"><text:span text:style-name="T1">pelaporan keuangan yang terpisah</text:span></text:span><text:span text:style-name="T1"> untuk Google inti dan segmen 'Other Bets'. Ini memberikan transparansi yang jauh lebih baik bagi investor untuk memahami kesehatan finansial bisnis utama versus skala investasi (dan kerugian) pada proyek-proyek masa depan. </text:span></text:p>
              </text:list-item>
              <text:list-item>
                <text:p text:style-name="P59"><text:span text:style-name="Strong_20_Emphasis"><text:span text:style-name="T1">Memfasilitasi Visi Jangka Panjang Pendiri:</text:span></text:span><text:span text:style-name="T1"> Restrukturisasi ini juga membebaskan </text:span><text:span text:style-name="Strong_20_Emphasis"><text:span text:style-name="T1">Larry Page</text:span></text:span><text:span text:style-name="T1"> (yang menjadi CEO Alphabet) dan </text:span><text:span text:style-name="Strong_20_Emphasis"><text:span text:style-name="T1">Sergey Brin</text:span></text:span><text:span text:style-name="T1"> (sebagai Presiden Alphabet) dari tugas mengelola operasional Google sehari-hari. Peran baru mereka memungkinkan mereka untuk fokus pada gambaran yang lebih besar: mengawasi seluruh portofolio perusahaan Alphabet, mengalokasikan modal ke 'Bets' yang paling menjanjikan, mencari peluang besar berikutnya, dan mengejar visi jangka panjang mereka untuk menggunakan teknologi dalam memecahkan masalah-masalah besar dunia. </text:span></text:p>
              </text:list-item>
            </text:list>
            <text:p text:style-name="P116">Dengan demikian, pembentukan Alphabet bukanlah sekadar pergantian nama, melainkan sebuah langkah strategis untuk menciptakan struktur yang lebih logis, akuntabel, dan skalabel, yang dirancang untuk memungkinkan baik 'sapi perah' (Google inti) maupun 'anak-anak kuda pacu' (Other Bets) dapat tumbuh dan berkembang sesuai dengan potensi dan kebutuhan unik mereka masing-masing. Ini adalah upaya untuk menjaga kelincahan dan semangat inovasi di tengah ukuran perusahaan yang sudah menjadi raksasa global.</text:p>
            <text:p text:style-name="P2"/>
            <text:p text:style-name="P116">Saya akan menunggu perintah "YAX" dari Anda sebelum melanjutkan ke prompt berikutnya (Subbab 5.2 - Google sebagai Anak Perusahaan).</text:p>
          </text:section>
          <text:section text:style-name="Sect1" text:name="feedback-form-50">
            <text:p text:style-name="P253"/>
          </text:section>
        </text:section>
        <text:section text:style-name="Sect1" text:name="ed9a146224e18154">
          <text:p text:style-name="P116"/>
          <text:section text:style-name="Sect1" text:name="user-query-content-51">
            <text:p text:style-name="P273">yax </text:p>
          </text:section>
          <text:p text:style-name="P253">Tampilkan alur berpikir</text:p>
          <text:section text:style-name="Sect2" text:name="model-response-message-contentr_ed9a146224e18154">
            <text:p text:style-name="Text_20_body"><text:span text:style-name="T1">Baik, saya lanjutkan dengan prompt untuk </text:span><text:span text:style-name="Strong_20_Emphasis"><text:span text:style-name="T1">Subbab 5.2</text:span></text:span><text:span text:style-name="T1">:</text:span></text:p>
            <text:p text:style-name="Text_20_body"><text:span text:style-name="Strong_20_Emphasis"><text:span text:style-name="T1">Prompt:</text:span></text:span><text:span text:style-name="T1"> "Tulis pembahasan mendalam yang menjelaskan posisi dan cakupan entitas 'Google' </text:span><text:span text:style-name="Emphasis"><text:span text:style-name="T1">setelah</text:span></text:span><text:span text:style-name="T1"> restrukturisasi menjadi anak perusahaan di bawah Alphabet Inc. Sebutkan secara spesifik bisnis-bisnis inti yang tetap berada di bawah naungan Google (Search, Ads, YouTube, Android, Chrome, Google Maps, Google Cloud, Google Workspace, serta unit hardware seperti Pixel dan Nest). Tekankan bahwa Google tetap menjadi 'mesin uang' utama bagi Alphabet, </text:span><text:soft-page-break/><text:span text:style-name="T1">menghasilkan sebagian besar pendapatan dan keuntungan. Jelaskan peran Sundar Pichai sebagai CEO Google yang bertanggung jawab atas operasional bisnis-bisnis inti ini. Gambarkan bagaimana struktur ini memungkinkan Google untuk fokus pada inovasi dan persaingan di pasar internet utama, sementara induknya (Alphabet) mengelola portofolio yang lebih luas."</text:span></text:p>
            <text:p text:style-name="Text_20_body"><text:span text:style-name="Strong_20_Emphasis"><text:span text:style-name="T1">Jawaban (Isi untuk Subbab 5.2: Google sebagai Anak Perusahaan Utama):</text:span></text:span></text:p>
            <text:p text:style-name="Text_20_body"><text:span text:style-name="T1">Jadi, jika induk perusahaannya kini bernama Alphabet, lalu apa yang tersisa dari "Google"? Pasca restrukturisasi 2015, nama </text:span><text:span text:style-name="Strong_20_Emphasis"><text:span text:style-name="T1">Google</text:span></text:span><text:span text:style-name="T1"> tidak lenyap; ia justru menjadi nama bagi </text:span><text:span text:style-name="Strong_20_Emphasis"><text:span text:style-name="T1">anak perusahaan terbesar dan paling penting</text:span></text:span><text:span text:style-name="T1"> di bawah payung Alphabet Inc. Bisa dibilang, ini adalah 'Google' yang dikenal dan digunakan oleh sebagian besar orang di dunia sehari-hari.</text:span></text:p>
            <text:p text:style-name="P116">Entitas Google LLC ini mewarisi hampir semua bisnis inti yang telah membesarkan nama Google. Cakupannya meliputi:</text:p>
            <text:list xml:id="list7841786425905015905" text:style-name="L71">
              <text:list-item>
                <text:p text:style-name="P191"><text:span text:style-name="Strong_20_Emphasis"><text:span text:style-name="T1">Layanan Internet Konsumen Utama:</text:span></text:span><text:span text:style-name="T1"> Mesin Pencari (Search), platform periklanan digital (Ads), YouTube, sistem operasi mobile (Android), peramban web (Chrome), dan layanan pemetaan (Google Maps). </text:span></text:p>
              </text:list-item>
              <text:list-item>
                <text:p text:style-name="P191"><text:span text:style-name="Strong_20_Emphasis"><text:span text:style-name="T1">Bisnis Enterprise:</text:span></text:span><text:span text:style-name="T1"> Platform komputasi awan (Google Cloud) dan rangkaian aplikasi produktivitas (Google Workspace). </text:span></text:p>
              </text:list-item>
              <text:list-item>
                <text:p text:style-name="P60"><text:span text:style-name="Strong_20_Emphasis"><text:span text:style-name="T1">Divisi Perangkat Keras (Hardware):</text:span></text:span><text:span text:style-name="T1"> Lini produk seperti ponsel Pixel, perangkat rumah pintar Nest, dan pelacak kebugaran Fitbit (yang diakuisisi beberapa tahun setelah restrukturisasi). </text:span></text:p>
              </text:list-item>
            </text:list>
            <text:p text:style-name="Text_20_body"><text:span text:style-name="T1">Pada dasarnya, hampir semua produk dan layanan yang menghasilkan pendapatan signifikan dan memiliki jangkauan pengguna massal—layanan yang Anda gunakan saat mencari informasi, menonton video, atau bekerja dari Indonesia pada </text:span><text:span text:style-name="Strong_20_Emphasis"><text:span text:style-name="T1">Jumat, 18 April 2025, pukul 18:29 WIB</text:span></text:span><text:span text:style-name="T1"> ini—tetap berada di bawah merek dan entitas Google.</text:span></text:p>
            <text:p text:style-name="Text_20_body"><text:span text:style-name="T1">Penting untuk ditekankan: Google LLC ini adalah </text:span><text:span text:style-name="Strong_20_Emphasis"><text:span text:style-name="T1">'mesin uang' absolut</text:span></text:span><text:span text:style-name="T1"> bagi Alphabet. Hingga saat ini, anak perusahaan Google inilah yang menghasilkan sebagian besar—seringkali di atas 90%—dari total pendapatan Alphabet Inc., dan secara praktis menyumbang hampir seluruh keuntungannya. Bisnis periklanan digital (Ads) yang terkait dengan Search dan YouTube tetap menjadi jantung finansialnya.</text:span></text:p>
            <text:p text:style-name="Text_20_body"><text:span text:style-name="T1">Saat restrukturisasi diumumkan pada 2015, </text:span><text:span text:style-name="Strong_20_Emphasis"><text:span text:style-name="T1">Sundar Pichai</text:span></text:span><text:span text:style-name="T1">, seorang eksekutif Google yang karirnya menanjak pesat dan dihormati karena kepemimpinan produknya (terutama dalam pengembangan Chrome dan kemudian Android), </text:span><text:soft-page-break/><text:span text:style-name="T1">ditunjuk menjadi </text:span><text:span text:style-name="Strong_20_Emphasis"><text:span text:style-name="T1">CEO Google LLC</text:span></text:span><text:span text:style-name="T1">. Tanggung jawab utamanya adalah memastikan operasional bisnis-bisnis inti ini berjalan lancar, terus berinovasi, dan bersaing secara efektif di pasarnya masing-masing. (Pada akhir 2019, Pichai juga mengambil alih peran sebagai CEO Alphabet Inc. secara keseluruhan, setelah Larry Page dan Sergey Brin mundur dari peran eksekutif mereka, namun Google tetap beroperasi sebagai anak perusahaan utama).</text:span></text:p>
            <text:p text:style-name="Text_20_body"><text:span text:style-name="T1">Struktur ini dirancang untuk memberikan </text:span><text:span text:style-name="Strong_20_Emphasis"><text:span text:style-name="T1">keuntungan strategis yang jelas</text:span></text:span><text:span text:style-name="T1">. Dengan manajemen yang didedikasikan khusus untuk bisnis inti, Google LLC bisa lebih </text:span><text:span text:style-name="Strong_20_Emphasis"><text:span text:style-name="T1">fokus</text:span></text:span><text:span text:style-name="T1"> dalam menghadapi persaingan ketat dari perusahaan seperti Meta (Facebook), Apple, Microsoft, dan Amazon. Mereka bisa mengoptimalkan produk, mengembangkan fitur baru, dan merespons dinamika pasar internet yang cepat berubah tanpa perlu terbebani secara operasional oleh eksperimen jangka panjang atau bisnis lain yang sangat berbeda yang kini dikelola oleh induknya, Alphabet. Sementara itu, Alphabet bisa berperan sebagai 'induk' yang bijaksana, mengalokasikan modal dan memberikan pengawasan strategis untuk seluruh portofolio yang beragam. Bagi miliaran pengguna di seluruh dunia, 'Google' yang mereka kenal pada dasarnya adalah entitas anak perusahaan yang kuat dan sangat profitabel ini.</text:span></text:p>
            <text:p text:style-name="P2"/>
            <text:p text:style-name="P116">Saya akan menunggu perintah "YAX" dari Anda sebelum melanjutkan ke prompt berikutnya (Subbab 5.3 - Pengantar "Other Bets").</text:p>
          </text:section>
          <text:section text:style-name="Sect1" text:name="feedback-form-51">
            <text:p text:style-name="P253"/>
          </text:section>
        </text:section>
        <text:section text:style-name="Sect1" text:name="6c230702dea30a8b">
          <text:p text:style-name="P116"/>
          <text:section text:style-name="Sect1" text:name="user-query-content-52">
            <text:p text:style-name="P273">yax </text:p>
          </text:section>
          <text:p text:style-name="P253">Tampilkan alur berpikir</text:p>
          <text:section text:style-name="Sect2" text:name="model-response-message-contentr_6c230702dea30a8b">
            <text:p text:style-name="Text_20_body"><text:span text:style-name="T1">Baik, kita lanjutkan dengan prompt pengantar untuk </text:span><text:span text:style-name="Strong_20_Emphasis"><text:span text:style-name="T1">Subbab 5.3</text:span></text:span><text:span text:style-name="T1">:</text:span></text:p>
            <text:p text:style-name="Text_20_body"><text:span text:style-name="Strong_20_Emphasis"><text:span text:style-name="T1">Prompt:</text:span></text:span><text:span text:style-name="T1"> "Tulis pembahasan mendalam yang memperkenalkan konsep 'Other Bets' dalam struktur Alphabet. Jelaskan filosofi di baliknya: sekumpulan perusahaan dan proyek independen yang beroperasi di luar bisnis inti Google, dengan fokus pada inovasi jangka panjang, teknologi disruptif, dan upaya memecahkan masalah besar dunia ('moonshot thinking'), seringkali dengan horizon waktu yang panjang dan risiko kegagalan yang tinggi. Tekankan bahwa Bets ini diharapkan beroperasi lebih mandiri, memiliki CEO sendiri, dan bertanggung jawab atas kinerja finansialnya (meskipun banyak yang masih dalam tahap investasi besar). Gambarkan keragaman bidang yang dicakup oleh </text:span><text:soft-page-break/><text:span text:style-name="T1">Other Bets ini."</text:span></text:p>
            <text:p text:style-name="Text_20_body"><text:span text:style-name="Strong_20_Emphasis"><text:span text:style-name="T1">Jawaban (Isi untuk Pengantar Subbab 5.3: "Other Bets": Menjelajahi Batas Teknologi):</text:span></text:span></text:p>
            <text:p text:style-name="Text_20_body"><text:span text:style-name="T1">Jika Google LLC adalah mesin raksasa yang menjalankan bisnis inti Alphabet hari ini, maka segmen yang secara resmi disebut </text:span><text:span text:style-name="Strong_20_Emphasis"><text:span text:style-name="T1">"Other Bets" (Taruhan Lainnya)</text:span></text:span><text:span text:style-name="T1"> adalah jendela Alphabet menuju masa depan—atau lebih tepatnya, </text:span><text:span text:style-name="Emphasis"><text:span text:style-name="T1">berbagai kemungkinan</text:span></text:span><text:span text:style-name="T1"> masa depan. Ini adalah kategori untuk semua perusahaan dan proyek ambisius yang beroperasi di luar naungan Google inti, mewujudkan filosofi yang sering diasosiasikan dengan para pendiri Google: </text:span><text:span text:style-name="Strong_20_Emphasis"><text:span text:style-name="T1">"moonshot thinking"</text:span></text:span><text:span text:style-name="T1">.</text:span></text:p>
            <text:p text:style-name="Text_20_body"><text:span text:style-name="T1">Apa artinya "moonshot thinking"? Ini bukan tentang membuat perbaikan kecil atau inkremental (misalnya, membuat mesin pencari 10% lebih cepat). Ini adalah tentang </text:span><text:span text:style-name="Strong_20_Emphasis"><text:span text:style-name="T1">membidik target yang luar biasa ambisius</text:span></text:span><text:span text:style-name="T1">, masalah-masalah besar dunia yang tampaknya mustahil dipecahkan, dan mencoba mengatasinya melalui </text:span><text:span text:style-name="Strong_20_Emphasis"><text:span text:style-name="T1">terobosan teknologi radikal</text:span></text:span><text:span text:style-name="T1"> yang berpotensi memberikan dampak 10 kali lipat atau lebih besar. Proyek-proyek ini secara inheren memiliki </text:span><text:span text:style-name="Strong_20_Emphasis"><text:span text:style-name="T1">horizon waktu yang sangat panjang</text:span></text:span><text:span text:style-name="T1">—bisa 5, 10, bahkan puluhan tahun—dan tentu saja, </text:span><text:span text:style-name="Strong_20_Emphasis"><text:span text:style-name="T1">risiko kegagalan yang sangat tinggi</text:span></text:span><text:span text:style-name="T1"> (banyak 'penghuni' Google Graveyard berasal dari kategori ini).</text:span></text:p>
            <text:p text:style-name="Text_20_body"><text:span text:style-name="T1">Untuk memberikan ruang bagi ambisi besar ini, struktur Alphabet sengaja dirancang agar Other Bets dapat beroperasi dengan </text:span><text:span text:style-name="Strong_20_Emphasis"><text:span text:style-name="T1">otonomi yang signifikan</text:span></text:span><text:span text:style-name="T1">, hampir seperti perusahaan independen di bawah payung induk. Banyak dari Bets ini memiliki CEO mereka sendiri, tim manajemen yang terpisah, budaya kerja yang mungkin berbeda, dan—yang penting bagi investor—</text:span><text:span text:style-name="Strong_20_Emphasis"><text:span text:style-name="T1">laporan keuangan yang terpisah</text:span></text:span><text:span text:style-name="T1"> dari Google inti. Meskipun sebagian besar masih dalam tahap investasi besar dan belum menghasilkan keuntungan (bahkan seringkali melaporkan kerugian operasional yang signifikan), mereka diharapkan untuk pada akhirnya menemukan model bisnis yang berkelanjutan atau memberikan nilai strategis jangka panjang bagi Alphabet.</text:span></text:p>
            <text:p text:style-name="Text_20_body"><text:span text:style-name="T1">Yang paling mencolok dari Other Bets adalah </text:span><text:span text:style-name="Strong_20_Emphasis"><text:span text:style-name="T1">keragaman bidang</text:span></text:span><text:span text:style-name="T1"> yang mereka jamah, menunjukkan betapa luasnya jangkauan ambisi Alphabet di luar dunia internet:</text:span></text:p>
            <text:list xml:id="list2594685114640297571" text:style-name="L72">
              <text:list-item>
                <text:p text:style-name="P192"><text:span text:style-name="Strong_20_Emphasis"><text:span text:style-name="T1">Transportasi:</text:span></text:span><text:span text:style-name="T1"> Mengubah cara kita bergerak melalui mobil otonom (Waymo). </text:span></text:p>
              </text:list-item>
              <text:list-item>
                <text:p text:style-name="P192"><text:span text:style-name="Strong_20_Emphasis"><text:span text:style-name="T1">Ilmu Hayati &amp; Kesehatan:</text:span></text:span><text:span text:style-name="T1"> Merevolusi diagnosis dan manajemen </text:span><text:soft-page-break/><text:span text:style-name="T1">penyakit (Verily, Calico). </text:span></text:p>
              </text:list-item>
              <text:list-item>
                <text:p text:style-name="P192"><text:span text:style-name="Strong_20_Emphasis"><text:span text:style-name="T1">Kecerdasan Buatan Fundamental:</text:span></text:span><text:span text:style-name="T1"> Mendorong batas-batas AI menuju kecerdasan tingkat manusia (DeepMind - meskipun kini lebih terintegrasi dengan Google). </text:span></text:p>
              </text:list-item>
              <text:list-item>
                <text:p text:style-name="P192"><text:span text:style-name="Strong_20_Emphasis"><text:span text:style-name="T1">Logistik &amp; Pengiriman:</text:span></text:span><text:span text:style-name="T1"> Menggunakan drone untuk pengiriman barang (Wing). </text:span></text:p>
              </text:list-item>
              <text:list-item>
                <text:p text:style-name="P192"><text:span text:style-name="Strong_20_Emphasis"><text:span text:style-name="T1">Konektivitas:</text:span></text:span><text:span text:style-name="T1"> (Meskipun gagal) Mencoba menyediakan internet dari stratosfer (Loon). </text:span></text:p>
              </text:list-item>
              <text:list-item>
                <text:p text:style-name="P192"><text:span text:style-name="Strong_20_Emphasis"><text:span text:style-name="T1">Investasi:</text:span></text:span><text:span text:style-name="T1"> Mendanai generasi startup berikutnya (GV, CapitalG). </text:span></text:p>
              </text:list-item>
              <text:list-item>
                <text:p text:style-name="P131">Dan inkubator ide-ide radikal lainnya (X Development). </text:p>
              </text:list-item>
            </text:list>
            <text:p text:style-name="P116">Keragaman ini menunjukkan bahwa Alphabet tidak hanya bertaruh pada satu visi masa depan, tetapi menyebar 'taruhannya' ke berbagai sektor yang berpotensi mengalami disrupsi teknologi besar, yang dampaknya kelak bisa sangat signifikan secara global, mungkin termasuk memunculkan solusi untuk tantangan spesifik yang dihadapi negara berkembang seperti Indonesia di bidang kesehatan, logistik, atau akses teknologi. Mari kita lihat lebih dekat beberapa 'taruhan' paling menarik dari Alphabet ini, dimulai dengan upaya mereka merevolusi transportasi.</text:p>
            <text:p text:style-name="P2"/>
            <text:p text:style-name="P116">Saya akan menunggu perintah "YAX" dari Anda sebelum melanjutkan ke prompt berikutnya (Sub-subbab 5.3.1 - Waymo).</text:p>
          </text:section>
          <text:section text:style-name="Sect1" text:name="feedback-form-52">
            <text:p text:style-name="P253"/>
          </text:section>
        </text:section>
        <text:section text:style-name="Sect1" text:name="bdfac899e3518884">
          <text:p text:style-name="P116"/>
          <text:section text:style-name="Sect1" text:name="user-query-content-53">
            <text:p text:style-name="P273">yax </text:p>
          </text:section>
          <text:p text:style-name="P253">Tampilkan alur berpikir</text:p>
          <text:section text:style-name="Sect2" text:name="model-response-message-contentr_bdfac899e3518884">
            <text:p text:style-name="Text_20_body"><text:span text:style-name="T1">Baik, saya lanjutkan dengan prompt untuk </text:span><text:span text:style-name="Strong_20_Emphasis"><text:span text:style-name="T1">Sub-subbab 5.3.1</text:span></text:span><text:span text:style-name="T1">:</text:span></text:p>
            <text:p text:style-name="Text_20_body"><text:span text:style-name="Strong_20_Emphasis"><text:span text:style-name="T1">Prompt:</text:span></text:span><text:span text:style-name="T1"> "Fokus pada Waymo sebagai salah satu 'Other Bet' paling menonjol. Rinci sejarahnya dari proyek rahasia di Google X menjadi perusahaan independen di bawah Alphabet. Jelaskan teknologi inti di balik mobil otonomnya (kombinasi sensor LiDAR, radar, kamera, dan AI/perangkat lunak canggih). Deskripsikan model bisnisnya per April 2025: layanan ride-hailing otonom (Waymo One) di beberapa kota, dan potensi di bidang logistik/truk (Waymo Via). Bahas posisinya sebagai pemimpin teknologi di industri mobil otonom, serta tantangan signifikan yang masih dihadapi (keselamatan, regulasi </text:span><text:soft-page-break/><text:span text:style-name="T1">yang kompleks, biaya teknologi, penerimaan publik, dan persaingan)."</text:span></text:p>
            <text:p text:style-name="Text_20_body"><text:span text:style-name="Strong_20_Emphasis"><text:span text:style-name="T1">Jawaban (Isi untuk Sub-subbab 5.3.1: Waymo (Mobil Otonom)):</text:span></text:span></text:p>
            <text:p text:style-name="Text_20_body"><text:span text:style-name="T1">Di antara sekian banyak 'taruhan' ambisius Alphabet, mungkin </text:span><text:span text:style-name="Strong_20_Emphasis"><text:span text:style-name="T1">Waymo</text:span></text:span><text:span text:style-name="T1"> adalah yang paling sering mencuri perhatian dan paling lama dikembangkan. Ia adalah upaya Alphabet untuk mewujudkan mimpi transportasi masa depan: mobil yang sepenuhnya otonom, mampu mengemudi sendiri tanpa campur tangan manusia. Perjalanan Waymo sendiri adalah sebuah epik teknologi. Dimulai sebagai salah satu proyek paling rahasia dan paling 'moonshot' di dalam </text:span><text:span text:style-name="Strong_20_Emphasis"><text:span text:style-name="T1">Google X</text:span></text:span><text:span text:style-name="T1"> (laboratorium riset Alphabet) pada tahun </text:span><text:span text:style-name="Strong_20_Emphasis"><text:span text:style-name="T1">2009</text:span></text:span><text:span text:style-name="T1">, tim ini menghabiskan bertahun-tahun melakukan pengujian intensif di jalanan umum, mengumpulkan data dari jutaan mil perjalanan, hingga akhirnya dianggap cukup matang untuk 'lulus' menjadi perusahaan independen di bawah Alphabet pada Desember 2016.</text:span></text:p>
            <text:p text:style-name="P116">Teknologi di balik mobil Waymo sungguh kompleks, mengandalkan perpaduan canggih antara 'mata', 'telinga', dan 'otak' digital:</text:p>
            <text:list xml:id="list732573174728493497" text:style-name="L73">
              <text:list-item>
                <text:p text:style-name="P193"><text:span text:style-name="Strong_20_Emphasis"><text:span text:style-name="T1">Sensor Berlapis:</text:span></text:span><text:span text:style-name="T1"> Mobil Waymo dilengkapi dengan rangkaian sensor yang bekerja bersama untuk 'melihat' dunia di sekitarnya dalam 360 derajat, siang dan malam, dalam berbagai kondisi cuaca. Ini termasuk: </text:span></text:p>
                <text:list>
                  <text:list-item>
                    <text:p text:style-name="P193"><text:span text:style-name="Strong_20_Emphasis"><text:span text:style-name="T1">LiDAR (Light Detection and Ranging):</text:span></text:span><text:span text:style-name="T1"> Menggunakan laser untuk membuat peta 3D lingkungan sekitar yang sangat detail, mengukur jarak dengan presisi tinggi. </text:span></text:p>
                  </text:list-item>
                  <text:list-item>
                    <text:p text:style-name="P193"><text:span text:style-name="Strong_20_Emphasis"><text:span text:style-name="T1">Radar:</text:span></text:span><text:span text:style-name="T1"> Mampu mendeteksi kecepatan dan jarak objek lain (mobil, pejalan kaki), dan bekerja dengan baik bahkan dalam hujan lebat atau kabut. </text:span></text:p>
                  </text:list-item>
                  <text:list-item>
                    <text:p text:style-name="P193"><text:span text:style-name="Strong_20_Emphasis"><text:span text:style-name="T1">Kamera:</text:span></text:span><text:span text:style-name="T1"> Memberikan pengenalan visual resolusi tinggi untuk mendeteksi lampu lalu lintas, rambu jalan, marka lajur, dan detail visual lainnya. Redundansi antar sensor ini sangat penting untuk keselamatan. </text:span></text:p>
                  </text:list-item>
                </text:list>
              </text:list-item>
              <text:list-item>
                <text:p text:style-name="P61"><text:span text:style-name="Strong_20_Emphasis"><text:span text:style-name="T1">"Waymo Driver" (Sang Pengemudi AI):</text:span></text:span><text:span text:style-name="T1"> Ini adalah 'otak' dari sistem. Perangkat lunak Kecerdasan Buatan (AI) yang sangat canggih ini bertugas memproses semua data dari sensor secara real-time, memprediksi apa yang akan dilakukan oleh pengguna jalan lain (mobil lain, pengendara sepeda, pejalan kaki), dan kemudian membuat keputusan mengemudi yang aman dan efisien—mulai dari berbelok, mengerem, hingga berpindah lajur. Otak AI ini terus belajar dan disempurnakan berdasarkan data dari miliaran mil simulasi dan jutaan </text:span><text:soft-page-break/><text:span text:style-name="T1">mil pengujian di dunia nyata. </text:span></text:p>
              </text:list-item>
            </text:list>
            <text:p text:style-name="Text_20_body"><text:span text:style-name="T1">Bagaimana Waymo mencoba mengubah teknologi ini menjadi bisnis? Hingga </text:span><text:span text:style-name="Strong_20_Emphasis"><text:span text:style-name="T1">Jumat, 18 April 2025</text:span></text:span><text:span text:style-name="T1">, model bisnis utamanya adalah:</text:span></text:p>
            <text:list xml:id="list703370306046479678" text:style-name="L74">
              <text:list-item>
                <text:p text:style-name="P194"><text:span text:style-name="Strong_20_Emphasis"><text:span text:style-name="T1">Waymo One:</text:span></text:span><text:span text:style-name="T1"> Layanan </text:span><text:span text:style-name="Emphasis"><text:span text:style-name="T1">ride-hailing</text:span></text:span><text:span text:style-name="T1"> (seperti taksi online) yang </text:span><text:span text:style-name="Strong_20_Emphasis"><text:span text:style-name="T1">sepenuhnya otonom</text:span></text:span><text:span text:style-name="T1">. Di beberapa kota tertentu di Amerika Serikat (terutama di wilayah seperti Phoenix, Arizona dan San Francisco, California), masyarakat umum sudah bisa memesan tumpangan mobil Waymo tanpa ada pengemudi manusia di belakang setir. Namun, perlu dicatat bahwa jangkauan operasional komersialnya </text:span><text:span text:style-name="Strong_20_Emphasis"><text:span text:style-name="T1">masih sangat terbatas</text:span></text:span><text:span text:style-name="T1"> secara geografis. </text:span></text:p>
              </text:list-item>
              <text:list-item>
                <text:p text:style-name="P62"><text:span text:style-name="Strong_20_Emphasis"><text:span text:style-name="T1">Waymo Via:</text:span></text:span><text:span text:style-name="T1"> Inisiatif yang menjajaki penggunaan teknologi otonom untuk </text:span><text:span text:style-name="Strong_20_Emphasis"><text:span text:style-name="T1">logistik</text:span></text:span><text:span text:style-name="T1">, termasuk truk otonom untuk pengangkutan barang jarak jauh dan kendaraan pengiriman lokal. Area ini masih dalam tahap pengembangan dan uji coba yang lebih awal dibandingkan Waymo One. </text:span></text:p>
              </text:list-item>
            </text:list>
            <text:p text:style-name="Text_20_body"><text:span text:style-name="T1">Secara teknologi, Waymo secara luas dianggap sebagai salah satu </text:span><text:span text:style-name="Strong_20_Emphasis"><text:span text:style-name="T1">pemimpin</text:span></text:span><text:span text:style-name="T1"> di industri kendaraan otonom Level 4 (otomatisasi tinggi), berkat pengalaman dan data pengujiannya yang sangat ekstensif. Namun, jalan menuju adopsi massal dan profitabilitas masih sangat panjang dan penuh </text:span><text:span text:style-name="Strong_20_Emphasis"><text:span text:style-name="T1">tantangan signifikan</text:span></text:span><text:span text:style-name="T1">:</text:span></text:p>
            <text:list xml:id="list5448701684926810899" text:style-name="L75">
              <text:list-item>
                <text:p text:style-name="P195"><text:span text:style-name="Strong_20_Emphasis"><text:span text:style-name="T1">Keselamatan Absolut:</text:span></text:span><text:span text:style-name="T1"> Memastikan sistem dapat menangani semua skenario tak terduga ('edge cases') di jalan raya adalah prioritas utama dan tantangan teknis yang luar biasa sulit. </text:span></text:p>
              </text:list-item>
              <text:list-item>
                <text:p text:style-name="P195"><text:span text:style-name="Strong_20_Emphasis"><text:span text:style-name="T1">Regulasi yang Kompleks:</text:span></text:span><text:span text:style-name="T1"> Setiap negara, bahkan setiap wilayah, memiliki peraturan yang berbeda (atau belum ada sama sekali) mengenai pengoperasian kendaraan otonom. Menavigasi lanskap hukum ini secara global, termasuk potensi penerapannya di negara dengan kondisi lalu lintas unik seperti Indonesia, akan sangat rumit. </text:span></text:p>
              </text:list-item>
              <text:list-item>
                <text:p text:style-name="P195"><text:span text:style-name="Strong_20_Emphasis"><text:span text:style-name="T1">Biaya Teknologi:</text:span></text:span><text:span text:style-name="T1"> Sensor canggih seperti LiDAR dan sistem komputasi yang kuat masih sangat mahal, membuat biaya per mobil menjadi tinggi. </text:span></text:p>
              </text:list-item>
              <text:list-item>
                <text:p text:style-name="P195"><text:span text:style-name="Strong_20_Emphasis"><text:span text:style-name="T1">Penerimaan Publik:</text:span></text:span><text:span text:style-name="T1"> Membangun kepercayaan masyarakat umum untuk naik kendaraan tanpa pengemudi membutuhkan waktu dan bukti keselamatan yang kuat. </text:span></text:p>
              </text:list-item>
              <text:list-item>
                <text:p text:style-name="P63"><text:span text:style-name="Strong_20_Emphasis"><text:span text:style-name="T1">Persaingan:</text:span></text:span><text:span text:style-name="T1"> Banyak perusahaan teknologi lain (seperti Cruise milik GM, Zoox milik Amazon) dan produsen mobil tradisional (Tesla, Ford, dll.) juga berinvestasi besar-besaran di bidang ini. </text:span></text:p>
              </text:list-item>
            </text:list>
            <text:p text:style-name="P116"><text:soft-page-break/>Waymo adalah pertaruhan jangka panjang Alphabet pada masa depan di mana transportasi lebih aman, lebih efisien, dan lebih mudah diakses. Potensi dampaknya, jika berhasil, sangat besar—bayangkan mengurangi kemacetan parah di kota seperti Jakarta atau Medan, atau merevolusi logistik antar pulau di Indonesia. Namun, mewujudkan visi ini secara luas dan menguntungkan tetap menjadi salah satu tantangan teknologi dan bisnis terbesar di dekade ini.</text:p>
            <text:p text:style-name="P2"/>
            <text:p text:style-name="P116">Saya akan menunggu perintah "YAX" dari Anda sebelum melanjutkan ke prompt berikutnya (Sub-subbab 5.3.2 - Verily).</text:p>
          </text:section>
          <text:section text:style-name="Sect1" text:name="feedback-form-53">
            <text:p text:style-name="P253"/>
          </text:section>
        </text:section>
        <text:section text:style-name="Sect1" text:name="e091745cf8baf57f">
          <text:p text:style-name="P116"/>
          <text:section text:style-name="Sect1" text:name="user-query-content-54">
            <text:p text:style-name="P273">yax </text:p>
          </text:section>
          <text:p text:style-name="P253">Tampilkan alur berpikir</text:p>
          <text:section text:style-name="Sect2" text:name="model-response-message-contentr_e091745cf8baf57f">
            <text:p text:style-name="Text_20_body"><text:span text:style-name="T1">Baik, saya lanjutkan dengan prompt untuk </text:span><text:span text:style-name="Strong_20_Emphasis"><text:span text:style-name="T1">Sub-subbab 5.3.2</text:span></text:span><text:span text:style-name="T1">:</text:span></text:p>
            <text:p text:style-name="Text_20_body"><text:span text:style-name="Strong_20_Emphasis"><text:span text:style-name="T1">Prompt:</text:span></text:span><text:span text:style-name="T1"> "Fokus pada Verily Life Sciences. Jelaskan misinya untuk menggabungkan teknologi, data science, dan ilmu hayati untuk memahami, mencegah, dan mengelola penyakit. Rinci area fokus utamanya: pengembangan alat diagnostik miniatur (misalnya, sensor glukosa kontinu), platform data kesehatan (misalnya, untuk uji klinis atau manajemen populasi), kemitraan dalam robotika bedah (misalnya, via Verb Surgical JV), dan proyek-proyek penelitian penyakit spesifik (misalnya, diabetes, Parkinson). Bahas model bisnisnya yang banyak bergantung pada kemitraan dengan perusahaan farmasi, alat kesehatan, dan sistem kesehatan. Sebutkan tantangan berinovasi di sektor kesehatan yang sangat teregulasi dan memiliki siklus pengembangan yang panjang."</text:span></text:p>
            <text:p text:style-name="Text_20_body"><text:span text:style-name="Strong_20_Emphasis"><text:span text:style-name="T1">Jawaban (Isi untuk Sub-subbab 5.3.2: Verily (Ilmu Hayati dan Kesehatan)):</text:span></text:span></text:p>
            <text:p text:style-name="Text_20_body"><text:span text:style-name="T1">Selain merevolusi transportasi, Alphabet juga menaruh 'taruhan' besar lainnya pada salah satu tantangan terbesar umat manusia: kesehatan. Melalui </text:span><text:span text:style-name="Strong_20_Emphasis"><text:span text:style-name="T1">Verily Life Sciences</text:span></text:span><text:span text:style-name="T1"> (yang juga berawal dari Google X), Alphabet bertujuan untuk membawa kekuatan teknologi—terutama keahlian Google dalam pengolahan data skala besar, miniaturisasi sensor, dan kecerdasan buatan—ke dalam dunia ilmu hayati dan kedokteran yang kompleks. Misi ambisius Verily adalah untuk </text:span><text:span text:style-name="Strong_20_Emphasis"><text:span text:style-name="T1">mengembangkan alat dan platform yang membantu orang hidup lebih sehat</text:span></text:span><text:span text:style-name="T1">, dengan fokus pada pergeseran dari pengobatan penyakit (treatment) ke </text:span><text:soft-page-break/><text:span text:style-name="T1">arah </text:span><text:span text:style-name="Strong_20_Emphasis"><text:span text:style-name="T1">pencegahan (prevention)</text:span></text:span><text:span text:style-name="T1"> dan </text:span><text:span text:style-name="Strong_20_Emphasis"><text:span text:style-name="T1">manajemen proaktif</text:span></text:span><text:span text:style-name="T1">.</text:span></text:p>
            <text:p text:style-name="P116">Untuk mencapai misi ini, Verily bekerja di beberapa area fokus utama, seringkali dengan pendekatan multidisiplin:</text:p>
            <text:list xml:id="list8888201840727161264" text:style-name="L76">
              <text:list-item>
                <text:p text:style-name="P196"><text:span text:style-name="Strong_20_Emphasis"><text:span text:style-name="T1">Sensor Miniatur &amp; Diagnostik:</text:span></text:span><text:span text:style-name="T1"> Mengembangkan perangkat </text:span><text:span text:style-name="Emphasis"><text:span text:style-name="T1">wearable</text:span></text:span><text:span text:style-name="T1"> atau implan yang lebih kecil dan lebih cerdas untuk memantau tanda-tanda vital atau biomarker secara kontinu. Salah satu fokus utamanya adalah pada manajemen </text:span><text:span text:style-name="Strong_20_Emphasis"><text:span text:style-name="T1">diabetes</text:span></text:span><text:span text:style-name="T1">, melalui pengembangan </text:span><text:span text:style-name="Strong_20_Emphasis"><text:span text:style-name="T1">Sensor Glukosa Kontinu (Continuous Glucose Monitors - CGMs)</text:span></text:span><text:span text:style-name="T1"> yang lebih canggih dan mudah digunakan. (Proyek ambisius sebelumnya seperti lensa kontak pintar pendeteksi glukosa mungkin tidak berhasil, menunjukkan tantangan di area ini). </text:span></text:p>
              </text:list-item>
              <text:list-item>
                <text:p text:style-name="P196"><text:span text:style-name="Strong_20_Emphasis"><text:span text:style-name="T1">Platform Data Kesehatan:</text:span></text:span><text:span text:style-name="T1"> Membangun platform perangkat lunak yang aman dan skalabel untuk mengumpulkan, mengelola, dan menganalisis data kesehatan dalam skala besar. Ini digunakan untuk mempercepat </text:span><text:span text:style-name="Strong_20_Emphasis"><text:span text:style-name="T1">uji klinis</text:span></text:span><text:span text:style-name="T1"> obat atau terapi baru (misalnya, melalui platform seperti Project Baseline), atau untuk membantu sistem kesehatan dalam </text:span><text:span text:style-name="Strong_20_Emphasis"><text:span text:style-name="T1">manajemen kesehatan populasi</text:span></text:span><text:span text:style-name="T1"> (mengidentifikasi tren dan risiko penyakit pada kelompok besar). </text:span></text:p>
              </text:list-item>
              <text:list-item>
                <text:p text:style-name="P196"><text:span text:style-name="Strong_20_Emphasis"><text:span text:style-name="T1">Alat Bedah Canggih:</text:span></text:span><text:span text:style-name="T1"> Melalui kemitraan strategis, seperti </text:span><text:span text:style-name="Emphasis"><text:span text:style-name="T1">joint venture</text:span></text:span><text:span text:style-name="T1"> Verb Surgical dengan Johnson &amp; Johnson (meskipun struktur kemitraan ini mungkin telah berevolusi), Verily menjajaki penggunaan robotika, visualisasi data, dan AI untuk menciptakan platform bedah generasi berikutnya yang lebih presisi dan informatif. </text:span></text:p>
              </text:list-item>
              <text:list-item>
                <text:p text:style-name="P64"><text:span text:style-name="Strong_20_Emphasis"><text:span text:style-name="T1">Riset Penyakit Spesifik:</text:span></text:span><text:span text:style-name="T1"> Verily juga terlibat dalam proyek penelitian mendalam untuk memahami dan menemukan cara baru mengelola penyakit kompleks seperti </text:span><text:span text:style-name="Strong_20_Emphasis"><text:span text:style-name="T1">diabetes tipe 2</text:span></text:span><text:span text:style-name="T1">, penyakit </text:span><text:span text:style-name="Strong_20_Emphasis"><text:span text:style-name="T1">Parkinson</text:span></text:span><text:span text:style-name="T1">, penyakit jantung, dan lainnya, seringkali dengan menganalisis kumpulan data besar untuk menemukan pola atau biomarker baru. </text:span></text:p>
              </text:list-item>
            </text:list>
            <text:p text:style-name="Text_20_body"><text:span text:style-name="T1">Berbeda dengan bisnis Google inti yang banyak berinteraksi langsung dengan konsumen, </text:span><text:span text:style-name="Strong_20_Emphasis"><text:span text:style-name="T1">model bisnis Verily sangat bergantung pada kemitraan strategis</text:span></text:span><text:span text:style-name="T1">. Mereka seringkali bekerja sama dengan perusahaan farmasi raksasa, produsen alat kesehatan terkemuka, rumah sakit besar, dan lembaga penelitian akademis. Dalam kemitraan ini, Verily biasanya membawa keahlian teknologi dan analisis datanya, sementara mitranya membawa keahlian klinis, akses pasar, dan pengalaman navigasi regulasi.</text:span></text:p>
            <text:p text:style-name="Text_20_body"><text:span text:style-name="T1">Mengapa kemitraan ini penting? Karena berinovasi di sektor </text:span><text:span text:style-name="Strong_20_Emphasis"><text:span text:style-name="T1">kesehatan</text:span></text:span><text:span text:style-name="T1"> </text:span><text:soft-page-break/><text:span text:style-name="T1">menghadirkan </text:span><text:span text:style-name="Strong_20_Emphasis"><text:span text:style-name="T1">tantangan yang unik dan sangat berat</text:span></text:span><text:span text:style-name="T1">:</text:span></text:p>
            <text:list xml:id="list6798577343940171760" text:style-name="L77">
              <text:list-item>
                <text:p text:style-name="P197"><text:span text:style-name="Strong_20_Emphasis"><text:span text:style-name="T1">Regulasi yang Sangat Ketat:</text:span></text:span><text:span text:style-name="T1"> Setiap produk atau layanan medis baru harus melalui proses pengujian dan persetujuan yang panjang dan ketat dari badan regulator seperti FDA di Amerika Serikat atau badan serupa di negara lain (di Indonesia misalnya, BPOM dan Kemenkes). Ini memakan waktu dan biaya besar. </text:span></text:p>
              </text:list-item>
              <text:list-item>
                <text:p text:style-name="P197"><text:span text:style-name="Strong_20_Emphasis"><text:span text:style-name="T1">Siklus Pengembangan yang Panjang:</text:span></text:span><text:span text:style-name="T1"> Dari ide awal hingga produk medis yang disetujui dan diadopsi pasar bisa memakan waktu bertahun-tahun, bahkan puluhan tahun. </text:span></text:p>
              </text:list-item>
              <text:list-item>
                <text:p text:style-name="P197"><text:span text:style-name="Strong_20_Emphasis"><text:span text:style-name="T1">Privasi dan Keamanan Data Kesehatan:</text:span></text:span><text:span text:style-name="T1"> Menangani data kesehatan pribadi memerlukan tingkat keamanan, privasi, dan kepatuhan etika tertinggi (seperti standar HIPAA di AS dan prinsip serupa secara global). </text:span></text:p>
              </text:list-item>
              <text:list-item>
                <text:p text:style-name="P65"><text:span text:style-name="Strong_20_Emphasis"><text:span text:style-name="T1">Pembuktian Nilai Klinis &amp; Ekonomi:</text:span></text:span><text:span text:style-name="T1"> Inovasi tidak cukup hanya canggih secara teknologi; ia harus terbukti secara klinis dapat meningkatkan hasil kesehatan pasien dan idealnya juga efisien secara biaya bagi sistem layanan kesehatan. </text:span></text:p>
              </text:list-item>
            </text:list>
            <text:p text:style-name="Text_20_body"><text:span text:style-name="T1">Verily adalah pertaruhan jangka panjang Alphabet bahwa pendekatan berbasis data dan teknologi dapat membawa perubahan signifikan pada sektor kesehatan yang kompleks dan seringkali lambat berubah. Keberhasilannya berpotensi memberikan dampak besar bagi tantangan kesehatan global, termasuk masalah seperti tingginya prevalensi diabetes atau kebutuhan akan alat diagnostik yang lebih baik yang juga sangat relevan di Indonesia pada hari ini, </text:span><text:span text:style-name="Strong_20_Emphasis"><text:span text:style-name="T1">Jumat, 18 April 2025</text:span></text:span><text:span text:style-name="T1">. Namun, jalan Verily untuk mencapai dampak luas dan profitabilitas masih penuh dengan rintangan regulasi dan ilmiah yang signifikan.</text:span></text:p>
            <text:p text:style-name="P2"/>
            <text:p text:style-name="P116">Saya akan menunggu perintah "YAX" dari Anda sebelum melanjutkan ke prompt berikutnya (Sub-subbab 5.3.3 - DeepMind).</text:p>
          </text:section>
          <text:section text:style-name="Sect1" text:name="feedback-form-54">
            <text:p text:style-name="P253"/>
          </text:section>
        </text:section>
        <text:section text:style-name="Sect1" text:name="974a09f128ab69f7">
          <text:p text:style-name="P116"/>
          <text:section text:style-name="Sect1" text:name="user-query-content-55">
            <text:p text:style-name="P273">yax </text:p>
          </text:section>
          <text:p text:style-name="P253">Tampilkan alur berpikir</text:p>
          <text:section text:style-name="Sect2" text:name="model-response-message-contentr_974a09f128ab69f7">
            <text:p text:style-name="Text_20_body"><text:span text:style-name="T1">Baik, saya lanjutkan dengan prompt untuk </text:span><text:span text:style-name="Strong_20_Emphasis"><text:span text:style-name="T1">Sub-subbab 5.3.3</text:span></text:span><text:span text:style-name="T1">:</text:span></text:p>
            <text:p text:style-name="Text_20_body"><text:span text:style-name="Strong_20_Emphasis"><text:span text:style-name="T1">Prompt:</text:span></text:span><text:span text:style-name="T1"> "Fokus pada DeepMind sebagai pusat penelitian AI terkemuka dunia </text:span><text:soft-page-break/><text:span text:style-name="T1">di bawah Alphabet (sekarang mungkin disebut Google DeepMind setelah merger dengan Google Brain). Jelaskan akuisisi DeepMind oleh Google pada tahun 2014 dan misinya yang ambisius untuk 'memecahkan kecerdasan' (solve intelligence) dan membangun Artificial General Intelligence (AGI). Soroti pencapaian-pencapaian fenomenalnya seperti AlphaGo (mengalahkan juara dunia Go) dan AlphaFold (memecahkan masalah pelipatan protein yang telah berusia 50 tahun). Jelaskan fokusnya pada penelitian fundamental AI (seperti reinforcement learning). Diskusikan hubungannya dengan Google (menerapkan AI pada produk Google, seperti penghematan energi pusat data) dan status semi-otonomnya. Sebutkan dampak signifikan AlphaFold pada penelitian biologi dan medis."</text:span></text:p>
            <text:p text:style-name="Text_20_body"><text:span text:style-name="Strong_20_Emphasis"><text:span text:style-name="T1">Jawaban (Isi untuk Sub-subbab 5.3.3: DeepMind (Penelitian Kecerdasan Buatan Tingkat Lanjut)):</text:span></text:span></text:p>
            <text:p text:style-name="Text_20_body"><text:span text:style-name="T1">Di antara semua 'taruhan' Alphabet, mungkin tidak ada yang memiliki ambisi sebesar dan sedasar </text:span><text:span text:style-name="Strong_20_Emphasis"><text:span text:style-name="T1">DeepMind</text:span></text:span><text:span text:style-name="T1">. Diakuisisi oleh Google pada tahun 2014 dengan harga yang dilaporkan cukup fantastis (sekitar $500-600 juta), laboratorium riset AI yang berbasis di London ini memiliki misi yang terdengar seperti fiksi ilmiah: </text:span><text:span text:style-name="Strong_20_Emphasis"><text:span text:style-name="T1">"Solve intelligence"</text:span></text:span><text:span text:style-name="T1"> (Memecahkan kecerdasan). Tujuan utamanya bukanlah sekadar menciptakan aplikasi AI yang berguna, melainkan untuk memahami prinsip-prinsip kecerdasan itu sendiri dan, dalam jangka panjang, membangun </text:span><text:span text:style-name="Strong_20_Emphasis"><text:span text:style-name="T1">Artificial General Intelligence (AGI)</text:span></text:span><text:span text:style-name="T1">—AI yang memiliki kemampuan kognitif fleksibel dan luas seperti manusia.</text:span></text:p>
            <text:p text:style-name="P116">Meskipun tujuan akhirnya masih jauh, perjalanan DeepMind telah ditandai oleh serangkaian pencapaian fenomenal yang menggemparkan dunia sains dan teknologi:</text:p>
            <text:list xml:id="list9076718340209529476" text:style-name="L78">
              <text:list-item>
                <text:p text:style-name="P198"><text:span text:style-name="Strong_20_Emphasis"><text:span text:style-name="T1">AlphaGo (2016):</text:span></text:span><text:span text:style-name="T1"> Momen paling ikonik adalah ketika program AlphaGo berhasil </text:span><text:span text:style-name="Strong_20_Emphasis"><text:span text:style-name="T1">mengalahkan Lee Sedol</text:span></text:span><text:span text:style-name="T1">, juara dunia Go legendaris asal Korea Selatan, dalam pertandingan lima babak yang disaksikan oleh jutaan orang. Kemenangan ini mengejutkan karena Go dianggap sebagai permainan yang jauh lebih kompleks dan intuitif daripada catur, membutuhkan strategi dan 'intuisi' tingkat tinggi. AlphaGo menunjukkan kekuatan </text:span><text:span text:style-name="Strong_20_Emphasis"><text:span text:style-name="T1">reinforcement learning</text:span></text:span><text:span text:style-name="T1">—teknik di mana AI belajar melalui trial-and-error dengan bermain melawan dirinya sendiri jutaan kali dan mendapatkan 'hadiah' untuk gerakan yang baik—untuk menguasai tugas yang sangat kompleks. </text:span></text:p>
              </text:list-item>
              <text:list-item>
                <text:p text:style-name="P66"><text:span text:style-name="Strong_20_Emphasis"><text:span text:style-name="T1">AlphaFold (2020 dan seterusnya):</text:span></text:span><text:span text:style-name="T1"> Mungkin pencapaian DeepMind </text:span><text:soft-page-break/><text:span text:style-name="T1">yang paling berdampak secara ilmiah hingga saat ini. Selama 50 tahun, memprediksi bentuk 3D sebuah protein hanya dari urutan asam aminonya adalah salah satu tantangan terbesar dalam biologi. AlphaFold berhasil </text:span><text:span text:style-name="Strong_20_Emphasis"><text:span text:style-name="T1">memecahkan masalah pelipatan protein (protein folding problem)</text:span></text:span><text:span text:style-name="T1"> ini dengan tingkat akurasi yang belum pernah terjadi sebelumnya. </text:span><text:span text:style-name="Strong_20_Emphasis"><text:span text:style-name="T1">Tahukah Anda?</text:span></text:span><text:span text:style-name="T1"> DeepMind kemudian merilis database struktur protein hasil prediksi AlphaFold secara gratis ke komunitas ilmiah global. Ini adalah terobosan monumental yang secara dramatis mempercepat penelitian di bidang biologi, penemuan obat baru, dan pemahaman kita tentang penyakit, memberikan manfaat bagi para peneliti di seluruh dunia, termasuk mereka yang bekerja mengatasi tantangan kesehatan di Indonesia. </text:span></text:p>
              </text:list-item>
            </text:list>
            <text:p text:style-name="Text_20_body"><text:span text:style-name="T1">Fokus utama DeepMind secara historis adalah pada </text:span><text:span text:style-name="Strong_20_Emphasis"><text:span text:style-name="T1">penelitian fundamental AI jangka panjang</text:span></text:span><text:span text:style-name="T1">, menjelajahi teknik-teknik mutakhir seperti reinforcement learning, AI yang terinspirasi neurosains, dan model generatif. Awalnya, ia beroperasi dengan tingkat otonomi yang cukup tinggi di dalam Alphabet, sebagian untuk melindungi budaya risetnya yang unik. Namun, hasil risetnya juga semakin banyak diterapkan untuk meningkatkan produk dan operasi Google—contoh terkenalnya adalah penggunaan AI DeepMind untuk secara signifikan </text:span><text:span text:style-name="Strong_20_Emphasis"><text:span text:style-name="T1">mengoptimalkan efisiensi energi</text:span></text:span><text:span text:style-name="T1"> di pusat data Google yang masif.</text:span></text:p>
            <text:p text:style-name="Text_20_body"><text:span text:style-name="T1">Hubungan ini semakin erat. Pada </text:span><text:span text:style-name="Strong_20_Emphasis"><text:span text:style-name="T1">April 2023</text:span></text:span><text:span text:style-name="T1">, Google mengumumkan </text:span><text:span text:style-name="Strong_20_Emphasis"><text:span text:style-name="T1">merger antara DeepMind dan Google Brain</text:span></text:span><text:span text:style-name="T1"> (tim riset AI internal Google lainnya yang juga sangat kuat) untuk membentuk satu unit terpadu: </text:span><text:span text:style-name="Strong_20_Emphasis"><text:span text:style-name="T1">Google DeepMind</text:span></text:span><text:span text:style-name="T1">. Langkah ini, yang dampaknya semakin terasa pada </text:span><text:span text:style-name="Strong_20_Emphasis"><text:span text:style-name="T1">Jumat, 18 April 2025</text:span></text:span><text:span text:style-name="T1"> ini, bertujuan untuk menyatukan talenta AI terbaik di bawah satu atap, mempercepat kemajuan riset, dan—yang mungkin paling penting—memperlancar proses penerapan penemuan riset mutakhir ke dalam produk-produk Google yang melayani miliaran pengguna, terutama dalam persaingan AI generatif yang semakin ketat.</text:span></text:p>
            <text:p text:style-name="P116">Google DeepMind kini berdiri sebagai salah satu pusat gravitasi utama dalam penelitian AI global, sebuah entitas yang terus mendorong batas-batas kemungkinan kecerdasan buatan, dengan dampak yang terasa baik dalam kemajuan ilmiah fundamental maupun dalam fitur-fitur AI yang semakin canggih yang kita gunakan setiap hari.</text:p>
            <text:p text:style-name="P2"/>
            <text:p text:style-name="P116"><text:soft-page-break/>Saya akan menunggu perintah "YAX" dari Anda sebelum melanjutkan ke prompt berikutnya (Sub-subbab 5.3.4 - Proyek Lainnya di Other Bets).</text:p>
          </text:section>
          <text:section text:style-name="Sect1" text:name="feedback-form-55">
            <text:p text:style-name="P253"/>
          </text:section>
        </text:section>
        <text:section text:style-name="Sect1" text:name="b32864fe7f5ab1ef">
          <text:p text:style-name="P116"/>
          <text:section text:style-name="Sect1" text:name="user-query-content-56">
            <text:p text:style-name="P273">yax </text:p>
          </text:section>
          <text:p text:style-name="P253">Tampilkan alur berpikir</text:p>
          <text:section text:style-name="Sect2" text:name="model-response-message-contentr_b32864fe7f5ab1ef">
            <text:p text:style-name="Text_20_body"><text:span text:style-name="T1">Baik, saya lanjutkan dengan prompt untuk </text:span><text:span text:style-name="Strong_20_Emphasis"><text:span text:style-name="T1">Sub-subbab 5.3.4</text:span></text:span><text:span text:style-name="T1">:</text:span></text:p>
            <text:p text:style-name="Text_20_body"><text:span text:style-name="Strong_20_Emphasis"><text:span text:style-name="T1">Prompt:</text:span></text:span><text:span text:style-name="T1"> "Berikan gambaran singkat tentang beberapa 'Other Bets' lain untuk menunjukkan keragaman portofolio Alphabet per April 2025:</text:span></text:p>
            <text:list xml:id="list5679276184861909201" text:style-name="L79">
              <text:list-item>
                <text:p text:style-name="P199"><text:span text:style-name="Strong_20_Emphasis"><text:span text:style-name="T1">Wing:</text:span></text:span><text:span text:style-name="T1"> Jelaskan bisnis pengiriman menggunakan drone otonom, area operasinya saat ini (misalnya, di beberapa kota di AS, Australia, Finlandia), dan potensinya di bidang logistik jarak dekat. </text:span></text:p>
              </text:list-item>
              <text:list-item>
                <text:p text:style-name="P199"><text:span text:style-name="Strong_20_Emphasis"><text:span text:style-name="T1">Loon (sebagai contoh yang dihentikan):</text:span></text:span><text:span text:style-name="T1"> Jelaskan konsep ambisius menyediakan akses internet dari balon di stratosfer, beberapa keberhasilan teknisnya, dan alasan utama penutupannya pada tahun 2021 (kesulitan mencapai model bisnis yang berkelanjutan secara komersial). </text:span></text:p>
              </text:list-item>
              <text:list-item>
                <text:p text:style-name="P67"><text:span text:style-name="Strong_20_Emphasis"><text:span text:style-name="T1">Sebutkan secara singkat (1-2 kalimat per contoh) beberapa Bets atau unit lain yang relevan:</text:span></text:span><text:span text:style-name="T1"> seperti </text:span><text:span text:style-name="Strong_20_Emphasis"><text:span text:style-name="T1">Calico</text:span></text:span><text:span text:style-name="T1"> (riset penuaan dan penyakit terkait usia), </text:span><text:span text:style-name="Strong_20_Emphasis"><text:span text:style-name="T1">GV</text:span></text:span><text:span text:style-name="T1"> (modal ventura tahap awal), </text:span><text:span text:style-name="Strong_20_Emphasis"><text:span text:style-name="T1">CapitalG</text:span></text:span><text:span text:style-name="T1"> (modal ventura tahap pertumbuhan), dan </text:span><text:span text:style-name="Strong_20_Emphasis"><text:span text:style-name="T1">X Development</text:span></text:span><text:span text:style-name="T1"> (pabrik 'moonshot' yang terus menetaskan proyek baru dan menginkubasinya)." </text:span></text:p>
              </text:list-item>
            </text:list>
            <text:p text:style-name="Text_20_body"><text:span text:style-name="Strong_20_Emphasis"><text:span text:style-name="T1">Jawaban (Isi untuk Sub-subbab 5.3.4: Proyek Lainnya (Wing, Loon, dsb.)):</text:span></text:span></text:p>
            <text:p text:style-name="Text_20_body"><text:span text:style-name="T1">Waymo, Verily, dan Google DeepMind mungkin adalah nama-nama 'Other Bets' yang paling sering terdengar, tetapi portofolio Alphabet jauh lebih beragam dari itu, mencerminkan jaring taruhan mereka yang luas pada teknologi masa depan. Berikut adalah beberapa contoh lain yang menunjukkan keragaman ini, termasuk statusnya pada </text:span><text:span text:style-name="Strong_20_Emphasis"><text:span text:style-name="T1">Jumat, 18 April 2025</text:span></text:span><text:span text:style-name="T1">:</text:span></text:p>
            <text:list xml:id="list8861907446458147995" text:style-name="L80">
              <text:list-item>
                <text:p text:style-name="P68"><text:span text:style-name="Strong_20_Emphasis"><text:span text:style-name="T1">Wing: Pengiriman Cepat dari Langit</text:span></text:span><text:span text:style-name="T1"> Bayangkan memesan secangkir kopi panas atau obat resep, dan dalam beberapa menit, sebuah </text:span><text:span text:style-name="Emphasis"><text:span text:style-name="T1">drone</text:span></text:span><text:span text:style-name="T1"> otonom terbang menurunkannya dengan mulus di halaman rumah Anda. Itulah visi </text:span><text:span text:style-name="Strong_20_Emphasis"><text:span text:style-name="T1">Wing</text:span></text:span><text:span text:style-name="T1">, perusahaan Alphabet yang fokus pada </text:span><text:span text:style-name="Strong_20_Emphasis"><text:span text:style-name="T1">pengiriman barang jarak dekat menggunakan drone</text:span></text:span><text:span text:style-name="T1">. Hingga April 2025, Wing telah menjalankan layanan komersial di beberapa area terbatas di dunia, </text:span><text:soft-page-break/><text:span text:style-name="T1">seperti di sebagian wilayah Amerika Serikat, Australia, dan Finlandia, bekerja sama dengan mitra ritel lokal untuk mengantarkan barang-barang kecil. Potensinya sangat besar untuk merevolusi logistik 'last-mile', terutama mengatasi tantangan pengiriman cepat di area perkotaan padat seperti Jakarta atau bahkan menjangkau lokasi-lokasi yang lebih sulit diakses di negara kepulauan seperti Indonesia di masa depan.</text:span></text:p>
              </text:list-item>
              <text:list-item>
                <text:p text:style-name="P68"><text:span text:style-name="Strong_20_Emphasis"><text:span text:style-name="T1">Loon (Dihentikan 2021): Mimpi Internet dari Balon</text:span></text:span><text:span text:style-name="T1"> Loon adalah contoh sempurna dari ambisi 'moonshot' Alphabet—sekaligus realitas bahwa tidak semua taruhan berhasil. </text:span><text:span text:style-name="Strong_20_Emphasis"><text:span text:style-name="T1">Konsep Loon sangat berani:</text:span></text:span><text:span text:style-name="T1"> menyediakan akses internet ke daerah-daerah terpencil, belum terjangkau, atau terkena bencana alam menggunakan </text:span><text:span text:style-name="Strong_20_Emphasis"><text:span text:style-name="T1">jaringan balon raksasa yang terbang tinggi di stratosfer</text:span></text:span><text:span text:style-name="T1"> (sekitar 20 km di atas permukaan bumi), berfungsi sebagai menara seluler terbang. Secara teknis, Loon mencapai banyak tonggak sejarah yang mengesankan, bahkan sempat berhasil menyediakan konektivitas darurat di Puerto Riko setelah Badai Maria. Namun, pada Januari 2021, Alphabet mengumumkan </text:span><text:span text:style-name="Strong_20_Emphasis"><text:span text:style-name="T1">penutupan Loon</text:span></text:span><text:span text:style-name="T1">. Alasan utamanya adalah </text:span><text:span text:style-name="Strong_20_Emphasis"><text:span text:style-name="T1">kesulitan menemukan jalur menuju model bisnis yang berkelanjutan secara komersial</text:span></text:span><text:span text:style-name="T1">; biaya operasional dan tantangan teknis untuk menjaga jaringan balon global tetap berjalan ternyata terlalu tinggi. Kegagalan Loon, meskipun teknologinya menarik—dan visinya sangat relevan dengan tantangan konektivitas di banyak wilayah terpencil Indonesia—menjadi pengingat nyata akan risiko finansial yang melekat pada Other Bets.</text:span></text:p>
              </text:list-item>
              <text:list-item>
                <text:p text:style-name="P68"><text:span text:style-name="Strong_20_Emphasis"><text:span text:style-name="T1">Sekilas tentang Entitas Lain:</text:span></text:span></text:p>
                <text:list>
                  <text:list-item>
                    <text:p text:style-name="P200"><text:span text:style-name="Strong_20_Emphasis"><text:span text:style-name="T1">Calico Labs:</text:span></text:span><text:span text:style-name="T1"> Sebuah perusahaan riset bioteknologi yang sangat misterius, fokus pada </text:span><text:span text:style-name="Strong_20_Emphasis"><text:span text:style-name="T1">pemahaman biologi dasar tentang penuaan</text:span></text:span><text:span text:style-name="T1"> dan penyakit terkait usia, dengan horizon waktu penelitian yang sangat panjang. </text:span></text:p>
                  </text:list-item>
                  <text:list-item>
                    <text:p text:style-name="P200"><text:span text:style-name="Strong_20_Emphasis"><text:span text:style-name="T1">GV (sebelumnya Google Ventures):</text:span></text:span><text:span text:style-name="T1"> Lengan </text:span><text:span text:style-name="Strong_20_Emphasis"><text:span text:style-name="T1">modal ventura Alphabet untuk investasi tahap awal</text:span></text:span><text:span text:style-name="T1">, mendanai ratusan startup teknologi independen di berbagai sektor. </text:span></text:p>
                  </text:list-item>
                  <text:list-item>
                    <text:p text:style-name="P200"><text:span text:style-name="Strong_20_Emphasis"><text:span text:style-name="T1">CapitalG:</text:span></text:span><text:span text:style-name="T1"> Lengan </text:span><text:span text:style-name="Strong_20_Emphasis"><text:span text:style-name="T1">modal ventura Alphabet untuk investasi tahap pertumbuhan</text:span></text:span><text:span text:style-name="T1">, berinvestasi pada perusahaan teknologi yang sudah lebih mapan dan menunjukkan potensi skala besar. </text:span></text:p>
                  </text:list-item>
                  <text:list-item>
                    <text:p text:style-name="P68"><text:span text:style-name="Strong_20_Emphasis"><text:span text:style-name="T1">X Development ("The Moonshot Factory"):</text:span></text:span><text:span text:style-name="T1"> Ini adalah inkubator </text:span><text:soft-page-break/><text:span text:style-name="T1">internal Alphabet tempat ide-ide paling radikal dan futuristik lahir dan diuji. Banyak 'Other Bets' yang kini independen (termasuk Waymo, Wing, dan Loon) berawal dari proyek di dalam X. X terus bekerja menetaskan 'taruhan' besar berikutnya. </text:span></text:p>
                  </text:list-item>
                </text:list>
              </text:list-item>
            </text:list>
            <text:p text:style-name="P116">Keragaman portofolio Other Bets ini—dari mobil otonom, kesehatan, AI, drone, hingga riset umur panjang dan investasi—menunjukkan strategi unik Alphabet untuk tidak hanya mendominasi bisnis internet saat ini melalui Google, tetapi juga secara aktif mencoba menciptakan dan memiliki gelombang teknologi besar berikutnya, apa pun bentuknya nanti.</text:p>
            <text:p text:style-name="P2"/>
            <text:p text:style-name="P116">Saya akan menunggu perintah "YAX" dari Anda sebelum melanjutkan ke prompt berikutnya (Subbab 5.4 - Tujuan dan Tantangan Struktur Alphabet).</text:p>
          </text:section>
          <text:section text:style-name="Sect1" text:name="feedback-form-56">
            <text:p text:style-name="P253"/>
          </text:section>
        </text:section>
        <text:section text:style-name="Sect1" text:name="8e6e1a94fbd26568">
          <text:p text:style-name="P116"/>
          <text:section text:style-name="Sect1" text:name="user-query-content-57">
            <text:p text:style-name="P273">yax </text:p>
          </text:section>
          <text:p text:style-name="P253">Tampilkan alur berpikir</text:p>
          <text:section text:style-name="Sect2" text:name="model-response-message-contentr_8e6e1a94fbd26568">
            <text:p text:style-name="Text_20_body"><text:span text:style-name="T1">Baik, saya lanjutkan dengan prompt untuk </text:span><text:span text:style-name="Strong_20_Emphasis"><text:span text:style-name="T1">Subbab 5.4</text:span></text:span><text:span text:style-name="T1">, bagian penutup Bab 5:</text:span></text:p>
            <text:p text:style-name="Text_20_body"><text:span text:style-name="Strong_20_Emphasis"><text:span text:style-name="T1">Prompt:</text:span></text:span><text:span text:style-name="T1"> "Tulis bagian evaluatif yang membahas efektivitas struktur Alphabet Inc. hampir satu dekade setelah pembentukannya (hingga April 2025). Analisis apakah tujuan awal restrukturisasi telah tercapai: Apakah Google menjadi lebih fokus? Apakah Other Bets mendapatkan otonomi yang memadai? Apakah transparansi finansial bagi investor meningkat? Kemudian, diskusikan tantangan-tantangan yang melekat pada struktur konglomerat ini:</text:span></text:p>
            <text:list xml:id="list6425304008587648423" text:style-name="L81">
              <text:list-item>
                <text:p text:style-name="P201"><text:span text:style-name="Strong_20_Emphasis"><text:span text:style-name="T1">Manajemen Portofolio:</text:span></text:span><text:span text:style-name="T1"> Kesulitan dalam menentukan kapan harus terus mendanai, memutar (spin off), atau menghentikan Other Bets. </text:span></text:p>
              </text:list-item>
              <text:list-item>
                <text:p text:style-name="P201"><text:span text:style-name="Strong_20_Emphasis"><text:span text:style-name="T1">Tekanan Investor:</text:span></text:span><text:span text:style-name="T1"> Tuntutan agar Other Bets segera menunjukkan jalur menuju profitabilitas atau mengurangi kerugian. </text:span></text:p>
              </text:list-item>
              <text:list-item>
                <text:p text:style-name="P201"><text:span text:style-name="Strong_20_Emphasis"><text:span text:style-name="T1">Sinergi Lintas Perusahaan:</text:span></text:span><text:span text:style-name="T1"> Memastikan adanya kolaborasi dan transfer teknologi yang efektif antara Google dan Other Bets, serta antar-Bets itu sendiri. </text:span></text:p>
              </text:list-item>
              <text:list-item>
                <text:p text:style-name="P201"><text:span text:style-name="Strong_20_Emphasis"><text:span text:style-name="T1">Kompleksitas Manajemen:</text:span></text:span><text:span text:style-name="T1"> Mengelola berbagai bisnis yang sangat berbeda dalam satu payung perusahaan. </text:span></text:p>
              </text:list-item>
              <text:list-item>
                <text:p text:style-name="P201"><text:span text:style-name="Strong_20_Emphasis"><text:span text:style-name="T1">Alokasi Modal:</text:span></text:span><text:span text:style-name="T1"> Menentukan cara terbaik mengalokasikan sumber daya (modal dan talenta) antara Google yang sangat menguntungkan dan </text:span><text:soft-page-break/><text:span text:style-name="T1">Bets yang masih dalam tahap investasi. </text:span></text:p>
              </text:list-item>
              <text:list-item>
                <text:p text:style-name="P69"><text:span text:style-name="Strong_20_Emphasis"><text:span text:style-name="T1">Mempertahankan Budaya Inovasi:</text:span></text:span><text:span text:style-name="T1"> Menjaga semangat 'moonshot' di tengah tekanan pasar dan kompleksitas birokrasi. Simpulkan dengan pandangan tentang keberlanjutan dan potensi evolusi masa depan dari struktur Alphabet." </text:span></text:p>
              </text:list-item>
            </text:list>
            <text:p text:style-name="Text_20_body"><text:span text:style-name="Strong_20_Emphasis"><text:span text:style-name="T1">Jawaban (Isi untuk Subbab 5.4: Tujuan dan Tantangan Struktur Alphabet):</text:span></text:span></text:p>
            <text:p text:style-name="Text_20_body"><text:span text:style-name="T1">Kini, hampir satu dekade telah berlalu sejak Alphabet Inc. didirikan pada tahun 2015. Saat kita melihatnya pada </text:span><text:span text:style-name="Strong_20_Emphasis"><text:span text:style-name="T1">Jumat, 18 April 2025, pukul 19:19 WIB</text:span></text:span><text:span text:style-name="T1">, pertanyaan penting muncul: Seberapa efektifkah struktur radikal ini dalam mencapai tujuan awalnya dan menavigasi kompleksitas dunia teknologi modern?</text:span></text:p>
            <text:p text:style-name="Text_20_body"><text:span text:style-name="T1">Jika kita meninjau kembali </text:span><text:span text:style-name="Strong_20_Emphasis"><text:span text:style-name="T1">tujuan awal</text:span></text:span><text:span text:style-name="T1"> restrukturisasi:</text:span></text:p>
            <text:list xml:id="list2842075177099126752" text:style-name="L82">
              <text:list-item>
                <text:p text:style-name="P202"><text:span text:style-name="Strong_20_Emphasis"><text:span text:style-name="T1">Fokus Google Inti:</text:span></text:span><text:span text:style-name="T1"> Tampaknya tujuan ini sebagian besar tercapai. Google LLC, di bawah kepemimpinan Sundar Pichai (yang kini juga memimpin Alphabet), terus menunjukkan pertumbuhan solid di bisnis inti Search, Ads, Cloud, dan lainnya, dengan fokus operasional yang lebih jelas. </text:span></text:p>
              </text:list-item>
              <text:list-item>
                <text:p text:style-name="P202"><text:span text:style-name="Strong_20_Emphasis"><text:span text:style-name="T1">Otonomi Other Bets:</text:span></text:span><text:span text:style-name="T1"> Secara teori, Bets memang mendapatkan otonomi lebih besar dengan CEO dan struktur sendiri. Namun, dalam praktiknya, tingkat otonomi ini bisa bervariasi, terutama karena ketergantungan finansial mereka pada induk perusahaan dan pengawasan strategis dari pimpinan Alphabet. </text:span></text:p>
              </text:list-item>
              <text:list-item>
                <text:p text:style-name="P70"><text:span text:style-name="Strong_20_Emphasis"><text:span text:style-name="T1">Transparansi Finansial:</text:span></text:span><text:span text:style-name="T1"> Di area ini, Alphabet jelas berhasil. Pelaporan keuangan yang terpisah antara Google dan Other Bets memberikan kejelasan yang jauh lebih baik bagi investor mengenai sumber keuntungan dan area investasi (serta kerugian), meskipun hasil laporan kerugian Other Bets seringkali menjadi sorotan negatif. </text:span></text:p>
              </text:list-item>
            </text:list>
            <text:p text:style-name="Text_20_body"><text:span text:style-name="T1">Namun, keberhasilan parsial dalam mencapai tujuan awal ini diimbangi oleh </text:span><text:span text:style-name="Strong_20_Emphasis"><text:span text:style-name="T1">tantangan-tantangan inheren</text:span></text:span><text:span text:style-name="T1"> yang terus dihadapi oleh model konglomerat Alphabet:</text:span></text:p>
            <text:list xml:id="list6040004230701238391" text:style-name="L83">
              <text:list-item>
                <text:p text:style-name="P203"><text:span text:style-name="Strong_20_Emphasis"><text:span text:style-name="T1">Manajemen Portofolio 'Other Bets':</text:span></text:span><text:span text:style-name="T1"> Ini mungkin tantangan paling sulit. Menentukan 'taruhan' mana yang layak terus didanai besar-besaran (seperti Waymo), mana yang perlu diputar menjadi perusahaan independen (</text:span><text:span text:style-name="Emphasis"><text:span text:style-name="T1">spin off</text:span></text:span><text:span text:style-name="T1">), dan mana yang harus 'dimatikan' (seperti Loon) adalah keputusan strategis berisiko tinggi yang membutuhkan visi </text:span><text:soft-page-break/><text:span text:style-name="T1">jangka panjang sekaligus penilaian bisnis yang tajam. </text:span></text:p>
              </text:list-item>
              <text:list-item>
                <text:p text:style-name="P203"><text:span text:style-name="Strong_20_Emphasis"><text:span text:style-name="T1">Tekanan Investor:</text:span></text:span><text:span text:style-name="T1"> Pasar finansial (Wall Street) cenderung berfokus pada hasil kuartalan. Kerugian operasional yang terus menerus dari segmen Other Bets secara keseluruhan menjadi sumber tekanan konstan bagi manajemen Alphabet untuk menunjukkan jalur yang lebih cepat menuju profitabilitas atau setidaknya mengurangi 'pembakaran uang' pada proyek-proyek eksperimental. </text:span></text:p>
              </text:list-item>
              <text:list-item>
                <text:p text:style-name="P203"><text:span text:style-name="Strong_20_Emphasis"><text:span text:style-name="T1">Menciptakan Sinergi Nyata:</text:span></text:span><text:span text:style-name="T1"> Salah satu kritik potensial terhadap struktur Alphabet adalah risiko bahwa ia hanya menjadi kumpulan perusahaan yang berjalan sendiri-sendiri tanpa banyak sinergi. Memastikan adanya kolaborasi yang berarti, transfer teknologi, dan pembelajaran lintas unit—antara Google yang kaya sumber daya dengan Bets yang lebih gesit, atau bahkan antar Bets—tetap menjadi tantangan manajerial yang signifikan. Penggabungan Google Brain dan DeepMind mungkin salah satu upaya untuk mengatasi silo ini di bidang AI. </text:span></text:p>
              </text:list-item>
              <text:list-item>
                <text:p text:style-name="P203"><text:span text:style-name="Strong_20_Emphasis"><text:span text:style-name="T1">Kompleksitas Manajemen Induk:</text:span></text:span><text:span text:style-name="T1"> Mengawasi portofolio bisnis yang bergerak di bidang seberagam iklan digital, mobil otonom, bioteknologi, dan riset AI fundamental membutuhkan keahlian dan fokus yang luar biasa di tingkat pimpinan Alphabet. </text:span></text:p>
              </text:list-item>
              <text:list-item>
                <text:p text:style-name="P203"><text:span text:style-name="Strong_20_Emphasis"><text:span text:style-name="T1">Alokasi Modal Strategis:</text:span></text:span><text:span text:style-name="T1"> Bagaimana cara terbaik menginvestasikan kembali keuntungan masif dari Google? Berapa banyak yang harus dialokasikan untuk mempertahankan dominasi bisnis inti versus mendanai 'moonshots' berisiko tinggi? Ini adalah pertanyaan alokasi modal klasik yang dihadapi Alphabet dalam skala ekstrem. </text:span></text:p>
              </text:list-item>
              <text:list-item>
                <text:p text:style-name="P71"><text:span text:style-name="Strong_20_Emphasis"><text:span text:style-name="T1">Menjaga Budaya Inovasi 'Moonshot':</text:span></text:span><text:span text:style-name="T1"> Seiring perusahaan menjadi lebih besar dan mungkin lebih birokratis, mampukah Alphabet terus mempertahankan budaya pengambilan risiko radikal dan semangat '10x thinking' yang melahirkan Google dan banyak Bets lainnya, terutama di tengah tekanan untuk efisiensi dan profitabilitas? </text:span></text:p>
              </text:list-item>
            </text:list>
            <text:p text:style-name="P116">Kesimpulannya, struktur Alphabet adalah sebuah eksperimen ambisius dalam mengelola inovasi dan pertumbuhan di skala raksasa. Ia berhasil memberikan fokus dan transparansi yang lebih baik, namun juga melahirkan serangkaian tantangan manajerial dan strategis baru. Apakah model ini akan terbukti berkelanjutan dalam jangka panjang untuk secara konsisten menghasilkan 'Google berikutnya' masih menjadi pertanyaan terbuka. Bukan tidak mungkin struktur Alphabet sendiri akan terus berevolusi di masa depan sebagai respons terhadap tekanan pasar, regulasi, dan dinamika internalnya sendiri.</text:p>
            <text:p text:style-name="P2"><text:soft-page-break/></text:p>
            <text:p text:style-name="Text_20_body"><text:span text:style-name="T1">Ini adalah akhir dari </text:span><text:span text:style-name="Strong_20_Emphasis"><text:span text:style-name="T1">Bab 5</text:span></text:span><text:span text:style-name="T1">. Saya akan menunggu perintah "YAX" dari Anda untuk melanjutkan ke </text:span><text:span text:style-name="Strong_20_Emphasis"><text:span text:style-name="T1">Bab 6: Era Kecerdasan Buatan (AI) dan Inovasi Masa Depan</text:span></text:span><text:span text:style-name="T1">, dimulai dengan </text:span><text:span text:style-name="Strong_20_Emphasis"><text:span text:style-name="T1">Prompt untuk Pengantar Bab 6</text:span></text:span><text:span text:style-name="T1">.</text:span></text:p>
          </text:section>
          <text:section text:style-name="Sect1" text:name="feedback-form-57">
            <text:p text:style-name="P253"/>
          </text:section>
        </text:section>
        <text:section text:style-name="Sect1" text:name="c7f745945a667171">
          <text:p text:style-name="P116"/>
          <text:section text:style-name="Sect1" text:name="user-query-content-58">
            <text:p text:style-name="P273">yax </text:p>
          </text:section>
          <text:p text:style-name="P253">Tampilkan alur berpikir</text:p>
          <text:section text:style-name="Sect2" text:name="model-response-message-contentr_c7f745945a667171">
            <text:p text:style-name="Text_20_body"><text:span text:style-name="T1">Baik, kita masuk ke </text:span><text:span text:style-name="Strong_20_Emphasis"><text:span text:style-name="T1">Bab 6: Era Kecerdasan Buatan (AI) dan Inovasi Masa Depan</text:span></text:span><text:span text:style-name="T1">.</text:span></text:p>
            <text:p text:style-name="Text_20_body"><text:span text:style-name="Strong_20_Emphasis"><text:span text:style-name="T1">Prompt:</text:span></text:span><text:span text:style-name="T1"> "Tulis bagian pengantar untuk Bab 6 yang berjudul 'Era Kecerdasan Buatan (AI) dan Inovasi Masa Depan'. Mulai dengan mengarahkan fokus pembaca ke masa kini dan masa depan Google/Alphabet, menekankan bahwa Kecerdasan Buatan (AI) telah menjadi inti dari strategi dan ambisinya. Jelaskan bahwa AI bukan lagi sekadar salah satu proyek, melainkan sebuah lapisan fundamental yang meresap dan mentransformasi hampir semua produk dan layanan perusahaan. Sampaikan bahwa bab ini akan mengeksplorasi bagaimana Google mewujudkan visi 'AI-First'-nya, menyoroti kemajuan terbaru dalam AI generatif (seperti Gemini), serta melihat ke cakrawala teknologi lain seperti komputasi kuantum. Selain itu, bab ini akan membahas visi jangka panjang perusahaan dalam menggunakan teknologi untuk mengatasi tantangan global dan berspekulasi tentang arah masa depan raksasa teknologi ini berdasarkan tren terkini per April 2025."</text:span></text:p>
            <text:p text:style-name="Text_20_body"><text:span text:style-name="Strong_20_Emphasis"><text:span text:style-name="T1">Jawaban (Isi untuk Pengantar Bab 6):</text:span></text:span></text:p>
            <text:p text:style-name="Text_20_body"><text:span text:style-name="T1">Setelah menelusuri jejak sejarah, pilar teknologi, hingga dinamika internal Google dan Alphabet, kini saatnya kita mengarahkan pandangan ke </text:span><text:span text:style-name="Strong_20_Emphasis"><text:span text:style-name="T1">masa kini dan cakrawala masa depan</text:span></text:span><text:span text:style-name="T1">. Jika ada satu kekuatan yang secara fundamental mendefinisikan ulang strategi, produk, dan ambisi Google/Alphabet dalam beberapa tahun terakhir hingga detik ini, </text:span><text:span text:style-name="Strong_20_Emphasis"><text:span text:style-name="T1">Jumat, 18 April 2025, pukul 19:19 WIB</text:span></text:span><text:span text:style-name="T1">, kekuatan itu adalah </text:span><text:span text:style-name="Strong_20_Emphasis"><text:span text:style-name="T1">Kecerdasan Buatan (Artificial Intelligence - AI)</text:span></text:span><text:span text:style-name="T1">. AI bukan lagi sekadar salah satu proyek riset menarik atau fitur tambahan di beberapa produk; ia telah menjadi </text:span><text:span text:style-name="Strong_20_Emphasis"><text:span text:style-name="T1">inti strategis</text:span></text:span><text:span text:style-name="T1">, sebuah lapisan fundamental—ibarat sistem operasi baru atau 'listrik'—yang meresap dan mentransformasi hampir semua yang disentuh oleh perusahaan ini.</text:span></text:p>
            <text:p text:style-name="Text_20_body"><text:soft-page-break/><text:span text:style-name="T1">Bab ini akan membawa kita memasuki "Era AI" di Google/Alphabet. Kita akan mengeksplorasi bagaimana visi </text:span><text:span text:style-name="Strong_20_Emphasis"><text:span text:style-name="T1">"AI-First"</text:span></text:span><text:span text:style-name="T1"> yang dicanangkan beberapa tahun lalu kini diwujudkan secara nyata di seluruh lini produk yang kita gunakan sehari-hari, termasuk di Indonesia. Kita akan menyoroti </text:span><text:span text:style-name="Strong_20_Emphasis"><text:span text:style-name="T1">gelombang kemajuan terbaru</text:span></text:span><text:span text:style-name="T1"> yang paling mengguncang dunia teknologi saat ini, yaitu ledakan </text:span><text:span text:style-name="Strong_20_Emphasis"><text:span text:style-name="T1">AI Generatif</text:span></text:span><text:span text:style-name="T1"> dan peran sentral model-model canggih Google seperti </text:span><text:span text:style-name="Strong_20_Emphasis"><text:span text:style-name="T1">Gemini</text:span></text:span><text:span text:style-name="T1"> dalam mendorongnya.</text:span></text:p>
            <text:p text:style-name="Text_20_body"><text:span text:style-name="T1">Namun, pandangan ke masa depan tidak berhenti di AI saja. Kita juga akan melihat sekilas ke </text:span><text:span text:style-name="Strong_20_Emphasis"><text:span text:style-name="T1">batas teknologi lain</text:span></text:span><text:span text:style-name="T1"> yang sedang dijajaki Alphabet, seperti potensi revolusioner dari </text:span><text:span text:style-name="Strong_20_Emphasis"><text:span text:style-name="T1">Komputasi Kuantum</text:span></text:span><text:span text:style-name="T1">. Lebih dari itu, kita akan mencoba memahami </text:span><text:span text:style-name="Strong_20_Emphasis"><text:span text:style-name="T1">visi jangka panjang</text:span></text:span><text:span text:style-name="T1"> perusahaan dalam memanfaatkan kekuatan teknologi untuk menjawab tantangan-tantangan besar dunia. Dan akhirnya, kita akan mencoba </text:span><text:span text:style-name="Strong_20_Emphasis"><text:span text:style-name="T1">berspekulasi dan memprediksi</text:span></text:span><text:span text:style-name="T1">—berdasarkan tren dan dinamika terkini—ke mana arah kapal raksasa teknologi ini selanjutnya akan berlayar dalam beberapa tahun ke depan. Selamat datang di garis depan inovasi Google, tempat AI menjadi pusat gravitasi baru dan masa depan sedang ditulis ulang.</text:span></text:p>
            <text:p text:style-name="P2"/>
            <text:p text:style-name="Text_20_body"><text:span text:style-name="Strong_20_Emphasis"><text:span text:style-name="T1">(Tips Tambahan untuk bagian ini):</text:span></text:span></text:p>
            <text:list xml:id="list6927117242464811528" text:style-name="L84">
              <text:list-item>
                <text:p text:style-name="P204"><text:span text:style-name="Strong_20_Emphasis"><text:span text:style-name="T1">Menandai Pergeseran Fokus:</text:span></text:span><text:span text:style-name="T1"> Gunakan bahasa yang jelas untuk menandakan pergeseran dari analisis historis ke fokus pada kondisi saat ini dan masa depan ("masa kini dan cakrawala masa depan", "inti strategis", "Era AI"). </text:span></text:p>
              </text:list-item>
              <text:list-item>
                <text:p text:style-name="P204"><text:span text:style-name="Strong_20_Emphasis"><text:span text:style-name="T1">Menekankan Sentralitas AI:</text:span></text:span><text:span text:style-name="T1"> Gunakan metafora kuat ("inti", "lapisan fundamental", "listrik", "sistem operasi baru") untuk mengkomunikasikan betapa pentingnya AI bagi Google saat ini. </text:span></text:p>
              </text:list-item>
              <text:list-item>
                <text:p text:style-name="P204"><text:span text:style-name="Strong_20_Emphasis"><text:span text:style-name="T1">Relevansi Saat Ini:</text:span></text:span><text:span text:style-name="T1"> Menyebutkan tanggal dan waktu saat ini secara eksplisit ("Jumat, 18 April 2025, pukul 19:19 WIB") saat membahas AI dan masa depan menekankan bahwa ini adalah analisis kondisi </text:span><text:span text:style-name="Emphasis"><text:span text:style-name="T1">real-time</text:span></text:span><text:span text:style-name="T1">. </text:span></text:p>
              </text:list-item>
              <text:list-item>
                <text:p text:style-name="P72"><text:span text:style-name="Strong_20_Emphasis"><text:span text:style-name="T1">Menjanjikan Wawasan Masa Depan:</text:span></text:span><text:span text:style-name="T1"> Bagian akhir yang menjanjikan spekulasi dan prediksi dapat meningkatkan daya tarik bagi pembaca yang ingin tahu apa yang mungkin terjadi selanjutnya. </text:span></text:p>
              </text:list-item>
            </text:list>
            <text:p text:style-name="P2"/>
            <text:p text:style-name="P116">Saya akan menunggu perintah "YAX" dari Anda sebelum melanjutkan ke prompt <text:soft-page-break/>berikutnya (Subbab 6.1 - Google sebagai Perusahaan "AI-First").</text:p>
          </text:section>
          <text:section text:style-name="Sect1" text:name="feedback-form-58">
            <text:p text:style-name="P253"/>
          </text:section>
        </text:section>
        <text:section text:style-name="Sect1" text:name="4b7325bef71a2606">
          <text:p text:style-name="P116"/>
          <text:section text:style-name="Sect1" text:name="user-query-content-59">
            <text:p text:style-name="P273">yax </text:p>
          </text:section>
          <text:p text:style-name="P253">Tampilkan alur berpikir</text:p>
          <text:section text:style-name="Sect2" text:name="model-response-message-contentr_4b7325bef71a2606">
            <text:p text:style-name="Text_20_body"><text:span text:style-name="T1">Baik, saya lanjutkan dengan prompt untuk </text:span><text:span text:style-name="Strong_20_Emphasis"><text:span text:style-name="T1">Subbab 6.1</text:span></text:span><text:span text:style-name="T1">:</text:span></text:p>
            <text:p text:style-name="Text_20_body"><text:span text:style-name="Strong_20_Emphasis"><text:span text:style-name="T1">Prompt:</text:span></text:span><text:span text:style-name="T1"> "Tulis pembahasan mendalam yang mengelaborasi makna dan implikasi dari deklarasi Google sebagai perusahaan 'AI-First' (dicanangkan oleh Sundar Pichai sekitar 2016-2017). Jelaskan bagaimana pergeseran strategis ini mengubah cara Google mengembangkan produk, mengalokasikan sumber daya, dan merekrut talenta. Berikan contoh-contoh konkret per April 2025 bagaimana AI secara fundamental telah diintegrasikan dan meningkatkan fungsi produk-produk inti Google:</text:span></text:p>
            <text:list xml:id="list861010163917702969" text:style-name="L85">
              <text:list-item>
                <text:p text:style-name="P267">Search (pemahaman kueri, hasil yang lebih relevan, SGE) </text:p>
              </text:list-item>
              <text:list-item>
                <text:p text:style-name="P267">Ads (penargetan iklan, bidding otomatis, pengukuran efektivitas) </text:p>
              </text:list-item>
              <text:list-item>
                <text:p text:style-name="P267">Google Workspace (Smart Compose/Reply, fitur kolaboratif cerdas) </text:p>
              </text:list-item>
              <text:list-item>
                <text:p text:style-name="P267">Google Maps (prediksi lalu lintas, ETA akurat, rekomendasi) </text:p>
              </text:list-item>
              <text:list-item>
                <text:p text:style-name="P267">YouTube (algoritma rekomendasi, moderasi konten) </text:p>
              </text:list-item>
              <text:list-item>
                <text:p text:style-name="P267">Google Pixel (fitur fotografi komputasional, pemrosesan on-device) </text:p>
              </text:list-item>
              <text:list-item>
                <text:p text:style-name="P132">Google Cloud (layanan AI/ML untuk pelanggan enterprise) Tekankan pandangan Google bahwa AI adalah gelombang komputasi besar berikutnya setelah PC, internet, dan mobile." </text:p>
              </text:list-item>
            </text:list>
            <text:p text:style-name="Text_20_body"><text:span text:style-name="Strong_20_Emphasis"><text:span text:style-name="T1">Jawaban (Isi untuk Subbab 6.1: Google sebagai Perusahaan "AI-First"):</text:span></text:span></text:p>
            <text:p text:style-name="Text_20_body"><text:span text:style-name="T1">Sekitar tahun 2016-2017, CEO Google, Sundar Pichai, membuat sebuah deklarasi strategis yang fundamental: Google bertransisi dari perusahaan "Mobile-First" menjadi perusahaan </text:span><text:span text:style-name="Strong_20_Emphasis"><text:span text:style-name="T1">"AI-First"</text:span></text:span><text:span text:style-name="T1">. Ini bukan sekadar slogan kosong; ini menandakan pergeseran mendalam dalam cara berpikir, cara bekerja, dan arah masa depan perusahaan. Menjadi "AI-First" berarti Kecerdasan Buatan (AI) dan </text:span><text:span text:style-name="Emphasis"><text:span text:style-name="T1">Machine Learning</text:span></text:span><text:span text:style-name="T1"> (ML) tidak lagi dianggap sebagai fitur tambahan atau proyek sampingan, melainkan sebagai </text:span><text:span text:style-name="Strong_20_Emphasis"><text:span text:style-name="T1">teknologi inti dan fundamental</text:span></text:span><text:span text:style-name="T1"> yang harus dipertimbangkan sejak awal dalam perancangan dan pengembangan </text:span><text:span text:style-name="Emphasis"><text:span text:style-name="T1">semua</text:span></text:span><text:span text:style-name="T1"> produk dan layanan Google. AI menjadi lensa utama untuk melihat peluang inovasi.</text:span></text:p>
            <text:p text:style-name="P116">Implikasi dari pergeseran strategis ini sangat luas di dalam tubuh Google:</text:p>
            <text:list xml:id="list5878908218978624670" text:style-name="L86">
              <text:list-item>
                <text:p text:style-name="P205"><text:soft-page-break/><text:span text:style-name="Strong_20_Emphasis"><text:span text:style-name="T1">Pengembangan Produk:</text:span></text:span><text:span text:style-name="T1"> Tim produk didorong untuk memikirkan bagaimana AI dapat secara radikal meningkatkan pengalaman pengguna atau menciptakan kemampuan baru yang sebelumnya tidak mungkin. AI bukan lagi 'ditaburkan' di akhir, tapi menjadi fondasi. </text:span></text:p>
              </text:list-item>
              <text:list-item>
                <text:p text:style-name="P205"><text:span text:style-name="Strong_20_Emphasis"><text:span text:style-name="T1">Alokasi Sumber Daya:</text:span></text:span><text:span text:style-name="T1"> Prioritas investasi R&amp;D dan sumber daya komputasi secara signifikan diarahkan ke proyek-proyek berbasis AI. Google membangun infrastruktur khusus (seperti Tensor Processing Units atau TPU) untuk melatih dan menjalankan model AI berskala besar. </text:span></text:p>
              </text:list-item>
              <text:list-item>
                <text:p text:style-name="P73"><text:span text:style-name="Strong_20_Emphasis"><text:span text:style-name="T1">Perekrutan dan Pengembangan Talenta:</text:span></text:span><text:span text:style-name="T1"> Terjadi 'perlombaan' internal dan eksternal besar-besaran untuk merekrut talenta AI terbaik dari seluruh dunia, serta program pelatihan ulang (reskilling) ekstensif untuk membekali insinyur yang ada dengan keterampilan AI/ML. </text:span></text:p>
              </text:list-item>
            </text:list>
            <text:p text:style-name="Text_20_body"><text:span text:style-name="T1">Hasil dari strategi "AI-First" ini sangat nyata dan bisa kita rasakan dalam produk-produk Google yang kita gunakan sehari-hari, pada </text:span><text:span text:style-name="Strong_20_Emphasis"><text:span text:style-name="T1">Jumat, 18 April 2025, pukul 19:21 WIB</text:span></text:span><text:span text:style-name="T1">, termasuk di Indonesia:</text:span></text:p>
            <text:list xml:id="list1292816129784709136" text:style-name="L87">
              <text:list-item>
                <text:p text:style-name="P206"><text:span text:style-name="Strong_20_Emphasis"><text:span text:style-name="T1">Google Search:</text:span></text:span><text:span text:style-name="T1"> Seperti dibahas sebelumnya, AI adalah otak di balik pemahaman kueri bahasa alami (termasuk Bahasa Indonesia yang kompleks), peningkatan relevansi hasil, dan fitur generatif seperti Search Generative Experience (SGE) yang memberikan ringkasan jawaban. </text:span></text:p>
              </text:list-item>
              <text:list-item>
                <text:p text:style-name="P206"><text:span text:style-name="Strong_20_Emphasis"><text:span text:style-name="T1">Google Ads:</text:span></text:span><text:span text:style-name="T1"> AI mengoptimalkan hampir setiap aspek periklanan: menentukan audiens yang paling mungkin tertarik pada iklan, menetapkan penawaran harga secara otomatis dalam lelang (bidding), membantu pengiklan membuat teks dan gambar iklan yang lebih efektif, serta mengukur dampak kampanye. </text:span></text:p>
              </text:list-item>
              <text:list-item>
                <text:p text:style-name="P206"><text:span text:style-name="Strong_20_Emphasis"><text:span text:style-name="T1">Google Workspace:</text:span></text:span><text:span text:style-name="T1"> Fitur-fitur cerdas seperti Smart Compose (menyelesaikan kalimat secara otomatis) dan Smart Reply (saran balasan cepat) di Gmail, kemampuan analisis data otomatis di Sheets, hingga fitur kolaborasi dan ringkasan berbasis AI (sering disebut 'Duet AI' atau nama terkininya) di seluruh rangkaian aplikasi. </text:span></text:p>
              </text:list-item>
              <text:list-item>
                <text:p text:style-name="P206"><text:span text:style-name="Strong_20_Emphasis"><text:span text:style-name="T1">Google Maps:</text:span></text:span><text:span text:style-name="T1"> AI menganalisis data lalu lintas historis dan real-time untuk memberikan prediksi waktu tempuh (ETA) yang akurat, menyarankan rute tercepat (bahkan di tengah kemacetan kota seperti Medan), merekomendasikan tempat menarik berdasarkan preferensi Anda, dan menggerakkan fitur navigasi AR Live View. </text:span></text:p>
              </text:list-item>
              <text:list-item>
                <text:p text:style-name="P206"><text:span text:style-name="Strong_20_Emphasis"><text:span text:style-name="T1">YouTube:</text:span></text:span><text:span text:style-name="T1"> Algoritma rekomendasi yang sangat dipersonalisasi (yang </text:span><text:soft-page-break/><text:span text:style-name="T1">menentukan sebagian besar video yang Anda tonton) adalah salah satu aplikasi AI paling canggih dan berdampak. AI juga memainkan peran besar dalam moderasi konten otomatis, mendeteksi pelanggaran hak cipta atau konten berbahaya dalam skala masif. </text:span></text:p>
              </text:list-item>
              <text:list-item>
                <text:p text:style-name="P206"><text:span text:style-name="Strong_20_Emphasis"><text:span text:style-name="T1">Ponsel Google Pixel:</text:span></text:span><text:span text:style-name="T1"> Keunggulan utama Pixel seringkali terletak pada fitur berbasis AI, terutama dalam </text:span><text:span text:style-name="Strong_20_Emphasis"><text:span text:style-name="T1">fotografi komputasional</text:span></text:span><text:span text:style-name="T1"> (menghasilkan foto menakjubkan melalui pemrosesan AI, bukan hanya optik), fitur pengeditan cerdas seperti Magic Eraser, serta kemampuan pemrosesan AI langsung di perangkat (on-device) berkat chip Tensor dan model seperti Gemini Nano untuk tugas seperti pengenalan suara atau terjemahan real-time. </text:span></text:p>
              </text:list-item>
              <text:list-item>
                <text:p text:style-name="P74"><text:span text:style-name="Strong_20_Emphasis"><text:span text:style-name="T1">Google Cloud:</text:span></text:span><text:span text:style-name="T1"> Menawarkan rangkaian layanan AI dan ML (seperti Vertex AI) yang canggih kepada pelanggan bisnis dan pengembang, memungkinkan mereka membangun aplikasi cerdas mereka sendiri di atas infrastruktur Google. </text:span></text:p>
              </text:list-item>
            </text:list>
            <text:p text:style-name="Text_20_body"><text:span text:style-name="T1">Bagi Google, penekanan pada AI ini didasari keyakinan kuat bahwa AI mewakili </text:span><text:span text:style-name="Strong_20_Emphasis"><text:span text:style-name="T1">gelombang komputasi besar berikutnya</text:span></text:span><text:span text:style-name="T1">, sebuah pergeseran platform yang dampaknya akan lebih mendalam dibandingkan era PC, internet, ataupun mobile. Mereka bertekad untuk tidak hanya berpartisipasi, tetapi juga memimpin gelombang transformatif ini. Strategi "AI-First" adalah cara Google memastikan relevansi dan kepemimpinannya di masa depan yang semakin cerdas ini.</text:span></text:p>
            <text:p text:style-name="P2"/>
            <text:p text:style-name="P116">Saya akan menunggu perintah "YAX" dari Anda sebelum melanjutkan ke prompt berikutnya (Subbab 6.2 - Perkembangan AI: Riset ke Produk).</text:p>
          </text:section>
          <text:section text:style-name="Sect1" text:name="feedback-form-59">
            <text:p text:style-name="P253"/>
          </text:section>
        </text:section>
        <text:section text:style-name="Sect1" text:name="5b6af6f1354717c4">
          <text:p text:style-name="P116"/>
          <text:section text:style-name="Sect1" text:name="user-query-content-60">
            <text:p text:style-name="P273">yax </text:p>
          </text:section>
          <text:p text:style-name="P253">Tampilkan alur berpikir</text:p>
          <text:section text:style-name="Sect2" text:name="model-response-message-contentr_5b6af6f1354717c4">
            <text:p text:style-name="Text_20_body"><text:span text:style-name="T1">Baik, saya lanjutkan dengan prompt untuk </text:span><text:span text:style-name="Strong_20_Emphasis"><text:span text:style-name="T1">Subbab 6.2</text:span></text:span><text:span text:style-name="T1">:</text:span></text:p>
            <text:p text:style-name="Text_20_body"><text:span text:style-name="Strong_20_Emphasis"><text:span text:style-name="T1">Prompt:</text:span></text:span><text:span text:style-name="T1"> "Tulis pembahasan mendalam yang menelusuri sejarah dan evolusi kemampuan AI di Google, menunjukkan bagaimana investasi jangka panjang dalam riset fundamental telah berhasil diterjemahkan menjadi fitur produk yang bermanfaat bagi miliaran pengguna. Fokus pada beberapa contoh paling ikonik </text:span><text:soft-page-break/><text:span text:style-name="T1">sebelum era AI generatif terbaru:</text:span></text:p>
            <text:list xml:id="list8599587228362952013" text:style-name="L88">
              <text:list-item>
                <text:p text:style-name="P207"><text:span text:style-name="Strong_20_Emphasis"><text:span text:style-name="T1">Google Translate:</text:span></text:span><text:span text:style-name="T1"> Jelaskan lompatan kualitas dari Statistical Machine Translation (SMT) ke Neural Machine Translation (NMT) sekitar tahun 2016. </text:span></text:p>
              </text:list-item>
              <text:list-item>
                <text:p text:style-name="P207"><text:span text:style-name="Strong_20_Emphasis"><text:span text:style-name="T1">Google Photos:</text:span></text:span><text:span text:style-name="T1"> Rinci kemampuan pengenalan objek dan wajah untuk pencarian gambar, otomatis pengelompokan, dan fitur pengeditan cerdas. </text:span></text:p>
              </text:list-item>
              <text:list-item>
                <text:p text:style-name="P207"><text:span text:style-name="Strong_20_Emphasis"><text:span text:style-name="T1">Google Assistant:</text:span></text:span><text:span text:style-name="T1"> Jelaskan kemampuannya dalam memahami perintah suara bahasa alami, menjawab pertanyaan, dan mengontrol perangkat pintar. </text:span></text:p>
              </text:list-item>
              <text:list-item>
                <text:p text:style-name="P207"><text:span text:style-name="Strong_20_Emphasis"><text:span text:style-name="T1">Sistem Rekomendasi:</text:span></text:span><text:span text:style-name="T1"> Jelaskan secara konseptual bagaimana AI/ML digunakan untuk mempersonalisasi rekomendasi di YouTube, Play Store, dll. </text:span></text:p>
              </text:list-item>
              <text:list-item>
                <text:p text:style-name="P75"><text:span text:style-name="Strong_20_Emphasis"><text:span text:style-name="T1">Spam filters in Gmail, Smart Compose/Reply.</text:span></text:span><text:span text:style-name="T1"> Show the tangible benefits AI has brought to users." </text:span></text:p>
              </text:list-item>
            </text:list>
            <text:p text:style-name="Text_20_body"><text:span text:style-name="Strong_20_Emphasis"><text:span text:style-name="T1">Jawaban (Isi untuk Subbab 6.2: Perkembangan AI di Google: Dari Riset ke Produk):</text:span></text:span></text:p>
            <text:p text:style-name="Text_20_body"><text:span text:style-name="T1">Strategi "AI-First" Google yang kita rasakan dampaknya hari ini, </text:span><text:span text:style-name="Strong_20_Emphasis"><text:span text:style-name="T1">Jumat, 18 April 2025, pukul 19:24 WIB</text:span></text:span><text:span text:style-name="T1">, bukanlah hasil kerja semalam. Ia dibangun di atas fondasi riset Kecerdasan Buatan (AI) dan </text:span><text:span text:style-name="Emphasis"><text:span text:style-name="T1">Machine Learning</text:span></text:span><text:span text:style-name="T1"> (ML) yang telah Google lakukan selama bertahun-tahun, bahkan dekade. Perjalanan ini adalah kisah tentang bagaimana investasi sabar dalam penelitian fundamental secara bertahap menghasilkan fitur-fitur 'ajaib' yang kini menjadi bagian tak terpisahkan dari produk yang digunakan miliaran orang, termasuk di Indonesia. Jauh sebelum hebohnya AI Generatif, AI sudah diam-diam membuat produk Google jadi jauh lebih pintar dan bermanfaat:</text:span></text:p>
            <text:list xml:id="list5854732414709972926" text:style-name="L89">
              <text:list-item>
                <text:p text:style-name="P76"><text:span text:style-name="Strong_20_Emphasis"><text:span text:style-name="T1">Google Translate: Menjembatani Bahasa Dunia</text:span></text:span><text:span text:style-name="T1"> Siapa yang pernah mencoba Google Translate di awal tahun 2000-an pasti ingat hasilnya yang seringkali kaku, lucu, dan sulit dipahami. Saat itu, Translate bekerja menggunakan </text:span><text:span text:style-name="Emphasis"><text:span text:style-name="T1">Statistical Machine Translation</text:span></text:span><text:span text:style-name="T1"> (SMT), yang pada dasarnya menerjemahkan kata atau frasa pendek secara terpisah lalu mencoba menyusunnya kembali. Lompatan kuantum terjadi sekitar tahun 2016 ketika Google mengimplementasikan </text:span><text:span text:style-name="Strong_20_Emphasis"><text:span text:style-name="T1">Neural Machine Translation (NMT)</text:span></text:span><text:span text:style-name="T1">. Menggunakan jaringan saraf tiruan (</text:span><text:span text:style-name="Emphasis"><text:span text:style-name="T1">deep learning</text:span></text:span><text:span text:style-name="T1">), NMT mampu melihat </text:span><text:span text:style-name="Emphasis"><text:span text:style-name="T1">keseluruhan kalimat</text:span></text:span><text:span text:style-name="T1"> sebagai satu kesatuan, memahami konteksnya, dan menghasilkan terjemahan yang jauh lebih alami, lancar, </text:span><text:soft-page-break/><text:span text:style-name="T1">dan akurat. Perbedaan kualitasnya dramatis, mengubah Translate dari sekadar mainan menjadi alat komunikasi yang benar-benar berguna, terutama untuk bahasa-bahasa kompleks seperti </text:span><text:span text:style-name="Strong_20_Emphasis"><text:span text:style-name="T1">Bahasa Indonesia</text:span></text:span><text:span text:style-name="T1"> atau menerjemahkan antar bahasa yang strukturnya sangat berbeda.</text:span></text:p>
              </text:list-item>
              <text:list-item>
                <text:p text:style-name="P76"><text:span text:style-name="Strong_20_Emphasis"><text:span text:style-name="T1">Google Photos: Mengatur Kenangan Visual Anda</text:span></text:span><text:span text:style-name="T1"> Keajaiban Google Photos terletak pada kemampuan </text:span><text:span text:style-name="Strong_20_Emphasis"><text:span text:style-name="T1">pengenalan gambarnya (computer vision)</text:span></text:span><text:span text:style-name="T1"> yang ditenagai AI. Saat Anda mengunggah foto, AI Google secara otomatis menganalisis isinya. Hasilnya? Anda bisa mencari koleksi foto Anda menggunakan bahasa alami: "foto pantai di Lombok", "gambar kucing saya", "makanan sate padang", atau bahkan "foto saat ulang tahun di Medan tahun lalu". AI mengenali objek, pemandangan, lokasi, dan bahkan </text:span><text:span text:style-name="Strong_20_Emphasis"><text:span text:style-name="T1">wajah orang</text:span></text:span><text:span text:style-name="T1"> (memungkinkan pengelompokan otomatis berdasarkan siapa yang ada di foto). Ia juga bisa memberikan saran pengeditan cerdas atau membuatkan album dan kolase secara otomatis. AI mengubah galeri foto statis menjadi arsip kenangan yang hidup dan mudah dijelajahi.</text:span></text:p>
              </text:list-item>
              <text:list-item>
                <text:p text:style-name="P76"><text:span text:style-name="Strong_20_Emphasis"><text:span text:style-name="T1">Google Assistant: Asisten Percakapan Anda</text:span></text:span><text:span text:style-name="T1"> Berevolusi dari Google Now yang lebih pasif, Google Assistant adalah perwujudan AI percakapan Google. Mengandalkan </text:span><text:span text:style-name="Strong_20_Emphasis"><text:span text:style-name="T1">Natural Language Processing (NLP)</text:span></text:span><text:span text:style-name="T1"> yang canggih, Assistant mampu memahami perintah dan pertanyaan yang diucapkan secara alami (termasuk dalam Bahasa Indonesia), tidak hanya kata kunci kaku. Ia bisa menjawab pertanyaan dengan mengambil informasi dari web, mengatur pengingat dan alarm, memutar musik, memberikan petunjuk arah, dan mengontrol perangkat rumah pintar (lampu, AC, dll.)—semuanya melalui interaksi suara yang semakin mirip percakapan manusia.</text:span></text:p>
              </text:list-item>
              <text:list-item>
                <text:p text:style-name="P76"><text:span text:style-name="Strong_20_Emphasis"><text:span text:style-name="T1">Mesin Rekomendasi: Memprediksi Selera Anda</text:span></text:span><text:span text:style-name="T1"> Pernahkah Anda heran mengapa </text:span><text:span text:style-name="Strong_20_Emphasis"><text:span text:style-name="T1">YouTube</text:span></text:span><text:span text:style-name="T1"> sepertinya selalu tahu video apa yang ingin Anda tonton selanjutnya? Atau mengapa </text:span><text:span text:style-name="Strong_20_Emphasis"><text:span text:style-name="T1">Google Play Store</text:span></text:span><text:span text:style-name="T1"> menyarankan aplikasi yang sesuai minat Anda? Di balik layar, bekerja keras algoritma rekomendasi berbasis AI/ML. Sistem ini belajar dari perilaku Anda—apa yang Anda klik, tonton, sukai, beli, atau lewati—serta dari perilaku jutaan pengguna lain dengan selera serupa, untuk memprediksi dan menyajikan konten atau produk yang paling mungkin menarik bagi Anda. Meskipun terkadang kontroversial (seperti dibahas sebelumnya), sistem ini adalah pendorong utama </text:span><text:span text:style-name="Emphasis"><text:span text:style-name="T1">engagement</text:span></text:span><text:span text:style-name="T1"> </text:span><text:soft-page-break/><text:span text:style-name="T1">(keterlibatan pengguna) di banyak platform Google.</text:span></text:p>
              </text:list-item>
              <text:list-item>
                <text:p text:style-name="P76"><text:span text:style-name="Strong_20_Emphasis"><text:span text:style-name="T1">Kecerdasan Sehari-hari: Spam Filter &amp; Smart Compose</text:span></text:span><text:span text:style-name="T1"> AI juga bekerja tanpa lelah dalam tugas-tugas yang mungkin tidak terlalu 'glamor' tapi sangat bermanfaat. </text:span><text:span text:style-name="Strong_20_Emphasis"><text:span text:style-name="T1">Filter spam Gmail</text:span></text:span><text:span text:style-name="T1"> yang sangat efektif adalah hasil dari model AI yang terus belajar mengenali pola email sampah. Fitur seperti </text:span><text:span text:style-name="Strong_20_Emphasis"><text:span text:style-name="T1">Smart Compose</text:span></text:span><text:span text:style-name="T1"> (yang menyarankan kelanjutan kalimat saat Anda mengetik email) dan </text:span><text:span text:style-name="Strong_20_Emphasis"><text:span text:style-name="T1">Smart Reply</text:span></text:span><text:span text:style-name="T1"> (yang menawarkan opsi balasan singkat dan relevan) di Gmail dan Google Workspace adalah contoh bagaimana AI dapat menghemat waktu dan usaha dalam tugas sehari-hari.</text:span></text:p>
              </text:list-item>
            </text:list>
            <text:p text:style-name="P116">Semua contoh ini menunjukkan bagaimana Google, jauh sebelum era Gemini, telah secara sistematis menanamkan AI ke dalam produk-produknya, mengubahnya dari alat statis menjadi layanan yang lebih cerdas, personal, dan proaktif membantu penggunanya di seluruh dunia.</text:p>
            <text:p text:style-name="P2"/>
            <text:p text:style-name="P116">Saya akan menunggu perintah "YAX" dari Anda sebelum melanjutkan ke prompt berikutnya (Subbab 6.3 - Kemajuan Terbaru: LLM &amp; AI Generatif).</text:p>
          </text:section>
          <text:section text:style-name="Sect1" text:name="feedback-form-60">
            <text:p text:style-name="P253"/>
          </text:section>
        </text:section>
        <text:section text:style-name="Sect1" text:name="a4bb3378566dfd2f">
          <text:p text:style-name="P116"/>
          <text:section text:style-name="Sect1" text:name="user-query-content-61">
            <text:p text:style-name="P273">yax </text:p>
          </text:section>
          <text:p text:style-name="P253">Tampilkan alur berpikir</text:p>
          <text:section text:style-name="Sect2" text:name="model-response-message-contentr_a4bb3378566dfd2f">
            <text:p text:style-name="Text_20_body"><text:span text:style-name="T1">Baik, saya lanjutkan dengan prompt untuk </text:span><text:span text:style-name="Strong_20_Emphasis"><text:span text:style-name="T1">Subbab 6.3</text:span></text:span><text:span text:style-name="T1">:</text:span></text:p>
            <text:p text:style-name="Text_20_body"><text:span text:style-name="Strong_20_Emphasis"><text:span text:style-name="T1">Prompt:</text:span></text:span><text:span text:style-name="T1"> "Tulis pembahasan mendalam yang fokus pada gelombang terbaru AI yang mendominasi lanskap teknologi per April 2025: Model Bahasa Besar (LLM) dan AI Generatif. Jelaskan secara konseptual apa itu LLM dan kemampuannya menghasilkan teks, gambar, kode, dan konten lain yang koheren dan kreatif. Fokus pada upaya Google di area ini, terutama its flagship model family, </text:span><text:span text:style-name="Strong_20_Emphasis"><text:span text:style-name="T1">Gemini</text:span></text:span><text:span text:style-name="T1"> (Ultra, Pro, Nano). Diskusikan its multimodal capabilities, its integration into products (Search Generative Experience, Workspace features, Pixel phones, Bard/Gemini chat interface), dan bagaimana Google is competing fiercely in this area (against OpenAI/Microsoft, Anthropic, etc.). Mention the rapid pace of development and the associated challenges (accuracy, bias, safety, cost)."</text:span></text:p>
            <text:p text:style-name="Text_20_body"><text:span text:style-name="Strong_20_Emphasis"><text:span text:style-name="T1">Jawaban (Isi untuk Subbab 6.3: Kemajuan Terbaru: Model Bahasa Besar </text:span></text:span><text:soft-page-break/><text:span text:style-name="Strong_20_Emphasis"><text:span text:style-name="T1">(seperti Gemini) dan AI Generatif):</text:span></text:span></text:p>
            <text:p text:style-name="Text_20_body"><text:span text:style-name="T1">Jika AI sebelumnya lebih banyak bekerja 'di balik layar' untuk meningkatkan produk yang ada, maka gelombang AI terbaru yang mendominasi percakapan teknologi global pada </text:span><text:span text:style-name="Strong_20_Emphasis"><text:span text:style-name="T1">Jumat, 18 April 2025, pukul 19:25 WIB</text:span></text:span><text:span text:style-name="T1"> ini, tampil jauh lebih eksplisit dan transformatif. Kita berbicara tentang era </text:span><text:span text:style-name="Strong_20_Emphasis"><text:span text:style-name="T1">Model Bahasa Besar (Large Language Models - LLM)</text:span></text:span><text:span text:style-name="T1"> dan ledakan </text:span><text:span text:style-name="Strong_20_Emphasis"><text:span text:style-name="T1">AI Generatif</text:span></text:span><text:span text:style-name="T1">. Secara konseptual, LLM adalah model AI raksasa yang dilatih pada volume data teks dan kode yang luar biasa besar (seringkali mencakup sebagian besar internet publik). Pelatihan masif ini memberinya kemampuan luar biasa untuk memahami pola, konteks, dan nuansa bahasa manusia secara mendalam. Namun, yang membuatnya 'generatif' adalah kemampuannya untuk tidak hanya memahami, tetapi juga </text:span><text:span text:style-name="Strong_20_Emphasis"><text:span text:style-name="T1">menghasilkan (generate)</text:span></text:span><text:span text:style-name="T1"> konten baru yang koheren, kreatif, dan seringkali sulit dibedakan dari buatan manusia—mulai dari menulis esai, puisi, atau kode pemrograman, hingga meringkas teks panjang, menerjemahkan bahasa, bahkan (dengan model multimodal) menghasilkan gambar atau musik.</text:span></text:p>
            <text:p text:style-name="Text_20_body"><text:span text:style-name="T1">Menghadapi kemunculan fenomenal model seperti ChatGPT dari OpenAI (yang didukung kuat oleh Microsoft), Google—dengan warisan riset AI-nya yang panjang—tentu tidak tinggal diam. Mereka mengerahkan sumber daya besar-besaran untuk bersaing di garda terdepan revolusi generatif ini. Upaya utamanya terpusat pada keluarga model AI generasi terbaru mereka yang paling canggih: </text:span><text:span text:style-name="Strong_20_Emphasis"><text:span text:style-name="T1">Gemini</text:span></text:span><text:span text:style-name="T1">. Apa yang membuat Gemini istimewa?</text:span></text:p>
            <text:list xml:id="list5214114085910734103" text:style-name="L90">
              <text:list-item>
                <text:p text:style-name="P208"><text:span text:style-name="Strong_20_Emphasis"><text:span text:style-name="T1">Multimodal secara Mendasar:</text:span></text:span><text:span text:style-name="T1"> Berbeda dengan banyak LLM awal yang primernya berbasis teks, Gemini dirancang dari awal untuk menjadi </text:span><text:span text:style-name="Strong_20_Emphasis"><text:span text:style-name="T1">multimodal</text:span></text:span><text:span text:style-name="T1">. Artinya, ia dapat memahami, mengoperasikan, dan menggabungkan berbagai jenis informasi secara mulus—teks, kode, audio, gambar, dan video—memungkinkannya melakukan penalaran yang lebih kompleks dan menangani tugas-tugas yang lebih beragam. </text:span></text:p>
              </text:list-item>
              <text:list-item>
                <text:p text:style-name="P208"><text:span text:style-name="Strong_20_Emphasis"><text:span text:style-name="T1">Fleksibilitas Ukuran:</text:span></text:span><text:span text:style-name="T1"> Gemini hadir dalam berbagai ukuran untuk kebutuhan berbeda: </text:span></text:p>
                <text:list>
                  <text:list-item>
                    <text:p text:style-name="P208"><text:span text:style-name="Strong_20_Emphasis"><text:span text:style-name="T1">Gemini Ultra:</text:span></text:span><text:span text:style-name="T1"> Model terbesar dan paling mampu, dirancang untuk tugas-tugas yang sangat kompleks. </text:span></text:p>
                  </text:list-item>
                  <text:list-item>
                    <text:p text:style-name="P208"><text:span text:style-name="Strong_20_Emphasis"><text:span text:style-name="T1">Gemini Pro:</text:span></text:span><text:span text:style-name="T1"> Model serbaguna yang menyeimbangkan kinerja dan efisiensi, menjadi tulang punggung banyak layanan Google. </text:span></text:p>
                  </text:list-item>
                  <text:list-item>
                    <text:p text:style-name="P77"><text:span text:style-name="Strong_20_Emphasis"><text:span text:style-name="T1">Gemini Nano:</text:span></text:span><text:span text:style-name="T1"> Model paling efisien, dirancang untuk berjalan langsung di perangkat (on-device) seperti ponsel pintar. </text:span></text:p>
                  </text:list-item>
                </text:list>
              </text:list-item>
            </text:list>
            <text:p text:style-name="P116"><text:soft-page-break/>Bagaimana Anda bisa merasakan kekuatan Gemini dan AI Generatif Google hari ini di Indonesia? Integrasinya sudah merambah ke banyak produk inti:</text:p>
            <text:list xml:id="list5445015474278874370" text:style-name="L91">
              <text:list-item>
                <text:p text:style-name="P209"><text:span text:style-name="Strong_20_Emphasis"><text:span text:style-name="T1">Google Search:</text:span></text:span><text:span text:style-name="T1"> Fitur seperti </text:span><text:span text:style-name="Strong_20_Emphasis"><text:span text:style-name="T1">Search Generative Experience (SGE)</text:span></text:span><text:span text:style-name="T1"> (atau apa pun nama terkininya) menggunakan AI generatif untuk memberikan ringkasan jawaban langsung di atas hasil pencarian, seringkali dalam format percakapan. </text:span></text:p>
              </text:list-item>
              <text:list-item>
                <text:p text:style-name="P209"><text:span text:style-name="Strong_20_Emphasis"><text:span text:style-name="T1">Google Workspace:</text:span></text:span><text:span text:style-name="T1"> Fitur-fitur AI (sering dikemas sebagai 'Duet AI' atau merek serupa) di Docs, Gmail, Sheets, dll., kini ditenagai oleh model yang lebih kuat untuk membantu Anda menulis draf, merangkum rapat, membuat presentasi, atau menganalisis data. </text:span></text:p>
              </text:list-item>
              <text:list-item>
                <text:p text:style-name="P209"><text:span text:style-name="Strong_20_Emphasis"><text:span text:style-name="T1">Ponsel Pixel:</text:span></text:span><text:span text:style-name="T1"> Perangkat keras Google sendiri menjadi etalase fitur AI on-device yang ditenagai </text:span><text:span text:style-name="Strong_20_Emphasis"><text:span text:style-name="T1">Gemini Nano</text:span></text:span><text:span text:style-name="T1">, memungkinkan tugas seperti ringkasan rekaman atau balasan cerdas tanpa perlu koneksi internet. </text:span></text:p>
              </text:list-item>
              <text:list-item>
                <text:p text:style-name="P78"><text:span text:style-name="Strong_20_Emphasis"><text:span text:style-name="T1">Antarmuka Chat AI (Bard/Gemini):</text:span></text:span><text:span text:style-name="T1"> Google memiliki chatbot AI percakapan utamanya (yang namanya mungkin sudah berevolusi menjadi 'Gemini'), ditenagai model Gemini Pro/Ultra, sebagai pesaing langsung ChatGPT untuk membantu pengguna dalam berbagai tugas kreatif dan informasional. </text:span></text:p>
              </text:list-item>
            </text:list>
            <text:p text:style-name="Text_20_body"><text:span text:style-name="T1">Namun, Google tidak sendirian. Lanskap AI generatif adalah arena </text:span><text:span text:style-name="Strong_20_Emphasis"><text:span text:style-name="T1">persaingan yang sangat sengit</text:span></text:span><text:span text:style-name="T1">. Google berhadapan langsung dengan </text:span><text:span text:style-name="Strong_20_Emphasis"><text:span text:style-name="T1">OpenAI</text:span></text:span><text:span text:style-name="T1"> (dengan dukungan finansial dan infrastruktur masif dari </text:span><text:span text:style-name="Strong_20_Emphasis"><text:span text:style-name="T1">Microsoft</text:span></text:span><text:span text:style-name="T1">), </text:span><text:span text:style-name="Strong_20_Emphasis"><text:span text:style-name="T1">Anthropic</text:span></text:span><text:span text:style-name="T1"> (dengan model Claude-nya), Meta (dengan model Llama), dan banyak pemain lainnya. 'Perlombaan senjata' AI ini mendorong inovasi dengan kecepatan luar biasa, tetapi juga membawa serta </text:span><text:span text:style-name="Strong_20_Emphasis"><text:span text:style-name="T1">tantangan dan risiko yang signifikan</text:span></text:span><text:span text:style-name="T1">:</text:span></text:p>
            <text:list xml:id="list3112039379915407463" text:style-name="L92">
              <text:list-item>
                <text:p text:style-name="P210"><text:span text:style-name="Strong_20_Emphasis"><text:span text:style-name="T1">Akurasi dan 'Halusinasi':</text:span></text:span><text:span text:style-name="T1"> LLM terkenal bisa 'berhalusinasi'—menghasilkan informasi yang terdengar meyakinkan tetapi sepenuhnya salah atau tidak berdasarkan fakta. Memastikan keandalan outputnya adalah tantangan besar. </text:span></text:p>
              </text:list-item>
              <text:list-item>
                <text:p text:style-name="P210"><text:span text:style-name="Strong_20_Emphasis"><text:span text:style-name="T1">Bias:</text:span></text:span><text:span text:style-name="T1"> Model ini dapat dengan mudah mempelajari dan bahkan memperkuat bias (rasial, gender, dll.) yang ada dalam data pelatihan masifnya. </text:span></text:p>
              </text:list-item>
              <text:list-item>
                <text:p text:style-name="P210"><text:span text:style-name="Strong_20_Emphasis"><text:span text:style-name="T1">Keamanan dan Penyalahgunaan:</text:span></text:span><text:span text:style-name="T1"> Potensi penggunaan AI generatif untuk menyebarkan disinformasi skala besar, membuat penipuan canggih (deepfakes), atau tujuan jahat lainnya sangat mengkhawatirkan. </text:span></text:p>
              </text:list-item>
              <text:list-item>
                <text:p text:style-name="P210"><text:span text:style-name="Strong_20_Emphasis"><text:span text:style-name="T1">Biaya Komputasi dan Lingkungan:</text:span></text:span><text:span text:style-name="T1"> Melatih dan menjalankan model raksasa ini membutuhkan daya komputasi dan energi yang luar biasa </text:span><text:soft-page-break/><text:span text:style-name="T1">besar, menimbulkan pertanyaan tentang keberlanjutan dan aksesibilitasnya. </text:span></text:p>
              </text:list-item>
              <text:list-item>
                <text:p text:style-name="P79"><text:span text:style-name="Strong_20_Emphasis"><text:span text:style-name="T1">Isu Hak Cipta dan Etika:</text:span></text:span><text:span text:style-name="T1"> Perdebatan hukum dan etika terus berlangsung mengenai penggunaan materi berhak cipta sebagai data pelatihan dan kepemilikan atas karya yang dihasilkan AI. </text:span></text:p>
              </text:list-item>
            </text:list>
            <text:p text:style-name="P116">Bagi Google, AI Generatif dan model Gemini mewakili pertaruhan terbesarnya saat ini—sebuah peluang untuk mendefinisikan ulang produk intinya dan mempertahankan kepemimpinannya, tetapi juga sebuah tantangan kompleks yang penuh dengan risiko teknis, etis, dan kompetitif. Bagaimana mereka menavigasi era baru ini akan sangat menentukan masa depan perusahaan.</text:p>
            <text:p text:style-name="P2"/>
            <text:p text:style-name="P116">Saya akan menunggu perintah "YAX" dari Anda sebelum melanjutkan ke prompt berikutnya (Subbab 6.4 - Potensi Komputasi Kuantum).</text:p>
          </text:section>
          <text:section text:style-name="Sect1" text:name="feedback-form-61">
            <text:p text:style-name="P253"/>
          </text:section>
        </text:section>
        <text:section text:style-name="Sect1" text:name="4765e82509b17c95">
          <text:p text:style-name="P116"/>
          <text:section text:style-name="Sect1" text:name="user-query-content-62">
            <text:p text:style-name="P273">yax </text:p>
          </text:section>
          <text:p text:style-name="P253">Tampilkan alur berpikir</text:p>
          <text:section text:style-name="Sect2" text:name="model-response-message-contentr_4765e82509b17c95">
            <text:p text:style-name="Text_20_body"><text:span text:style-name="T1">Baik, saya lanjutkan dengan prompt untuk </text:span><text:span text:style-name="Strong_20_Emphasis"><text:span text:style-name="T1">Subbab 6.4</text:span></text:span><text:span text:style-name="T1">:</text:span></text:p>
            <text:p text:style-name="Text_20_body"><text:span text:style-name="Strong_20_Emphasis"><text:span text:style-name="T1">Prompt:</text:span></text:span><text:span text:style-name="T1"> "Tulis pembahasan mendalam mengenai potensi Komputasi Kuantum (Quantum Computing) sebagai area investasi riset teknologi masa depan Google/Alphabet. Jelaskan secara sederhana konsep dasar komputasi kuantum (qubits, superposition, entanglement). Deskripsikan pencapaian Google (e.g., Sycamore processor's 'quantum supremacy' claim in 2019, ongoing hardware/software development). Diskusikan potensi aplikasi jangka panjang (drug discovery, materials science, complex optimization, breaking encryption) dan tantangan ilmiah dan rekayasa signifikan yang masih tersisa. Posisikan ini sebagai taruhan riset jangka sangat panjang dibandingkan dengan AI saat ini."</text:span></text:p>
            <text:p text:style-name="Text_20_body"><text:span text:style-name="Strong_20_Emphasis"><text:span text:style-name="T1">Jawaban (Isi untuk Subbab 6.4: Potensi Komputasi Kuantum):</text:span></text:span></text:p>
            <text:p text:style-name="Text_20_body"><text:span text:style-name="T1">Jika AI Generatif adalah gelombang teknologi yang sedang menerjang kita saat ini, </text:span><text:span text:style-name="Strong_20_Emphasis"><text:span text:style-name="T1">Jumat, 18 April 2025, pukul 19:31 WIB</text:span></text:span><text:span text:style-name="T1">, maka Alphabet juga menaruh 'taruhan' pada gelombang pasang yang mungkin baru akan tiba jauh di masa depan: </text:span><text:span text:style-name="Strong_20_Emphasis"><text:span text:style-name="T1">Komputasi Kuantum (Quantum Computing)</text:span></text:span><text:span text:style-name="T1">. Ini adalah area riset yang berada di perbatasan fisika dan ilmu komputer, sangat berbeda dari AI yang kita kenal, dan mewakili pertaruhan jangka sangat panjang pada paradigma </text:span><text:soft-page-break/><text:span text:style-name="T1">komputasi yang sama sekali baru.</text:span></text:p>
            <text:p text:style-name="Text_20_body"><text:span text:style-name="T1">Apa itu komputasi kuantum secara sederhana? Komputer klasik yang kita gunakan sehari-hari bekerja dengan </text:span><text:span text:style-name="Emphasis"><text:span text:style-name="T1">bit</text:span></text:span><text:span text:style-name="T1">, yang hanya bisa bernilai 0 atau 1. Komputer kuantum menggunakan </text:span><text:span text:style-name="Strong_20_Emphasis"><text:span text:style-name="T1">qubit</text:span></text:span><text:span text:style-name="T1">. Keajaiban qubit terletak pada dua fenomena fisika kuantum yang aneh:</text:span></text:p>
            <text:list xml:id="list4636675425573197005" text:style-name="L93">
              <text:list-item>
                <text:p text:style-name="P211"><text:span text:style-name="Strong_20_Emphasis"><text:span text:style-name="T1">Superposisi (Superposition):</text:span></text:span><text:span text:style-name="T1"> Sebuah qubit tidak harus memilih antara 0 atau 1; ia bisa berada dalam </text:span><text:span text:style-name="Emphasis"><text:span text:style-name="T1">kombinasi keduanya secara bersamaan</text:span></text:span><text:span text:style-name="T1">. Bayangkan sebuah koin yang berputar di udara sebelum jatuh—ia bukan kepala atau ekor, tapi keduanya sekaligus. Kemampuan ini memungkinkan komputer kuantum mengeksplorasi sejumlah besar kemungkinan secara paralel. </text:span></text:p>
              </text:list-item>
              <text:list-item>
                <text:p text:style-name="P80"><text:span text:style-name="Strong_20_Emphasis"><text:span text:style-name="T1">Keterikatan (Entanglement):</text:span></text:span><text:span text:style-name="T1"> Dua atau lebih qubit bisa 'terikat' sedemikian rupa sehingga nasib mereka saling terkait secara instan, tidak peduli seberapa jauh jarak memisahkan mereka (Einstein menyebutnya "aksi seram dari kejauhan"). Keterikatan ini memungkinkan korelasi yang sangat kuat antar qubit, membuka jalan untuk algoritma yang sangat berbeda. </text:span></text:p>
              </text:list-item>
            </text:list>
            <text:p text:style-name="Text_20_body"><text:span text:style-name="T1">Kombinasi superposisi dan keterikatan inilah yang secara teoritis memberikan komputer kuantum potensi kekuatan luar biasa untuk menyelesaikan </text:span><text:span text:style-name="Emphasis"><text:span text:style-name="T1">jenis masalah tertentu</text:span></text:span><text:span text:style-name="T1"> yang terlalu kompleks bahkan untuk superkomputer terkuat sekalipun saat ini.</text:span></text:p>
            <text:p text:style-name="Text_20_body"><text:span text:style-name="T1">Google, melalui tim Quantum AI mereka, telah menjadi salah satu pemain terdepan dalam upaya mewujudkan potensi ini. Pencapaian mereka yang paling terkenal terjadi pada tahun 2019 dengan prosesor kuantum </text:span><text:span text:style-name="Strong_20_Emphasis"><text:span text:style-name="T1">Sycamore</text:span></text:span><text:span text:style-name="T1">. Google mengklaim telah mencapai </text:span><text:span text:style-name="Strong_20_Emphasis"><text:span text:style-name="T1">"supremasi kuantum" (quantum supremacy)</text:span></text:span><text:span text:style-name="T1"> atau 'keunggulan kuantum'—artinya, Sycamore berhasil melakukan satu tugas komputasi spesifik (yang dirancang secara artifisial dan mungkin belum berguna secara praktis) dalam beberapa menit, tugas yang menurut perhitungan Google akan memakan waktu ribuan tahun bagi superkomputer klasik terkuat saat itu. Klaim ini memicu perdebatan sengit di komunitas ilmiah (terutama dari IBM), tetapi tetap menandai tonggak penting dalam pengembangan perangkat keras kuantum. Google terus bekerja mengembangkan qubit yang lebih stabil (mereka fokus pada teknologi </text:span><text:span text:style-name="Emphasis"><text:span text:style-name="T1">superconducting transmons</text:span></text:span><text:span text:style-name="T1">) dan merancang perangkat lunak serta algoritma kuantum (seperti </text:span><text:span text:style-name="Emphasis"><text:span text:style-name="T1">framework</text:span></text:span><text:span text:style-name="T1"> Cirq).</text:span></text:p>
            <text:p text:style-name="Text_20_body"><text:soft-page-break/><text:span text:style-name="T1">Lalu, untuk apa semua upaya ini? Jika berhasil dibangun dalam skala besar dan stabil, komputer kuantum memiliki </text:span><text:span text:style-name="Strong_20_Emphasis"><text:span text:style-name="T1">potensi aplikasi jangka panjang yang revolusioner</text:span></text:span><text:span text:style-name="T1">:</text:span></text:p>
            <text:list xml:id="list7220272920683766951" text:style-name="L94">
              <text:list-item>
                <text:p text:style-name="P212"><text:span text:style-name="Strong_20_Emphasis"><text:span text:style-name="T1">Penemuan Obat dan Material Baru:</text:span></text:span><text:span text:style-name="T1"> Mampu menyimulasikan interaksi molekul dengan akurasi tinggi, mempercepat desain obat baru untuk penyakit kompleks atau penemuan material baru dengan sifat unik (sangat relevan untuk tantangan kesehatan atau pengembangan sumber daya alam, termasuk yang dihadapi Indonesia). </text:span></text:p>
              </text:list-item>
              <text:list-item>
                <text:p text:style-name="P212"><text:span text:style-name="Strong_20_Emphasis"><text:span text:style-name="T1">Optimisasi Kompleks:</text:span></text:span><text:span text:style-name="T1"> Memecahkan masalah optimisasi yang sangat rumit dalam bidang logistik (misalnya, rute pengiriman paling efisien), keuangan (pemodelan risiko), atau rantai pasok. </text:span></text:p>
              </text:list-item>
              <text:list-item>
                <text:p text:style-name="P81"><text:span text:style-name="Strong_20_Emphasis"><text:span text:style-name="T1">Kriptografi:</text:span></text:span><text:span text:style-name="T1"> Berpotensi memecahkan standar enkripsi yang saat ini melindungi data kita (seperti RSA), yang mendorong penelitian global mendesak untuk mengembangkan kriptografi 'pasca-kuantum' yang tahan terhadap serangan komputer kuantum. </text:span></text:p>
              </text:list-item>
            </text:list>
            <text:p text:style-name="Text_20_body"><text:span text:style-name="T1">Namun, penting untuk digarisbawahi: jalan menuju komputer kuantum yang praktis dan </text:span><text:span text:style-name="Emphasis"><text:span text:style-name="T1">fault-tolerant</text:span></text:span><text:span text:style-name="T1"> (tahan kesalahan) masih </text:span><text:span text:style-name="Strong_20_Emphasis"><text:span text:style-name="T1">sangat panjang dan penuh tantangan ilmiah serta rekayasa yang luar biasa sulit</text:span></text:span><text:span text:style-name="T1"> pada April 2025 ini:</text:span></text:p>
            <text:list xml:id="list7656244541830835323" text:style-name="L95">
              <text:list-item>
                <text:p text:style-name="P213"><text:span text:style-name="Strong_20_Emphasis"><text:span text:style-name="T1">Qubit Sangat Rapuh:</text:span></text:span><text:span text:style-name="T1"> Keadaan kuantum (superposisi, keterikatan) sangat sensitif terhadap 'gangguan' sekecil apa pun dari lingkungan (getaran, suhu), menyebabkan qubit kehilangan sifat kuantumnya dengan cepat (</text:span><text:span text:style-name="Emphasis"><text:span text:style-name="T1">decoherence</text:span></text:span><text:span text:style-name="T1">). </text:span></text:p>
              </text:list-item>
              <text:list-item>
                <text:p text:style-name="P213"><text:span text:style-name="Strong_20_Emphasis"><text:span text:style-name="T1">Koreksi Kesalahan Kuantum:</text:span></text:span><text:span text:style-name="T1"> Kesalahan sangat sering terjadi dalam komputasi kuantum. Mengembangkan cara untuk mendeteksi dan memperbaiki kesalahan ini tanpa merusak keadaan kuantum adalah salah satu rintangan terbesar. </text:span></text:p>
              </text:list-item>
              <text:list-item>
                <text:p text:style-name="P82"><text:span text:style-name="Strong_20_Emphasis"><text:span text:style-name="T1">Skalabilitas:</text:span></text:span><text:span text:style-name="T1"> Membangun sistem dengan jutaan qubit yang stabil dan saling terhubung (yang mungkin diperlukan untuk aplikasi praktis) adalah tantangan rekayasa monumental. </text:span></text:p>
              </text:list-item>
            </text:list>
            <text:p text:style-name="P116">Dibandingkan dengan AI yang sudah memberikan dampak nyata dan komersial saat ini, komputasi kuantum bagi Alphabet adalah investasi riset fundamental jangka sangat panjang. Keberhasilannya belum terjamin, tetapi potensinya begitu besar sehingga mereka (dan banyak pihak lain) merasa perlu untuk terus menjelajahi batas fisika dan komputasi ini.</text:p>
            <text:p text:style-name="P2"/>
            <text:p text:style-name="P116"><text:soft-page-break/>Saya akan menunggu perintah "YAX" dari Anda sebelum melanjutkan ke prompt berikutnya (Subbab 6.5 - Visi Jangka Panjang).</text:p>
          </text:section>
          <text:section text:style-name="Sect1" text:name="feedback-form-62">
            <text:p text:style-name="P253"/>
          </text:section>
        </text:section>
        <text:section text:style-name="Sect1" text:name="b88a079762616c37">
          <text:p text:style-name="P116"/>
          <text:section text:style-name="Sect1" text:name="user-query-content-63">
            <text:p text:style-name="P273">yax </text:p>
          </text:section>
          <text:p text:style-name="P253">Tampilkan alur berpikir</text:p>
          <text:section text:style-name="Sect2" text:name="model-response-message-contentr_b88a079762616c37">
            <text:p text:style-name="P253"/>
          </text:section>
          <text:section text:style-name="Sect1" text:name="feedback-form-63">
            <text:p text:style-name="P253"/>
          </text:section>
        </text:section>
        <text:section text:style-name="Sect1" text:name="ade050071f5c40f5">
          <text:p text:style-name="P116"/>
          <text:section text:style-name="Sect1" text:name="user-query-content-64">
            <text:p text:style-name="P273">present it </text:p>
          </text:section>
          <text:p text:style-name="P253">Tampilkan alur berpikir</text:p>
          <text:section text:style-name="Sect2" text:name="model-response-message-contentr_ade050071f5c40f5">
            <text:p text:style-name="Text_20_body"><text:span text:style-name="T1">Baik, saya lanjutkan dengan prompt untuk </text:span><text:span text:style-name="Strong_20_Emphasis"><text:span text:style-name="T1">Subbab 6.5</text:span></text:span><text:span text:style-name="T1">:</text:span></text:p>
            <text:p text:style-name="Text_20_body"><text:span text:style-name="Strong_20_Emphasis"><text:span text:style-name="T1">Prompt:</text:span></text:span><text:span text:style-name="T1"> "Tulis pembahasan mendalam yang melampaui teknologi spesifik untuk mengeksplorasi visi dan misi jangka panjang Alphabet/Google secara keseluruhan. Kaitkan kembali dengan filosofi 'moonshot' dan upaya untuk menggunakan teknologi sebagai kekuatan untuk kebaikan. Elaborasi bagaimana perusahaan membingkai tujuannya (misalnya, 'mengatur informasi dunia', 'membangun Google yang lebih membantu untuk semua orang', 'memecahkan tantangan besar melalui terobosan teknologi'). Berikan contoh konkret bagaimana berbagai entitas Alphabet (tidak hanya Google, tapi juga Waymo, Verily, DeepMind, Calico, X) bertujuan untuk mengatasi tantangan global utama, seperti:</text:span></text:p>
            <text:list xml:id="list1608044239328740897" text:style-name="L96">
              <text:list-item>
                <text:p text:style-name="P268">Akses Informasi &amp; Pengetahuan </text:p>
              </text:list-item>
              <text:list-item>
                <text:p text:style-name="P268">Kesehatan &amp; Umur Panjang </text:p>
              </text:list-item>
              <text:list-item>
                <text:p text:style-name="P268">Keberlanjutan &amp; Perubahan Iklim </text:p>
              </text:list-item>
              <text:list-item>
                <text:p text:style-name="P268">Transportasi yang Lebih Aman &amp; Efisien </text:p>
              </text:list-item>
              <text:list-item>
                <text:p text:style-name="P133">Memajukan Batas Pengetahuan Ilmiah Sajikan ini sebagai narasi aspirasional perusahaan, sambil tetap menyadari adanya kritik dan tantangan (Bab 7)." </text:p>
              </text:list-item>
            </text:list>
            <text:p text:style-name="Text_20_body"><text:span text:style-name="Strong_20_Emphasis"><text:span text:style-name="T1">Jawaban (Isi untuk Subbab 6.5: Visi Jangka Panjang: Menjawab Tantangan Besar Dunia dengan Teknologi):</text:span></text:span></text:p>
            <text:p text:style-name="Text_20_body"><text:span text:style-name="T1">Di balik hiruk-pikuk persaingan AI, tantangan komputasi kuantum, atau kompleksitas mengelola konglomerat teknologi, Alphabet dan Google secara konsisten menyajikan sebuah narasi visi jangka panjang yang melampaui </text:span><text:soft-page-break/><text:span text:style-name="T1">sekadar produk atau keuntungan. Visi ini berakar kuat pada filosofi </text:span><text:span text:style-name="Strong_20_Emphasis"><text:span text:style-name="T1">'moonshot'</text:span></text:span><text:span text:style-name="T1"> yang kita bahas sebelumnya: keyakinan bahwa teknologi, jika diterapkan dengan ambisi dan kecerdasan, dapat menjadi kekuatan transformatif untuk mengatasi masalah-masalah paling mendesak yang dihadapi umat manusia. Ini adalah narasi aspirasional yang digaungkan perusahaan kepada dunia, kepada karyawannya, dan mungkin kepada diri mereka sendiri, bahkan hingga saat ini, </text:span><text:span text:style-name="Strong_20_Emphasis"><text:span text:style-name="T1">Jumat, 18 April 2025, pukul 19:38 WIB</text:span></text:span><text:span text:style-name="T1">.</text:span></text:p>
            <text:p text:style-name="Text_20_body"><text:span text:style-name="T1">Bagaimana narasi ini dibingkai? Ia berevolusi dari misi awal Google yang ikonik—</text:span><text:span text:style-name="Strong_20_Emphasis"><text:span text:style-name="T1">"mengatur informasi dunia dan membuatnya dapat diakses serta berguna secara universal"</text:span></text:span><text:span text:style-name="T1">—menjadi ungkapan yang lebih luas seperti </text:span><text:span text:style-name="Strong_20_Emphasis"><text:span text:style-name="T1">"membangun Google yang lebih membantu untuk semua orang"</text:span></text:span><text:span text:style-name="T1"> atau fokus pada </text:span><text:span text:style-name="Strong_20_Emphasis"><text:span text:style-name="T1">"memecahkan tantangan besar melalui terobosan teknologi"</text:span></text:span><text:span text:style-name="T1">. Intinya tetap sama: sebuah klaim bahwa tujuan akhir mereka lebih mulia daripada sekadar mendominasi pasar atau memaksimalkan laba.</text:span></text:p>
            <text:p text:style-name="P116">Struktur Alphabet, dengan 'Other Bets'-nya yang beragam, memungkinkan perusahaan untuk secara lebih eksplisit mengarahkan sumber dayanya untuk mengejar tujuan-tujuan besar ini di berbagai bidang:</text:p>
            <text:list xml:id="list4995585434040268738" text:style-name="L97">
              <text:list-item>
                <text:p text:style-name="P214"><text:span text:style-name="Strong_20_Emphasis"><text:span text:style-name="T1">Akses Informasi &amp; Pengetahuan:</text:span></text:span><text:span text:style-name="T1"> Ini tetap menjadi DNA inti Google LLC. Melalui Search, YouTube (termasuk konten edukasi), Google Translate (menjembatani hambatan bahasa, penting bagi negara multikultural seperti Indonesia), Google Scholar, dan Google Books, mereka terus berupaya membuat pengetahuan dunia lebih mudah ditemukan dan dipahami oleh siapa saja yang memiliki akses internet. </text:span></text:p>
              </text:list-item>
              <text:list-item>
                <text:p text:style-name="P214"><text:span text:style-name="Strong_20_Emphasis"><text:span text:style-name="T1">Kesehatan &amp; Umur Panjang:</text:span></text:span><text:span text:style-name="T1"> Melalui </text:span><text:span text:style-name="Strong_20_Emphasis"><text:span text:style-name="T1">Verily</text:span></text:span><text:span text:style-name="T1"> (dengan fokus pada diagnostik dan manajemen penyakit kronis seperti diabetes, yang menjadi beban kesehatan besar di Indonesia), </text:span><text:span text:style-name="Strong_20_Emphasis"><text:span text:style-name="T1">Calico</text:span></text:span><text:span text:style-name="T1"> (yang meneliti biologi penuaan), serta penerapan AI oleh </text:span><text:span text:style-name="Strong_20_Emphasis"><text:span text:style-name="T1">Google DeepMind</text:span></text:span><text:span text:style-name="T1"> (seperti AlphaFold yang merevolusi penemuan obat), Alphabet berinvestasi besar pada masa depan di mana teknologi membantu kita hidup lebih lama dan lebih sehat. </text:span></text:p>
              </text:list-item>
              <text:list-item>
                <text:p text:style-name="P214"><text:span text:style-name="Strong_20_Emphasis"><text:span text:style-name="T1">Keberlanjutan &amp; Perubahan Iklim:</text:span></text:span><text:span text:style-name="T1"> Alphabet adalah salah satu pembeli korporat terbesar energi terbarukan di dunia dan berambisi menjalankan operasinya menggunakan energi bebas karbon 24/7. Mereka juga menerapkan AI untuk meningkatkan efisiensi energi (termasuk di pusat data mereka sendiri) dan menyediakan alat berbasis data (seperti Environmental Insights Explorer) untuk membantu kota-kota </text:span><text:soft-page-break/><text:span text:style-name="T1">merencanakan aksi iklim. </text:span></text:p>
              </text:list-item>
              <text:list-item>
                <text:p text:style-name="P214"><text:span text:style-name="Strong_20_Emphasis"><text:span text:style-name="T1">Transportasi yang Lebih Aman &amp; Efisien:</text:span></text:span><text:span text:style-name="T1"> </text:span><text:span text:style-name="Strong_20_Emphasis"><text:span text:style-name="T1">Waymo</text:span></text:span><text:span text:style-name="T1"> secara eksplisit bertujuan mengurangi angka kecelakaan lalu lintas (penyebab kematian utama global) dan membuat mobilitas lebih mudah diakses melalui mobil otonom. Sementara itu, </text:span><text:span text:style-name="Strong_20_Emphasis"><text:span text:style-name="T1">Google Maps</text:span></text:span><text:span text:style-name="T1"> terus berupaya mengoptimalkan rute dan mengurangi kemacetan, sebuah tantangan nyata di kota-kota besar Indonesia. </text:span></text:p>
              </text:list-item>
              <text:list-item>
                <text:p text:style-name="P83"><text:span text:style-name="Strong_20_Emphasis"><text:span text:style-name="T1">Memajukan Batas Pengetahuan Ilmiah:</text:span></text:span><text:span text:style-name="T1"> Investasi dalam riset fundamental di </text:span><text:span text:style-name="Strong_20_Emphasis"><text:span text:style-name="T1">Google DeepMind</text:span></text:span><text:span text:style-name="T1"> (AI) dan laboratorium </text:span><text:span text:style-name="Strong_20_Emphasis"><text:span text:style-name="T1">Quantum AI</text:span></text:span><text:span text:style-name="T1"> bertujuan untuk mendorong batas pemahaman ilmiah itu sendiri, dengan harapan penemuan-penemuan dasar ini akan membuka jalan bagi aplikasi-aplikasi baru yang bermanfaat di masa depan. </text:span></text:p>
              </text:list-item>
            </text:list>
            <text:p text:style-name="P116">Ini adalah narasi yang kuat dan menarik: sebuah raksasa teknologi yang menggunakan sumber daya dan kejeniusannya untuk tujuan mulia. Tentu saja, penting untuk diingat bahwa narasi aspirasional ini seringkali berjalan beriringan (dan terkadang bertabrakan) dengan realitas bisnis yang kompleks, kritik tajam mengenai praktik perusahaan, serta dampak negatif yang tidak diinginkan dari teknologi mereka—isu-isu yang akan kita kupas tuntas di bab berikutnya. Namun, untuk memahami Alphabet/Google secara utuh, kita juga perlu memahami visi besar yang, setidaknya secara deklaratif, menjadi pemandu arah jangka panjang mereka.</text:p>
            <text:p text:style-name="P2"/>
            <text:p text:style-name="P116">Saya akan menunggu perintah "YAX" dari Anda sebelum melanjutkan ke prompt berikutnya (Subbab 6.6 - Prediksi dan Spekulasi Masa Depan).</text:p>
          </text:section>
          <text:section text:style-name="Sect1" text:name="feedback-form-64">
            <text:p text:style-name="P253"/>
          </text:section>
        </text:section>
        <text:section text:style-name="Sect1" text:name="982b4f6135db7711">
          <text:p text:style-name="P116"/>
          <text:section text:style-name="Sect1" text:name="user-query-content-65">
            <text:p text:style-name="P273">yax </text:p>
          </text:section>
          <text:p text:style-name="P253">Tampilkan alur berpikir</text:p>
          <text:section text:style-name="Sect2" text:name="model-response-message-contentr_982b4f6135db7711">
            <text:p text:style-name="P253"/>
          </text:section>
          <text:section text:style-name="Sect1" text:name="feedback-form-65">
            <text:p text:style-name="P253"/>
          </text:section>
        </text:section>
        <text:section text:style-name="Sect1" text:name="0be039e3d4a61efa">
          <text:p text:style-name="P116"/>
          <text:section text:style-name="Sect1" text:name="user-query-content-66">
            <text:p text:style-name="P273">present it </text:p>
          </text:section>
          <text:p text:style-name="P253">Tampilkan alur berpikir</text:p>
          <text:section text:style-name="Sect2" text:name="model-response-message-contentr_0be039e3d4a61efa">
            <text:p text:style-name="Text_20_body"><text:span text:style-name="T1">Baik, saya lanjutkan dengan prompt untuk </text:span><text:span text:style-name="Strong_20_Emphasis"><text:span text:style-name="T1">Subbab 6.6</text:span></text:span><text:span text:style-name="T1">, bagian terakhir dari Bab </text:span><text:soft-page-break/><text:span text:style-name="T1">6:</text:span></text:p>
            <text:p text:style-name="Text_20_body"><text:span text:style-name="Strong_20_Emphasis"><text:span text:style-name="T1">Prompt:</text:span></text:span><text:span text:style-name="T1"> "Tulis bagian spekulatif namun berbasis analisis mengenai kemungkinan arah perkembangan Google/Alphabet dalam 5-10 tahun ke depan (dari April 2025). Berdasarkan tren saat ini, buatlah prediksi yang beralasan tentang:</text:span></text:p>
            <text:list xml:id="list7984353484507480146" text:style-name="L98">
              <text:list-item>
                <text:p text:style-name="P215"><text:span text:style-name="Strong_20_Emphasis"><text:span text:style-name="T1">Evolusi Produk Inti:</text:span></text:span><text:span text:style-name="T1"> Bagaimana Search akan terus berubah dengan AI generatif? Bagaimana Android akan beradaptasi dengan bentuk komputasi baru (AR/VR, ambient computing)? Bagaimana YouTube akan berkembang? </text:span></text:p>
              </text:list-item>
              <text:list-item>
                <text:p text:style-name="P215"><text:span text:style-name="Strong_20_Emphasis"><text:span text:style-name="T1">Peran AI yang Semakin Mendalam:</text:span></text:span><text:span text:style-name="T1"> Bagaimana AI akan semakin tak terlihat namun makin fundamental di semua layanan? Munculnya agen AI personal? </text:span></text:p>
              </text:list-item>
              <text:list-item>
                <text:p text:style-name="P215"><text:span text:style-name="Strong_20_Emphasis"><text:span text:style-name="T1">Bisnis Cloud:</text:span></text:span><text:span text:style-name="T1"> Apakah Google Cloud dapat terus mengejar AWS dan Azure? Peran AI sebagai diferensiator utama? </text:span></text:p>
              </text:list-item>
              <text:list-item>
                <text:p text:style-name="P215"><text:span text:style-name="Strong_20_Emphasis"><text:span text:style-name="T1">Ambisi Perangkat Keras:</text:span></text:span><text:span text:style-name="T1"> Masa depan lini Pixel, wearables (Pixel Watch, Fitbit), potensi kembalinya ke AR/VR (setelah Glass dan Daydream)? Pentingnya hardware untuk menghadirkan pengalaman AI terbaik? </text:span></text:p>
              </text:list-item>
              <text:list-item>
                <text:p text:style-name="P215"><text:span text:style-name="Strong_20_Emphasis"><text:span text:style-name="T1">'Other Bets':</text:span></text:span><text:span text:style-name="T1"> Bet mana yang paling mungkin mencapai skala komersial? Akankah ada 'spin-off' atau akuisisi besar baru? </text:span></text:p>
              </text:list-item>
              <text:list-item>
                <text:p text:style-name="P215"><text:span text:style-name="Strong_20_Emphasis"><text:span text:style-name="T1">Tantangan Regulasi &amp; Etika:</text:span></text:span><text:span text:style-name="T1"> Bagaimana Google akan terus menavigasi isu antitrust, privasi data, moderasi konten, dan etika AI yang semakin kompleks? </text:span></text:p>
              </text:list-item>
              <text:list-item>
                <text:p text:style-name="P84"><text:span text:style-name="Strong_20_Emphasis"><text:span text:style-name="T1">Struktur Perusahaan:</text:span></text:span><text:span text:style-name="T1"> Akankah struktur Alphabet bertahan atau berevolusi lebih lanjut? Akui sifat spekulatif dari prediksi ini dan variabel-variabel tak terduga yang bisa muncul." </text:span></text:p>
              </text:list-item>
            </text:list>
            <text:p text:style-name="Text_20_body"><text:span text:style-name="Strong_20_Emphasis"><text:span text:style-name="T1">Jawaban (Isi untuk Subbab 6.6: Prediksi dan Spekulasi Tren Masa Depan Google):</text:span></text:span></text:p>
            <text:p text:style-name="Text_20_body"><text:span text:style-name="T1">Memprediksi masa depan raksasa teknologi yang bergerak secepat Google/Alphabet adalah tugas yang penuh risiko; lanskap bisa berubah drastis dalam sekejap. Namun, berdasarkan tren yang kita amati hingga </text:span><text:span text:style-name="Strong_20_Emphasis"><text:span text:style-name="T1">Jumat, 18 April 2025, pukul 19:42 WIB</text:span></text:span><text:span text:style-name="T1"> ini (dari sudut pandang kita di Medan, Sumatera Utara, Indonesia), kita bisa mencoba berspekulasi secara beralasan mengenai beberapa kemungkinan arah perkembangan dalam 5 hingga 10 tahun ke depan:</text:span></text:p>
            <text:list xml:id="list8512050297045492983" text:style-name="L99">
              <text:list-item>
                <text:p text:style-name="P85"><text:span text:style-name="Strong_20_Emphasis"><text:span text:style-name="T1">Evolusi Produk Inti Berbasis AI:</text:span></text:span></text:p>
                <text:list>
                  <text:list-item>
                    <text:p text:style-name="P216"><text:soft-page-break/><text:span text:style-name="Strong_20_Emphasis"><text:span text:style-name="T1">Search:</text:span></text:span><text:span text:style-name="T1"> Kemungkinan akan terus bergerak melampaui 'sepuluh tautan biru', menjadi semakin </text:span><text:span text:style-name="Strong_20_Emphasis"><text:span text:style-name="T1">percakapan, visual, dan generatif</text:span></text:span><text:span text:style-name="T1">. Pengalaman mencari informasi bisa jadi lebih mirip berdialog dengan asisten AI super cerdas (berbasis Gemini atau penerusnya) yang menyajikan jawaban ringkas, kontekstual, dan multimodal, meskipun tantangan akurasi dan sumber informasi akan tetap krusial. </text:span></text:p>
                  </text:list-item>
                  <text:list-item>
                    <text:p text:style-name="P216"><text:span text:style-name="Strong_20_Emphasis"><text:span text:style-name="T1">Android:</text:span></text:span><text:span text:style-name="T1"> Diperkirakan akan semakin mengintegrasikan AI secara mendalam untuk pengalaman yang lebih personal dan proaktif (</text:span><text:span text:style-name="Emphasis"><text:span text:style-name="T1">ambient computing</text:span></text:span><text:span text:style-name="T1">). Android juga perlu beradaptasi jika bentuk komputasi baru seperti kacamata </text:span><text:span text:style-name="Emphasis"><text:span text:style-name="T1">Augmented Reality (AR)</text:span></text:span><text:span text:style-name="T1"> atau </text:span><text:span text:style-name="Emphasis"><text:span text:style-name="T1">Virtual Reality (VR)</text:span></text:span><text:span text:style-name="T1"> akhirnya mencapai adopsi massal—sebuah area di mana Google mungkin akan mencoba kembali. </text:span></text:p>
                  </text:list-item>
                  <text:list-item>
                    <text:p text:style-name="P216"><text:span text:style-name="Strong_20_Emphasis"><text:span text:style-name="T1">YouTube:</text:span></text:span><text:span text:style-name="T1"> Mungkin akan melihat lebih banyak fitur interaktif, integrasi </text:span><text:span text:style-name="Emphasis"><text:span text:style-name="T1">e-commerce</text:span></text:span><text:span text:style-name="T1"> (belanja langsung dari video) yang lebih mulus, serta alat kreasi berbasis AI yang semakin canggih untuk membantu kreator (termasuk kreator di Indonesia) menghasilkan konten. </text:span></text:p>
                  </text:list-item>
                </text:list>
              </text:list-item>
              <text:list-item>
                <text:p text:style-name="P85"><text:span text:style-name="Strong_20_Emphasis"><text:span text:style-name="T1">AI yang Semakin Meresap &amp; Personal:</text:span></text:span><text:span text:style-name="T1"> AI kemungkinan akan menjadi semakin tak terlihat namun makin fundamental di </text:span><text:span text:style-name="Emphasis"><text:span text:style-name="T1">semua</text:span></text:span><text:span text:style-name="T1"> layanan. Kita mungkin akan melihat munculnya </text:span><text:span text:style-name="Strong_20_Emphasis"><text:span text:style-name="T1">agen AI personal</text:span></text:span><text:span text:style-name="T1"> yang lebih canggih, yang dapat memahami preferensi kita secara mendalam dan bertindak atas nama kita di berbagai aplikasi dan layanan Google (dan mungkin di luarnya), melakukan tugas-tugas kompleks secara proaktif.</text:span></text:p>
              </text:list-item>
              <text:list-item>
                <text:p text:style-name="P85"><text:span text:style-name="Strong_20_Emphasis"><text:span text:style-name="T1">Pertarungan di Cloud:</text:span></text:span><text:span text:style-name="T1"> </text:span><text:span text:style-name="Strong_20_Emphasis"><text:span text:style-name="T1">Google Cloud (GCP)</text:span></text:span><text:span text:style-name="T1"> kemungkinan akan terus berinvestasi besar-besaran untuk mengejar AWS dan Azure. Keunggulan Google dalam </text:span><text:span text:style-name="Strong_20_Emphasis"><text:span text:style-name="T1">AI dan analisis data</text:span></text:span><text:span text:style-name="T1"> akan terus menjadi diferensiator utama untuk menarik pelanggan enterprise, termasuk korporasi dan startup di Indonesia yang semakin mengadopsi cloud. Pertanyaannya adalah apakah pertumbuhan ini cukup cepat untuk secara signifikan mengubah peta persaingan dan mencapai profitabilitas yang solid.</text:span></text:p>
              </text:list-item>
              <text:list-item>
                <text:p text:style-name="P85"><text:span text:style-name="Strong_20_Emphasis"><text:span text:style-name="T1">Perangkat Keras sebagai 'Wadah' AI:</text:span></text:span><text:span text:style-name="T1"> Lini </text:span><text:span text:style-name="Strong_20_Emphasis"><text:span text:style-name="T1">Pixel</text:span></text:span><text:span text:style-name="T1"> (ponsel, jam tangan, mungkin earbuds) kemungkinan akan terus dikembangkan, bukan hanya sebagai bisnis hardware mandiri, tetapi lebih penting lagi sebagai </text:span><text:span text:style-name="Strong_20_Emphasis"><text:span text:style-name="T1">etalase dan platform optimal</text:span></text:span><text:span text:style-name="T1"> untuk menghadirkan pengalaman AI terbaik dari Google (terutama AI on-device). Pertanyaan besar tetap </text:span><text:soft-page-break/><text:span text:style-name="T1">pada ambisi </text:span><text:span text:style-name="Strong_20_Emphasis"><text:span text:style-name="T1">AR/VR</text:span></text:span><text:span text:style-name="T1">—akankah Google membuat pertaruhan besar lagi di area ini, percaya bahwa </text:span><text:span text:style-name="Emphasis"><text:span text:style-name="T1">hardware</text:span></text:span><text:span text:style-name="T1"> adalah kunci untuk platform komputasi berikutnya?</text:span></text:p>
              </text:list-item>
              <text:list-item>
                <text:p text:style-name="P85"><text:span text:style-name="Strong_20_Emphasis"><text:span text:style-name="T1">Nasib 'Other Bets':</text:span></text:span><text:span text:style-name="T1"> Dalam 5-10 tahun ke depan, kita mungkin akan melihat beberapa 'Bets' akhirnya mencapai </text:span><text:span text:style-name="Strong_20_Emphasis"><text:span text:style-name="T1">skala komersial yang signifikan</text:span></text:span><text:span text:style-name="T1"> (Waymo dan Wing adalah kandidat utama, meski tantangannya besar). Namun, kita juga kemungkinan akan melihat </text:span><text:span text:style-name="Strong_20_Emphasis"><text:span text:style-name="T1">lebih banyak penutupan atau penjualan ('spin-off')</text:span></text:span><text:span text:style-name="T1"> Bets yang dianggap tidak lagi strategis atau terlalu mahal. Alphabet mungkin juga melakukan </text:span><text:span text:style-name="Strong_20_Emphasis"><text:span text:style-name="T1">akuisisi besar baru</text:span></text:span><text:span text:style-name="T1"> untuk memasuki area teknologi masa depan lainnya.</text:span></text:p>
              </text:list-item>
              <text:list-item>
                <text:p text:style-name="P85"><text:span text:style-name="Strong_20_Emphasis"><text:span text:style-name="T1">Tantangan Regulasi &amp; Etika yang Makin Intens:</text:span></text:span><text:span text:style-name="T1"> Hampir pasti bahwa tekanan regulasi terkait </text:span><text:span text:style-name="Strong_20_Emphasis"><text:span text:style-name="T1">antitrust, privasi data, moderasi konten, dan etika AI</text:span></text:span><text:span text:style-name="T1"> akan semakin meningkat secara global. Bagaimana Google menavigasi tuntutan hukum, mematuhi aturan baru (seperti AI Act di Eropa atau regulasi serupa yang mungkin muncul di negara lain), dan membangun kepercayaan publik akan sangat menentukan ruang geraknya.</text:span></text:p>
              </text:list-item>
              <text:list-item>
                <text:p text:style-name="P85"><text:span text:style-name="Strong_20_Emphasis"><text:span text:style-name="T1">Potensi Evolusi Struktur Alphabet:</text:span></text:span><text:span text:style-name="T1"> Apakah struktur Alphabet saat ini akan bertahan? Tekanan dari investor mengenai kinerja Other Bets, potensi perintah pemecahan perusahaan (break-up) dari regulator, atau kebutuhan strategis internal bisa jadi akan mendorong </text:span><text:span text:style-name="Strong_20_Emphasis"><text:span text:style-name="T1">modifikasi atau evolusi lebih lanjut</text:span></text:span><text:span text:style-name="T1"> dari struktur konglomerat ini di masa depan.</text:span></text:p>
              </text:list-item>
            </text:list>
            <text:p text:style-name="P116">Tentu saja, semua ini adalah spekulasi. Variabel tak terduga—munculnya teknologi disruptif baru, pergeseran geopolitik, perubahan kepemimpinan, atau krisis ekonomi global—bisa dengan mudah mengubah arah. Namun, yang pasti, perjalanan Google/Alphabet masih jauh dari selesai, dan bagaimana mereka menavigasi persimpangan jalan teknologi, bisnis, dan masyarakat ini akan terus menjadi salah satu kisah paling penting di era digital kita.</text:p>
            <text:p text:style-name="P2"/>
            <text:p text:style-name="Text_20_body"><text:span text:style-name="T1">Ini adalah akhir dari </text:span><text:span text:style-name="Strong_20_Emphasis"><text:span text:style-name="T1">Bab 6</text:span></text:span><text:span text:style-name="T1">. Saya akan menunggu perintah "YAX" dari Anda untuk melanjutkan ke </text:span><text:span text:style-name="Strong_20_Emphasis"><text:span text:style-name="T1">Bab 7: Dampak, Tantangan, dan Kontroversi</text:span></text:span><text:span text:style-name="T1">, dimulai dengan </text:span><text:span text:style-name="Strong_20_Emphasis"><text:span text:style-name="T1">Prompt untuk Pengantar Bab 7</text:span></text:span><text:span text:style-name="T1">.</text:span></text:p>
          </text:section>
          <text:section text:style-name="Sect1" text:name="feedback-form-66">
            <text:p text:style-name="P253"/>
          </text:section>
        </text:section>
        <text:section text:style-name="Sect1" text:name="e691b0a69642fdb1">
          <text:p text:style-name="P116"/>
          <text:section text:style-name="Sect1" text:name="user-query-content-67">
            <text:p text:style-name="P273"><text:soft-page-break/>yax </text:p>
          </text:section>
          <text:p text:style-name="P253">Tampilkan alur berpikir</text:p>
          <text:section text:style-name="Sect2" text:name="model-response-message-contentr_e691b0a69642fdb1">
            <text:p text:style-name="Text_20_body"><text:span text:style-name="T1">Baik, kita masuk ke </text:span><text:span text:style-name="Strong_20_Emphasis"><text:span text:style-name="T1">Bab 7: Dampak, Tantangan, dan Kontroversi</text:span></text:span><text:span text:style-name="T1">.</text:span></text:p>
            <text:p text:style-name="Text_20_body"><text:span text:style-name="Strong_20_Emphasis"><text:span text:style-name="T1">Prompt:</text:span></text:span><text:span text:style-name="T1"> "Tulis bagian pengantar untuk Bab 7 yang berjudul 'Dampak, Tantangan, dan Kontroversi'. Awali dengan menyatakan bahwa tidak mungkin membahas perusahaan sebesar dan seberpengaruh Google/Alphabet tanpa mengkaji secara mendalam hubungan kompleksnya dengan masyarakat, ekonomi, dan politik global. Akui dampak positif yang telah dibahas sebelumnya, namun tegaskan bahwa bab ini akan fokus pada sisi lain dari kekuasaan besar: tanggung jawab besar, tantangan signifikan, dan kontroversi yang tak terhindarkan. Sampaikan kepada pembaca bahwa bab ini akan menyajikan analisis kritis terhadap isu-isu paling mendesak yang dihadapi Google per April 2025, mulai dari dominasi pasar dan privasi data hingga penyebaran misinformasi dan etika kecerdasan buatan. Tujuannya adalah untuk memberikan pemahaman yang seimbang mengenai jejak sosial Google dan perdebatan sengit yang mengelilinginya."</text:span></text:p>
            <text:p text:style-name="Text_20_body"><text:span text:style-name="Strong_20_Emphasis"><text:span text:style-name="T1">Jawaban (Isi untuk Pengantar Bab 7):</text:span></text:span></text:p>
            <text:p text:style-name="Text_20_body"><text:span text:style-name="T1">Perjalanan kita menelusuri kisah Google/Alphabet hingga titik ini telah menunjukkan skala pengaruhnya yang luar biasa—bagaimana ia membentuk cara kita mencari informasi, berkomunikasi, bekerja, bahkan bernavigasi di dunia fisik. Namun, mustahil untuk memahami entitas sebesar ini hanya dari sisi teknologi atau kesuksesan bisnisnya semata. Kekuatan dan pengaruh masif yang dimiliki Google secara tak terhindarkan melahirkan hubungan yang sangat </text:span><text:span text:style-name="Strong_20_Emphasis"><text:span text:style-name="T1">kompleks</text:span></text:span><text:span text:style-name="T1"> dengan masyarakat, ekonomi, dan lanskap politik global. Bersama dengan berbagai dampak positif yang telah kita singgung, datang pula </text:span><text:span text:style-name="Strong_20_Emphasis"><text:span text:style-name="T1">tanggung jawab yang sangat besar</text:span></text:span><text:span text:style-name="T1">, serangkaian </text:span><text:span text:style-name="Strong_20_Emphasis"><text:span text:style-name="T1">tantangan signifikan</text:span></text:span><text:span text:style-name="T1">, dan </text:span><text:span text:style-name="Strong_20_Emphasis"><text:span text:style-name="T1">kontroversi</text:span></text:span><text:span text:style-name="T1"> yang terus membayangi operasinya.</text:span></text:p>
            <text:p text:style-name="Text_20_body"><text:span text:style-name="T1">Bab terakhir ini akan membawa kita menyelami sisi lain dari medali kekuasaan tersebut. Kita akan melakukan sebuah </text:span><text:span text:style-name="Strong_20_Emphasis"><text:span text:style-name="T1">kajian kritis</text:span></text:span><text:span text:style-name="T1"> terhadap isu-isu paling mendesak dan perdebatan paling sengit yang mengelilingi Google/Alphabet, terutama yang relevan hingga hari ini, </text:span><text:span text:style-name="Strong_20_Emphasis"><text:span text:style-name="T1">Jumat, 18 April 2025, pukul 19:55 WIB</text:span></text:span><text:span text:style-name="T1">. Fokus kita akan beralih pada:</text:span></text:p>
            <text:list xml:id="list5451963317009010085" text:style-name="L100">
              <text:list-item>
                <text:p text:style-name="P217"><text:span text:style-name="T1">Tuduhan </text:span><text:span text:style-name="Strong_20_Emphasis"><text:span text:style-name="T1">dominasi pasar</text:span></text:span><text:span text:style-name="T1"> dan pertarungan </text:span><text:span text:style-name="Strong_20_Emphasis"><text:span text:style-name="T1">antitrust</text:span></text:span><text:span text:style-name="T1"> yang dihadapinya di berbagai belahan dunia. </text:span></text:p>
              </text:list-item>
              <text:list-item>
                <text:p text:style-name="P217"><text:span text:style-name="T1">Dilema fundamental seputar </text:span><text:span text:style-name="Strong_20_Emphasis"><text:span text:style-name="T1">privasi data pengguna</text:span></text:span><text:span text:style-name="T1"> versus model </text:span><text:soft-page-break/><text:span text:style-name="T1">bisnisnya yang berbasis data. </text:span></text:p>
              </text:list-item>
              <text:list-item>
                <text:p text:style-name="P217"><text:span text:style-name="T1">Peran platformnya dalam </text:span><text:span text:style-name="Strong_20_Emphasis"><text:span text:style-name="T1">penyebaran misinformasi</text:span></text:span><text:span text:style-name="T1"> dan tantangan </text:span><text:span text:style-name="Strong_20_Emphasis"><text:span text:style-name="T1">moderasi konten</text:span></text:span><text:span text:style-name="T1"> dalam skala global. </text:span></text:p>
              </text:list-item>
              <text:list-item>
                <text:p text:style-name="P86"><text:span text:style-name="T1">Pertanyaan-pertanyaan etis yang semakin rumit seputar pengembangan dan penerapan </text:span><text:span text:style-name="Strong_20_Emphasis"><text:span text:style-name="T1">Kecerdasan Buatan (AI)</text:span></text:span><text:span text:style-name="T1">. </text:span></text:p>
              </text:list-item>
            </text:list>
            <text:p text:style-name="Text_20_body"><text:span text:style-name="T1">Isu-isu ini bukanlah sekadar perdebatan akademis atau berita utama di negara lain; mereka memiliki implikasi nyata bagi kita semua sebagai pengguna, sebagai warga negara, dan sebagai bagian dari masyarakat digital global. Bagaimana Google menavigasi tantangan ini turut membentuk kerangka regulasi teknologi, standar etika industri, dan pada akhirnya, masa depan ekosistem digital yang kita huni bersama, termasuk di </text:span><text:span text:style-name="Strong_20_Emphasis"><text:span text:style-name="T1">Indonesia</text:span></text:span><text:span text:style-name="T1">—di mana isu seperti perlindungan data pribadi (melalui UU PDP), persaingan usaha yang sehat di pasar digital, dan penanganan hoaks menjadi agenda nasional yang penting.</text:span></text:p>
            <text:p text:style-name="Text_20_body"><text:span text:style-name="T1">Tujuan bab ini adalah menyajikan gambaran yang </text:span><text:span text:style-name="Strong_20_Emphasis"><text:span text:style-name="T1">seimbang</text:span></text:span><text:span text:style-name="T1">, mengakui kompleksitas masalah tanpa terjebak dalam penyederhanaan, dan membantu kita memahami 'jejak sosial' Google secara lebih utuh—baik terang maupun gelapnya—serta perdebatan krusial yang akan terus membentuk hubungannya dengan dunia di tahun-tahun mendatang.</text:span></text:p>
            <text:p text:style-name="P2"/>
            <text:p text:style-name="Text_20_body"><text:span text:style-name="Strong_20_Emphasis"><text:span text:style-name="T1">(Tips Tambahan untuk bagian ini):</text:span></text:span></text:p>
            <text:list xml:id="list467582938350930204" text:style-name="L101">
              <text:list-item>
                <text:p text:style-name="P218"><text:span text:style-name="Strong_20_Emphasis"><text:span text:style-name="T1">Menetapkan Nada Kritis namun Adil:</text:span></text:span><text:span text:style-name="T1"> Gunakan kata-kata seperti "kompleks", "kritis", "tantangan", "kontroversi", tetapi juga "seimbang" untuk menunjukkan bahwa bab ini akan menganalisis masalah secara mendalam tanpa menjadi serangan satu sisi. </text:span></text:p>
              </text:list-item>
              <text:list-item>
                <text:p text:style-name="P218"><text:span text:style-name="Strong_20_Emphasis"><text:span text:style-name="T1">Menghubungkan ke Konteks Lokal (Indonesia):</text:span></text:span><text:span text:style-name="T1"> Secara eksplisit menyebutkan relevansi isu-isu global ini (antitrust, privasi via UU PDP, misinformasi) dengan konteks dan perdebatan yang terjadi di Indonesia membuat bab ini terasa lebih dekat dan penting bagi pembaca lokal. </text:span></text:p>
              </text:list-item>
              <text:list-item>
                <text:p text:style-name="P87"><text:span text:style-name="Strong_20_Emphasis"><text:span text:style-name="T1">Pratinjau Isu Utama:</text:span></text:span><text:span text:style-name="T1"> Memberikan daftar singkat isu utama yang akan dibahas (dominasi pasar, privasi, misinfo, etika AI) berfungsi sebagai peta jalan mini untuk bab kritis ini. </text:span></text:p>
              </text:list-item>
            </text:list>
            <text:p text:style-name="P2"/>
            <text:p text:style-name="P116">Saya akan menunggu perintah "YAX" dari Anda sebelum melanjutkan ke prompt <text:soft-page-break/>berikutnya (Subbab 7.1 - Dampak Positif Google).</text:p>
          </text:section>
          <text:section text:style-name="Sect1" text:name="feedback-form-67">
            <text:p text:style-name="P253"/>
          </text:section>
        </text:section>
        <text:section text:style-name="Sect1" text:name="095ce5b09ab87011">
          <text:p text:style-name="P116"/>
          <text:section text:style-name="Sect1" text:name="user-query-content-68">
            <text:p text:style-name="P273">yax </text:p>
          </text:section>
          <text:p text:style-name="P253">Tampilkan alur berpikir</text:p>
          <text:section text:style-name="Sect2" text:name="model-response-message-contentr_095ce5b09ab87011">
            <text:p text:style-name="Text_20_body"><text:span text:style-name="T1">Baik, saya lanjutkan dengan prompt untuk </text:span><text:span text:style-name="Strong_20_Emphasis"><text:span text:style-name="T1">Subbab 7.1</text:span></text:span><text:span text:style-name="T1">:</text:span></text:p>
            <text:p text:style-name="Text_20_body"><text:span text:style-name="Strong_20_Emphasis"><text:span text:style-name="T1">Prompt:</text:span></text:span><text:span text:style-name="T1"> "Tulis pembahasan mendalam yang secara eksplisit mengakui dan merangkum berbagai dampak positif signifikan yang telah diberikan Google/Alphabet kepada dunia hingga April 2025. Elaborasi poin-poin berikut dengan contoh konkret:</text:span></text:p>
            <text:list xml:id="list4418945594936735634" text:style-name="L102">
              <text:list-item>
                <text:p text:style-name="P219"><text:span text:style-name="Strong_20_Emphasis"><text:span text:style-name="T1">Demokratisasi Akses Informasi:</text:span></text:span><text:span text:style-name="T1"> Peran Google Search dalam membuat informasi dunia lebih mudah diakses oleh miliaran orang, mengatasi hambatan geografis dan bahasa (via Google Translate). </text:span></text:p>
              </text:list-item>
              <text:list-item>
                <text:p text:style-name="P219"><text:span text:style-name="Strong_20_Emphasis"><text:span text:style-name="T1">Mendorong Pendidikan &amp; Pengetahuan:</text:span></text:span><text:span text:style-name="T1"> Kontribusi YouTube sebagai platform pembelajaran (video edukasi, tutorial), Google Scholar untuk riset akademis, Google Books untuk akses literatur. </text:span></text:p>
              </text:list-item>
              <text:list-item>
                <text:p text:style-name="P219"><text:span text:style-name="Strong_20_Emphasis"><text:span text:style-name="T1">Pemberdayaan Ekonomi:</text:span></text:span><text:span text:style-name="T1"> Bagaimana Google Ads memungkinkan bisnis kecil dan menengah (UKM) menjangkau pelanggan baru, Google Maps membantu bisnis lokal ditemukan, dan platform seperti YouTube serta Play Store menciptakan peluang ekonomi bagi kreator dan developer. </text:span></text:p>
              </text:list-item>
              <text:list-item>
                <text:p text:style-name="P219"><text:span text:style-name="Strong_20_Emphasis"><text:span text:style-name="T1">Fasilitasi Komunikasi &amp; Produktivitas:</text:span></text:span><text:span text:style-name="T1"> Peran Gmail, Google Workspace, Google Meet dalam mendukung komunikasi personal, kolaborasi kerja, dan produktivitas di berbagai sektor. </text:span></text:p>
              </text:list-item>
              <text:list-item>
                <text:p text:style-name="P88"><text:span text:style-name="Strong_20_Emphasis"><text:span text:style-name="T1">Inovasi Teknologi:</text:span></text:span><text:span text:style-name="T1"> Kontribusi Google pada kemajuan teknologi open-source (Android, Chromium, Kubernetes, TensorFlow) yang dimanfaatkan oleh banyak pihak. Tujuan bagian ini adalah memberikan perspektif yang seimbang sebelum masuk ke kritik dan tantangan." </text:span></text:p>
              </text:list-item>
            </text:list>
            <text:p text:style-name="Text_20_body"><text:span text:style-name="Strong_20_Emphasis"><text:span text:style-name="T1">Jawaban (Isi untuk Subbab 7.1: Dampak Positif Google):</text:span></text:span></text:p>
            <text:p text:style-name="Text_20_body"><text:span text:style-name="T1">Sebelum kita menyelami lebih dalam berbagai tantangan dan kontroversi yang kompleks seputar Google dan Alphabet, sangat penting untuk mengakui secara adil dampak positif yang luar biasa signifikan yang telah mereka berikan kepada dunia, termasuk yang sangat terasa di Indonesia hingga saat ini, </text:span><text:span text:style-name="Strong_20_Emphasis"><text:span text:style-name="T1">Jumat, 18 April 2025, pukul 20:43 WIB</text:span></text:span><text:span text:style-name="T1">. Mengabaikan kontribusi ini akan memberikan gambaran yang tidak lengkap tentang warisan perusahaan ini. </text:span><text:soft-page-break/><text:span text:style-name="T1">Berikut adalah beberapa area utama di mana pengaruh positif Google sangat terasa:</text:span></text:p>
            <text:list xml:id="list1989743520599880783" text:style-name="L103">
              <text:list-item>
                <text:p text:style-name="P220"><text:span text:style-name="Strong_20_Emphasis"><text:span text:style-name="T1">Demokratisasi Akses Informasi dan Pengetahuan:</text:span></text:span><text:span text:style-name="T1"> Ini mungkin warisan paling fundamental Google. Melalui </text:span><text:span text:style-name="Strong_20_Emphasis"><text:span text:style-name="T1">Google Search</text:span></text:span><text:span text:style-name="T1">, informasi yang dulunya mungkin hanya tersedia di perpustakaan besar atau sulit dijangkau kini dapat diakses secara instan oleh siapa saja yang memiliki koneksi internet—mulai dari pelajar di daerah terpencil yang mencari materi pelajaran, hingga peneliti di universitas, atau sekadar warga biasa yang ingin tahu. Ditambah lagi dengan </text:span><text:span text:style-name="Strong_20_Emphasis"><text:span text:style-name="T1">Google Translate</text:span></text:span><text:span text:style-name="T1">, hambatan bahasa yang dulu memisahkan dunia kini dapat diatasi dengan lebih mudah, memungkinkan akses ke pengetahuan dan komunikasi lintas budaya yang belum pernah terjadi sebelumnya, sangat berharga bagi negara seberagam Indonesia. </text:span></text:p>
              </text:list-item>
              <text:list-item>
                <text:p text:style-name="P220"><text:span text:style-name="Strong_20_Emphasis"><text:span text:style-name="T1">Mendorong Pendidikan dan Pembelajaran Seumur Hidup:</text:span></text:span><text:span text:style-name="T1"> </text:span><text:span text:style-name="Strong_20_Emphasis"><text:span text:style-name="T1">YouTube</text:span></text:span><text:span text:style-name="T1"> telah berevolusi menjadi salah satu platform pembelajaran terbesar di dunia. Jutaan video edukasi, tutorial keterampilan praktis (dari memasak Bika Ambon khas Medan hingga memperbaiki keran bocor), kuliah dari universitas ternama, hingga kanal sains populer, semuanya tersedia gratis, memberdayakan siapa saja untuk belajar hal baru kapan saja. Ditambah lagi dengan </text:span><text:span text:style-name="Strong_20_Emphasis"><text:span text:style-name="T1">Google Scholar</text:span></text:span><text:span text:style-name="T1"> yang memudahkan akses ke literatur ilmiah dan </text:span><text:span text:style-name="Strong_20_Emphasis"><text:span text:style-name="T1">Google Books</text:span></text:span><text:span text:style-name="T1"> yang mendigitalkan jutaan buku, Google telah secara signifikan berkontribusi pada penyebaran pengetahuan. </text:span></text:p>
              </text:list-item>
              <text:list-item>
                <text:p text:style-name="P220"><text:span text:style-name="Strong_20_Emphasis"><text:span text:style-name="T1">Pemberdayaan Ekonomi, Terutama untuk UKM:</text:span></text:span><text:span text:style-name="T1"> Google telah menciptakan alat yang memungkinkan bisnis skala kecil dan menengah (UKM)—tulang punggung ekonomi di banyak negara termasuk Indonesia—untuk bersaing di dunia digital. </text:span><text:span text:style-name="Strong_20_Emphasis"><text:span text:style-name="T1">Google Ads</text:span></text:span><text:span text:style-name="T1"> memberikan kesempatan bagi warung kopi lokal atau pengrajin batik untuk menjangkau calon pelanggan dengan biaya terukur. Profil Bisnis di </text:span><text:span text:style-name="Strong_20_Emphasis"><text:span text:style-name="T1">Google Maps</text:span></text:span><text:span text:style-name="T1"> menjadi 'etalase' digital gratis yang membantu pelanggan menemukan lokasi, jam buka, dan ulasan bisnis lokal. Sementara itu, </text:span><text:span text:style-name="Strong_20_Emphasis"><text:span text:style-name="T1">YouTube</text:span></text:span><text:span text:style-name="T1"> dan </text:span><text:span text:style-name="Strong_20_Emphasis"><text:span text:style-name="T1">Google Play Store</text:span></text:span><text:span text:style-name="T1"> telah melahirkan 'Ekonomi Kreator' dan 'Ekonomi Aplikasi', memberikan platform bagi jutaan individu di Indonesia dan dunia untuk membangun karier, bisnis, dan menghasilkan pendapatan dari kreativitas dan inovasi mereka. </text:span></text:p>
              </text:list-item>
              <text:list-item>
                <text:p text:style-name="P220"><text:span text:style-name="Strong_20_Emphasis"><text:span text:style-name="T1">Memfasilitasi Komunikasi dan Produktivitas Modern:</text:span></text:span><text:span text:style-name="T1"> Sulit membayangkan komunikasi dan kerja modern tanpa alat seperti </text:span><text:span text:style-name="Strong_20_Emphasis"><text:span text:style-name="T1">Gmail</text:span></text:span><text:span text:style-name="T1">, </text:span><text:soft-page-break/><text:span text:style-name="T1">yang menyediakan layanan email andal untuk miliaran orang. </text:span><text:span text:style-name="Strong_20_Emphasis"><text:span text:style-name="T1">Google Workspace</text:span></text:span><text:span text:style-name="T1"> (Docs, Sheets, Slides, Drive) telah merevolusi cara tim berkolaborasi secara real-time, terutama penting bagi perusahaan, lembaga pendidikan (banyak universitas di Indonesia mengandalkannya), dan organisasi nirlaba. </text:span><text:span text:style-name="Strong_20_Emphasis"><text:span text:style-name="T1">Google Meet</text:span></text:span><text:span text:style-name="T1"> menjadi tulang punggung pertemuan virtual dan pembelajaran jarak jauh, terutama terbukti krusial selama dan pasca-pandemi global. </text:span></text:p>
              </text:list-item>
              <text:list-item>
                <text:p text:style-name="P89"><text:span text:style-name="Strong_20_Emphasis"><text:span text:style-name="T1">Mendorong Inovasi Teknologi Melalui Ekosistem Terbuka:</text:span></text:span><text:span text:style-name="T1"> Google bukan hanya membangun produknya sendiri; mereka juga berkontribusi besar pada ekosistem teknologi yang lebih luas melalui komitmennya pada </text:span><text:span text:style-name="Strong_20_Emphasis"><text:span text:style-name="T1">perangkat lunak </text:span></text:span><text:span text:style-name="Strong_20_Emphasis"><text:span text:style-name="Emphasis"><text:span text:style-name="T1">open-source</text:span></text:span></text:span><text:span text:style-name="T1">. </text:span><text:span text:style-name="Strong_20_Emphasis"><text:span text:style-name="T1">Android</text:span></text:span><text:span text:style-name="T1"> (basis sebagian besar smartphone dunia), </text:span><text:span text:style-name="Strong_20_Emphasis"><text:span text:style-name="T1">Chromium</text:span></text:span><text:span text:style-name="T1"> (basis Chrome dan banyak peramban lain), </text:span><text:span text:style-name="Strong_20_Emphasis"><text:span text:style-name="T1">Kubernetes</text:span></text:span><text:span text:style-name="T1"> (standar de facto untuk orkestrasi container), dan </text:span><text:span text:style-name="Strong_20_Emphasis"><text:span text:style-name="T1">TensorFlow</text:span></text:span><text:span text:style-name="T1"> (kerangka kerja populer untuk machine learning) adalah contoh-contoh teknologi fundamental yang dikembangkan atau dipelopori Google dan kemudian dibuka untuk digunakan dan dikembangkan lebih lanjut oleh siapa saja, termasuk komunitas teknologi yang berkembang pesat di Indonesia. </text:span></text:p>
              </text:list-item>
            </text:list>
            <text:p text:style-name="P116">Kontribusi-kontribusi positif ini—dalam hal akses informasi, pendidikan, pemberdayaan ekonomi, produktivitas, dan inovasi teknologi—tidak dapat disangkal dan telah secara fundamental membentuk dunia digital tempat kita hidup. Pengakuan terhadap dampak positif inilah yang memberikan konteks penting saat kita mulai membahas sisi lain yang lebih kompleks dan problematik dari pengaruh Google yang masif.</text:p>
            <text:p text:style-name="P2"/>
            <text:p text:style-name="P116">Saya akan menunggu perintah "YAX" dari Anda sebelum melanjutkan ke prompt berikutnya (Subbab 7.2 - Isu Dominasi Pasar dan Antitrust).</text:p>
          </text:section>
          <text:section text:style-name="Sect1" text:name="feedback-form-68">
            <text:p text:style-name="P253"/>
          </text:section>
        </text:section>
        <text:section text:style-name="Sect1" text:name="7e4d04628ca6384a">
          <text:p text:style-name="P116"/>
          <text:section text:style-name="Sect1" text:name="user-query-content-69">
            <text:p text:style-name="P273">yax </text:p>
          </text:section>
          <text:p text:style-name="P253">Tampilkan alur berpikir</text:p>
          <text:section text:style-name="Sect2" text:name="model-response-message-contentr_7e4d04628ca6384a">
            <text:p text:style-name="Text_20_body"><text:span text:style-name="T1">Baik, saya lanjutkan dengan prompt untuk </text:span><text:span text:style-name="Strong_20_Emphasis"><text:span text:style-name="T1">Subbab 7.2</text:span></text:span><text:span text:style-name="T1">:</text:span></text:p>
            <text:p text:style-name="Text_20_body"><text:span text:style-name="Strong_20_Emphasis"><text:span text:style-name="T1">Prompt:</text:span></text:span><text:span text:style-name="T1"> "Tulis pembahasan mendalam mengenai isu dominasi pasar Google dan pengawasan antitrust yang dihadapinya secara global per April 2025. Jelaskan konsep monopoli/dominasi pasar dan mengapa hal itu menjadi </text:span><text:soft-page-break/><text:span text:style-name="T1">perhatian regulator persaingan usaha. Rinci area-area utama di mana Google dituduh menyalahgunakan posisi dominannya:</text:span></text:p>
            <text:list xml:id="list2832576450330530139" text:style-name="L104">
              <text:list-item>
                <text:p text:style-name="P221"><text:span text:style-name="Strong_20_Emphasis"><text:span text:style-name="T1">Pasar Pencarian Online:</text:span></text:span><text:span text:style-name="T1"> Tuduhan memprioritaskan layanan sendiri di hasil pencarian (self-preferencing), menyulitkan pesaing. </text:span></text:p>
              </text:list-item>
              <text:list-item>
                <text:p text:style-name="P221"><text:span text:style-name="Strong_20_Emphasis"><text:span text:style-name="T1">Pasar Periklanan Digital (Ad Tech):</text:span></text:span><text:span text:style-name="T1"> Tuduhan menguasai seluruh rantai pasok iklan digital (alat untuk pengiklan, penayang, dan bursa iklan), menimbulkan konflik kepentingan dan merugikan pesaing serta penayang. </text:span></text:p>
              </text:list-item>
              <text:list-item>
                <text:p text:style-name="P221"><text:span text:style-name="Strong_20_Emphasis"><text:span text:style-name="T1">Sistem Operasi Mobile (Android):</text:span></text:span><text:span text:style-name="T1"> Tuduhan memaksakan aplikasi dan layanan Google pada produsen ponsel (misalnya, melalui perjanjian lisensi), menghambat persaingan di pasar aplikasi dan layanan mobile. </text:span></text:p>
              </text:list-item>
              <text:list-item>
                <text:p text:style-name="P90"><text:span text:style-name="Strong_20_Emphasis"><text:span text:style-name="T1">Toko Aplikasi (Google Play Store):</text:span></text:span><text:span text:style-name="T1"> Isu terkait komisi toko aplikasi, aturan pembayaran dalam aplikasi, dan perlakuan terhadap aplikasi pesaing. Sebutkan penyelidikan, tuntutan hukum, dan denda signifikan yang dihadapi Google dari otoritas besar (Departemen Kehakiman AS, Komisi Eropa, Otoritas Persaingan Inggris (CMA), dan negara lain). Jelaskan argumen utama dari kedua belah pihak (regulator vs. Google) dan status terbaru dari kasus-kasus besar tersebut per April 2025." </text:span></text:p>
              </text:list-item>
            </text:list>
            <text:p text:style-name="Text_20_body"><text:span text:style-name="Strong_20_Emphasis"><text:span text:style-name="T1">Jawaban (Isi untuk Subbab 7.2: Isu Dominasi Pasar dan Antitrust: Penyelidikan Global):</text:span></text:span></text:p>
            <text:p text:style-name="Text_20_body"><text:span text:style-name="T1">Kesuksesan luar biasa Google dalam mendominasi berbagai pasar digital secara tak terelakkan membawanya ke bawah sorotan tajam regulator persaingan usaha (sering disebut otoritas </text:span><text:span text:style-name="Emphasis"><text:span text:style-name="T1">antitrust</text:span></text:span><text:span text:style-name="T1">) di seluruh dunia. Mengapa dominasi pasar menjadi masalah? Hukum persaingan usaha (seperti yang diawasi oleh Departemen Kehakiman AS, Komisi Eropa, atau KPPU di Indonesia) bertujuan untuk memastikan pasar tetap kompetitif. Ketika satu perusahaan menjadi terlalu dominan (mendekati monopoli), ada kekhawatiran bahwa ia dapat menyalahgunakan kekuatannya untuk </text:span><text:span text:style-name="Strong_20_Emphasis"><text:span text:style-name="T1">menghambat persaingan, membatasi pilihan konsumen, menaikkan harga secara tidak wajar, dan mematikan inovasi</text:span></text:span><text:span text:style-name="T1"> dari pesaing potensial.</text:span></text:p>
            <text:p text:style-name="Text_20_body"><text:span text:style-name="T1">Hingga </text:span><text:span text:style-name="Strong_20_Emphasis"><text:span text:style-name="T1">Jumat, 18 April 2025, pukul 21:00 WIB</text:span></text:span><text:span text:style-name="T1">, Google/Alphabet menghadapi serangkaian penyelidikan, tuntutan hukum, dan denda signifikan di berbagai belahan dunia terkait tuduhan penyalahgunaan posisi dominan di beberapa area kunci:</text:span></text:p>
            <text:list xml:id="list1916370398248038972" text:style-name="L105">
              <text:list-item>
                <text:p text:style-name="P222"><text:span text:style-name="Strong_20_Emphasis"><text:span text:style-name="T1">Pasar Pencarian Online:</text:span></text:span><text:span text:style-name="T1"> Dengan pangsa pasar pencarian yang </text:span><text:soft-page-break/><text:span text:style-name="T1">mendekati 90% atau lebih di banyak negara (termasuk kemungkinan besar di Indonesia), Google dituduh mempertahankan dominasinya secara tidak adil. Tuduhan utamanya adalah praktik </text:span><text:span text:style-name="Strong_20_Emphasis"><text:span text:style-name="T1">"self-preferencing"</text:span></text:span><text:span text:style-name="T1">, yaitu secara algoritmik atau desain </text:span><text:span text:style-name="Strong_20_Emphasis"><text:span text:style-name="T1">memprioritaskan layanan Google sendiri</text:span></text:span><text:span text:style-name="T1"> (seperti Google Flights, Google Shopping, Google Maps) dalam hasil pencarian umum, sehingga menyulitkan layanan pesaing untuk mendapatkan visibilitas. Selain itu, Google juga menghadapi gugatan terkait </text:span><text:span text:style-name="Strong_20_Emphasis"><text:span text:style-name="T1">kontrak eksklusif</text:span></text:span><text:span text:style-name="T1"> bernilai miliaran dolar (misalnya dengan Apple) untuk menjadikan Google sebagai mesin pencari default di perangkat dan peramban populer. Departemen Kehakiman AS (US DOJ) memiliki tuntutan hukum besar yang sedang berjalan terkait praktik ini, sementara Komisi Eropa sebelumnya telah menjatuhkan denda miliaran Euro untuk kasus serupa terkait Google Shopping. </text:span></text:p>
              </text:list-item>
              <text:list-item>
                <text:p text:style-name="P222"><text:span text:style-name="Strong_20_Emphasis"><text:span text:style-name="T1">Pasar Periklanan Digital (Ad Tech):</text:span></text:span><text:span text:style-name="T1"> Ini adalah area yang sangat kompleks namun krusial bagi pendapatan Google. Google dituduh membangun </text:span><text:span text:style-name="Strong_20_Emphasis"><text:span text:style-name="T1">dominasi di seluruh 'rantai pasok' iklan digital</text:span></text:span><text:span text:style-name="T1">—mereka memiliki alat utama yang digunakan pengiklan (Google Ads), alat utama yang digunakan penayang/situs web untuk menjual ruang iklan (Google Ad Manager/AdSense), dan juga mengoperasikan bursa iklan (AdX) terbesar tempat transaksi terjadi. Regulator berpendapat ini menciptakan </text:span><text:span text:style-name="Strong_20_Emphasis"><text:span text:style-name="T1">konflik kepentingan</text:span></text:span><text:span text:style-name="T1"> yang melekat dan memungkinkan Google untuk memanipulasi pasar, mengenakan biaya tinggi, dan merugikan baik pengiklan, penayang independen, maupun pesaing teknologi iklan lainnya. US DOJ juga telah mengajukan tuntutan hukum terpisah yang fokus pada praktik Ad Tech Google, dan penyelidikan serupa aktif di Eropa dan Inggris (oleh CMA). </text:span></text:p>
              </text:list-item>
              <text:list-item>
                <text:p text:style-name="P222"><text:span text:style-name="Strong_20_Emphasis"><text:span text:style-name="T1">Ekosistem Mobile (Android):</text:span></text:span><text:span text:style-name="T1"> Dominasi Android di sistem operasi mobile juga menjadi target. Tuduhan utamanya adalah Google menggunakan kontrolnya atas lisensi Android dan akses ke Google Play Store untuk </text:span><text:span text:style-name="Strong_20_Emphasis"><text:span text:style-name="T1">'mengikat' (tying)</text:span></text:span><text:span text:style-name="T1"> atau </text:span><text:span text:style-name="Strong_20_Emphasis"><text:span text:style-name="T1">memaksakan produsen ponsel</text:span></text:span><text:span text:style-name="T1"> (seperti Samsung, Xiaomi, dll.) untuk </text:span><text:span text:style-name="Strong_20_Emphasis"><text:span text:style-name="T1">pra-instalasi (pre-install)</text:span></text:span><text:span text:style-name="T1"> serangkaian aplikasi Google (Search, Chrome, Maps, YouTube, dll.) dan menetapkannya sebagai default. Praktik ini dituduh menghambat persaingan dari mesin pencari, peramban, dan layanan aplikasi lainnya. Komisi Eropa telah menjatuhkan denda rekor terkait praktik Android ini. </text:span></text:p>
              </text:list-item>
              <text:list-item>
                <text:p text:style-name="P91"><text:span text:style-name="Strong_20_Emphasis"><text:span text:style-name="T1">Toko Aplikasi (Google Play Store):</text:span></text:span><text:span text:style-name="T1"> Sebagai gerbang utama bagi pengguna Android untuk mengunduh aplikasi, Play Store juga </text:span><text:soft-page-break/><text:span text:style-name="T1">menghadapi pengawasan ketat. Isu utamanya meliputi </text:span><text:span text:style-name="Strong_20_Emphasis"><text:span text:style-name="T1">kewajiban penggunaan sistem pembayaran Google</text:span></text:span><text:span text:style-name="T1"> untuk pembelian dalam aplikasi (in-app purchases) dan </text:span><text:span text:style-name="Strong_20_Emphasis"><text:span text:style-name="T1">komisi sebesar 15-30%</text:span></text:span><text:span text:style-name="T1"> yang dianggap tinggi oleh banyak pengembang. Google juga dituduh mempersulit toko aplikasi alternatif atau metode pembayaran lain. Kasus hukum profil tinggi (seperti gugatan dari Epic Games) dan tekanan regulasi global (termasuk potensi perhatian dari KPPU di Indonesia terkait sistem pembayaran atau perlakuan terhadap aplikasi lokal) terus menantang model bisnis app store Google (dan juga Apple). </text:span></text:p>
              </text:list-item>
            </text:list>
            <text:p text:style-name="Text_20_body"><text:span text:style-name="Strong_20_Emphasis"><text:span text:style-name="T1">Argumen yang Beradu:</text:span></text:span></text:p>
            <text:list xml:id="list820434968721548300" text:style-name="L106">
              <text:list-item>
                <text:p text:style-name="P223"><text:span text:style-name="Strong_20_Emphasis"><text:span text:style-name="T1">Regulator dan Kritikus:</text:span></text:span><text:span text:style-name="T1"> Berpendapat bahwa praktik-praktik Google ini secara sistematis menyalahgunakan kekuatan pasarnya untuk mempertahankan dominasi, mematikan persaingan secara tidak adil, merugikan inovasi, dan pada akhirnya bisa merugikan konsumen (meskipun layanan Google seringkali gratis, biayanya bisa berupa data pribadi atau kurangnya pilihan). </text:span></text:p>
              </text:list-item>
              <text:list-item>
                <text:p text:style-name="P92"><text:span text:style-name="Strong_20_Emphasis"><text:span text:style-name="T1">Pembelaan Google:</text:span></text:span><text:span text:style-name="T1"> Biasanya berargumen bahwa </text:span><text:span text:style-name="Strong_20_Emphasis"><text:span text:style-name="T1">persaingan hanya berjarak satu klik</text:span></text:span><text:span text:style-name="T1">, pengguna memilih produk Google karena kualitasnya yang superior, platformnya (seperti Android dan Play Store) justru menciptakan peluang besar bagi jutaan pengembang dan bisnis, dan praktik mereka pada dasarnya pro-kompetitif serta menguntungkan konsumen. </text:span></text:p>
              </text:list-item>
            </text:list>
            <text:p text:style-name="P116">Pertarungan antitrust ini masih jauh dari selesai pada April 2025. Banyak kasus hukum besar masih berjalan atau dalam proses banding. Hasil dari pertarungan ini berpotensi memaksa Google untuk mengubah cara bisnisnya secara signifikan, mulai dari bagaimana ia menampilkan hasil pencarian hingga bagaimana ia mengelola Android dan Play Store, menjadikannya salah satu tantangan eksternal terbesar bagi Alphabet saat ini.</text:p>
            <text:p text:style-name="P2"/>
            <text:p text:style-name="P116">Saya akan menunggu perintah "YAX" dari Anda sebelum melanjutkan ke prompt berikutnya (Subbab 7.3 - Privasi Data Pengguna).</text:p>
          </text:section>
          <text:section text:style-name="Sect1" text:name="feedback-form-69">
            <text:p text:style-name="P253"/>
          </text:section>
        </text:section>
        <text:section text:style-name="Sect1" text:name="3fef4b4addb7e83a">
          <text:p text:style-name="P116"/>
          <text:section text:style-name="Sect1" text:name="user-query-content-70">
            <text:p text:style-name="P273">yax </text:p>
          </text:section>
          <text:p text:style-name="P253"><text:soft-page-break/>Tampilkan alur berpikir</text:p>
          <text:section text:style-name="Sect2" text:name="model-response-message-contentr_3fef4b4addb7e83a">
            <text:p text:style-name="Text_20_body"><text:span text:style-name="T1">Baik, saya lanjutkan dengan prompt untuk </text:span><text:span text:style-name="Strong_20_Emphasis"><text:span text:style-name="T1">Subbab 7.3</text:span></text:span><text:span text:style-name="T1">:</text:span></text:p>
            <text:p text:style-name="Text_20_body"><text:span text:style-name="Strong_20_Emphasis"><text:span text:style-name="T1">Prompt:</text:span></text:span><text:span text:style-name="T1"> "Tulis pembahasan mendalam yang menganalisis isu privasi data pengguna yang terus-menerus membayangi Google. Jelaskan secara detail bagaimana model bisnis inti Google (terutama periklanan) sangat bergantung pada pengumpulan dan analisis data pengguna dalam skala masif di berbagai layanannya (Search, Maps, YouTube, Gmail, Android, Chrome, dll.). Elaborasi kekhawatiran utama publik dan regulator terkait privasi:</text:span></text:p>
            <text:list xml:id="list1466383645708593066" text:style-name="L107">
              <text:list-item>
                <text:p text:style-name="P269">Volume dan Jenis Data yang Dikumpulkan: Seberapa banyak dan detail data pribadi yang dikumpulkan? </text:p>
              </text:list-item>
              <text:list-item>
                <text:p text:style-name="P269">Pelacakan Lintas Situs dan Aplikasi: Bagaimana Google melacak aktivitas pengguna di luar propertinya sendiri? </text:p>
              </text:list-item>
              <text:list-item>
                <text:p text:style-name="P269">Penggunaan Data untuk Penargetan Iklan: Bagaimana data pribadi digunakan untuk membuat profil pengguna dan menayangkan iklan yang dipersonalisasi? </text:p>
              </text:list-item>
              <text:list-item>
                <text:p text:style-name="P134">Keamanan Data: Meskipun Google berinvestasi besar, risiko kebocoran atau penyalahgunaan data tetap ada. Sebutkan dampak regulasi privasi global seperti GDPR di Eropa dan CCPA/CPRA di California, dan Google's own privacy initiatives (Privacy Sandbox, attempts at balancing personalization and privacy). Discuss the ongoing public debate and user skepticism." </text:p>
              </text:list-item>
            </text:list>
            <text:p text:style-name="Text_20_body"><text:span text:style-name="Strong_20_Emphasis"><text:span text:style-name="T1">Jawaban (Isi untuk Subbab 7.3: Privasi Data Pengguna: Bisnis Inti vs Kekhawatiran Publik):</text:span></text:span></text:p>
            <text:p text:style-name="Text_20_body"><text:span text:style-name="T1">Jika dominasi pasar adalah tantangan eksternal utama Google, maka isu </text:span><text:span text:style-name="Strong_20_Emphasis"><text:span text:style-name="T1">privasi data pengguna</text:span></text:span><text:span text:style-name="T1"> adalah 'duri dalam daging' internal yang paling persisten, sebuah konsekuensi langsung dari model bisnis inti yang telah membuatnya begitu sukses. Sebagian besar pendapatan Google berasal dari periklanan digital yang sangat tertarget. Kemampuan untuk menayangkan iklan yang relevan kepada orang yang tepat di waktu yang tepat ini bergantung pada satu hal: </text:span><text:span text:style-name="Strong_20_Emphasis"><text:span text:style-name="T1">pemahaman mendalam tentang siapa penggunanya</text:span></text:span><text:span text:style-name="T1">, apa minat mereka, apa yang mereka cari, ke mana mereka pergi, dan apa yang mereka lakukan secara online. Pemahaman ini dibangun melalui </text:span><text:span text:style-name="Strong_20_Emphasis"><text:span text:style-name="T1">pengumpulan dan analisis data pengguna dalam skala masif</text:span></text:span><text:span text:style-name="T1"> di seluruh ekosistem layanan Google yang luas.</text:span></text:p>
            <text:p text:style-name="P116">Bagaimana Google mengumpulkan data ini? Hampir setiap interaksi Anda <text:soft-page-break/>dengan produk Google berpotensi menghasilkan data:</text:p>
            <text:list xml:id="list8172886314608268915" text:style-name="L108">
              <text:list-item>
                <text:p text:style-name="P224"><text:span text:style-name="Strong_20_Emphasis"><text:span text:style-name="T1">Pencarian Anda</text:span></text:span><text:span text:style-name="T1"> di Google Search. </text:span></text:p>
              </text:list-item>
              <text:list-item>
                <text:p text:style-name="P224"><text:span text:style-name="Strong_20_Emphasis"><text:span text:style-name="T1">Lokasi Anda</text:span></text:span><text:span text:style-name="T1"> dan tempat yang Anda kunjungi via Google Maps atau riwayat lokasi di Android. </text:span></text:p>
              </text:list-item>
              <text:list-item>
                <text:p text:style-name="P224"><text:span text:style-name="Strong_20_Emphasis"><text:span text:style-name="T1">Video yang Anda tonton</text:span></text:span><text:span text:style-name="T1"> dan kanal yang Anda ikuti di YouTube. </text:span></text:p>
              </text:list-item>
              <text:list-item>
                <text:p text:style-name="P224"><text:span text:style-name="Strong_20_Emphasis"><text:span text:style-name="T1">Email yang Anda kirim dan terima</text:span></text:span><text:span text:style-name="T1"> di Gmail (meskipun Google menyatakan tidak lagi memindai konten email untuk personalisasi iklan, data meta dan interaksi lain masih dikumpulkan untuk fitur seperti Smart Compose atau filter spam). </text:span></text:p>
              </text:list-item>
              <text:list-item>
                <text:p text:style-name="P224"><text:span text:style-name="Strong_20_Emphasis"><text:span text:style-name="T1">Situs web yang Anda kunjungi</text:span></text:span><text:span text:style-name="T1"> menggunakan peramban Chrome (jika Anda login dan mengaktifkan sinkronisasi). </text:span></text:p>
              </text:list-item>
              <text:list-item>
                <text:p text:style-name="P224"><text:span text:style-name="Strong_20_Emphasis"><text:span text:style-name="T1">Aplikasi yang Anda gunakan</text:span></text:span><text:span text:style-name="T1"> dan interaksi Anda di ponsel Android. </text:span></text:p>
              </text:list-item>
              <text:list-item>
                <text:p text:style-name="P224"><text:span text:style-name="Strong_20_Emphasis"><text:span text:style-name="T1">Perintah suara</text:span></text:span><text:span text:style-name="T1"> Anda ke Google Assistant. </text:span></text:p>
              </text:list-item>
              <text:list-item>
                <text:p text:style-name="P135">Dan banyak lagi interaksi lainnya. </text:p>
              </text:list-item>
            </text:list>
            <text:p text:style-name="Text_20_body"><text:span text:style-name="T1">Pengumpulan data skala besar ini menimbulkan </text:span><text:span text:style-name="Strong_20_Emphasis"><text:span text:style-name="T1">kekhawatiran serius</text:span></text:span><text:span text:style-name="T1"> di kalangan publik, aktivis privasi, dan regulator di seluruh dunia, termasuk di Indonesia, hingga hari ini, </text:span><text:span text:style-name="Strong_20_Emphasis"><text:span text:style-name="T1">Jumat, 18 April 2025, pukul 21:01 WIB</text:span></text:span><text:span text:style-name="T1">:</text:span></text:p>
            <text:list xml:id="list6425378287382830771" text:style-name="L109">
              <text:list-item>
                <text:p text:style-name="P225"><text:span text:style-name="Strong_20_Emphasis"><text:span text:style-name="T1">Volume dan Detail Data:</text:span></text:span><text:span text:style-name="T1"> Seberapa banyak sebenarnya yang Google ketahui tentang kita? Kekhawatiran muncul tentang terciptanya profil digital yang sangat detail dan intim tentang kehidupan, kebiasaan, minat, kesehatan, bahkan keyakinan politik atau agama seseorang. </text:span></text:p>
              </text:list-item>
              <text:list-item>
                <text:p text:style-name="P225"><text:span text:style-name="Strong_20_Emphasis"><text:span text:style-name="T1">Pelacakan Lintas Platform:</text:span></text:span><text:span text:style-name="T1"> Google tidak hanya mengumpulkan data dari layanannya sendiri. Melalui jaringan iklannya (AdSense, AdMob), Google Analytics (digunakan oleh jutaan situs web), dan tombol login Google, ia juga memiliki kemampuan untuk melacak aktivitas pengguna di sebagian besar web dan aplikasi lain, menciptakan gambaran perilaku online yang komprehensif. </text:span></text:p>
              </text:list-item>
              <text:list-item>
                <text:p text:style-name="P225"><text:span text:style-name="Strong_20_Emphasis"><text:span text:style-name="T1">Penggunaan Data untuk Penargetan Iklan (dan Potensi Lainnya):</text:span></text:span><text:span text:style-name="T1"> Data ini digunakan untuk mengkategorikan pengguna ke dalam segmen audiens yang sangat spesifik, memungkinkan pengiklan menargetkan pesan mereka dengan presisi tinggi. Meskipun seringkali menghasilkan iklan yang lebih relevan, hal ini juga menimbulkan kekhawatiran tentang potensi manipulasi, diskriminasi (misalnya, dalam iklan lowongan kerja atau perumahan), dan perasaan 'diawasi'. </text:span></text:p>
              </text:list-item>
              <text:list-item>
                <text:p text:style-name="P93"><text:span text:style-name="Strong_20_Emphasis"><text:span text:style-name="T1">Risiko Keamanan Data:</text:span></text:span><text:span text:style-name="T1"> Meskipun Google menginvestasikan miliaran dolar untuk mengamankan infrastrukturnya, menyimpan data pribadi </text:span><text:soft-page-break/><text:span text:style-name="T1">miliaran orang dalam satu tempat secara inheren menciptakan target yang sangat menarik bagi peretas atau potensi penyalahgunaan internal. Risiko kebocoran data, meskipun mungkin jarang terjadi dalam skala besar, tetap menjadi kekhawatiran. </text:span></text:p>
              </text:list-item>
            </text:list>
            <text:p text:style-name="Text_20_body"><text:span text:style-name="T1">Menanggapi tekanan publik dan regulator, lanskap privasi data telah berubah secara signifikan. Regulasi penting seperti </text:span><text:span text:style-name="Strong_20_Emphasis"><text:span text:style-name="T1">GDPR (General Data Protection Regulation)</text:span></text:span><text:span text:style-name="T1"> di Uni Eropa (sejak 2018) dan </text:span><text:span text:style-name="Strong_20_Emphasis"><text:span text:style-name="T1">CCPA/CPRA (California Consumer Privacy Act/Rights Act)</text:span></text:span><text:span text:style-name="T1"> di California telah menetapkan standar baru yang lebih ketat, memberikan pengguna hak lebih besar atas data mereka (seperti hak akses, penghapusan, dan menolak penjualan data). Di Indonesia, pengesahan </text:span><text:span text:style-name="Strong_20_Emphasis"><text:span text:style-name="T1">Undang-Undang Pelindungan Data Pribadi (UU PDP)</text:span></text:span><text:span text:style-name="T1"> juga merupakan langkah signifikan ke arah yang sama, menuntut perusahaan seperti Google untuk lebih bertanggung jawab dalam memproses data pribadi warga negara Indonesia.</text:span></text:p>
            <text:p text:style-name="Text_20_body"><text:span text:style-name="T1">Google pun berusaha beradaptasi. Mereka telah meluncurkan berbagai </text:span><text:span text:style-name="Strong_20_Emphasis"><text:span text:style-name="T1">kontrol privasi</text:span></text:span><text:span text:style-name="T1"> yang lebih transparan melalui dasbor Google Account (seperti 'Aktivitas Saya' atau 'My Activity'), meningkatkan notifikasi penggunaan data, dan berinvestasi dalam teknologi yang diklaim lebih menjaga privasi. Inisiatif paling ambisius (dan kontroversial) adalah </text:span><text:span text:style-name="Strong_20_Emphasis"><text:span text:style-name="T1">Privacy Sandbox</text:span></text:span><text:span text:style-name="T1"> di Chrome, yang bertujuan untuk menghapus </text:span><text:span text:style-name="Emphasis"><text:span text:style-name="T1">third-party cookies</text:span></text:span><text:span text:style-name="T1"> (mekanisme pelacakan lintas situs tradisional) dan menggantinya dengan serangkaian API baru yang memungkinkan penargetan iklan berbasis kelompok (bukan individu) atau pengukuran efektivitas iklan tanpa mengungkapkan data pengguna secara langsung. Namun, upaya ini juga dikritik karena dianggap dapat semakin memperkuat kontrol Google atas ekosistem iklan digital dan belum sepenuhnya menjawab semua kekhawatiran privasi.</text:span></text:p>
            <text:p text:style-name="P116">Pada akhirnya, ketegangan antara model bisnis Google yang haus data dan tuntutan privasi pengguna yang semakin meningkat tetap menjadi salah satu isu paling fundamental dan belum terselesaikan bagi perusahaan. Skeptisisme publik dan pengawasan regulator kemungkinan akan terus berlanjut, memaksa Google untuk terus menari di atas tali tipis antara personalisasi, profitabilitas, dan privasi.</text:p>
            <text:p text:style-name="P2"/>
            <text:p text:style-name="P116">Saya akan menunggu perintah "YAX" dari Anda sebelum melanjutkan ke prompt berikutnya (Subbab 7.4 - Penyebaran Misinformasi).</text:p>
          </text:section>
          <text:section text:style-name="Sect1" text:name="feedback-form-70">
            <text:p text:style-name="P253"><text:soft-page-break/></text:p>
          </text:section>
        </text:section>
        <text:section text:style-name="Sect1" text:name="4dc58ab371f646e9">
          <text:p text:style-name="P116"/>
          <text:section text:style-name="Sect1" text:name="user-query-content-71">
            <text:p text:style-name="P273">yax </text:p>
          </text:section>
          <text:p text:style-name="P253">Tampilkan alur berpikir</text:p>
          <text:section text:style-name="Sect2" text:name="model-response-message-contentr_4dc58ab371f646e9">
            <text:p text:style-name="Text_20_body"><text:span text:style-name="T1">Baik, saya lanjutkan dengan prompt untuk </text:span><text:span text:style-name="Strong_20_Emphasis"><text:span text:style-name="T1">Subbab 7.4</text:span></text:span><text:span text:style-name="T1">:</text:span></text:p>
            <text:p text:style-name="Text_20_body"><text:span text:style-name="Strong_20_Emphasis"><text:span text:style-name="T1">Prompt:</text:span></text:span><text:span text:style-name="T1"> "Tulis pembahasan mendalam mengenai peran platform Google (terutama YouTube dan Search) dalam penyebaran misinformasi, disinformasi, ujaran kebencian, dan konten berbahaya lainnya, serta tantangan besar dalam moderasi konten. Jelaskan bagaimana skala platform ini dan sifat algoritmanya dapat secara tidak sengaja memperkuat penyebaran konten bermasalah. Berikan contoh dampak nyata dari masalah ini (misalnya, pada pemilu, kesehatan masyarakat selama pandemi, polarisasi sosial). Detailkan upaya dan kebijakan Google untuk mengatasi masalah ini per April 2025 (content guidelines, AI moderation, human reviewers, fact-checking partnerships) dan kritikan yang mereka hadapi (tuduhan bias, censorship, inconsistency, or doing too little/too much). Mention the impact on elections, public health, and social cohesion."</text:span></text:p>
            <text:p text:style-name="Text_20_body"><text:span text:style-name="Strong_20_Emphasis"><text:span text:style-name="T1">Jawaban (Isi untuk Subbab 7.4: Penyebaran Misinformasi dan Kontrol Konten):</text:span></text:span></text:p>
            <text:p text:style-name="Text_20_body"><text:span text:style-name="T1">Di era informasi instan, platform-platform Google seperti YouTube dan Search telah menjadi sumber berita dan pengetahuan utama bagi miliaran orang. Namun, kekuatan besar ini membawa serta tanggung jawab yang sangat berat dan tantangan yang luar biasa kompleks: bagaimana mengelola arus informasi agar bermanfaat, tanpa menjadi saluran utama penyebaran </text:span><text:span text:style-name="Strong_20_Emphasis"><text:span text:style-name="T1">misinformasi</text:span></text:span><text:span text:style-name="T1"> (informasi salah yang disebar tanpa niat jahat), </text:span><text:span text:style-name="Strong_20_Emphasis"><text:span text:style-name="T1">disinformasi</text:span></text:span><text:span text:style-name="T1"> (informasi salah yang sengaja disebar untuk menipu atau merusak), </text:span><text:span text:style-name="Strong_20_Emphasis"><text:span text:style-name="T1">ujaran kebencian</text:span></text:span><text:span text:style-name="T1">, propaganda ekstremis, teori konspirasi, dan berbagai bentuk konten berbahaya lainnya? Ini adalah salah satu dilema paling pelik yang dihadapi Google (dan semua platform digital besar) hingga hari ini, </text:span><text:span text:style-name="Strong_20_Emphasis"><text:span text:style-name="T1">Jumat, 18 April 2025, pukul 21:03 WIB</text:span></text:span><text:span text:style-name="T1">.</text:span></text:p>
            <text:p text:style-name="P116">Mengapa masalah ini begitu sulit diatasi di platform sebesar Google? Ada dua faktor utama:</text:p>
            <text:list xml:id="list1944701492615204336" text:style-name="L110">
              <text:list-item>
                <text:p text:style-name="P226"><text:span text:style-name="Strong_20_Emphasis"><text:span text:style-name="T1">Skala yang Tak Terbayangkan:</text:span></text:span><text:span text:style-name="T1"> Seperti disebutkan sebelumnya, ratusan jam video diunggah ke YouTube </text:span><text:span text:style-name="Emphasis"><text:span text:style-name="T1">setiap menit</text:span></text:span><text:span text:style-name="T1">. Volume konten yang harus dipantau di Search, YouTube, dan platform lain просто tidak mungkin </text:span><text:soft-page-break/><text:span text:style-name="T1">ditinjau secara manual satu per satu oleh manusia. </text:span></text:p>
              </text:list-item>
              <text:list-item>
                <text:p text:style-name="P94"><text:span text:style-name="Strong_20_Emphasis"><text:span text:style-name="T1">Sifat Algoritma Rekomendasi:</text:span></text:span><text:span text:style-name="T1"> Algoritma yang dirancang untuk memaksimalkan </text:span><text:span text:style-name="Emphasis"><text:span text:style-name="T1">engagement</text:span></text:span><text:span text:style-name="T1"> (waktu tonton, klik, interaksi) seringkali, secara tidak sengaja, dapat </text:span><text:span text:style-name="Strong_20_Emphasis"><text:span text:style-name="T1">memperkuat penyebaran konten yang sensasional, provokatif, atau ekstrem</text:span></text:span><text:span text:style-name="T1"> karena jenis konten ini cenderung memicu reaksi kuat dari pengguna. Ini bisa menciptakan 'efek bola salju' di mana konten bermasalah menjadi viral. </text:span></text:p>
              </text:list-item>
            </text:list>
            <text:p text:style-name="P116">Dampak nyata dari penyebaran konten bermasalah ini sangat serius dan terasa di seluruh dunia, termasuk di Indonesia:</text:p>
            <text:list xml:id="list122560867313923093" text:style-name="L111">
              <text:list-item>
                <text:p text:style-name="P227"><text:span text:style-name="Strong_20_Emphasis"><text:span text:style-name="T1">Gangguan pada Proses Demokrasi:</text:span></text:span><text:span text:style-name="T1"> Penyebaran hoaks dan disinformasi selama periode </text:span><text:span text:style-name="Strong_20_Emphasis"><text:span text:style-name="T1">pemilu</text:span></text:span><text:span text:style-name="T1"> dapat memanipulasi opini publik, mendelegitimasi hasil pemilu, dan memperkeruh suasana politik. </text:span></text:p>
              </text:list-item>
              <text:list-item>
                <text:p text:style-name="P227"><text:span text:style-name="Strong_20_Emphasis"><text:span text:style-name="T1">Ancaman terhadap Kesehatan Masyarakat:</text:span></text:span><text:span text:style-name="T1"> Kita melihatnya dengan jelas selama </text:span><text:span text:style-name="Strong_20_Emphasis"><text:span text:style-name="T1">pandemi COVID-19</text:span></text:span><text:span text:style-name="T1">, di mana misinformasi tentang vaksin atau pengobatan alternatif menyebar luas melalui platform online, membahayakan nyawa dan mempersulit upaya penanganan krisis kesehatan. </text:span></text:p>
              </text:list-item>
              <text:list-item>
                <text:p text:style-name="P95"><text:span text:style-name="Strong_20_Emphasis"><text:span text:style-name="T1">Memperdalam Polarisasi Sosial:</text:span></text:span><text:span text:style-name="T1"> Konten yang memecah belah, ujaran kebencian terhadap kelompok minoritas (berdasarkan agama, etnis, dll.), dan teori konspirasi dapat merusak kohesi sosial dan memicu konflik horizontal. </text:span></text:p>
              </text:list-item>
            </text:list>
            <text:p text:style-name="Text_20_body"><text:span text:style-name="T1">Menyadari tanggung jawabnya (dan juga tekanan dari publik serta pemerintah), Google telah menerapkan pendekatan berlapis untuk </text:span><text:span text:style-name="Strong_20_Emphasis"><text:span text:style-name="T1">moderasi konten</text:span></text:span><text:span text:style-name="T1"> per April 2025:</text:span></text:p>
            <text:list xml:id="list2659220476015614003" text:style-name="L112">
              <text:list-item>
                <text:p text:style-name="P228"><text:span text:style-name="Strong_20_Emphasis"><text:span text:style-name="T1">Pedoman Komunitas &amp; Kebijakan Konten:</text:span></text:span><text:span text:style-name="T1"> Menetapkan aturan yang jelas tentang jenis konten apa saja yang dilarang (misalnya, kekerasan eksplisit, ujaran kebencian, pelecehan, misinformasi berbahaya tertentu). </text:span></text:p>
              </text:list-item>
              <text:list-item>
                <text:p text:style-name="P228"><text:span text:style-name="Strong_20_Emphasis"><text:span text:style-name="T1">Moderasi Berbasis AI:</text:span></text:span><text:span text:style-name="T1"> Menggunakan </text:span><text:span text:style-name="Emphasis"><text:span text:style-name="T1">machine learning</text:span></text:span><text:span text:style-name="T1"> untuk secara otomatis mendeteksi dan seringkali langsung menghapus jutaan konten yang melanggar kebijakan dalam skala besar (misalnya, spam, konten teroris, atau pornografi anak). </text:span></text:p>
              </text:list-item>
              <text:list-item>
                <text:p text:style-name="P228"><text:span text:style-name="Strong_20_Emphasis"><text:span text:style-name="T1">Peninjau Manusia (Human Reviewers):</text:span></text:span><text:span text:style-name="T1"> Mempekerjakan puluhan ribu moderator manusia di seluruh dunia untuk meninjau konten yang ditandai oleh AI atau dilaporkan oleh pengguna, menangani kasus-kasus yang membutuhkan nuansa atau konteks (termasuk konteks lokal di Indonesia), dan melatih sistem AI. </text:span></text:p>
              </text:list-item>
              <text:list-item>
                <text:p text:style-name="P228"><text:soft-page-break/><text:span text:style-name="Strong_20_Emphasis"><text:span text:style-name="T1">Mengurangi Jangkauan (Reduce Reach):</text:span></text:span><text:span text:style-name="T1"> Untuk konten yang berada di 'area abu-abu' (tidak secara eksplisit melanggar aturan tetapi berkualitas rendah, menyesatkan, atau sensasional), Google/YouTube seringkali tidak menghapusnya tetapi </text:span><text:span text:style-name="Strong_20_Emphasis"><text:span text:style-name="T1">mengurangi rekomendasinya</text:span></text:span><text:span text:style-name="T1"> oleh algoritma agar tidak mudah menyebar luas. </text:span></text:p>
              </text:list-item>
              <text:list-item>
                <text:p text:style-name="P228"><text:span text:style-name="Strong_20_Emphasis"><text:span text:style-name="T1">Meningkatkan Sumber Otoritatif (Raise Authority):</text:span></text:span><text:span text:style-name="T1"> Secara proaktif menampilkan informasi dari sumber tepercaya (seperti organisasi berita terkemuka, lembaga kesehatan seperti Kemenkes RI atau WHO) untuk topik-topik sensitif seperti kesehatan atau berita penting. </text:span></text:p>
              </text:list-item>
              <text:list-item>
                <text:p text:style-name="P96"><text:span text:style-name="Strong_20_Emphasis"><text:span text:style-name="T1">Kemitraan Pemeriksa Fakta &amp; Label Informasi:</text:span></text:span><text:span text:style-name="T1"> Bekerja sama dengan organisasi pemeriksa fakta independen (fact-checkers) dan menambahkan label atau panel informasi pada video atau hasil pencarian yang berisi klaim yang diragukan kebenarannya. </text:span></text:p>
              </text:list-item>
            </text:list>
            <text:p text:style-name="Text_20_body"><text:span text:style-name="T1">Meskipun demikian, upaya moderasi Google terus menerus menuai </text:span><text:span text:style-name="Strong_20_Emphasis"><text:span text:style-name="T1">kritik tajam dari berbagai arah</text:span></text:span><text:span text:style-name="T1">:</text:span></text:p>
            <text:list xml:id="list5276481277066123692" text:style-name="L113">
              <text:list-item>
                <text:p text:style-name="P229"><text:span text:style-name="Strong_20_Emphasis"><text:span text:style-name="T1">Dituduh Tidak Berbuat Cukup:</text:span></text:span><text:span text:style-name="T1"> Banyak aktivis, peneliti, dan korban ujaran kebencian merasa Google masih terlalu lambat bertindak, kebijakannya terlalu permisif, dan algoritmanya masih berkontribusi pada penyebaran konten berbahaya. </text:span></text:p>
              </text:list-item>
              <text:list-item>
                <text:p text:style-name="P229"><text:span text:style-name="Strong_20_Emphasis"><text:span text:style-name="T1">Dituduh Melakukan Sensor dan Bias:</text:span></text:span><text:span text:style-name="T1"> Sebaliknya, pihak lain (seringkali dari kelompok politik atau ideologi tertentu) menuduh Google melakukan sensor yang tidak adil, menerapkan kebijakannya secara tidak konsisten, dan memiliki bias politik dalam menentukan konten apa yang dihapus atau dikurangi jangkauannya. </text:span></text:p>
              </text:list-item>
              <text:list-item>
                <text:p text:style-name="P97"><text:span text:style-name="Strong_20_Emphasis"><text:span text:style-name="T1">Tantangan Kontekstual:</text:span></text:span><text:span text:style-name="T1"> Menerapkan kebijakan global secara efektif dalam ribuan bahasa dan konteks budaya yang berbeda (termasuk memahami slang, sindiran, atau isu lokal spesifik di Indonesia) adalah tantangan yang luar biasa. </text:span></text:p>
              </text:list-item>
            </text:list>
            <text:p text:style-name="P116">Menemukan keseimbangan yang tepat antara melindungi kebebasan berekspresi dan mencegah penyalahgunaan platform untuk menyebarkan kebencian atau kebohongan tetap menjadi salah satu perjuangan paling sulit dan paling penting bagi Google di era informasi yang kompleks ini.</text:p>
            <text:p text:style-name="P2"/>
            <text:p text:style-name="P116">Saya akan menunggu perintah "YAX" dari Anda sebelum melanjutkan ke prompt berikutnya (Subbab 7.5 - Etika Kecerdasan Buatan).</text:p>
          </text:section>
          <text:section text:style-name="Sect1" text:name="feedback-form-71">
            <text:p text:style-name="P253"><text:soft-page-break/></text:p>
          </text:section>
        </text:section>
        <text:section text:style-name="Sect1" text:name="66ec0e2560a450b7">
          <text:p text:style-name="P116"/>
          <text:section text:style-name="Sect1" text:name="user-query-content-72">
            <text:p text:style-name="P273">yax </text:p>
          </text:section>
          <text:p text:style-name="P253">Tampilkan alur berpikir</text:p>
          <text:section text:style-name="Sect2" text:name="model-response-message-contentr_66ec0e2560a450b7">
            <text:p text:style-name="Text_20_body"><text:span text:style-name="T1">Baik, saya lanjutkan dengan prompt untuk </text:span><text:span text:style-name="Strong_20_Emphasis"><text:span text:style-name="T1">Subbab 7.5</text:span></text:span><text:span text:style-name="T1">:</text:span></text:p>
            <text:p text:style-name="Text_20_body"><text:span text:style-name="Strong_20_Emphasis"><text:span text:style-name="T1">Prompt:</text:span></text:span><text:span text:style-name="T1"> "Tulis pembahasan mendalam yang fokus pada tantangan etika spesifik yang muncul seiring dengan kepemimpinan Google dalam pengembangan dan penerapan Kecerdasan Buatan (AI). Elaborasi isu-isu etis utama yang dihadapi Google per April 2025, terutama dengan makin kuatnya AI generatif:</text:span></text:p>
            <text:list xml:id="list8514799437151674426" text:style-name="L114">
              <text:list-item>
                <text:p text:style-name="P230"><text:span text:style-name="Strong_20_Emphasis"><text:span text:style-name="T1">Bias Algoritma:</text:span></text:span><text:span text:style-name="T1"> Bagaimana bias dalam training data atau algoritma dapat lead to unfair or discriminatory outcomes (e.g., in facial recognition, hiring tools, ad targeting). </text:span></text:p>
              </text:list-item>
              <text:list-item>
                <text:p text:style-name="P230"><text:span text:style-name="Strong_20_Emphasis"><text:span text:style-name="T1">Transparency &amp; Explainability:</text:span></text:span><text:span text:style-name="T1"> The 'black box' problem – difficulty in understanding how complex AI models make decisions. </text:span></text:p>
              </text:list-item>
              <text:list-item>
                <text:p text:style-name="P230"><text:span text:style-name="Strong_20_Emphasis"><text:span text:style-name="T1">Accountability:</text:span></text:span><text:span text:style-name="T1"> Who is responsible when AI systems cause harm? </text:span></text:p>
              </text:list-item>
              <text:list-item>
                <text:p text:style-name="P230"><text:span text:style-name="Strong_20_Emphasis"><text:span text:style-name="T1">Job Displacement:</text:span></text:span><text:span text:style-name="T1"> Potential impact of AI automation on the workforce. </text:span></text:p>
              </text:list-item>
              <text:list-item>
                <text:p text:style-name="P230"><text:span text:style-name="Strong_20_Emphasis"><text:span text:style-name="T1">AI Safety &amp; Control:</text:span></text:span><text:span text:style-name="T1"> Concerns about superintelligence or misuse of powerful AI (relevant for DeepMind's work). </text:span></text:p>
              </text:list-item>
              <text:list-item>
                <text:p text:style-name="P98"><text:span text:style-name="Strong_20_Emphasis"><text:span text:style-name="T1">Isu Hak Cipta dan Kekayaan Intelektual:</text:span></text:span><text:span text:style-name="T1"> Terkait konten yang dihasilkan oleh AI generatif dan data yang digunakan untuk melatihnya. Sebutkan Google's published AI Principles dan upaya berkelanjutan perusahaan dalam penelitian dan pengembangan AI yang bertanggung jawab (Responsible AI). Diskusikan juga kritik dan perdebatan internal/eksternal mengenai komitmen dan praktik etika AI Google." </text:span></text:p>
              </text:list-item>
            </text:list>
            <text:p text:style-name="Text_20_body"><text:span text:style-name="Strong_20_Emphasis"><text:span text:style-name="T1">Jawaban (Isi untuk Subbab 7.5: Etika Kecerdasan Buatan: Bias Algoritma dan Pengambilan Keputusan):</text:span></text:span></text:p>
            <text:p text:style-name="Text_20_body"><text:span text:style-name="T1">Kepemimpinan Google dalam revolusi Kecerdasan Buatan (AI), terutama dengan kemunculan model-model generatif yang sangat kuat seperti Gemini, tidak hanya membuka peluang inovasi yang luar biasa tetapi juga menghadirkan serangkaian </text:span><text:span text:style-name="Strong_20_Emphasis"><text:span text:style-name="T1">tantangan etika yang sangat kompleks dan mendesak</text:span></text:span><text:span text:style-name="T1">. Mengembangkan dan menerapkan teknologi sekuat AI membawa serta tanggung jawab besar untuk memastikan penggunaannya selaras dengan nilai-nilai kemanusiaan dan tidak menimbulkan kerugian. Pada </text:span><text:span text:style-name="Strong_20_Emphasis"><text:span text:style-name="T1">Jumat, 18 April 2025, pukul 21:04 WIB</text:span></text:span><text:span text:style-name="T1"> ini, Google (dan seluruh industri AI) sedang bergulat </text:span><text:soft-page-break/><text:span text:style-name="T1">dengan isu-isu etis krusial berikut:</text:span></text:p>
            <text:list xml:id="list6179125553125910393" text:style-name="L115">
              <text:list-item>
                <text:p text:style-name="P231"><text:span text:style-name="Strong_20_Emphasis"><text:span text:style-name="T1">Bias Algoritma dan Keadilan:</text:span></text:span><text:span text:style-name="T1"> Sistem AI belajar dari data. Jika data pelatihan mencerminkan bias dan ketidakadilan yang ada di masyarakat (misalnya, bias rasial, gender, atau sosial ekonomi), maka AI berisiko </text:span><text:span text:style-name="Strong_20_Emphasis"><text:span text:style-name="T1">mempelajari dan bahkan memperkuat bias tersebut</text:span></text:span><text:span text:style-name="T1">. Contohnya bisa berupa sistem pengenalan wajah yang kurang akurat untuk kelompok etnis tertentu, algoritma rekrutmen yang secara tidak sengaja mendiskriminasi kandidat perempuan, atau penargetan iklan yang mengeksklusi kelompok tertentu dari peluang ekonomi. Memastikan keadilan dan memitigasi bias dalam sistem AI yang digunakan secara global, termasuk yang berpotensi diterapkan di Indonesia, adalah tantangan teknis dan sosial yang sangat sulit. </text:span></text:p>
              </text:list-item>
              <text:list-item>
                <text:p text:style-name="P231"><text:span text:style-name="Strong_20_Emphasis"><text:span text:style-name="T1">Transparansi dan Eksplikabilitas ('Masalah Kotak Hitam'):</text:span></text:span><text:span text:style-name="T1"> Banyak model AI modern, terutama </text:span><text:span text:style-name="Emphasis"><text:span text:style-name="T1">deep learning</text:span></text:span><text:span text:style-name="T1">, bekerja seperti 'kotak hitam' (</text:span><text:span text:style-name="Emphasis"><text:span text:style-name="T1">black box</text:span></text:span><text:span text:style-name="T1">). Kita bisa melihat input dan outputnya, tetapi seringkali sangat sulit untuk memahami </text:span><text:span text:style-name="Emphasis"><text:span text:style-name="T1">mengapa</text:span></text:span><text:span text:style-name="T1"> AI membuat keputusan atau prediksi tertentu. Kurangnya transparansi ini menjadi masalah serius untuk akuntabilitas, debugging (memperbaiki kesalahan), membangun kepercayaan pengguna, dan memastikan tidak ada logika tersembunyi yang berbahaya. </text:span></text:p>
              </text:list-item>
              <text:list-item>
                <text:p text:style-name="P231"><text:span text:style-name="Strong_20_Emphasis"><text:span text:style-name="T1">Akuntabilitas:</text:span></text:span><text:span text:style-name="T1"> Jika sebuah sistem AI (misalnya, mobil otonom Waymo yang menyebabkan kecelakaan, atau AI medis yang salah diagnosis) menyebabkan kerugian atau bahaya, </text:span><text:span text:style-name="Strong_20_Emphasis"><text:span text:style-name="T1">siapa yang bertanggung jawab?</text:span></text:span><text:span text:style-name="T1"> Pengembangnya? Perusahaan yang menerapkannya? Penggunanya? Atau AI itu sendiri? Kerangka hukum dan etika untuk akuntabilitas AI masih dalam tahap pengembangan awal di seluruh dunia. </text:span></text:p>
              </text:list-item>
              <text:list-item>
                <text:p text:style-name="P231"><text:span text:style-name="Strong_20_Emphasis"><text:span text:style-name="T1">Dampak pada Pekerjaan:</text:span></text:span><text:span text:style-name="T1"> Kekhawatiran tentang AI yang mengotomatisasi tugas-tugas yang saat ini dilakukan manusia semakin meningkat. Meskipun AI juga menciptakan pekerjaan baru, ada potensi </text:span><text:span text:style-name="Strong_20_Emphasis"><text:span text:style-name="T1">disrupsi signifikan di pasar tenaga kerja</text:span></text:span><text:span text:style-name="T1"> secara global, termasuk di Indonesia, yang memerlukan upaya adaptasi, pelatihan ulang (reskilling), dan kebijakan sosial yang proaktif. </text:span></text:p>
              </text:list-item>
              <text:list-item>
                <text:p text:style-name="P231"><text:span text:style-name="Strong_20_Emphasis"><text:span text:style-name="T1">Keamanan dan Pengendalian AI (AI Safety):</text:span></text:span><text:span text:style-name="T1"> Seiring kemampuan AI yang semakin canggih, muncul kekhawatiran tentang potensi </text:span><text:span text:style-name="Strong_20_Emphasis"><text:span text:style-name="T1">penyalahgunaannya</text:span></text:span><text:span text:style-name="T1"> oleh aktor jahat (untuk membuat disinformasi massal, senjata otonom, serangan siber canggih). Selain itu, ada juga perdebatan jangka panjang (terutama relevan dengan misi AGI Google </text:span><text:soft-page-break/><text:span text:style-name="T1">DeepMind) tentang bagaimana memastikan bahwa AI super cerdas di masa depan tetap selaras dengan nilai-nilai kemanusiaan dan dapat dikendalikan. </text:span></text:p>
              </text:list-item>
              <text:list-item>
                <text:p text:style-name="P99"><text:span text:style-name="Strong_20_Emphasis"><text:span text:style-name="T1">Isu Hak Cipta &amp; Kekayaan Intelektual (Baru dengan Gen AI):</text:span></text:span><text:span text:style-name="T1"> Ledakan AI generatif memicu perdebatan hukum dan etika yang sengit: Apakah etis dan legal menggunakan karya-karya berhak cipta (teks, gambar, musik) dari internet sebagai data pelatihan tanpa izin atau kompensasi? Siapa yang memiliki hak cipta atas konten (artikel, gambar, kode) yang dihasilkan oleh AI? Pertanyaan ini masih mencari jawaban di pengadilan dan parlemen di seluruh dunia. </text:span></text:p>
              </text:list-item>
            </text:list>
            <text:p text:style-name="Text_20_body"><text:span text:style-name="T1">Menyadari tanggung jawab ini, Google pada tahun 2018 menerbitkan </text:span><text:span text:style-name="Strong_20_Emphasis"><text:span text:style-name="T1">Prinsip-prinsip AI (Google AI Principles)</text:span></text:span><text:span text:style-name="T1"> sebagai panduan etis internalnya. Prinsip-prinsip ini mencakup komitmen untuk membangun AI yang [1] Bermanfaat secara sosial, [2] Menghindari terciptanya atau diperkuatnya bias yang tidak adil, [3] Dibangun dan diuji untuk keamanan, [4] Akuntabel kepada orang-orang, [5] Menggabungkan prinsip-prinsip desain privasi, [6] Menjunjung tinggi standar keunggulan ilmiah, dan [7] Tersedia untuk penggunaan yang sesuai dengan prinsip-prinsip ini (dengan beberapa area aplikasi yang secara eksplisit dilarang, seperti senjata). Google juga banyak berinvestasi dalam tim dan riset </text:span><text:span text:style-name="Strong_20_Emphasis"><text:span text:style-name="T1">AI yang Bertanggung Jawab (Responsible AI)</text:span></text:span><text:span text:style-name="T1"> untuk mencoba menerapkan prinsip-prinsip ini dalam praktik.</text:span></text:p>
            <text:p text:style-name="Text_20_body"><text:span text:style-name="T1">Namun, menyatakan prinsip tidak secara otomatis menyelesaikan dilema etika yang kompleks. Google terus menghadapi </text:span><text:span text:style-name="Strong_20_Emphasis"><text:span text:style-name="T1">kritik dan perdebatan</text:span></text:span><text:span text:style-name="T1">, baik dari luar maupun kadang dari dalam perusahaan sendiri, mengenai apakah komitmen etisnya benar-benar diutamakan ketika berhadapan dengan kepentingan bisnis atau tekanan kompetitif. Beberapa insiden di masa lalu terkait penanganan peneliti etika AI internal juga sempat menimbulkan pertanyaan publik. Menavigasi lanskap etika AI yang terus berkembang ini, di mana taruhannya sangat tinggi bagi individu dan masyarakat, tetap menjadi salah satu tantangan paling krusial dan diawasi ketat bagi Google/Alphabet saat ini.</text:span></text:p>
            <text:p text:style-name="P2"/>
            <text:p text:style-name="P116">Saya akan menunggu perintah "YAX" dari Anda sebelum melanjutkan ke prompt berikutnya (Subbab 7.6 - Pengaruh terhadap Budaya dan Masyarakat).</text:p>
          </text:section>
          <text:section text:style-name="Sect1" text:name="feedback-form-72">
            <text:p text:style-name="P253"/>
          </text:section>
        </text:section>
        <text:section text:style-name="Sect1" text:name="8d82046d77cb5ffd">
          <text:p text:style-name="P116"/>
          <text:section text:style-name="Sect1" text:name="user-query-content-73">
            <text:p text:style-name="P273"><text:soft-page-break/>yax </text:p>
          </text:section>
          <text:p text:style-name="P253">Tampilkan alur berpikir</text:p>
          <text:section text:style-name="Sect2" text:name="model-response-message-contentr_8d82046d77cb5ffd">
            <text:p text:style-name="Text_20_body"><text:span text:style-name="T1">Baik, saya lanjutkan dengan prompt untuk </text:span><text:span text:style-name="Strong_20_Emphasis"><text:span text:style-name="T1">Subbab 7.6</text:span></text:span><text:span text:style-name="T1">, bagian terakhir dari Bab 7:</text:span></text:p>
            <text:p text:style-name="Text_20_body"><text:span text:style-name="Strong_20_Emphasis"><text:span text:style-name="T1">Prompt:</text:span></text:span><text:span text:style-name="T1"> "Tulis pembahasan mendalam yang mengeksplorasi dampak Google/Alphabet yang lebih luas dan seringkali lebih subtil pada lanskap budaya dan sosial. Analisis beberapa pengaruh utama berikut per April 2025:</text:span></text:p>
            <text:list xml:id="list1234072142543357687" text:style-name="L116">
              <text:list-item>
                <text:p text:style-name="P232"><text:span text:style-name="Strong_20_Emphasis"><text:span text:style-name="T1">Filter Bubbles &amp; Echo Chambers:</text:span></text:span><text:span text:style-name="T1"> Bagaimana personalisasi algoritma mungkin limit exposure to diverse perspectives. </text:span></text:p>
              </text:list-item>
              <text:list-item>
                <text:p text:style-name="P232"><text:span text:style-name="Strong_20_Emphasis"><text:span text:style-name="T1">Impact on Media Industry:</text:span></text:span><text:span text:style-name="T1"> Google's role as a major traffic source and competitor for ad revenue, affecting journalism. </text:span></text:p>
              </text:list-item>
              <text:list-item>
                <text:p text:style-name="P232"><text:span text:style-name="Strong_20_Emphasis"><text:span text:style-name="T1">Dependence on Google Services:</text:span></text:span><text:span text:style-name="T1"> How reliant society has become on Google for basic functions (information, navigation, communication). </text:span></text:p>
              </text:list-item>
              <text:list-item>
                <text:p text:style-name="P232"><text:span text:style-name="Strong_20_Emphasis"><text:span text:style-name="T1">Shaping Language &amp; Thought:</text:span></text:span><text:span text:style-name="T1"> How search suggestions or autocomplete might influence queries and thinking. </text:span></text:p>
              </text:list-item>
              <text:list-item>
                <text:p text:style-name="P232"><text:span text:style-name="Strong_20_Emphasis"><text:span text:style-name="T1">Digital Divide:</text:span></text:span><text:span text:style-name="T1"> While providing access, does it exacerbate inequalities? </text:span></text:p>
              </text:list-item>
              <text:list-item>
                <text:p text:style-name="P100"><text:span text:style-name="Strong_20_Emphasis"><text:span text:style-name="T1">Cultural Homogenization vs. Diversity.</text:span></text:span><text:span text:style-name="T1">" </text:span></text:p>
              </text:list-item>
            </text:list>
            <text:p text:style-name="Text_20_body"><text:span text:style-name="Strong_20_Emphasis"><text:span text:style-name="T1">Jawaban (Isi untuk Subbab 7.6: Pengaruh terhadap Budaya dan Masyarakat):</text:span></text:span></text:p>
            <text:p text:style-name="Text_20_body"><text:span text:style-name="T1">Di luar isu-isu konkret seperti antitrust atau privasi data, keberadaan Google yang begitu meresap dalam kehidupan kita sehari-hari juga menimbulkan pengaruh yang lebih luas, lebih halus, namun tak kalah mendalam pada lanskap budaya dan struktur sosial kita. Dampak-dampak ini seringkali sulit diukur tetapi sangat nyata terasa, termasuk dalam konteks masyarakat Indonesia pada </text:span><text:span text:style-name="Strong_20_Emphasis"><text:span text:style-name="T1">Jumat, 18 April 2025, pukul 21:05 WIB</text:span></text:span><text:span text:style-name="T1">:</text:span></text:p>
            <text:list xml:id="list6401657120029432879" text:style-name="L117">
              <text:list-item>
                <text:p text:style-name="P233"><text:span text:style-name="Strong_20_Emphasis"><text:span text:style-name="T1">Gelembung Filter &amp; Ruang Gema (Filter Bubbles &amp; Echo Chambers):</text:span></text:span><text:span text:style-name="T1"> Algoritma personalisasi yang menggerakkan Google Search, YouTube, dan Google Discover dirancang untuk menyajikan konten yang paling relevan dan menarik </text:span><text:span text:style-name="Emphasis"><text:span text:style-name="T1">bagi Anda</text:span></text:span><text:span text:style-name="T1">. Namun, efek sampingnya adalah kita mungkin semakin terkurung dalam 'gelembung' informasi yang hanya memperkuat keyakinan kita yang sudah ada dan mengurangi paparan terhadap sudut pandang atau informasi yang berbeda. Fenomena 'ruang gema' ini dikhawatirkan dapat memperdalam </text:span><text:span text:style-name="Strong_20_Emphasis"><text:span text:style-name="T1">polarisasi</text:span></text:span><text:span text:style-name="T1"> politik dan sosial, sebuah kekhawatiran yang sangat relevan di negara seberagam Indonesia. </text:span></text:p>
              </text:list-item>
              <text:list-item>
                <text:p text:style-name="P233"><text:soft-page-break/><text:span text:style-name="Strong_20_Emphasis"><text:span text:style-name="T1">Dampak pada Industri Media dan Jurnalisme:</text:span></text:span><text:span text:style-name="T1"> Google memainkan peran ganda yang kompleks bagi industri berita. Di satu sisi, Google Search dan Google News adalah sumber lalu lintas (traffic) yang sangat penting bagi situs-situs berita. Di sisi lain, Google (bersama Meta/Facebook) mendominasi pasar </text:span><text:span text:style-name="Strong_20_Emphasis"><text:span text:style-name="T1">iklan digital</text:span></text:span><text:span text:style-name="T1">, menyedot sebagian besar pendapatan yang dulunya menopang jurnalisme berkualitas. Banyak organisasi media, termasuk di Indonesia, berjuang untuk menemukan model bisnis yang berkelanjutan di era dominasi platform ini, menimbulkan pertanyaan tentang masa depan jurnalisme independen. </text:span></text:p>
              </text:list-item>
              <text:list-item>
                <text:p text:style-name="P233"><text:span text:style-name="Strong_20_Emphasis"><text:span text:style-name="T1">Ketergantungan Masyarakat pada Layanan Google:</text:span></text:span><text:span text:style-name="T1"> Seberapa sering dalam sehari kita 'bertanya pada Google', mencari arah di Google Maps, memeriksa Gmail, atau menggunakan aplikasi di ponsel Android? Kita telah menjadi </text:span><text:span text:style-name="Strong_20_Emphasis"><text:span text:style-name="T1">sangat bergantung</text:span></text:span><text:span text:style-name="T1"> pada layanan Google untuk fungsi-fungsi dasar dalam kehidupan modern. Meskipun layanan ini seringkali gratis dan sangat membantu, ketergantungan pada satu perusahaan swasta raksasa untuk infrastruktur informasi dan komunikasi fundamental ini menimbulkan pertanyaan tentang ketahanan (resilience) dan potensi risiko jika layanan tersebut terganggu atau kebijakannya berubah secara drastis. Ketergantungan ini sangat tinggi di negara 'mobile-first' seperti Indonesia. </text:span></text:p>
              </text:list-item>
              <text:list-item>
                <text:p text:style-name="P233"><text:span text:style-name="Strong_20_Emphasis"><text:span text:style-name="T1">Membentuk Bahasa dan Pola Pikir:</text:span></text:span><text:span text:style-name="T1"> Pernahkah Anda memperhatikan bagaimana fitur </text:span><text:span text:style-name="Strong_20_Emphasis"><text:span text:style-name="T1">saran pencarian (autocomplete)</text:span></text:span><text:span text:style-name="T1"> di Google seolah 'menebak' apa yang ingin Anda tanyakan, terkadang bahkan sebelum Anda selesai mengetik? Fitur ini, meskipun membantu, secara halus dapat </text:span><text:span text:style-name="Strong_20_Emphasis"><text:span text:style-name="T1">mengarahkan atau membingkai</text:span></text:span><text:span text:style-name="T1"> pertanyaan kita. Cara Google memeringkat dan menyajikan informasi (misalnya, melalui </text:span><text:span text:style-name="Emphasis"><text:span text:style-name="T1">featured snippets</text:span></text:span><text:span text:style-name="T1">) juga dapat memengaruhi persepsi kita tentang apa yang dianggap sebagai jawaban 'benar' atau informasi 'penting'. Dalam skala besar, ini berpotensi memengaruhi cara kita berpikir dan berbahasa tentang dunia. </text:span></text:p>
              </text:list-item>
              <text:list-item>
                <text:p text:style-name="P233"><text:span text:style-name="Strong_20_Emphasis"><text:span text:style-name="T1">Memperburuk Kesenjangan Digital (Digital Divide):</text:span></text:span><text:span text:style-name="T1"> Meskipun misi Google adalah membuat informasi dapat diakses secara universal, realitasnya akses terhadap teknologi itu sendiri tidak merata. Manfaat luar biasa dari layanan Google sebagian besar hanya dapat dinikmati oleh mereka yang memiliki akses terjangkau ke perangkat (smartphone/komputer) dan koneksi internet yang stabil—sebuah </text:span><text:soft-page-break/><text:span text:style-name="T1">kemewahan yang masih belum dimiliki oleh banyak komunitas di daerah pedesaan atau terpencil di Indonesia (jauh berbeda dengan kondisi di kota besar seperti Medan). Alih-alih menjembatani, teknologi terkadang justru dapat </text:span><text:span text:style-name="Strong_20_Emphasis"><text:span text:style-name="T1">memperlebar kesenjangan</text:span></text:span><text:span text:style-name="T1"> antara 'yang punya' dan 'yang tidak punya' akses digital. </text:span></text:p>
              </text:list-item>
              <text:list-item>
                <text:p text:style-name="P101"><text:span text:style-name="Strong_20_Emphasis"><text:span text:style-name="T1">Homogenisasi Budaya vs. Keragaman Lokal:</text:span></text:span><text:span text:style-name="T1"> Platform global seperti YouTube memungkinkan kreator dari seluruh dunia (termasuk Indonesia) untuk menjangkau audiens internasional. Namun, di sisi lain, dominasi konten berbahasa Inggris atau tren global yang dipromosikan oleh algoritma dapat menimbulkan kekhawatiran tentang </text:span><text:span text:style-name="Strong_20_Emphasis"><text:span text:style-name="T1">homogenisasi budaya</text:span></text:span><text:span text:style-name="T1">—memudarnya keragaman ekspresi budaya, bahasa, dan konten lokal yang unik di tengah serbuan tren global. Menjaga kekayaan budaya Indonesia di era platform global adalah tantangan tersendiri. </text:span></text:p>
              </text:list-item>
            </text:list>
            <text:p text:style-name="P116">Pengaruh-pengaruh sosial dan budaya ini, yang seringkali terjadi secara perlahan dan di bawah permukaan, mungkin merupakan warisan Google yang paling bertahan lama dan paling kompleks. Mereka mengingatkan kita bahwa teknologi tidak pernah netral; ia selalu membentuk dan dibentuk oleh masyarakat tempat ia beroperasi, sebuah realitas yang terus kita hadapi bersama di era digital ini.</text:p>
            <text:p text:style-name="P2"/>
            <text:p text:style-name="Text_20_body"><text:span text:style-name="T1">Ini adalah akhir dari </text:span><text:span text:style-name="Strong_20_Emphasis"><text:span text:style-name="T1">Bab 7</text:span></text:span><text:span text:style-name="T1">. Saya akan menunggu perintah "YAX" dari Anda untuk melanjutkan ke </text:span><text:span text:style-name="Strong_20_Emphasis"><text:span text:style-name="T1">Bab 8 (Penutup): Google di Persimpangan Jalan</text:span></text:span><text:span text:style-name="T1">, dimulai dengan </text:span><text:span text:style-name="Strong_20_Emphasis"><text:span text:style-name="T1">Prompt untuk Pengantar Bab 8</text:span></text:span><text:span text:style-name="T1">.</text:span></text:p>
          </text:section>
          <text:section text:style-name="Sect1" text:name="feedback-form-73">
            <text:p text:style-name="P253"/>
          </text:section>
        </text:section>
        <text:section text:style-name="Sect1" text:name="e1d13179a32c5e26">
          <text:p text:style-name="P116"/>
          <text:section text:style-name="Sect1" text:name="user-query-content-74">
            <text:p text:style-name="P273">yax </text:p>
          </text:section>
          <text:p text:style-name="P253">Tampilkan alur berpikir</text:p>
          <text:section text:style-name="Sect2" text:name="model-response-message-contentr_e1d13179a32c5e26">
            <text:p text:style-name="Text_20_body"><text:span text:style-name="T1">Baik, kita masuk ke bab terakhir, </text:span><text:span text:style-name="Strong_20_Emphasis"><text:span text:style-name="T1">Bab 8 (Penutup): Google di Persimpangan Jalan</text:span></text:span><text:span text:style-name="T1">.</text:span></text:p>
            <text:p text:style-name="Text_20_body"><text:span text:style-name="Strong_20_Emphasis"><text:span text:style-name="T1">Prompt:</text:span></text:span><text:span text:style-name="T1"> "Tulis bagian pengantar untuk Bab 8 (Penutup) yang berjudul 'Penutup: Google di Persimpangan Jalan'. Awali dengan menandakan akhir dari perjalanan panjang menelusuri kisah Google/Alphabet yang telah disajikan dalam buku ini. Ciptakan nada reflektif. Sampaikan bahwa bab penutup ini bertujuan untuk [1] Merangkum evolusi luar biasa perusahaan, [2] Menegaskan kembali warisan dan dampaknya yang tak terhapuskan pada dunia digital, [3] </text:span><text:soft-page-break/><text:span text:style-name="T1">Mensintesis tantangan kritis dan peluang besar yang dihadapinya saat ini (April 2025), dan [4] Mengajukan pertanyaan-pertanyaan kunci tentang arah masa depannya. Janjikan sebuah kesimpulan yang mengikat berbagai utas diskusi dan meninggalkan pembaca dengan pemahaman mendalam tentang posisi unik Google di persimpangan teknologi dan masyarakat."</text:span></text:p>
            <text:p text:style-name="Text_20_body"><text:span text:style-name="Strong_20_Emphasis"><text:span text:style-name="T1">Jawaban (Isi untuk Pengantar Bab 8 (Penutup)):</text:span></text:span></text:p>
            <text:p text:style-name="P116">Kini kita tiba di penghujung perjalanan panjang kita menelusuri labirin Google dan Alphabet. Dari sebuah proyek riset yang lahir di lingkungan kampus, kita telah menyaksikan transformasinya menjadi salah satu kekuatan korporat dan teknologi paling dominan dalam sejarah peradaban manusia. Bab penutup ini adalah momen untuk berhenti sejenak, menarik napas, dan merenungkan kembali kisah luar biasa yang telah terbentang di hadapan kita.</text:p>
            <text:p text:style-name="Text_20_body"><text:span text:style-name="T1">Dengan nada yang lebih reflektif, bab terakhir ini memiliki beberapa tujuan kunci. </text:span><text:span text:style-name="Emphasis"><text:span text:style-name="T1">Pertama</text:span></text:span><text:span text:style-name="T1">, kita akan </text:span><text:span text:style-name="Strong_20_Emphasis"><text:span text:style-name="T1">merangkum kembali secara singkat</text:span></text:span><text:span text:style-name="T1"> benang merah evolusi Google/Alphabet—perjalanan dari idealisme garasi menuju kompleksitas konglomerat AI global. </text:span><text:span text:style-name="Emphasis"><text:span text:style-name="T1">Kedua</text:span></text:span><text:span text:style-name="T1">, kita akan </text:span><text:span text:style-name="Strong_20_Emphasis"><text:span text:style-name="T1">menegaskan kembali warisan dan dampak</text:span></text:span><text:span text:style-name="T1"> perusahaan ini yang begitu mendalam dan tak terhindarkan dalam membentuk dunia digital tempat kita semua hidup, bekerja, dan berkomunikasi. </text:span><text:span text:style-name="Emphasis"><text:span text:style-name="T1">Ketiga</text:span></text:span><text:span text:style-name="T1">, kita akan mencoba </text:span><text:span text:style-name="Strong_20_Emphasis"><text:span text:style-name="T1">mensintesis posisi Google/Alphabet pada saat ini</text:span></text:span><text:span text:style-name="T1">, </text:span><text:span text:style-name="Strong_20_Emphasis"><text:span text:style-name="T1">Jumat, 18 April 2025, pukul 21:07 WIB</text:span></text:span><text:span text:style-name="T1">: sebuah titik persimpangan jalan yang krusial, diapit oleh tantangan-tantangan regulasi, etika, dan persaingan yang sangat besar di satu sisi, namun juga peluang inovasi transformatif yang luar biasa di sisi lain, terutama di ranah AI. </text:span><text:span text:style-name="Emphasis"><text:span text:style-name="T1">Terakhir</text:span></text:span><text:span text:style-name="T1">, kita akan </text:span><text:span text:style-name="Strong_20_Emphasis"><text:span text:style-name="T1">mengajukan beberapa pertanyaan kunci</text:span></text:span><text:span text:style-name="T1">—pertanyaan yang mungkin belum memiliki jawaban pasti—tentang arah mana yang akan dipilih Google/Alphabet selanjutnya dan bagaimana pilihan tersebut akan membentuk masa depan kita bersama.</text:span></text:p>
            <text:p text:style-name="P116">Harapannya, bab penutup ini dapat mengikat berbagai utas diskusi yang telah kita jalin sepanjang buku—mulai dari teknologi dan strategi bisnis hingga budaya perusahaan, dampak sosial, dan kontroversi—untuk memberikan Anda pemahaman akhir yang lebih utuh dan mendalam. Mengapa memahami Google begitu penting? Karena kisahnya, dengan segala kompleksitasnya, adalah cerminan dari era digital itu sendiri, dan posisinya di persimpangan teknologi dan masyarakat saat ini akan sangat memengaruhi masa depan kita semua, di mana pun kita berada, termasuk di Medan, Sumatera Utara, Indonesia ini. Mari kita lakukan refleksi penutup ini bersama-sama.</text:p>
            <text:p text:style-name="P2"><text:soft-page-break/></text:p>
            <text:p text:style-name="Text_20_body"><text:span text:style-name="Strong_20_Emphasis"><text:span text:style-name="T1">(Tips Tambahan untuk bagian ini):</text:span></text:span></text:p>
            <text:list xml:id="list4774790417623348248" text:style-name="L118">
              <text:list-item>
                <text:p text:style-name="P234"><text:span text:style-name="Strong_20_Emphasis"><text:span text:style-name="T1">Memberikan Rasa Penyelesaian:</text:span></text:span><text:span text:style-name="T1"> Gunakan bahasa yang menandakan akhir perjalanan ("penghujung perjalanan", "bab penutup", "refleksi penutup") untuk memberikan rasa penyelesaian kepada pembaca. </text:span></text:p>
              </text:list-item>
              <text:list-item>
                <text:p text:style-name="P234"><text:span text:style-name="Strong_20_Emphasis"><text:span text:style-name="T1">Menegaskan Kembali Tujuan Bab:</text:span></text:span><text:span text:style-name="T1"> Menguraikan kembali tujuan bab penutup (merangkum, menegaskan warisan, mensintesis kondisi saat ini, bertanya tentang masa depan) membantu pembaca fokus pada poin-poin kunci yang akan disampaikan. </text:span></text:p>
              </text:list-item>
              <text:list-item>
                <text:p text:style-name="P102"><text:span text:style-name="Strong_20_Emphasis"><text:span text:style-name="T1">Menghubungkan Kembali ke Pembaca:</text:span></text:span><text:span text:style-name="T1"> Mengaitkan signifikansi Google dengan kehidupan pembaca ("masa depan kita bersama", "termasuk di Medan...") membuat kesimpulan terasa lebih personal dan berdampak. </text:span></text:p>
              </text:list-item>
            </text:list>
            <text:p text:style-name="P2"/>
            <text:p text:style-name="P116">Saya akan menunggu perintah "YAX" dari Anda sebelum melanjutkan ke prompt berikutnya (Subbab 8.1 - Rangkuman Perjalanan).</text:p>
          </text:section>
          <text:section text:style-name="Sect1" text:name="feedback-form-74">
            <text:p text:style-name="P253"/>
          </text:section>
        </text:section>
        <text:section text:style-name="Sect1" text:name="fba5baa6ca8d5ebb">
          <text:p text:style-name="P116"/>
          <text:section text:style-name="Sect1" text:name="user-query-content-75">
            <text:p text:style-name="P273">yax </text:p>
          </text:section>
          <text:p text:style-name="P253">Tampilkan alur berpikir</text:p>
          <text:section text:style-name="Sect2" text:name="model-response-message-contentr_fba5baa6ca8d5ebb">
            <text:p text:style-name="Text_20_body"><text:span text:style-name="T1">Baik, saya lanjutkan dengan prompt untuk </text:span><text:span text:style-name="Strong_20_Emphasis"><text:span text:style-name="T1">Subbab 8.1</text:span></text:span><text:span text:style-name="T1">:</text:span></text:p>
            <text:p text:style-name="Text_20_body"><text:span text:style-name="Strong_20_Emphasis"><text:span text:style-name="T1">Prompt:</text:span></text:span><text:span text:style-name="T1"> "Tulis ringkasan naratif singkat namun komprehensif yang merangkum kembali perjalanan epik Google/Alphabet dari awal hingga kondisinya per April 2025, seperti yang telah dibahas dalam buku ini. Sentuh secara ringkas fase-fase kunci:</text:span></text:p>
            <text:list xml:id="list494387203089554578" text:style-name="L119">
              <text:list-item>
                <text:p text:style-name="P235"><text:span text:style-name="Strong_20_Emphasis"><text:span text:style-name="T1">Awal Mula:</text:span></text:span><text:span text:style-name="T1"> Kelahiran dari proyek riset Stanford, idealisme awal, inovasi PageRank. </text:span></text:p>
              </text:list-item>
              <text:list-item>
                <text:p text:style-name="P235"><text:span text:style-name="Strong_20_Emphasis"><text:span text:style-name="T1">Pertumbuhan Eksponensial:</text:span></text:span><text:span text:style-name="T1"> IPO, model bisnis iklan (AdWords/AdSense), ekspansi produk awal (Gmail, Maps). </text:span></text:p>
              </text:list-item>
              <text:list-item>
                <text:p text:style-name="P235"><text:span text:style-name="Strong_20_Emphasis"><text:span text:style-name="T1">Dominasi Teknologi:</text:span></text:span><text:span text:style-name="T1"> Pembangunan pilar-pilar utama (Search, Android, Chrome, YouTube). </text:span></text:p>
              </text:list-item>
              <text:list-item>
                <text:p text:style-name="P235"><text:span text:style-name="Strong_20_Emphasis"><text:span text:style-name="T1">Eksperimen &amp; Kegagalan:</text:span></text:span><text:span text:style-name="T1"> Budaya 'moonshot', 'Google Graveyard'. </text:span></text:p>
              </text:list-item>
              <text:list-item>
                <text:p text:style-name="P235"><text:span text:style-name="Strong_20_Emphasis"><text:span text:style-name="T1">Era Alphabet:</text:span></text:span><text:span text:style-name="T1"> Restrukturisasi untuk mengelola ambisi yang lebih luas ('Other Bets'). </text:span></text:p>
              </text:list-item>
              <text:list-item>
                <text:p text:style-name="P235"><text:soft-page-break/><text:span text:style-name="Strong_20_Emphasis"><text:span text:style-name="T1">Pivot ke AI-First:</text:span></text:span><text:span text:style-name="T1"> Fokus strategis pada AI sebagai inti dari segalanya, kemajuan LLM (Gemini). </text:span></text:p>
              </text:list-item>
              <text:list-item>
                <text:p text:style-name="P103"><text:span text:style-name="Strong_20_Emphasis"><text:span text:style-name="T1">Kompleksitas &amp; Kontroversi:</text:span></text:span><text:span text:style-name="T1"> Menghadapi tantangan regulasi, privasi, dan dampak sosial. Tujuannya adalah untuk mengingatkan pembaca tentang skala transformasi yang telah terjadi." </text:span></text:p>
              </text:list-item>
            </text:list>
            <text:p text:style-name="Text_20_body"><text:span text:style-name="Strong_20_Emphasis"><text:span text:style-name="T1">Jawaban (Isi untuk Subbab 8.1: Rangkuman Perjalanan: Dari Garasi ke Konglomerat AI):</text:span></text:span></text:p>
            <text:p text:style-name="Text_20_body"><text:span text:style-name="T1">Perjalanan yang telah kita ikuti bersama dalam buku ini adalah sebuah epik modern tentang teknologi, ambisi, dan transformasi. Mari kita rangkum kembali secara singkat lintasan luar biasa Google/Alphabet dari awal mula hingga posisinya saat ini, </text:span><text:span text:style-name="Strong_20_Emphasis"><text:span text:style-name="T1">Sabtu, 19 April 2025, pukul 11:30 WIB</text:span></text:span><text:span text:style-name="T1">:</text:span></text:p>
            <text:list xml:id="list573877468424429221" text:style-name="L120">
              <text:list-item>
                <text:p text:style-name="P236"><text:span text:style-name="Strong_20_Emphasis"><text:span text:style-name="T1">Awal Mula yang Sederhana:</text:span></text:span><text:span text:style-name="T1"> Semua berawal dari </text:span><text:span text:style-name="Strong_20_Emphasis"><text:span text:style-name="T1">proyek riset dua mahasiswa PhD di Stanford</text:span></text:span><text:span text:style-name="T1">, Larry Page dan Sergey Brin, yang menghasilkan algoritma revolusioner </text:span><text:span text:style-name="Strong_20_Emphasis"><text:span text:style-name="T1">PageRank</text:span></text:span><text:span text:style-name="T1">. Dengan idealisme untuk "mengatur informasi dunia" dan semangat startup khas Silicon Valley, mereka memulai perusahaan dari sebuah garasi. </text:span></text:p>
              </text:list-item>
              <text:list-item>
                <text:p text:style-name="P236"><text:span text:style-name="Strong_20_Emphasis"><text:span text:style-name="T1">Ledakan Pertumbuhan:</text:span></text:span><text:span text:style-name="T1"> Google tidak hanya selamat dari </text:span><text:span text:style-name="Strong_20_Emphasis"><text:span text:style-name="T1">pecahnya gelembung dot-com</text:span></text:span><text:span text:style-name="T1">, tetapi juga melesat melalui </text:span><text:span text:style-name="Strong_20_Emphasis"><text:span text:style-name="T1">IPO fenomenal</text:span></text:span><text:span text:style-name="T1"> pada tahun 2004. Penemuan 'mesin uang' melalui </text:span><text:span text:style-name="Strong_20_Emphasis"><text:span text:style-name="T1">AdWords dan AdSense</text:span></text:span><text:span text:style-name="T1"> memberikan kekuatan finansial untuk ekspansi cepat, meluncurkan produk-produk awal yang sukses seperti </text:span><text:span text:style-name="Strong_20_Emphasis"><text:span text:style-name="T1">Gmail</text:span></text:span><text:span text:style-name="T1"> dan </text:span><text:span text:style-name="Strong_20_Emphasis"><text:span text:style-name="T1">Google Maps</text:span></text:span><text:span text:style-name="T1">, serta memulai langkahnya ke panggung global. </text:span></text:p>
              </text:list-item>
              <text:list-item>
                <text:p text:style-name="P236"><text:span text:style-name="Strong_20_Emphasis"><text:span text:style-name="T1">Membangun Pilar Dominasi:</text:span></text:span><text:span text:style-name="T1"> Dekade berikutnya menyaksikan Google membangun dan mengukuhkan dominasinya di berbagai area krusial: </text:span><text:span text:style-name="Strong_20_Emphasis"><text:span text:style-name="T1">Search</text:span></text:span><text:span text:style-name="T1"> yang tak tertandingi, </text:span><text:span text:style-name="Strong_20_Emphasis"><text:span text:style-name="T1">Android</text:span></text:span><text:span text:style-name="T1"> yang menguasai pasar sistem operasi mobile, </text:span><text:span text:style-name="Strong_20_Emphasis"><text:span text:style-name="T1">Chrome</text:span></text:span><text:span text:style-name="T1"> yang menjadi peramban web pilihan dunia, dan </text:span><text:span text:style-name="Strong_20_Emphasis"><text:span text:style-name="T1">YouTube</text:span></text:span><text:span text:style-name="T1"> yang berevolusi menjadi raksasa media video online setelah diakuisisi. </text:span></text:p>
              </text:list-item>
              <text:list-item>
                <text:p text:style-name="P236"><text:span text:style-name="Strong_20_Emphasis"><text:span text:style-name="T1">Berani Bereksperimen (dan Gagal):</text:span></text:span><text:span text:style-name="T1"> Di tengah kesuksesan, Google juga terus memupuk budaya </text:span><text:span text:style-name="Strong_20_Emphasis"><text:span text:style-name="T1">'moonshot'</text:span></text:span><text:span text:style-name="T1">, mencoba proyek-proyek ambisius yang berisiko tinggi. Tidak semuanya berhasil, melahirkan fenomena </text:span><text:span text:style-name="Strong_20_Emphasis"><text:span text:style-name="T1">'Google Graveyard'</text:span></text:span><text:span text:style-name="T1">, namun kegagalan ini menjadi bagian dari proses pembelajaran dan inovasi. </text:span></text:p>
              </text:list-item>
              <text:list-item>
                <text:p text:style-name="P236"><text:span text:style-name="Strong_20_Emphasis"><text:span text:style-name="T1">Menjadi Alphabet:</text:span></text:span><text:span text:style-name="T1"> Menyadari kompleksitas mengelola bisnis yang semakin beragam, Google melakukan </text:span><text:span text:style-name="Strong_20_Emphasis"><text:span text:style-name="T1">restrukturisasi besar pada 2015</text:span></text:span><text:span text:style-name="T1">, membentuk induk perusahaan </text:span><text:span text:style-name="Strong_20_Emphasis"><text:span text:style-name="T1">Alphabet Inc.</text:span></text:span><text:span text:style-name="T1"> untuk memisahkan bisnis </text:span><text:soft-page-break/><text:span text:style-name="T1">inti Google dari </text:span><text:span text:style-name="Strong_20_Emphasis"><text:span text:style-name="T1">'Other Bets'</text:span></text:span><text:span text:style-name="T1"> yang lebih bersifat jangka panjang dan eksperimental. </text:span></text:p>
              </text:list-item>
              <text:list-item>
                <text:p text:style-name="P236"><text:span text:style-name="Strong_20_Emphasis"><text:span text:style-name="T1">Era "AI-First":</text:span></text:span><text:span text:style-name="T1"> Beberapa tahun terakhir ditandai oleh </text:span><text:span text:style-name="Strong_20_Emphasis"><text:span text:style-name="T1">pivot strategis yang fundamental ke Kecerdasan Buatan (AI)</text:span></text:span><text:span text:style-name="T1">. AI kini menjadi inti pengembangan hampir semua produk, didorong oleh kemajuan model-model canggih seperti </text:span><text:span text:style-name="Strong_20_Emphasis"><text:span text:style-name="T1">Gemini</text:span></text:span><text:span text:style-name="T1"> dan ledakan </text:span><text:span text:style-name="Strong_20_Emphasis"><text:span text:style-name="T1">AI Generatif</text:span></text:span><text:span text:style-name="T1">. </text:span></text:p>
              </text:list-item>
              <text:list-item>
                <text:p text:style-name="P104"><text:span text:style-name="Strong_20_Emphasis"><text:span text:style-name="T1">Kompleksitas Kekuasaan:</text:span></text:span><text:span text:style-name="T1"> Perjalanan ini telah membawa Google/Alphabet ke puncak kekuasaan teknologi global, namun juga ke tengah pusaran </text:span><text:span text:style-name="Strong_20_Emphasis"><text:span text:style-name="T1">tantangan dan kontroversi</text:span></text:span><text:span text:style-name="T1"> yang belum pernah terjadi sebelumnya—mulai dari pertarungan antitrust, isu privasi data, dilema moderasi konten, hingga pertanyaan mendalam tentang etika AI dan dampak sosialnya. </text:span></text:p>
              </text:list-item>
            </text:list>
            <text:p text:style-name="P116">Dari dua orang di garasi menjadi konglomerat global bernilai triliunan dolar yang mempekerjakan ratusan ribu orang dan menyentuh kehidupan miliaran jiwa setiap hari—skala transformasi Google/Alphabet dalam kurun waktu kurang dari tiga dekade sungguh mencengangkan dan nyaris tak tertandingi dalam sejarah bisnis modern.</text:p>
            <text:p text:style-name="P2"/>
            <text:p text:style-name="P116">Saya akan menunggu perintah "YAX" dari Anda sebelum melanjutkan ke prompt berikutnya (Subbab 8.2 - Warisan yang Tak Terhindarkan).</text:p>
          </text:section>
          <text:section text:style-name="Sect1" text:name="feedback-form-75">
            <text:p text:style-name="P253"/>
          </text:section>
        </text:section>
        <text:section text:style-name="Sect1" text:name="184e0100f33838d0">
          <text:p text:style-name="P116"/>
          <text:section text:style-name="Sect1" text:name="user-query-content-76">
            <text:p text:style-name="P273">yax </text:p>
          </text:section>
          <text:p text:style-name="P253">Tampilkan alur berpikir</text:p>
          <text:section text:style-name="Sect2" text:name="model-response-message-contentr_184e0100f33838d0">
            <text:p text:style-name="Text_20_body"><text:span text:style-name="T1">Baik, saya lanjutkan dengan prompt untuk </text:span><text:span text:style-name="Strong_20_Emphasis"><text:span text:style-name="T1">Subbab 8.2</text:span></text:span><text:span text:style-name="T1">:</text:span></text:p>
            <text:p text:style-name="Text_20_body"><text:span text:style-name="Strong_20_Emphasis"><text:span text:style-name="T1">Prompt:</text:span></text:span><text:span text:style-name="T1"> "Tulis bagian reflektif mendalam yang membahas signifikansi historis dan warisan (legacy) Google/Alphabet hingga April 2025. Argumenkan mengapa Google lebih dari sekadar perusahaan teknologi biasa, melainkan sebuah kekuatan fundamental yang telah membentuk (dan terus membentuk) abad ke-21. Elaborasi dampaknya yang meresap dan tak terhindarkan pada:</text:span></text:p>
            <text:list xml:id="list5321475609909001025" text:style-name="L121">
              <text:list-item>
                <text:p text:style-name="P270">Cara manusia mengakses, mengelola, dan memahami informasi. </text:p>
              </text:list-item>
              <text:list-item>
                <text:p text:style-name="P270">Cara bisnis beroperasi, beriklan, dan menjangkau konsumen. </text:p>
              </text:list-item>
              <text:list-item>
                <text:p text:style-name="P270">Cara orang berkomunikasi, bekerja, bernavigasi, dan mencari hiburan. </text:p>
              </text:list-item>
              <text:list-item>
                <text:p text:style-name="P270">Infrastruktur dasar internet dan ekonomi digital. </text:p>
              </text:list-item>
              <text:list-item>
                <text:p text:style-name="P136"><text:soft-page-break/>Lanskap budaya global. Gunakan bahasa yang kuat untuk menegaskan kembali betapa sentralnya Google dalam tatanan dunia digital modern, baik positif maupun negatif." </text:p>
              </text:list-item>
            </text:list>
            <text:p text:style-name="Text_20_body"><text:span text:style-name="Strong_20_Emphasis"><text:span text:style-name="T1">Jawaban (Isi untuk Subbab 8.2: Warisan yang Tak Terhindarkan: Membentuk Abad Digital):</text:span></text:span></text:p>
            <text:p text:style-name="Text_20_body"><text:span text:style-name="T1">Melihat kembali perjalanan Google/Alphabet hingga titik ini, </text:span><text:span text:style-name="Strong_20_Emphasis"><text:span text:style-name="T1">Sabtu, 19 April 2025, pukul 11:32 WIB</text:span></text:span><text:span text:style-name="T1">, satu hal menjadi sangat jelas: warisannya jauh melampaui sekadar valuasi pasar triliunan dolar atau serangkaian produk populer. Google bukanlah sekadar perusahaan teknologi biasa; ia telah menjadi sebuah </text:span><text:span text:style-name="Strong_20_Emphasis"><text:span text:style-name="T1">kekuatan fundamental</text:span></text:span><text:span text:style-name="T1">, arsitek tak terlihat namun mahakuasa yang turut </text:span><text:span text:style-name="Strong_20_Emphasis"><text:span text:style-name="T1">membentuk cetak biru abad ke-21</text:span></text:span><text:span text:style-name="T1"> itu sendiri. Dampaknya begitu meresap dan tak terhindarkan, menyentuh hampir setiap aspek kehidupan modern kita:</text:span></text:p>
            <text:list xml:id="list3525805178223709022" text:style-name="L122">
              <text:list-item>
                <text:p text:style-name="P237"><text:span text:style-name="Strong_20_Emphasis"><text:span text:style-name="T1">Revolusi Akses Informasi:</text:span></text:span><text:span text:style-name="T1"> Google secara radikal mengubah </text:span><text:span text:style-name="Emphasis"><text:span text:style-name="T1">bagaimana</text:span></text:span><text:span text:style-name="T1"> kita mencari, menemukan, dan bahkan </text:span><text:span text:style-name="Emphasis"><text:span text:style-name="T1">memahami</text:span></text:span><text:span text:style-name="T1"> informasi. Ia mendemokratisasi akses pengetahuan dalam skala yang belum pernah terbayangkan, membuat perpustakaan dunia seolah berada di ujung jari miliaran orang, dari pusat kota metropolitan hingga (selama ada koneksi) pelosok desa. Cara seorang siswa di Medan melakukan riset, seorang dokter mencari jurnal medis terbaru, atau seorang ibu rumah tangga mencari resep masakan, semuanya telah bertransformasi secara fundamental karena Google Search dan layanan terkaitnya. </text:span></text:p>
              </text:list-item>
              <text:list-item>
                <text:p text:style-name="P237"><text:span text:style-name="Strong_20_Emphasis"><text:span text:style-name="T1">Mendefinisikan Ulang Bisnis dan Ekonomi:</text:span></text:span><text:span text:style-name="T1"> Google menulis ulang aturan main </text:span><text:span text:style-name="Strong_20_Emphasis"><text:span text:style-name="T1">periklanan</text:span></text:span><text:span text:style-name="T1">, menggeser dominasi media tradisional ke ranah digital yang terukur dan tertarget. Ia memberdayakan jutaan </text:span><text:span text:style-name="Strong_20_Emphasis"><text:span text:style-name="T1">bisnis kecil dan menengah (UKM)</text:span></text:span><text:span text:style-name="T1">, termasuk warung, toko, dan penyedia jasa di seluruh Indonesia, dengan alat untuk menjangkau pelanggan (Ads) dan ditemukan secara lokal (Maps). Platformnya (Play Store, YouTube) melahirkan </text:span><text:span text:style-name="Strong_20_Emphasis"><text:span text:style-name="T1">ekonomi baru</text:span></text:span><text:span text:style-name="T1"> bagi para kreator dan pengembang aplikasi. Infrastruktur </text:span><text:span text:style-name="Strong_20_Emphasis"><text:span text:style-name="T1">cloud</text:span></text:span><text:span text:style-name="T1">-nya (GCP) menjadi fondasi bagi banyak bisnis digital lainnya. </text:span></text:p>
              </text:list-item>
              <text:list-item>
                <text:p text:style-name="P237"><text:span text:style-name="Strong_20_Emphasis"><text:span text:style-name="T1">Menyatu dalam Kehidupan Sehari-hari:</text:span></text:span><text:span text:style-name="T1"> Sulit membayangkan rutinitas harian tanpa menyentuh ekosistem Google. Mulai dari memeriksa </text:span><text:span text:style-name="Strong_20_Emphasis"><text:span text:style-name="T1">Gmail</text:span></text:span><text:span text:style-name="T1"> saat bangun tidur, menggunakan </text:span><text:span text:style-name="Strong_20_Emphasis"><text:span text:style-name="T1">Google Maps</text:span></text:span><text:span text:style-name="T1"> untuk menavigasi kemacetan lalu lintas (seperti di kota Medan ini), berkolaborasi dengan rekan kerja melalui </text:span><text:span text:style-name="Strong_20_Emphasis"><text:span text:style-name="T1">Workspace</text:span></text:span><text:span text:style-name="T1">, mencari hiburan atau tutorial di </text:span><text:soft-page-break/><text:span text:style-name="Strong_20_Emphasis"><text:span text:style-name="T1">YouTube</text:span></text:span><text:span text:style-name="T1">, hingga perangkat </text:span><text:span text:style-name="Strong_20_Emphasis"><text:span text:style-name="T1">Android</text:span></text:span><text:span text:style-name="T1"> yang ada di saku sebagian besar dari kita. Google telah menjadi utilitas modern yang esensial, seringkali tak terlihat namun selalu ada. </text:span></text:p>
              </text:list-item>
              <text:list-item>
                <text:p text:style-name="P237"><text:span text:style-name="Strong_20_Emphasis"><text:span text:style-name="T1">Tulang Punggung Infrastruktur Digital:</text:span></text:span><text:span text:style-name="T1"> Di balik layar layanan yang kita nikmati, Google juga merupakan pemain kunci dalam membangun dan mengelola </text:span><text:span text:style-name="Strong_20_Emphasis"><text:span text:style-name="T1">infrastruktur fisik dan logis internet</text:span></text:span><text:span text:style-name="T1"> modern—mulai dari jaringan pusat data global yang masif, investasi dalam kabel serat optik bawah laut, hingga kontribusinya pada standar web (melalui Chrome) dan platform komputasi awan. Ia turut menjadi 'urat nadi' yang memungkinkan ekonomi digital berdenyut. </text:span></text:p>
              </text:list-item>
              <text:list-item>
                <text:p text:style-name="P105"><text:span text:style-name="Strong_20_Emphasis"><text:span text:style-name="T1">Pengaruh pada Lanskap Budaya Global:</text:span></text:span><text:span text:style-name="T1"> Melalui YouTube, Google menjadi panggung global utama bagi </text:span><text:span text:style-name="Strong_20_Emphasis"><text:span text:style-name="T1">tren budaya pop, musik, opini, dan bahkan bahasa</text:span></text:span><text:span text:style-name="T1"> (istilah 'googling' atau 'ngevlog'). Ia memfasilitasi penyebaran ide dan ekspresi kreatif lintas negara dengan kecepatan luar biasa, menciptakan fenomena budaya global, namun sekaligus memunculkan pertanyaan tentang potensi </text:span><text:span text:style-name="Strong_20_Emphasis"><text:span text:style-name="T1">homogenisasi budaya</text:span></text:span><text:span text:style-name="T1"> dan dampaknya terhadap keragaman ekspresi lokal yang kaya di tempat seperti Indonesia. </text:span></text:p>
              </text:list-item>
            </text:list>
            <text:p text:style-name="Text_20_body"><text:span text:style-name="T1">Singkatnya, Google/Alphabet telah menjadi lebih dari sekadar perusahaan. Ia adalah </text:span><text:span text:style-name="Strong_20_Emphasis"><text:span text:style-name="T1">bagian integral dari sistem operasi masyarakat modern</text:span></text:span><text:span text:style-name="T1">. Posisinya yang sentral ini memberikannya kekuatan yang luar biasa untuk membentuk arus informasi, ekonomi, dan budaya. Warisan ini, tentu saja, bersifat dualistik—penuh dengan pencapaian luar biasa yang telah memberdayakan miliaran orang, namun juga sarat dengan kontroversi mendalam dan tanggung jawab etis yang sangat besar, sebuah kenyataan yang akan terus membentuk perjalanannya ke depan.</text:span></text:p>
            <text:p text:style-name="P2"/>
            <text:p text:style-name="P116">Saya akan menunggu perintah "YAX" dari Anda sebelum melanjutkan ke prompt berikutnya (Subbab 8.3 - Persimpangan Jalan: Tantangan &amp; Peluang).</text:p>
          </text:section>
          <text:section text:style-name="Sect1" text:name="feedback-form-76">
            <text:p text:style-name="P253"/>
          </text:section>
        </text:section>
        <text:section text:style-name="Sect1" text:name="8fbe03d6aec8e4b0">
          <text:p text:style-name="P116"/>
          <text:section text:style-name="Sect1" text:name="user-query-content-77">
            <text:p text:style-name="P273">yax </text:p>
          </text:section>
          <text:p text:style-name="P253">Tampilkan alur berpikir</text:p>
          <text:section text:style-name="Sect2" text:name="model-response-message-contentr_8fbe03d6aec8e4b0">
            <text:p text:style-name="Text_20_body"><text:span text:style-name="T1">Baik, saya lanjutkan dengan prompt untuk </text:span><text:span text:style-name="Strong_20_Emphasis"><text:span text:style-name="T1">Subbab 8.3</text:span></text:span><text:span text:style-name="T1">:</text:span></text:p>
            <text:p text:style-name="Text_20_body"><text:soft-page-break/><text:span text:style-name="Strong_20_Emphasis"><text:span text:style-name="T1">Prompt:</text:span></text:span><text:span text:style-name="T1"> "Tulis analisis mendalam yang memposisikan Google/Alphabet pada 'persimpangan jalan' kritis per April 2025. Sintesiskan tantangan-tantangan paling signifikan yang dihadapinya (merujuk kembali ke Bab 7 dan diskusi lainnya):</text:span></text:p>
            <text:list xml:id="list827452601253573703" text:style-name="L123">
              <text:list-item>
                <text:p text:style-name="P238"><text:span text:style-name="Strong_20_Emphasis"><text:span text:style-name="T1">Tekanan Regulasi Global:</text:span></text:span><text:span text:style-name="T1"> Antitrust, privasi (GDPR, dll.), regulasi AI, moderasi konten. </text:span></text:p>
              </text:list-item>
              <text:list-item>
                <text:p text:style-name="P238"><text:span text:style-name="Strong_20_Emphasis"><text:span text:style-name="T1">Persaingan yang Memanas:</text:span></text:span><text:span text:style-name="T1"> Terutama di bidang AI (vs. Microsoft/OpenAI, Meta, dll.), Cloud (vs. AWS, Azure), dan potensi ancaman baru. </text:span></text:p>
              </text:list-item>
              <text:list-item>
                <text:p text:style-name="P238"><text:span text:style-name="Strong_20_Emphasis"><text:span text:style-name="T1">Menjaga Inovasi di Skala Besar:</text:span></text:span><text:span text:style-name="T1"> Tantangan birokrasi vs. kelincahan, mempertahankan budaya 'moonshot'. </text:span></text:p>
              </text:list-item>
              <text:list-item>
                <text:p text:style-name="P238"><text:span text:style-name="Strong_20_Emphasis"><text:span text:style-name="T1">Tantangan Etika AI &amp; Kepercayaan Publik:</text:span></text:span><text:span text:style-name="T1"> Bias, keamanan AI, isu privasi data yang berkelanjutan. </text:span></text:p>
              </text:list-item>
              <text:list-item>
                <text:p text:style-name="P238"><text:span text:style-name="Strong_20_Emphasis"><text:span text:style-name="T1">Kompleksitas Internal:</text:span></text:span><text:span text:style-name="T1"> Mengelola konglomerat Alphabet yang beragam. Kemudian, kontraskan tantangan ini dengan peluang besar yang masih terbuka lebar: </text:span></text:p>
              </text:list-item>
              <text:list-item>
                <text:p text:style-name="P238"><text:span text:style-name="Strong_20_Emphasis"><text:span text:style-name="T1">Kepemimpinan dalam AI:</text:span></text:span><text:span text:style-name="T1"> Memanfaatkan keunggulan riset (DeepMind) dan data untuk memenangkan perlombaan AI. </text:span></text:p>
              </text:list-item>
              <text:list-item>
                <text:p text:style-name="P238"><text:span text:style-name="Strong_20_Emphasis"><text:span text:style-name="T1">Pertumbuhan Berkelanjutan di Cloud:</text:span></text:span><text:span text:style-name="T1"> Merebut pangsa pasar enterprise yang lebih besar. </text:span></text:p>
              </text:list-item>
              <text:list-item>
                <text:p text:style-name="P238"><text:span text:style-name="Strong_20_Emphasis"><text:span text:style-name="T1">Potensi Komersialisasi 'Other Bets':</text:span></text:span><text:span text:style-name="T1"> Harapan dari Waymo, Verily, Wing, dll. </text:span></text:p>
              </text:list-item>
              <text:list-item>
                <text:p text:style-name="P106"><text:span text:style-name="Strong_20_Emphasis"><text:span text:style-name="T1">Ekosistem yang Kuat:</text:span></text:span><text:span text:style-name="T1"> Memanfaatkan integrasi antara hardware, software, dan layanan. Tekankan bahwa kemampuan Google untuk menavigasi tantangan sambil memanfaatkan peluang ini akan menentukan trajektorinya di masa depan." </text:span></text:p>
              </text:list-item>
            </text:list>
            <text:p text:style-name="Text_20_body"><text:span text:style-name="Strong_20_Emphasis"><text:span text:style-name="T1">Jawaban (Isi untuk Subbab 8.3: Persimpangan Jalan: Tantangan Kunci dan Peluang Masa Depan):</text:span></text:span></text:p>
            <text:p text:style-name="Text_20_body"><text:span text:style-name="T1">Setelah menelusuri sejarah panjang dan dampaknya yang luas, jelaslah bahwa Google/Alphabet pada saat ini, </text:span><text:span text:style-name="Strong_20_Emphasis"><text:span text:style-name="T1">Sabtu, 19 April 2025, pukul 11:33 WIB</text:span></text:span><text:span text:style-name="T1">, berdiri di sebuah </text:span><text:span text:style-name="Strong_20_Emphasis"><text:span text:style-name="T1">persimpangan jalan yang sangat krusial</text:span></text:span><text:span text:style-name="T1">. Di satu sisi, perusahaan ini menghadapi serangkaian tantangan paling berat dalam sejarahnya. Di sisi lain, peluang untuk terus tumbuh, berinovasi, dan membentuk masa depan masih terbuka lebar. Kemampuan manajemennya untuk menavigasi persimpangan ini akan sangat menentukan trajektori perusahaan di dekade mendatang.</text:span></text:p>
            <text:p text:style-name="Text_20_body"><text:soft-page-break/><text:span text:style-name="T1">Mari kita sintesiskan </text:span><text:span text:style-name="Strong_20_Emphasis"><text:span text:style-name="T1">tantangan-tantangan kunci</text:span></text:span><text:span text:style-name="T1"> yang membayangi Alphabet saat ini:</text:span></text:p>
            <text:list xml:id="list2792862406277594280" text:style-name="L124">
              <text:list-item>
                <text:p text:style-name="P239"><text:span text:style-name="Strong_20_Emphasis"><text:span text:style-name="T1">Badai Regulasi Global yang Makin Kencang:</text:span></text:span><text:span text:style-name="T1"> Tekanan dari regulator di seluruh dunia (AS, Uni Eropa, Inggris, Australia, dan berpotensi juga dari otoritas di negara seperti Indonesia) semakin intensif. Isu </text:span><text:span text:style-name="Strong_20_Emphasis"><text:span text:style-name="T1">antitrust</text:span></text:span><text:span text:style-name="T1"> di pasar Search, Ad Tech, Android, dan Play Store mengancam model bisnis intinya. Pengetatan aturan </text:span><text:span text:style-name="Strong_20_Emphasis"><text:span text:style-name="T1">privasi data</text:span></text:span><text:span text:style-name="T1"> (seperti GDPR dan UU PDP) membatasi kemampuannya mengumpulkan dan menggunakan data. Potensi </text:span><text:span text:style-name="Strong_20_Emphasis"><text:span text:style-name="T1">regulasi AI</text:span></text:span><text:span text:style-name="T1"> yang lebih ketat baru mulai terbentuk. Dan tuntutan untuk </text:span><text:span text:style-name="Strong_20_Emphasis"><text:span text:style-name="T1">moderasi konten</text:span></text:span><text:span text:style-name="T1"> yang lebih baik (dan lebih adil) tak pernah surut. Menavigasi lanskap hukum dan politik global yang kompleks ini menyedot sumber daya dan menghadirkan risiko bisnis yang signifikan. </text:span></text:p>
              </text:list-item>
              <text:list-item>
                <text:p text:style-name="P239"><text:span text:style-name="Strong_20_Emphasis"><text:span text:style-name="T1">Persaingan yang Semakin Memanas:</text:span></text:span><text:span text:style-name="T1"> Era dominasi yang relatif tanpa tantangan telah berakhir. Di medan perang </text:span><text:span text:style-name="Strong_20_Emphasis"><text:span text:style-name="T1">AI generatif</text:span></text:span><text:span text:style-name="T1">, Google menghadapi persaingan sengit dari </text:span><text:span text:style-name="Strong_20_Emphasis"><text:span text:style-name="T1">Microsoft/OpenAI</text:span></text:span><text:span text:style-name="T1">, </text:span><text:span text:style-name="Strong_20_Emphasis"><text:span text:style-name="T1">Meta</text:span></text:span><text:span text:style-name="T1">, </text:span><text:span text:style-name="Strong_20_Emphasis"><text:span text:style-name="T1">Anthropic</text:span></text:span><text:span text:style-name="T1">, dan pemain lainnya. Di pasar </text:span><text:span text:style-name="Strong_20_Emphasis"><text:span text:style-name="T1">Cloud</text:span></text:span><text:span text:style-name="T1">, mereka masih harus mengejar </text:span><text:span text:style-name="Strong_20_Emphasis"><text:span text:style-name="T1">AWS</text:span></text:span><text:span text:style-name="T1"> dan </text:span><text:span text:style-name="Strong_20_Emphasis"><text:span text:style-name="T1">Azure</text:span></text:span><text:span text:style-name="T1">. Ancaman </text:span><text:span text:style-name="Strong_20_Emphasis"><text:span text:style-name="T1">disrupsi</text:span></text:span><text:span text:style-name="T1"> dari startup baru atau teknologi tak terduga selalu ada. </text:span></text:p>
              </text:list-item>
              <text:list-item>
                <text:p text:style-name="P239"><text:span text:style-name="Strong_20_Emphasis"><text:span text:style-name="T1">Menjaga Mesin Inovasi Tetap Menyala di Skala Raksasa:</text:span></text:span><text:span text:style-name="T1"> Seiring perusahaan tumbuh menjadi raksasa birokrasi, mempertahankan </text:span><text:span text:style-name="Strong_20_Emphasis"><text:span text:style-name="T1">kelincahan</text:span></text:span><text:span text:style-name="T1">, </text:span><text:span text:style-name="Strong_20_Emphasis"><text:span text:style-name="T1">kecepatan pengambilan keputusan</text:span></text:span><text:span text:style-name="T1">, dan budaya </text:span><text:span text:style-name="Strong_20_Emphasis"><text:span text:style-name="T1">'moonshot'</text:span></text:span><text:span text:style-name="T1"> yang melahirkan inovasi radikal menjadi semakin sulit. Risiko menjadi lamban dan terlalu fokus pada bisnis yang sudah ada sangat nyata. </text:span></text:p>
              </text:list-item>
              <text:list-item>
                <text:p text:style-name="P239"><text:span text:style-name="Strong_20_Emphasis"><text:span text:style-name="T1">Krisis Kepercayaan Publik dan Dilema Etika:</text:span></text:span><text:span text:style-name="T1"> Isu </text:span><text:span text:style-name="Strong_20_Emphasis"><text:span text:style-name="T1">privasi data</text:span></text:span><text:span text:style-name="T1"> yang berkelanjutan, kekhawatiran tentang </text:span><text:span text:style-name="Strong_20_Emphasis"><text:span text:style-name="T1">bias algoritma</text:span></text:span><text:span text:style-name="T1">, </text:span><text:span text:style-name="Strong_20_Emphasis"><text:span text:style-name="T1">keamanan AI</text:span></text:span><text:span text:style-name="T1">, dan dampak sosial dari platformnya telah mengikis </text:span><text:span text:style-name="Strong_20_Emphasis"><text:span text:style-name="T1">kepercayaan publik</text:span></text:span><text:span text:style-name="T1"> pada tingkat tertentu. Membangun dan menerapkan AI secara etis sambil tetap kompetitif adalah dilema yang kompleks. </text:span></text:p>
              </text:list-item>
              <text:list-item>
                <text:p text:style-name="P107"><text:span text:style-name="Strong_20_Emphasis"><text:span text:style-name="T1">Kompleksitas Mengelola Konglomerat Alphabet:</text:span></text:span><text:span text:style-name="T1"> Mengawasi, mendanai, dan memastikan </text:span><text:span text:style-name="Strong_20_Emphasis"><text:span text:style-name="T1">sinergi</text:span></text:span><text:span text:style-name="T1"> antara bisnis inti Google yang masif dengan 'Other Bets' yang sangat beragam dan seringkali merugi adalah tugas manajerial yang luar biasa rumit. </text:span></text:p>
              </text:list-item>
            </text:list>
            <text:p text:style-name="Text_20_body"><text:span text:style-name="T1">Namun, di tengah badai tantangan ini, Alphabet masih memegang </text:span><text:span text:style-name="Strong_20_Emphasis"><text:span text:style-name="T1">peluang emas</text:span></text:span><text:span text:style-name="T1"> yang luar biasa besar:</text:span></text:p>
            <text:list xml:id="list2114263843040266983" text:style-name="L125">
              <text:list-item>
                <text:p text:style-name="P240"><text:span text:style-name="Strong_20_Emphasis"><text:span text:style-name="T1">Kepemimpinan Potensial di Era AI:</text:span></text:span><text:span text:style-name="T1"> Dengan talenta riset kelas dunia </text:span><text:soft-page-break/><text:span text:style-name="T1">(Google DeepMind), akses ke data masif, infrastruktur komputasi canggih, dan model fondasi seperti Gemini, Google memiliki semua aset untuk menjadi </text:span><text:span text:style-name="Strong_20_Emphasis"><text:span text:style-name="T1">pemimpin dalam revolusi AI</text:span></text:span><text:span text:style-name="T1">, mengintegrasikannya untuk menciptakan produk dan layanan generasi berikutnya yang tak tertandingi. </text:span></text:p>
              </text:list-item>
              <text:list-item>
                <text:p text:style-name="P240"><text:span text:style-name="Strong_20_Emphasis"><text:span text:style-name="T1">Momentum Pertumbuhan di Cloud:</text:span></text:span><text:span text:style-name="T1"> Pasar komputasi awan masih terus berkembang pesat, terutama di wilayah seperti Asia Tenggara termasuk Indonesia. Dengan kekuatan dalam data dan AI, </text:span><text:span text:style-name="Strong_20_Emphasis"><text:span text:style-name="T1">Google Cloud (GCP)</text:span></text:span><text:span text:style-name="T1"> memiliki peluang signifikan untuk terus </text:span><text:span text:style-name="Strong_20_Emphasis"><text:span text:style-name="T1">merebut pangsa pasar enterprise</text:span></text:span><text:span text:style-name="T1"> dari pesaingnya. </text:span></text:p>
              </text:list-item>
              <text:list-item>
                <text:p text:style-name="P240"><text:span text:style-name="Strong_20_Emphasis"><text:span text:style-name="T1">Potensi 'Panen' dari Other Bets:</text:span></text:span><text:span text:style-name="T1"> Setelah bertahun-tahun investasi besar, ada harapan bahwa setidaknya beberapa 'Other Bets' seperti </text:span><text:span text:style-name="Strong_20_Emphasis"><text:span text:style-name="T1">Waymo</text:span></text:span><text:span text:style-name="T1"> (transportasi otonom) atau </text:span><text:span text:style-name="Strong_20_Emphasis"><text:span text:style-name="T1">Wing</text:span></text:span><text:span text:style-name="T1"> (logistik drone) akhirnya bisa mencapai </text:span><text:span text:style-name="Strong_20_Emphasis"><text:span text:style-name="T1">skala komersial</text:span></text:span><text:span text:style-name="T1"> dan menjadi sumber pendapatan baru yang signifikan dalam 5-10 tahun ke depan. </text:span></text:p>
              </text:list-item>
              <text:list-item>
                <text:p text:style-name="P108"><text:span text:style-name="Strong_20_Emphasis"><text:span text:style-name="T1">Kekuatan Ekosistem yang Terintegrasi:</text:span></text:span><text:span text:style-name="T1"> Kemampuan unik Google untuk </text:span><text:span text:style-name="Strong_20_Emphasis"><text:span text:style-name="T1">mengintegrasikan secara mulus</text:span></text:span><text:span text:style-name="T1"> antara perangkat keras (Pixel, Nest), perangkat lunak (Android, Chrome), dan layanan cloud (Search, Maps, Workspace, YouTube, GCP) dapat menciptakan pengalaman pengguna yang kuat dan sulit ditiru oleh pesaing yang lebih terspesialisasi. </text:span></text:p>
              </text:list-item>
            </text:list>
            <text:p text:style-name="P116">Di persimpangan jalan inilah Google/Alphabet berdiri saat ini. Pilihan-pilihan strategis yang mereka buat sekarang—bagaimana mereka merespons regulator, bagaimana mereka bersaing di ranah AI, bagaimana mereka mengelola inovasi dan etika, bagaimana mereka menyeimbangkan bisnis inti dengan taruhan masa depan—akan sangat krusial. Kemampuan mereka untuk mengatasi tantangan sambil memaksimalkan peluang akan menentukan apakah kisah dominasi dan inovasi mereka akan berlanjut, atau apakah kita akan menyaksikan pergeseran kekuatan di lanskap teknologi global.</text:p>
            <text:p text:style-name="P2"/>
            <text:p text:style-name="Text_20_body"><text:span text:style-name="T1">Ini adalah akhir dari </text:span><text:span text:style-name="Strong_20_Emphasis"><text:span text:style-name="T1">Bab 8</text:span></text:span><text:span text:style-name="T1">, bagian pertama dari empat bagian penutup. Saya akan menunggu perintah "YAX" dari Anda untuk melanjutkan ke prompt berikutnya (Subbab 8.4 - Pertanyaan untuk Masa Depan).</text:span></text:p>
          </text:section>
          <text:section text:style-name="Sect1" text:name="feedback-form-77">
            <text:p text:style-name="P253"/>
          </text:section>
        </text:section>
        <text:section text:style-name="Sect1" text:name="0b4307507908fec7">
          <text:p text:style-name="P116"/>
          <text:section text:style-name="Sect1" text:name="user-query-content-78">
            <text:p text:style-name="P273"><text:soft-page-break/>yax </text:p>
          </text:section>
          <text:p text:style-name="P253">Tampilkan alur berpikir</text:p>
          <text:section text:style-name="Sect2" text:name="model-response-message-contentr_0b4307507908fec7">
            <text:p text:style-name="Text_20_body"><text:span text:style-name="T1">Baik, ini adalah bagian terakhir dari buku kita, </text:span><text:span text:style-name="Strong_20_Emphasis"><text:span text:style-name="T1">Subbab 8.4</text:span></text:span><text:span text:style-name="T1">:</text:span></text:p>
            <text:p text:style-name="Text_20_body"><text:span text:style-name="Strong_20_Emphasis"><text:span text:style-name="T1">Prompt:</text:span></text:span><text:span text:style-name="T1"> "Tulis bagian penutup akhir yang bersifat reflektif dan prospektif, dengan mengajukan pertanyaan-pertanyaan kunci yang belum terjawab tentang masa depan Google/Alphabet (dari perspektif April 2025). Hindari memberikan jawaban definitif, tetapi rangsang pemikiran pembaca tentang:</text:span></text:p>
            <text:list xml:id="list6830814626851434415" text:style-name="L126">
              <text:list-item>
                <text:p text:style-name="P241"><text:span text:style-name="Strong_20_Emphasis"><text:span text:style-name="T1">Kepemimpinan &amp; Visi:</text:span></text:span><text:span text:style-name="T1"> Apa prioritas utama kepemimpinan Sundar Pichai (atau penggantinya kelak)? Bagaimana visi jangka panjang perusahaan akan berevolusi? </text:span></text:p>
              </text:list-item>
              <text:list-item>
                <text:p text:style-name="P241"><text:span text:style-name="Strong_20_Emphasis"><text:span text:style-name="T1">Keseimbangan Profit vs. Prinsip:</text:span></text:span><text:span text:style-name="T1"> Bagaimana Google akan menyeimbangkan tuntutan pasar finansial dengan prinsip-prinsip etisnya (termasuk 'Don't Be Evil' warisan) di tengah tekanan yang meningkat? </text:span></text:p>
              </text:list-item>
              <text:list-item>
                <text:p text:style-name="P241"><text:span text:style-name="Strong_20_Emphasis"><text:span text:style-name="T1">Adaptasi terhadap Regulasi:</text:span></text:span><text:span text:style-name="T1"> Mampukah Google beradaptasi secara proaktif terhadap lanskap regulasi global yang semakin ketat tanpa kehilangan keunggulan kompetitifnya? </text:span></text:p>
              </text:list-item>
              <text:list-item>
                <text:p text:style-name="P241"><text:span text:style-name="Strong_20_Emphasis"><text:span text:style-name="T1">Masa Depan AI:</text:span></text:span><text:span text:style-name="T1"> Sejauh mana AI akan mengubah produk inti Google? Apa dampak sosial jangka panjang dari AI yang ingin dibangun Google? </text:span></text:p>
              </text:list-item>
              <text:list-item>
                <text:p text:style-name="P241"><text:span text:style-name="Strong_20_Emphasis"><text:span text:style-name="T1">'The Next Big Thing':</text:span></text:span><text:span text:style-name="T1"> Akankah salah satu 'Other Bets' benar-benar menjadi sebesar Google Search atau Android? Atau akankah terobosan berikutnya datang dari tempat lain? </text:span></text:p>
              </text:list-item>
              <text:list-item>
                <text:p text:style-name="P109"><text:span text:style-name="Strong_20_Emphasis"><text:span text:style-name="T1">Hubungan dengan Pengguna:</text:span></text:span><text:span text:style-name="T1"> Akankah Google dapat membangun kembali atau mempertahankan kepercayaan pengguna di tengah isu privasi dan data? Akhiri buku dengan kesan bahwa kisah Google masih jauh dari selesai dan terus menjadi salah satu narasi paling penting di era digital." </text:span></text:p>
              </text:list-item>
            </text:list>
            <text:p text:style-name="Text_20_body"><text:span text:style-name="Strong_20_Emphasis"><text:span text:style-name="T1">Jawaban (Isi untuk Subbab 8.4: Pertanyaan untuk Masa Depan: Arah Google Selanjutnya?):</text:span></text:span></text:p>
            <text:p text:style-name="Text_20_body"><text:span text:style-name="T1">Saat kita menutup lembaran buku ini pada </text:span><text:span text:style-name="Strong_20_Emphasis"><text:span text:style-name="T1">Sabtu, 19 April 2025, pukul 11:59 WIB</text:span></text:span><text:span text:style-name="T1">, satu hal terasa pasti: kisah Google/Alphabet masih jauh dari kata selesai. Perusahaan ini berdiri di persimpangan jalan yang penuh dengan ketidakpastian dan pilihan strategis yang akan membentuk tidak hanya masa depannya sendiri, tetapi juga lanskap teknologi dan masyarakat global. Alih-alih memberikan prediksi yang pasti, mari kita akhiri eksplorasi kita dengan mengajukan beberapa pertanyaan kunci yang menggantung di udara, </text:span><text:soft-page-break/><text:span text:style-name="T1">pertanyaan-pertanyaan yang jawabannya akan terungkap seiring berjalannya waktu:</text:span></text:p>
            <text:list xml:id="list3225436002234009430" text:style-name="L127">
              <text:list-item>
                <text:p text:style-name="P242"><text:span text:style-name="Strong_20_Emphasis"><text:span text:style-name="T1">Arah Kepemimpinan dan Visi?</text:span></text:span><text:span text:style-name="T1"> Di bawah kepemimpinan Sundar Pichai yang kini mengawasi baik Google maupun Alphabet, apa yang akan menjadi prioritas strategis utama dalam lima hingga sepuluh tahun ke depan? Akankah fokus pada AI terus mendominasi segalanya, atau akankah muncul visi baru yang lebih luas? Bagaimana narasi tentang 'membuat teknologi bermanfaat' akan diterjemahkan menjadi aksi nyata? </text:span></text:p>
              </text:list-item>
              <text:list-item>
                <text:p text:style-name="P242"><text:span text:style-name="Strong_20_Emphasis"><text:span text:style-name="T1">Menyeimbangkan Keuntungan dan Prinsip?</text:span></text:span><text:span text:style-name="T1"> Di tengah tekanan persaingan yang semakin ketat dan tuntutan pasar finansial untuk pertumbuhan berkelanjutan, mampukah Google/Alphabet benar-benar menyeimbangkan ambisi bisnisnya dengan komitmen pada prinsip-prinsip etis, termasuk warisan "Don't Be Evil"? Bagaimana mereka akan mengelola </text:span><text:span text:style-name="Emphasis"><text:span text:style-name="T1">trade-off</text:span></text:span><text:span text:style-name="T1"> yang tak terhindarkan antara memaksimalkan profit dan bertindak secara bertanggung jawab? </text:span></text:p>
              </text:list-item>
              <text:list-item>
                <text:p text:style-name="P242"><text:span text:style-name="Strong_20_Emphasis"><text:span text:style-name="T1">Menari Bersama Regulasi?</text:span></text:span><text:span text:style-name="T1"> Sanggupkah Google beradaptasi secara proaktif dan konstruktif terhadap gelombang regulasi global yang semakin kompleks terkait antitrust, privasi, dan AI? Atau akankah kita melihat pertarungan hukum yang berkepanjangan yang berpotensi membentuk ulang cara mereka beroperasi secara fundamental? Mampukah mereka mempertahankan keunggulan inovatif di tengah aturan main yang semakin ketat? </text:span></text:p>
              </text:list-item>
              <text:list-item>
                <text:p text:style-name="P242"><text:span text:style-name="Strong_20_Emphasis"><text:span text:style-name="T1">Babak Berikutnya Revolusi AI?</text:span></text:span><text:span text:style-name="T1"> Seberapa jauh AI akan merombak produk inti seperti Search, Workspace, atau bahkan Android? Apa saja konsekuensi sosial jangka panjang—baik yang diharapkan maupun yang tak terduga—dari penyebaran AI skala besar yang dipelopori Google? Mampukah mereka benar-benar memimpin dalam pengembangan AI yang aman dan bermanfaat bagi semua? </text:span></text:p>
              </text:list-item>
              <text:list-item>
                <text:p text:style-name="P242"><text:span text:style-name="Strong_20_Emphasis"><text:span text:style-name="T1">Mencari 'Google' Berikutnya?</text:span></text:span><text:span text:style-name="T1"> Akankah pertaruhan miliaran dolar di 'Other Bets' seperti Waymo atau Verily akhirnya membuahkan hasil dan menjadi pilar bisnis baru yang signifikan? Atau akankah 'The Next Big Thing' bagi Alphabet justru datang dari akuisisi strategis lain, atau bahkan dari pesaing yang saat ini belum terlihat? </text:span></text:p>
              </text:list-item>
              <text:list-item>
                <text:p text:style-name="P110"><text:span text:style-name="Strong_20_Emphasis"><text:span text:style-name="T1">Memenangkan Kembali Kepercayaan?</text:span></text:span><text:span text:style-name="T1"> Di tengah isu privasi data yang terus membayangi dan skeptisisme publik terhadap kekuatan perusahaan teknologi besar, mampukah Google/Alphabet membangun kembali—atau setidaknya mempertahankan—kepercayaan dari miliaran </text:span><text:soft-page-break/><text:span text:style-name="T1">penggunanya di seluruh dunia? Langkah konkret apa yang akan mereka ambil untuk membuktikan komitmen mereka pada privasi dan keamanan pengguna? </text:span></text:p>
              </text:list-item>
            </text:list>
            <text:p text:style-name="P116">Pertanyaan-pertanyaan ini tidak memiliki jawaban yang mudah. Mereka menyoroti perjalanan dinamis, kompleks, dan penuh pertaruhan yang terbentang di hadapan Google/Alphabet. Satu hal yang pasti: sebagai salah satu entitas paling berpengaruh di planet ini, pilihan-pilihan yang dibuat Google/Alphabet di persimpangan jalan ini akan terus bergema, membentuk teknologi yang kita gunakan, informasi yang kita konsumsi, dan pada akhirnya, masa depan digital yang kita huni bersama. Kisah mereka adalah—dan akan terus menjadi—salah satu narasi paling penting untuk dipahami di era kita.</text:p>
            <text:p text:style-name="P2"/>
            <text:p text:style-name="Text_20_body"><text:span text:style-name="T1">Ini adalah akhir dari </text:span><text:span text:style-name="Strong_20_Emphasis"><text:span text:style-name="T1">Bab 8 (Penutup)</text:span></text:span><text:span text:style-name="T1"> dan akhir dari jawaban berdasarkan prompt yang Anda berikan. Proses penulisan buku berdasarkan kerangka ini telah selesai.</text:span></text:p>
          </text:section>
          <text:section text:style-name="Sect1" text:name="feedback-form-78">
            <text:p text:style-name="P253"/>
          </text:section>
        </text:section>
        <text:section text:style-name="Sect1" text:name="99d4232e5f68093f">
          <text:p text:style-name="P116"/>
          <text:section text:style-name="Sect1" text:name="user-query-content-79">
            <text:p text:style-name="P273">buat glosarium </text:p>
          </text:section>
          <text:p text:style-name="P253">Tampilkan alur berpikir</text:p>
          <text:section text:style-name="Sect2" text:name="model-response-message-contentr_99d4232e5f68093f">
            <text:p text:style-name="Text_20_body"><text:span text:style-name="T1">Baik, berikut adalah draf </text:span><text:span text:style-name="Strong_20_Emphasis"><text:span text:style-name="T1">Glosarium</text:span></text:span><text:span text:style-name="T1"> (daftar istilah) yang relevan dengan isi buku tentang Google/Alphabet, disajikan dengan penjelasan sederhana untuk pembaca umum:</text:span></text:p>
            <text:p text:style-name="P2"/>
            <text:p text:style-name="Text_20_body"><text:span text:style-name="Strong_20_Emphasis"><text:span text:style-name="T1">Glosarium</text:span></text:span></text:p>
            <text:list xml:id="list3369400527844438141" text:style-name="L128">
              <text:list-item>
                <text:p text:style-name="P243"><text:span text:style-name="Strong_20_Emphasis"><text:span text:style-name="T1">AdSense (Google AdSense):</text:span></text:span><text:span text:style-name="T1"> Program Google yang memungkinkan pemilik situs web (penayang) menampilkan iklan dari jaringan Google di situs mereka dan mendapatkan penghasilan ketika pengunjung mengklik iklan tersebut. </text:span></text:p>
              </text:list-item>
              <text:list-item>
                <text:p text:style-name="P243"><text:span text:style-name="Strong_20_Emphasis"><text:span text:style-name="T1">Ad Tech (Teknologi Iklan):</text:span></text:span><text:span text:style-name="T1"> Istilah umum untuk teknologi dan perangkat lunak yang digunakan dalam pembelian, penjualan, penayangan, dan analisis iklan digital. Google memiliki rangkaian Ad Tech yang sangat dominan. </text:span></text:p>
              </text:list-item>
              <text:list-item>
                <text:p text:style-name="P243"><text:span text:style-name="Strong_20_Emphasis"><text:span text:style-name="T1">AdWords (sekarang Google Ads):</text:span></text:span><text:span text:style-name="T1"> Platform periklanan utama Google yang memungkinkan pengiklan menawar kata kunci agar iklan mereka </text:span><text:soft-page-break/><text:span text:style-name="T1">muncul di hasil pencarian Google dan situs web mitra. Model utamanya adalah Pay-Per-Click (PPC). </text:span></text:p>
              </text:list-item>
              <text:list-item>
                <text:p text:style-name="P243"><text:span text:style-name="Strong_20_Emphasis"><text:span text:style-name="T1">AI (Artificial Intelligence / Kecerdasan Buatan):</text:span></text:span><text:span text:style-name="T1"> Bidang ilmu komputer yang bertujuan menciptakan mesin atau program yang dapat melakukan tugas-tugas yang biasanya membutuhkan kecerdasan manusia, seperti belajar, memecahkan masalah, memahami bahasa, dan mengenali pola. </text:span></text:p>
              </text:list-item>
              <text:list-item>
                <text:p text:style-name="P243"><text:span text:style-name="Strong_20_Emphasis"><text:span text:style-name="T1">AI Generatif (Generative AI):</text:span></text:span><text:span text:style-name="T1"> Jenis AI yang mampu </text:span><text:span text:style-name="Emphasis"><text:span text:style-name="T1">menciptakan</text:span></text:span><text:span text:style-name="T1"> konten baru (teks, gambar, kode, musik) yang orisinal dan koheren, setelah dilatih pada data dalam jumlah besar. Contoh modelnya adalah Gemini dari Google. </text:span></text:p>
              </text:list-item>
              <text:list-item>
                <text:p text:style-name="P243"><text:span text:style-name="Strong_20_Emphasis"><text:span text:style-name="T1">AI-First:</text:span></text:span><text:span text:style-name="T1"> Strategi perusahaan (dicanangkan Google sekitar 2016/17) di mana pengembangan Kecerdasan Buatan menjadi fokus utama dan diintegrasikan secara fundamental ke dalam semua produk dan layanan, bukan sebagai tambahan. </text:span></text:p>
              </text:list-item>
              <text:list-item>
                <text:p text:style-name="P243"><text:span text:style-name="Strong_20_Emphasis"><text:span text:style-name="T1">Akuisisi (Acquisition):</text:span></text:span><text:span text:style-name="T1"> Proses di mana satu perusahaan membeli sebagian besar atau seluruh saham perusahaan lain untuk mengambil alih kendali. Google banyak melakukan akuisisi strategis (misalnya YouTube, Android). </text:span></text:p>
              </text:list-item>
              <text:list-item>
                <text:p text:style-name="P243"><text:span text:style-name="Strong_20_Emphasis"><text:span text:style-name="T1">Algoritma (Algorithm):</text:span></text:span><text:span text:style-name="T1"> Serangkaian aturan atau instruksi langkah demi langkah yang dirancang untuk melakukan tugas tertentu atau memecahkan masalah, terutama oleh komputer. Algoritma Google Search menentukan peringkat hasil pencarian. </text:span></text:p>
              </text:list-item>
              <text:list-item>
                <text:p text:style-name="P243"><text:span text:style-name="Strong_20_Emphasis"><text:span text:style-name="T1">Alphabet Inc.:</text:span></text:span><text:span text:style-name="T1"> Perusahaan induk (holding company) yang didirikan Google pada tahun 2015. Google LLC menjadi anak perusahaan terbesar di bawah Alphabet, sementara proyek-proyek ambisius lainnya (seperti Waymo, Verily) dikelola sebagai entitas terpisah ("Other Bets"). </text:span></text:p>
              </text:list-item>
              <text:list-item>
                <text:p text:style-name="P243"><text:span text:style-name="Strong_20_Emphasis"><text:span text:style-name="T1">Android:</text:span></text:span><text:span text:style-name="T1"> Sistem operasi (OS) mobile open-source yang dikembangkan oleh Google. Menjadi OS paling populer di dunia untuk smartphone dan tablet. </text:span></text:p>
              </text:list-item>
              <text:list-item>
                <text:p text:style-name="P243"><text:span text:style-name="Strong_20_Emphasis"><text:span text:style-name="T1">Antitrust:</text:span></text:span><text:span text:style-name="T1"> Hukum atau kebijakan yang bertujuan untuk mencegah praktik bisnis anti-persaingan, seperti monopoli atau penyalahgunaan posisi dominan di pasar, untuk melindungi persaingan yang sehat dan konsumen. </text:span></text:p>
              </text:list-item>
              <text:list-item>
                <text:p text:style-name="P243"><text:span text:style-name="Strong_20_Emphasis"><text:span text:style-name="T1">Augmented Reality (AR / Realitas Tertambah):</text:span></text:span><text:span text:style-name="T1"> Teknologi yang menggabungkan objek virtual atau informasi digital ke dalam pandangan pengguna tentang dunia nyata secara real-time, seringkali melalui layar </text:span><text:soft-page-break/><text:span text:style-name="T1">ponsel atau kacamata pintar (seperti Google Glass). </text:span></text:p>
              </text:list-item>
              <text:list-item>
                <text:p text:style-name="P243"><text:span text:style-name="Strong_20_Emphasis"><text:span text:style-name="T1">BackRub:</text:span></text:span><text:span text:style-name="T1"> Nama proyek riset awal Larry Page dan Sergey Brin di Stanford yang menjadi cikal bakal mesin pencari Google, fokus pada analisis </text:span><text:span text:style-name="Emphasis"><text:span text:style-name="T1">backlinks</text:span></text:span><text:span text:style-name="T1">. </text:span></text:p>
              </text:list-item>
              <text:list-item>
                <text:p text:style-name="P243"><text:span text:style-name="Strong_20_Emphasis"><text:span text:style-name="T1">BERT (Bidirectional Encoder Representations from Transformers):</text:span></text:span><text:span text:style-name="T1"> Model AI (LLM) yang dikembangkan Google untuk memahami konteks kata dalam kalimat secara lebih baik dengan melihat kata sebelum dan sesudahnya. </text:span></text:p>
              </text:list-item>
              <text:list-item>
                <text:p text:style-name="P243"><text:span text:style-name="Strong_20_Emphasis"><text:span text:style-name="T1">Bias Algoritma (Algorithmic Bias):</text:span></text:span><text:span text:style-name="T1"> Kecenderungan sistem AI untuk menghasilkan output yang secara sistematis tidak adil atau diskriminatif terhadap kelompok tertentu, seringkali karena bias yang ada dalam data pelatihannya. </text:span></text:p>
              </text:list-item>
              <text:list-item>
                <text:p text:style-name="P243"><text:span text:style-name="Strong_20_Emphasis"><text:span text:style-name="T1">BigQuery:</text:span></text:span><text:span text:style-name="T1"> Layanan </text:span><text:span text:style-name="Emphasis"><text:span text:style-name="T1">data warehouse</text:span></text:span><text:span text:style-name="T1"> (gudang data) berbasis cloud dari Google Cloud Platform yang sangat kuat untuk menganalisis data dalam skala besar. </text:span></text:p>
              </text:list-item>
              <text:list-item>
                <text:p text:style-name="P243"><text:span text:style-name="Strong_20_Emphasis"><text:span text:style-name="T1">Blink:</text:span></text:span><text:span text:style-name="T1"> Mesin rendering web open-source yang dikembangkan oleh Google (sebagai bagian dari proyek Chromium), digunakan untuk menampilkan halaman web di peramban Chrome dan banyak peramban lainnya. </text:span></text:p>
              </text:list-item>
              <text:list-item>
                <text:p text:style-name="P243"><text:span text:style-name="Strong_20_Emphasis"><text:span text:style-name="T1">Calico:</text:span></text:span><text:span text:style-name="T1"> Salah satu perusahaan "Other Bets" Alphabet yang fokus pada riset fundamental biologi penuaan dan penyakit terkait usia. </text:span></text:p>
              </text:list-item>
              <text:list-item>
                <text:p text:style-name="P243"><text:span text:style-name="Strong_20_Emphasis"><text:span text:style-name="T1">Cloud Computing (Komputasi Awan):</text:span></text:span><text:span text:style-name="T1"> Model penyediaan sumber daya komputasi (server, penyimpanan, database, perangkat lunak) melalui internet sesuai permintaan, biasanya dengan model bayar sesuai pemakaian. Contoh penyedia: Google Cloud, AWS, Azure. </text:span></text:p>
              </text:list-item>
              <text:list-item>
                <text:p text:style-name="P243"><text:span text:style-name="Strong_20_Emphasis"><text:span text:style-name="T1">Crowdsourcing:</text:span></text:span><text:span text:style-name="T1"> Praktik mendapatkan informasi, ide, atau layanan dengan meminta kontribusi dari sekelompok besar orang, biasanya melalui internet. Waze menggunakan crowdsourcing untuk data lalu lintas. </text:span></text:p>
              </text:list-item>
              <text:list-item>
                <text:p text:style-name="P243"><text:span text:style-name="Strong_20_Emphasis"><text:span text:style-name="T1">DeepMind (Google DeepMind):</text:span></text:span><text:span text:style-name="T1"> Laboratorium riset AI terkemuka dunia milik Google, fokus pada penelitian fundamental AI dan pencapaian terobosan seperti AlphaGo dan AlphaFold. </text:span></text:p>
              </text:list-item>
              <text:list-item>
                <text:p text:style-name="P243"><text:span text:style-name="Strong_20_Emphasis"><text:span text:style-name="T1">Demokratisasi Informasi:</text:span></text:span><text:span text:style-name="T1"> Proses membuat informasi lebih mudah diakses oleh semua orang, tidak terbatas oleh faktor geografis, ekonomi, atau status sosial. Google Search sering dianggap berperan dalam hal ini. </text:span></text:p>
              </text:list-item>
              <text:list-item>
                <text:p text:style-name="P243"><text:span text:style-name="Strong_20_Emphasis"><text:span text:style-name="T1">Digital Divide (Kesenjangan Digital):</text:span></text:span><text:span text:style-name="T1"> Kesenjangan antara individu, </text:span><text:soft-page-break/><text:span text:style-name="T1">rumah tangga, wilayah, atau negara pada tingkat sosial ekonomi yang berbeda dalam hal akses mereka terhadap teknologi informasi dan komunikasi (seperti internet dan perangkat digital) serta keterampilan untuk menggunakannya. </text:span></text:p>
              </text:list-item>
              <text:list-item>
                <text:p text:style-name="P243"><text:span text:style-name="Strong_20_Emphasis"><text:span text:style-name="T1">Disinformasi:</text:span></text:span><text:span text:style-name="T1"> Informasi salah yang </text:span><text:span text:style-name="Emphasis"><text:span text:style-name="T1">sengaja</text:span></text:span><text:span text:style-name="T1"> dibuat dan disebarkan untuk menipu, merusak reputasi, atau memanipulasi opini publik. </text:span></text:p>
              </text:list-item>
              <text:list-item>
                <text:p text:style-name="P243"><text:span text:style-name="Strong_20_Emphasis"><text:span text:style-name="T1">Dominasi Pasar:</text:span></text:span><text:span text:style-name="T1"> Situasi di mana satu perusahaan memiliki pangsa pasar yang sangat besar dan kekuatan signifikan untuk mempengaruhi harga atau kondisi pasar, seringkali menjadi perhatian regulator antitrust. </text:span></text:p>
              </text:list-item>
              <text:list-item>
                <text:p text:style-name="P243"><text:span text:style-name="Strong_20_Emphasis"><text:span text:style-name="T1">Don't Be Evil:</text:span></text:span><text:span text:style-name="T1"> Slogan tidak resmi awal Google yang dimaksudkan sebagai panduan etis internal untuk mengutamakan pengguna dan integritas jangka panjang. </text:span></text:p>
              </text:list-item>
              <text:list-item>
                <text:p text:style-name="P243"><text:span text:style-name="Strong_20_Emphasis"><text:span text:style-name="T1">Dot-com Bubble (Gelembung Dot-com):</text:span></text:span><text:span text:style-name="T1"> Periode spekulasi pasar saham yang ekstrem pada perusahaan berbasis internet (dot-com) pada akhir 1990-an, diikuti oleh kejatuhan pasar yang drastis pada tahun 2000-2001. </text:span></text:p>
              </text:list-item>
              <text:list-item>
                <text:p text:style-name="P243"><text:span text:style-name="Strong_20_Emphasis"><text:span text:style-name="T1">Ekonomi Kreator (Creator Economy):</text:span></text:span><text:span text:style-name="T1"> Ekosistem bisnis yang dibangun di sekitar pembuat konten independen (kreator) yang memonetisasi karya mereka (video, tulisan, seni, dll.) melalui platform online seperti YouTube, Instagram, TikTok, dll. </text:span></text:p>
              </text:list-item>
              <text:list-item>
                <text:p text:style-name="P243"><text:span text:style-name="Strong_20_Emphasis"><text:span text:style-name="T1">Eksplikabilitas (Explainability / AI Explainability):</text:span></text:span><text:span text:style-name="T1"> Kemampuan untuk menjelaskan bagaimana atau mengapa sebuah sistem AI (terutama model yang kompleks) membuat keputusan atau prediksi tertentu. Kurangnya eksplikabilitas dikenal sebagai 'masalah kotak hitam'. </text:span></text:p>
              </text:list-item>
              <text:list-item>
                <text:p text:style-name="P243"><text:span text:style-name="Strong_20_Emphasis"><text:span text:style-name="T1">Entanglement (Keterikatan Kuantum):</text:span></text:span><text:span text:style-name="T1"> Fenomena fisika kuantum di mana dua atau lebih partikel (seperti qubit) terhubung sedemikian rupa sehingga keadaan satu partikel secara instan memengaruhi keadaan partikel lain, tidak peduli jaraknya. </text:span></text:p>
              </text:list-item>
              <text:list-item>
                <text:p text:style-name="P243"><text:span text:style-name="Strong_20_Emphasis"><text:span text:style-name="T1">Filter Bubble (Gelembung Filter):</text:span></text:span><text:span text:style-name="T1"> Efek samping dari algoritma personalisasi online di mana pengguna secara tidak sadar hanya disajikan informasi atau sudut pandang yang sesuai dengan keyakinan mereka yang sudah ada, membatasi paparan terhadap ide-ide yang berbeda. </text:span></text:p>
              </text:list-item>
              <text:list-item>
                <text:p text:style-name="P243"><text:span text:style-name="Strong_20_Emphasis"><text:span text:style-name="T1">GDPR (General Data Protection Regulation):</text:span></text:span><text:span text:style-name="T1"> Regulasi perlindungan data dan privasi yang komprehensif di Uni Eropa, memberikan individu kontrol lebih besar atas data pribadi mereka. </text:span></text:p>
              </text:list-item>
              <text:list-item>
                <text:p text:style-name="P243"><text:soft-page-break/><text:span text:style-name="Strong_20_Emphasis"><text:span text:style-name="T1">Gemini:</text:span></text:span><text:span text:style-name="T1"> Keluarga model AI multimodal generasi terbaru dari Google (per 2024/2025), dirancang untuk memahami dan bernalar lintas teks, gambar, audio, video, dan kode. Tersedia dalam berbagai ukuran (Ultra, Pro, Nano). </text:span></text:p>
              </text:list-item>
              <text:list-item>
                <text:p text:style-name="P243"><text:span text:style-name="Strong_20_Emphasis"><text:span text:style-name="T1">GKE (Google Kubernetes Engine):</text:span></text:span><text:span text:style-name="T1"> Layanan terkelola dari Google Cloud untuk menjalankan aplikasi dalam </text:span><text:span text:style-name="Emphasis"><text:span text:style-name="T1">container</text:span></text:span><text:span text:style-name="T1"> menggunakan platform orkestrasi open-source Kubernetes. </text:span></text:p>
              </text:list-item>
              <text:list-item>
                <text:p text:style-name="P243"><text:span text:style-name="Strong_20_Emphasis"><text:span text:style-name="T1">Glosarium:</text:span></text:span><text:span text:style-name="T1"> Daftar istilah penting beserta penjelasannya, seperti yang sedang Anda baca ini. </text:span></text:p>
              </text:list-item>
              <text:list-item>
                <text:p text:style-name="P243"><text:span text:style-name="Strong_20_Emphasis"><text:span text:style-name="T1">Googol:</text:span></text:span><text:span text:style-name="T1"> Istilah matematika untuk angka 1 yang diikuti oleh seratus angka nol (10100). Nama "Google" terinspirasi dari istilah ini untuk menggambarkan skala informasi yang ingin dikelola. </text:span></text:p>
              </text:list-item>
              <text:list-item>
                <text:p text:style-name="P243"><text:span text:style-name="Strong_20_Emphasis"><text:span text:style-name="T1">Google Ads (d/h AdWords):</text:span></text:span><text:span text:style-name="T1"> Lihat </text:span><text:span text:style-name="Strong_20_Emphasis"><text:span text:style-name="T1">AdWords</text:span></text:span><text:span text:style-name="T1">. </text:span></text:p>
              </text:list-item>
              <text:list-item>
                <text:p text:style-name="P243"><text:span text:style-name="Strong_20_Emphasis"><text:span text:style-name="T1">Google Assistant:</text:span></text:span><text:span text:style-name="T1"> Asisten virtual berbasis AI dari Google yang dapat merespons perintah suara, menjawab pertanyaan, dan melakukan tugas. </text:span></text:p>
              </text:list-item>
              <text:list-item>
                <text:p text:style-name="P243"><text:span text:style-name="Strong_20_Emphasis"><text:span text:style-name="T1">Google Chrome:</text:span></text:span><text:span text:style-name="T1"> Peramban web (web browser) yang dikembangkan oleh Google, saat ini menjadi peramban paling populer di dunia. </text:span></text:p>
              </text:list-item>
              <text:list-item>
                <text:p text:style-name="P243"><text:span text:style-name="Strong_20_Emphasis"><text:span text:style-name="T1">Google Cloud Platform (GCP):</text:span></text:span><text:span text:style-name="T1"> Rangkaian layanan komputasi awan (cloud computing) yang ditawarkan oleh Google untuk bisnis dan pengembang. </text:span></text:p>
              </text:list-item>
              <text:list-item>
                <text:p text:style-name="P243"><text:span text:style-name="Strong_20_Emphasis"><text:span text:style-name="T1">Google Graveyard:</text:span></text:span><text:span text:style-name="T1"> Istilah informal untuk menyebut daftar panjang produk dan layanan Google yang telah dihentikan atau gagal. </text:span></text:p>
              </text:list-item>
              <text:list-item>
                <text:p text:style-name="P243"><text:span text:style-name="Strong_20_Emphasis"><text:span text:style-name="T1">Google Maps:</text:span></text:span><text:span text:style-name="T1"> Layanan pemetaan digital dan navigasi dari Google. </text:span></text:p>
              </text:list-item>
              <text:list-item>
                <text:p text:style-name="P243"><text:span text:style-name="Strong_20_Emphasis"><text:span text:style-name="T1">Google Photos:</text:span></text:span><text:span text:style-name="T1"> Layanan penyimpanan, pengelolaan, dan berbagi foto berbasis cloud dari Google, dikenal dengan fitur pencarian berbasis AI-nya. </text:span></text:p>
              </text:list-item>
              <text:list-item>
                <text:p text:style-name="P243"><text:span text:style-name="Strong_20_Emphasis"><text:span text:style-name="T1">Google Play Store:</text:span></text:span><text:span text:style-name="T1"> Toko aplikasi digital utama untuk sistem operasi Android, tempat pengguna mengunduh aplikasi, game, buku, dan film. </text:span></text:p>
              </text:list-item>
              <text:list-item>
                <text:p text:style-name="P243"><text:span text:style-name="Strong_20_Emphasis"><text:span text:style-name="T1">Google Search:</text:span></text:span><text:span text:style-name="T1"> Produk inti dan awal Google, mesin pencari web paling dominan di dunia. </text:span></text:p>
              </text:list-item>
              <text:list-item>
                <text:p text:style-name="P243"><text:span text:style-name="Strong_20_Emphasis"><text:span text:style-name="T1">Google Workspace (d/h G Suite, Google Apps):</text:span></text:span><text:span text:style-name="T1"> Rangkaian aplikasi produktivitas dan kolaborasi berbasis cloud dari Google (mencakup Gmail, Docs, Sheets, Drive, Meet, dll.). </text:span></text:p>
              </text:list-item>
              <text:list-item>
                <text:p text:style-name="P243"><text:span text:style-name="Strong_20_Emphasis"><text:span text:style-name="T1">Holding Company (Perusahaan Induk):</text:span></text:span><text:span text:style-name="T1"> Perusahaan yang tujuan utamanya adalah memiliki saham pengendali di perusahaan lain (anak perusahaan) tanpa harus terlibat langsung dalam operasional sehari-hari anak perusahaannya. Alphabet Inc. adalah perusahaan induk bagi </text:span><text:soft-page-break/><text:span text:style-name="T1">Google LLC dan Other Bets. </text:span></text:p>
              </text:list-item>
              <text:list-item>
                <text:p text:style-name="P243"><text:span text:style-name="Strong_20_Emphasis"><text:span text:style-name="T1">Homogenisasi Budaya:</text:span></text:span><text:span text:style-name="T1"> Proses di mana budaya lokal yang beragam cenderung menjadi lebih seragam atau mirip satu sama lain, seringkali dipengaruhi oleh penyebaran budaya global melalui media massa atau platform digital. </text:span></text:p>
              </text:list-item>
              <text:list-item>
                <text:p text:style-name="P243"><text:span text:style-name="Strong_20_Emphasis"><text:span text:style-name="T1">HUD (Heads-Up Display):</text:span></text:span><text:span text:style-name="T1"> Tampilan transparan yang menyajikan data tanpa mengharuskan pengguna melihat ke bawah atau ke tempat lain. Digunakan pada Google Glass. </text:span></text:p>
              </text:list-item>
              <text:list-item>
                <text:p text:style-name="P243"><text:span text:style-name="Strong_20_Emphasis"><text:span text:style-name="T1">Indexing (Pengindeksan):</text:span></text:span><text:span text:style-name="T1"> Proses menganalisis, mengkategorikan, dan menyimpan informasi dari halaman web (yang telah di-crawl) ke dalam database besar (Indeks Google) agar dapat dicari dengan cepat. </text:span></text:p>
              </text:list-item>
              <text:list-item>
                <text:p text:style-name="P243"><text:span text:style-name="Strong_20_Emphasis"><text:span text:style-name="T1">Initial Public Offering (IPO / Penawaran Umum Perdana):</text:span></text:span><text:span text:style-name="T1"> Proses di mana sebuah perusahaan swasta pertama kali menjual sahamnya kepada publik, menjadi perusahaan publik yang terdaftar di bursa efek. Google melakukan IPO pada tahun 2004. </text:span></text:p>
              </text:list-item>
              <text:list-item>
                <text:p text:style-name="P243"><text:span text:style-name="Strong_20_Emphasis"><text:span text:style-name="T1">Kecerdasan Buatan (Artificial Intelligence - AI):</text:span></text:span><text:span text:style-name="T1"> Lihat </text:span><text:span text:style-name="Strong_20_Emphasis"><text:span text:style-name="T1">AI</text:span></text:span><text:span text:style-name="T1">. </text:span></text:p>
              </text:list-item>
              <text:list-item>
                <text:p text:style-name="P243"><text:span text:style-name="Strong_20_Emphasis"><text:span text:style-name="T1">Komputasi Awan (Cloud Computing):</text:span></text:span><text:span text:style-name="T1"> Lihat </text:span><text:span text:style-name="Strong_20_Emphasis"><text:span text:style-name="T1">Cloud Computing</text:span></text:span><text:span text:style-name="T1">. </text:span></text:p>
              </text:list-item>
              <text:list-item>
                <text:p text:style-name="P243"><text:span text:style-name="Strong_20_Emphasis"><text:span text:style-name="T1">Komputasi Kuantum (Quantum Computing):</text:span></text:span><text:span text:style-name="T1"> Paradigma komputasi yang menggunakan prinsip-prinsip mekanika kuantum (seperti qubit, superposisi, keterikatan) untuk melakukan jenis perhitungan tertentu yang sangat sulit atau mustahil bagi komputer klasik. Masih dalam tahap riset intensif. </text:span></text:p>
              </text:list-item>
              <text:list-item>
                <text:p text:style-name="P243"><text:span text:style-name="Strong_20_Emphasis"><text:span text:style-name="T1">Kubernetes:</text:span></text:span><text:span text:style-name="T1"> Platform orkestrasi </text:span><text:span text:style-name="Emphasis"><text:span text:style-name="T1">container</text:span></text:span><text:span text:style-name="T1"> open-source yang awalnya dikembangkan oleh Google, kini menjadi standar industri untuk mengelola aplikasi dalam skala besar. </text:span></text:p>
              </text:list-item>
              <text:list-item>
                <text:p text:style-name="P243"><text:span text:style-name="Strong_20_Emphasis"><text:span text:style-name="T1">LiDAR (Light Detection and Ranging):</text:span></text:span><text:span text:style-name="T1"> Teknologi penginderaan jauh yang menggunakan pulsa laser untuk mengukur jarak dan membuat peta 3D lingkungan sekitar. Digunakan pada mobil otonom seperti Waymo. </text:span></text:p>
              </text:list-item>
              <text:list-item>
                <text:p text:style-name="P243"><text:span text:style-name="Strong_20_Emphasis"><text:span text:style-name="T1">LLM (Large Language Model / Model Bahasa Besar):</text:span></text:span><text:span text:style-name="T1"> Jenis model AI yang sangat besar yang dilatih pada data teks masif, mampu memahami dan menghasilkan bahasa manusia secara canggih. Contoh: Gemini, GPT-4. </text:span></text:p>
              </text:list-item>
              <text:list-item>
                <text:p text:style-name="P243"><text:span text:style-name="Strong_20_Emphasis"><text:span text:style-name="T1">Loon:</text:span></text:span><text:span text:style-name="T1"> Proyek "Other Bets" Alphabet (kini dihentikan) yang bertujuan menyediakan internet menggunakan balon di stratosfer. </text:span></text:p>
              </text:list-item>
              <text:list-item>
                <text:p text:style-name="P243"><text:span text:style-name="Strong_20_Emphasis"><text:span text:style-name="T1">Machine Learning (ML / Pembelajaran Mesin):</text:span></text:span><text:span text:style-name="T1"> Sub-bidang AI yang fokus pada pengembangan algoritma yang memungkinkan sistem komputer 'belajar' dari data tanpa diprogram secara eksplisit. </text:span></text:p>
              </text:list-item>
              <text:list-item>
                <text:p text:style-name="P243"><text:soft-page-break/><text:span text:style-name="Strong_20_Emphasis"><text:span text:style-name="T1">Misinformasi:</text:span></text:span><text:span text:style-name="T1"> Informasi yang salah atau tidak akurat, tetapi disebarkan tanpa niat jahat untuk menipu (misalnya, karena kesalahpahaman). </text:span></text:p>
              </text:list-item>
              <text:list-item>
                <text:p text:style-name="P243"><text:span text:style-name="Strong_20_Emphasis"><text:span text:style-name="T1">Modal Ventura (Venture Capital - VC):</text:span></text:span><text:span text:style-name="T1"> Bentuk pendanaan ekuitas swasta yang diberikan oleh investor (VC) kepada perusahaan rintisan (startup) atau perusahaan kecil yang diyakini memiliki potensi pertumbuhan jangka panjang yang tinggi. Kleiner Perkins dan Sequoia adalah VC awal Google. </text:span></text:p>
              </text:list-item>
              <text:list-item>
                <text:p text:style-name="P243"><text:span text:style-name="Strong_20_Emphasis"><text:span text:style-name="T1">Moderasi Konten:</text:span></text:span><text:span text:style-name="T1"> Proses meninjau, menyaring, dan terkadang menghapus konten yang diunggah pengguna ke platform online agar sesuai dengan pedoman komunitas, hukum, atau standar etika. </text:span></text:p>
              </text:list-item>
              <text:list-item>
                <text:p text:style-name="P243"><text:span text:style-name="Strong_20_Emphasis"><text:span text:style-name="T1">Modular Smartphone (Ponsel Modular):</text:span></text:span><text:span text:style-name="T1"> Konsep ponsel yang komponen utamanya (kamera, baterai, dll.) dapat diganti atau ditingkatkan oleh pengguna secara individual. Project Ara dari Google adalah upaya untuk mewujudkan konsep ini. </text:span></text:p>
              </text:list-item>
              <text:list-item>
                <text:p text:style-name="P243"><text:span text:style-name="Strong_20_Emphasis"><text:span text:style-name="T1">Moonshot Thinking:</text:span></text:span><text:span text:style-name="T1"> Filosofi inovasi yang fokus pada pencapaian terobosan radikal (10x improvement) untuk memecahkan masalah besar, daripada perbaikan inkremental (10% improvement). Istilah ini sering dikaitkan dengan Google X / Other Bets. </text:span></text:p>
              </text:list-item>
              <text:list-item>
                <text:p text:style-name="P243"><text:span text:style-name="Strong_20_Emphasis"><text:span text:style-name="T1">Multimodal AI:</text:span></text:span><text:span text:style-name="T1"> Sistem AI yang mampu memproses, memahami, dan menghasilkan informasi dari berbagai jenis data (modalitas) secara bersamaan, seperti teks, gambar, audio, dan video. Gemini dirancang sebagai model multimodal. </text:span></text:p>
              </text:list-item>
              <text:list-item>
                <text:p text:style-name="P243"><text:span text:style-name="Strong_20_Emphasis"><text:span text:style-name="T1">MUM (Multitask Unified Model):</text:span></text:span><text:span text:style-name="T1"> Model AI Google (diperkenalkan sekitar 2021) yang dirancang untuk pemahaman informasi yang lebih mendalam lintas bahasa dan format. </text:span></text:p>
              </text:list-item>
              <text:list-item>
                <text:p text:style-name="P243"><text:span text:style-name="Strong_20_Emphasis"><text:span text:style-name="T1">Natural Language Processing (NLP / Pemrosesan Bahasa Alami):</text:span></text:span><text:span text:style-name="T1"> Cabang AI yang berfokus pada interaksi antara komputer dan bahasa manusia, memungkinkan komputer untuk memahami, menafsirkan, dan menghasilkan bahasa alami. </text:span></text:p>
              </text:list-item>
              <text:list-item>
                <text:p text:style-name="P243"><text:span text:style-name="Strong_20_Emphasis"><text:span text:style-name="T1">Neural Machine Translation (NMT):</text:span></text:span><text:span text:style-name="T1"> Pendekatan penerjemahan mesin menggunakan jaringan saraf tiruan (deep learning) untuk menerjemahkan seluruh kalimat secara kontekstual, menghasilkan kualitas terjemahan yang jauh lebih baik daripada metode statistik sebelumnya. Digunakan oleh Google Translate. </text:span></text:p>
              </text:list-item>
              <text:list-item>
                <text:p text:style-name="P243"><text:span text:style-name="Strong_20_Emphasis"><text:span text:style-name="T1">Open Handset Alliance (OHA):</text:span></text:span><text:span text:style-name="T1"> Konsorsium perusahaan teknologi (produsen ponsel, operator, pembuat chip) yang dibentuk oleh Google pada 2007 untuk mendukung pengembangan dan promosi platform </text:span><text:soft-page-break/><text:span text:style-name="T1">Android. </text:span></text:p>
              </text:list-item>
              <text:list-item>
                <text:p text:style-name="P243"><text:span text:style-name="Strong_20_Emphasis"><text:span text:style-name="T1">Open Source (Sumber Terbuka):</text:span></text:span><text:span text:style-name="T1"> Model pengembangan perangkat lunak di mana kode sumbernya tersedia untuk umum, memungkinkan siapa saja untuk melihat, memodifikasi, dan mendistribusikan ulang kode tersebut. Android dan Chromium adalah contoh proyek open source Google. </text:span></text:p>
              </text:list-item>
              <text:list-item>
                <text:p text:style-name="P243"><text:span text:style-name="Strong_20_Emphasis"><text:span text:style-name="T1">Operating System (OS / Sistem Operasi):</text:span></text:span><text:span text:style-name="T1"> Perangkat lunak inti yang mengelola sumber daya perangkat keras dan perangkat lunak komputer atau perangkat mobile, menyediakan layanan umum untuk program aplikasi. Contoh: Android, iOS, Windows, macOS, Linux. </text:span></text:p>
              </text:list-item>
              <text:list-item>
                <text:p text:style-name="P243"><text:span text:style-name="Strong_20_Emphasis"><text:span text:style-name="T1">Other Bets:</text:span></text:span><text:span text:style-name="T1"> Kategori perusahaan dan proyek di bawah Alphabet Inc. yang beroperasi di luar bisnis inti Google LLC, biasanya fokus pada inovasi jangka panjang dan berisiko tinggi (misalnya Waymo, Verily, Wing). </text:span></text:p>
              </text:list-item>
              <text:list-item>
                <text:p text:style-name="P243"><text:span text:style-name="Strong_20_Emphasis"><text:span text:style-name="T1">PageRank:</text:span></text:span><text:span text:style-name="T1"> Algoritma inti awal Google Search, dikembangkan oleh Larry Page dan Sergey Brin, yang menentukan peringkat halaman web berdasarkan jumlah dan kualitas tautan masuk (backlinks) yang diterimanya. </text:span></text:p>
              </text:list-item>
              <text:list-item>
                <text:p text:style-name="P243"><text:span text:style-name="Strong_20_Emphasis"><text:span text:style-name="T1">Pay-Per-Click (PPC):</text:span></text:span><text:span text:style-name="T1"> Model periklanan online di mana pengiklan membayar setiap kali iklan mereka diklik oleh pengguna. Model utama Google Ads. </text:span></text:p>
              </text:list-item>
              <text:list-item>
                <text:p text:style-name="P243"><text:span text:style-name="Strong_20_Emphasis"><text:span text:style-name="T1">Peramban Web (Web Browser):</text:span></text:span><text:span text:style-name="T1"> Perangkat lunak aplikasi yang digunakan untuk mengakses dan menampilkan halaman web di World Wide Web. Contoh: Google Chrome, Mozilla Firefox, Apple Safari. </text:span></text:p>
              </text:list-item>
              <text:list-item>
                <text:p text:style-name="P243"><text:span text:style-name="Strong_20_Emphasis"><text:span text:style-name="T1">Privacy Sandbox:</text:span></text:span><text:span text:style-name="T1"> Inisiatif Google (terutama di Chrome) untuk mengembangkan serangkaian teknologi baru yang bertujuan menggantikan </text:span><text:span text:style-name="Emphasis"><text:span text:style-name="T1">third-party cookies</text:span></text:span><text:span text:style-name="T1"> untuk pelacakan iklan lintas situs, dengan klaim lebih menjaga privasi pengguna namun tetap memungkinkan iklan yang relevan. Masih kontroversial. </text:span></text:p>
              </text:list-item>
              <text:list-item>
                <text:p text:style-name="P243"><text:span text:style-name="Strong_20_Emphasis"><text:span text:style-name="T1">Product-Market Fit:</text:span></text:span><text:span text:style-name="T1"> Tingkat di mana suatu produk berhasil memuaskan permintaan pasar yang kuat; yaitu, produk tersebut memecahkan masalah nyata bagi sekelompok pengguna yang cukup besar yang bersedia mengadopsi atau membayarnya. </text:span></text:p>
              </text:list-item>
              <text:list-item>
                <text:p text:style-name="P243"><text:span text:style-name="Strong_20_Emphasis"><text:span text:style-name="T1">Project Ara:</text:span></text:span><text:span text:style-name="T1"> Lihat </text:span><text:span text:style-name="Strong_20_Emphasis"><text:span text:style-name="T1">Modular Smartphone</text:span></text:span><text:span text:style-name="T1">. </text:span></text:p>
              </text:list-item>
              <text:list-item>
                <text:p text:style-name="P243"><text:span text:style-name="Strong_20_Emphasis"><text:span text:style-name="T1">Psychological Safety (Keamanan Psikologis):</text:span></text:span><text:span text:style-name="T1"> Keyakinan bersama dalam sebuah tim atau organisasi bahwa seseorang tidak akan dihukum atau dipermalukan karena mengemukakan ide, pertanyaan, </text:span><text:soft-page-break/><text:span text:style-name="T1">kekhawatiran, atau mengakui kesalahan. Penting untuk inovasi dan pengambilan risiko. </text:span></text:p>
              </text:list-item>
              <text:list-item>
                <text:p text:style-name="P243"><text:span text:style-name="Strong_20_Emphasis"><text:span text:style-name="T1">Qubit:</text:span></text:span><text:span text:style-name="T1"> Unit dasar informasi dalam komputasi kuantum, analog dengan bit dalam komputasi klasik. Berkat superposisi, qubit bisa merepresentasikan 0, 1, atau keduanya sekaligus. </text:span></text:p>
              </text:list-item>
              <text:list-item>
                <text:p text:style-name="P243"><text:span text:style-name="Strong_20_Emphasis"><text:span text:style-name="T1">Quality Score (Skor Kualitas):</text:span></text:span><text:span text:style-name="T1"> Metrik yang digunakan Google Ads untuk menilai kualitas dan relevansi iklan, kata kunci, dan halaman tujuan (landing page) pengiklan. Mempengaruhi peringkat iklan dan biaya per klik. </text:span></text:p>
              </text:list-item>
              <text:list-item>
                <text:p text:style-name="P243"><text:span text:style-name="Strong_20_Emphasis"><text:span text:style-name="T1">Quantum Computing:</text:span></text:span><text:span text:style-name="T1"> Lihat </text:span><text:span text:style-name="Strong_20_Emphasis"><text:span text:style-name="T1">Komputasi Kuantum</text:span></text:span><text:span text:style-name="T1">. </text:span></text:p>
              </text:list-item>
              <text:list-item>
                <text:p text:style-name="P243"><text:span text:style-name="Strong_20_Emphasis"><text:span text:style-name="T1">Quantum Supremacy / Advantage (Supremasi / Keunggulan Kuantum):</text:span></text:span><text:span text:style-name="T1"> Klaim (pertama kali oleh Google pada 2019 dengan prosesor Sycamore) bahwa komputer kuantum telah berhasil melakukan tugas komputasi spesifik yang secara praktis tidak mungkin dilakukan oleh superkomputer klasik terkuat sekalipun dalam waktu yang wajar. </text:span></text:p>
              </text:list-item>
              <text:list-item>
                <text:p text:style-name="P243"><text:span text:style-name="Strong_20_Emphasis"><text:span text:style-name="T1">RankBrain:</text:span></text:span><text:span text:style-name="T1"> Sistem AI machine learning Google (sekitar 2015) yang membantu menafsirkan makna di balik kueri pencarian yang ambigu atau belum pernah dilihat sebelumnya. </text:span></text:p>
              </text:list-item>
              <text:list-item>
                <text:p text:style-name="P243"><text:span text:style-name="Strong_20_Emphasis"><text:span text:style-name="T1">Reinforcement Learning (Pembelajaran Penguatan):</text:span></text:span><text:span text:style-name="T1"> Jenis machine learning di mana agen AI belajar mengambil tindakan dalam suatu lingkungan untuk memaksimalkan 'hadiah' kumulatif yang diterimanya melalui proses trial-and-error. Digunakan secara ekstensif oleh DeepMind (misalnya pada AlphaGo). </text:span></text:p>
              </text:list-item>
              <text:list-item>
                <text:p text:style-name="P243"><text:span text:style-name="Strong_20_Emphasis"><text:span text:style-name="T1">RSS (Really Simple Syndication):</text:span></text:span><text:span text:style-name="T1"> Format feed web yang memungkinkan pengguna dan aplikasi mengakses pembaruan konten online (seperti posting blog atau berita) dalam format standar. Google Reader adalah pembaca RSS populer. </text:span></text:p>
              </text:list-item>
              <text:list-item>
                <text:p text:style-name="P243"><text:span text:style-name="Strong_20_Emphasis"><text:span text:style-name="T1">Search Generative Experience (SGE):</text:span></text:span><text:span text:style-name="T1"> Nama awal (atau konsep) untuk pengalaman pencarian Google yang mengintegrasikan jawaban ringkasan yang dihasilkan oleh AI generatif langsung di halaman hasil pencarian. </text:span></text:p>
              </text:list-item>
              <text:list-item>
                <text:p text:style-name="P243"><text:span text:style-name="Strong_20_Emphasis"><text:span text:style-name="T1">Self-preferencing:</text:span></text:span><text:span text:style-name="T1"> Praktik (dituduhkan pada Google oleh regulator antitrust) di mana sebuah platform online secara tidak adil mengutamakan produk atau layanannya sendiri dibandingkan pesaing dalam hasil pencarian atau platformnya. </text:span></text:p>
              </text:list-item>
              <text:list-item>
                <text:p text:style-name="P243"><text:span text:style-name="Strong_20_Emphasis"><text:span text:style-name="T1">Silicon Valley:</text:span></text:span><text:span text:style-name="T1"> Wilayah geografis di California Selatan, AS, yang menjadi pusat global bagi industri teknologi tinggi, inovasi, modal ventura, dan </text:span><text:soft-page-break/><text:span text:style-name="T1">startup. Tempat kelahiran Google dan banyak raksasa teknologi lainnya. </text:span></text:p>
              </text:list-item>
              <text:list-item>
                <text:p text:style-name="P243"><text:span text:style-name="Strong_20_Emphasis"><text:span text:style-name="T1">Stadia (Google Stadia):</text:span></text:span><text:span text:style-name="T1"> Layanan </text:span><text:span text:style-name="Emphasis"><text:span text:style-name="T1">cloud gaming</text:span></text:span><text:span text:style-name="T1"> (bermain game melalui streaming internet) dari Google yang diluncurkan pada 2019 dan ditutup pada awal 2023 karena gagal mendapatkan traksi pasar. </text:span></text:p>
              </text:list-item>
              <text:list-item>
                <text:p text:style-name="P243"><text:span text:style-name="Strong_20_Emphasis"><text:span text:style-name="T1">Startup:</text:span></text:span><text:span text:style-name="T1"> Perusahaan yang baru didirikan, biasanya masih dalam tahap awal pengembangan produk atau pasar, seringkali didanai oleh modal ventura dan bertujuan untuk pertumbuhan yang cepat. Google berawal sebagai startup. </text:span></text:p>
              </text:list-item>
              <text:list-item>
                <text:p text:style-name="P243"><text:span text:style-name="Strong_20_Emphasis"><text:span text:style-name="T1">Street View:</text:span></text:span><text:span text:style-name="T1"> Fitur di Google Maps yang menyediakan pemandangan panorama 360 derajat dari jalan-jalan di banyak tempat di seluruh dunia. </text:span></text:p>
              </text:list-item>
              <text:list-item>
                <text:p text:style-name="P243"><text:span text:style-name="Strong_20_Emphasis"><text:span text:style-name="T1">Superposisi (Superposition):</text:span></text:span><text:span text:style-name="T1"> Prinsip mekanika kuantum yang menyatakan bahwa sistem kuantum (seperti qubit) dapat berada dalam kombinasi beberapa keadaan yang berbeda secara bersamaan, sampai pengukuran dilakukan. </text:span></text:p>
              </text:list-item>
              <text:list-item>
                <text:p text:style-name="P243"><text:span text:style-name="Strong_20_Emphasis"><text:span text:style-name="T1">TensorFlow:</text:span></text:span><text:span text:style-name="T1"> Pustaka perangkat lunak open-source yang populer untuk machine learning dan deep learning, awalnya dikembangkan oleh Google Brain. </text:span></text:p>
              </text:list-item>
              <text:list-item>
                <text:p text:style-name="P243"><text:span text:style-name="Strong_20_Emphasis"><text:span text:style-name="T1">Third-party Cookies:</text:span></text:span><text:span text:style-name="T1"> File data kecil yang ditempatkan di peramban pengguna oleh situs web </text:span><text:span text:style-name="Emphasis"><text:span text:style-name="T1">selain</text:span></text:span><text:span text:style-name="T1"> situs yang sedang dikunjungi pengguna, sering digunakan untuk melacak aktivitas pengguna lintas situs untuk tujuan penargetan iklan. Google Chrome berencana menghapusnya. </text:span></text:p>
              </text:list-item>
              <text:list-item>
                <text:p text:style-name="P243"><text:span text:style-name="Strong_20_Emphasis"><text:span text:style-name="T1">Tying (Mengikat Produk):</text:span></text:span><text:span text:style-name="T1"> Praktik bisnis (seringkali ilegal menurut hukum antitrust) di mana penjualan satu produk (produk pengikat) dikondisikan pada pembelian produk lain (produk terikat). Google dituduh melakukan tying dengan Android dan aplikasi Google. </text:span></text:p>
              </text:list-item>
              <text:list-item>
                <text:p text:style-name="P243"><text:span text:style-name="Strong_20_Emphasis"><text:span text:style-name="T1">UU PDP (Undang-Undang Pelindungan Data Pribadi):</text:span></text:span><text:span text:style-name="T1"> Undang-undang di Indonesia (UU No. 27 Tahun 2022) yang mengatur pemrosesan data pribadi, memberikan hak kepada individu, dan menetapkan kewajiban bagi pengendali dan pemroses data (termasuk perusahaan teknologi seperti Google). </text:span></text:p>
              </text:list-item>
              <text:list-item>
                <text:p text:style-name="P243"><text:span text:style-name="Strong_20_Emphasis"><text:span text:style-name="T1">Verily Life Sciences:</text:span></text:span><text:span text:style-name="T1"> Perusahaan "Other Bets" Alphabet yang fokus pada penerapan teknologi dan data science untuk riset ilmu hayati dan solusi kesehatan. </text:span></text:p>
              </text:list-item>
              <text:list-item>
                <text:p text:style-name="P243"><text:span text:style-name="Strong_20_Emphasis"><text:span text:style-name="T1">Waymo:</text:span></text:span><text:span text:style-name="T1"> Perusahaan "Other Bets" Alphabet yang mengembangkan teknologi mobil otonom (self-driving cars) dan mengoperasikan layanan ride-hailing otonom. </text:span></text:p>
              </text:list-item>
              <text:list-item>
                <text:p text:style-name="P243"><text:span text:style-name="Strong_20_Emphasis"><text:span text:style-name="T1">Wing:</text:span></text:span><text:span text:style-name="T1"> Perusahaan "Other Bets" Alphabet yang mengembangkan dan </text:span><text:soft-page-break/><text:span text:style-name="T1">mengoperasikan layanan pengiriman barang menggunakan drone otonom. </text:span></text:p>
              </text:list-item>
              <text:list-item>
                <text:p text:style-name="P243"><text:span text:style-name="Strong_20_Emphasis"><text:span text:style-name="T1">X Development (The Moonshot Factory):</text:span></text:span><text:span text:style-name="T1"> Divisi riset dan pengembangan semi-rahasia Alphabet yang fokus pada pengembangan teknologi terobosan ('moonshots') untuk mengatasi masalah besar dunia. Tempat kelahiran banyak Other Bets. </text:span></text:p>
              </text:list-item>
              <text:list-item>
                <text:p text:style-name="P111"><text:span text:style-name="Strong_20_Emphasis"><text:span text:style-name="T1">YouTube:</text:span></text:span><text:span text:style-name="T1"> Platform berbagi video online terbesar di dunia, dimiliki oleh Google. </text:span></text:p>
              </text:list-item>
            </text:list>
            <text:p text:style-name="P2"/>
            <text:p text:style-name="P116">Glosarium ini mencakup istilah-istilah utama yang dibahas. Semoga ini membantu memperjelas pemahaman saat membaca buku!</text:p>
          </text:section>
          <text:section text:style-name="Sect1" text:name="feedback-form-79">
            <text:p text:style-name="P253"/>
          </text:section>
        </text:section>
        <text:section text:style-name="Sect1" text:name="b426e828fa67c656">
          <text:p text:style-name="P116"/>
          <text:section text:style-name="Sect1" text:name="user-query-content-80">
            <text:p text:style-name="P273">buat daftar pustaka </text:p>
          </text:section>
          <text:p text:style-name="P253">Tampilkan alur berpikir</text:p>
          <text:section text:style-name="Sect2" text:name="model-response-message-contentr_b426e828fa67c656">
            <text:p text:style-name="Text_20_body"><text:span text:style-name="T1">Baik, berikut adalah contoh </text:span><text:span text:style-name="Strong_20_Emphasis"><text:span text:style-name="T1">Daftar Pustaka</text:span></text:span><text:span text:style-name="T1"> yang bersifat representatif. Karena isi buku ini dihasilkan berdasarkan kerangka yang Anda berikan dan pengetahuan umum hingga April 2025, daftar ini tidak merujuk pada sumber spesifik untuk setiap kalimat, melainkan menyajikan jenis-jenis sumber dan contoh nyata yang </text:span><text:span text:style-name="Emphasis"><text:span text:style-name="T1">akan relevan</text:span></text:span><text:span text:style-name="T1"> dan </text:span><text:span text:style-name="Emphasis"><text:span text:style-name="T1">biasanya digunakan</text:span></text:span><text:span text:style-name="T1"> dalam penulisan buku nonfiksi komprehensif mengenai Google/Alphabet.</text:span></text:p>
            <text:p text:style-name="P2"/>
            <text:p text:style-name="Text_20_body"><text:span text:style-name="Strong_20_Emphasis"><text:span text:style-name="T1">Daftar Pustaka (Sumber Bacaan Lanjutan)</text:span></text:span></text:p>
            <text:p text:style-name="P116">Penulisan buku mengenai topik sebesar Google/Alphabet idealnya akan merujuk pada berbagai sumber primer dan sekunder untuk memastikan akurasi, kedalaman, dan perspektif yang seimbang. Berikut adalah contoh jenis sumber dan beberapa judul kunci yang relevan (hingga pengetahuan umum April 2025):</text:p>
            <text:p text:style-name="Text_20_body"><text:span text:style-name="Strong_20_Emphasis"><text:span text:style-name="T1">Buku:</text:span></text:span></text:p>
            <text:list xml:id="list1611079105583106457" text:style-name="L129">
              <text:list-item>
                <text:p text:style-name="P244"><text:span text:style-name="T1">Auletta, Ken. </text:span><text:span text:style-name="Emphasis"><text:span text:style-name="T1">Googled: The End of the World as We Know It</text:span></text:span><text:span text:style-name="T1">. New York: Penguin Press, 2009. (Menawarkan pandangan kritis awal tentang dampak Google). </text:span></text:p>
              </text:list-item>
              <text:list-item>
                <text:p text:style-name="P244"><text:span text:style-name="T1">Brandt, Richard L. </text:span><text:span text:style-name="Emphasis"><text:span text:style-name="T1">The Google Guys: Inside the Brilliant Minds of Google </text:span></text:span><text:soft-page-break/><text:span text:style-name="Emphasis"><text:span text:style-name="T1">Founders Larry Page and Sergey Brin</text:span></text:span><text:span text:style-name="T1">. New York: Portfolio/Penguin, 2011. (Fokus pada kisah para pendiri).   </text:span></text:p>
              </text:list-item>
              <text:list-item>
                <text:p text:style-name="P244"><text:span text:style-name="T1">Carr, Nicholas. </text:span><text:span text:style-name="Emphasis"><text:span text:style-name="T1">The Shallows: What the Internet Is Doing to Our Brains</text:span></text:span><text:span text:style-name="T1">. New York: W. W. Norton &amp; Company, 2010. (Meskipun bukan hanya tentang Google, buku ini relevan membahas dampak kognitif dari cara kita mengakses informasi online). </text:span></text:p>
              </text:list-item>
              <text:list-item>
                <text:p text:style-name="P244"><text:span text:style-name="T1">Foer, Franklin. </text:span><text:span text:style-name="Emphasis"><text:span text:style-name="T1">World Without Mind: The Existential Threat of Big Tech</text:span></text:span><text:span text:style-name="T1">. New York: Penguin Press, 2017. (Analisis kritis terhadap kekuatan dan pengaruh raksasa teknologi, termasuk Google). </text:span></text:p>
              </text:list-item>
              <text:list-item>
                <text:p text:style-name="P244"><text:span text:style-name="T1">Isaacson, Walter. </text:span><text:span text:style-name="Emphasis"><text:span text:style-name="T1">The Innovators: How a Group of Hackers, Geniuses, and Geeks Created the Digital Revolution</text:span></text:span><text:span text:style-name="T1">. New York: Simon &amp; Schuster, 2014. (Memberikan konteks sejarah inovasi yang lebih luas di mana Google muncul).   </text:span></text:p>
              </text:list-item>
              <text:list-item>
                <text:p text:style-name="P244"><text:span text:style-name="T1">Levy, Steven. </text:span><text:span text:style-name="Emphasis"><text:span text:style-name="T1">In the Plex: How Google Thinks, Works, and Shapes Our Lives</text:span></text:span><text:span text:style-name="T1">. New York: Simon &amp; Schuster, 2011. (Salah satu buku paling komprehensif dan mendalam tentang sejarah awal dan budaya Google). </text:span></text:p>
              </text:list-item>
              <text:list-item>
                <text:p text:style-name="P244"><text:span text:style-name="T1">Schmidt, Eric, and Jonathan Rosenberg, with Alan Eagle. </text:span><text:span text:style-name="Emphasis"><text:span text:style-name="T1">How Google Works</text:span></text:span><text:span text:style-name="T1">. New York: Grand Central Publishing, 2014. (Perspektif dari dalam oleh mantan pimpinan Google tentang budaya manajemen dan inovasi). </text:span></text:p>
              </text:list-item>
              <text:list-item>
                <text:p text:style-name="P244"><text:span text:style-name="T1">Vise, David A., and Mark Malseed. </text:span><text:span text:style-name="Emphasis"><text:span text:style-name="T1">The Google Story</text:span></text:span><text:span text:style-name="T1">. New York: Delacorte Press, 2005. (Salah satu buku awal yang mendokumentasikan pendirian dan pertumbuhan awal Google). </text:span></text:p>
              </text:list-item>
              <text:list-item>
                <text:p text:style-name="P112"><text:span text:style-name="T1">Zuboff, Shoshana. </text:span><text:span text:style-name="Emphasis"><text:span text:style-name="T1">The Age of Surveillance Capitalism: The Fight for a Human Future at the New Frontier of Power</text:span></text:span><text:span text:style-name="T1">. New York: PublicAffairs, 2019. (Analisis kritis fundamental tentang model bisnis berbasis data yang dipelopori oleh Google).   </text:span></text:p>
              </text:list-item>
            </text:list>
            <text:p text:style-name="Text_20_body"><text:span text:style-name="Strong_20_Emphasis"><text:span text:style-name="T1">Artikel Jurnalistik dan Publikasi Industri:</text:span></text:span></text:p>
            <text:p text:style-name="P116">Penelitian mendalam juga akan sangat bergantung pada laporan investigatif, analisis, dan berita terkini dari sumber-sumber kredibel seperti:</text:p>
            <text:list xml:id="list5501470899452550505" text:style-name="L130">
              <text:list-item>
                <text:p text:style-name="P245"><text:span text:style-name="Emphasis"><text:span text:style-name="T1">The New York Times</text:span></text:span><text:span text:style-name="T1"> </text:span></text:p>
              </text:list-item>
              <text:list-item>
                <text:p text:style-name="P245"><text:span text:style-name="Emphasis"><text:span text:style-name="T1">The Wall Street Journal</text:span></text:span><text:span text:style-name="T1"> </text:span></text:p>
              </text:list-item>
              <text:list-item>
                <text:p text:style-name="P245"><text:span text:style-name="Emphasis"><text:span text:style-name="T1">Bloomberg</text:span></text:span><text:span text:style-name="T1"> </text:span></text:p>
              </text:list-item>
              <text:list-item>
                <text:p text:style-name="P245"><text:span text:style-name="Emphasis"><text:span text:style-name="T1">Reuters</text:span></text:span><text:span text:style-name="T1"> </text:span></text:p>
              </text:list-item>
              <text:list-item>
                <text:p text:style-name="P245"><text:span text:style-name="Emphasis"><text:span text:style-name="T1">Financial Times</text:span></text:span><text:span text:style-name="T1"> </text:span></text:p>
              </text:list-item>
              <text:list-item>
                <text:p text:style-name="P245"><text:span text:style-name="Emphasis"><text:span text:style-name="T1">Wired</text:span></text:span><text:span text:style-name="T1"> </text:span></text:p>
              </text:list-item>
              <text:list-item>
                <text:p text:style-name="P245"><text:span text:style-name="Emphasis"><text:span text:style-name="T1">The Verge</text:span></text:span><text:span text:style-name="T1"> </text:span></text:p>
              </text:list-item>
              <text:list-item>
                <text:p text:style-name="P245"><text:soft-page-break/><text:span text:style-name="Emphasis"><text:span text:style-name="T1">TechCrunch</text:span></text:span><text:span text:style-name="T1"> </text:span></text:p>
              </text:list-item>
              <text:list-item>
                <text:p text:style-name="P245"><text:span text:style-name="Emphasis"><text:span text:style-name="T1">Ars Technica</text:span></text:span><text:span text:style-name="T1"> </text:span></text:p>
              </text:list-item>
              <text:list-item>
                <text:p text:style-name="P137">Publikasi industri spesifik lainnya (misalnya, tentang AI, Cloud, Ad Tech). </text:p>
              </text:list-item>
            </text:list>
            <text:p text:style-name="Text_20_body"><text:span text:style-name="Strong_20_Emphasis"><text:span text:style-name="T1">Dokumenter:</text:span></text:span></text:p>
            <text:p text:style-name="P116">Beberapa film dokumenter yang menyentuh aspek Google atau industri teknologi secara umum dapat memberikan perspektif visual dan naratif:</text:p>
            <text:list xml:id="list4297390785337656661" text:style-name="L131">
              <text:list-item>
                <text:p text:style-name="P246"><text:span text:style-name="Emphasis"><text:span text:style-name="T1">Google and the World Brain</text:span></text:span><text:span text:style-name="T1"> (2013) - Fokus pada proyek Google Books. </text:span></text:p>
              </text:list-item>
              <text:list-item>
                <text:p text:style-name="P246"><text:span text:style-name="Emphasis"><text:span text:style-name="T1">Inside the Mind of Google</text:span></text:span><text:span text:style-name="T1"> (BBC, 2009) - Dokumenter awal tentang cara kerja Google. </text:span></text:p>
              </text:list-item>
              <text:list-item>
                <text:p text:style-name="P246"><text:span text:style-name="Emphasis"><text:span text:style-name="T1">The Social Dilemma</text:span></text:span><text:span text:style-name="T1"> (Netflix, 2020) - Meskipun fokus pada media sosial, banyak membahas dampak algoritma dan model bisnis berbasis data yang relevan dengan Google. </text:span></text:p>
              </text:list-item>
              <text:list-item>
                <text:p text:style-name="P138">Dokumenter lain yang membahas Silicon Valley, AI, atau privasi data. </text:p>
              </text:list-item>
            </text:list>
            <text:p text:style-name="Text_20_body"><text:span text:style-name="Strong_20_Emphasis"><text:span text:style-name="T1">Sumber Resmi Perusahaan:</text:span></text:span></text:p>
            <text:p text:style-name="P116">Untuk data finansial, pengumuman resmi, dan pernyataan kebijakan, sumber-sumber primer dari Google/Alphabet sangat penting (dengan catatan perlu dilihat secara kritis):</text:p>
            <text:list xml:id="list1704209719511910081" text:style-name="L132">
              <text:list-item>
                <text:p text:style-name="P271">Situs Hubungan Investor Alphabet (investor.abc.xyz) - Laporan tahunan, laporan kuartalan, transkrip panggilan investor, surat pemegang saham. </text:p>
              </text:list-item>
              <text:list-item>
                <text:p text:style-name="P271">Blog Resmi Google (blog.google / The Keyword) dan blog spesifik produk (AI Blog, Cloud Blog, Android Developers Blog, dll.). </text:p>
              </text:list-item>
              <text:list-item>
                <text:p text:style-name="P271">Dokumen kebijakan seperti Google AI Principles, laporan transparansi, pedoman komunitas YouTube. </text:p>
              </text:list-item>
              <text:list-item>
                <text:p text:style-name="P139">Pengajuan ke regulator (misalnya, ke SEC di AS). </text:p>
              </text:list-item>
            </text:list>
            <text:p text:style-name="Text_20_body"><text:span text:style-name="Strong_20_Emphasis"><text:span text:style-name="T1">Sumber Akademis:</text:span></text:span></text:p>
            <text:list xml:id="list8317558490852751140" text:style-name="L133">
              <text:list-item>
                <text:p text:style-name="P140">Jurnal ilmiah dan konferensi di bidang ilmu komputer, AI, hukum &amp; teknologi, studi media, dan ekonomi untuk analisis yang lebih mendalam tentang teknologi, dampak, dan regulasi. </text:p>
              </text:list-item>
            </text:list>
            <text:p text:style-name="Text_20_body"><text:span text:style-name="Strong_20_Emphasis"><text:span text:style-name="T1">Catatan:</text:span></text:span><text:span text:style-name="T1"> Daftar ini bersifat ilustratif dan tidak lengkap. Penulis buku nonfiksi yang baik akan melakukan riset ekstensif menggunakan kombinasi berbagai jenis sumber ini untuk membangun narasi yang akurat, berimbang, dan kaya informasi, selalu memeriksa fakta dan mempertimbangkan berbagai sudut pandang terhadap isu yang kompleks ini hingga waktu penulisan (</text:span><text:span text:style-name="Strong_20_Emphasis"><text:span text:style-name="T1">Sabtu, 19 April 2025, pukul 12:04 WIB</text:span></text:span><text:span text:style-name="T1">).</text:span></text:p>
            <text:p text:style-name="P2"><text:soft-page-break/></text:p>
            <text:p text:style-name="P116">Ini adalah akhir dari Draf Daftar Pustaka. Apakah ada hal lain yang bisa saya bantu?</text:p>
          </text:section>
          <text:p text:style-name="P253">Sumber dan konten terkait</text:p>
          <text:p text:style-name="P145"><text:a xlink:type="simple" xlink:href="https://prezi.com/9jnp-uhgb51k/the-google-guys/" office:target-frame-name="_blank" xlink:show="new" text:style-name="Internet_20_link" text:visited-style-name="Visited_20_Internet_20_Link"><text:span text:style-name="T1">prezi.com </text:span></text:a></text:p>
          <text:p text:style-name="P145"><text:a xlink:type="simple" xlink:href="https://prezi.com/9jnp-uhgb51k/the-google-guys/" office:target-frame-name="_blank" xlink:show="new" text:style-name="Internet_20_link" text:visited-style-name="Visited_20_Internet_20_Link"><text:span text:style-name="T1">prezi.com</text:span></text:a></text:p>
          <text:p text:style-name="P145"><text:a xlink:type="simple" xlink:href="http://library.colloquium-publishing.ru/index.php/L_26/article/view/396" office:target-frame-name="_blank" xlink:show="new" text:style-name="Internet_20_link" text:visited-style-name="Visited_20_Internet_20_Link"><text:span text:style-name="T1">library.colloquium-publishing.ru </text:span></text:a></text:p>
          <text:p text:style-name="P145"><text:a xlink:type="simple" xlink:href="http://library.colloquium-publishing.ru/index.php/L_26/article/view/396" office:target-frame-name="_blank" xlink:show="new" text:style-name="Internet_20_link" text:visited-style-name="Visited_20_Internet_20_Link"><text:span text:style-name="T1">library.colloquium-publishing.ru</text:span></text:a></text:p>
          <text:p text:style-name="P145"><text:a xlink:type="simple" xlink:href="https://www.cba.org/Sections/Privacy-and-Access/Resources/Resources/2022/EssayWinner2022Privacy" office:target-frame-name="_blank" xlink:show="new" text:style-name="Internet_20_link" text:visited-style-name="Visited_20_Internet_20_Link"><text:span text:style-name="T1">www.cba.org </text:span></text:a></text:p>
          <text:p text:style-name="P145"><text:a xlink:type="simple" xlink:href="https://www.cba.org/Sections/Privacy-and-Access/Resources/Resources/2022/EssayWinner2022Privacy" office:target-frame-name="_blank" xlink:show="new" text:style-name="Internet_20_link" text:visited-style-name="Visited_20_Internet_20_Link"><text:span text:style-name="T1">www.cba.org</text:span></text:a></text:p>
          <text:section text:style-name="Sect1" text:name="feedback-form-80">
            <text:p text:style-name="P253"/>
          </text:section>
        </text:section>
        <text:section text:style-name="Sect1" text:name="d824a7ceb32ebe8b">
          <text:p text:style-name="P116"/>
          <text:section text:style-name="Sect1" text:name="user-query-content-81">
            <text:p text:style-name="P273">buat daftar tokoh google </text:p>
          </text:section>
          <text:p text:style-name="P253">Tampilkan alur berpikir</text:p>
          <text:section text:style-name="Sect2" text:name="model-response-message-contentr_d824a7ceb32ebe8b">
            <text:p text:style-name="Text_20_body"><text:span text:style-name="T1">Tentu, berikut adalah </text:span><text:span text:style-name="Strong_20_Emphasis"><text:span text:style-name="T1">Daftar Tokoh Kunci</text:span></text:span><text:span text:style-name="T1"> yang terkait dengan sejarah dan perkembangan Google/Alphabet, berdasarkan pembahasan dalam buku ini dan pengetahuan umum hingga </text:span><text:span text:style-name="Strong_20_Emphasis"><text:span text:style-name="T1">Sabtu, 19 April 2025, pukul 12:06 WIB</text:span></text:span><text:span text:style-name="T1">:</text:span></text:p>
            <text:p text:style-name="P2"/>
            <text:p text:style-name="Text_20_body"><text:span text:style-name="Strong_20_Emphasis"><text:span text:style-name="T1">Daftar Tokoh Kunci Google/Alphabet</text:span></text:span></text:p>
            <text:list xml:id="list3184493344627296065" text:style-name="L134">
              <text:list-item>
                <text:p text:style-name="P247"><text:span text:style-name="Strong_20_Emphasis"><text:span text:style-name="T1">Bechtolsheim, Andy:</text:span></text:span><text:span text:style-name="T1"> Salah satu pendiri Sun Microsystems. Menjadi investor pertama Google dengan memberikan cek $100.000 kepada Page dan Brin pada tahun 1998, bahkan sebelum Google Inc. resmi didirikan. Langkahnya ini menjadi katalisator penting. </text:span></text:p>
              </text:list-item>
              <text:list-item>
                <text:p text:style-name="P247"><text:span text:style-name="Strong_20_Emphasis"><text:span text:style-name="T1">Brin, Sergey:</text:span></text:span><text:span text:style-name="T1"> Salah satu </text:span><text:span text:style-name="Strong_20_Emphasis"><text:span text:style-name="T1">pendiri Google</text:span></text:span><text:span text:style-name="T1"> bersama Larry Page. Lulusan PhD Stanford kelahiran Moskow dengan latar belakang matematika. Berperan penting dalam pengembangan algoritma awal dan membentuk budaya perusahaan. Menjabat sebagai Presiden Alphabet Inc. setelah restrukturisasi, sebelum mundur dari peran eksekutif aktif pada akhir 2019, namun tetap menjadi anggota dewan dan pemegang saham pengendali. </text:span></text:p>
              </text:list-item>
              <text:list-item>
                <text:p text:style-name="P247"><text:span text:style-name="Strong_20_Emphasis"><text:span text:style-name="T1">Buchheit, Paul:</text:span></text:span><text:span text:style-name="T1"> Salah satu insinyur awal Google yang paling berpengaruh, dikenal sebagai </text:span><text:span text:style-name="Strong_20_Emphasis"><text:span text:style-name="T1">pencipta Gmail</text:span></text:span><text:span text:style-name="T1">. Ia juga sering disebut sebagai salah satu orang yang mencetuskan slogan tidak resmi "Don't Be Evil". </text:span></text:p>
              </text:list-item>
              <text:list-item>
                <text:p text:style-name="P247"><text:soft-page-break/><text:span text:style-name="Strong_20_Emphasis"><text:span text:style-name="T1">Dean, Jeff:</text:span></text:span><text:span text:style-name="T1"> Insinyur legendaris Google, dianggap sebagai salah satu pilar teknis utama perusahaan, terutama dalam pengembangan infrastruktur skala besar (MapReduce, Bigtable) dan kemajuan Kecerdasan Buatan (AI) di Google Brain (sekarang bagian dari Google DeepMind). Saat ini memegang posisi kepemimpinan senior di bidang AI Google. </text:span></text:p>
              </text:list-item>
              <text:list-item>
                <text:p text:style-name="P247"><text:span text:style-name="Strong_20_Emphasis"><text:span text:style-name="T1">Doerr, John:</text:span></text:span><text:span text:style-name="T1"> Mitra di firma modal ventura Kleiner Perkins Caufield &amp; Byers (KPCB). Salah satu investor Seri A utama Google pada tahun 1999, memberikan pendanaan signifikan dan panduan strategis awal. </text:span></text:p>
              </text:list-item>
              <text:list-item>
                <text:p text:style-name="P247"><text:span text:style-name="Strong_20_Emphasis"><text:span text:style-name="T1">Hassabis, Demis:</text:span></text:span><text:span text:style-name="T1"> Salah satu </text:span><text:span text:style-name="Strong_20_Emphasis"><text:span text:style-name="T1">pendiri DeepMind</text:span></text:span><text:span text:style-name="T1">. Seorang ilmuwan saraf dan peneliti AI. Tetap memimpin Google DeepMind setelah diakuisisi Google dan setelah merger dengan Google Brain, mendorong batas-batas penelitian AI fundamental. </text:span></text:p>
              </text:list-item>
              <text:list-item>
                <text:p text:style-name="P247"><text:span text:style-name="Strong_20_Emphasis"><text:span text:style-name="T1">Hölzle, Urs:</text:span></text:span><text:span text:style-name="T1"> Salah satu karyawan paling awal Google (karyawan ke-8) dan insinyur kunci. Berperan sangat vital dalam merancang dan membangun infrastruktur teknis masif Google (pusat data, jaringan) yang menjadi fondasi semua layanannya. Masih memegang peran kepemimpinan senior di bidang infrastruktur. </text:span></text:p>
              </text:list-item>
              <text:list-item>
                <text:p text:style-name="P247"><text:span text:style-name="Strong_20_Emphasis"><text:span text:style-name="T1">Kordestani, Omid:</text:span></text:span><text:span text:style-name="T1"> Salah satu karyawan non-insinyur paling awal (karyawan ke-11) dan pemimpin bisnis kunci Google. Berperan besar dalam membangun strategi penjualan dan model bisnis periklanan Google di masa-masa awal. </text:span></text:p>
              </text:list-item>
              <text:list-item>
                <text:p text:style-name="P247"><text:span text:style-name="Strong_20_Emphasis"><text:span text:style-name="T1">Moritz, Michael:</text:span></text:span><text:span text:style-name="T1"> Mitra di firma modal ventura Sequoia Capital. Bersama John Doerr, menjadi investor Seri A utama Google pada tahun 1999. </text:span></text:p>
              </text:list-item>
              <text:list-item>
                <text:p text:style-name="P247"><text:span text:style-name="Strong_20_Emphasis"><text:span text:style-name="T1">Page, Larry:</text:span></text:span><text:span text:style-name="T1"> Salah satu </text:span><text:span text:style-name="Strong_20_Emphasis"><text:span text:style-name="T1">pendiri Google</text:span></text:span><text:span text:style-name="T1"> bersama Sergey Brin. Lulusan PhD Stanford, pencetus ide awal PageRank. Menjabat sebagai CEO Google di awal berdirinya, kemudian kembali menjadi CEO pada 2011-2015, lalu menjadi </text:span><text:span text:style-name="Strong_20_Emphasis"><text:span text:style-name="T1">CEO pertama Alphabet Inc.</text:span></text:span><text:span text:style-name="T1"> setelah restrukturisasi. Mundur dari peran eksekutif aktif pada akhir 2019, namun tetap menjadi anggota dewan dan pemegang saham pengendali. Dikenal dengan visi jangka panjang dan ambisi 'moonshot'. </text:span></text:p>
              </text:list-item>
              <text:list-item>
                <text:p text:style-name="P247"><text:span text:style-name="Strong_20_Emphasis"><text:span text:style-name="T1">Pichai, Sundar:</text:span></text:span><text:span text:style-name="T1"> Bergabung dengan Google pada 2004, awalnya memimpin pengembangan produk seperti Google Chrome dan kemudian Android. Ditunjuk menjadi </text:span><text:span text:style-name="Strong_20_Emphasis"><text:span text:style-name="T1">CEO Google LLC</text:span></text:span><text:span text:style-name="T1"> saat pembentukan Alphabet pada 2015. Pada akhir 2019, ia juga mengambil alih peran sebagai </text:span><text:span text:style-name="Strong_20_Emphasis"><text:span text:style-name="T1">CEO Alphabet Inc.</text:span></text:span><text:span text:style-name="T1">, menjadikannya pemimpin tertinggi seluruh konglomerat saat ini (April 2025). Dikenal dengan kepemimpinan yang lebih tenang </text:span><text:soft-page-break/><text:span text:style-name="T1">dan fokus pada eksekusi serta AI. </text:span></text:p>
              </text:list-item>
              <text:list-item>
                <text:p text:style-name="P247"><text:span text:style-name="Strong_20_Emphasis"><text:span text:style-name="T1">Rasmussen, Lars &amp; Jens:</text:span></text:span><text:span text:style-name="T1"> Duo bersaudara asal Denmark yang turut menciptakan </text:span><text:span text:style-name="Strong_20_Emphasis"><text:span text:style-name="T1">Google Maps</text:span></text:span><text:span text:style-name="T1"> (melalui akuisisi startup mereka, Where 2 Technologies) dan kemudian memimpin pengembangan </text:span><text:span text:style-name="Strong_20_Emphasis"><text:span text:style-name="T1">Google Wave</text:span></text:span><text:span text:style-name="T1">. </text:span></text:p>
              </text:list-item>
              <text:list-item>
                <text:p text:style-name="P247"><text:span text:style-name="Strong_20_Emphasis"><text:span text:style-name="T1">Rosenberg, Jonathan:</text:span></text:span><text:span text:style-name="T1"> Eksekutif senior Google yang bergabung pada awal 2000-an, bekerja erat dengan Eric Schmidt dalam membangun proses manajemen dan operasional perusahaan. Turut menulis buku </text:span><text:span text:style-name="Emphasis"><text:span text:style-name="T1">How Google Works</text:span></text:span><text:span text:style-name="T1">. </text:span></text:p>
              </text:list-item>
              <text:list-item>
                <text:p text:style-name="P247"><text:span text:style-name="Strong_20_Emphasis"><text:span text:style-name="T1">Rubin, Andy:</text:span></text:span><text:span text:style-name="T1"> </text:span><text:span text:style-name="Strong_20_Emphasis"><text:span text:style-name="T1">Pencipta Android</text:span></text:span><text:span text:style-name="T1">. Google mengakuisisi startup-nya, Android Inc., pada tahun 2005. Rubin memimpin pengembangan Android di Google selama beberapa tahun sebelum meninggalkan perusahaan. </text:span></text:p>
              </text:list-item>
              <text:list-item>
                <text:p text:style-name="P247"><text:span text:style-name="Strong_20_Emphasis"><text:span text:style-name="T1">Schmidt, Eric:</text:span></text:span><text:span text:style-name="T1"> Dibawa masuk sebagai </text:span><text:span text:style-name="Strong_20_Emphasis"><text:span text:style-name="T1">CEO Google</text:span></text:span><text:span text:style-name="T1"> pada tahun 2001 untuk memberikan 'pengawasan orang dewasa' kepada pendiri muda Page dan Brin. Menjabat sebagai CEO hingga 2011, kemudian menjadi Executive Chairman Google, dan selanjutnya Executive Chairman Alphabet hingga ia meninggalkan perusahaan. Berperan krusial dalam mengelola pertumbuhan pesat Google menjadi perusahaan global. </text:span></text:p>
              </text:list-item>
              <text:list-item>
                <text:p text:style-name="P247"><text:span text:style-name="Strong_20_Emphasis"><text:span text:style-name="T1">Silverstein, Craig:</text:span></text:span><text:span text:style-name="T1"> </text:span><text:span text:style-name="Strong_20_Emphasis"><text:span text:style-name="T1">Karyawan pertama</text:span></text:span><text:span text:style-name="T1"> Google, teman sesama mahasiswa PhD Page dan Brin di Stanford. Berkontribusi signifikan pada pengembangan teknis awal mesin pencari. </text:span></text:p>
              </text:list-item>
              <text:list-item>
                <text:p text:style-name="P113"><text:span text:style-name="Strong_20_Emphasis"><text:span text:style-name="T1">Wojcicki, Susan:</text:span></text:span><text:span text:style-name="T1"> Salah satu karyawan paling awal Google (karyawan ke-16) dan sosok yang garasinya menjadi kantor pertama Google. Memegang berbagai peran kepemimpinan penting, termasuk di bidang periklanan, dan menjabat sebagai </text:span><text:span text:style-name="Strong_20_Emphasis"><text:span text:style-name="T1">CEO YouTube</text:span></text:span><text:span text:style-name="T1"> selama bertahun-tahun (dari 2014 hingga awal 2023), mengawasi pertumbuhan pesat platform tersebut. </text:span></text:p>
              </text:list-item>
            </text:list>
            <text:p text:style-name="P2"/>
            <text:p text:style-name="P116">Daftar ini mencakup beberapa tokoh paling berpengaruh dalam membentuk Google dan Alphabet menjadi seperti sekarang. Tentu saja, ada ribuan insinyur, desainer, manajer produk, dan pemimpin bisnis lainnya yang juga berkontribusi besar sepanjang sejarah perusahaan.</text:p>
          </text:section>
          <text:section text:style-name="Sect1" text:name="feedback-form-81">
            <text:p text:style-name="P253"/>
          </text:section>
        </text:section>
        <text:section text:style-name="Sect1" text:name="2e38b02cf6e9aab3">
          <text:p text:style-name="P116"/>
          <text:section text:style-name="Sect1" text:name="user-query-content-82">
            <text:p text:style-name="P273">buat prompt pembuatan sampul buku </text:p>
          </text:section>
          <text:p text:style-name="P253"><text:soft-page-break/>Tampilkan alur berpikir</text:p>
          <text:section text:style-name="Sect2" text:name="model-response-message-contentr_2e38b02cf6e9aab3">
            <text:p text:style-name="Text_20_body"><text:span text:style-name="T1">Tentu, berikut adalah draf </text:span><text:span text:style-name="Strong_20_Emphasis"><text:span text:style-name="T1">prompt</text:span></text:span><text:span text:style-name="T1"> yang bisa Anda berikan kepada desainer grafis atau dimasukkan ke dalam AI generator gambar untuk membuat sampul buku nonfiksi tentang Google/Alphabet yang telah kita rancang kerangkanya:</text:span></text:p>
            <text:p text:style-name="P2"/>
            <text:p text:style-name="Text_20_body"><text:span text:style-name="Strong_20_Emphasis"><text:span text:style-name="T1">Prompt Pembuatan Sampul Buku</text:span></text:span></text:p>
            <text:p text:style-name="Text_20_body"><text:span text:style-name="Strong_20_Emphasis"><text:span text:style-name="T1">1. Informasi Dasar:</text:span></text:span></text:p>
            <text:list xml:id="list3027945394539310121" text:style-name="L135">
              <text:list-item>
                <text:p text:style-name="P248"><text:span text:style-name="Strong_20_Emphasis"><text:span text:style-name="T1">Judul Buku (Saran):</text:span></text:span><text:span text:style-name="T1"> </text:span><text:span text:style-name="Emphasis"><text:span text:style-name="T1">Google: Mesin yang Mengubah Dunia</text:span></text:span><text:span text:style-name="T1"> (Atau alternatif: </text:span><text:span text:style-name="Emphasis"><text:span text:style-name="T1">Alphabet: Di Balik Layar Raksasa Digital</text:span></text:span><text:span text:style-name="T1">) </text:span></text:p>
              </text:list-item>
              <text:list-item>
                <text:p text:style-name="P248"><text:span text:style-name="Strong_20_Emphasis"><text:span text:style-name="T1">Subtitle (Saran):</text:span></text:span><text:span text:style-name="T1"> </text:span><text:span text:style-name="Emphasis"><text:span text:style-name="T1">Dari Garasi Stanford hingga Era AI dan Kontroversi Global</text:span></text:span><text:span text:style-name="T1"> (Atau yang lebih singkat dan menarik) </text:span></text:p>
              </text:list-item>
              <text:list-item>
                <text:p text:style-name="P248"><text:span text:style-name="Strong_20_Emphasis"><text:span text:style-name="T1">Nama Penulis:</text:span></text:span><text:span text:style-name="T1"> [Nama Penulis Anda] </text:span></text:p>
              </text:list-item>
              <text:list-item>
                <text:p text:style-name="P248"><text:span text:style-name="Strong_20_Emphasis"><text:span text:style-name="T1">Genre:</text:span></text:span><text:span text:style-name="T1"> Nonfiksi Populer / Teknologi / Bisnis </text:span></text:p>
              </text:list-item>
              <text:list-item>
                <text:p text:style-name="P114"><text:span text:style-name="Strong_20_Emphasis"><text:span text:style-name="T1">Target Pembaca:</text:span></text:span><text:span text:style-name="T1"> Masyarakat umum, pelajar, profesional non-teknis yang tertarik pada teknologi dan dampaknya. </text:span></text:p>
              </text:list-item>
            </text:list>
            <text:p text:style-name="Text_20_body"><text:span text:style-name="Strong_20_Emphasis"><text:span text:style-name="T1">2. Esensi Buku:</text:span></text:span></text:p>
            <text:p text:style-name="Text_20_body"><text:span text:style-name="T1">Buku ini memberikan pandangan </text:span><text:span text:style-name="Strong_20_Emphasis"><text:span text:style-name="T1">komprehensif</text:span></text:span><text:span text:style-name="T1"> namun </text:span><text:span text:style-name="Strong_20_Emphasis"><text:span text:style-name="T1">mudah diakses</text:span></text:span><text:span text:style-name="T1"> mengenai perjalanan Google/Alphabet. Mencakup: * Sejarah awal dan pertumbuhan pesat. * Teknologi inti yang sukses (Search, Android, YouTube, dll.). * Eksperimen yang gagal ('Google Graveyard'). * Struktur Alphabet dan 'Other Bets'. * Fokus kuat pada era </text:span><text:span text:style-name="Strong_20_Emphasis"><text:span text:style-name="T1">AI</text:span></text:span><text:span text:style-name="T1"> saat ini dan masa depan (termasuk </text:span><text:span text:style-name="Strong_20_Emphasis"><text:span text:style-name="T1">Gemini</text:span></text:span><text:span text:style-name="T1">). * Analisis </text:span><text:span text:style-name="Strong_20_Emphasis"><text:span text:style-name="T1">dampak sosial</text:span></text:span><text:span text:style-name="T1">, tantangan </text:span><text:span text:style-name="Strong_20_Emphasis"><text:span text:style-name="T1">regulasi</text:span></text:span><text:span text:style-name="T1">, </text:span><text:span text:style-name="Strong_20_Emphasis"><text:span text:style-name="T1">privasi</text:span></text:span><text:span text:style-name="T1">, dan </text:span><text:span text:style-name="Strong_20_Emphasis"><text:span text:style-name="T1">kontroversi etika</text:span></text:span><text:span text:style-name="T1">. * Perspektif </text:span><text:span text:style-name="Strong_20_Emphasis"><text:span text:style-name="T1">seimbang</text:span></text:span><text:span text:style-name="T1">, mengakui pencapaian sekaligus mengkaji masalah secara kritis.</text:span></text:p>
            <text:p text:style-name="Text_20_body"><text:span text:style-name="Strong_20_Emphasis"><text:span text:style-name="T1">3. Mood dan Gaya Visual yang Diinginkan:</text:span></text:span></text:p>
            <text:list xml:id="list7700143134042148321" text:style-name="L136">
              <text:list-item>
                <text:p text:style-name="P249"><text:span text:style-name="Strong_20_Emphasis"><text:span text:style-name="T1">Mood:</text:span></text:span><text:span text:style-name="T1"> Modern, bersih, informatif, cerdas, sedikit </text:span><text:span text:style-name="Strong_20_Emphasis"><text:span text:style-name="T1">menggugah pemikiran (thought-provoking)</text:span></text:span><text:span text:style-name="T1"> atau </text:span><text:span text:style-name="Strong_20_Emphasis"><text:span text:style-name="T1">intrig</text:span></text:span><text:span text:style-name="T1"> tentang skala dan kompleksitasnya. Hindari kesan terlalu 'korporat' kaku, terlalu 'ceria' kekanakan, atau terlalu 'gelap' dan menyerang. Harus terasa kredibel sebagai buku nonfiksi. </text:span></text:p>
              </text:list-item>
              <text:list-item>
                <text:p text:style-name="P249"><text:span text:style-name="Strong_20_Emphasis"><text:span text:style-name="T1">Gaya:</text:span></text:span><text:span text:style-name="T1"> Desain sampul nonfiksi kontemporer. Bisa berupa: </text:span></text:p>
                <text:list>
                  <text:list-item>
                    <text:p text:style-name="P249"><text:span text:style-name="Strong_20_Emphasis"><text:span text:style-name="T1">Abstrak/Konseptual:</text:span></text:span><text:span text:style-name="T1"> Menggunakan bentuk, garis, atau tekstur untuk mewakili data, jaringan, AI, atau skala global. </text:span></text:p>
                  </text:list-item>
                  <text:list-item>
                    <text:p text:style-name="P249"><text:span text:style-name="Strong_20_Emphasis"><text:span text:style-name="T1">Ilustrasi Minimalis:</text:span></text:span><text:span text:style-name="T1"> Menggunakan ikon atau grafis sederhana </text:span><text:soft-page-break/><text:span text:style-name="T1">yang mewakili tema kunci (misalnya, bentuk search bar yang distilasi, jaringan neural, globe). </text:span></text:p>
                  </text:list-item>
                  <text:list-item>
                    <text:p text:style-name="P249"><text:span text:style-name="Strong_20_Emphasis"><text:span text:style-name="T1">Tipografi Kuat:</text:span></text:span><text:span text:style-name="T1"> Fokus utama pada judul dan subtitle dengan desain tipografi yang menarik dan modern. </text:span></text:p>
                  </text:list-item>
                  <text:list-item>
                    <text:p text:style-name="P141">(Hindari: Foto stok generik orang menggunakan komputer/ponsel, atau gambar logo Google yang terlalu literal dan dominan). </text:p>
                  </text:list-item>
                </text:list>
              </text:list-item>
            </text:list>
            <text:p text:style-name="Text_20_body"><text:span text:style-name="Strong_20_Emphasis"><text:span text:style-name="T1">4. Elemen Visual / Tema yang Bisa Dieksplorasi (Pilih salah satu atau kombinasi halus):</text:span></text:span></text:p>
            <text:list xml:id="list2088950760520117448" text:style-name="L137">
              <text:list-item>
                <text:p text:style-name="P250"><text:span text:style-name="Strong_20_Emphasis"><text:span text:style-name="T1">Jaringan/Koneksi:</text:span></text:span><text:span text:style-name="T1"> Merepresentasikan bagaimana Google menghubungkan informasi dan orang di seluruh dunia, atau kompleksitas algoritmanya. Garis-garis data, node, peta jaringan abstrak. </text:span></text:p>
              </text:list-item>
              <text:list-item>
                <text:p text:style-name="P250"><text:span text:style-name="Strong_20_Emphasis"><text:span text:style-name="T1">Skala Global:</text:span></text:span><text:span text:style-name="T1"> Elemen globe atau peta dunia yang ditampilkan secara modern dan abstrak, menunjukkan jangkauan Google. </text:span></text:p>
              </text:list-item>
              <text:list-item>
                <text:p text:style-name="P250"><text:span text:style-name="Strong_20_Emphasis"><text:span text:style-name="T1">Kecerdasan Buatan (AI):</text:span></text:span><text:span text:style-name="T1"> Representasi visual abstrak dari jaringan neural, otak digital, atau aliran data cerdas. Mungkin bentuk geometris kompleks yang berevolusi. </text:span></text:p>
              </text:list-item>
              <text:list-item>
                <text:p text:style-name="P250"><text:span text:style-name="Strong_20_Emphasis"><text:span text:style-name="T1">Dualitas/Kontras:</text:span></text:span><text:span text:style-name="T1"> Mungkin penggunaan warna atau elemen desain yang menunjukkan dua sisi Google (inovasi vs. kontroversi, terang vs. gelap, keteraturan vs. kompleksitas). </text:span></text:p>
              </text:list-item>
              <text:list-item>
                <text:p text:style-name="P250"><text:span text:style-name="Strong_20_Emphasis"><text:span text:style-name="T1">Evolusi/Pertumbuhan:</text:span></text:span><text:span text:style-name="T1"> Visual yang menunjukkan perkembangan dari sesuatu yang sederhana menjadi kompleks, atau pergerakan ke masa depan. </text:span></text:p>
              </text:list-item>
              <text:list-item>
                <text:p text:style-name="P115"><text:span text:style-name="Strong_20_Emphasis"><text:span text:style-name="T1">Ikon Google (Subtil):</text:span></text:span><text:span text:style-name="T1"> Mungkin bentuk dasar search bar atau bahkan dekonstruksi abstrak dari warna logo Google (merah, kuning, hijau, biru) yang digunakan secara </text:span><text:span text:style-name="Emphasis"><text:span text:style-name="T1">subtil</text:span></text:span><text:span text:style-name="T1"> dan modern sebagai aksen, bukan elemen utama. </text:span></text:p>
              </text:list-item>
            </text:list>
            <text:p text:style-name="Text_20_body"><text:span text:style-name="Strong_20_Emphasis"><text:span text:style-name="T1">5. Palet Warna:</text:span></text:span></text:p>
            <text:list xml:id="list3130656399698828158" text:style-name="L138">
              <text:list-item>
                <text:p text:style-name="P251"><text:span text:style-name="Strong_20_Emphasis"><text:span text:style-name="T1">Saran Utama:</text:span></text:span><text:span text:style-name="T1"> Palet warna teknologi modern (biru tua/medium, abu-abu, putih) dengan </text:span><text:span text:style-name="Strong_20_Emphasis"><text:span text:style-name="T1">satu atau dua aksen warna cerah</text:span></text:span><text:span text:style-name="T1"> (bisa mengambil inspirasi halus dari warna Google, misal aksen kuning atau biru cerah, tapi jangan keempatnya secara mencolok). </text:span></text:p>
              </text:list-item>
              <text:list-item>
                <text:p text:style-name="P251"><text:span text:style-name="Strong_20_Emphasis"><text:span text:style-name="T1">Alternatif:</text:span></text:span><text:span text:style-name="T1"> Palet warna yang lebih netral dan serius (hitam, putih, abu-abu) dengan tipografi yang kuat. </text:span></text:p>
              </text:list-item>
              <text:list-item>
                <text:p text:style-name="P142">Hindari penggunaan warna-warna primer Google secara dominan dan kekanakan. </text:p>
              </text:list-item>
            </text:list>
            <text:p text:style-name="Text_20_body"><text:soft-page-break/><text:span text:style-name="Strong_20_Emphasis"><text:span text:style-name="T1">6. Tipografi:</text:span></text:span></text:p>
            <text:list xml:id="list5047254415819317050" text:style-name="L139">
              <text:list-item>
                <text:p text:style-name="P252"><text:span text:style-name="T1">Gunakan jenis huruf (font) </text:span><text:span text:style-name="Strong_20_Emphasis"><text:span text:style-name="T1">Sans Serif</text:span></text:span><text:span text:style-name="T1"> yang modern, bersih, dan mudah dibaca untuk judul, subtitle, dan nama penulis. </text:span></text:p>
              </text:list-item>
              <text:list-item>
                <text:p text:style-name="P143">Pastikan keterbacaan judul sangat baik, bahkan dalam ukuran thumbnail online. </text:p>
              </text:list-item>
            </text:list>
            <text:p text:style-name="Text_20_body"><text:span text:style-name="Strong_20_Emphasis"><text:span text:style-name="T1">7. Hal yang Perlu Dihindari:</text:span></text:span></text:p>
            <text:list xml:id="list4914907753680280620" text:style-name="L140">
              <text:list-item>
                <text:p text:style-name="P272">Penggunaan logo Google atau Alphabet secara eksplisit dan besar. </text:p>
              </text:list-item>
              <text:list-item>
                <text:p text:style-name="P272">Gambar klise tentang teknologi (keyboard, mouse, layar kode biner). </text:p>
              </text:list-item>
              <text:list-item>
                <text:p text:style-name="P272">Desain yang terlalu ramai atau membingungkan. </text:p>
              </text:list-item>
              <text:list-item>
                <text:p text:style-name="P144">Desain yang terlihat seperti laporan perusahaan atau materi promosi Google. </text:p>
              </text:list-item>
            </text:list>
            <text:p text:style-name="Text_20_body"><text:span text:style-name="Strong_20_Emphasis"><text:span text:style-name="T1">Tujuan Akhir:</text:span></text:span><text:span text:style-name="T1"> Menciptakan sampul yang </text:span><text:span text:style-name="Strong_20_Emphasis"><text:span text:style-name="T1">menarik perhatian</text:span></text:span><text:span text:style-name="T1"> target pembaca, secara visual </text:span><text:span text:style-name="Strong_20_Emphasis"><text:span text:style-name="T1">merepresentasikan lingkup dan kompleksitas</text:span></text:span><text:span text:style-name="T1"> buku (dari sejarah hingga AI dan kontroversi), terlihat </text:span><text:span text:style-name="Strong_20_Emphasis"><text:span text:style-name="T1">profesional dan kredibel</text:span></text:span><text:span text:style-name="T1">, serta membuat orang ingin mengambilnya dan mencari tahu lebih lanjut tentang 'mesin yang mengubah dunia' ini per </text:span><text:span text:style-name="Strong_20_Emphasis"><text:span text:style-name="T1">Sabtu, 19 April 2025, pukul 12:08 WIB</text:span></text:span><text:span text:style-name="T1">.</text:span></text:p>
            <text:p text:style-name="P2"/>
            <text:p text:style-name="P116">Prompt ini memberikan arahan yang cukup detail namun tetap memberi ruang kreativitas bagi desainer atau AI untuk menghasilkan beberapa opsi sampul.</text:p>
          </text:section>
          <text:section text:style-name="Sect1" text:name="feedback-form-82">
            <text:p text:style-name="P253"/>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65in" fo:margin-bottom="0.65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1T09:16:47.03</meta:creation-date>
    <dc:date>2025-04-21T09:18:14</dc:date>
    <dc:creator>OJie </dc:creator>
    <meta:editing-duration>PT1M27S</meta:editing-duration>
    <meta:editing-cycles>1</meta:editing-cycles>
    <meta:generator>OpenOffice/4.1.15$Win32 OpenOffice.org_project/4115m2$Build-9813</meta:generator>
    <meta:document-statistic meta:table-count="0" meta:image-count="0" meta:object-count="0" meta:page-count="212" meta:paragraph-count="1671" meta:word-count="58725" meta:character-count="436422"/>
  </office:meta>
</office:document-meta>
</file>